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Instances" table:style-name="ta1">
        <table:table-row>
          <table:table-cell/>
          <table:table-cell office:value-type="string">
            <text:p>coomsuite-0.1/clingo-base</text:p>
          </table:table-cell>
          <table:table-cell/>
          <table:table-cell office:value-type="string">
            <text:p>coomsuite-0.1/clingo-bounds-exponential</text:p>
          </table:table-cell>
          <table:table-cell/>
          <table:table-cell office:value-type="string">
            <text:p>coomsuite-0.1/clingo-bounds-linear</text:p>
          </table:table-cell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flingo-base</text:p>
          </table:table-cell>
          <table:table-cell/>
          <table:table-cell office:value-type="string">
            <text:p>coomsuite-0.1/flingo-bounds-exponential</text:p>
          </table:table-cell>
          <table:table-cell/>
          <table:table-cell office:value-type="string">
            <text:p>coomsuite-0.1/flingo-bounds-linear</text:p>
          </table:table-cell>
          <table:table-cell/>
          <table:table-cell office:value-type="string">
            <text:p>coomsuite-0.1/multishot-exponential</text:p>
          </table:table-cell>
          <table:table-cell/>
          <table:table-cell office:value-type="string">
            <text:p>coomsuite-0.1/multishot-linear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/citybike-n10</text:p>
          </table:table-cell>
          <table:table-cell office:value-type="float" office:value="3.41">
            <text:p>3.4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.93" table:style-name="cellBest">
            <text:p>2.93</text:p>
          </table:table-cell>
          <table:table-cell office:value-type="float" office:value="0.0">
            <text:p>0.0</text:p>
          </table:table-cell>
          <table:table-cell office:value-type="float" office:value="3.08">
            <text:p>3.08</text:p>
          </table:table-cell>
          <table:table-cell office:value-type="float" office:value="0.0">
            <text:p>0.0</text:p>
          </table:table-cell>
          <table:table-cell office:value-type="float" office:value="5.28" table:style-name="cellWorst">
            <text:p>5.2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];[.$D3];[.$F3];[.$H3];[.$J3];[.$L3];[.$N3];[.$P3];[.$R3];[.$T3])"/>
          <table:table-cell table:formula="of:=MIN([.$C3];[.$E3];[.$G3];[.$I3];[.$K3];[.$M3];[.$O3];[.$Q3];[.$S3];[.$U3])"/>
          <table:table-cell table:formula="of:=MEDIAN([.$B3];[.$D3];[.$F3];[.$H3];[.$J3];[.$L3];[.$N3];[.$P3];[.$R3];[.$T3])"/>
          <table:table-cell table:formula="of:=MEDIAN([.$C3];[.$E3];[.$G3];[.$I3];[.$K3];[.$M3];[.$O3];[.$Q3];[.$S3];[.$U3])"/>
          <table:table-cell table:formula="of:=MAX([.$B3];[.$D3];[.$F3];[.$H3];[.$J3];[.$L3];[.$N3];[.$P3];[.$R3];[.$T3])"/>
          <table:table-cell table:formula="of:=MAX([.$C3];[.$E3];[.$G3];[.$I3];[.$K3];[.$M3];[.$O3];[.$Q3];[.$S3];[.$U3])"/>
        </table:table-row>
        <table:table-row>
          <table:table-cell office:value-type="string">
            <text:p>./citybike-n100</text:p>
          </table:table-cell>
          <table:table-cell office:value-type="float" office:value="8.44" table:style-name="cellBest">
            <text:p>8.4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.27">
            <text:p>12.27</text:p>
          </table:table-cell>
          <table:table-cell office:value-type="float" office:value="0.0">
            <text:p>0.0</text:p>
          </table:table-cell>
          <table:table-cell office:value-type="float" office:value="8.44" table:style-name="cellBest">
            <text:p>8.44</text:p>
          </table:table-cell>
          <table:table-cell office:value-type="float" office:value="0.0">
            <text:p>0.0</text:p>
          </table:table-cell>
          <table:table-cell office:value-type="float" office:value="31.84" table:style-name="cellWorst">
            <text:p>31.8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];[.$D4];[.$F4];[.$H4];[.$J4];[.$L4];[.$N4];[.$P4];[.$R4];[.$T4])"/>
          <table:table-cell table:formula="of:=MIN([.$C4];[.$E4];[.$G4];[.$I4];[.$K4];[.$M4];[.$O4];[.$Q4];[.$S4];[.$U4])"/>
          <table:table-cell table:formula="of:=MEDIAN([.$B4];[.$D4];[.$F4];[.$H4];[.$J4];[.$L4];[.$N4];[.$P4];[.$R4];[.$T4])"/>
          <table:table-cell table:formula="of:=MEDIAN([.$C4];[.$E4];[.$G4];[.$I4];[.$K4];[.$M4];[.$O4];[.$Q4];[.$S4];[.$U4])"/>
          <table:table-cell table:formula="of:=MAX([.$B4];[.$D4];[.$F4];[.$H4];[.$J4];[.$L4];[.$N4];[.$P4];[.$R4];[.$T4])"/>
          <table:table-cell table:formula="of:=MAX([.$C4];[.$E4];[.$G4];[.$I4];[.$K4];[.$M4];[.$O4];[.$Q4];[.$S4];[.$U4])"/>
        </table:table-row>
        <table:table-row>
          <table:table-cell office:value-type="string">
            <text:p>./citybike-n110</text:p>
          </table:table-cell>
          <table:table-cell office:value-type="float" office:value="9.69">
            <text:p>9.6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6.69">
            <text:p>16.69</text:p>
          </table:table-cell>
          <table:table-cell office:value-type="float" office:value="0.0">
            <text:p>0.0</text:p>
          </table:table-cell>
          <table:table-cell office:value-type="float" office:value="7.53" table:style-name="cellBest">
            <text:p>7.53</text:p>
          </table:table-cell>
          <table:table-cell office:value-type="float" office:value="0.0">
            <text:p>0.0</text:p>
          </table:table-cell>
          <table:table-cell office:value-type="float" office:value="39.67" table:style-name="cellWorst">
            <text:p>39.6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];[.$D5];[.$F5];[.$H5];[.$J5];[.$L5];[.$N5];[.$P5];[.$R5];[.$T5])"/>
          <table:table-cell table:formula="of:=MIN([.$C5];[.$E5];[.$G5];[.$I5];[.$K5];[.$M5];[.$O5];[.$Q5];[.$S5];[.$U5])"/>
          <table:table-cell table:formula="of:=MEDIAN([.$B5];[.$D5];[.$F5];[.$H5];[.$J5];[.$L5];[.$N5];[.$P5];[.$R5];[.$T5])"/>
          <table:table-cell table:formula="of:=MEDIAN([.$C5];[.$E5];[.$G5];[.$I5];[.$K5];[.$M5];[.$O5];[.$Q5];[.$S5];[.$U5])"/>
          <table:table-cell table:formula="of:=MAX([.$B5];[.$D5];[.$F5];[.$H5];[.$J5];[.$L5];[.$N5];[.$P5];[.$R5];[.$T5])"/>
          <table:table-cell table:formula="of:=MAX([.$C5];[.$E5];[.$G5];[.$I5];[.$K5];[.$M5];[.$O5];[.$Q5];[.$S5];[.$U5])"/>
        </table:table-row>
        <table:table-row>
          <table:table-cell office:value-type="string">
            <text:p>./citybike-n120</text:p>
          </table:table-cell>
          <table:table-cell office:value-type="float" office:value="11.65">
            <text:p>11.6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0.82">
            <text:p>20.82</text:p>
          </table:table-cell>
          <table:table-cell office:value-type="float" office:value="0.0">
            <text:p>0.0</text:p>
          </table:table-cell>
          <table:table-cell office:value-type="float" office:value="11.06" table:style-name="cellBest">
            <text:p>11.06</text:p>
          </table:table-cell>
          <table:table-cell office:value-type="float" office:value="0.0">
            <text:p>0.0</text:p>
          </table:table-cell>
          <table:table-cell office:value-type="float" office:value="35.09" table:style-name="cellWorst">
            <text:p>35.0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];[.$D6];[.$F6];[.$H6];[.$J6];[.$L6];[.$N6];[.$P6];[.$R6];[.$T6])"/>
          <table:table-cell table:formula="of:=MIN([.$C6];[.$E6];[.$G6];[.$I6];[.$K6];[.$M6];[.$O6];[.$Q6];[.$S6];[.$U6])"/>
          <table:table-cell table:formula="of:=MEDIAN([.$B6];[.$D6];[.$F6];[.$H6];[.$J6];[.$L6];[.$N6];[.$P6];[.$R6];[.$T6])"/>
          <table:table-cell table:formula="of:=MEDIAN([.$C6];[.$E6];[.$G6];[.$I6];[.$K6];[.$M6];[.$O6];[.$Q6];[.$S6];[.$U6])"/>
          <table:table-cell table:formula="of:=MAX([.$B6];[.$D6];[.$F6];[.$H6];[.$J6];[.$L6];[.$N6];[.$P6];[.$R6];[.$T6])"/>
          <table:table-cell table:formula="of:=MAX([.$C6];[.$E6];[.$G6];[.$I6];[.$K6];[.$M6];[.$O6];[.$Q6];[.$S6];[.$U6])"/>
        </table:table-row>
        <table:table-row>
          <table:table-cell office:value-type="string">
            <text:p>./citybike-n130</text:p>
          </table:table-cell>
          <table:table-cell office:value-type="float" office:value="9.46" table:style-name="cellBest">
            <text:p>9.4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2.5">
            <text:p>22.5</text:p>
          </table:table-cell>
          <table:table-cell office:value-type="float" office:value="0.0">
            <text:p>0.0</text:p>
          </table:table-cell>
          <table:table-cell office:value-type="float" office:value="9.96">
            <text:p>9.96</text:p>
          </table:table-cell>
          <table:table-cell office:value-type="float" office:value="0.0">
            <text:p>0.0</text:p>
          </table:table-cell>
          <table:table-cell office:value-type="float" office:value="37.23" table:style-name="cellWorst">
            <text:p>37.2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];[.$D7];[.$F7];[.$H7];[.$J7];[.$L7];[.$N7];[.$P7];[.$R7];[.$T7])"/>
          <table:table-cell table:formula="of:=MIN([.$C7];[.$E7];[.$G7];[.$I7];[.$K7];[.$M7];[.$O7];[.$Q7];[.$S7];[.$U7])"/>
          <table:table-cell table:formula="of:=MEDIAN([.$B7];[.$D7];[.$F7];[.$H7];[.$J7];[.$L7];[.$N7];[.$P7];[.$R7];[.$T7])"/>
          <table:table-cell table:formula="of:=MEDIAN([.$C7];[.$E7];[.$G7];[.$I7];[.$K7];[.$M7];[.$O7];[.$Q7];[.$S7];[.$U7])"/>
          <table:table-cell table:formula="of:=MAX([.$B7];[.$D7];[.$F7];[.$H7];[.$J7];[.$L7];[.$N7];[.$P7];[.$R7];[.$T7])"/>
          <table:table-cell table:formula="of:=MAX([.$C7];[.$E7];[.$G7];[.$I7];[.$K7];[.$M7];[.$O7];[.$Q7];[.$S7];[.$U7])"/>
        </table:table-row>
        <table:table-row>
          <table:table-cell office:value-type="string">
            <text:p>./citybike-n140</text:p>
          </table:table-cell>
          <table:table-cell office:value-type="float" office:value="10.11" table:style-name="cellBest">
            <text:p>10.1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6.74">
            <text:p>26.74</text:p>
          </table:table-cell>
          <table:table-cell office:value-type="float" office:value="0.0">
            <text:p>0.0</text:p>
          </table:table-cell>
          <table:table-cell office:value-type="float" office:value="14.21">
            <text:p>14.21</text:p>
          </table:table-cell>
          <table:table-cell office:value-type="float" office:value="0.0">
            <text:p>0.0</text:p>
          </table:table-cell>
          <table:table-cell office:value-type="float" office:value="42.16" table:style-name="cellWorst">
            <text:p>42.1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];[.$D8];[.$F8];[.$H8];[.$J8];[.$L8];[.$N8];[.$P8];[.$R8];[.$T8])"/>
          <table:table-cell table:formula="of:=MIN([.$C8];[.$E8];[.$G8];[.$I8];[.$K8];[.$M8];[.$O8];[.$Q8];[.$S8];[.$U8])"/>
          <table:table-cell table:formula="of:=MEDIAN([.$B8];[.$D8];[.$F8];[.$H8];[.$J8];[.$L8];[.$N8];[.$P8];[.$R8];[.$T8])"/>
          <table:table-cell table:formula="of:=MEDIAN([.$C8];[.$E8];[.$G8];[.$I8];[.$K8];[.$M8];[.$O8];[.$Q8];[.$S8];[.$U8])"/>
          <table:table-cell table:formula="of:=MAX([.$B8];[.$D8];[.$F8];[.$H8];[.$J8];[.$L8];[.$N8];[.$P8];[.$R8];[.$T8])"/>
          <table:table-cell table:formula="of:=MAX([.$C8];[.$E8];[.$G8];[.$I8];[.$K8];[.$M8];[.$O8];[.$Q8];[.$S8];[.$U8])"/>
        </table:table-row>
        <table:table-row>
          <table:table-cell office:value-type="string">
            <text:p>./citybike-n150</text:p>
          </table:table-cell>
          <table:table-cell office:value-type="float" office:value="14.8">
            <text:p>14.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3.85">
            <text:p>23.85</text:p>
          </table:table-cell>
          <table:table-cell office:value-type="float" office:value="0.0">
            <text:p>0.0</text:p>
          </table:table-cell>
          <table:table-cell office:value-type="float" office:value="13.54" table:style-name="cellBest">
            <text:p>13.54</text:p>
          </table:table-cell>
          <table:table-cell office:value-type="float" office:value="0.0">
            <text:p>0.0</text:p>
          </table:table-cell>
          <table:table-cell office:value-type="float" office:value="43.19" table:style-name="cellWorst">
            <text:p>43.1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];[.$D9];[.$F9];[.$H9];[.$J9];[.$L9];[.$N9];[.$P9];[.$R9];[.$T9])"/>
          <table:table-cell table:formula="of:=MIN([.$C9];[.$E9];[.$G9];[.$I9];[.$K9];[.$M9];[.$O9];[.$Q9];[.$S9];[.$U9])"/>
          <table:table-cell table:formula="of:=MEDIAN([.$B9];[.$D9];[.$F9];[.$H9];[.$J9];[.$L9];[.$N9];[.$P9];[.$R9];[.$T9])"/>
          <table:table-cell table:formula="of:=MEDIAN([.$C9];[.$E9];[.$G9];[.$I9];[.$K9];[.$M9];[.$O9];[.$Q9];[.$S9];[.$U9])"/>
          <table:table-cell table:formula="of:=MAX([.$B9];[.$D9];[.$F9];[.$H9];[.$J9];[.$L9];[.$N9];[.$P9];[.$R9];[.$T9])"/>
          <table:table-cell table:formula="of:=MAX([.$C9];[.$E9];[.$G9];[.$I9];[.$K9];[.$M9];[.$O9];[.$Q9];[.$S9];[.$U9])"/>
        </table:table-row>
        <table:table-row>
          <table:table-cell office:value-type="string">
            <text:p>./citybike-n20</text:p>
          </table:table-cell>
          <table:table-cell office:value-type="float" office:value="3.15" table:style-name="cellBest">
            <text:p>3.1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3.65">
            <text:p>3.65</text:p>
          </table:table-cell>
          <table:table-cell office:value-type="float" office:value="0.0">
            <text:p>0.0</text:p>
          </table:table-cell>
          <table:table-cell office:value-type="float" office:value="3.64">
            <text:p>3.64</text:p>
          </table:table-cell>
          <table:table-cell office:value-type="float" office:value="0.0">
            <text:p>0.0</text:p>
          </table:table-cell>
          <table:table-cell office:value-type="float" office:value="6.74" table:style-name="cellWorst">
            <text:p>6.7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];[.$D10];[.$F10];[.$H10];[.$J10];[.$L10];[.$N10];[.$P10];[.$R10];[.$T10])"/>
          <table:table-cell table:formula="of:=MIN([.$C10];[.$E10];[.$G10];[.$I10];[.$K10];[.$M10];[.$O10];[.$Q10];[.$S10];[.$U10])"/>
          <table:table-cell table:formula="of:=MEDIAN([.$B10];[.$D10];[.$F10];[.$H10];[.$J10];[.$L10];[.$N10];[.$P10];[.$R10];[.$T10])"/>
          <table:table-cell table:formula="of:=MEDIAN([.$C10];[.$E10];[.$G10];[.$I10];[.$K10];[.$M10];[.$O10];[.$Q10];[.$S10];[.$U10])"/>
          <table:table-cell table:formula="of:=MAX([.$B10];[.$D10];[.$F10];[.$H10];[.$J10];[.$L10];[.$N10];[.$P10];[.$R10];[.$T10])"/>
          <table:table-cell table:formula="of:=MAX([.$C10];[.$E10];[.$G10];[.$I10];[.$K10];[.$M10];[.$O10];[.$Q10];[.$S10];[.$U10])"/>
        </table:table-row>
        <table:table-row>
          <table:table-cell office:value-type="string">
            <text:p>./citybike-n30</text:p>
          </table:table-cell>
          <table:table-cell office:value-type="float" office:value="3.25" table:style-name="cellBest">
            <text:p>3.2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52">
            <text:p>4.52</text:p>
          </table:table-cell>
          <table:table-cell office:value-type="float" office:value="0.0">
            <text:p>0.0</text:p>
          </table:table-cell>
          <table:table-cell office:value-type="float" office:value="3.83">
            <text:p>3.83</text:p>
          </table:table-cell>
          <table:table-cell office:value-type="float" office:value="0.0">
            <text:p>0.0</text:p>
          </table:table-cell>
          <table:table-cell office:value-type="float" office:value="8.54" table:style-name="cellWorst">
            <text:p>8.5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1];[.$D11];[.$F11];[.$H11];[.$J11];[.$L11];[.$N11];[.$P11];[.$R11];[.$T11])"/>
          <table:table-cell table:formula="of:=MIN([.$C11];[.$E11];[.$G11];[.$I11];[.$K11];[.$M11];[.$O11];[.$Q11];[.$S11];[.$U11])"/>
          <table:table-cell table:formula="of:=MEDIAN([.$B11];[.$D11];[.$F11];[.$H11];[.$J11];[.$L11];[.$N11];[.$P11];[.$R11];[.$T11])"/>
          <table:table-cell table:formula="of:=MEDIAN([.$C11];[.$E11];[.$G11];[.$I11];[.$K11];[.$M11];[.$O11];[.$Q11];[.$S11];[.$U11])"/>
          <table:table-cell table:formula="of:=MAX([.$B11];[.$D11];[.$F11];[.$H11];[.$J11];[.$L11];[.$N11];[.$P11];[.$R11];[.$T11])"/>
          <table:table-cell table:formula="of:=MAX([.$C11];[.$E11];[.$G11];[.$I11];[.$K11];[.$M11];[.$O11];[.$Q11];[.$S11];[.$U11])"/>
        </table:table-row>
        <table:table-row>
          <table:table-cell office:value-type="string">
            <text:p>./citybike-n40</text:p>
          </table:table-cell>
          <table:table-cell office:value-type="float" office:value="4.24" table:style-name="cellBest">
            <text:p>4.2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7.58">
            <text:p>7.58</text:p>
          </table:table-cell>
          <table:table-cell office:value-type="float" office:value="0.0">
            <text:p>0.0</text:p>
          </table:table-cell>
          <table:table-cell office:value-type="float" office:value="4.25">
            <text:p>4.25</text:p>
          </table:table-cell>
          <table:table-cell office:value-type="float" office:value="0.0">
            <text:p>0.0</text:p>
          </table:table-cell>
          <table:table-cell office:value-type="float" office:value="12.27" table:style-name="cellWorst">
            <text:p>12.2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2];[.$D12];[.$F12];[.$H12];[.$J12];[.$L12];[.$N12];[.$P12];[.$R12];[.$T12])"/>
          <table:table-cell table:formula="of:=MIN([.$C12];[.$E12];[.$G12];[.$I12];[.$K12];[.$M12];[.$O12];[.$Q12];[.$S12];[.$U12])"/>
          <table:table-cell table:formula="of:=MEDIAN([.$B12];[.$D12];[.$F12];[.$H12];[.$J12];[.$L12];[.$N12];[.$P12];[.$R12];[.$T12])"/>
          <table:table-cell table:formula="of:=MEDIAN([.$C12];[.$E12];[.$G12];[.$I12];[.$K12];[.$M12];[.$O12];[.$Q12];[.$S12];[.$U12])"/>
          <table:table-cell table:formula="of:=MAX([.$B12];[.$D12];[.$F12];[.$H12];[.$J12];[.$L12];[.$N12];[.$P12];[.$R12];[.$T12])"/>
          <table:table-cell table:formula="of:=MAX([.$C12];[.$E12];[.$G12];[.$I12];[.$K12];[.$M12];[.$O12];[.$Q12];[.$S12];[.$U12])"/>
        </table:table-row>
        <table:table-row>
          <table:table-cell office:value-type="string">
            <text:p>./citybike-n50</text:p>
          </table:table-cell>
          <table:table-cell office:value-type="float" office:value="3.96" table:style-name="cellBest">
            <text:p>3.9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.37">
            <text:p>5.37</text:p>
          </table:table-cell>
          <table:table-cell office:value-type="float" office:value="0.0">
            <text:p>0.0</text:p>
          </table:table-cell>
          <table:table-cell office:value-type="float" office:value="4.91">
            <text:p>4.91</text:p>
          </table:table-cell>
          <table:table-cell office:value-type="float" office:value="0.0">
            <text:p>0.0</text:p>
          </table:table-cell>
          <table:table-cell office:value-type="float" office:value="14.44" table:style-name="cellWorst">
            <text:p>14.4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3];[.$D13];[.$F13];[.$H13];[.$J13];[.$L13];[.$N13];[.$P13];[.$R13];[.$T13])"/>
          <table:table-cell table:formula="of:=MIN([.$C13];[.$E13];[.$G13];[.$I13];[.$K13];[.$M13];[.$O13];[.$Q13];[.$S13];[.$U13])"/>
          <table:table-cell table:formula="of:=MEDIAN([.$B13];[.$D13];[.$F13];[.$H13];[.$J13];[.$L13];[.$N13];[.$P13];[.$R13];[.$T13])"/>
          <table:table-cell table:formula="of:=MEDIAN([.$C13];[.$E13];[.$G13];[.$I13];[.$K13];[.$M13];[.$O13];[.$Q13];[.$S13];[.$U13])"/>
          <table:table-cell table:formula="of:=MAX([.$B13];[.$D13];[.$F13];[.$H13];[.$J13];[.$L13];[.$N13];[.$P13];[.$R13];[.$T13])"/>
          <table:table-cell table:formula="of:=MAX([.$C13];[.$E13];[.$G13];[.$I13];[.$K13];[.$M13];[.$O13];[.$Q13];[.$S13];[.$U13])"/>
        </table:table-row>
        <table:table-row>
          <table:table-cell office:value-type="string">
            <text:p>./citybike-n60</text:p>
          </table:table-cell>
          <table:table-cell office:value-type="float" office:value="5.53">
            <text:p>5.5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7.29">
            <text:p>7.29</text:p>
          </table:table-cell>
          <table:table-cell office:value-type="float" office:value="0.0">
            <text:p>0.0</text:p>
          </table:table-cell>
          <table:table-cell office:value-type="float" office:value="4.39" table:style-name="cellBest">
            <text:p>4.39</text:p>
          </table:table-cell>
          <table:table-cell office:value-type="float" office:value="0.0">
            <text:p>0.0</text:p>
          </table:table-cell>
          <table:table-cell office:value-type="float" office:value="15.87" table:style-name="cellWorst">
            <text:p>15.8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4];[.$D14];[.$F14];[.$H14];[.$J14];[.$L14];[.$N14];[.$P14];[.$R14];[.$T14])"/>
          <table:table-cell table:formula="of:=MIN([.$C14];[.$E14];[.$G14];[.$I14];[.$K14];[.$M14];[.$O14];[.$Q14];[.$S14];[.$U14])"/>
          <table:table-cell table:formula="of:=MEDIAN([.$B14];[.$D14];[.$F14];[.$H14];[.$J14];[.$L14];[.$N14];[.$P14];[.$R14];[.$T14])"/>
          <table:table-cell table:formula="of:=MEDIAN([.$C14];[.$E14];[.$G14];[.$I14];[.$K14];[.$M14];[.$O14];[.$Q14];[.$S14];[.$U14])"/>
          <table:table-cell table:formula="of:=MAX([.$B14];[.$D14];[.$F14];[.$H14];[.$J14];[.$L14];[.$N14];[.$P14];[.$R14];[.$T14])"/>
          <table:table-cell table:formula="of:=MAX([.$C14];[.$E14];[.$G14];[.$I14];[.$K14];[.$M14];[.$O14];[.$Q14];[.$S14];[.$U14])"/>
        </table:table-row>
        <table:table-row>
          <table:table-cell office:value-type="string">
            <text:p>./citybike-n70</text:p>
          </table:table-cell>
          <table:table-cell office:value-type="float" office:value="4.89" table:style-name="cellBest">
            <text:p>4.8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8.5">
            <text:p>8.5</text:p>
          </table:table-cell>
          <table:table-cell office:value-type="float" office:value="0.0">
            <text:p>0.0</text:p>
          </table:table-cell>
          <table:table-cell office:value-type="float" office:value="6.28">
            <text:p>6.28</text:p>
          </table:table-cell>
          <table:table-cell office:value-type="float" office:value="0.0">
            <text:p>0.0</text:p>
          </table:table-cell>
          <table:table-cell office:value-type="float" office:value="19.39" table:style-name="cellWorst">
            <text:p>19.3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5];[.$D15];[.$F15];[.$H15];[.$J15];[.$L15];[.$N15];[.$P15];[.$R15];[.$T15])"/>
          <table:table-cell table:formula="of:=MIN([.$C15];[.$E15];[.$G15];[.$I15];[.$K15];[.$M15];[.$O15];[.$Q15];[.$S15];[.$U15])"/>
          <table:table-cell table:formula="of:=MEDIAN([.$B15];[.$D15];[.$F15];[.$H15];[.$J15];[.$L15];[.$N15];[.$P15];[.$R15];[.$T15])"/>
          <table:table-cell table:formula="of:=MEDIAN([.$C15];[.$E15];[.$G15];[.$I15];[.$K15];[.$M15];[.$O15];[.$Q15];[.$S15];[.$U15])"/>
          <table:table-cell table:formula="of:=MAX([.$B15];[.$D15];[.$F15];[.$H15];[.$J15];[.$L15];[.$N15];[.$P15];[.$R15];[.$T15])"/>
          <table:table-cell table:formula="of:=MAX([.$C15];[.$E15];[.$G15];[.$I15];[.$K15];[.$M15];[.$O15];[.$Q15];[.$S15];[.$U15])"/>
        </table:table-row>
        <table:table-row>
          <table:table-cell office:value-type="string">
            <text:p>./citybike-n80</text:p>
          </table:table-cell>
          <table:table-cell office:value-type="float" office:value="7.36">
            <text:p>7.3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0.72">
            <text:p>10.72</text:p>
          </table:table-cell>
          <table:table-cell office:value-type="float" office:value="0.0">
            <text:p>0.0</text:p>
          </table:table-cell>
          <table:table-cell office:value-type="float" office:value="5.73" table:style-name="cellBest">
            <text:p>5.73</text:p>
          </table:table-cell>
          <table:table-cell office:value-type="float" office:value="0.0">
            <text:p>0.0</text:p>
          </table:table-cell>
          <table:table-cell office:value-type="float" office:value="21.14" table:style-name="cellWorst">
            <text:p>21.1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6];[.$D16];[.$F16];[.$H16];[.$J16];[.$L16];[.$N16];[.$P16];[.$R16];[.$T16])"/>
          <table:table-cell table:formula="of:=MIN([.$C16];[.$E16];[.$G16];[.$I16];[.$K16];[.$M16];[.$O16];[.$Q16];[.$S16];[.$U16])"/>
          <table:table-cell table:formula="of:=MEDIAN([.$B16];[.$D16];[.$F16];[.$H16];[.$J16];[.$L16];[.$N16];[.$P16];[.$R16];[.$T16])"/>
          <table:table-cell table:formula="of:=MEDIAN([.$C16];[.$E16];[.$G16];[.$I16];[.$K16];[.$M16];[.$O16];[.$Q16];[.$S16];[.$U16])"/>
          <table:table-cell table:formula="of:=MAX([.$B16];[.$D16];[.$F16];[.$H16];[.$J16];[.$L16];[.$N16];[.$P16];[.$R16];[.$T16])"/>
          <table:table-cell table:formula="of:=MAX([.$C16];[.$E16];[.$G16];[.$I16];[.$K16];[.$M16];[.$O16];[.$Q16];[.$S16];[.$U16])"/>
        </table:table-row>
        <table:table-row>
          <table:table-cell office:value-type="string">
            <text:p>./citybike-n90</text:p>
          </table:table-cell>
          <table:table-cell office:value-type="float" office:value="6.05" table:style-name="cellBest">
            <text:p>6.0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3.17">
            <text:p>13.17</text:p>
          </table:table-cell>
          <table:table-cell office:value-type="float" office:value="0.0">
            <text:p>0.0</text:p>
          </table:table-cell>
          <table:table-cell office:value-type="float" office:value="6.29">
            <text:p>6.29</text:p>
          </table:table-cell>
          <table:table-cell office:value-type="float" office:value="0.0">
            <text:p>0.0</text:p>
          </table:table-cell>
          <table:table-cell office:value-type="float" office:value="23.97" table:style-name="cellWorst">
            <text:p>23.9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7];[.$D17];[.$F17];[.$H17];[.$J17];[.$L17];[.$N17];[.$P17];[.$R17];[.$T17])"/>
          <table:table-cell table:formula="of:=MIN([.$C17];[.$E17];[.$G17];[.$I17];[.$K17];[.$M17];[.$O17];[.$Q17];[.$S17];[.$U17])"/>
          <table:table-cell table:formula="of:=MEDIAN([.$B17];[.$D17];[.$F17];[.$H17];[.$J17];[.$L17];[.$N17];[.$P17];[.$R17];[.$T17])"/>
          <table:table-cell table:formula="of:=MEDIAN([.$C17];[.$E17];[.$G17];[.$I17];[.$K17];[.$M17];[.$O17];[.$Q17];[.$S17];[.$U17])"/>
          <table:table-cell table:formula="of:=MAX([.$B17];[.$D17];[.$F17];[.$H17];[.$J17];[.$L17];[.$N17];[.$P17];[.$R17];[.$T17])"/>
          <table:table-cell table:formula="of:=MAX([.$C17];[.$E17];[.$G17];[.$I17];[.$K17];[.$M17];[.$O17];[.$Q17];[.$S17];[.$U17])"/>
        </table:table-row>
        <table:table-row>
          <table:table-cell office:value-type="string">
            <text:p>./randomcore-100-150-2</text:p>
          </table:table-cell>
          <table:table-cell office:value-type="float" office:value="12.22" table:style-name="cellBest">
            <text:p>12.2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351.35" table:style-name="cellWorst">
            <text:p>351.35</text:p>
          </table:table-cell>
          <table:table-cell office:value-type="float" office:value="0.0">
            <text:p>0.0</text:p>
          </table:table-cell>
          <table:table-cell office:value-type="float" office:value="14.95">
            <text:p>14.95</text:p>
          </table:table-cell>
          <table:table-cell office:value-type="float" office:value="0.0">
            <text:p>0.0</text:p>
          </table:table-cell>
          <table:table-cell office:value-type="float" office:value="54.41">
            <text:p>54.4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8];[.$D18];[.$F18];[.$H18];[.$J18];[.$L18];[.$N18];[.$P18];[.$R18];[.$T18])"/>
          <table:table-cell table:formula="of:=MIN([.$C18];[.$E18];[.$G18];[.$I18];[.$K18];[.$M18];[.$O18];[.$Q18];[.$S18];[.$U18])"/>
          <table:table-cell table:formula="of:=MEDIAN([.$B18];[.$D18];[.$F18];[.$H18];[.$J18];[.$L18];[.$N18];[.$P18];[.$R18];[.$T18])"/>
          <table:table-cell table:formula="of:=MEDIAN([.$C18];[.$E18];[.$G18];[.$I18];[.$K18];[.$M18];[.$O18];[.$Q18];[.$S18];[.$U18])"/>
          <table:table-cell table:formula="of:=MAX([.$B18];[.$D18];[.$F18];[.$H18];[.$J18];[.$L18];[.$N18];[.$P18];[.$R18];[.$T18])"/>
          <table:table-cell table:formula="of:=MAX([.$C18];[.$E18];[.$G18];[.$I18];[.$K18];[.$M18];[.$O18];[.$Q18];[.$S18];[.$U18])"/>
        </table:table-row>
        <table:table-row>
          <table:table-cell office:value-type="string">
            <text:p>./randomcore-100-150-3</text:p>
          </table:table-cell>
          <table:table-cell office:value-type="float" office:value="15.2">
            <text:p>15.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1.74" table:style-name="cellBest">
            <text:p>11.74</text:p>
          </table:table-cell>
          <table:table-cell office:value-type="float" office:value="0.0">
            <text:p>0.0</text:p>
          </table:table-cell>
          <table:table-cell office:value-type="float" office:value="13.62">
            <text:p>13.62</text:p>
          </table:table-cell>
          <table:table-cell office:value-type="float" office:value="0.0">
            <text:p>0.0</text:p>
          </table:table-cell>
          <table:table-cell office:value-type="float" office:value="47.15" table:style-name="cellWorst">
            <text:p>47.1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9];[.$D19];[.$F19];[.$H19];[.$J19];[.$L19];[.$N19];[.$P19];[.$R19];[.$T19])"/>
          <table:table-cell table:formula="of:=MIN([.$C19];[.$E19];[.$G19];[.$I19];[.$K19];[.$M19];[.$O19];[.$Q19];[.$S19];[.$U19])"/>
          <table:table-cell table:formula="of:=MEDIAN([.$B19];[.$D19];[.$F19];[.$H19];[.$J19];[.$L19];[.$N19];[.$P19];[.$R19];[.$T19])"/>
          <table:table-cell table:formula="of:=MEDIAN([.$C19];[.$E19];[.$G19];[.$I19];[.$K19];[.$M19];[.$O19];[.$Q19];[.$S19];[.$U19])"/>
          <table:table-cell table:formula="of:=MAX([.$B19];[.$D19];[.$F19];[.$H19];[.$J19];[.$L19];[.$N19];[.$P19];[.$R19];[.$T19])"/>
          <table:table-cell table:formula="of:=MAX([.$C19];[.$E19];[.$G19];[.$I19];[.$K19];[.$M19];[.$O19];[.$Q19];[.$S19];[.$U19])"/>
        </table:table-row>
        <table:table-row>
          <table:table-cell office:value-type="string">
            <text:p>./randomcore-100-150-4</text:p>
          </table:table-cell>
          <table:table-cell office:value-type="float" office:value="11.95" table:style-name="cellBest">
            <text:p>11.9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4.5">
            <text:p>14.5</text:p>
          </table:table-cell>
          <table:table-cell office:value-type="float" office:value="0.0">
            <text:p>0.0</text:p>
          </table:table-cell>
          <table:table-cell office:value-type="float" office:value="15.38">
            <text:p>15.38</text:p>
          </table:table-cell>
          <table:table-cell office:value-type="float" office:value="0.0">
            <text:p>0.0</text:p>
          </table:table-cell>
          <table:table-cell office:value-type="float" office:value="65.46" table:style-name="cellWorst">
            <text:p>65.4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0];[.$D20];[.$F20];[.$H20];[.$J20];[.$L20];[.$N20];[.$P20];[.$R20];[.$T20])"/>
          <table:table-cell table:formula="of:=MIN([.$C20];[.$E20];[.$G20];[.$I20];[.$K20];[.$M20];[.$O20];[.$Q20];[.$S20];[.$U20])"/>
          <table:table-cell table:formula="of:=MEDIAN([.$B20];[.$D20];[.$F20];[.$H20];[.$J20];[.$L20];[.$N20];[.$P20];[.$R20];[.$T20])"/>
          <table:table-cell table:formula="of:=MEDIAN([.$C20];[.$E20];[.$G20];[.$I20];[.$K20];[.$M20];[.$O20];[.$Q20];[.$S20];[.$U20])"/>
          <table:table-cell table:formula="of:=MAX([.$B20];[.$D20];[.$F20];[.$H20];[.$J20];[.$L20];[.$N20];[.$P20];[.$R20];[.$T20])"/>
          <table:table-cell table:formula="of:=MAX([.$C20];[.$E20];[.$G20];[.$I20];[.$K20];[.$M20];[.$O20];[.$Q20];[.$S20];[.$U20])"/>
        </table:table-row>
        <table:table-row>
          <table:table-cell office:value-type="string">
            <text:p>./randomcore-100-250-2</text:p>
          </table:table-cell>
          <table:table-cell office:value-type="float" office:value="23.87">
            <text:p>23.8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37.82" table:style-name="cellWorst">
            <text:p>537.82</text:p>
          </table:table-cell>
          <table:table-cell office:value-type="float" office:value="0.0">
            <text:p>0.0</text:p>
          </table:table-cell>
          <table:table-cell office:value-type="float" office:value="23.73" table:style-name="cellBest">
            <text:p>23.73</text:p>
          </table:table-cell>
          <table:table-cell office:value-type="float" office:value="0.0">
            <text:p>0.0</text:p>
          </table:table-cell>
          <table:table-cell office:value-type="float" office:value="95.91">
            <text:p>95.9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1];[.$D21];[.$F21];[.$H21];[.$J21];[.$L21];[.$N21];[.$P21];[.$R21];[.$T21])"/>
          <table:table-cell table:formula="of:=MIN([.$C21];[.$E21];[.$G21];[.$I21];[.$K21];[.$M21];[.$O21];[.$Q21];[.$S21];[.$U21])"/>
          <table:table-cell table:formula="of:=MEDIAN([.$B21];[.$D21];[.$F21];[.$H21];[.$J21];[.$L21];[.$N21];[.$P21];[.$R21];[.$T21])"/>
          <table:table-cell table:formula="of:=MEDIAN([.$C21];[.$E21];[.$G21];[.$I21];[.$K21];[.$M21];[.$O21];[.$Q21];[.$S21];[.$U21])"/>
          <table:table-cell table:formula="of:=MAX([.$B21];[.$D21];[.$F21];[.$H21];[.$J21];[.$L21];[.$N21];[.$P21];[.$R21];[.$T21])"/>
          <table:table-cell table:formula="of:=MAX([.$C21];[.$E21];[.$G21];[.$I21];[.$K21];[.$M21];[.$O21];[.$Q21];[.$S21];[.$U21])"/>
        </table:table-row>
        <table:table-row>
          <table:table-cell office:value-type="string">
            <text:p>./randomcore-100-250-3</text:p>
          </table:table-cell>
          <table:table-cell office:value-type="float" office:value="17.86">
            <text:p>17.8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2.71">
            <text:p>22.71</text:p>
          </table:table-cell>
          <table:table-cell office:value-type="float" office:value="0.0">
            <text:p>0.0</text:p>
          </table:table-cell>
          <table:table-cell office:value-type="float" office:value="17.67" table:style-name="cellBest">
            <text:p>17.67</text:p>
          </table:table-cell>
          <table:table-cell office:value-type="float" office:value="0.0">
            <text:p>0.0</text:p>
          </table:table-cell>
          <table:table-cell office:value-type="float" office:value="91.87" table:style-name="cellWorst">
            <text:p>91.8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2];[.$D22];[.$F22];[.$H22];[.$J22];[.$L22];[.$N22];[.$P22];[.$R22];[.$T22])"/>
          <table:table-cell table:formula="of:=MIN([.$C22];[.$E22];[.$G22];[.$I22];[.$K22];[.$M22];[.$O22];[.$Q22];[.$S22];[.$U22])"/>
          <table:table-cell table:formula="of:=MEDIAN([.$B22];[.$D22];[.$F22];[.$H22];[.$J22];[.$L22];[.$N22];[.$P22];[.$R22];[.$T22])"/>
          <table:table-cell table:formula="of:=MEDIAN([.$C22];[.$E22];[.$G22];[.$I22];[.$K22];[.$M22];[.$O22];[.$Q22];[.$S22];[.$U22])"/>
          <table:table-cell table:formula="of:=MAX([.$B22];[.$D22];[.$F22];[.$H22];[.$J22];[.$L22];[.$N22];[.$P22];[.$R22];[.$T22])"/>
          <table:table-cell table:formula="of:=MAX([.$C22];[.$E22];[.$G22];[.$I22];[.$K22];[.$M22];[.$O22];[.$Q22];[.$S22];[.$U22])"/>
        </table:table-row>
        <table:table-row>
          <table:table-cell office:value-type="string">
            <text:p>./randomcore-100-250-4</text:p>
          </table:table-cell>
          <table:table-cell office:value-type="float" office:value="26.24">
            <text:p>26.2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9.58" table:style-name="cellBest">
            <text:p>19.58</text:p>
          </table:table-cell>
          <table:table-cell office:value-type="float" office:value="0.0">
            <text:p>0.0</text:p>
          </table:table-cell>
          <table:table-cell office:value-type="float" office:value="22.17">
            <text:p>22.17</text:p>
          </table:table-cell>
          <table:table-cell office:value-type="float" office:value="0.0">
            <text:p>0.0</text:p>
          </table:table-cell>
          <table:table-cell office:value-type="float" office:value="90.32" table:style-name="cellWorst">
            <text:p>90.3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3];[.$D23];[.$F23];[.$H23];[.$J23];[.$L23];[.$N23];[.$P23];[.$R23];[.$T23])"/>
          <table:table-cell table:formula="of:=MIN([.$C23];[.$E23];[.$G23];[.$I23];[.$K23];[.$M23];[.$O23];[.$Q23];[.$S23];[.$U23])"/>
          <table:table-cell table:formula="of:=MEDIAN([.$B23];[.$D23];[.$F23];[.$H23];[.$J23];[.$L23];[.$N23];[.$P23];[.$R23];[.$T23])"/>
          <table:table-cell table:formula="of:=MEDIAN([.$C23];[.$E23];[.$G23];[.$I23];[.$K23];[.$M23];[.$O23];[.$Q23];[.$S23];[.$U23])"/>
          <table:table-cell table:formula="of:=MAX([.$B23];[.$D23];[.$F23];[.$H23];[.$J23];[.$L23];[.$N23];[.$P23];[.$R23];[.$T23])"/>
          <table:table-cell table:formula="of:=MAX([.$C23];[.$E23];[.$G23];[.$I23];[.$K23];[.$M23];[.$O23];[.$Q23];[.$S23];[.$U23])"/>
        </table:table-row>
        <table:table-row>
          <table:table-cell office:value-type="string">
            <text:p>./randomcore-100-50-2</text:p>
          </table:table-cell>
          <table:table-cell office:value-type="float" office:value="6.74">
            <text:p>6.7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5.49">
            <text:p>15.49</text:p>
          </table:table-cell>
          <table:table-cell office:value-type="float" office:value="0.0">
            <text:p>0.0</text:p>
          </table:table-cell>
          <table:table-cell office:value-type="float" office:value="6.09" table:style-name="cellBest">
            <text:p>6.09</text:p>
          </table:table-cell>
          <table:table-cell office:value-type="float" office:value="0.0">
            <text:p>0.0</text:p>
          </table:table-cell>
          <table:table-cell office:value-type="float" office:value="16.17" table:style-name="cellWorst">
            <text:p>16.1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4];[.$D24];[.$F24];[.$H24];[.$J24];[.$L24];[.$N24];[.$P24];[.$R24];[.$T24])"/>
          <table:table-cell table:formula="of:=MIN([.$C24];[.$E24];[.$G24];[.$I24];[.$K24];[.$M24];[.$O24];[.$Q24];[.$S24];[.$U24])"/>
          <table:table-cell table:formula="of:=MEDIAN([.$B24];[.$D24];[.$F24];[.$H24];[.$J24];[.$L24];[.$N24];[.$P24];[.$R24];[.$T24])"/>
          <table:table-cell table:formula="of:=MEDIAN([.$C24];[.$E24];[.$G24];[.$I24];[.$K24];[.$M24];[.$O24];[.$Q24];[.$S24];[.$U24])"/>
          <table:table-cell table:formula="of:=MAX([.$B24];[.$D24];[.$F24];[.$H24];[.$J24];[.$L24];[.$N24];[.$P24];[.$R24];[.$T24])"/>
          <table:table-cell table:formula="of:=MAX([.$C24];[.$E24];[.$G24];[.$I24];[.$K24];[.$M24];[.$O24];[.$Q24];[.$S24];[.$U24])"/>
        </table:table-row>
        <table:table-row>
          <table:table-cell office:value-type="string">
            <text:p>./randomcore-100-50-3</text:p>
          </table:table-cell>
          <table:table-cell office:value-type="float" office:value="5.0" table:style-name="cellBest">
            <text:p>5.0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.35">
            <text:p>6.35</text:p>
          </table:table-cell>
          <table:table-cell office:value-type="float" office:value="0.0">
            <text:p>0.0</text:p>
          </table:table-cell>
          <table:table-cell office:value-type="float" office:value="6.31">
            <text:p>6.31</text:p>
          </table:table-cell>
          <table:table-cell office:value-type="float" office:value="0.0">
            <text:p>0.0</text:p>
          </table:table-cell>
          <table:table-cell office:value-type="float" office:value="16.05" table:style-name="cellWorst">
            <text:p>16.0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5];[.$D25];[.$F25];[.$H25];[.$J25];[.$L25];[.$N25];[.$P25];[.$R25];[.$T25])"/>
          <table:table-cell table:formula="of:=MIN([.$C25];[.$E25];[.$G25];[.$I25];[.$K25];[.$M25];[.$O25];[.$Q25];[.$S25];[.$U25])"/>
          <table:table-cell table:formula="of:=MEDIAN([.$B25];[.$D25];[.$F25];[.$H25];[.$J25];[.$L25];[.$N25];[.$P25];[.$R25];[.$T25])"/>
          <table:table-cell table:formula="of:=MEDIAN([.$C25];[.$E25];[.$G25];[.$I25];[.$K25];[.$M25];[.$O25];[.$Q25];[.$S25];[.$U25])"/>
          <table:table-cell table:formula="of:=MAX([.$B25];[.$D25];[.$F25];[.$H25];[.$J25];[.$L25];[.$N25];[.$P25];[.$R25];[.$T25])"/>
          <table:table-cell table:formula="of:=MAX([.$C25];[.$E25];[.$G25];[.$I25];[.$K25];[.$M25];[.$O25];[.$Q25];[.$S25];[.$U25])"/>
        </table:table-row>
        <table:table-row>
          <table:table-cell office:value-type="string">
            <text:p>./randomcore-100-50-4</text:p>
          </table:table-cell>
          <table:table-cell office:value-type="float" office:value="5.08" table:style-name="cellBest">
            <text:p>5.0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.29">
            <text:p>6.29</text:p>
          </table:table-cell>
          <table:table-cell office:value-type="float" office:value="0.0">
            <text:p>0.0</text:p>
          </table:table-cell>
          <table:table-cell office:value-type="float" office:value="6.21">
            <text:p>6.21</text:p>
          </table:table-cell>
          <table:table-cell office:value-type="float" office:value="0.0">
            <text:p>0.0</text:p>
          </table:table-cell>
          <table:table-cell office:value-type="float" office:value="16.81" table:style-name="cellWorst">
            <text:p>16.8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6];[.$D26];[.$F26];[.$H26];[.$J26];[.$L26];[.$N26];[.$P26];[.$R26];[.$T26])"/>
          <table:table-cell table:formula="of:=MIN([.$C26];[.$E26];[.$G26];[.$I26];[.$K26];[.$M26];[.$O26];[.$Q26];[.$S26];[.$U26])"/>
          <table:table-cell table:formula="of:=MEDIAN([.$B26];[.$D26];[.$F26];[.$H26];[.$J26];[.$L26];[.$N26];[.$P26];[.$R26];[.$T26])"/>
          <table:table-cell table:formula="of:=MEDIAN([.$C26];[.$E26];[.$G26];[.$I26];[.$K26];[.$M26];[.$O26];[.$Q26];[.$S26];[.$U26])"/>
          <table:table-cell table:formula="of:=MAX([.$B26];[.$D26];[.$F26];[.$H26];[.$J26];[.$L26];[.$N26];[.$P26];[.$R26];[.$T26])"/>
          <table:table-cell table:formula="of:=MAX([.$C26];[.$E26];[.$G26];[.$I26];[.$K26];[.$M26];[.$O26];[.$Q26];[.$S26];[.$U26])"/>
        </table:table-row>
        <table:table-row>
          <table:table-cell office:value-type="string">
            <text:p>./randomcore-200-150-2</text:p>
          </table:table-cell>
          <table:table-cell office:value-type="float" office:value="22.59" table:style-name="cellBest">
            <text:p>22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23.14">
            <text:p>23.14</text:p>
          </table:table-cell>
          <table:table-cell office:value-type="float" office:value="0.0">
            <text:p>0.0</text:p>
          </table:table-cell>
          <table:table-cell office:value-type="float" office:value="143.05">
            <text:p>143.0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7];[.$D27];[.$F27];[.$H27];[.$J27];[.$L27];[.$N27];[.$P27];[.$R27];[.$T27])"/>
          <table:table-cell table:formula="of:=MIN([.$C27];[.$E27];[.$G27];[.$I27];[.$K27];[.$M27];[.$O27];[.$Q27];[.$S27];[.$U27])"/>
          <table:table-cell table:formula="of:=MEDIAN([.$B27];[.$D27];[.$F27];[.$H27];[.$J27];[.$L27];[.$N27];[.$P27];[.$R27];[.$T27])"/>
          <table:table-cell table:formula="of:=MEDIAN([.$C27];[.$E27];[.$G27];[.$I27];[.$K27];[.$M27];[.$O27];[.$Q27];[.$S27];[.$U27])"/>
          <table:table-cell table:formula="of:=MAX([.$B27];[.$D27];[.$F27];[.$H27];[.$J27];[.$L27];[.$N27];[.$P27];[.$R27];[.$T27])"/>
          <table:table-cell table:formula="of:=MAX([.$C27];[.$E27];[.$G27];[.$I27];[.$K27];[.$M27];[.$O27];[.$Q27];[.$S27];[.$U27])"/>
        </table:table-row>
        <table:table-row>
          <table:table-cell office:value-type="string">
            <text:p>./randomcore-200-150-3</text:p>
          </table:table-cell>
          <table:table-cell office:value-type="float" office:value="21.94">
            <text:p>21.9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0.94">
            <text:p>20.94</text:p>
          </table:table-cell>
          <table:table-cell office:value-type="float" office:value="0.0">
            <text:p>0.0</text:p>
          </table:table-cell>
          <table:table-cell office:value-type="float" office:value="20.85" table:style-name="cellBest">
            <text:p>20.85</text:p>
          </table:table-cell>
          <table:table-cell office:value-type="float" office:value="0.0">
            <text:p>0.0</text:p>
          </table:table-cell>
          <table:table-cell office:value-type="float" office:value="106.54" table:style-name="cellWorst">
            <text:p>106.5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8];[.$D28];[.$F28];[.$H28];[.$J28];[.$L28];[.$N28];[.$P28];[.$R28];[.$T28])"/>
          <table:table-cell table:formula="of:=MIN([.$C28];[.$E28];[.$G28];[.$I28];[.$K28];[.$M28];[.$O28];[.$Q28];[.$S28];[.$U28])"/>
          <table:table-cell table:formula="of:=MEDIAN([.$B28];[.$D28];[.$F28];[.$H28];[.$J28];[.$L28];[.$N28];[.$P28];[.$R28];[.$T28])"/>
          <table:table-cell table:formula="of:=MEDIAN([.$C28];[.$E28];[.$G28];[.$I28];[.$K28];[.$M28];[.$O28];[.$Q28];[.$S28];[.$U28])"/>
          <table:table-cell table:formula="of:=MAX([.$B28];[.$D28];[.$F28];[.$H28];[.$J28];[.$L28];[.$N28];[.$P28];[.$R28];[.$T28])"/>
          <table:table-cell table:formula="of:=MAX([.$C28];[.$E28];[.$G28];[.$I28];[.$K28];[.$M28];[.$O28];[.$Q28];[.$S28];[.$U28])"/>
        </table:table-row>
        <table:table-row>
          <table:table-cell office:value-type="string">
            <text:p>./randomcore-200-150-4</text:p>
          </table:table-cell>
          <table:table-cell office:value-type="float" office:value="22.85" table:style-name="cellBest">
            <text:p>22.8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6.02">
            <text:p>26.02</text:p>
          </table:table-cell>
          <table:table-cell office:value-type="float" office:value="0.0">
            <text:p>0.0</text:p>
          </table:table-cell>
          <table:table-cell office:value-type="float" office:value="27.34">
            <text:p>27.34</text:p>
          </table:table-cell>
          <table:table-cell office:value-type="float" office:value="0.0">
            <text:p>0.0</text:p>
          </table:table-cell>
          <table:table-cell office:value-type="float" office:value="148.22" table:style-name="cellWorst">
            <text:p>148.2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29];[.$D29];[.$F29];[.$H29];[.$J29];[.$L29];[.$N29];[.$P29];[.$R29];[.$T29])"/>
          <table:table-cell table:formula="of:=MIN([.$C29];[.$E29];[.$G29];[.$I29];[.$K29];[.$M29];[.$O29];[.$Q29];[.$S29];[.$U29])"/>
          <table:table-cell table:formula="of:=MEDIAN([.$B29];[.$D29];[.$F29];[.$H29];[.$J29];[.$L29];[.$N29];[.$P29];[.$R29];[.$T29])"/>
          <table:table-cell table:formula="of:=MEDIAN([.$C29];[.$E29];[.$G29];[.$I29];[.$K29];[.$M29];[.$O29];[.$Q29];[.$S29];[.$U29])"/>
          <table:table-cell table:formula="of:=MAX([.$B29];[.$D29];[.$F29];[.$H29];[.$J29];[.$L29];[.$N29];[.$P29];[.$R29];[.$T29])"/>
          <table:table-cell table:formula="of:=MAX([.$C29];[.$E29];[.$G29];[.$I29];[.$K29];[.$M29];[.$O29];[.$Q29];[.$S29];[.$U29])"/>
        </table:table-row>
        <table:table-row>
          <table:table-cell office:value-type="string">
            <text:p>./randomcore-200-250-2</text:p>
          </table:table-cell>
          <table:table-cell office:value-type="float" office:value="36.33" table:style-name="cellBest">
            <text:p>36.3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36.94">
            <text:p>36.94</text:p>
          </table:table-cell>
          <table:table-cell office:value-type="float" office:value="0.0">
            <text:p>0.0</text:p>
          </table:table-cell>
          <table:table-cell office:value-type="float" office:value="340.48">
            <text:p>340.4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0];[.$D30];[.$F30];[.$H30];[.$J30];[.$L30];[.$N30];[.$P30];[.$R30];[.$T30])"/>
          <table:table-cell table:formula="of:=MIN([.$C30];[.$E30];[.$G30];[.$I30];[.$K30];[.$M30];[.$O30];[.$Q30];[.$S30];[.$U30])"/>
          <table:table-cell table:formula="of:=MEDIAN([.$B30];[.$D30];[.$F30];[.$H30];[.$J30];[.$L30];[.$N30];[.$P30];[.$R30];[.$T30])"/>
          <table:table-cell table:formula="of:=MEDIAN([.$C30];[.$E30];[.$G30];[.$I30];[.$K30];[.$M30];[.$O30];[.$Q30];[.$S30];[.$U30])"/>
          <table:table-cell table:formula="of:=MAX([.$B30];[.$D30];[.$F30];[.$H30];[.$J30];[.$L30];[.$N30];[.$P30];[.$R30];[.$T30])"/>
          <table:table-cell table:formula="of:=MAX([.$C30];[.$E30];[.$G30];[.$I30];[.$K30];[.$M30];[.$O30];[.$Q30];[.$S30];[.$U30])"/>
        </table:table-row>
        <table:table-row>
          <table:table-cell office:value-type="string">
            <text:p>./randomcore-200-250-3</text:p>
          </table:table-cell>
          <table:table-cell office:value-type="float" office:value="46.57">
            <text:p>46.5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5.85" table:style-name="cellBest">
            <text:p>45.85</text:p>
          </table:table-cell>
          <table:table-cell office:value-type="float" office:value="0.0">
            <text:p>0.0</text:p>
          </table:table-cell>
          <table:table-cell office:value-type="float" office:value="49.14">
            <text:p>49.14</text:p>
          </table:table-cell>
          <table:table-cell office:value-type="float" office:value="0.0">
            <text:p>0.0</text:p>
          </table:table-cell>
          <table:table-cell office:value-type="float" office:value="306.92" table:style-name="cellWorst">
            <text:p>306.9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1];[.$D31];[.$F31];[.$H31];[.$J31];[.$L31];[.$N31];[.$P31];[.$R31];[.$T31])"/>
          <table:table-cell table:formula="of:=MIN([.$C31];[.$E31];[.$G31];[.$I31];[.$K31];[.$M31];[.$O31];[.$Q31];[.$S31];[.$U31])"/>
          <table:table-cell table:formula="of:=MEDIAN([.$B31];[.$D31];[.$F31];[.$H31];[.$J31];[.$L31];[.$N31];[.$P31];[.$R31];[.$T31])"/>
          <table:table-cell table:formula="of:=MEDIAN([.$C31];[.$E31];[.$G31];[.$I31];[.$K31];[.$M31];[.$O31];[.$Q31];[.$S31];[.$U31])"/>
          <table:table-cell table:formula="of:=MAX([.$B31];[.$D31];[.$F31];[.$H31];[.$J31];[.$L31];[.$N31];[.$P31];[.$R31];[.$T31])"/>
          <table:table-cell table:formula="of:=MAX([.$C31];[.$E31];[.$G31];[.$I31];[.$K31];[.$M31];[.$O31];[.$Q31];[.$S31];[.$U31])"/>
        </table:table-row>
        <table:table-row>
          <table:table-cell office:value-type="string">
            <text:p>./randomcore-200-250-4</text:p>
          </table:table-cell>
          <table:table-cell office:value-type="float" office:value="46.95">
            <text:p>46.9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0.05">
            <text:p>50.05</text:p>
          </table:table-cell>
          <table:table-cell office:value-type="float" office:value="0.0">
            <text:p>0.0</text:p>
          </table:table-cell>
          <table:table-cell office:value-type="float" office:value="34.11" table:style-name="cellBest">
            <text:p>34.11</text:p>
          </table:table-cell>
          <table:table-cell office:value-type="float" office:value="0.0">
            <text:p>0.0</text:p>
          </table:table-cell>
          <table:table-cell office:value-type="float" office:value="294.49" table:style-name="cellWorst">
            <text:p>294.4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2];[.$D32];[.$F32];[.$H32];[.$J32];[.$L32];[.$N32];[.$P32];[.$R32];[.$T32])"/>
          <table:table-cell table:formula="of:=MIN([.$C32];[.$E32];[.$G32];[.$I32];[.$K32];[.$M32];[.$O32];[.$Q32];[.$S32];[.$U32])"/>
          <table:table-cell table:formula="of:=MEDIAN([.$B32];[.$D32];[.$F32];[.$H32];[.$J32];[.$L32];[.$N32];[.$P32];[.$R32];[.$T32])"/>
          <table:table-cell table:formula="of:=MEDIAN([.$C32];[.$E32];[.$G32];[.$I32];[.$K32];[.$M32];[.$O32];[.$Q32];[.$S32];[.$U32])"/>
          <table:table-cell table:formula="of:=MAX([.$B32];[.$D32];[.$F32];[.$H32];[.$J32];[.$L32];[.$N32];[.$P32];[.$R32];[.$T32])"/>
          <table:table-cell table:formula="of:=MAX([.$C32];[.$E32];[.$G32];[.$I32];[.$K32];[.$M32];[.$O32];[.$Q32];[.$S32];[.$U32])"/>
        </table:table-row>
        <table:table-row>
          <table:table-cell office:value-type="string">
            <text:p>./randomcore-200-50-2</text:p>
          </table:table-cell>
          <table:table-cell office:value-type="float" office:value="10.59">
            <text:p>10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0.33" table:style-name="cellWorst">
            <text:p>60.33</text:p>
          </table:table-cell>
          <table:table-cell office:value-type="float" office:value="0.0">
            <text:p>0.0</text:p>
          </table:table-cell>
          <table:table-cell office:value-type="float" office:value="9.32" table:style-name="cellBest">
            <text:p>9.32</text:p>
          </table:table-cell>
          <table:table-cell office:value-type="float" office:value="0.0">
            <text:p>0.0</text:p>
          </table:table-cell>
          <table:table-cell office:value-type="float" office:value="39.95">
            <text:p>39.9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3];[.$D33];[.$F33];[.$H33];[.$J33];[.$L33];[.$N33];[.$P33];[.$R33];[.$T33])"/>
          <table:table-cell table:formula="of:=MIN([.$C33];[.$E33];[.$G33];[.$I33];[.$K33];[.$M33];[.$O33];[.$Q33];[.$S33];[.$U33])"/>
          <table:table-cell table:formula="of:=MEDIAN([.$B33];[.$D33];[.$F33];[.$H33];[.$J33];[.$L33];[.$N33];[.$P33];[.$R33];[.$T33])"/>
          <table:table-cell table:formula="of:=MEDIAN([.$C33];[.$E33];[.$G33];[.$I33];[.$K33];[.$M33];[.$O33];[.$Q33];[.$S33];[.$U33])"/>
          <table:table-cell table:formula="of:=MAX([.$B33];[.$D33];[.$F33];[.$H33];[.$J33];[.$L33];[.$N33];[.$P33];[.$R33];[.$T33])"/>
          <table:table-cell table:formula="of:=MAX([.$C33];[.$E33];[.$G33];[.$I33];[.$K33];[.$M33];[.$O33];[.$Q33];[.$S33];[.$U33])"/>
        </table:table-row>
        <table:table-row>
          <table:table-cell office:value-type="string">
            <text:p>./randomcore-200-50-3</text:p>
          </table:table-cell>
          <table:table-cell office:value-type="float" office:value="10.23">
            <text:p>10.2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8.69" table:style-name="cellBest">
            <text:p>8.69</text:p>
          </table:table-cell>
          <table:table-cell office:value-type="float" office:value="0.0">
            <text:p>0.0</text:p>
          </table:table-cell>
          <table:table-cell office:value-type="float" office:value="9.62">
            <text:p>9.62</text:p>
          </table:table-cell>
          <table:table-cell office:value-type="float" office:value="0.0">
            <text:p>0.0</text:p>
          </table:table-cell>
          <table:table-cell office:value-type="float" office:value="42.77" table:style-name="cellWorst">
            <text:p>42.7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4];[.$D34];[.$F34];[.$H34];[.$J34];[.$L34];[.$N34];[.$P34];[.$R34];[.$T34])"/>
          <table:table-cell table:formula="of:=MIN([.$C34];[.$E34];[.$G34];[.$I34];[.$K34];[.$M34];[.$O34];[.$Q34];[.$S34];[.$U34])"/>
          <table:table-cell table:formula="of:=MEDIAN([.$B34];[.$D34];[.$F34];[.$H34];[.$J34];[.$L34];[.$N34];[.$P34];[.$R34];[.$T34])"/>
          <table:table-cell table:formula="of:=MEDIAN([.$C34];[.$E34];[.$G34];[.$I34];[.$K34];[.$M34];[.$O34];[.$Q34];[.$S34];[.$U34])"/>
          <table:table-cell table:formula="of:=MAX([.$B34];[.$D34];[.$F34];[.$H34];[.$J34];[.$L34];[.$N34];[.$P34];[.$R34];[.$T34])"/>
          <table:table-cell table:formula="of:=MAX([.$C34];[.$E34];[.$G34];[.$I34];[.$K34];[.$M34];[.$O34];[.$Q34];[.$S34];[.$U34])"/>
        </table:table-row>
        <table:table-row>
          <table:table-cell office:value-type="string">
            <text:p>./randomcore-200-50-4</text:p>
          </table:table-cell>
          <table:table-cell office:value-type="float" office:value="8.89">
            <text:p>8.8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8.27" table:style-name="cellBest">
            <text:p>8.27</text:p>
          </table:table-cell>
          <table:table-cell office:value-type="float" office:value="0.0">
            <text:p>0.0</text:p>
          </table:table-cell>
          <table:table-cell office:value-type="float" office:value="8.36">
            <text:p>8.36</text:p>
          </table:table-cell>
          <table:table-cell office:value-type="float" office:value="0.0">
            <text:p>0.0</text:p>
          </table:table-cell>
          <table:table-cell office:value-type="float" office:value="30.93" table:style-name="cellWorst">
            <text:p>30.9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5];[.$D35];[.$F35];[.$H35];[.$J35];[.$L35];[.$N35];[.$P35];[.$R35];[.$T35])"/>
          <table:table-cell table:formula="of:=MIN([.$C35];[.$E35];[.$G35];[.$I35];[.$K35];[.$M35];[.$O35];[.$Q35];[.$S35];[.$U35])"/>
          <table:table-cell table:formula="of:=MEDIAN([.$B35];[.$D35];[.$F35];[.$H35];[.$J35];[.$L35];[.$N35];[.$P35];[.$R35];[.$T35])"/>
          <table:table-cell table:formula="of:=MEDIAN([.$C35];[.$E35];[.$G35];[.$I35];[.$K35];[.$M35];[.$O35];[.$Q35];[.$S35];[.$U35])"/>
          <table:table-cell table:formula="of:=MAX([.$B35];[.$D35];[.$F35];[.$H35];[.$J35];[.$L35];[.$N35];[.$P35];[.$R35];[.$T35])"/>
          <table:table-cell table:formula="of:=MAX([.$C35];[.$E35];[.$G35];[.$I35];[.$K35];[.$M35];[.$O35];[.$Q35];[.$S35];[.$U35])"/>
        </table:table-row>
        <table:table-row>
          <table:table-cell office:value-type="string">
            <text:p>./randomcore-25-150-2</text:p>
          </table:table-cell>
          <table:table-cell office:value-type="float" office:value="5.15" table:style-name="cellBest">
            <text:p>5.1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8.27" table:style-name="cellWorst">
            <text:p>28.27</text:p>
          </table:table-cell>
          <table:table-cell office:value-type="float" office:value="0.0">
            <text:p>0.0</text:p>
          </table:table-cell>
          <table:table-cell office:value-type="float" office:value="5.37">
            <text:p>5.37</text:p>
          </table:table-cell>
          <table:table-cell office:value-type="float" office:value="0.0">
            <text:p>0.0</text:p>
          </table:table-cell>
          <table:table-cell office:value-type="float" office:value="17.23">
            <text:p>17.2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6];[.$D36];[.$F36];[.$H36];[.$J36];[.$L36];[.$N36];[.$P36];[.$R36];[.$T36])"/>
          <table:table-cell table:formula="of:=MIN([.$C36];[.$E36];[.$G36];[.$I36];[.$K36];[.$M36];[.$O36];[.$Q36];[.$S36];[.$U36])"/>
          <table:table-cell table:formula="of:=MEDIAN([.$B36];[.$D36];[.$F36];[.$H36];[.$J36];[.$L36];[.$N36];[.$P36];[.$R36];[.$T36])"/>
          <table:table-cell table:formula="of:=MEDIAN([.$C36];[.$E36];[.$G36];[.$I36];[.$K36];[.$M36];[.$O36];[.$Q36];[.$S36];[.$U36])"/>
          <table:table-cell table:formula="of:=MAX([.$B36];[.$D36];[.$F36];[.$H36];[.$J36];[.$L36];[.$N36];[.$P36];[.$R36];[.$T36])"/>
          <table:table-cell table:formula="of:=MAX([.$C36];[.$E36];[.$G36];[.$I36];[.$K36];[.$M36];[.$O36];[.$Q36];[.$S36];[.$U36])"/>
        </table:table-row>
        <table:table-row>
          <table:table-cell office:value-type="string">
            <text:p>./randomcore-25-150-3</text:p>
          </table:table-cell>
          <table:table-cell office:value-type="float" office:value="4.7">
            <text:p>4.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.1">
            <text:p>5.1</text:p>
          </table:table-cell>
          <table:table-cell office:value-type="float" office:value="0.0">
            <text:p>0.0</text:p>
          </table:table-cell>
          <table:table-cell office:value-type="float" office:value="4.43" table:style-name="cellBest">
            <text:p>4.43</text:p>
          </table:table-cell>
          <table:table-cell office:value-type="float" office:value="0.0">
            <text:p>0.0</text:p>
          </table:table-cell>
          <table:table-cell office:value-type="float" office:value="17.29" table:style-name="cellWorst">
            <text:p>17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7];[.$D37];[.$F37];[.$H37];[.$J37];[.$L37];[.$N37];[.$P37];[.$R37];[.$T37])"/>
          <table:table-cell table:formula="of:=MIN([.$C37];[.$E37];[.$G37];[.$I37];[.$K37];[.$M37];[.$O37];[.$Q37];[.$S37];[.$U37])"/>
          <table:table-cell table:formula="of:=MEDIAN([.$B37];[.$D37];[.$F37];[.$H37];[.$J37];[.$L37];[.$N37];[.$P37];[.$R37];[.$T37])"/>
          <table:table-cell table:formula="of:=MEDIAN([.$C37];[.$E37];[.$G37];[.$I37];[.$K37];[.$M37];[.$O37];[.$Q37];[.$S37];[.$U37])"/>
          <table:table-cell table:formula="of:=MAX([.$B37];[.$D37];[.$F37];[.$H37];[.$J37];[.$L37];[.$N37];[.$P37];[.$R37];[.$T37])"/>
          <table:table-cell table:formula="of:=MAX([.$C37];[.$E37];[.$G37];[.$I37];[.$K37];[.$M37];[.$O37];[.$Q37];[.$S37];[.$U37])"/>
        </table:table-row>
        <table:table-row>
          <table:table-cell office:value-type="string">
            <text:p>./randomcore-25-150-4</text:p>
          </table:table-cell>
          <table:table-cell office:value-type="float" office:value="5.61">
            <text:p>5.6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.59" table:style-name="cellBest">
            <text:p>5.59</text:p>
          </table:table-cell>
          <table:table-cell office:value-type="float" office:value="0.0">
            <text:p>0.0</text:p>
          </table:table-cell>
          <table:table-cell office:value-type="float" office:value="6.38">
            <text:p>6.38</text:p>
          </table:table-cell>
          <table:table-cell office:value-type="float" office:value="0.0">
            <text:p>0.0</text:p>
          </table:table-cell>
          <table:table-cell office:value-type="float" office:value="13.05" table:style-name="cellWorst">
            <text:p>13.0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8];[.$D38];[.$F38];[.$H38];[.$J38];[.$L38];[.$N38];[.$P38];[.$R38];[.$T38])"/>
          <table:table-cell table:formula="of:=MIN([.$C38];[.$E38];[.$G38];[.$I38];[.$K38];[.$M38];[.$O38];[.$Q38];[.$S38];[.$U38])"/>
          <table:table-cell table:formula="of:=MEDIAN([.$B38];[.$D38];[.$F38];[.$H38];[.$J38];[.$L38];[.$N38];[.$P38];[.$R38];[.$T38])"/>
          <table:table-cell table:formula="of:=MEDIAN([.$C38];[.$E38];[.$G38];[.$I38];[.$K38];[.$M38];[.$O38];[.$Q38];[.$S38];[.$U38])"/>
          <table:table-cell table:formula="of:=MAX([.$B38];[.$D38];[.$F38];[.$H38];[.$J38];[.$L38];[.$N38];[.$P38];[.$R38];[.$T38])"/>
          <table:table-cell table:formula="of:=MAX([.$C38];[.$E38];[.$G38];[.$I38];[.$K38];[.$M38];[.$O38];[.$Q38];[.$S38];[.$U38])"/>
        </table:table-row>
        <table:table-row>
          <table:table-cell office:value-type="string">
            <text:p>./randomcore-25-250-2</text:p>
          </table:table-cell>
          <table:table-cell office:value-type="float" office:value="7.77">
            <text:p>7.7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33.11" table:style-name="cellWorst">
            <text:p>33.11</text:p>
          </table:table-cell>
          <table:table-cell office:value-type="float" office:value="0.0">
            <text:p>0.0</text:p>
          </table:table-cell>
          <table:table-cell office:value-type="float" office:value="6.74" table:style-name="cellBest">
            <text:p>6.74</text:p>
          </table:table-cell>
          <table:table-cell office:value-type="float" office:value="0.0">
            <text:p>0.0</text:p>
          </table:table-cell>
          <table:table-cell office:value-type="float" office:value="21.62">
            <text:p>21.6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9];[.$D39];[.$F39];[.$H39];[.$J39];[.$L39];[.$N39];[.$P39];[.$R39];[.$T39])"/>
          <table:table-cell table:formula="of:=MIN([.$C39];[.$E39];[.$G39];[.$I39];[.$K39];[.$M39];[.$O39];[.$Q39];[.$S39];[.$U39])"/>
          <table:table-cell table:formula="of:=MEDIAN([.$B39];[.$D39];[.$F39];[.$H39];[.$J39];[.$L39];[.$N39];[.$P39];[.$R39];[.$T39])"/>
          <table:table-cell table:formula="of:=MEDIAN([.$C39];[.$E39];[.$G39];[.$I39];[.$K39];[.$M39];[.$O39];[.$Q39];[.$S39];[.$U39])"/>
          <table:table-cell table:formula="of:=MAX([.$B39];[.$D39];[.$F39];[.$H39];[.$J39];[.$L39];[.$N39];[.$P39];[.$R39];[.$T39])"/>
          <table:table-cell table:formula="of:=MAX([.$C39];[.$E39];[.$G39];[.$I39];[.$K39];[.$M39];[.$O39];[.$Q39];[.$S39];[.$U39])"/>
        </table:table-row>
        <table:table-row>
          <table:table-cell office:value-type="string">
            <text:p>./randomcore-25-250-3</text:p>
          </table:table-cell>
          <table:table-cell office:value-type="float" office:value="7.04" table:style-name="cellBest">
            <text:p>7.0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8.44">
            <text:p>8.44</text:p>
          </table:table-cell>
          <table:table-cell office:value-type="float" office:value="0.0">
            <text:p>0.0</text:p>
          </table:table-cell>
          <table:table-cell office:value-type="float" office:value="7.53">
            <text:p>7.53</text:p>
          </table:table-cell>
          <table:table-cell office:value-type="float" office:value="0.0">
            <text:p>0.0</text:p>
          </table:table-cell>
          <table:table-cell office:value-type="float" office:value="20.14" table:style-name="cellWorst">
            <text:p>20.1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0];[.$D40];[.$F40];[.$H40];[.$J40];[.$L40];[.$N40];[.$P40];[.$R40];[.$T40])"/>
          <table:table-cell table:formula="of:=MIN([.$C40];[.$E40];[.$G40];[.$I40];[.$K40];[.$M40];[.$O40];[.$Q40];[.$S40];[.$U40])"/>
          <table:table-cell table:formula="of:=MEDIAN([.$B40];[.$D40];[.$F40];[.$H40];[.$J40];[.$L40];[.$N40];[.$P40];[.$R40];[.$T40])"/>
          <table:table-cell table:formula="of:=MEDIAN([.$C40];[.$E40];[.$G40];[.$I40];[.$K40];[.$M40];[.$O40];[.$Q40];[.$S40];[.$U40])"/>
          <table:table-cell table:formula="of:=MAX([.$B40];[.$D40];[.$F40];[.$H40];[.$J40];[.$L40];[.$N40];[.$P40];[.$R40];[.$T40])"/>
          <table:table-cell table:formula="of:=MAX([.$C40];[.$E40];[.$G40];[.$I40];[.$K40];[.$M40];[.$O40];[.$Q40];[.$S40];[.$U40])"/>
        </table:table-row>
        <table:table-row>
          <table:table-cell office:value-type="string">
            <text:p>./randomcore-25-250-4</text:p>
          </table:table-cell>
          <table:table-cell office:value-type="float" office:value="8.08">
            <text:p>8.0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.39" table:style-name="cellBest">
            <text:p>6.39</text:p>
          </table:table-cell>
          <table:table-cell office:value-type="float" office:value="0.0">
            <text:p>0.0</text:p>
          </table:table-cell>
          <table:table-cell office:value-type="float" office:value="7.41">
            <text:p>7.41</text:p>
          </table:table-cell>
          <table:table-cell office:value-type="float" office:value="0.0">
            <text:p>0.0</text:p>
          </table:table-cell>
          <table:table-cell office:value-type="float" office:value="22.09" table:style-name="cellWorst">
            <text:p>22.0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1];[.$D41];[.$F41];[.$H41];[.$J41];[.$L41];[.$N41];[.$P41];[.$R41];[.$T41])"/>
          <table:table-cell table:formula="of:=MIN([.$C41];[.$E41];[.$G41];[.$I41];[.$K41];[.$M41];[.$O41];[.$Q41];[.$S41];[.$U41])"/>
          <table:table-cell table:formula="of:=MEDIAN([.$B41];[.$D41];[.$F41];[.$H41];[.$J41];[.$L41];[.$N41];[.$P41];[.$R41];[.$T41])"/>
          <table:table-cell table:formula="of:=MEDIAN([.$C41];[.$E41];[.$G41];[.$I41];[.$K41];[.$M41];[.$O41];[.$Q41];[.$S41];[.$U41])"/>
          <table:table-cell table:formula="of:=MAX([.$B41];[.$D41];[.$F41];[.$H41];[.$J41];[.$L41];[.$N41];[.$P41];[.$R41];[.$T41])"/>
          <table:table-cell table:formula="of:=MAX([.$C41];[.$E41];[.$G41];[.$I41];[.$K41];[.$M41];[.$O41];[.$Q41];[.$S41];[.$U41])"/>
        </table:table-row>
        <table:table-row>
          <table:table-cell office:value-type="string">
            <text:p>./randomcore-25-50-2</text:p>
          </table:table-cell>
          <table:table-cell office:value-type="float" office:value="3.41" table:style-name="cellBest">
            <text:p>3.4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86">
            <text:p>4.86</text:p>
          </table:table-cell>
          <table:table-cell office:value-type="float" office:value="0.0">
            <text:p>0.0</text:p>
          </table:table-cell>
          <table:table-cell office:value-type="float" office:value="3.53">
            <text:p>3.53</text:p>
          </table:table-cell>
          <table:table-cell office:value-type="float" office:value="0.0">
            <text:p>0.0</text:p>
          </table:table-cell>
          <table:table-cell office:value-type="float" office:value="6.1">
            <text:p>6.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2];[.$D42];[.$F42];[.$H42];[.$J42];[.$L42];[.$N42];[.$P42];[.$R42];[.$T42])"/>
          <table:table-cell table:formula="of:=MIN([.$C42];[.$E42];[.$G42];[.$I42];[.$K42];[.$M42];[.$O42];[.$Q42];[.$S42];[.$U42])"/>
          <table:table-cell table:formula="of:=MEDIAN([.$B42];[.$D42];[.$F42];[.$H42];[.$J42];[.$L42];[.$N42];[.$P42];[.$R42];[.$T42])"/>
          <table:table-cell table:formula="of:=MEDIAN([.$C42];[.$E42];[.$G42];[.$I42];[.$K42];[.$M42];[.$O42];[.$Q42];[.$S42];[.$U42])"/>
          <table:table-cell table:formula="of:=MAX([.$B42];[.$D42];[.$F42];[.$H42];[.$J42];[.$L42];[.$N42];[.$P42];[.$R42];[.$T42])"/>
          <table:table-cell table:formula="of:=MAX([.$C42];[.$E42];[.$G42];[.$I42];[.$K42];[.$M42];[.$O42];[.$Q42];[.$S42];[.$U42])"/>
        </table:table-row>
        <table:table-row>
          <table:table-cell office:value-type="string">
            <text:p>./randomcore-25-50-3</text:p>
          </table:table-cell>
          <table:table-cell office:value-type="float" office:value="3.63">
            <text:p>3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3.53" table:style-name="cellBest">
            <text:p>3.53</text:p>
          </table:table-cell>
          <table:table-cell office:value-type="float" office:value="0.0">
            <text:p>0.0</text:p>
          </table:table-cell>
          <table:table-cell office:value-type="float" office:value="3.7">
            <text:p>3.7</text:p>
          </table:table-cell>
          <table:table-cell office:value-type="float" office:value="0.0">
            <text:p>0.0</text:p>
          </table:table-cell>
          <table:table-cell office:value-type="float" office:value="6.26" table:style-name="cellWorst">
            <text:p>6.2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3];[.$D43];[.$F43];[.$H43];[.$J43];[.$L43];[.$N43];[.$P43];[.$R43];[.$T43])"/>
          <table:table-cell table:formula="of:=MIN([.$C43];[.$E43];[.$G43];[.$I43];[.$K43];[.$M43];[.$O43];[.$Q43];[.$S43];[.$U43])"/>
          <table:table-cell table:formula="of:=MEDIAN([.$B43];[.$D43];[.$F43];[.$H43];[.$J43];[.$L43];[.$N43];[.$P43];[.$R43];[.$T43])"/>
          <table:table-cell table:formula="of:=MEDIAN([.$C43];[.$E43];[.$G43];[.$I43];[.$K43];[.$M43];[.$O43];[.$Q43];[.$S43];[.$U43])"/>
          <table:table-cell table:formula="of:=MAX([.$B43];[.$D43];[.$F43];[.$H43];[.$J43];[.$L43];[.$N43];[.$P43];[.$R43];[.$T43])"/>
          <table:table-cell table:formula="of:=MAX([.$C43];[.$E43];[.$G43];[.$I43];[.$K43];[.$M43];[.$O43];[.$Q43];[.$S43];[.$U43])"/>
        </table:table-row>
        <table:table-row>
          <table:table-cell office:value-type="string">
            <text:p>./randomcore-25-50-4</text:p>
          </table:table-cell>
          <table:table-cell office:value-type="float" office:value="3.29" table:style-name="cellBest">
            <text:p>3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23">
            <text:p>4.23</text:p>
          </table:table-cell>
          <table:table-cell office:value-type="float" office:value="0.0">
            <text:p>0.0</text:p>
          </table:table-cell>
          <table:table-cell office:value-type="float" office:value="3.8">
            <text:p>3.8</text:p>
          </table:table-cell>
          <table:table-cell office:value-type="float" office:value="0.0">
            <text:p>0.0</text:p>
          </table:table-cell>
          <table:table-cell office:value-type="float" office:value="5.78">
            <text:p>5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4];[.$D44];[.$F44];[.$H44];[.$J44];[.$L44];[.$N44];[.$P44];[.$R44];[.$T44])"/>
          <table:table-cell table:formula="of:=MIN([.$C44];[.$E44];[.$G44];[.$I44];[.$K44];[.$M44];[.$O44];[.$Q44];[.$S44];[.$U44])"/>
          <table:table-cell table:formula="of:=MEDIAN([.$B44];[.$D44];[.$F44];[.$H44];[.$J44];[.$L44];[.$N44];[.$P44];[.$R44];[.$T44])"/>
          <table:table-cell table:formula="of:=MEDIAN([.$C44];[.$E44];[.$G44];[.$I44];[.$K44];[.$M44];[.$O44];[.$Q44];[.$S44];[.$U44])"/>
          <table:table-cell table:formula="of:=MAX([.$B44];[.$D44];[.$F44];[.$H44];[.$J44];[.$L44];[.$N44];[.$P44];[.$R44];[.$T44])"/>
          <table:table-cell table:formula="of:=MAX([.$C44];[.$E44];[.$G44];[.$I44];[.$K44];[.$M44];[.$O44];[.$Q44];[.$S44];[.$U44])"/>
        </table:table-row>
        <table:table-row>
          <table:table-cell office:value-type="string">
            <text:p>./randomcore-400-150-2</text:p>
          </table:table-cell>
          <table:table-cell office:value-type="float" office:value="44.92">
            <text:p>44.9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44.85" table:style-name="cellBest">
            <text:p>44.85</text:p>
          </table:table-cell>
          <table:table-cell office:value-type="float" office:value="0.0">
            <text:p>0.0</text:p>
          </table:table-cell>
          <table:table-cell office:value-type="float" office:value="335.78">
            <text:p>335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5];[.$D45];[.$F45];[.$H45];[.$J45];[.$L45];[.$N45];[.$P45];[.$R45];[.$T45])"/>
          <table:table-cell table:formula="of:=MIN([.$C45];[.$E45];[.$G45];[.$I45];[.$K45];[.$M45];[.$O45];[.$Q45];[.$S45];[.$U45])"/>
          <table:table-cell table:formula="of:=MEDIAN([.$B45];[.$D45];[.$F45];[.$H45];[.$J45];[.$L45];[.$N45];[.$P45];[.$R45];[.$T45])"/>
          <table:table-cell table:formula="of:=MEDIAN([.$C45];[.$E45];[.$G45];[.$I45];[.$K45];[.$M45];[.$O45];[.$Q45];[.$S45];[.$U45])"/>
          <table:table-cell table:formula="of:=MAX([.$B45];[.$D45];[.$F45];[.$H45];[.$J45];[.$L45];[.$N45];[.$P45];[.$R45];[.$T45])"/>
          <table:table-cell table:formula="of:=MAX([.$C45];[.$E45];[.$G45];[.$I45];[.$K45];[.$M45];[.$O45];[.$Q45];[.$S45];[.$U45])"/>
        </table:table-row>
        <table:table-row>
          <table:table-cell office:value-type="string">
            <text:p>./randomcore-400-150-3</text:p>
          </table:table-cell>
          <table:table-cell office:value-type="float" office:value="53.12">
            <text:p>53.1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0.52" table:style-name="cellBest">
            <text:p>40.52</text:p>
          </table:table-cell>
          <table:table-cell office:value-type="float" office:value="0.0">
            <text:p>0.0</text:p>
          </table:table-cell>
          <table:table-cell office:value-type="float" office:value="43.52">
            <text:p>43.52</text:p>
          </table:table-cell>
          <table:table-cell office:value-type="float" office:value="0.0">
            <text:p>0.0</text:p>
          </table:table-cell>
          <table:table-cell office:value-type="float" office:value="372.88" table:style-name="cellWorst">
            <text:p>372.8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6];[.$D46];[.$F46];[.$H46];[.$J46];[.$L46];[.$N46];[.$P46];[.$R46];[.$T46])"/>
          <table:table-cell table:formula="of:=MIN([.$C46];[.$E46];[.$G46];[.$I46];[.$K46];[.$M46];[.$O46];[.$Q46];[.$S46];[.$U46])"/>
          <table:table-cell table:formula="of:=MEDIAN([.$B46];[.$D46];[.$F46];[.$H46];[.$J46];[.$L46];[.$N46];[.$P46];[.$R46];[.$T46])"/>
          <table:table-cell table:formula="of:=MEDIAN([.$C46];[.$E46];[.$G46];[.$I46];[.$K46];[.$M46];[.$O46];[.$Q46];[.$S46];[.$U46])"/>
          <table:table-cell table:formula="of:=MAX([.$B46];[.$D46];[.$F46];[.$H46];[.$J46];[.$L46];[.$N46];[.$P46];[.$R46];[.$T46])"/>
          <table:table-cell table:formula="of:=MAX([.$C46];[.$E46];[.$G46];[.$I46];[.$K46];[.$M46];[.$O46];[.$Q46];[.$S46];[.$U46])"/>
        </table:table-row>
        <table:table-row>
          <table:table-cell office:value-type="string">
            <text:p>./randomcore-400-150-4</text:p>
          </table:table-cell>
          <table:table-cell office:value-type="float" office:value="52.96">
            <text:p>52.9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0.2" table:style-name="cellBest">
            <text:p>40.2</text:p>
          </table:table-cell>
          <table:table-cell office:value-type="float" office:value="0.0">
            <text:p>0.0</text:p>
          </table:table-cell>
          <table:table-cell office:value-type="float" office:value="50.43">
            <text:p>50.43</text:p>
          </table:table-cell>
          <table:table-cell office:value-type="float" office:value="0.0">
            <text:p>0.0</text:p>
          </table:table-cell>
          <table:table-cell office:value-type="float" office:value="288.75" table:style-name="cellWorst">
            <text:p>288.7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7];[.$D47];[.$F47];[.$H47];[.$J47];[.$L47];[.$N47];[.$P47];[.$R47];[.$T47])"/>
          <table:table-cell table:formula="of:=MIN([.$C47];[.$E47];[.$G47];[.$I47];[.$K47];[.$M47];[.$O47];[.$Q47];[.$S47];[.$U47])"/>
          <table:table-cell table:formula="of:=MEDIAN([.$B47];[.$D47];[.$F47];[.$H47];[.$J47];[.$L47];[.$N47];[.$P47];[.$R47];[.$T47])"/>
          <table:table-cell table:formula="of:=MEDIAN([.$C47];[.$E47];[.$G47];[.$I47];[.$K47];[.$M47];[.$O47];[.$Q47];[.$S47];[.$U47])"/>
          <table:table-cell table:formula="of:=MAX([.$B47];[.$D47];[.$F47];[.$H47];[.$J47];[.$L47];[.$N47];[.$P47];[.$R47];[.$T47])"/>
          <table:table-cell table:formula="of:=MAX([.$C47];[.$E47];[.$G47];[.$I47];[.$K47];[.$M47];[.$O47];[.$Q47];[.$S47];[.$U47])"/>
        </table:table-row>
        <table:table-row>
          <table:table-cell office:value-type="string">
            <text:p>./randomcore-400-250-2</text:p>
          </table:table-cell>
          <table:table-cell office:value-type="float" office:value="103.54">
            <text:p>103.5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85.17" table:style-name="cellBest">
            <text:p>85.17</text:p>
          </table:table-cell>
          <table:table-cell office:value-type="float" office:value="0.0">
            <text:p>0.0</text:p>
          </table:table-cell>
          <table:table-cell office:value-type="float" office:value="868.03">
            <text:p>868.0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8];[.$D48];[.$F48];[.$H48];[.$J48];[.$L48];[.$N48];[.$P48];[.$R48];[.$T48])"/>
          <table:table-cell table:formula="of:=MIN([.$C48];[.$E48];[.$G48];[.$I48];[.$K48];[.$M48];[.$O48];[.$Q48];[.$S48];[.$U48])"/>
          <table:table-cell table:formula="of:=MEDIAN([.$B48];[.$D48];[.$F48];[.$H48];[.$J48];[.$L48];[.$N48];[.$P48];[.$R48];[.$T48])"/>
          <table:table-cell table:formula="of:=MEDIAN([.$C48];[.$E48];[.$G48];[.$I48];[.$K48];[.$M48];[.$O48];[.$Q48];[.$S48];[.$U48])"/>
          <table:table-cell table:formula="of:=MAX([.$B48];[.$D48];[.$F48];[.$H48];[.$J48];[.$L48];[.$N48];[.$P48];[.$R48];[.$T48])"/>
          <table:table-cell table:formula="of:=MAX([.$C48];[.$E48];[.$G48];[.$I48];[.$K48];[.$M48];[.$O48];[.$Q48];[.$S48];[.$U48])"/>
        </table:table-row>
        <table:table-row>
          <table:table-cell office:value-type="string">
            <text:p>./randomcore-400-250-3</text:p>
          </table:table-cell>
          <table:table-cell office:value-type="float" office:value="77.13">
            <text:p>77.1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6.65" table:style-name="cellBest">
            <text:p>66.65</text:p>
          </table:table-cell>
          <table:table-cell office:value-type="float" office:value="0.0">
            <text:p>0.0</text:p>
          </table:table-cell>
          <table:table-cell office:value-type="float" office:value="74.55">
            <text:p>74.55</text:p>
          </table:table-cell>
          <table:table-cell office:value-type="float" office:value="0.0">
            <text:p>0.0</text:p>
          </table:table-cell>
          <table:table-cell office:value-type="float" office:value="913.43" table:style-name="cellWorst">
            <text:p>913.4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9];[.$D49];[.$F49];[.$H49];[.$J49];[.$L49];[.$N49];[.$P49];[.$R49];[.$T49])"/>
          <table:table-cell table:formula="of:=MIN([.$C49];[.$E49];[.$G49];[.$I49];[.$K49];[.$M49];[.$O49];[.$Q49];[.$S49];[.$U49])"/>
          <table:table-cell table:formula="of:=MEDIAN([.$B49];[.$D49];[.$F49];[.$H49];[.$J49];[.$L49];[.$N49];[.$P49];[.$R49];[.$T49])"/>
          <table:table-cell table:formula="of:=MEDIAN([.$C49];[.$E49];[.$G49];[.$I49];[.$K49];[.$M49];[.$O49];[.$Q49];[.$S49];[.$U49])"/>
          <table:table-cell table:formula="of:=MAX([.$B49];[.$D49];[.$F49];[.$H49];[.$J49];[.$L49];[.$N49];[.$P49];[.$R49];[.$T49])"/>
          <table:table-cell table:formula="of:=MAX([.$C49];[.$E49];[.$G49];[.$I49];[.$K49];[.$M49];[.$O49];[.$Q49];[.$S49];[.$U49])"/>
        </table:table-row>
        <table:table-row>
          <table:table-cell office:value-type="string">
            <text:p>./randomcore-400-250-4</text:p>
          </table:table-cell>
          <table:table-cell office:value-type="float" office:value="69.47">
            <text:p>69.4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5.19" table:style-name="cellBest">
            <text:p>65.19</text:p>
          </table:table-cell>
          <table:table-cell office:value-type="float" office:value="0.0">
            <text:p>0.0</text:p>
          </table:table-cell>
          <table:table-cell office:value-type="float" office:value="71.72">
            <text:p>71.72</text:p>
          </table:table-cell>
          <table:table-cell office:value-type="float" office:value="0.0">
            <text:p>0.0</text:p>
          </table:table-cell>
          <table:table-cell office:value-type="float" office:value="681.93" table:style-name="cellWorst">
            <text:p>681.9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0];[.$D50];[.$F50];[.$H50];[.$J50];[.$L50];[.$N50];[.$P50];[.$R50];[.$T50])"/>
          <table:table-cell table:formula="of:=MIN([.$C50];[.$E50];[.$G50];[.$I50];[.$K50];[.$M50];[.$O50];[.$Q50];[.$S50];[.$U50])"/>
          <table:table-cell table:formula="of:=MEDIAN([.$B50];[.$D50];[.$F50];[.$H50];[.$J50];[.$L50];[.$N50];[.$P50];[.$R50];[.$T50])"/>
          <table:table-cell table:formula="of:=MEDIAN([.$C50];[.$E50];[.$G50];[.$I50];[.$K50];[.$M50];[.$O50];[.$Q50];[.$S50];[.$U50])"/>
          <table:table-cell table:formula="of:=MAX([.$B50];[.$D50];[.$F50];[.$H50];[.$J50];[.$L50];[.$N50];[.$P50];[.$R50];[.$T50])"/>
          <table:table-cell table:formula="of:=MAX([.$C50];[.$E50];[.$G50];[.$I50];[.$K50];[.$M50];[.$O50];[.$Q50];[.$S50];[.$U50])"/>
        </table:table-row>
        <table:table-row>
          <table:table-cell office:value-type="string">
            <text:p>./randomcore-400-50-2</text:p>
          </table:table-cell>
          <table:table-cell office:value-type="float" office:value="19.76" table:style-name="cellBest">
            <text:p>19.7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29.77" table:style-name="cellWorst">
            <text:p>229.77</text:p>
          </table:table-cell>
          <table:table-cell office:value-type="float" office:value="0.0">
            <text:p>0.0</text:p>
          </table:table-cell>
          <table:table-cell office:value-type="float" office:value="21.29">
            <text:p>21.29</text:p>
          </table:table-cell>
          <table:table-cell office:value-type="float" office:value="0.0">
            <text:p>0.0</text:p>
          </table:table-cell>
          <table:table-cell office:value-type="float" office:value="96.95">
            <text:p>96.9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1];[.$D51];[.$F51];[.$H51];[.$J51];[.$L51];[.$N51];[.$P51];[.$R51];[.$T51])"/>
          <table:table-cell table:formula="of:=MIN([.$C51];[.$E51];[.$G51];[.$I51];[.$K51];[.$M51];[.$O51];[.$Q51];[.$S51];[.$U51])"/>
          <table:table-cell table:formula="of:=MEDIAN([.$B51];[.$D51];[.$F51];[.$H51];[.$J51];[.$L51];[.$N51];[.$P51];[.$R51];[.$T51])"/>
          <table:table-cell table:formula="of:=MEDIAN([.$C51];[.$E51];[.$G51];[.$I51];[.$K51];[.$M51];[.$O51];[.$Q51];[.$S51];[.$U51])"/>
          <table:table-cell table:formula="of:=MAX([.$B51];[.$D51];[.$F51];[.$H51];[.$J51];[.$L51];[.$N51];[.$P51];[.$R51];[.$T51])"/>
          <table:table-cell table:formula="of:=MAX([.$C51];[.$E51];[.$G51];[.$I51];[.$K51];[.$M51];[.$O51];[.$Q51];[.$S51];[.$U51])"/>
        </table:table-row>
        <table:table-row>
          <table:table-cell office:value-type="string">
            <text:p>./randomcore-400-50-3</text:p>
          </table:table-cell>
          <table:table-cell office:value-type="float" office:value="16.99">
            <text:p>16.9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4.52" table:style-name="cellBest">
            <text:p>14.52</text:p>
          </table:table-cell>
          <table:table-cell office:value-type="float" office:value="0.0">
            <text:p>0.0</text:p>
          </table:table-cell>
          <table:table-cell office:value-type="float" office:value="15.76">
            <text:p>15.76</text:p>
          </table:table-cell>
          <table:table-cell office:value-type="float" office:value="0.0">
            <text:p>0.0</text:p>
          </table:table-cell>
          <table:table-cell office:value-type="float" office:value="62.62" table:style-name="cellWorst">
            <text:p>62.6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2];[.$D52];[.$F52];[.$H52];[.$J52];[.$L52];[.$N52];[.$P52];[.$R52];[.$T52])"/>
          <table:table-cell table:formula="of:=MIN([.$C52];[.$E52];[.$G52];[.$I52];[.$K52];[.$M52];[.$O52];[.$Q52];[.$S52];[.$U52])"/>
          <table:table-cell table:formula="of:=MEDIAN([.$B52];[.$D52];[.$F52];[.$H52];[.$J52];[.$L52];[.$N52];[.$P52];[.$R52];[.$T52])"/>
          <table:table-cell table:formula="of:=MEDIAN([.$C52];[.$E52];[.$G52];[.$I52];[.$K52];[.$M52];[.$O52];[.$Q52];[.$S52];[.$U52])"/>
          <table:table-cell table:formula="of:=MAX([.$B52];[.$D52];[.$F52];[.$H52];[.$J52];[.$L52];[.$N52];[.$P52];[.$R52];[.$T52])"/>
          <table:table-cell table:formula="of:=MAX([.$C52];[.$E52];[.$G52];[.$I52];[.$K52];[.$M52];[.$O52];[.$Q52];[.$S52];[.$U52])"/>
        </table:table-row>
        <table:table-row>
          <table:table-cell office:value-type="string">
            <text:p>./randomcore-400-50-4</text:p>
          </table:table-cell>
          <table:table-cell office:value-type="float" office:value="13.8" table:style-name="cellBest">
            <text:p>13.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9.37">
            <text:p>19.37</text:p>
          </table:table-cell>
          <table:table-cell office:value-type="float" office:value="0.0">
            <text:p>0.0</text:p>
          </table:table-cell>
          <table:table-cell office:value-type="float" office:value="18.2">
            <text:p>18.2</text:p>
          </table:table-cell>
          <table:table-cell office:value-type="float" office:value="0.0">
            <text:p>0.0</text:p>
          </table:table-cell>
          <table:table-cell office:value-type="float" office:value="64.33" table:style-name="cellWorst">
            <text:p>64.3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3];[.$D53];[.$F53];[.$H53];[.$J53];[.$L53];[.$N53];[.$P53];[.$R53];[.$T53])"/>
          <table:table-cell table:formula="of:=MIN([.$C53];[.$E53];[.$G53];[.$I53];[.$K53];[.$M53];[.$O53];[.$Q53];[.$S53];[.$U53])"/>
          <table:table-cell table:formula="of:=MEDIAN([.$B53];[.$D53];[.$F53];[.$H53];[.$J53];[.$L53];[.$N53];[.$P53];[.$R53];[.$T53])"/>
          <table:table-cell table:formula="of:=MEDIAN([.$C53];[.$E53];[.$G53];[.$I53];[.$K53];[.$M53];[.$O53];[.$Q53];[.$S53];[.$U53])"/>
          <table:table-cell table:formula="of:=MAX([.$B53];[.$D53];[.$F53];[.$H53];[.$J53];[.$L53];[.$N53];[.$P53];[.$R53];[.$T53])"/>
          <table:table-cell table:formula="of:=MAX([.$C53];[.$E53];[.$G53];[.$I53];[.$K53];[.$M53];[.$O53];[.$Q53];[.$S53];[.$U53])"/>
        </table:table-row>
        <table:table-row>
          <table:table-cell office:value-type="string">
            <text:p>./randomcore-50-150-2</text:p>
          </table:table-cell>
          <table:table-cell office:value-type="float" office:value="6.74" table:style-name="cellBest">
            <text:p>6.7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43.23" table:style-name="cellWorst">
            <text:p>143.23</text:p>
          </table:table-cell>
          <table:table-cell office:value-type="float" office:value="0.0">
            <text:p>0.0</text:p>
          </table:table-cell>
          <table:table-cell office:value-type="float" office:value="6.75">
            <text:p>6.75</text:p>
          </table:table-cell>
          <table:table-cell office:value-type="float" office:value="0.0">
            <text:p>0.0</text:p>
          </table:table-cell>
          <table:table-cell office:value-type="float" office:value="31.78">
            <text:p>31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4];[.$D54];[.$F54];[.$H54];[.$J54];[.$L54];[.$N54];[.$P54];[.$R54];[.$T54])"/>
          <table:table-cell table:formula="of:=MIN([.$C54];[.$E54];[.$G54];[.$I54];[.$K54];[.$M54];[.$O54];[.$Q54];[.$S54];[.$U54])"/>
          <table:table-cell table:formula="of:=MEDIAN([.$B54];[.$D54];[.$F54];[.$H54];[.$J54];[.$L54];[.$N54];[.$P54];[.$R54];[.$T54])"/>
          <table:table-cell table:formula="of:=MEDIAN([.$C54];[.$E54];[.$G54];[.$I54];[.$K54];[.$M54];[.$O54];[.$Q54];[.$S54];[.$U54])"/>
          <table:table-cell table:formula="of:=MAX([.$B54];[.$D54];[.$F54];[.$H54];[.$J54];[.$L54];[.$N54];[.$P54];[.$R54];[.$T54])"/>
          <table:table-cell table:formula="of:=MAX([.$C54];[.$E54];[.$G54];[.$I54];[.$K54];[.$M54];[.$O54];[.$Q54];[.$S54];[.$U54])"/>
        </table:table-row>
        <table:table-row>
          <table:table-cell office:value-type="string">
            <text:p>./randomcore-50-150-3</text:p>
          </table:table-cell>
          <table:table-cell office:value-type="float" office:value="7.72">
            <text:p>7.7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.82" table:style-name="cellBest">
            <text:p>6.82</text:p>
          </table:table-cell>
          <table:table-cell office:value-type="float" office:value="0.0">
            <text:p>0.0</text:p>
          </table:table-cell>
          <table:table-cell office:value-type="float" office:value="6.86">
            <text:p>6.86</text:p>
          </table:table-cell>
          <table:table-cell office:value-type="float" office:value="0.0">
            <text:p>0.0</text:p>
          </table:table-cell>
          <table:table-cell office:value-type="float" office:value="24.15" table:style-name="cellWorst">
            <text:p>24.1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5];[.$D55];[.$F55];[.$H55];[.$J55];[.$L55];[.$N55];[.$P55];[.$R55];[.$T55])"/>
          <table:table-cell table:formula="of:=MIN([.$C55];[.$E55];[.$G55];[.$I55];[.$K55];[.$M55];[.$O55];[.$Q55];[.$S55];[.$U55])"/>
          <table:table-cell table:formula="of:=MEDIAN([.$B55];[.$D55];[.$F55];[.$H55];[.$J55];[.$L55];[.$N55];[.$P55];[.$R55];[.$T55])"/>
          <table:table-cell table:formula="of:=MEDIAN([.$C55];[.$E55];[.$G55];[.$I55];[.$K55];[.$M55];[.$O55];[.$Q55];[.$S55];[.$U55])"/>
          <table:table-cell table:formula="of:=MAX([.$B55];[.$D55];[.$F55];[.$H55];[.$J55];[.$L55];[.$N55];[.$P55];[.$R55];[.$T55])"/>
          <table:table-cell table:formula="of:=MAX([.$C55];[.$E55];[.$G55];[.$I55];[.$K55];[.$M55];[.$O55];[.$Q55];[.$S55];[.$U55])"/>
        </table:table-row>
        <table:table-row>
          <table:table-cell office:value-type="string">
            <text:p>./randomcore-50-150-4</text:p>
          </table:table-cell>
          <table:table-cell office:value-type="float" office:value="7.86">
            <text:p>7.8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7.0" table:style-name="cellBest">
            <text:p>7.0</text:p>
          </table:table-cell>
          <table:table-cell office:value-type="float" office:value="0.0">
            <text:p>0.0</text:p>
          </table:table-cell>
          <table:table-cell office:value-type="float" office:value="7.8">
            <text:p>7.8</text:p>
          </table:table-cell>
          <table:table-cell office:value-type="float" office:value="0.0">
            <text:p>0.0</text:p>
          </table:table-cell>
          <table:table-cell office:value-type="float" office:value="32.13" table:style-name="cellWorst">
            <text:p>32.1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6];[.$D56];[.$F56];[.$H56];[.$J56];[.$L56];[.$N56];[.$P56];[.$R56];[.$T56])"/>
          <table:table-cell table:formula="of:=MIN([.$C56];[.$E56];[.$G56];[.$I56];[.$K56];[.$M56];[.$O56];[.$Q56];[.$S56];[.$U56])"/>
          <table:table-cell table:formula="of:=MEDIAN([.$B56];[.$D56];[.$F56];[.$H56];[.$J56];[.$L56];[.$N56];[.$P56];[.$R56];[.$T56])"/>
          <table:table-cell table:formula="of:=MEDIAN([.$C56];[.$E56];[.$G56];[.$I56];[.$K56];[.$M56];[.$O56];[.$Q56];[.$S56];[.$U56])"/>
          <table:table-cell table:formula="of:=MAX([.$B56];[.$D56];[.$F56];[.$H56];[.$J56];[.$L56];[.$N56];[.$P56];[.$R56];[.$T56])"/>
          <table:table-cell table:formula="of:=MAX([.$C56];[.$E56];[.$G56];[.$I56];[.$K56];[.$M56];[.$O56];[.$Q56];[.$S56];[.$U56])"/>
        </table:table-row>
        <table:table-row>
          <table:table-cell office:value-type="string">
            <text:p>./randomcore-50-250-2</text:p>
          </table:table-cell>
          <table:table-cell office:value-type="float" office:value="13.31" table:style-name="cellBest">
            <text:p>13.3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64.79" table:style-name="cellWorst">
            <text:p>564.79</text:p>
          </table:table-cell>
          <table:table-cell office:value-type="float" office:value="0.0">
            <text:p>0.0</text:p>
          </table:table-cell>
          <table:table-cell office:value-type="float" office:value="14.03">
            <text:p>14.03</text:p>
          </table:table-cell>
          <table:table-cell office:value-type="float" office:value="0.0">
            <text:p>0.0</text:p>
          </table:table-cell>
          <table:table-cell office:value-type="float" office:value="54.28">
            <text:p>54.2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7];[.$D57];[.$F57];[.$H57];[.$J57];[.$L57];[.$N57];[.$P57];[.$R57];[.$T57])"/>
          <table:table-cell table:formula="of:=MIN([.$C57];[.$E57];[.$G57];[.$I57];[.$K57];[.$M57];[.$O57];[.$Q57];[.$S57];[.$U57])"/>
          <table:table-cell table:formula="of:=MEDIAN([.$B57];[.$D57];[.$F57];[.$H57];[.$J57];[.$L57];[.$N57];[.$P57];[.$R57];[.$T57])"/>
          <table:table-cell table:formula="of:=MEDIAN([.$C57];[.$E57];[.$G57];[.$I57];[.$K57];[.$M57];[.$O57];[.$Q57];[.$S57];[.$U57])"/>
          <table:table-cell table:formula="of:=MAX([.$B57];[.$D57];[.$F57];[.$H57];[.$J57];[.$L57];[.$N57];[.$P57];[.$R57];[.$T57])"/>
          <table:table-cell table:formula="of:=MAX([.$C57];[.$E57];[.$G57];[.$I57];[.$K57];[.$M57];[.$O57];[.$Q57];[.$S57];[.$U57])"/>
        </table:table-row>
        <table:table-row>
          <table:table-cell office:value-type="string">
            <text:p>./randomcore-50-250-3</text:p>
          </table:table-cell>
          <table:table-cell office:value-type="float" office:value="13.32">
            <text:p>13.3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8.02">
            <text:p>28.02</text:p>
          </table:table-cell>
          <table:table-cell office:value-type="float" office:value="0.0">
            <text:p>0.0</text:p>
          </table:table-cell>
          <table:table-cell office:value-type="float" office:value="11.87" table:style-name="cellBest">
            <text:p>11.87</text:p>
          </table:table-cell>
          <table:table-cell office:value-type="float" office:value="0.0">
            <text:p>0.0</text:p>
          </table:table-cell>
          <table:table-cell office:value-type="float" office:value="56.34" table:style-name="cellWorst">
            <text:p>56.3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8];[.$D58];[.$F58];[.$H58];[.$J58];[.$L58];[.$N58];[.$P58];[.$R58];[.$T58])"/>
          <table:table-cell table:formula="of:=MIN([.$C58];[.$E58];[.$G58];[.$I58];[.$K58];[.$M58];[.$O58];[.$Q58];[.$S58];[.$U58])"/>
          <table:table-cell table:formula="of:=MEDIAN([.$B58];[.$D58];[.$F58];[.$H58];[.$J58];[.$L58];[.$N58];[.$P58];[.$R58];[.$T58])"/>
          <table:table-cell table:formula="of:=MEDIAN([.$C58];[.$E58];[.$G58];[.$I58];[.$K58];[.$M58];[.$O58];[.$Q58];[.$S58];[.$U58])"/>
          <table:table-cell table:formula="of:=MAX([.$B58];[.$D58];[.$F58];[.$H58];[.$J58];[.$L58];[.$N58];[.$P58];[.$R58];[.$T58])"/>
          <table:table-cell table:formula="of:=MAX([.$C58];[.$E58];[.$G58];[.$I58];[.$K58];[.$M58];[.$O58];[.$Q58];[.$S58];[.$U58])"/>
        </table:table-row>
        <table:table-row>
          <table:table-cell office:value-type="string">
            <text:p>./randomcore-50-250-4</text:p>
          </table:table-cell>
          <table:table-cell office:value-type="float" office:value="10.29" table:style-name="cellBest">
            <text:p>10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0.29" table:style-name="cellBest">
            <text:p>10.29</text:p>
          </table:table-cell>
          <table:table-cell office:value-type="float" office:value="0.0">
            <text:p>0.0</text:p>
          </table:table-cell>
          <table:table-cell office:value-type="float" office:value="11.36">
            <text:p>11.36</text:p>
          </table:table-cell>
          <table:table-cell office:value-type="float" office:value="0.0">
            <text:p>0.0</text:p>
          </table:table-cell>
          <table:table-cell office:value-type="float" office:value="48.65" table:style-name="cellWorst">
            <text:p>48.6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59];[.$D59];[.$F59];[.$H59];[.$J59];[.$L59];[.$N59];[.$P59];[.$R59];[.$T59])"/>
          <table:table-cell table:formula="of:=MIN([.$C59];[.$E59];[.$G59];[.$I59];[.$K59];[.$M59];[.$O59];[.$Q59];[.$S59];[.$U59])"/>
          <table:table-cell table:formula="of:=MEDIAN([.$B59];[.$D59];[.$F59];[.$H59];[.$J59];[.$L59];[.$N59];[.$P59];[.$R59];[.$T59])"/>
          <table:table-cell table:formula="of:=MEDIAN([.$C59];[.$E59];[.$G59];[.$I59];[.$K59];[.$M59];[.$O59];[.$Q59];[.$S59];[.$U59])"/>
          <table:table-cell table:formula="of:=MAX([.$B59];[.$D59];[.$F59];[.$H59];[.$J59];[.$L59];[.$N59];[.$P59];[.$R59];[.$T59])"/>
          <table:table-cell table:formula="of:=MAX([.$C59];[.$E59];[.$G59];[.$I59];[.$K59];[.$M59];[.$O59];[.$Q59];[.$S59];[.$U59])"/>
        </table:table-row>
        <table:table-row>
          <table:table-cell office:value-type="string">
            <text:p>./randomcore-50-50-2</text:p>
          </table:table-cell>
          <table:table-cell office:value-type="float" office:value="4.26">
            <text:p>4.2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.0">
            <text:p>5.0</text:p>
          </table:table-cell>
          <table:table-cell office:value-type="float" office:value="0.0">
            <text:p>0.0</text:p>
          </table:table-cell>
          <table:table-cell office:value-type="float" office:value="4.08" table:style-name="cellBest">
            <text:p>4.08</text:p>
          </table:table-cell>
          <table:table-cell office:value-type="float" office:value="0.0">
            <text:p>0.0</text:p>
          </table:table-cell>
          <table:table-cell office:value-type="float" office:value="9.99" table:style-name="cellWorst">
            <text:p>9.9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0];[.$D60];[.$F60];[.$H60];[.$J60];[.$L60];[.$N60];[.$P60];[.$R60];[.$T60])"/>
          <table:table-cell table:formula="of:=MIN([.$C60];[.$E60];[.$G60];[.$I60];[.$K60];[.$M60];[.$O60];[.$Q60];[.$S60];[.$U60])"/>
          <table:table-cell table:formula="of:=MEDIAN([.$B60];[.$D60];[.$F60];[.$H60];[.$J60];[.$L60];[.$N60];[.$P60];[.$R60];[.$T60])"/>
          <table:table-cell table:formula="of:=MEDIAN([.$C60];[.$E60];[.$G60];[.$I60];[.$K60];[.$M60];[.$O60];[.$Q60];[.$S60];[.$U60])"/>
          <table:table-cell table:formula="of:=MAX([.$B60];[.$D60];[.$F60];[.$H60];[.$J60];[.$L60];[.$N60];[.$P60];[.$R60];[.$T60])"/>
          <table:table-cell table:formula="of:=MAX([.$C60];[.$E60];[.$G60];[.$I60];[.$K60];[.$M60];[.$O60];[.$Q60];[.$S60];[.$U60])"/>
        </table:table-row>
        <table:table-row>
          <table:table-cell office:value-type="string">
            <text:p>./randomcore-50-50-3</text:p>
          </table:table-cell>
          <table:table-cell office:value-type="float" office:value="4.03" table:style-name="cellBest">
            <text:p>4.0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83">
            <text:p>4.83</text:p>
          </table:table-cell>
          <table:table-cell office:value-type="float" office:value="0.0">
            <text:p>0.0</text:p>
          </table:table-cell>
          <table:table-cell office:value-type="float" office:value="4.1">
            <text:p>4.1</text:p>
          </table:table-cell>
          <table:table-cell office:value-type="float" office:value="0.0">
            <text:p>0.0</text:p>
          </table:table-cell>
          <table:table-cell office:value-type="float" office:value="8.43" table:style-name="cellWorst">
            <text:p>8.4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1];[.$D61];[.$F61];[.$H61];[.$J61];[.$L61];[.$N61];[.$P61];[.$R61];[.$T61])"/>
          <table:table-cell table:formula="of:=MIN([.$C61];[.$E61];[.$G61];[.$I61];[.$K61];[.$M61];[.$O61];[.$Q61];[.$S61];[.$U61])"/>
          <table:table-cell table:formula="of:=MEDIAN([.$B61];[.$D61];[.$F61];[.$H61];[.$J61];[.$L61];[.$N61];[.$P61];[.$R61];[.$T61])"/>
          <table:table-cell table:formula="of:=MEDIAN([.$C61];[.$E61];[.$G61];[.$I61];[.$K61];[.$M61];[.$O61];[.$Q61];[.$S61];[.$U61])"/>
          <table:table-cell table:formula="of:=MAX([.$B61];[.$D61];[.$F61];[.$H61];[.$J61];[.$L61];[.$N61];[.$P61];[.$R61];[.$T61])"/>
          <table:table-cell table:formula="of:=MAX([.$C61];[.$E61];[.$G61];[.$I61];[.$K61];[.$M61];[.$O61];[.$Q61];[.$S61];[.$U61])"/>
        </table:table-row>
        <table:table-row>
          <table:table-cell office:value-type="string">
            <text:p>./randomcore-50-50-4</text:p>
          </table:table-cell>
          <table:table-cell office:value-type="float" office:value="4.5">
            <text:p>4.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15" table:style-name="cellBest">
            <text:p>4.15</text:p>
          </table:table-cell>
          <table:table-cell office:value-type="float" office:value="0.0">
            <text:p>0.0</text:p>
          </table:table-cell>
          <table:table-cell office:value-type="float" office:value="4.27">
            <text:p>4.27</text:p>
          </table:table-cell>
          <table:table-cell office:value-type="float" office:value="0.0">
            <text:p>0.0</text:p>
          </table:table-cell>
          <table:table-cell office:value-type="float" office:value="9.29" table:style-name="cellWorst">
            <text:p>9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2];[.$D62];[.$F62];[.$H62];[.$J62];[.$L62];[.$N62];[.$P62];[.$R62];[.$T62])"/>
          <table:table-cell table:formula="of:=MIN([.$C62];[.$E62];[.$G62];[.$I62];[.$K62];[.$M62];[.$O62];[.$Q62];[.$S62];[.$U62])"/>
          <table:table-cell table:formula="of:=MEDIAN([.$B62];[.$D62];[.$F62];[.$H62];[.$J62];[.$L62];[.$N62];[.$P62];[.$R62];[.$T62])"/>
          <table:table-cell table:formula="of:=MEDIAN([.$C62];[.$E62];[.$G62];[.$I62];[.$K62];[.$M62];[.$O62];[.$Q62];[.$S62];[.$U62])"/>
          <table:table-cell table:formula="of:=MAX([.$B62];[.$D62];[.$F62];[.$H62];[.$J62];[.$L62];[.$N62];[.$P62];[.$R62];[.$T62])"/>
          <table:table-cell table:formula="of:=MAX([.$C62];[.$E62];[.$G62];[.$I62];[.$K62];[.$M62];[.$O62];[.$Q62];[.$S62];[.$U62])"/>
        </table:table-row>
        <table:table-row>
          <table:table-cell office:value-type="string">
            <text:p>./restaurant-1000_user-input-2000</text:p>
          </table:table-cell>
          <table:table-cell office:value-type="float" office:value="73.77" table:style-name="cellBest">
            <text:p>73.77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 office:value-type="float" office:value="847.88">
            <text:p>847.88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3];[.$D63];[.$F63];[.$H63];[.$J63];[.$L63];[.$N63];[.$P63];[.$R63];[.$T63])"/>
          <table:table-cell table:formula="of:=MIN([.$C63];[.$E63];[.$G63];[.$I63];[.$K63];[.$M63];[.$O63];[.$Q63];[.$S63];[.$U63])"/>
          <table:table-cell table:formula="of:=MEDIAN([.$B63];[.$D63];[.$F63];[.$H63];[.$J63];[.$L63];[.$N63];[.$P63];[.$R63];[.$T63])"/>
          <table:table-cell table:formula="of:=MEDIAN([.$C63];[.$E63];[.$G63];[.$I63];[.$K63];[.$M63];[.$O63];[.$Q63];[.$S63];[.$U63])"/>
          <table:table-cell table:formula="of:=MAX([.$B63];[.$D63];[.$F63];[.$H63];[.$J63];[.$L63];[.$N63];[.$P63];[.$R63];[.$T63])"/>
          <table:table-cell table:formula="of:=MAX([.$C63];[.$E63];[.$G63];[.$I63];[.$K63];[.$M63];[.$O63];[.$Q63];[.$S63];[.$U63])"/>
        </table:table-row>
        <table:table-row>
          <table:table-cell office:value-type="string">
            <text:p>./restaurant-1000_user-input-4000</text:p>
          </table:table-cell>
          <table:table-cell office:value-type="float" office:value="86.68" table:style-name="cellBest">
            <text:p>86.68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4];[.$D64];[.$F64];[.$H64];[.$J64];[.$L64];[.$N64];[.$P64];[.$R64];[.$T64])"/>
          <table:table-cell table:formula="of:=MIN([.$C64];[.$E64];[.$G64];[.$I64];[.$K64];[.$M64];[.$O64];[.$Q64];[.$S64];[.$U64])"/>
          <table:table-cell table:formula="of:=MEDIAN([.$B64];[.$D64];[.$F64];[.$H64];[.$J64];[.$L64];[.$N64];[.$P64];[.$R64];[.$T64])"/>
          <table:table-cell table:formula="of:=MEDIAN([.$C64];[.$E64];[.$G64];[.$I64];[.$K64];[.$M64];[.$O64];[.$Q64];[.$S64];[.$U64])"/>
          <table:table-cell table:formula="of:=MAX([.$B64];[.$D64];[.$F64];[.$H64];[.$J64];[.$L64];[.$N64];[.$P64];[.$R64];[.$T64])"/>
          <table:table-cell table:formula="of:=MAX([.$C64];[.$E64];[.$G64];[.$I64];[.$K64];[.$M64];[.$O64];[.$Q64];[.$S64];[.$U64])"/>
        </table:table-row>
        <table:table-row>
          <table:table-cell office:value-type="string">
            <text:p>./restaurant-1000_user-input-6000</text:p>
          </table:table-cell>
          <table:table-cell office:value-type="float" office:value="69.93" table:style-name="cellBest">
            <text:p>69.9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33.15">
            <text:p>133.15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501.78">
            <text:p>501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5];[.$D65];[.$F65];[.$H65];[.$J65];[.$L65];[.$N65];[.$P65];[.$R65];[.$T65])"/>
          <table:table-cell table:formula="of:=MIN([.$C65];[.$E65];[.$G65];[.$I65];[.$K65];[.$M65];[.$O65];[.$Q65];[.$S65];[.$U65])"/>
          <table:table-cell table:formula="of:=MEDIAN([.$B65];[.$D65];[.$F65];[.$H65];[.$J65];[.$L65];[.$N65];[.$P65];[.$R65];[.$T65])"/>
          <table:table-cell table:formula="of:=MEDIAN([.$C65];[.$E65];[.$G65];[.$I65];[.$K65];[.$M65];[.$O65];[.$Q65];[.$S65];[.$U65])"/>
          <table:table-cell table:formula="of:=MAX([.$B65];[.$D65];[.$F65];[.$H65];[.$J65];[.$L65];[.$N65];[.$P65];[.$R65];[.$T65])"/>
          <table:table-cell table:formula="of:=MAX([.$C65];[.$E65];[.$G65];[.$I65];[.$K65];[.$M65];[.$O65];[.$Q65];[.$S65];[.$U65])"/>
        </table:table-row>
        <table:table-row>
          <table:table-cell office:value-type="string">
            <text:p>./restaurant-100_user-input-200</text:p>
          </table:table-cell>
          <table:table-cell office:value-type="float" office:value="3.52" table:style-name="cellBest">
            <text:p>3.5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78.94" table:style-name="cellWorst">
            <text:p>78.94</text:p>
          </table:table-cell>
          <table:table-cell office:value-type="float" office:value="0.0">
            <text:p>0.0</text:p>
          </table:table-cell>
          <table:table-cell office:value-type="float" office:value="3.8">
            <text:p>3.8</text:p>
          </table:table-cell>
          <table:table-cell office:value-type="float" office:value="0.0">
            <text:p>0.0</text:p>
          </table:table-cell>
          <table:table-cell office:value-type="float" office:value="9.48">
            <text:p>9.4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6];[.$D66];[.$F66];[.$H66];[.$J66];[.$L66];[.$N66];[.$P66];[.$R66];[.$T66])"/>
          <table:table-cell table:formula="of:=MIN([.$C66];[.$E66];[.$G66];[.$I66];[.$K66];[.$M66];[.$O66];[.$Q66];[.$S66];[.$U66])"/>
          <table:table-cell table:formula="of:=MEDIAN([.$B66];[.$D66];[.$F66];[.$H66];[.$J66];[.$L66];[.$N66];[.$P66];[.$R66];[.$T66])"/>
          <table:table-cell table:formula="of:=MEDIAN([.$C66];[.$E66];[.$G66];[.$I66];[.$K66];[.$M66];[.$O66];[.$Q66];[.$S66];[.$U66])"/>
          <table:table-cell table:formula="of:=MAX([.$B66];[.$D66];[.$F66];[.$H66];[.$J66];[.$L66];[.$N66];[.$P66];[.$R66];[.$T66])"/>
          <table:table-cell table:formula="of:=MAX([.$C66];[.$E66];[.$G66];[.$I66];[.$K66];[.$M66];[.$O66];[.$Q66];[.$S66];[.$U66])"/>
        </table:table-row>
        <table:table-row>
          <table:table-cell office:value-type="string">
            <text:p>./restaurant-100_user-input-400</text:p>
          </table:table-cell>
          <table:table-cell office:value-type="float" office:value="3.99">
            <text:p>3.9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.02">
            <text:p>6.02</text:p>
          </table:table-cell>
          <table:table-cell office:value-type="float" office:value="0.0">
            <text:p>0.0</text:p>
          </table:table-cell>
          <table:table-cell office:value-type="float" office:value="3.52" table:style-name="cellBest">
            <text:p>3.52</text:p>
          </table:table-cell>
          <table:table-cell office:value-type="float" office:value="0.0">
            <text:p>0.0</text:p>
          </table:table-cell>
          <table:table-cell office:value-type="float" office:value="7.86" table:style-name="cellWorst">
            <text:p>7.8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7];[.$D67];[.$F67];[.$H67];[.$J67];[.$L67];[.$N67];[.$P67];[.$R67];[.$T67])"/>
          <table:table-cell table:formula="of:=MIN([.$C67];[.$E67];[.$G67];[.$I67];[.$K67];[.$M67];[.$O67];[.$Q67];[.$S67];[.$U67])"/>
          <table:table-cell table:formula="of:=MEDIAN([.$B67];[.$D67];[.$F67];[.$H67];[.$J67];[.$L67];[.$N67];[.$P67];[.$R67];[.$T67])"/>
          <table:table-cell table:formula="of:=MEDIAN([.$C67];[.$E67];[.$G67];[.$I67];[.$K67];[.$M67];[.$O67];[.$Q67];[.$S67];[.$U67])"/>
          <table:table-cell table:formula="of:=MAX([.$B67];[.$D67];[.$F67];[.$H67];[.$J67];[.$L67];[.$N67];[.$P67];[.$R67];[.$T67])"/>
          <table:table-cell table:formula="of:=MAX([.$C67];[.$E67];[.$G67];[.$I67];[.$K67];[.$M67];[.$O67];[.$Q67];[.$S67];[.$U67])"/>
        </table:table-row>
        <table:table-row>
          <table:table-cell office:value-type="string">
            <text:p>./restaurant-100_user-input-600</text:p>
          </table:table-cell>
          <table:table-cell office:value-type="float" office:value="3.59">
            <text:p>3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3.27" table:style-name="cellBest">
            <text:p>3.27</text:p>
          </table:table-cell>
          <table:table-cell office:value-type="float" office:value="0.0">
            <text:p>0.0</text:p>
          </table:table-cell>
          <table:table-cell office:value-type="float" office:value="8.75" table:style-name="cellWorst">
            <text:p>8.75</text:p>
          </table:table-cell>
          <table:table-cell office:value-type="float" office:value="0.0">
            <text:p>0.0</text:p>
          </table:table-cell>
          <table:table-cell office:value-type="float" office:value="5.59">
            <text:p>5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8];[.$D68];[.$F68];[.$H68];[.$J68];[.$L68];[.$N68];[.$P68];[.$R68];[.$T68])"/>
          <table:table-cell table:formula="of:=MIN([.$C68];[.$E68];[.$G68];[.$I68];[.$K68];[.$M68];[.$O68];[.$Q68];[.$S68];[.$U68])"/>
          <table:table-cell table:formula="of:=MEDIAN([.$B68];[.$D68];[.$F68];[.$H68];[.$J68];[.$L68];[.$N68];[.$P68];[.$R68];[.$T68])"/>
          <table:table-cell table:formula="of:=MEDIAN([.$C68];[.$E68];[.$G68];[.$I68];[.$K68];[.$M68];[.$O68];[.$Q68];[.$S68];[.$U68])"/>
          <table:table-cell table:formula="of:=MAX([.$B68];[.$D68];[.$F68];[.$H68];[.$J68];[.$L68];[.$N68];[.$P68];[.$R68];[.$T68])"/>
          <table:table-cell table:formula="of:=MAX([.$C68];[.$E68];[.$G68];[.$I68];[.$K68];[.$M68];[.$O68];[.$Q68];[.$S68];[.$U68])"/>
        </table:table-row>
        <table:table-row>
          <table:table-cell office:value-type="string">
            <text:p>./restaurant-1500_user-input-3000</text:p>
          </table:table-cell>
          <table:table-cell office:value-type="float" office:value="166.0" table:style-name="cellBest">
            <text:p>166.0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69];[.$D69];[.$F69];[.$H69];[.$J69];[.$L69];[.$N69];[.$P69];[.$R69];[.$T69])"/>
          <table:table-cell table:formula="of:=MIN([.$C69];[.$E69];[.$G69];[.$I69];[.$K69];[.$M69];[.$O69];[.$Q69];[.$S69];[.$U69])"/>
          <table:table-cell table:formula="of:=MEDIAN([.$B69];[.$D69];[.$F69];[.$H69];[.$J69];[.$L69];[.$N69];[.$P69];[.$R69];[.$T69])"/>
          <table:table-cell table:formula="of:=MEDIAN([.$C69];[.$E69];[.$G69];[.$I69];[.$K69];[.$M69];[.$O69];[.$Q69];[.$S69];[.$U69])"/>
          <table:table-cell table:formula="of:=MAX([.$B69];[.$D69];[.$F69];[.$H69];[.$J69];[.$L69];[.$N69];[.$P69];[.$R69];[.$T69])"/>
          <table:table-cell table:formula="of:=MAX([.$C69];[.$E69];[.$G69];[.$I69];[.$K69];[.$M69];[.$O69];[.$Q69];[.$S69];[.$U69])"/>
        </table:table-row>
        <table:table-row>
          <table:table-cell office:value-type="string">
            <text:p>./restaurant-1500_user-input-6000</text:p>
          </table:table-cell>
          <table:table-cell office:value-type="float" office:value="177.3" table:style-name="cellBest">
            <text:p>177.3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 office:value-type="float" office:value="511.67">
            <text:p>511.67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0];[.$D70];[.$F70];[.$H70];[.$J70];[.$L70];[.$N70];[.$P70];[.$R70];[.$T70])"/>
          <table:table-cell table:formula="of:=MIN([.$C70];[.$E70];[.$G70];[.$I70];[.$K70];[.$M70];[.$O70];[.$Q70];[.$S70];[.$U70])"/>
          <table:table-cell table:formula="of:=MEDIAN([.$B70];[.$D70];[.$F70];[.$H70];[.$J70];[.$L70];[.$N70];[.$P70];[.$R70];[.$T70])"/>
          <table:table-cell table:formula="of:=MEDIAN([.$C70];[.$E70];[.$G70];[.$I70];[.$K70];[.$M70];[.$O70];[.$Q70];[.$S70];[.$U70])"/>
          <table:table-cell table:formula="of:=MAX([.$B70];[.$D70];[.$F70];[.$H70];[.$J70];[.$L70];[.$N70];[.$P70];[.$R70];[.$T70])"/>
          <table:table-cell table:formula="of:=MAX([.$C70];[.$E70];[.$G70];[.$I70];[.$K70];[.$M70];[.$O70];[.$Q70];[.$S70];[.$U70])"/>
        </table:table-row>
        <table:table-row>
          <table:table-cell office:value-type="string">
            <text:p>./restaurant-1500_user-input-9000</text:p>
          </table:table-cell>
          <table:table-cell office:value-type="float" office:value="195.65" table:style-name="cellBest">
            <text:p>195.65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 office:value-type="float" office:value="257.87">
            <text:p>257.87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1];[.$D71];[.$F71];[.$H71];[.$J71];[.$L71];[.$N71];[.$P71];[.$R71];[.$T71])"/>
          <table:table-cell table:formula="of:=MIN([.$C71];[.$E71];[.$G71];[.$I71];[.$K71];[.$M71];[.$O71];[.$Q71];[.$S71];[.$U71])"/>
          <table:table-cell table:formula="of:=MEDIAN([.$B71];[.$D71];[.$F71];[.$H71];[.$J71];[.$L71];[.$N71];[.$P71];[.$R71];[.$T71])"/>
          <table:table-cell table:formula="of:=MEDIAN([.$C71];[.$E71];[.$G71];[.$I71];[.$K71];[.$M71];[.$O71];[.$Q71];[.$S71];[.$U71])"/>
          <table:table-cell table:formula="of:=MAX([.$B71];[.$D71];[.$F71];[.$H71];[.$J71];[.$L71];[.$N71];[.$P71];[.$R71];[.$T71])"/>
          <table:table-cell table:formula="of:=MAX([.$C71];[.$E71];[.$G71];[.$I71];[.$K71];[.$M71];[.$O71];[.$Q71];[.$S71];[.$U71])"/>
        </table:table-row>
        <table:table-row>
          <table:table-cell office:value-type="string">
            <text:p>./restaurant-2000_user-input-1200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2];[.$D72];[.$F72];[.$H72];[.$J72];[.$L72];[.$N72];[.$P72];[.$R72];[.$T72])"/>
          <table:table-cell table:formula="of:=MIN([.$C72];[.$E72];[.$G72];[.$I72];[.$K72];[.$M72];[.$O72];[.$Q72];[.$S72];[.$U72])"/>
          <table:table-cell table:formula="of:=MEDIAN([.$B72];[.$D72];[.$F72];[.$H72];[.$J72];[.$L72];[.$N72];[.$P72];[.$R72];[.$T72])"/>
          <table:table-cell table:formula="of:=MEDIAN([.$C72];[.$E72];[.$G72];[.$I72];[.$K72];[.$M72];[.$O72];[.$Q72];[.$S72];[.$U72])"/>
          <table:table-cell table:formula="of:=MAX([.$B72];[.$D72];[.$F72];[.$H72];[.$J72];[.$L72];[.$N72];[.$P72];[.$R72];[.$T72])"/>
          <table:table-cell table:formula="of:=MAX([.$C72];[.$E72];[.$G72];[.$I72];[.$K72];[.$M72];[.$O72];[.$Q72];[.$S72];[.$U72])"/>
        </table:table-row>
        <table:table-row>
          <table:table-cell office:value-type="string">
            <text:p>./restaurant-2000_user-input-400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3];[.$D73];[.$F73];[.$H73];[.$J73];[.$L73];[.$N73];[.$P73];[.$R73];[.$T73])"/>
          <table:table-cell table:formula="of:=MIN([.$C73];[.$E73];[.$G73];[.$I73];[.$K73];[.$M73];[.$O73];[.$Q73];[.$S73];[.$U73])"/>
          <table:table-cell table:formula="of:=MEDIAN([.$B73];[.$D73];[.$F73];[.$H73];[.$J73];[.$L73];[.$N73];[.$P73];[.$R73];[.$T73])"/>
          <table:table-cell table:formula="of:=MEDIAN([.$C73];[.$E73];[.$G73];[.$I73];[.$K73];[.$M73];[.$O73];[.$Q73];[.$S73];[.$U73])"/>
          <table:table-cell table:formula="of:=MAX([.$B73];[.$D73];[.$F73];[.$H73];[.$J73];[.$L73];[.$N73];[.$P73];[.$R73];[.$T73])"/>
          <table:table-cell table:formula="of:=MAX([.$C73];[.$E73];[.$G73];[.$I73];[.$K73];[.$M73];[.$O73];[.$Q73];[.$S73];[.$U73])"/>
        </table:table-row>
        <table:table-row>
          <table:table-cell office:value-type="string">
            <text:p>./restaurant-2000_user-input-800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4];[.$D74];[.$F74];[.$H74];[.$J74];[.$L74];[.$N74];[.$P74];[.$R74];[.$T74])"/>
          <table:table-cell table:formula="of:=MIN([.$C74];[.$E74];[.$G74];[.$I74];[.$K74];[.$M74];[.$O74];[.$Q74];[.$S74];[.$U74])"/>
          <table:table-cell table:formula="of:=MEDIAN([.$B74];[.$D74];[.$F74];[.$H74];[.$J74];[.$L74];[.$N74];[.$P74];[.$R74];[.$T74])"/>
          <table:table-cell table:formula="of:=MEDIAN([.$C74];[.$E74];[.$G74];[.$I74];[.$K74];[.$M74];[.$O74];[.$Q74];[.$S74];[.$U74])"/>
          <table:table-cell table:formula="of:=MAX([.$B74];[.$D74];[.$F74];[.$H74];[.$J74];[.$L74];[.$N74];[.$P74];[.$R74];[.$T74])"/>
          <table:table-cell table:formula="of:=MAX([.$C74];[.$E74];[.$G74];[.$I74];[.$K74];[.$M74];[.$O74];[.$Q74];[.$S74];[.$U74])"/>
        </table:table-row>
        <table:table-row>
          <table:table-cell office:value-type="string">
            <text:p>./restaurant-500_user-input-1000</text:p>
          </table:table-cell>
          <table:table-cell office:value-type="float" office:value="22.2" table:style-name="cellBest">
            <text:p>22.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08.6">
            <text:p>208.6</text:p>
          </table:table-cell>
          <table:table-cell office:value-type="float" office:value="0.0">
            <text:p>0.0</text:p>
          </table:table-cell>
          <table:table-cell office:value-type="float" office:value="86.45">
            <text:p>86.45</text:p>
          </table:table-cell>
          <table:table-cell office:value-type="float" office:value="0.0">
            <text:p>0.0</text:p>
          </table:table-cell>
          <table:table-cell office:value-type="float" office:value="381.96" table:style-name="cellWorst">
            <text:p>381.9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5];[.$D75];[.$F75];[.$H75];[.$J75];[.$L75];[.$N75];[.$P75];[.$R75];[.$T75])"/>
          <table:table-cell table:formula="of:=MIN([.$C75];[.$E75];[.$G75];[.$I75];[.$K75];[.$M75];[.$O75];[.$Q75];[.$S75];[.$U75])"/>
          <table:table-cell table:formula="of:=MEDIAN([.$B75];[.$D75];[.$F75];[.$H75];[.$J75];[.$L75];[.$N75];[.$P75];[.$R75];[.$T75])"/>
          <table:table-cell table:formula="of:=MEDIAN([.$C75];[.$E75];[.$G75];[.$I75];[.$K75];[.$M75];[.$O75];[.$Q75];[.$S75];[.$U75])"/>
          <table:table-cell table:formula="of:=MAX([.$B75];[.$D75];[.$F75];[.$H75];[.$J75];[.$L75];[.$N75];[.$P75];[.$R75];[.$T75])"/>
          <table:table-cell table:formula="of:=MAX([.$C75];[.$E75];[.$G75];[.$I75];[.$K75];[.$M75];[.$O75];[.$Q75];[.$S75];[.$U75])"/>
        </table:table-row>
        <table:table-row>
          <table:table-cell office:value-type="string">
            <text:p>./restaurant-500_user-input-2000</text:p>
          </table:table-cell>
          <table:table-cell office:value-type="float" office:value="17.17" table:style-name="cellBest">
            <text:p>17.1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03.16">
            <text:p>103.16</text:p>
          </table:table-cell>
          <table:table-cell office:value-type="float" office:value="0.0">
            <text:p>0.0</text:p>
          </table:table-cell>
          <table:table-cell office:value-type="float" office:value="275.35">
            <text:p>275.3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6];[.$D76];[.$F76];[.$H76];[.$J76];[.$L76];[.$N76];[.$P76];[.$R76];[.$T76])"/>
          <table:table-cell table:formula="of:=MIN([.$C76];[.$E76];[.$G76];[.$I76];[.$K76];[.$M76];[.$O76];[.$Q76];[.$S76];[.$U76])"/>
          <table:table-cell table:formula="of:=MEDIAN([.$B76];[.$D76];[.$F76];[.$H76];[.$J76];[.$L76];[.$N76];[.$P76];[.$R76];[.$T76])"/>
          <table:table-cell table:formula="of:=MEDIAN([.$C76];[.$E76];[.$G76];[.$I76];[.$K76];[.$M76];[.$O76];[.$Q76];[.$S76];[.$U76])"/>
          <table:table-cell table:formula="of:=MAX([.$B76];[.$D76];[.$F76];[.$H76];[.$J76];[.$L76];[.$N76];[.$P76];[.$R76];[.$T76])"/>
          <table:table-cell table:formula="of:=MAX([.$C76];[.$E76];[.$G76];[.$I76];[.$K76];[.$M76];[.$O76];[.$Q76];[.$S76];[.$U76])"/>
        </table:table-row>
        <table:table-row>
          <table:table-cell office:value-type="string">
            <text:p>./restaurant-500_user-input-3000</text:p>
          </table:table-cell>
          <table:table-cell office:value-type="float" office:value="19.01" table:style-name="cellBest">
            <text:p>19.0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9.7">
            <text:p>29.7</text:p>
          </table:table-cell>
          <table:table-cell office:value-type="float" office:value="0.0">
            <text:p>0.0</text:p>
          </table:table-cell>
          <table:table-cell office:value-type="float" office:value="451.87" table:style-name="cellWorst">
            <text:p>451.87</text:p>
          </table:table-cell>
          <table:table-cell office:value-type="float" office:value="0.0">
            <text:p>0.0</text:p>
          </table:table-cell>
          <table:table-cell office:value-type="float" office:value="50.66">
            <text:p>50.6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7];[.$D77];[.$F77];[.$H77];[.$J77];[.$L77];[.$N77];[.$P77];[.$R77];[.$T77])"/>
          <table:table-cell table:formula="of:=MIN([.$C77];[.$E77];[.$G77];[.$I77];[.$K77];[.$M77];[.$O77];[.$Q77];[.$S77];[.$U77])"/>
          <table:table-cell table:formula="of:=MEDIAN([.$B77];[.$D77];[.$F77];[.$H77];[.$J77];[.$L77];[.$N77];[.$P77];[.$R77];[.$T77])"/>
          <table:table-cell table:formula="of:=MEDIAN([.$C77];[.$E77];[.$G77];[.$I77];[.$K77];[.$M77];[.$O77];[.$Q77];[.$S77];[.$U77])"/>
          <table:table-cell table:formula="of:=MAX([.$B77];[.$D77];[.$F77];[.$H77];[.$J77];[.$L77];[.$N77];[.$P77];[.$R77];[.$T77])"/>
          <table:table-cell table:formula="of:=MAX([.$C77];[.$E77];[.$G77];[.$I77];[.$K77];[.$M77];[.$O77];[.$Q77];[.$S77];[.$U77])"/>
        </table:table-row>
        <table:table-row>
          <table:table-cell office:value-type="string">
            <text:p>./travelbike-1</text:p>
          </table:table-cell>
          <table:table-cell office:value-type="float" office:value="43.85">
            <text:p>43.8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98.32" table:style-name="cellWorst">
            <text:p>198.32</text:p>
          </table:table-cell>
          <table:table-cell office:value-type="float" office:value="0.0">
            <text:p>0.0</text:p>
          </table:table-cell>
          <table:table-cell office:value-type="float" office:value="53.34">
            <text:p>53.34</text:p>
          </table:table-cell>
          <table:table-cell office:value-type="float" office:value="0.0">
            <text:p>0.0</text:p>
          </table:table-cell>
          <table:table-cell office:value-type="float" office:value="3.35" table:style-name="cellBest">
            <text:p>3.3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8];[.$D78];[.$F78];[.$H78];[.$J78];[.$L78];[.$N78];[.$P78];[.$R78];[.$T78])"/>
          <table:table-cell table:formula="of:=MIN([.$C78];[.$E78];[.$G78];[.$I78];[.$K78];[.$M78];[.$O78];[.$Q78];[.$S78];[.$U78])"/>
          <table:table-cell table:formula="of:=MEDIAN([.$B78];[.$D78];[.$F78];[.$H78];[.$J78];[.$L78];[.$N78];[.$P78];[.$R78];[.$T78])"/>
          <table:table-cell table:formula="of:=MEDIAN([.$C78];[.$E78];[.$G78];[.$I78];[.$K78];[.$M78];[.$O78];[.$Q78];[.$S78];[.$U78])"/>
          <table:table-cell table:formula="of:=MAX([.$B78];[.$D78];[.$F78];[.$H78];[.$J78];[.$L78];[.$N78];[.$P78];[.$R78];[.$T78])"/>
          <table:table-cell table:formula="of:=MAX([.$C78];[.$E78];[.$G78];[.$I78];[.$K78];[.$M78];[.$O78];[.$Q78];[.$S78];[.$U78])"/>
        </table:table-row>
        <table:table-row>
          <table:table-cell office:value-type="string">
            <text:p>./travelbike-1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6.92" table:style-name="cellBest">
            <text:p>6.92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79];[.$D79];[.$F79];[.$H79];[.$J79];[.$L79];[.$N79];[.$P79];[.$R79];[.$T79])"/>
          <table:table-cell table:formula="of:=MIN([.$C79];[.$E79];[.$G79];[.$I79];[.$K79];[.$M79];[.$O79];[.$Q79];[.$S79];[.$U79])"/>
          <table:table-cell table:formula="of:=MEDIAN([.$B79];[.$D79];[.$F79];[.$H79];[.$J79];[.$L79];[.$N79];[.$P79];[.$R79];[.$T79])"/>
          <table:table-cell table:formula="of:=MEDIAN([.$C79];[.$E79];[.$G79];[.$I79];[.$K79];[.$M79];[.$O79];[.$Q79];[.$S79];[.$U79])"/>
          <table:table-cell table:formula="of:=MAX([.$B79];[.$D79];[.$F79];[.$H79];[.$J79];[.$L79];[.$N79];[.$P79];[.$R79];[.$T79])"/>
          <table:table-cell table:formula="of:=MAX([.$C79];[.$E79];[.$G79];[.$I79];[.$K79];[.$M79];[.$O79];[.$Q79];[.$S79];[.$U79])"/>
        </table:table-row>
        <table:table-row>
          <table:table-cell office:value-type="string">
            <text:p>./travelbike-11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7.89" table:style-name="cellBest">
            <text:p>7.89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0];[.$D80];[.$F80];[.$H80];[.$J80];[.$L80];[.$N80];[.$P80];[.$R80];[.$T80])"/>
          <table:table-cell table:formula="of:=MIN([.$C80];[.$E80];[.$G80];[.$I80];[.$K80];[.$M80];[.$O80];[.$Q80];[.$S80];[.$U80])"/>
          <table:table-cell table:formula="of:=MEDIAN([.$B80];[.$D80];[.$F80];[.$H80];[.$J80];[.$L80];[.$N80];[.$P80];[.$R80];[.$T80])"/>
          <table:table-cell table:formula="of:=MEDIAN([.$C80];[.$E80];[.$G80];[.$I80];[.$K80];[.$M80];[.$O80];[.$Q80];[.$S80];[.$U80])"/>
          <table:table-cell table:formula="of:=MAX([.$B80];[.$D80];[.$F80];[.$H80];[.$J80];[.$L80];[.$N80];[.$P80];[.$R80];[.$T80])"/>
          <table:table-cell table:formula="of:=MAX([.$C80];[.$E80];[.$G80];[.$I80];[.$K80];[.$M80];[.$O80];[.$Q80];[.$S80];[.$U80])"/>
        </table:table-row>
        <table:table-row>
          <table:table-cell office:value-type="string">
            <text:p>./travelbike-12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7.75" table:style-name="cellBest">
            <text:p>7.75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1];[.$D81];[.$F81];[.$H81];[.$J81];[.$L81];[.$N81];[.$P81];[.$R81];[.$T81])"/>
          <table:table-cell table:formula="of:=MIN([.$C81];[.$E81];[.$G81];[.$I81];[.$K81];[.$M81];[.$O81];[.$Q81];[.$S81];[.$U81])"/>
          <table:table-cell table:formula="of:=MEDIAN([.$B81];[.$D81];[.$F81];[.$H81];[.$J81];[.$L81];[.$N81];[.$P81];[.$R81];[.$T81])"/>
          <table:table-cell table:formula="of:=MEDIAN([.$C81];[.$E81];[.$G81];[.$I81];[.$K81];[.$M81];[.$O81];[.$Q81];[.$S81];[.$U81])"/>
          <table:table-cell table:formula="of:=MAX([.$B81];[.$D81];[.$F81];[.$H81];[.$J81];[.$L81];[.$N81];[.$P81];[.$R81];[.$T81])"/>
          <table:table-cell table:formula="of:=MAX([.$C81];[.$E81];[.$G81];[.$I81];[.$K81];[.$M81];[.$O81];[.$Q81];[.$S81];[.$U81])"/>
        </table:table-row>
        <table:table-row>
          <table:table-cell office:value-type="string">
            <text:p>./travelbike-13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1.36" table:style-name="cellBest">
            <text:p>11.36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2];[.$D82];[.$F82];[.$H82];[.$J82];[.$L82];[.$N82];[.$P82];[.$R82];[.$T82])"/>
          <table:table-cell table:formula="of:=MIN([.$C82];[.$E82];[.$G82];[.$I82];[.$K82];[.$M82];[.$O82];[.$Q82];[.$S82];[.$U82])"/>
          <table:table-cell table:formula="of:=MEDIAN([.$B82];[.$D82];[.$F82];[.$H82];[.$J82];[.$L82];[.$N82];[.$P82];[.$R82];[.$T82])"/>
          <table:table-cell table:formula="of:=MEDIAN([.$C82];[.$E82];[.$G82];[.$I82];[.$K82];[.$M82];[.$O82];[.$Q82];[.$S82];[.$U82])"/>
          <table:table-cell table:formula="of:=MAX([.$B82];[.$D82];[.$F82];[.$H82];[.$J82];[.$L82];[.$N82];[.$P82];[.$R82];[.$T82])"/>
          <table:table-cell table:formula="of:=MAX([.$C82];[.$E82];[.$G82];[.$I82];[.$K82];[.$M82];[.$O82];[.$Q82];[.$S82];[.$U82])"/>
        </table:table-row>
        <table:table-row>
          <table:table-cell office:value-type="string">
            <text:p>./travelbike-14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8.52" table:style-name="cellBest">
            <text:p>8.52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3];[.$D83];[.$F83];[.$H83];[.$J83];[.$L83];[.$N83];[.$P83];[.$R83];[.$T83])"/>
          <table:table-cell table:formula="of:=MIN([.$C83];[.$E83];[.$G83];[.$I83];[.$K83];[.$M83];[.$O83];[.$Q83];[.$S83];[.$U83])"/>
          <table:table-cell table:formula="of:=MEDIAN([.$B83];[.$D83];[.$F83];[.$H83];[.$J83];[.$L83];[.$N83];[.$P83];[.$R83];[.$T83])"/>
          <table:table-cell table:formula="of:=MEDIAN([.$C83];[.$E83];[.$G83];[.$I83];[.$K83];[.$M83];[.$O83];[.$Q83];[.$S83];[.$U83])"/>
          <table:table-cell table:formula="of:=MAX([.$B83];[.$D83];[.$F83];[.$H83];[.$J83];[.$L83];[.$N83];[.$P83];[.$R83];[.$T83])"/>
          <table:table-cell table:formula="of:=MAX([.$C83];[.$E83];[.$G83];[.$I83];[.$K83];[.$M83];[.$O83];[.$Q83];[.$S83];[.$U83])"/>
        </table:table-row>
        <table:table-row>
          <table:table-cell office:value-type="string">
            <text:p>./travelbike-15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9.0" table:style-name="cellBest">
            <text:p>9.0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4];[.$D84];[.$F84];[.$H84];[.$J84];[.$L84];[.$N84];[.$P84];[.$R84];[.$T84])"/>
          <table:table-cell table:formula="of:=MIN([.$C84];[.$E84];[.$G84];[.$I84];[.$K84];[.$M84];[.$O84];[.$Q84];[.$S84];[.$U84])"/>
          <table:table-cell table:formula="of:=MEDIAN([.$B84];[.$D84];[.$F84];[.$H84];[.$J84];[.$L84];[.$N84];[.$P84];[.$R84];[.$T84])"/>
          <table:table-cell table:formula="of:=MEDIAN([.$C84];[.$E84];[.$G84];[.$I84];[.$K84];[.$M84];[.$O84];[.$Q84];[.$S84];[.$U84])"/>
          <table:table-cell table:formula="of:=MAX([.$B84];[.$D84];[.$F84];[.$H84];[.$J84];[.$L84];[.$N84];[.$P84];[.$R84];[.$T84])"/>
          <table:table-cell table:formula="of:=MAX([.$C84];[.$E84];[.$G84];[.$I84];[.$K84];[.$M84];[.$O84];[.$Q84];[.$S84];[.$U84])"/>
        </table:table-row>
        <table:table-row>
          <table:table-cell office:value-type="string">
            <text:p>./travelbike-2</text:p>
          </table:table-cell>
          <table:table-cell office:value-type="float" office:value="354.42">
            <text:p>354.4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282.37">
            <text:p>282.37</text:p>
          </table:table-cell>
          <table:table-cell office:value-type="float" office:value="0.0">
            <text:p>0.0</text:p>
          </table:table-cell>
          <table:table-cell office:value-type="float" office:value="3.76" table:style-name="cellBest">
            <text:p>3.7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5];[.$D85];[.$F85];[.$H85];[.$J85];[.$L85];[.$N85];[.$P85];[.$R85];[.$T85])"/>
          <table:table-cell table:formula="of:=MIN([.$C85];[.$E85];[.$G85];[.$I85];[.$K85];[.$M85];[.$O85];[.$Q85];[.$S85];[.$U85])"/>
          <table:table-cell table:formula="of:=MEDIAN([.$B85];[.$D85];[.$F85];[.$H85];[.$J85];[.$L85];[.$N85];[.$P85];[.$R85];[.$T85])"/>
          <table:table-cell table:formula="of:=MEDIAN([.$C85];[.$E85];[.$G85];[.$I85];[.$K85];[.$M85];[.$O85];[.$Q85];[.$S85];[.$U85])"/>
          <table:table-cell table:formula="of:=MAX([.$B85];[.$D85];[.$F85];[.$H85];[.$J85];[.$L85];[.$N85];[.$P85];[.$R85];[.$T85])"/>
          <table:table-cell table:formula="of:=MAX([.$C85];[.$E85];[.$G85];[.$I85];[.$K85];[.$M85];[.$O85];[.$Q85];[.$S85];[.$U85])"/>
        </table:table-row>
        <table:table-row>
          <table:table-cell office:value-type="string">
            <text:p>./travelbike-3</text:p>
          </table:table-cell>
          <table:table-cell office:value-type="float" office:value="774.9">
            <text:p>774.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777.32">
            <text:p>777.32</text:p>
          </table:table-cell>
          <table:table-cell office:value-type="float" office:value="0.0">
            <text:p>0.0</text:p>
          </table:table-cell>
          <table:table-cell office:value-type="float" office:value="4.06" table:style-name="cellBest">
            <text:p>4.0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6];[.$D86];[.$F86];[.$H86];[.$J86];[.$L86];[.$N86];[.$P86];[.$R86];[.$T86])"/>
          <table:table-cell table:formula="of:=MIN([.$C86];[.$E86];[.$G86];[.$I86];[.$K86];[.$M86];[.$O86];[.$Q86];[.$S86];[.$U86])"/>
          <table:table-cell table:formula="of:=MEDIAN([.$B86];[.$D86];[.$F86];[.$H86];[.$J86];[.$L86];[.$N86];[.$P86];[.$R86];[.$T86])"/>
          <table:table-cell table:formula="of:=MEDIAN([.$C86];[.$E86];[.$G86];[.$I86];[.$K86];[.$M86];[.$O86];[.$Q86];[.$S86];[.$U86])"/>
          <table:table-cell table:formula="of:=MAX([.$B86];[.$D86];[.$F86];[.$H86];[.$J86];[.$L86];[.$N86];[.$P86];[.$R86];[.$T86])"/>
          <table:table-cell table:formula="of:=MAX([.$C86];[.$E86];[.$G86];[.$I86];[.$K86];[.$M86];[.$O86];[.$Q86];[.$S86];[.$U86])"/>
        </table:table-row>
        <table:table-row>
          <table:table-cell office:value-type="string">
            <text:p>./travelbike-4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4.83" table:style-name="cellBest">
            <text:p>4.83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7];[.$D87];[.$F87];[.$H87];[.$J87];[.$L87];[.$N87];[.$P87];[.$R87];[.$T87])"/>
          <table:table-cell table:formula="of:=MIN([.$C87];[.$E87];[.$G87];[.$I87];[.$K87];[.$M87];[.$O87];[.$Q87];[.$S87];[.$U87])"/>
          <table:table-cell table:formula="of:=MEDIAN([.$B87];[.$D87];[.$F87];[.$H87];[.$J87];[.$L87];[.$N87];[.$P87];[.$R87];[.$T87])"/>
          <table:table-cell table:formula="of:=MEDIAN([.$C87];[.$E87];[.$G87];[.$I87];[.$K87];[.$M87];[.$O87];[.$Q87];[.$S87];[.$U87])"/>
          <table:table-cell table:formula="of:=MAX([.$B87];[.$D87];[.$F87];[.$H87];[.$J87];[.$L87];[.$N87];[.$P87];[.$R87];[.$T87])"/>
          <table:table-cell table:formula="of:=MAX([.$C87];[.$E87];[.$G87];[.$I87];[.$K87];[.$M87];[.$O87];[.$Q87];[.$S87];[.$U87])"/>
        </table:table-row>
        <table:table-row>
          <table:table-cell office:value-type="string">
            <text:p>./travelbike-5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5.46" table:style-name="cellBest">
            <text:p>5.46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8];[.$D88];[.$F88];[.$H88];[.$J88];[.$L88];[.$N88];[.$P88];[.$R88];[.$T88])"/>
          <table:table-cell table:formula="of:=MIN([.$C88];[.$E88];[.$G88];[.$I88];[.$K88];[.$M88];[.$O88];[.$Q88];[.$S88];[.$U88])"/>
          <table:table-cell table:formula="of:=MEDIAN([.$B88];[.$D88];[.$F88];[.$H88];[.$J88];[.$L88];[.$N88];[.$P88];[.$R88];[.$T88])"/>
          <table:table-cell table:formula="of:=MEDIAN([.$C88];[.$E88];[.$G88];[.$I88];[.$K88];[.$M88];[.$O88];[.$Q88];[.$S88];[.$U88])"/>
          <table:table-cell table:formula="of:=MAX([.$B88];[.$D88];[.$F88];[.$H88];[.$J88];[.$L88];[.$N88];[.$P88];[.$R88];[.$T88])"/>
          <table:table-cell table:formula="of:=MAX([.$C88];[.$E88];[.$G88];[.$I88];[.$K88];[.$M88];[.$O88];[.$Q88];[.$S88];[.$U88])"/>
        </table:table-row>
        <table:table-row>
          <table:table-cell office:value-type="string">
            <text:p>./travelbike-6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8.77" table:style-name="cellBest">
            <text:p>8.77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89];[.$D89];[.$F89];[.$H89];[.$J89];[.$L89];[.$N89];[.$P89];[.$R89];[.$T89])"/>
          <table:table-cell table:formula="of:=MIN([.$C89];[.$E89];[.$G89];[.$I89];[.$K89];[.$M89];[.$O89];[.$Q89];[.$S89];[.$U89])"/>
          <table:table-cell table:formula="of:=MEDIAN([.$B89];[.$D89];[.$F89];[.$H89];[.$J89];[.$L89];[.$N89];[.$P89];[.$R89];[.$T89])"/>
          <table:table-cell table:formula="of:=MEDIAN([.$C89];[.$E89];[.$G89];[.$I89];[.$K89];[.$M89];[.$O89];[.$Q89];[.$S89];[.$U89])"/>
          <table:table-cell table:formula="of:=MAX([.$B89];[.$D89];[.$F89];[.$H89];[.$J89];[.$L89];[.$N89];[.$P89];[.$R89];[.$T89])"/>
          <table:table-cell table:formula="of:=MAX([.$C89];[.$E89];[.$G89];[.$I89];[.$K89];[.$M89];[.$O89];[.$Q89];[.$S89];[.$U89])"/>
        </table:table-row>
        <table:table-row>
          <table:table-cell office:value-type="string">
            <text:p>./travelbike-7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6.48" table:style-name="cellBest">
            <text:p>6.48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0];[.$D90];[.$F90];[.$H90];[.$J90];[.$L90];[.$N90];[.$P90];[.$R90];[.$T90])"/>
          <table:table-cell table:formula="of:=MIN([.$C90];[.$E90];[.$G90];[.$I90];[.$K90];[.$M90];[.$O90];[.$Q90];[.$S90];[.$U90])"/>
          <table:table-cell table:formula="of:=MEDIAN([.$B90];[.$D90];[.$F90];[.$H90];[.$J90];[.$L90];[.$N90];[.$P90];[.$R90];[.$T90])"/>
          <table:table-cell table:formula="of:=MEDIAN([.$C90];[.$E90];[.$G90];[.$I90];[.$K90];[.$M90];[.$O90];[.$Q90];[.$S90];[.$U90])"/>
          <table:table-cell table:formula="of:=MAX([.$B90];[.$D90];[.$F90];[.$H90];[.$J90];[.$L90];[.$N90];[.$P90];[.$R90];[.$T90])"/>
          <table:table-cell table:formula="of:=MAX([.$C90];[.$E90];[.$G90];[.$I90];[.$K90];[.$M90];[.$O90];[.$Q90];[.$S90];[.$U90])"/>
        </table:table-row>
        <table:table-row>
          <table:table-cell office:value-type="string">
            <text:p>./travelbike-8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6.3" table:style-name="cellBest">
            <text:p>6.3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1];[.$D91];[.$F91];[.$H91];[.$J91];[.$L91];[.$N91];[.$P91];[.$R91];[.$T91])"/>
          <table:table-cell table:formula="of:=MIN([.$C91];[.$E91];[.$G91];[.$I91];[.$K91];[.$M91];[.$O91];[.$Q91];[.$S91];[.$U91])"/>
          <table:table-cell table:formula="of:=MEDIAN([.$B91];[.$D91];[.$F91];[.$H91];[.$J91];[.$L91];[.$N91];[.$P91];[.$R91];[.$T91])"/>
          <table:table-cell table:formula="of:=MEDIAN([.$C91];[.$E91];[.$G91];[.$I91];[.$K91];[.$M91];[.$O91];[.$Q91];[.$S91];[.$U91])"/>
          <table:table-cell table:formula="of:=MAX([.$B91];[.$D91];[.$F91];[.$H91];[.$J91];[.$L91];[.$N91];[.$P91];[.$R91];[.$T91])"/>
          <table:table-cell table:formula="of:=MAX([.$C91];[.$E91];[.$G91];[.$I91];[.$K91];[.$M91];[.$O91];[.$Q91];[.$S91];[.$U91])"/>
        </table:table-row>
        <table:table-row>
          <table:table-cell office:value-type="string">
            <text:p>./travelbike-9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8.11" table:style-name="cellBest">
            <text:p>8.11</text:p>
          </table:table-cell>
          <table:table-cell office:value-type="float" office:value="0.0" table:style-name="cellBest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2];[.$D92];[.$F92];[.$H92];[.$J92];[.$L92];[.$N92];[.$P92];[.$R92];[.$T92])"/>
          <table:table-cell table:formula="of:=MIN([.$C92];[.$E92];[.$G92];[.$I92];[.$K92];[.$M92];[.$O92];[.$Q92];[.$S92];[.$U92])"/>
          <table:table-cell table:formula="of:=MEDIAN([.$B92];[.$D92];[.$F92];[.$H92];[.$J92];[.$L92];[.$N92];[.$P92];[.$R92];[.$T92])"/>
          <table:table-cell table:formula="of:=MEDIAN([.$C92];[.$E92];[.$G92];[.$I92];[.$K92];[.$M92];[.$O92];[.$Q92];[.$S92];[.$U92])"/>
          <table:table-cell table:formula="of:=MAX([.$B92];[.$D92];[.$F92];[.$H92];[.$J92];[.$L92];[.$N92];[.$P92];[.$R92];[.$T92])"/>
          <table:table-cell table:formula="of:=MAX([.$C92];[.$E92];[.$G92];[.$I92];[.$K92];[.$M92];[.$O92];[.$Q92];[.$S92];[.$U92])"/>
        </table:table-row>
        <table:table-row>
          <table:table-cell office:value-type="string">
            <text:p>./box-s100_user-input-200</text:p>
          </table:table-cell>
          <table:table-cell office:value-type="float" office:value="22.51">
            <text:p>22.5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5.04" table:style-name="cellWorst">
            <text:p>55.04</text:p>
          </table:table-cell>
          <table:table-cell office:value-type="float" office:value="0.0">
            <text:p>0.0</text:p>
          </table:table-cell>
          <table:table-cell office:value-type="float" office:value="20.63" table:style-name="cellBest">
            <text:p>20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3];[.$D93];[.$F93];[.$H93];[.$J93];[.$L93];[.$N93];[.$P93];[.$R93];[.$T93])"/>
          <table:table-cell table:formula="of:=MIN([.$C93];[.$E93];[.$G93];[.$I93];[.$K93];[.$M93];[.$O93];[.$Q93];[.$S93];[.$U93])"/>
          <table:table-cell table:formula="of:=MEDIAN([.$B93];[.$D93];[.$F93];[.$H93];[.$J93];[.$L93];[.$N93];[.$P93];[.$R93];[.$T93])"/>
          <table:table-cell table:formula="of:=MEDIAN([.$C93];[.$E93];[.$G93];[.$I93];[.$K93];[.$M93];[.$O93];[.$Q93];[.$S93];[.$U93])"/>
          <table:table-cell table:formula="of:=MAX([.$B93];[.$D93];[.$F93];[.$H93];[.$J93];[.$L93];[.$N93];[.$P93];[.$R93];[.$T93])"/>
          <table:table-cell table:formula="of:=MAX([.$C93];[.$E93];[.$G93];[.$I93];[.$K93];[.$M93];[.$O93];[.$Q93];[.$S93];[.$U93])"/>
        </table:table-row>
        <table:table-row>
          <table:table-cell office:value-type="string">
            <text:p>./box-s100_user-input-400</text:p>
          </table:table-cell>
          <table:table-cell office:value-type="float" office:value="28.25">
            <text:p>28.2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85.09" table:style-name="cellWorst">
            <text:p>85.09</text:p>
          </table:table-cell>
          <table:table-cell office:value-type="float" office:value="0.0">
            <text:p>0.0</text:p>
          </table:table-cell>
          <table:table-cell office:value-type="float" office:value="19.91" table:style-name="cellBest">
            <text:p>19.9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4];[.$D94];[.$F94];[.$H94];[.$J94];[.$L94];[.$N94];[.$P94];[.$R94];[.$T94])"/>
          <table:table-cell table:formula="of:=MIN([.$C94];[.$E94];[.$G94];[.$I94];[.$K94];[.$M94];[.$O94];[.$Q94];[.$S94];[.$U94])"/>
          <table:table-cell table:formula="of:=MEDIAN([.$B94];[.$D94];[.$F94];[.$H94];[.$J94];[.$L94];[.$N94];[.$P94];[.$R94];[.$T94])"/>
          <table:table-cell table:formula="of:=MEDIAN([.$C94];[.$E94];[.$G94];[.$I94];[.$K94];[.$M94];[.$O94];[.$Q94];[.$S94];[.$U94])"/>
          <table:table-cell table:formula="of:=MAX([.$B94];[.$D94];[.$F94];[.$H94];[.$J94];[.$L94];[.$N94];[.$P94];[.$R94];[.$T94])"/>
          <table:table-cell table:formula="of:=MAX([.$C94];[.$E94];[.$G94];[.$I94];[.$K94];[.$M94];[.$O94];[.$Q94];[.$S94];[.$U94])"/>
        </table:table-row>
        <table:table-row>
          <table:table-cell office:value-type="string">
            <text:p>./box-s100_user-input-600</text:p>
          </table:table-cell>
          <table:table-cell office:value-type="float" office:value="28.89">
            <text:p>28.8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65.75" table:style-name="cellWorst">
            <text:p>65.75</text:p>
          </table:table-cell>
          <table:table-cell office:value-type="float" office:value="0.0">
            <text:p>0.0</text:p>
          </table:table-cell>
          <table:table-cell office:value-type="float" office:value="20.13" table:style-name="cellBest">
            <text:p>20.1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5];[.$D95];[.$F95];[.$H95];[.$J95];[.$L95];[.$N95];[.$P95];[.$R95];[.$T95])"/>
          <table:table-cell table:formula="of:=MIN([.$C95];[.$E95];[.$G95];[.$I95];[.$K95];[.$M95];[.$O95];[.$Q95];[.$S95];[.$U95])"/>
          <table:table-cell table:formula="of:=MEDIAN([.$B95];[.$D95];[.$F95];[.$H95];[.$J95];[.$L95];[.$N95];[.$P95];[.$R95];[.$T95])"/>
          <table:table-cell table:formula="of:=MEDIAN([.$C95];[.$E95];[.$G95];[.$I95];[.$K95];[.$M95];[.$O95];[.$Q95];[.$S95];[.$U95])"/>
          <table:table-cell table:formula="of:=MAX([.$B95];[.$D95];[.$F95];[.$H95];[.$J95];[.$L95];[.$N95];[.$P95];[.$R95];[.$T95])"/>
          <table:table-cell table:formula="of:=MAX([.$C95];[.$E95];[.$G95];[.$I95];[.$K95];[.$M95];[.$O95];[.$Q95];[.$S95];[.$U95])"/>
        </table:table-row>
        <table:table-row>
          <table:table-cell office:value-type="string">
            <text:p>./box-s100_user-input-800</text:p>
          </table:table-cell>
          <table:table-cell office:value-type="float" office:value="23.43">
            <text:p>23.4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34.0" table:style-name="cellWorst">
            <text:p>34.0</text:p>
          </table:table-cell>
          <table:table-cell office:value-type="float" office:value="0.0">
            <text:p>0.0</text:p>
          </table:table-cell>
          <table:table-cell office:value-type="float" office:value="22.23" table:style-name="cellBest">
            <text:p>22.2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6];[.$D96];[.$F96];[.$H96];[.$J96];[.$L96];[.$N96];[.$P96];[.$R96];[.$T96])"/>
          <table:table-cell table:formula="of:=MIN([.$C96];[.$E96];[.$G96];[.$I96];[.$K96];[.$M96];[.$O96];[.$Q96];[.$S96];[.$U96])"/>
          <table:table-cell table:formula="of:=MEDIAN([.$B96];[.$D96];[.$F96];[.$H96];[.$J96];[.$L96];[.$N96];[.$P96];[.$R96];[.$T96])"/>
          <table:table-cell table:formula="of:=MEDIAN([.$C96];[.$E96];[.$G96];[.$I96];[.$K96];[.$M96];[.$O96];[.$Q96];[.$S96];[.$U96])"/>
          <table:table-cell table:formula="of:=MAX([.$B96];[.$D96];[.$F96];[.$H96];[.$J96];[.$L96];[.$N96];[.$P96];[.$R96];[.$T96])"/>
          <table:table-cell table:formula="of:=MAX([.$C96];[.$E96];[.$G96];[.$I96];[.$K96];[.$M96];[.$O96];[.$Q96];[.$S96];[.$U96])"/>
        </table:table-row>
        <table:table-row>
          <table:table-cell office:value-type="string">
            <text:p>./box-s125_user-input-1171</text:p>
          </table:table-cell>
          <table:table-cell office:value-type="float" office:value="105.17">
            <text:p>105.1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29.63" table:style-name="cellWorst">
            <text:p>129.63</text:p>
          </table:table-cell>
          <table:table-cell office:value-type="float" office:value="0.0">
            <text:p>0.0</text:p>
          </table:table-cell>
          <table:table-cell office:value-type="float" office:value="69.53" table:style-name="cellBest">
            <text:p>69.5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7];[.$D97];[.$F97];[.$H97];[.$J97];[.$L97];[.$N97];[.$P97];[.$R97];[.$T97])"/>
          <table:table-cell table:formula="of:=MIN([.$C97];[.$E97];[.$G97];[.$I97];[.$K97];[.$M97];[.$O97];[.$Q97];[.$S97];[.$U97])"/>
          <table:table-cell table:formula="of:=MEDIAN([.$B97];[.$D97];[.$F97];[.$H97];[.$J97];[.$L97];[.$N97];[.$P97];[.$R97];[.$T97])"/>
          <table:table-cell table:formula="of:=MEDIAN([.$C97];[.$E97];[.$G97];[.$I97];[.$K97];[.$M97];[.$O97];[.$Q97];[.$S97];[.$U97])"/>
          <table:table-cell table:formula="of:=MAX([.$B97];[.$D97];[.$F97];[.$H97];[.$J97];[.$L97];[.$N97];[.$P97];[.$R97];[.$T97])"/>
          <table:table-cell table:formula="of:=MAX([.$C97];[.$E97];[.$G97];[.$I97];[.$K97];[.$M97];[.$O97];[.$Q97];[.$S97];[.$U97])"/>
        </table:table-row>
        <table:table-row>
          <table:table-cell office:value-type="string">
            <text:p>./box-s125_user-input-1562</text:p>
          </table:table-cell>
          <table:table-cell office:value-type="float" office:value="104.8" table:style-name="cellWorst">
            <text:p>104.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84.7">
            <text:p>84.7</text:p>
          </table:table-cell>
          <table:table-cell office:value-type="float" office:value="0.0">
            <text:p>0.0</text:p>
          </table:table-cell>
          <table:table-cell office:value-type="float" office:value="70.44" table:style-name="cellBest">
            <text:p>70.4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8];[.$D98];[.$F98];[.$H98];[.$J98];[.$L98];[.$N98];[.$P98];[.$R98];[.$T98])"/>
          <table:table-cell table:formula="of:=MIN([.$C98];[.$E98];[.$G98];[.$I98];[.$K98];[.$M98];[.$O98];[.$Q98];[.$S98];[.$U98])"/>
          <table:table-cell table:formula="of:=MEDIAN([.$B98];[.$D98];[.$F98];[.$H98];[.$J98];[.$L98];[.$N98];[.$P98];[.$R98];[.$T98])"/>
          <table:table-cell table:formula="of:=MEDIAN([.$C98];[.$E98];[.$G98];[.$I98];[.$K98];[.$M98];[.$O98];[.$Q98];[.$S98];[.$U98])"/>
          <table:table-cell table:formula="of:=MAX([.$B98];[.$D98];[.$F98];[.$H98];[.$J98];[.$L98];[.$N98];[.$P98];[.$R98];[.$T98])"/>
          <table:table-cell table:formula="of:=MAX([.$C98];[.$E98];[.$G98];[.$I98];[.$K98];[.$M98];[.$O98];[.$Q98];[.$S98];[.$U98])"/>
        </table:table-row>
        <table:table-row>
          <table:table-cell office:value-type="string">
            <text:p>./box-s125_user-input-390</text:p>
          </table:table-cell>
          <table:table-cell office:value-type="float" office:value="104.41">
            <text:p>104.4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35.32" table:style-name="cellWorst">
            <text:p>135.32</text:p>
          </table:table-cell>
          <table:table-cell office:value-type="float" office:value="0.0">
            <text:p>0.0</text:p>
          </table:table-cell>
          <table:table-cell office:value-type="float" office:value="70.1" table:style-name="cellBest">
            <text:p>70.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99];[.$D99];[.$F99];[.$H99];[.$J99];[.$L99];[.$N99];[.$P99];[.$R99];[.$T99])"/>
          <table:table-cell table:formula="of:=MIN([.$C99];[.$E99];[.$G99];[.$I99];[.$K99];[.$M99];[.$O99];[.$Q99];[.$S99];[.$U99])"/>
          <table:table-cell table:formula="of:=MEDIAN([.$B99];[.$D99];[.$F99];[.$H99];[.$J99];[.$L99];[.$N99];[.$P99];[.$R99];[.$T99])"/>
          <table:table-cell table:formula="of:=MEDIAN([.$C99];[.$E99];[.$G99];[.$I99];[.$K99];[.$M99];[.$O99];[.$Q99];[.$S99];[.$U99])"/>
          <table:table-cell table:formula="of:=MAX([.$B99];[.$D99];[.$F99];[.$H99];[.$J99];[.$L99];[.$N99];[.$P99];[.$R99];[.$T99])"/>
          <table:table-cell table:formula="of:=MAX([.$C99];[.$E99];[.$G99];[.$I99];[.$K99];[.$M99];[.$O99];[.$Q99];[.$S99];[.$U99])"/>
        </table:table-row>
        <table:table-row>
          <table:table-cell office:value-type="string">
            <text:p>./box-s125_user-input-781</text:p>
          </table:table-cell>
          <table:table-cell office:value-type="float" office:value="101.96">
            <text:p>101.9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43.82" table:style-name="cellWorst">
            <text:p>143.82</text:p>
          </table:table-cell>
          <table:table-cell office:value-type="float" office:value="0.0">
            <text:p>0.0</text:p>
          </table:table-cell>
          <table:table-cell office:value-type="float" office:value="71.36" table:style-name="cellBest">
            <text:p>71.3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0];[.$D100];[.$F100];[.$H100];[.$J100];[.$L100];[.$N100];[.$P100];[.$R100];[.$T100])"/>
          <table:table-cell table:formula="of:=MIN([.$C100];[.$E100];[.$G100];[.$I100];[.$K100];[.$M100];[.$O100];[.$Q100];[.$S100];[.$U100])"/>
          <table:table-cell table:formula="of:=MEDIAN([.$B100];[.$D100];[.$F100];[.$H100];[.$J100];[.$L100];[.$N100];[.$P100];[.$R100];[.$T100])"/>
          <table:table-cell table:formula="of:=MEDIAN([.$C100];[.$E100];[.$G100];[.$I100];[.$K100];[.$M100];[.$O100];[.$Q100];[.$S100];[.$U100])"/>
          <table:table-cell table:formula="of:=MAX([.$B100];[.$D100];[.$F100];[.$H100];[.$J100];[.$L100];[.$N100];[.$P100];[.$R100];[.$T100])"/>
          <table:table-cell table:formula="of:=MAX([.$C100];[.$E100];[.$G100];[.$I100];[.$K100];[.$M100];[.$O100];[.$Q100];[.$S100];[.$U100])"/>
        </table:table-row>
        <table:table-row>
          <table:table-cell office:value-type="string">
            <text:p>./box-s150_user-input-1350</text:p>
          </table:table-cell>
          <table:table-cell office:value-type="float" office:value="331.15">
            <text:p>331.1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72.52" table:style-name="cellWorst">
            <text:p>472.52</text:p>
          </table:table-cell>
          <table:table-cell office:value-type="float" office:value="0.0">
            <text:p>0.0</text:p>
          </table:table-cell>
          <table:table-cell office:value-type="float" office:value="222.34" table:style-name="cellBest">
            <text:p>222.3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1];[.$D101];[.$F101];[.$H101];[.$J101];[.$L101];[.$N101];[.$P101];[.$R101];[.$T101])"/>
          <table:table-cell table:formula="of:=MIN([.$C101];[.$E101];[.$G101];[.$I101];[.$K101];[.$M101];[.$O101];[.$Q101];[.$S101];[.$U101])"/>
          <table:table-cell table:formula="of:=MEDIAN([.$B101];[.$D101];[.$F101];[.$H101];[.$J101];[.$L101];[.$N101];[.$P101];[.$R101];[.$T101])"/>
          <table:table-cell table:formula="of:=MEDIAN([.$C101];[.$E101];[.$G101];[.$I101];[.$K101];[.$M101];[.$O101];[.$Q101];[.$S101];[.$U101])"/>
          <table:table-cell table:formula="of:=MAX([.$B101];[.$D101];[.$F101];[.$H101];[.$J101];[.$L101];[.$N101];[.$P101];[.$R101];[.$T101])"/>
          <table:table-cell table:formula="of:=MAX([.$C101];[.$E101];[.$G101];[.$I101];[.$K101];[.$M101];[.$O101];[.$Q101];[.$S101];[.$U101])"/>
        </table:table-row>
        <table:table-row>
          <table:table-cell office:value-type="string">
            <text:p>./box-s150_user-input-2025</text:p>
          </table:table-cell>
          <table:table-cell office:value-type="float" office:value="290.11">
            <text:p>290.1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87.62" table:style-name="cellWorst">
            <text:p>487.62</text:p>
          </table:table-cell>
          <table:table-cell office:value-type="float" office:value="0.0">
            <text:p>0.0</text:p>
          </table:table-cell>
          <table:table-cell office:value-type="float" office:value="220.19" table:style-name="cellBest">
            <text:p>220.1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2];[.$D102];[.$F102];[.$H102];[.$J102];[.$L102];[.$N102];[.$P102];[.$R102];[.$T102])"/>
          <table:table-cell table:formula="of:=MIN([.$C102];[.$E102];[.$G102];[.$I102];[.$K102];[.$M102];[.$O102];[.$Q102];[.$S102];[.$U102])"/>
          <table:table-cell table:formula="of:=MEDIAN([.$B102];[.$D102];[.$F102];[.$H102];[.$J102];[.$L102];[.$N102];[.$P102];[.$R102];[.$T102])"/>
          <table:table-cell table:formula="of:=MEDIAN([.$C102];[.$E102];[.$G102];[.$I102];[.$K102];[.$M102];[.$O102];[.$Q102];[.$S102];[.$U102])"/>
          <table:table-cell table:formula="of:=MAX([.$B102];[.$D102];[.$F102];[.$H102];[.$J102];[.$L102];[.$N102];[.$P102];[.$R102];[.$T102])"/>
          <table:table-cell table:formula="of:=MAX([.$C102];[.$E102];[.$G102];[.$I102];[.$K102];[.$M102];[.$O102];[.$Q102];[.$S102];[.$U102])"/>
        </table:table-row>
        <table:table-row>
          <table:table-cell office:value-type="string">
            <text:p>./box-s150_user-input-2700</text:p>
          </table:table-cell>
          <table:table-cell office:value-type="float" office:value="307.31">
            <text:p>307.3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09.94" table:style-name="cellWorst">
            <text:p>409.94</text:p>
          </table:table-cell>
          <table:table-cell office:value-type="float" office:value="0.0">
            <text:p>0.0</text:p>
          </table:table-cell>
          <table:table-cell office:value-type="float" office:value="221.7" table:style-name="cellBest">
            <text:p>221.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3];[.$D103];[.$F103];[.$H103];[.$J103];[.$L103];[.$N103];[.$P103];[.$R103];[.$T103])"/>
          <table:table-cell table:formula="of:=MIN([.$C103];[.$E103];[.$G103];[.$I103];[.$K103];[.$M103];[.$O103];[.$Q103];[.$S103];[.$U103])"/>
          <table:table-cell table:formula="of:=MEDIAN([.$B103];[.$D103];[.$F103];[.$H103];[.$J103];[.$L103];[.$N103];[.$P103];[.$R103];[.$T103])"/>
          <table:table-cell table:formula="of:=MEDIAN([.$C103];[.$E103];[.$G103];[.$I103];[.$K103];[.$M103];[.$O103];[.$Q103];[.$S103];[.$U103])"/>
          <table:table-cell table:formula="of:=MAX([.$B103];[.$D103];[.$F103];[.$H103];[.$J103];[.$L103];[.$N103];[.$P103];[.$R103];[.$T103])"/>
          <table:table-cell table:formula="of:=MAX([.$C103];[.$E103];[.$G103];[.$I103];[.$K103];[.$M103];[.$O103];[.$Q103];[.$S103];[.$U103])"/>
        </table:table-row>
        <table:table-row>
          <table:table-cell office:value-type="string">
            <text:p>./box-s150_user-input-675</text:p>
          </table:table-cell>
          <table:table-cell office:value-type="float" office:value="251.29">
            <text:p>251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383.85" table:style-name="cellWorst">
            <text:p>383.85</text:p>
          </table:table-cell>
          <table:table-cell office:value-type="float" office:value="0.0">
            <text:p>0.0</text:p>
          </table:table-cell>
          <table:table-cell office:value-type="float" office:value="223.82" table:style-name="cellBest">
            <text:p>223.8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4];[.$D104];[.$F104];[.$H104];[.$J104];[.$L104];[.$N104];[.$P104];[.$R104];[.$T104])"/>
          <table:table-cell table:formula="of:=MIN([.$C104];[.$E104];[.$G104];[.$I104];[.$K104];[.$M104];[.$O104];[.$Q104];[.$S104];[.$U104])"/>
          <table:table-cell table:formula="of:=MEDIAN([.$B104];[.$D104];[.$F104];[.$H104];[.$J104];[.$L104];[.$N104];[.$P104];[.$R104];[.$T104])"/>
          <table:table-cell table:formula="of:=MEDIAN([.$C104];[.$E104];[.$G104];[.$I104];[.$K104];[.$M104];[.$O104];[.$Q104];[.$S104];[.$U104])"/>
          <table:table-cell table:formula="of:=MAX([.$B104];[.$D104];[.$F104];[.$H104];[.$J104];[.$L104];[.$N104];[.$P104];[.$R104];[.$T104])"/>
          <table:table-cell table:formula="of:=MAX([.$C104];[.$E104];[.$G104];[.$I104];[.$K104];[.$M104];[.$O104];[.$Q104];[.$S104];[.$U104])"/>
        </table:table-row>
        <table:table-row>
          <table:table-cell office:value-type="string">
            <text:p>./box-s50_user-input-100</text:p>
          </table:table-cell>
          <table:table-cell office:value-type="float" office:value="3.7">
            <text:p>3.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84">
            <text:p>4.84</text:p>
          </table:table-cell>
          <table:table-cell office:value-type="float" office:value="0.0">
            <text:p>0.0</text:p>
          </table:table-cell>
          <table:table-cell office:value-type="float" office:value="3.19">
            <text:p>3.1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5];[.$D105];[.$F105];[.$H105];[.$J105];[.$L105];[.$N105];[.$P105];[.$R105];[.$T105])"/>
          <table:table-cell table:formula="of:=MIN([.$C105];[.$E105];[.$G105];[.$I105];[.$K105];[.$M105];[.$O105];[.$Q105];[.$S105];[.$U105])"/>
          <table:table-cell table:formula="of:=MEDIAN([.$B105];[.$D105];[.$F105];[.$H105];[.$J105];[.$L105];[.$N105];[.$P105];[.$R105];[.$T105])"/>
          <table:table-cell table:formula="of:=MEDIAN([.$C105];[.$E105];[.$G105];[.$I105];[.$K105];[.$M105];[.$O105];[.$Q105];[.$S105];[.$U105])"/>
          <table:table-cell table:formula="of:=MAX([.$B105];[.$D105];[.$F105];[.$H105];[.$J105];[.$L105];[.$N105];[.$P105];[.$R105];[.$T105])"/>
          <table:table-cell table:formula="of:=MAX([.$C105];[.$E105];[.$G105];[.$I105];[.$K105];[.$M105];[.$O105];[.$Q105];[.$S105];[.$U105])"/>
        </table:table-row>
        <table:table-row>
          <table:table-cell office:value-type="string">
            <text:p>./box-s50_user-input-25</text:p>
          </table:table-cell>
          <table:table-cell office:value-type="float" office:value="2.82" table:style-name="cellBest">
            <text:p>2.8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5.52" table:style-name="cellWorst">
            <text:p>5.52</text:p>
          </table:table-cell>
          <table:table-cell office:value-type="float" office:value="0.0">
            <text:p>0.0</text:p>
          </table:table-cell>
          <table:table-cell office:value-type="float" office:value="3.32">
            <text:p>3.3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6];[.$D106];[.$F106];[.$H106];[.$J106];[.$L106];[.$N106];[.$P106];[.$R106];[.$T106])"/>
          <table:table-cell table:formula="of:=MIN([.$C106];[.$E106];[.$G106];[.$I106];[.$K106];[.$M106];[.$O106];[.$Q106];[.$S106];[.$U106])"/>
          <table:table-cell table:formula="of:=MEDIAN([.$B106];[.$D106];[.$F106];[.$H106];[.$J106];[.$L106];[.$N106];[.$P106];[.$R106];[.$T106])"/>
          <table:table-cell table:formula="of:=MEDIAN([.$C106];[.$E106];[.$G106];[.$I106];[.$K106];[.$M106];[.$O106];[.$Q106];[.$S106];[.$U106])"/>
          <table:table-cell table:formula="of:=MAX([.$B106];[.$D106];[.$F106];[.$H106];[.$J106];[.$L106];[.$N106];[.$P106];[.$R106];[.$T106])"/>
          <table:table-cell table:formula="of:=MAX([.$C106];[.$E106];[.$G106];[.$I106];[.$K106];[.$M106];[.$O106];[.$Q106];[.$S106];[.$U106])"/>
        </table:table-row>
        <table:table-row>
          <table:table-cell office:value-type="string">
            <text:p>./box-s50_user-input-50</text:p>
          </table:table-cell>
          <table:table-cell office:value-type="float" office:value="3.02">
            <text:p>3.0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85">
            <text:p>4.85</text:p>
          </table:table-cell>
          <table:table-cell office:value-type="float" office:value="0.0">
            <text:p>0.0</text:p>
          </table:table-cell>
          <table:table-cell office:value-type="float" office:value="3.49">
            <text:p>3.4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7];[.$D107];[.$F107];[.$H107];[.$J107];[.$L107];[.$N107];[.$P107];[.$R107];[.$T107])"/>
          <table:table-cell table:formula="of:=MIN([.$C107];[.$E107];[.$G107];[.$I107];[.$K107];[.$M107];[.$O107];[.$Q107];[.$S107];[.$U107])"/>
          <table:table-cell table:formula="of:=MEDIAN([.$B107];[.$D107];[.$F107];[.$H107];[.$J107];[.$L107];[.$N107];[.$P107];[.$R107];[.$T107])"/>
          <table:table-cell table:formula="of:=MEDIAN([.$C107];[.$E107];[.$G107];[.$I107];[.$K107];[.$M107];[.$O107];[.$Q107];[.$S107];[.$U107])"/>
          <table:table-cell table:formula="of:=MAX([.$B107];[.$D107];[.$F107];[.$H107];[.$J107];[.$L107];[.$N107];[.$P107];[.$R107];[.$T107])"/>
          <table:table-cell table:formula="of:=MAX([.$C107];[.$E107];[.$G107];[.$I107];[.$K107];[.$M107];[.$O107];[.$Q107];[.$S107];[.$U107])"/>
        </table:table-row>
        <table:table-row>
          <table:table-cell office:value-type="string">
            <text:p>./box-s50_user-input-75</text:p>
          </table:table-cell>
          <table:table-cell office:value-type="float" office:value="2.91" table:style-name="cellBest">
            <text:p>2.9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4.92">
            <text:p>4.92</text:p>
          </table:table-cell>
          <table:table-cell office:value-type="float" office:value="0.0">
            <text:p>0.0</text:p>
          </table:table-cell>
          <table:table-cell office:value-type="float" office:value="3.49">
            <text:p>3.4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8];[.$D108];[.$F108];[.$H108];[.$J108];[.$L108];[.$N108];[.$P108];[.$R108];[.$T108])"/>
          <table:table-cell table:formula="of:=MIN([.$C108];[.$E108];[.$G108];[.$I108];[.$K108];[.$M108];[.$O108];[.$Q108];[.$S108];[.$U108])"/>
          <table:table-cell table:formula="of:=MEDIAN([.$B108];[.$D108];[.$F108];[.$H108];[.$J108];[.$L108];[.$N108];[.$P108];[.$R108];[.$T108])"/>
          <table:table-cell table:formula="of:=MEDIAN([.$C108];[.$E108];[.$G108];[.$I108];[.$K108];[.$M108];[.$O108];[.$Q108];[.$S108];[.$U108])"/>
          <table:table-cell table:formula="of:=MAX([.$B108];[.$D108];[.$F108];[.$H108];[.$J108];[.$L108];[.$N108];[.$P108];[.$R108];[.$T108])"/>
          <table:table-cell table:formula="of:=MAX([.$C108];[.$E108];[.$G108];[.$I108];[.$K108];[.$M108];[.$O108];[.$Q108];[.$S108];[.$U108])"/>
        </table:table-row>
        <table:table-row>
          <table:table-cell office:value-type="string">
            <text:p>./box-s75_user-input-168</text:p>
          </table:table-cell>
          <table:table-cell office:value-type="float" office:value="8.6">
            <text:p>8.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0.55" table:style-name="cellWorst">
            <text:p>20.55</text:p>
          </table:table-cell>
          <table:table-cell office:value-type="float" office:value="0.0">
            <text:p>0.0</text:p>
          </table:table-cell>
          <table:table-cell office:value-type="float" office:value="6.43" table:style-name="cellBest">
            <text:p>6.4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09];[.$D109];[.$F109];[.$H109];[.$J109];[.$L109];[.$N109];[.$P109];[.$R109];[.$T109])"/>
          <table:table-cell table:formula="of:=MIN([.$C109];[.$E109];[.$G109];[.$I109];[.$K109];[.$M109];[.$O109];[.$Q109];[.$S109];[.$U109])"/>
          <table:table-cell table:formula="of:=MEDIAN([.$B109];[.$D109];[.$F109];[.$H109];[.$J109];[.$L109];[.$N109];[.$P109];[.$R109];[.$T109])"/>
          <table:table-cell table:formula="of:=MEDIAN([.$C109];[.$E109];[.$G109];[.$I109];[.$K109];[.$M109];[.$O109];[.$Q109];[.$S109];[.$U109])"/>
          <table:table-cell table:formula="of:=MAX([.$B109];[.$D109];[.$F109];[.$H109];[.$J109];[.$L109];[.$N109];[.$P109];[.$R109];[.$T109])"/>
          <table:table-cell table:formula="of:=MAX([.$C109];[.$E109];[.$G109];[.$I109];[.$K109];[.$M109];[.$O109];[.$Q109];[.$S109];[.$U109])"/>
        </table:table-row>
        <table:table-row>
          <table:table-cell office:value-type="string">
            <text:p>./box-s75_user-input-252</text:p>
          </table:table-cell>
          <table:table-cell office:value-type="float" office:value="6.33" table:style-name="cellBest">
            <text:p>6.3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5.3" table:style-name="cellWorst">
            <text:p>15.3</text:p>
          </table:table-cell>
          <table:table-cell office:value-type="float" office:value="0.0">
            <text:p>0.0</text:p>
          </table:table-cell>
          <table:table-cell office:value-type="float" office:value="6.99">
            <text:p>6.9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10];[.$D110];[.$F110];[.$H110];[.$J110];[.$L110];[.$N110];[.$P110];[.$R110];[.$T110])"/>
          <table:table-cell table:formula="of:=MIN([.$C110];[.$E110];[.$G110];[.$I110];[.$K110];[.$M110];[.$O110];[.$Q110];[.$S110];[.$U110])"/>
          <table:table-cell table:formula="of:=MEDIAN([.$B110];[.$D110];[.$F110];[.$H110];[.$J110];[.$L110];[.$N110];[.$P110];[.$R110];[.$T110])"/>
          <table:table-cell table:formula="of:=MEDIAN([.$C110];[.$E110];[.$G110];[.$I110];[.$K110];[.$M110];[.$O110];[.$Q110];[.$S110];[.$U110])"/>
          <table:table-cell table:formula="of:=MAX([.$B110];[.$D110];[.$F110];[.$H110];[.$J110];[.$L110];[.$N110];[.$P110];[.$R110];[.$T110])"/>
          <table:table-cell table:formula="of:=MAX([.$C110];[.$E110];[.$G110];[.$I110];[.$K110];[.$M110];[.$O110];[.$Q110];[.$S110];[.$U110])"/>
        </table:table-row>
        <table:table-row>
          <table:table-cell office:value-type="string">
            <text:p>./box-s75_user-input-336</text:p>
          </table:table-cell>
          <table:table-cell office:value-type="float" office:value="8.57">
            <text:p>8.5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11.28" table:style-name="cellWorst">
            <text:p>11.28</text:p>
          </table:table-cell>
          <table:table-cell office:value-type="float" office:value="0.0">
            <text:p>0.0</text:p>
          </table:table-cell>
          <table:table-cell office:value-type="float" office:value="6.54" table:style-name="cellBest">
            <text:p>6.5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11];[.$D111];[.$F111];[.$H111];[.$J111];[.$L111];[.$N111];[.$P111];[.$R111];[.$T111])"/>
          <table:table-cell table:formula="of:=MIN([.$C111];[.$E111];[.$G111];[.$I111];[.$K111];[.$M111];[.$O111];[.$Q111];[.$S111];[.$U111])"/>
          <table:table-cell table:formula="of:=MEDIAN([.$B111];[.$D111];[.$F111];[.$H111];[.$J111];[.$L111];[.$N111];[.$P111];[.$R111];[.$T111])"/>
          <table:table-cell table:formula="of:=MEDIAN([.$C111];[.$E111];[.$G111];[.$I111];[.$K111];[.$M111];[.$O111];[.$Q111];[.$S111];[.$U111])"/>
          <table:table-cell table:formula="of:=MAX([.$B111];[.$D111];[.$F111];[.$H111];[.$J111];[.$L111];[.$N111];[.$P111];[.$R111];[.$T111])"/>
          <table:table-cell table:formula="of:=MAX([.$C111];[.$E111];[.$G111];[.$I111];[.$K111];[.$M111];[.$O111];[.$Q111];[.$S111];[.$U111])"/>
        </table:table-row>
        <table:table-row>
          <table:table-cell office:value-type="string">
            <text:p>./box-s75_user-input-84</text:p>
          </table:table-cell>
          <table:table-cell office:value-type="float" office:value="6.9" table:style-name="cellBest">
            <text:p>6.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 office:value-type="float" office:value="20.02" table:style-name="cellWorst">
            <text:p>20.02</text:p>
          </table:table-cell>
          <table:table-cell office:value-type="float" office:value="0.0">
            <text:p>0.0</text:p>
          </table:table-cell>
          <table:table-cell office:value-type="float" office:value="7.2">
            <text:p>7.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112];[.$D112];[.$F112];[.$H112];[.$J112];[.$L112];[.$N112];[.$P112];[.$R112];[.$T112])"/>
          <table:table-cell table:formula="of:=MIN([.$C112];[.$E112];[.$G112];[.$I112];[.$K112];[.$M112];[.$O112];[.$Q112];[.$S112];[.$U112])"/>
          <table:table-cell table:formula="of:=MEDIAN([.$B112];[.$D112];[.$F112];[.$H112];[.$J112];[.$L112];[.$N112];[.$P112];[.$R112];[.$T112])"/>
          <table:table-cell table:formula="of:=MEDIAN([.$C112];[.$E112];[.$G112];[.$I112];[.$K112];[.$M112];[.$O112];[.$Q112];[.$S112];[.$U112])"/>
          <table:table-cell table:formula="of:=MAX([.$B112];[.$D112];[.$F112];[.$H112];[.$J112];[.$L112];[.$N112];[.$P112];[.$R112];[.$T112])"/>
          <table:table-cell table:formula="of:=MAX([.$C112];[.$E112];[.$G112];[.$I112];[.$K112];[.$M112];[.$O112];[.$Q112];[.$S112];[.$U112])"/>
        </table:table-row>
        <table:table-row>
          <table:table-cell office:value-type="string">
            <text:p>./cargobike-complex-100_user-input-0</text:p>
          </table:table-cell>
          <table:table-cell/>
          <table:table-cell/>
          <table:table-cell office:value-type="float" office:value="4.31">
            <text:p>4.31</text:p>
          </table:table-cell>
          <table:table-cell office:value-type="float" office:value="0.0">
            <text:p>0.0</text:p>
          </table:table-cell>
          <table:table-cell office:value-type="float" office:value="4.4">
            <text:p>4.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54">
            <text:p>6.54</text:p>
          </table:table-cell>
          <table:table-cell office:value-type="float" office:value="0.0">
            <text:p>0.0</text:p>
          </table:table-cell>
          <table:table-cell office:value-type="float" office:value="8.87" table:style-name="cellWorst">
            <text:p>8.87</text:p>
          </table:table-cell>
          <table:table-cell office:value-type="float" office:value="0.0">
            <text:p>0.0</text:p>
          </table:table-cell>
          <table:table-cell office:value-type="float" office:value="3.93" table:style-name="cellBest">
            <text:p>3.93</text:p>
          </table:table-cell>
          <table:table-cell office:value-type="float" office:value="0.0">
            <text:p>0.0</text:p>
          </table:table-cell>
          <table:table-cell office:value-type="float" office:value="4.07">
            <text:p>4.07</text:p>
          </table:table-cell>
          <table:table-cell office:value-type="float" office:value="0.0">
            <text:p>0.0</text:p>
          </table:table-cell>
          <table:table-cell table:formula="of:=MIN([.$B113];[.$D113];[.$F113];[.$H113];[.$J113];[.$L113];[.$N113];[.$P113];[.$R113];[.$T113])"/>
          <table:table-cell table:formula="of:=MIN([.$C113];[.$E113];[.$G113];[.$I113];[.$K113];[.$M113];[.$O113];[.$Q113];[.$S113];[.$U113])"/>
          <table:table-cell table:formula="of:=MEDIAN([.$B113];[.$D113];[.$F113];[.$H113];[.$J113];[.$L113];[.$N113];[.$P113];[.$R113];[.$T113])"/>
          <table:table-cell table:formula="of:=MEDIAN([.$C113];[.$E113];[.$G113];[.$I113];[.$K113];[.$M113];[.$O113];[.$Q113];[.$S113];[.$U113])"/>
          <table:table-cell table:formula="of:=MAX([.$B113];[.$D113];[.$F113];[.$H113];[.$J113];[.$L113];[.$N113];[.$P113];[.$R113];[.$T113])"/>
          <table:table-cell table:formula="of:=MAX([.$C113];[.$E113];[.$G113];[.$I113];[.$K113];[.$M113];[.$O113];[.$Q113];[.$S113];[.$U113])"/>
        </table:table-row>
        <table:table-row>
          <table:table-cell office:value-type="string">
            <text:p>./cargobike-complex-100_user-input-1</text:p>
          </table:table-cell>
          <table:table-cell/>
          <table:table-cell/>
          <table:table-cell office:value-type="float" office:value="3.83" table:style-name="cellBest">
            <text:p>3.83</text:p>
          </table:table-cell>
          <table:table-cell office:value-type="float" office:value="0.0">
            <text:p>0.0</text:p>
          </table:table-cell>
          <table:table-cell office:value-type="float" office:value="4.32">
            <text:p>4.3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97">
            <text:p>5.97</text:p>
          </table:table-cell>
          <table:table-cell office:value-type="float" office:value="0.0">
            <text:p>0.0</text:p>
          </table:table-cell>
          <table:table-cell office:value-type="float" office:value="6.73">
            <text:p>6.73</text:p>
          </table:table-cell>
          <table:table-cell office:value-type="float" office:value="0.0">
            <text:p>0.0</text:p>
          </table:table-cell>
          <table:table-cell office:value-type="float" office:value="5.51">
            <text:p>5.51</text:p>
          </table:table-cell>
          <table:table-cell office:value-type="float" office:value="0.0">
            <text:p>0.0</text:p>
          </table:table-cell>
          <table:table-cell office:value-type="float" office:value="4.45">
            <text:p>4.45</text:p>
          </table:table-cell>
          <table:table-cell office:value-type="float" office:value="0.0">
            <text:p>0.0</text:p>
          </table:table-cell>
          <table:table-cell table:formula="of:=MIN([.$B114];[.$D114];[.$F114];[.$H114];[.$J114];[.$L114];[.$N114];[.$P114];[.$R114];[.$T114])"/>
          <table:table-cell table:formula="of:=MIN([.$C114];[.$E114];[.$G114];[.$I114];[.$K114];[.$M114];[.$O114];[.$Q114];[.$S114];[.$U114])"/>
          <table:table-cell table:formula="of:=MEDIAN([.$B114];[.$D114];[.$F114];[.$H114];[.$J114];[.$L114];[.$N114];[.$P114];[.$R114];[.$T114])"/>
          <table:table-cell table:formula="of:=MEDIAN([.$C114];[.$E114];[.$G114];[.$I114];[.$K114];[.$M114];[.$O114];[.$Q114];[.$S114];[.$U114])"/>
          <table:table-cell table:formula="of:=MAX([.$B114];[.$D114];[.$F114];[.$H114];[.$J114];[.$L114];[.$N114];[.$P114];[.$R114];[.$T114])"/>
          <table:table-cell table:formula="of:=MAX([.$C114];[.$E114];[.$G114];[.$I114];[.$K114];[.$M114];[.$O114];[.$Q114];[.$S114];[.$U114])"/>
        </table:table-row>
        <table:table-row>
          <table:table-cell office:value-type="string">
            <text:p>./cargobike-complex-100_user-input-10</text:p>
          </table:table-cell>
          <table:table-cell/>
          <table:table-cell/>
          <table:table-cell office:value-type="float" office:value="4.89">
            <text:p>4.89</text:p>
          </table:table-cell>
          <table:table-cell office:value-type="float" office:value="0.0">
            <text:p>0.0</text:p>
          </table:table-cell>
          <table:table-cell office:value-type="float" office:value="4.31" table:style-name="cellBest">
            <text:p>4.3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43" table:style-name="cellWorst">
            <text:p>11.43</text:p>
          </table:table-cell>
          <table:table-cell office:value-type="float" office:value="0.0">
            <text:p>0.0</text:p>
          </table:table-cell>
          <table:table-cell office:value-type="float" office:value="6.23">
            <text:p>6.23</text:p>
          </table:table-cell>
          <table:table-cell office:value-type="float" office:value="0.0">
            <text:p>0.0</text:p>
          </table:table-cell>
          <table:table-cell office:value-type="float" office:value="4.87">
            <text:p>4.87</text:p>
          </table:table-cell>
          <table:table-cell office:value-type="float" office:value="0.0">
            <text:p>0.0</text:p>
          </table:table-cell>
          <table:table-cell office:value-type="float" office:value="4.4">
            <text:p>4.4</text:p>
          </table:table-cell>
          <table:table-cell office:value-type="float" office:value="0.0">
            <text:p>0.0</text:p>
          </table:table-cell>
          <table:table-cell table:formula="of:=MIN([.$B115];[.$D115];[.$F115];[.$H115];[.$J115];[.$L115];[.$N115];[.$P115];[.$R115];[.$T115])"/>
          <table:table-cell table:formula="of:=MIN([.$C115];[.$E115];[.$G115];[.$I115];[.$K115];[.$M115];[.$O115];[.$Q115];[.$S115];[.$U115])"/>
          <table:table-cell table:formula="of:=MEDIAN([.$B115];[.$D115];[.$F115];[.$H115];[.$J115];[.$L115];[.$N115];[.$P115];[.$R115];[.$T115])"/>
          <table:table-cell table:formula="of:=MEDIAN([.$C115];[.$E115];[.$G115];[.$I115];[.$K115];[.$M115];[.$O115];[.$Q115];[.$S115];[.$U115])"/>
          <table:table-cell table:formula="of:=MAX([.$B115];[.$D115];[.$F115];[.$H115];[.$J115];[.$L115];[.$N115];[.$P115];[.$R115];[.$T115])"/>
          <table:table-cell table:formula="of:=MAX([.$C115];[.$E115];[.$G115];[.$I115];[.$K115];[.$M115];[.$O115];[.$Q115];[.$S115];[.$U115])"/>
        </table:table-row>
        <table:table-row>
          <table:table-cell office:value-type="string">
            <text:p>./cargobike-complex-100_user-input-11</text:p>
          </table:table-cell>
          <table:table-cell/>
          <table:table-cell/>
          <table:table-cell office:value-type="float" office:value="5.26">
            <text:p>5.26</text:p>
          </table:table-cell>
          <table:table-cell office:value-type="float" office:value="0.0">
            <text:p>0.0</text:p>
          </table:table-cell>
          <table:table-cell office:value-type="float" office:value="3.32" table:style-name="cellBest">
            <text:p>3.3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85" table:style-name="cellWorst">
            <text:p>9.85</text:p>
          </table:table-cell>
          <table:table-cell office:value-type="float" office:value="0.0">
            <text:p>0.0</text:p>
          </table:table-cell>
          <table:table-cell office:value-type="float" office:value="6.61">
            <text:p>6.61</text:p>
          </table:table-cell>
          <table:table-cell office:value-type="float" office:value="0.0">
            <text:p>0.0</text:p>
          </table:table-cell>
          <table:table-cell office:value-type="float" office:value="5.35">
            <text:p>5.35</text:p>
          </table:table-cell>
          <table:table-cell office:value-type="float" office:value="0.0">
            <text:p>0.0</text:p>
          </table:table-cell>
          <table:table-cell office:value-type="float" office:value="4.16">
            <text:p>4.16</text:p>
          </table:table-cell>
          <table:table-cell office:value-type="float" office:value="0.0">
            <text:p>0.0</text:p>
          </table:table-cell>
          <table:table-cell table:formula="of:=MIN([.$B116];[.$D116];[.$F116];[.$H116];[.$J116];[.$L116];[.$N116];[.$P116];[.$R116];[.$T116])"/>
          <table:table-cell table:formula="of:=MIN([.$C116];[.$E116];[.$G116];[.$I116];[.$K116];[.$M116];[.$O116];[.$Q116];[.$S116];[.$U116])"/>
          <table:table-cell table:formula="of:=MEDIAN([.$B116];[.$D116];[.$F116];[.$H116];[.$J116];[.$L116];[.$N116];[.$P116];[.$R116];[.$T116])"/>
          <table:table-cell table:formula="of:=MEDIAN([.$C116];[.$E116];[.$G116];[.$I116];[.$K116];[.$M116];[.$O116];[.$Q116];[.$S116];[.$U116])"/>
          <table:table-cell table:formula="of:=MAX([.$B116];[.$D116];[.$F116];[.$H116];[.$J116];[.$L116];[.$N116];[.$P116];[.$R116];[.$T116])"/>
          <table:table-cell table:formula="of:=MAX([.$C116];[.$E116];[.$G116];[.$I116];[.$K116];[.$M116];[.$O116];[.$Q116];[.$S116];[.$U116])"/>
        </table:table-row>
        <table:table-row>
          <table:table-cell office:value-type="string">
            <text:p>./cargobike-complex-100_user-input-12</text:p>
          </table:table-cell>
          <table:table-cell/>
          <table:table-cell/>
          <table:table-cell office:value-type="float" office:value="4.68">
            <text:p>4.68</text:p>
          </table:table-cell>
          <table:table-cell office:value-type="float" office:value="0.0">
            <text:p>0.0</text:p>
          </table:table-cell>
          <table:table-cell office:value-type="float" office:value="5.58">
            <text:p>5.5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4.13" table:style-name="cellWorst">
            <text:p>14.13</text:p>
          </table:table-cell>
          <table:table-cell office:value-type="float" office:value="0.0">
            <text:p>0.0</text:p>
          </table:table-cell>
          <table:table-cell office:value-type="float" office:value="9.41">
            <text:p>9.41</text:p>
          </table:table-cell>
          <table:table-cell office:value-type="float" office:value="0.0">
            <text:p>0.0</text:p>
          </table:table-cell>
          <table:table-cell office:value-type="float" office:value="5.89">
            <text:p>5.89</text:p>
          </table:table-cell>
          <table:table-cell office:value-type="float" office:value="0.0">
            <text:p>0.0</text:p>
          </table:table-cell>
          <table:table-cell office:value-type="float" office:value="3.71" table:style-name="cellBest">
            <text:p>3.71</text:p>
          </table:table-cell>
          <table:table-cell office:value-type="float" office:value="0.0">
            <text:p>0.0</text:p>
          </table:table-cell>
          <table:table-cell table:formula="of:=MIN([.$B117];[.$D117];[.$F117];[.$H117];[.$J117];[.$L117];[.$N117];[.$P117];[.$R117];[.$T117])"/>
          <table:table-cell table:formula="of:=MIN([.$C117];[.$E117];[.$G117];[.$I117];[.$K117];[.$M117];[.$O117];[.$Q117];[.$S117];[.$U117])"/>
          <table:table-cell table:formula="of:=MEDIAN([.$B117];[.$D117];[.$F117];[.$H117];[.$J117];[.$L117];[.$N117];[.$P117];[.$R117];[.$T117])"/>
          <table:table-cell table:formula="of:=MEDIAN([.$C117];[.$E117];[.$G117];[.$I117];[.$K117];[.$M117];[.$O117];[.$Q117];[.$S117];[.$U117])"/>
          <table:table-cell table:formula="of:=MAX([.$B117];[.$D117];[.$F117];[.$H117];[.$J117];[.$L117];[.$N117];[.$P117];[.$R117];[.$T117])"/>
          <table:table-cell table:formula="of:=MAX([.$C117];[.$E117];[.$G117];[.$I117];[.$K117];[.$M117];[.$O117];[.$Q117];[.$S117];[.$U117])"/>
        </table:table-row>
        <table:table-row>
          <table:table-cell office:value-type="string">
            <text:p>./cargobike-complex-100_user-input-13</text:p>
          </table:table-cell>
          <table:table-cell/>
          <table:table-cell/>
          <table:table-cell office:value-type="float" office:value="5.45">
            <text:p>5.45</text:p>
          </table:table-cell>
          <table:table-cell office:value-type="float" office:value="0.0">
            <text:p>0.0</text:p>
          </table:table-cell>
          <table:table-cell office:value-type="float" office:value="4.68">
            <text:p>4.6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64" table:style-name="cellWorst">
            <text:p>9.64</text:p>
          </table:table-cell>
          <table:table-cell office:value-type="float" office:value="0.0">
            <text:p>0.0</text:p>
          </table:table-cell>
          <table:table-cell office:value-type="float" office:value="8.71">
            <text:p>8.71</text:p>
          </table:table-cell>
          <table:table-cell office:value-type="float" office:value="0.0">
            <text:p>0.0</text:p>
          </table:table-cell>
          <table:table-cell office:value-type="float" office:value="5.18">
            <text:p>5.18</text:p>
          </table:table-cell>
          <table:table-cell office:value-type="float" office:value="0.0">
            <text:p>0.0</text:p>
          </table:table-cell>
          <table:table-cell office:value-type="float" office:value="3.58" table:style-name="cellBest">
            <text:p>3.58</text:p>
          </table:table-cell>
          <table:table-cell office:value-type="float" office:value="0.0">
            <text:p>0.0</text:p>
          </table:table-cell>
          <table:table-cell table:formula="of:=MIN([.$B118];[.$D118];[.$F118];[.$H118];[.$J118];[.$L118];[.$N118];[.$P118];[.$R118];[.$T118])"/>
          <table:table-cell table:formula="of:=MIN([.$C118];[.$E118];[.$G118];[.$I118];[.$K118];[.$M118];[.$O118];[.$Q118];[.$S118];[.$U118])"/>
          <table:table-cell table:formula="of:=MEDIAN([.$B118];[.$D118];[.$F118];[.$H118];[.$J118];[.$L118];[.$N118];[.$P118];[.$R118];[.$T118])"/>
          <table:table-cell table:formula="of:=MEDIAN([.$C118];[.$E118];[.$G118];[.$I118];[.$K118];[.$M118];[.$O118];[.$Q118];[.$S118];[.$U118])"/>
          <table:table-cell table:formula="of:=MAX([.$B118];[.$D118];[.$F118];[.$H118];[.$J118];[.$L118];[.$N118];[.$P118];[.$R118];[.$T118])"/>
          <table:table-cell table:formula="of:=MAX([.$C118];[.$E118];[.$G118];[.$I118];[.$K118];[.$M118];[.$O118];[.$Q118];[.$S118];[.$U118])"/>
        </table:table-row>
        <table:table-row>
          <table:table-cell office:value-type="string">
            <text:p>./cargobike-complex-100_user-input-14</text:p>
          </table:table-cell>
          <table:table-cell/>
          <table:table-cell/>
          <table:table-cell office:value-type="float" office:value="5.02">
            <text:p>5.02</text:p>
          </table:table-cell>
          <table:table-cell office:value-type="float" office:value="0.0">
            <text:p>0.0</text:p>
          </table:table-cell>
          <table:table-cell office:value-type="float" office:value="4.93">
            <text:p>4.9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01">
            <text:p>10.01</text:p>
          </table:table-cell>
          <table:table-cell office:value-type="float" office:value="0.0">
            <text:p>0.0</text:p>
          </table:table-cell>
          <table:table-cell office:value-type="float" office:value="11.39" table:style-name="cellWorst">
            <text:p>11.39</text:p>
          </table:table-cell>
          <table:table-cell office:value-type="float" office:value="0.0">
            <text:p>0.0</text:p>
          </table:table-cell>
          <table:table-cell office:value-type="float" office:value="4.51">
            <text:p>4.51</text:p>
          </table:table-cell>
          <table:table-cell office:value-type="float" office:value="0.0">
            <text:p>0.0</text:p>
          </table:table-cell>
          <table:table-cell office:value-type="float" office:value="3.8" table:style-name="cellBest">
            <text:p>3.8</text:p>
          </table:table-cell>
          <table:table-cell office:value-type="float" office:value="0.0">
            <text:p>0.0</text:p>
          </table:table-cell>
          <table:table-cell table:formula="of:=MIN([.$B119];[.$D119];[.$F119];[.$H119];[.$J119];[.$L119];[.$N119];[.$P119];[.$R119];[.$T119])"/>
          <table:table-cell table:formula="of:=MIN([.$C119];[.$E119];[.$G119];[.$I119];[.$K119];[.$M119];[.$O119];[.$Q119];[.$S119];[.$U119])"/>
          <table:table-cell table:formula="of:=MEDIAN([.$B119];[.$D119];[.$F119];[.$H119];[.$J119];[.$L119];[.$N119];[.$P119];[.$R119];[.$T119])"/>
          <table:table-cell table:formula="of:=MEDIAN([.$C119];[.$E119];[.$G119];[.$I119];[.$K119];[.$M119];[.$O119];[.$Q119];[.$S119];[.$U119])"/>
          <table:table-cell table:formula="of:=MAX([.$B119];[.$D119];[.$F119];[.$H119];[.$J119];[.$L119];[.$N119];[.$P119];[.$R119];[.$T119])"/>
          <table:table-cell table:formula="of:=MAX([.$C119];[.$E119];[.$G119];[.$I119];[.$K119];[.$M119];[.$O119];[.$Q119];[.$S119];[.$U119])"/>
        </table:table-row>
        <table:table-row>
          <table:table-cell office:value-type="string">
            <text:p>./cargobike-complex-100_user-input-15</text:p>
          </table:table-cell>
          <table:table-cell/>
          <table:table-cell/>
          <table:table-cell office:value-type="float" office:value="4.46" table:style-name="cellBest">
            <text:p>4.46</text:p>
          </table:table-cell>
          <table:table-cell office:value-type="float" office:value="0.0">
            <text:p>0.0</text:p>
          </table:table-cell>
          <table:table-cell office:value-type="float" office:value="5.18">
            <text:p>5.1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6" table:style-name="cellWorst">
            <text:p>10.6</text:p>
          </table:table-cell>
          <table:table-cell office:value-type="float" office:value="0.0">
            <text:p>0.0</text:p>
          </table:table-cell>
          <table:table-cell office:value-type="float" office:value="10.45">
            <text:p>10.45</text:p>
          </table:table-cell>
          <table:table-cell office:value-type="float" office:value="0.0">
            <text:p>0.0</text:p>
          </table:table-cell>
          <table:table-cell office:value-type="float" office:value="5.33">
            <text:p>5.33</text:p>
          </table:table-cell>
          <table:table-cell office:value-type="float" office:value="0.0">
            <text:p>0.0</text:p>
          </table:table-cell>
          <table:table-cell office:value-type="float" office:value="5.8">
            <text:p>5.8</text:p>
          </table:table-cell>
          <table:table-cell office:value-type="float" office:value="0.0">
            <text:p>0.0</text:p>
          </table:table-cell>
          <table:table-cell table:formula="of:=MIN([.$B120];[.$D120];[.$F120];[.$H120];[.$J120];[.$L120];[.$N120];[.$P120];[.$R120];[.$T120])"/>
          <table:table-cell table:formula="of:=MIN([.$C120];[.$E120];[.$G120];[.$I120];[.$K120];[.$M120];[.$O120];[.$Q120];[.$S120];[.$U120])"/>
          <table:table-cell table:formula="of:=MEDIAN([.$B120];[.$D120];[.$F120];[.$H120];[.$J120];[.$L120];[.$N120];[.$P120];[.$R120];[.$T120])"/>
          <table:table-cell table:formula="of:=MEDIAN([.$C120];[.$E120];[.$G120];[.$I120];[.$K120];[.$M120];[.$O120];[.$Q120];[.$S120];[.$U120])"/>
          <table:table-cell table:formula="of:=MAX([.$B120];[.$D120];[.$F120];[.$H120];[.$J120];[.$L120];[.$N120];[.$P120];[.$R120];[.$T120])"/>
          <table:table-cell table:formula="of:=MAX([.$C120];[.$E120];[.$G120];[.$I120];[.$K120];[.$M120];[.$O120];[.$Q120];[.$S120];[.$U120])"/>
        </table:table-row>
        <table:table-row>
          <table:table-cell office:value-type="string">
            <text:p>./cargobike-complex-100_user-input-16</text:p>
          </table:table-cell>
          <table:table-cell/>
          <table:table-cell/>
          <table:table-cell office:value-type="float" office:value="5.43">
            <text:p>5.43</text:p>
          </table:table-cell>
          <table:table-cell office:value-type="float" office:value="0.0">
            <text:p>0.0</text:p>
          </table:table-cell>
          <table:table-cell office:value-type="float" office:value="4.36">
            <text:p>4.3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94">
            <text:p>9.94</text:p>
          </table:table-cell>
          <table:table-cell office:value-type="float" office:value="0.0">
            <text:p>0.0</text:p>
          </table:table-cell>
          <table:table-cell office:value-type="float" office:value="10.52" table:style-name="cellWorst">
            <text:p>10.52</text:p>
          </table:table-cell>
          <table:table-cell office:value-type="float" office:value="0.0">
            <text:p>0.0</text:p>
          </table:table-cell>
          <table:table-cell office:value-type="float" office:value="4.16">
            <text:p>4.16</text:p>
          </table:table-cell>
          <table:table-cell office:value-type="float" office:value="0.0">
            <text:p>0.0</text:p>
          </table:table-cell>
          <table:table-cell office:value-type="float" office:value="3.71" table:style-name="cellBest">
            <text:p>3.71</text:p>
          </table:table-cell>
          <table:table-cell office:value-type="float" office:value="0.0">
            <text:p>0.0</text:p>
          </table:table-cell>
          <table:table-cell table:formula="of:=MIN([.$B121];[.$D121];[.$F121];[.$H121];[.$J121];[.$L121];[.$N121];[.$P121];[.$R121];[.$T121])"/>
          <table:table-cell table:formula="of:=MIN([.$C121];[.$E121];[.$G121];[.$I121];[.$K121];[.$M121];[.$O121];[.$Q121];[.$S121];[.$U121])"/>
          <table:table-cell table:formula="of:=MEDIAN([.$B121];[.$D121];[.$F121];[.$H121];[.$J121];[.$L121];[.$N121];[.$P121];[.$R121];[.$T121])"/>
          <table:table-cell table:formula="of:=MEDIAN([.$C121];[.$E121];[.$G121];[.$I121];[.$K121];[.$M121];[.$O121];[.$Q121];[.$S121];[.$U121])"/>
          <table:table-cell table:formula="of:=MAX([.$B121];[.$D121];[.$F121];[.$H121];[.$J121];[.$L121];[.$N121];[.$P121];[.$R121];[.$T121])"/>
          <table:table-cell table:formula="of:=MAX([.$C121];[.$E121];[.$G121];[.$I121];[.$K121];[.$M121];[.$O121];[.$Q121];[.$S121];[.$U121])"/>
        </table:table-row>
        <table:table-row>
          <table:table-cell office:value-type="string">
            <text:p>./cargobike-complex-100_user-input-17</text:p>
          </table:table-cell>
          <table:table-cell/>
          <table:table-cell/>
          <table:table-cell office:value-type="float" office:value="4.36">
            <text:p>4.36</text:p>
          </table:table-cell>
          <table:table-cell office:value-type="float" office:value="0.0">
            <text:p>0.0</text:p>
          </table:table-cell>
          <table:table-cell office:value-type="float" office:value="5.78">
            <text:p>5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42" table:style-name="cellWorst">
            <text:p>10.42</text:p>
          </table:table-cell>
          <table:table-cell office:value-type="float" office:value="0.0">
            <text:p>0.0</text:p>
          </table:table-cell>
          <table:table-cell office:value-type="float" office:value="8.6">
            <text:p>8.6</text:p>
          </table:table-cell>
          <table:table-cell office:value-type="float" office:value="0.0">
            <text:p>0.0</text:p>
          </table:table-cell>
          <table:table-cell office:value-type="float" office:value="4.35" table:style-name="cellBest">
            <text:p>4.35</text:p>
          </table:table-cell>
          <table:table-cell office:value-type="float" office:value="0.0">
            <text:p>0.0</text:p>
          </table:table-cell>
          <table:table-cell office:value-type="float" office:value="4.55">
            <text:p>4.55</text:p>
          </table:table-cell>
          <table:table-cell office:value-type="float" office:value="0.0">
            <text:p>0.0</text:p>
          </table:table-cell>
          <table:table-cell table:formula="of:=MIN([.$B122];[.$D122];[.$F122];[.$H122];[.$J122];[.$L122];[.$N122];[.$P122];[.$R122];[.$T122])"/>
          <table:table-cell table:formula="of:=MIN([.$C122];[.$E122];[.$G122];[.$I122];[.$K122];[.$M122];[.$O122];[.$Q122];[.$S122];[.$U122])"/>
          <table:table-cell table:formula="of:=MEDIAN([.$B122];[.$D122];[.$F122];[.$H122];[.$J122];[.$L122];[.$N122];[.$P122];[.$R122];[.$T122])"/>
          <table:table-cell table:formula="of:=MEDIAN([.$C122];[.$E122];[.$G122];[.$I122];[.$K122];[.$M122];[.$O122];[.$Q122];[.$S122];[.$U122])"/>
          <table:table-cell table:formula="of:=MAX([.$B122];[.$D122];[.$F122];[.$H122];[.$J122];[.$L122];[.$N122];[.$P122];[.$R122];[.$T122])"/>
          <table:table-cell table:formula="of:=MAX([.$C122];[.$E122];[.$G122];[.$I122];[.$K122];[.$M122];[.$O122];[.$Q122];[.$S122];[.$U122])"/>
        </table:table-row>
        <table:table-row>
          <table:table-cell office:value-type="string">
            <text:p>./cargobike-complex-100_user-input-18</text:p>
          </table:table-cell>
          <table:table-cell/>
          <table:table-cell/>
          <table:table-cell office:value-type="float" office:value="4.96">
            <text:p>4.96</text:p>
          </table:table-cell>
          <table:table-cell office:value-type="float" office:value="0.0">
            <text:p>0.0</text:p>
          </table:table-cell>
          <table:table-cell office:value-type="float" office:value="5.6">
            <text:p>5.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97" table:style-name="cellWorst">
            <text:p>9.97</text:p>
          </table:table-cell>
          <table:table-cell office:value-type="float" office:value="0.0">
            <text:p>0.0</text:p>
          </table:table-cell>
          <table:table-cell office:value-type="float" office:value="8.28">
            <text:p>8.28</text:p>
          </table:table-cell>
          <table:table-cell office:value-type="float" office:value="0.0">
            <text:p>0.0</text:p>
          </table:table-cell>
          <table:table-cell office:value-type="float" office:value="4.42">
            <text:p>4.42</text:p>
          </table:table-cell>
          <table:table-cell office:value-type="float" office:value="0.0">
            <text:p>0.0</text:p>
          </table:table-cell>
          <table:table-cell office:value-type="float" office:value="4.31" table:style-name="cellBest">
            <text:p>4.31</text:p>
          </table:table-cell>
          <table:table-cell office:value-type="float" office:value="0.0">
            <text:p>0.0</text:p>
          </table:table-cell>
          <table:table-cell table:formula="of:=MIN([.$B123];[.$D123];[.$F123];[.$H123];[.$J123];[.$L123];[.$N123];[.$P123];[.$R123];[.$T123])"/>
          <table:table-cell table:formula="of:=MIN([.$C123];[.$E123];[.$G123];[.$I123];[.$K123];[.$M123];[.$O123];[.$Q123];[.$S123];[.$U123])"/>
          <table:table-cell table:formula="of:=MEDIAN([.$B123];[.$D123];[.$F123];[.$H123];[.$J123];[.$L123];[.$N123];[.$P123];[.$R123];[.$T123])"/>
          <table:table-cell table:formula="of:=MEDIAN([.$C123];[.$E123];[.$G123];[.$I123];[.$K123];[.$M123];[.$O123];[.$Q123];[.$S123];[.$U123])"/>
          <table:table-cell table:formula="of:=MAX([.$B123];[.$D123];[.$F123];[.$H123];[.$J123];[.$L123];[.$N123];[.$P123];[.$R123];[.$T123])"/>
          <table:table-cell table:formula="of:=MAX([.$C123];[.$E123];[.$G123];[.$I123];[.$K123];[.$M123];[.$O123];[.$Q123];[.$S123];[.$U123])"/>
        </table:table-row>
        <table:table-row>
          <table:table-cell office:value-type="string">
            <text:p>./cargobike-complex-100_user-input-19</text:p>
          </table:table-cell>
          <table:table-cell/>
          <table:table-cell/>
          <table:table-cell office:value-type="float" office:value="4.97">
            <text:p>4.97</text:p>
          </table:table-cell>
          <table:table-cell office:value-type="float" office:value="0.0">
            <text:p>0.0</text:p>
          </table:table-cell>
          <table:table-cell office:value-type="float" office:value="4.69">
            <text:p>4.6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44" table:style-name="cellWorst">
            <text:p>10.44</text:p>
          </table:table-cell>
          <table:table-cell office:value-type="float" office:value="0.0">
            <text:p>0.0</text:p>
          </table:table-cell>
          <table:table-cell office:value-type="float" office:value="10.35">
            <text:p>10.35</text:p>
          </table:table-cell>
          <table:table-cell office:value-type="float" office:value="0.0">
            <text:p>0.0</text:p>
          </table:table-cell>
          <table:table-cell office:value-type="float" office:value="4.47">
            <text:p>4.47</text:p>
          </table:table-cell>
          <table:table-cell office:value-type="float" office:value="0.0">
            <text:p>0.0</text:p>
          </table:table-cell>
          <table:table-cell office:value-type="float" office:value="4.45" table:style-name="cellBest">
            <text:p>4.45</text:p>
          </table:table-cell>
          <table:table-cell office:value-type="float" office:value="0.0">
            <text:p>0.0</text:p>
          </table:table-cell>
          <table:table-cell table:formula="of:=MIN([.$B124];[.$D124];[.$F124];[.$H124];[.$J124];[.$L124];[.$N124];[.$P124];[.$R124];[.$T124])"/>
          <table:table-cell table:formula="of:=MIN([.$C124];[.$E124];[.$G124];[.$I124];[.$K124];[.$M124];[.$O124];[.$Q124];[.$S124];[.$U124])"/>
          <table:table-cell table:formula="of:=MEDIAN([.$B124];[.$D124];[.$F124];[.$H124];[.$J124];[.$L124];[.$N124];[.$P124];[.$R124];[.$T124])"/>
          <table:table-cell table:formula="of:=MEDIAN([.$C124];[.$E124];[.$G124];[.$I124];[.$K124];[.$M124];[.$O124];[.$Q124];[.$S124];[.$U124])"/>
          <table:table-cell table:formula="of:=MAX([.$B124];[.$D124];[.$F124];[.$H124];[.$J124];[.$L124];[.$N124];[.$P124];[.$R124];[.$T124])"/>
          <table:table-cell table:formula="of:=MAX([.$C124];[.$E124];[.$G124];[.$I124];[.$K124];[.$M124];[.$O124];[.$Q124];[.$S124];[.$U124])"/>
        </table:table-row>
        <table:table-row>
          <table:table-cell office:value-type="string">
            <text:p>./cargobike-complex-100_user-input-2</text:p>
          </table:table-cell>
          <table:table-cell/>
          <table:table-cell/>
          <table:table-cell office:value-type="float" office:value="3.72" table:style-name="cellBest">
            <text:p>3.72</text:p>
          </table:table-cell>
          <table:table-cell office:value-type="float" office:value="0.0">
            <text:p>0.0</text:p>
          </table:table-cell>
          <table:table-cell office:value-type="float" office:value="4.21">
            <text:p>4.2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24" table:style-name="cellWorst">
            <text:p>6.24</text:p>
          </table:table-cell>
          <table:table-cell office:value-type="float" office:value="0.0">
            <text:p>0.0</text:p>
          </table:table-cell>
          <table:table-cell office:value-type="float" office:value="5.79">
            <text:p>5.79</text:p>
          </table:table-cell>
          <table:table-cell office:value-type="float" office:value="0.0">
            <text:p>0.0</text:p>
          </table:table-cell>
          <table:table-cell office:value-type="float" office:value="3.82">
            <text:p>3.82</text:p>
          </table:table-cell>
          <table:table-cell office:value-type="float" office:value="0.0">
            <text:p>0.0</text:p>
          </table:table-cell>
          <table:table-cell office:value-type="float" office:value="3.81">
            <text:p>3.81</text:p>
          </table:table-cell>
          <table:table-cell office:value-type="float" office:value="0.0">
            <text:p>0.0</text:p>
          </table:table-cell>
          <table:table-cell table:formula="of:=MIN([.$B125];[.$D125];[.$F125];[.$H125];[.$J125];[.$L125];[.$N125];[.$P125];[.$R125];[.$T125])"/>
          <table:table-cell table:formula="of:=MIN([.$C125];[.$E125];[.$G125];[.$I125];[.$K125];[.$M125];[.$O125];[.$Q125];[.$S125];[.$U125])"/>
          <table:table-cell table:formula="of:=MEDIAN([.$B125];[.$D125];[.$F125];[.$H125];[.$J125];[.$L125];[.$N125];[.$P125];[.$R125];[.$T125])"/>
          <table:table-cell table:formula="of:=MEDIAN([.$C125];[.$E125];[.$G125];[.$I125];[.$K125];[.$M125];[.$O125];[.$Q125];[.$S125];[.$U125])"/>
          <table:table-cell table:formula="of:=MAX([.$B125];[.$D125];[.$F125];[.$H125];[.$J125];[.$L125];[.$N125];[.$P125];[.$R125];[.$T125])"/>
          <table:table-cell table:formula="of:=MAX([.$C125];[.$E125];[.$G125];[.$I125];[.$K125];[.$M125];[.$O125];[.$Q125];[.$S125];[.$U125])"/>
        </table:table-row>
        <table:table-row>
          <table:table-cell office:value-type="string">
            <text:p>./cargobike-complex-100_user-input-3</text:p>
          </table:table-cell>
          <table:table-cell/>
          <table:table-cell/>
          <table:table-cell office:value-type="float" office:value="4.23">
            <text:p>4.23</text:p>
          </table:table-cell>
          <table:table-cell office:value-type="float" office:value="0.0">
            <text:p>0.0</text:p>
          </table:table-cell>
          <table:table-cell office:value-type="float" office:value="4.07">
            <text:p>4.0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63">
            <text:p>5.63</text:p>
          </table:table-cell>
          <table:table-cell office:value-type="float" office:value="0.0">
            <text:p>0.0</text:p>
          </table:table-cell>
          <table:table-cell office:value-type="float" office:value="6.95" table:style-name="cellWorst">
            <text:p>6.95</text:p>
          </table:table-cell>
          <table:table-cell office:value-type="float" office:value="0.0">
            <text:p>0.0</text:p>
          </table:table-cell>
          <table:table-cell office:value-type="float" office:value="3.9" table:style-name="cellBest">
            <text:p>3.9</text:p>
          </table:table-cell>
          <table:table-cell office:value-type="float" office:value="0.0">
            <text:p>0.0</text:p>
          </table:table-cell>
          <table:table-cell office:value-type="float" office:value="4.21">
            <text:p>4.21</text:p>
          </table:table-cell>
          <table:table-cell office:value-type="float" office:value="0.0">
            <text:p>0.0</text:p>
          </table:table-cell>
          <table:table-cell table:formula="of:=MIN([.$B126];[.$D126];[.$F126];[.$H126];[.$J126];[.$L126];[.$N126];[.$P126];[.$R126];[.$T126])"/>
          <table:table-cell table:formula="of:=MIN([.$C126];[.$E126];[.$G126];[.$I126];[.$K126];[.$M126];[.$O126];[.$Q126];[.$S126];[.$U126])"/>
          <table:table-cell table:formula="of:=MEDIAN([.$B126];[.$D126];[.$F126];[.$H126];[.$J126];[.$L126];[.$N126];[.$P126];[.$R126];[.$T126])"/>
          <table:table-cell table:formula="of:=MEDIAN([.$C126];[.$E126];[.$G126];[.$I126];[.$K126];[.$M126];[.$O126];[.$Q126];[.$S126];[.$U126])"/>
          <table:table-cell table:formula="of:=MAX([.$B126];[.$D126];[.$F126];[.$H126];[.$J126];[.$L126];[.$N126];[.$P126];[.$R126];[.$T126])"/>
          <table:table-cell table:formula="of:=MAX([.$C126];[.$E126];[.$G126];[.$I126];[.$K126];[.$M126];[.$O126];[.$Q126];[.$S126];[.$U126])"/>
        </table:table-row>
        <table:table-row>
          <table:table-cell office:value-type="string">
            <text:p>./cargobike-complex-100_user-input-4</text:p>
          </table:table-cell>
          <table:table-cell/>
          <table:table-cell/>
          <table:table-cell office:value-type="float" office:value="4.6">
            <text:p>4.6</text:p>
          </table:table-cell>
          <table:table-cell office:value-type="float" office:value="0.0">
            <text:p>0.0</text:p>
          </table:table-cell>
          <table:table-cell office:value-type="float" office:value="4.49">
            <text:p>4.4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86">
            <text:p>5.86</text:p>
          </table:table-cell>
          <table:table-cell office:value-type="float" office:value="0.0">
            <text:p>0.0</text:p>
          </table:table-cell>
          <table:table-cell office:value-type="float" office:value="5.81">
            <text:p>5.81</text:p>
          </table:table-cell>
          <table:table-cell office:value-type="float" office:value="0.0">
            <text:p>0.0</text:p>
          </table:table-cell>
          <table:table-cell office:value-type="float" office:value="4.58">
            <text:p>4.58</text:p>
          </table:table-cell>
          <table:table-cell office:value-type="float" office:value="0.0">
            <text:p>0.0</text:p>
          </table:table-cell>
          <table:table-cell office:value-type="float" office:value="3.59" table:style-name="cellBest">
            <text:p>3.59</text:p>
          </table:table-cell>
          <table:table-cell office:value-type="float" office:value="0.0">
            <text:p>0.0</text:p>
          </table:table-cell>
          <table:table-cell table:formula="of:=MIN([.$B127];[.$D127];[.$F127];[.$H127];[.$J127];[.$L127];[.$N127];[.$P127];[.$R127];[.$T127])"/>
          <table:table-cell table:formula="of:=MIN([.$C127];[.$E127];[.$G127];[.$I127];[.$K127];[.$M127];[.$O127];[.$Q127];[.$S127];[.$U127])"/>
          <table:table-cell table:formula="of:=MEDIAN([.$B127];[.$D127];[.$F127];[.$H127];[.$J127];[.$L127];[.$N127];[.$P127];[.$R127];[.$T127])"/>
          <table:table-cell table:formula="of:=MEDIAN([.$C127];[.$E127];[.$G127];[.$I127];[.$K127];[.$M127];[.$O127];[.$Q127];[.$S127];[.$U127])"/>
          <table:table-cell table:formula="of:=MAX([.$B127];[.$D127];[.$F127];[.$H127];[.$J127];[.$L127];[.$N127];[.$P127];[.$R127];[.$T127])"/>
          <table:table-cell table:formula="of:=MAX([.$C127];[.$E127];[.$G127];[.$I127];[.$K127];[.$M127];[.$O127];[.$Q127];[.$S127];[.$U127])"/>
        </table:table-row>
        <table:table-row>
          <table:table-cell office:value-type="string">
            <text:p>./cargobike-complex-100_user-input-5</text:p>
          </table:table-cell>
          <table:table-cell/>
          <table:table-cell/>
          <table:table-cell office:value-type="float" office:value="3.93">
            <text:p>3.93</text:p>
          </table:table-cell>
          <table:table-cell office:value-type="float" office:value="0.0">
            <text:p>0.0</text:p>
          </table:table-cell>
          <table:table-cell office:value-type="float" office:value="4.23">
            <text:p>4.2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9" table:style-name="cellWorst">
            <text:p>6.9</text:p>
          </table:table-cell>
          <table:table-cell office:value-type="float" office:value="0.0">
            <text:p>0.0</text:p>
          </table:table-cell>
          <table:table-cell office:value-type="float" office:value="5.92">
            <text:p>5.92</text:p>
          </table:table-cell>
          <table:table-cell office:value-type="float" office:value="0.0">
            <text:p>0.0</text:p>
          </table:table-cell>
          <table:table-cell office:value-type="float" office:value="5.11">
            <text:p>5.11</text:p>
          </table:table-cell>
          <table:table-cell office:value-type="float" office:value="0.0">
            <text:p>0.0</text:p>
          </table:table-cell>
          <table:table-cell office:value-type="float" office:value="3.51" table:style-name="cellBest">
            <text:p>3.51</text:p>
          </table:table-cell>
          <table:table-cell office:value-type="float" office:value="0.0">
            <text:p>0.0</text:p>
          </table:table-cell>
          <table:table-cell table:formula="of:=MIN([.$B128];[.$D128];[.$F128];[.$H128];[.$J128];[.$L128];[.$N128];[.$P128];[.$R128];[.$T128])"/>
          <table:table-cell table:formula="of:=MIN([.$C128];[.$E128];[.$G128];[.$I128];[.$K128];[.$M128];[.$O128];[.$Q128];[.$S128];[.$U128])"/>
          <table:table-cell table:formula="of:=MEDIAN([.$B128];[.$D128];[.$F128];[.$H128];[.$J128];[.$L128];[.$N128];[.$P128];[.$R128];[.$T128])"/>
          <table:table-cell table:formula="of:=MEDIAN([.$C128];[.$E128];[.$G128];[.$I128];[.$K128];[.$M128];[.$O128];[.$Q128];[.$S128];[.$U128])"/>
          <table:table-cell table:formula="of:=MAX([.$B128];[.$D128];[.$F128];[.$H128];[.$J128];[.$L128];[.$N128];[.$P128];[.$R128];[.$T128])"/>
          <table:table-cell table:formula="of:=MAX([.$C128];[.$E128];[.$G128];[.$I128];[.$K128];[.$M128];[.$O128];[.$Q128];[.$S128];[.$U128])"/>
        </table:table-row>
        <table:table-row>
          <table:table-cell office:value-type="string">
            <text:p>./cargobike-complex-100_user-input-6</text:p>
          </table:table-cell>
          <table:table-cell/>
          <table:table-cell/>
          <table:table-cell office:value-type="float" office:value="4.69">
            <text:p>4.69</text:p>
          </table:table-cell>
          <table:table-cell office:value-type="float" office:value="0.0">
            <text:p>0.0</text:p>
          </table:table-cell>
          <table:table-cell office:value-type="float" office:value="3.98" table:style-name="cellBest">
            <text:p>3.9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43" table:style-name="cellWorst">
            <text:p>10.43</text:p>
          </table:table-cell>
          <table:table-cell office:value-type="float" office:value="0.0">
            <text:p>0.0</text:p>
          </table:table-cell>
          <table:table-cell office:value-type="float" office:value="7.17">
            <text:p>7.17</text:p>
          </table:table-cell>
          <table:table-cell office:value-type="float" office:value="0.0">
            <text:p>0.0</text:p>
          </table:table-cell>
          <table:table-cell office:value-type="float" office:value="4.63">
            <text:p>4.63</text:p>
          </table:table-cell>
          <table:table-cell office:value-type="float" office:value="0.0">
            <text:p>0.0</text:p>
          </table:table-cell>
          <table:table-cell office:value-type="float" office:value="4.13">
            <text:p>4.13</text:p>
          </table:table-cell>
          <table:table-cell office:value-type="float" office:value="0.0">
            <text:p>0.0</text:p>
          </table:table-cell>
          <table:table-cell table:formula="of:=MIN([.$B129];[.$D129];[.$F129];[.$H129];[.$J129];[.$L129];[.$N129];[.$P129];[.$R129];[.$T129])"/>
          <table:table-cell table:formula="of:=MIN([.$C129];[.$E129];[.$G129];[.$I129];[.$K129];[.$M129];[.$O129];[.$Q129];[.$S129];[.$U129])"/>
          <table:table-cell table:formula="of:=MEDIAN([.$B129];[.$D129];[.$F129];[.$H129];[.$J129];[.$L129];[.$N129];[.$P129];[.$R129];[.$T129])"/>
          <table:table-cell table:formula="of:=MEDIAN([.$C129];[.$E129];[.$G129];[.$I129];[.$K129];[.$M129];[.$O129];[.$Q129];[.$S129];[.$U129])"/>
          <table:table-cell table:formula="of:=MAX([.$B129];[.$D129];[.$F129];[.$H129];[.$J129];[.$L129];[.$N129];[.$P129];[.$R129];[.$T129])"/>
          <table:table-cell table:formula="of:=MAX([.$C129];[.$E129];[.$G129];[.$I129];[.$K129];[.$M129];[.$O129];[.$Q129];[.$S129];[.$U129])"/>
        </table:table-row>
        <table:table-row>
          <table:table-cell office:value-type="string">
            <text:p>./cargobike-complex-100_user-input-7</text:p>
          </table:table-cell>
          <table:table-cell/>
          <table:table-cell/>
          <table:table-cell office:value-type="float" office:value="5.08">
            <text:p>5.08</text:p>
          </table:table-cell>
          <table:table-cell office:value-type="float" office:value="0.0">
            <text:p>0.0</text:p>
          </table:table-cell>
          <table:table-cell office:value-type="float" office:value="5.8">
            <text:p>5.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65" table:style-name="cellWorst">
            <text:p>9.65</text:p>
          </table:table-cell>
          <table:table-cell office:value-type="float" office:value="0.0">
            <text:p>0.0</text:p>
          </table:table-cell>
          <table:table-cell office:value-type="float" office:value="7.07">
            <text:p>7.07</text:p>
          </table:table-cell>
          <table:table-cell office:value-type="float" office:value="0.0">
            <text:p>0.0</text:p>
          </table:table-cell>
          <table:table-cell office:value-type="float" office:value="4.51">
            <text:p>4.51</text:p>
          </table:table-cell>
          <table:table-cell office:value-type="float" office:value="0.0">
            <text:p>0.0</text:p>
          </table:table-cell>
          <table:table-cell office:value-type="float" office:value="4.18" table:style-name="cellBest">
            <text:p>4.18</text:p>
          </table:table-cell>
          <table:table-cell office:value-type="float" office:value="0.0">
            <text:p>0.0</text:p>
          </table:table-cell>
          <table:table-cell table:formula="of:=MIN([.$B130];[.$D130];[.$F130];[.$H130];[.$J130];[.$L130];[.$N130];[.$P130];[.$R130];[.$T130])"/>
          <table:table-cell table:formula="of:=MIN([.$C130];[.$E130];[.$G130];[.$I130];[.$K130];[.$M130];[.$O130];[.$Q130];[.$S130];[.$U130])"/>
          <table:table-cell table:formula="of:=MEDIAN([.$B130];[.$D130];[.$F130];[.$H130];[.$J130];[.$L130];[.$N130];[.$P130];[.$R130];[.$T130])"/>
          <table:table-cell table:formula="of:=MEDIAN([.$C130];[.$E130];[.$G130];[.$I130];[.$K130];[.$M130];[.$O130];[.$Q130];[.$S130];[.$U130])"/>
          <table:table-cell table:formula="of:=MAX([.$B130];[.$D130];[.$F130];[.$H130];[.$J130];[.$L130];[.$N130];[.$P130];[.$R130];[.$T130])"/>
          <table:table-cell table:formula="of:=MAX([.$C130];[.$E130];[.$G130];[.$I130];[.$K130];[.$M130];[.$O130];[.$Q130];[.$S130];[.$U130])"/>
        </table:table-row>
        <table:table-row>
          <table:table-cell office:value-type="string">
            <text:p>./cargobike-complex-100_user-input-8</text:p>
          </table:table-cell>
          <table:table-cell/>
          <table:table-cell/>
          <table:table-cell office:value-type="float" office:value="4.73">
            <text:p>4.73</text:p>
          </table:table-cell>
          <table:table-cell office:value-type="float" office:value="0.0">
            <text:p>0.0</text:p>
          </table:table-cell>
          <table:table-cell office:value-type="float" office:value="5.63">
            <text:p>5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74" table:style-name="cellWorst">
            <text:p>9.74</text:p>
          </table:table-cell>
          <table:table-cell office:value-type="float" office:value="0.0">
            <text:p>0.0</text:p>
          </table:table-cell>
          <table:table-cell office:value-type="float" office:value="7.01">
            <text:p>7.01</text:p>
          </table:table-cell>
          <table:table-cell office:value-type="float" office:value="0.0">
            <text:p>0.0</text:p>
          </table:table-cell>
          <table:table-cell office:value-type="float" office:value="3.8" table:style-name="cellBest">
            <text:p>3.8</text:p>
          </table:table-cell>
          <table:table-cell office:value-type="float" office:value="0.0">
            <text:p>0.0</text:p>
          </table:table-cell>
          <table:table-cell office:value-type="float" office:value="4.2">
            <text:p>4.2</text:p>
          </table:table-cell>
          <table:table-cell office:value-type="float" office:value="0.0">
            <text:p>0.0</text:p>
          </table:table-cell>
          <table:table-cell table:formula="of:=MIN([.$B131];[.$D131];[.$F131];[.$H131];[.$J131];[.$L131];[.$N131];[.$P131];[.$R131];[.$T131])"/>
          <table:table-cell table:formula="of:=MIN([.$C131];[.$E131];[.$G131];[.$I131];[.$K131];[.$M131];[.$O131];[.$Q131];[.$S131];[.$U131])"/>
          <table:table-cell table:formula="of:=MEDIAN([.$B131];[.$D131];[.$F131];[.$H131];[.$J131];[.$L131];[.$N131];[.$P131];[.$R131];[.$T131])"/>
          <table:table-cell table:formula="of:=MEDIAN([.$C131];[.$E131];[.$G131];[.$I131];[.$K131];[.$M131];[.$O131];[.$Q131];[.$S131];[.$U131])"/>
          <table:table-cell table:formula="of:=MAX([.$B131];[.$D131];[.$F131];[.$H131];[.$J131];[.$L131];[.$N131];[.$P131];[.$R131];[.$T131])"/>
          <table:table-cell table:formula="of:=MAX([.$C131];[.$E131];[.$G131];[.$I131];[.$K131];[.$M131];[.$O131];[.$Q131];[.$S131];[.$U131])"/>
        </table:table-row>
        <table:table-row>
          <table:table-cell office:value-type="string">
            <text:p>./cargobike-complex-100_user-input-9</text:p>
          </table:table-cell>
          <table:table-cell/>
          <table:table-cell/>
          <table:table-cell office:value-type="float" office:value="5.58">
            <text:p>5.58</text:p>
          </table:table-cell>
          <table:table-cell office:value-type="float" office:value="0.0">
            <text:p>0.0</text:p>
          </table:table-cell>
          <table:table-cell office:value-type="float" office:value="4.29">
            <text:p>4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27" table:style-name="cellWorst">
            <text:p>10.27</text:p>
          </table:table-cell>
          <table:table-cell office:value-type="float" office:value="0.0">
            <text:p>0.0</text:p>
          </table:table-cell>
          <table:table-cell office:value-type="float" office:value="7.88">
            <text:p>7.88</text:p>
          </table:table-cell>
          <table:table-cell office:value-type="float" office:value="0.0">
            <text:p>0.0</text:p>
          </table:table-cell>
          <table:table-cell office:value-type="float" office:value="4.86">
            <text:p>4.86</text:p>
          </table:table-cell>
          <table:table-cell office:value-type="float" office:value="0.0">
            <text:p>0.0</text:p>
          </table:table-cell>
          <table:table-cell office:value-type="float" office:value="3.77" table:style-name="cellBest">
            <text:p>3.77</text:p>
          </table:table-cell>
          <table:table-cell office:value-type="float" office:value="0.0">
            <text:p>0.0</text:p>
          </table:table-cell>
          <table:table-cell table:formula="of:=MIN([.$B132];[.$D132];[.$F132];[.$H132];[.$J132];[.$L132];[.$N132];[.$P132];[.$R132];[.$T132])"/>
          <table:table-cell table:formula="of:=MIN([.$C132];[.$E132];[.$G132];[.$I132];[.$K132];[.$M132];[.$O132];[.$Q132];[.$S132];[.$U132])"/>
          <table:table-cell table:formula="of:=MEDIAN([.$B132];[.$D132];[.$F132];[.$H132];[.$J132];[.$L132];[.$N132];[.$P132];[.$R132];[.$T132])"/>
          <table:table-cell table:formula="of:=MEDIAN([.$C132];[.$E132];[.$G132];[.$I132];[.$K132];[.$M132];[.$O132];[.$Q132];[.$S132];[.$U132])"/>
          <table:table-cell table:formula="of:=MAX([.$B132];[.$D132];[.$F132];[.$H132];[.$J132];[.$L132];[.$N132];[.$P132];[.$R132];[.$T132])"/>
          <table:table-cell table:formula="of:=MAX([.$C132];[.$E132];[.$G132];[.$I132];[.$K132];[.$M132];[.$O132];[.$Q132];[.$S132];[.$U132])"/>
        </table:table-row>
        <table:table-row>
          <table:table-cell office:value-type="string">
            <text:p>./cargobike-complex-200_user-input-0</text:p>
          </table:table-cell>
          <table:table-cell/>
          <table:table-cell/>
          <table:table-cell office:value-type="float" office:value="5.11">
            <text:p>5.11</text:p>
          </table:table-cell>
          <table:table-cell office:value-type="float" office:value="0.0">
            <text:p>0.0</text:p>
          </table:table-cell>
          <table:table-cell office:value-type="float" office:value="5.52">
            <text:p>5.5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4" table:style-name="cellWorst">
            <text:p>10.4</text:p>
          </table:table-cell>
          <table:table-cell office:value-type="float" office:value="0.0">
            <text:p>0.0</text:p>
          </table:table-cell>
          <table:table-cell office:value-type="float" office:value="8.63">
            <text:p>8.63</text:p>
          </table:table-cell>
          <table:table-cell office:value-type="float" office:value="0.0">
            <text:p>0.0</text:p>
          </table:table-cell>
          <table:table-cell office:value-type="float" office:value="5.04">
            <text:p>5.04</text:p>
          </table:table-cell>
          <table:table-cell office:value-type="float" office:value="0.0">
            <text:p>0.0</text:p>
          </table:table-cell>
          <table:table-cell office:value-type="float" office:value="3.68" table:style-name="cellBest">
            <text:p>3.68</text:p>
          </table:table-cell>
          <table:table-cell office:value-type="float" office:value="0.0">
            <text:p>0.0</text:p>
          </table:table-cell>
          <table:table-cell table:formula="of:=MIN([.$B133];[.$D133];[.$F133];[.$H133];[.$J133];[.$L133];[.$N133];[.$P133];[.$R133];[.$T133])"/>
          <table:table-cell table:formula="of:=MIN([.$C133];[.$E133];[.$G133];[.$I133];[.$K133];[.$M133];[.$O133];[.$Q133];[.$S133];[.$U133])"/>
          <table:table-cell table:formula="of:=MEDIAN([.$B133];[.$D133];[.$F133];[.$H133];[.$J133];[.$L133];[.$N133];[.$P133];[.$R133];[.$T133])"/>
          <table:table-cell table:formula="of:=MEDIAN([.$C133];[.$E133];[.$G133];[.$I133];[.$K133];[.$M133];[.$O133];[.$Q133];[.$S133];[.$U133])"/>
          <table:table-cell table:formula="of:=MAX([.$B133];[.$D133];[.$F133];[.$H133];[.$J133];[.$L133];[.$N133];[.$P133];[.$R133];[.$T133])"/>
          <table:table-cell table:formula="of:=MAX([.$C133];[.$E133];[.$G133];[.$I133];[.$K133];[.$M133];[.$O133];[.$Q133];[.$S133];[.$U133])"/>
        </table:table-row>
        <table:table-row>
          <table:table-cell office:value-type="string">
            <text:p>./cargobike-complex-200_user-input-1</text:p>
          </table:table-cell>
          <table:table-cell/>
          <table:table-cell/>
          <table:table-cell office:value-type="float" office:value="5.24">
            <text:p>5.24</text:p>
          </table:table-cell>
          <table:table-cell office:value-type="float" office:value="0.0">
            <text:p>0.0</text:p>
          </table:table-cell>
          <table:table-cell office:value-type="float" office:value="4.9" table:style-name="cellBest">
            <text:p>4.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05" table:style-name="cellWorst">
            <text:p>10.05</text:p>
          </table:table-cell>
          <table:table-cell office:value-type="float" office:value="0.0">
            <text:p>0.0</text:p>
          </table:table-cell>
          <table:table-cell office:value-type="float" office:value="8.8">
            <text:p>8.8</text:p>
          </table:table-cell>
          <table:table-cell office:value-type="float" office:value="0.0">
            <text:p>0.0</text:p>
          </table:table-cell>
          <table:table-cell office:value-type="float" office:value="5.35">
            <text:p>5.35</text:p>
          </table:table-cell>
          <table:table-cell office:value-type="float" office:value="0.0">
            <text:p>0.0</text:p>
          </table:table-cell>
          <table:table-cell office:value-type="float" office:value="6.72">
            <text:p>6.72</text:p>
          </table:table-cell>
          <table:table-cell office:value-type="float" office:value="0.0">
            <text:p>0.0</text:p>
          </table:table-cell>
          <table:table-cell table:formula="of:=MIN([.$B134];[.$D134];[.$F134];[.$H134];[.$J134];[.$L134];[.$N134];[.$P134];[.$R134];[.$T134])"/>
          <table:table-cell table:formula="of:=MIN([.$C134];[.$E134];[.$G134];[.$I134];[.$K134];[.$M134];[.$O134];[.$Q134];[.$S134];[.$U134])"/>
          <table:table-cell table:formula="of:=MEDIAN([.$B134];[.$D134];[.$F134];[.$H134];[.$J134];[.$L134];[.$N134];[.$P134];[.$R134];[.$T134])"/>
          <table:table-cell table:formula="of:=MEDIAN([.$C134];[.$E134];[.$G134];[.$I134];[.$K134];[.$M134];[.$O134];[.$Q134];[.$S134];[.$U134])"/>
          <table:table-cell table:formula="of:=MAX([.$B134];[.$D134];[.$F134];[.$H134];[.$J134];[.$L134];[.$N134];[.$P134];[.$R134];[.$T134])"/>
          <table:table-cell table:formula="of:=MAX([.$C134];[.$E134];[.$G134];[.$I134];[.$K134];[.$M134];[.$O134];[.$Q134];[.$S134];[.$U134])"/>
        </table:table-row>
        <table:table-row>
          <table:table-cell office:value-type="string">
            <text:p>./cargobike-complex-200_user-input-10</text:p>
          </table:table-cell>
          <table:table-cell/>
          <table:table-cell/>
          <table:table-cell office:value-type="float" office:value="5.25">
            <text:p>5.25</text:p>
          </table:table-cell>
          <table:table-cell office:value-type="float" office:value="0.0">
            <text:p>0.0</text:p>
          </table:table-cell>
          <table:table-cell office:value-type="float" office:value="8.88">
            <text:p>8.8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96">
            <text:p>10.96</text:p>
          </table:table-cell>
          <table:table-cell office:value-type="float" office:value="0.0">
            <text:p>0.0</text:p>
          </table:table-cell>
          <table:table-cell office:value-type="float" office:value="14.38" table:style-name="cellWorst">
            <text:p>14.38</text:p>
          </table:table-cell>
          <table:table-cell office:value-type="float" office:value="0.0">
            <text:p>0.0</text:p>
          </table:table-cell>
          <table:table-cell office:value-type="float" office:value="4.52" table:style-name="cellBest">
            <text:p>4.52</text:p>
          </table:table-cell>
          <table:table-cell office:value-type="float" office:value="0.0">
            <text:p>0.0</text:p>
          </table:table-cell>
          <table:table-cell office:value-type="float" office:value="4.57">
            <text:p>4.57</text:p>
          </table:table-cell>
          <table:table-cell office:value-type="float" office:value="0.0">
            <text:p>0.0</text:p>
          </table:table-cell>
          <table:table-cell table:formula="of:=MIN([.$B135];[.$D135];[.$F135];[.$H135];[.$J135];[.$L135];[.$N135];[.$P135];[.$R135];[.$T135])"/>
          <table:table-cell table:formula="of:=MIN([.$C135];[.$E135];[.$G135];[.$I135];[.$K135];[.$M135];[.$O135];[.$Q135];[.$S135];[.$U135])"/>
          <table:table-cell table:formula="of:=MEDIAN([.$B135];[.$D135];[.$F135];[.$H135];[.$J135];[.$L135];[.$N135];[.$P135];[.$R135];[.$T135])"/>
          <table:table-cell table:formula="of:=MEDIAN([.$C135];[.$E135];[.$G135];[.$I135];[.$K135];[.$M135];[.$O135];[.$Q135];[.$S135];[.$U135])"/>
          <table:table-cell table:formula="of:=MAX([.$B135];[.$D135];[.$F135];[.$H135];[.$J135];[.$L135];[.$N135];[.$P135];[.$R135];[.$T135])"/>
          <table:table-cell table:formula="of:=MAX([.$C135];[.$E135];[.$G135];[.$I135];[.$K135];[.$M135];[.$O135];[.$Q135];[.$S135];[.$U135])"/>
        </table:table-row>
        <table:table-row>
          <table:table-cell office:value-type="string">
            <text:p>./cargobike-complex-200_user-input-11</text:p>
          </table:table-cell>
          <table:table-cell/>
          <table:table-cell/>
          <table:table-cell office:value-type="float" office:value="5.55">
            <text:p>5.55</text:p>
          </table:table-cell>
          <table:table-cell office:value-type="float" office:value="0.0">
            <text:p>0.0</text:p>
          </table:table-cell>
          <table:table-cell office:value-type="float" office:value="7.23">
            <text:p>7.2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5">
            <text:p>10.5</text:p>
          </table:table-cell>
          <table:table-cell office:value-type="float" office:value="0.0">
            <text:p>0.0</text:p>
          </table:table-cell>
          <table:table-cell office:value-type="float" office:value="16.37" table:style-name="cellWorst">
            <text:p>16.37</text:p>
          </table:table-cell>
          <table:table-cell office:value-type="float" office:value="0.0">
            <text:p>0.0</text:p>
          </table:table-cell>
          <table:table-cell office:value-type="float" office:value="4.22" table:style-name="cellBest">
            <text:p>4.22</text:p>
          </table:table-cell>
          <table:table-cell office:value-type="float" office:value="0.0">
            <text:p>0.0</text:p>
          </table:table-cell>
          <table:table-cell office:value-type="float" office:value="4.38">
            <text:p>4.38</text:p>
          </table:table-cell>
          <table:table-cell office:value-type="float" office:value="0.0">
            <text:p>0.0</text:p>
          </table:table-cell>
          <table:table-cell table:formula="of:=MIN([.$B136];[.$D136];[.$F136];[.$H136];[.$J136];[.$L136];[.$N136];[.$P136];[.$R136];[.$T136])"/>
          <table:table-cell table:formula="of:=MIN([.$C136];[.$E136];[.$G136];[.$I136];[.$K136];[.$M136];[.$O136];[.$Q136];[.$S136];[.$U136])"/>
          <table:table-cell table:formula="of:=MEDIAN([.$B136];[.$D136];[.$F136];[.$H136];[.$J136];[.$L136];[.$N136];[.$P136];[.$R136];[.$T136])"/>
          <table:table-cell table:formula="of:=MEDIAN([.$C136];[.$E136];[.$G136];[.$I136];[.$K136];[.$M136];[.$O136];[.$Q136];[.$S136];[.$U136])"/>
          <table:table-cell table:formula="of:=MAX([.$B136];[.$D136];[.$F136];[.$H136];[.$J136];[.$L136];[.$N136];[.$P136];[.$R136];[.$T136])"/>
          <table:table-cell table:formula="of:=MAX([.$C136];[.$E136];[.$G136];[.$I136];[.$K136];[.$M136];[.$O136];[.$Q136];[.$S136];[.$U136])"/>
        </table:table-row>
        <table:table-row>
          <table:table-cell office:value-type="string">
            <text:p>./cargobike-complex-200_user-input-12</text:p>
          </table:table-cell>
          <table:table-cell/>
          <table:table-cell/>
          <table:table-cell office:value-type="float" office:value="10.6">
            <text:p>10.6</text:p>
          </table:table-cell>
          <table:table-cell office:value-type="float" office:value="0.0">
            <text:p>0.0</text:p>
          </table:table-cell>
          <table:table-cell office:value-type="float" office:value="6.61">
            <text:p>6.6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21" table:style-name="cellWorst">
            <text:p>24.21</text:p>
          </table:table-cell>
          <table:table-cell office:value-type="float" office:value="0.0">
            <text:p>0.0</text:p>
          </table:table-cell>
          <table:table-cell office:value-type="float" office:value="19.77">
            <text:p>19.77</text:p>
          </table:table-cell>
          <table:table-cell office:value-type="float" office:value="0.0">
            <text:p>0.0</text:p>
          </table:table-cell>
          <table:table-cell office:value-type="float" office:value="6.89">
            <text:p>6.89</text:p>
          </table:table-cell>
          <table:table-cell office:value-type="float" office:value="0.0">
            <text:p>0.0</text:p>
          </table:table-cell>
          <table:table-cell office:value-type="float" office:value="4.77" table:style-name="cellBest">
            <text:p>4.77</text:p>
          </table:table-cell>
          <table:table-cell office:value-type="float" office:value="0.0">
            <text:p>0.0</text:p>
          </table:table-cell>
          <table:table-cell table:formula="of:=MIN([.$B137];[.$D137];[.$F137];[.$H137];[.$J137];[.$L137];[.$N137];[.$P137];[.$R137];[.$T137])"/>
          <table:table-cell table:formula="of:=MIN([.$C137];[.$E137];[.$G137];[.$I137];[.$K137];[.$M137];[.$O137];[.$Q137];[.$S137];[.$U137])"/>
          <table:table-cell table:formula="of:=MEDIAN([.$B137];[.$D137];[.$F137];[.$H137];[.$J137];[.$L137];[.$N137];[.$P137];[.$R137];[.$T137])"/>
          <table:table-cell table:formula="of:=MEDIAN([.$C137];[.$E137];[.$G137];[.$I137];[.$K137];[.$M137];[.$O137];[.$Q137];[.$S137];[.$U137])"/>
          <table:table-cell table:formula="of:=MAX([.$B137];[.$D137];[.$F137];[.$H137];[.$J137];[.$L137];[.$N137];[.$P137];[.$R137];[.$T137])"/>
          <table:table-cell table:formula="of:=MAX([.$C137];[.$E137];[.$G137];[.$I137];[.$K137];[.$M137];[.$O137];[.$Q137];[.$S137];[.$U137])"/>
        </table:table-row>
        <table:table-row>
          <table:table-cell office:value-type="string">
            <text:p>./cargobike-complex-200_user-input-13</text:p>
          </table:table-cell>
          <table:table-cell/>
          <table:table-cell/>
          <table:table-cell office:value-type="float" office:value="12.79">
            <text:p>12.79</text:p>
          </table:table-cell>
          <table:table-cell office:value-type="float" office:value="0.0">
            <text:p>0.0</text:p>
          </table:table-cell>
          <table:table-cell office:value-type="float" office:value="6.92">
            <text:p>6.9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96" table:style-name="cellWorst">
            <text:p>24.96</text:p>
          </table:table-cell>
          <table:table-cell office:value-type="float" office:value="0.0">
            <text:p>0.0</text:p>
          </table:table-cell>
          <table:table-cell office:value-type="float" office:value="14.61">
            <text:p>14.61</text:p>
          </table:table-cell>
          <table:table-cell office:value-type="float" office:value="0.0">
            <text:p>0.0</text:p>
          </table:table-cell>
          <table:table-cell office:value-type="float" office:value="7.79">
            <text:p>7.79</text:p>
          </table:table-cell>
          <table:table-cell office:value-type="float" office:value="0.0">
            <text:p>0.0</text:p>
          </table:table-cell>
          <table:table-cell office:value-type="float" office:value="5.04" table:style-name="cellBest">
            <text:p>5.04</text:p>
          </table:table-cell>
          <table:table-cell office:value-type="float" office:value="0.0">
            <text:p>0.0</text:p>
          </table:table-cell>
          <table:table-cell table:formula="of:=MIN([.$B138];[.$D138];[.$F138];[.$H138];[.$J138];[.$L138];[.$N138];[.$P138];[.$R138];[.$T138])"/>
          <table:table-cell table:formula="of:=MIN([.$C138];[.$E138];[.$G138];[.$I138];[.$K138];[.$M138];[.$O138];[.$Q138];[.$S138];[.$U138])"/>
          <table:table-cell table:formula="of:=MEDIAN([.$B138];[.$D138];[.$F138];[.$H138];[.$J138];[.$L138];[.$N138];[.$P138];[.$R138];[.$T138])"/>
          <table:table-cell table:formula="of:=MEDIAN([.$C138];[.$E138];[.$G138];[.$I138];[.$K138];[.$M138];[.$O138];[.$Q138];[.$S138];[.$U138])"/>
          <table:table-cell table:formula="of:=MAX([.$B138];[.$D138];[.$F138];[.$H138];[.$J138];[.$L138];[.$N138];[.$P138];[.$R138];[.$T138])"/>
          <table:table-cell table:formula="of:=MAX([.$C138];[.$E138];[.$G138];[.$I138];[.$K138];[.$M138];[.$O138];[.$Q138];[.$S138];[.$U138])"/>
        </table:table-row>
        <table:table-row>
          <table:table-cell office:value-type="string">
            <text:p>./cargobike-complex-200_user-input-14</text:p>
          </table:table-cell>
          <table:table-cell/>
          <table:table-cell/>
          <table:table-cell office:value-type="float" office:value="26.56">
            <text:p>26.56</text:p>
          </table:table-cell>
          <table:table-cell office:value-type="float" office:value="0.0">
            <text:p>0.0</text:p>
          </table:table-cell>
          <table:table-cell office:value-type="float" office:value="7.03">
            <text:p>7.0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97" table:style-name="cellWorst">
            <text:p>28.97</text:p>
          </table:table-cell>
          <table:table-cell office:value-type="float" office:value="0.0">
            <text:p>0.0</text:p>
          </table:table-cell>
          <table:table-cell office:value-type="float" office:value="14.6">
            <text:p>14.6</text:p>
          </table:table-cell>
          <table:table-cell office:value-type="float" office:value="0.0">
            <text:p>0.0</text:p>
          </table:table-cell>
          <table:table-cell office:value-type="float" office:value="9.43">
            <text:p>9.43</text:p>
          </table:table-cell>
          <table:table-cell office:value-type="float" office:value="0.0">
            <text:p>0.0</text:p>
          </table:table-cell>
          <table:table-cell office:value-type="float" office:value="5.65" table:style-name="cellBest">
            <text:p>5.65</text:p>
          </table:table-cell>
          <table:table-cell office:value-type="float" office:value="0.0">
            <text:p>0.0</text:p>
          </table:table-cell>
          <table:table-cell table:formula="of:=MIN([.$B139];[.$D139];[.$F139];[.$H139];[.$J139];[.$L139];[.$N139];[.$P139];[.$R139];[.$T139])"/>
          <table:table-cell table:formula="of:=MIN([.$C139];[.$E139];[.$G139];[.$I139];[.$K139];[.$M139];[.$O139];[.$Q139];[.$S139];[.$U139])"/>
          <table:table-cell table:formula="of:=MEDIAN([.$B139];[.$D139];[.$F139];[.$H139];[.$J139];[.$L139];[.$N139];[.$P139];[.$R139];[.$T139])"/>
          <table:table-cell table:formula="of:=MEDIAN([.$C139];[.$E139];[.$G139];[.$I139];[.$K139];[.$M139];[.$O139];[.$Q139];[.$S139];[.$U139])"/>
          <table:table-cell table:formula="of:=MAX([.$B139];[.$D139];[.$F139];[.$H139];[.$J139];[.$L139];[.$N139];[.$P139];[.$R139];[.$T139])"/>
          <table:table-cell table:formula="of:=MAX([.$C139];[.$E139];[.$G139];[.$I139];[.$K139];[.$M139];[.$O139];[.$Q139];[.$S139];[.$U139])"/>
        </table:table-row>
        <table:table-row>
          <table:table-cell office:value-type="string">
            <text:p>./cargobike-complex-200_user-input-15</text:p>
          </table:table-cell>
          <table:table-cell/>
          <table:table-cell/>
          <table:table-cell office:value-type="float" office:value="23.76">
            <text:p>23.76</text:p>
          </table:table-cell>
          <table:table-cell office:value-type="float" office:value="0.0">
            <text:p>0.0</text:p>
          </table:table-cell>
          <table:table-cell office:value-type="float" office:value="8.79">
            <text:p>8.7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04" table:style-name="cellWorst">
            <text:p>24.04</text:p>
          </table:table-cell>
          <table:table-cell office:value-type="float" office:value="0.0">
            <text:p>0.0</text:p>
          </table:table-cell>
          <table:table-cell office:value-type="float" office:value="15.92">
            <text:p>15.92</text:p>
          </table:table-cell>
          <table:table-cell office:value-type="float" office:value="0.0">
            <text:p>0.0</text:p>
          </table:table-cell>
          <table:table-cell office:value-type="float" office:value="7.99">
            <text:p>7.99</text:p>
          </table:table-cell>
          <table:table-cell office:value-type="float" office:value="0.0">
            <text:p>0.0</text:p>
          </table:table-cell>
          <table:table-cell office:value-type="float" office:value="5.19" table:style-name="cellBest">
            <text:p>5.19</text:p>
          </table:table-cell>
          <table:table-cell office:value-type="float" office:value="0.0">
            <text:p>0.0</text:p>
          </table:table-cell>
          <table:table-cell table:formula="of:=MIN([.$B140];[.$D140];[.$F140];[.$H140];[.$J140];[.$L140];[.$N140];[.$P140];[.$R140];[.$T140])"/>
          <table:table-cell table:formula="of:=MIN([.$C140];[.$E140];[.$G140];[.$I140];[.$K140];[.$M140];[.$O140];[.$Q140];[.$S140];[.$U140])"/>
          <table:table-cell table:formula="of:=MEDIAN([.$B140];[.$D140];[.$F140];[.$H140];[.$J140];[.$L140];[.$N140];[.$P140];[.$R140];[.$T140])"/>
          <table:table-cell table:formula="of:=MEDIAN([.$C140];[.$E140];[.$G140];[.$I140];[.$K140];[.$M140];[.$O140];[.$Q140];[.$S140];[.$U140])"/>
          <table:table-cell table:formula="of:=MAX([.$B140];[.$D140];[.$F140];[.$H140];[.$J140];[.$L140];[.$N140];[.$P140];[.$R140];[.$T140])"/>
          <table:table-cell table:formula="of:=MAX([.$C140];[.$E140];[.$G140];[.$I140];[.$K140];[.$M140];[.$O140];[.$Q140];[.$S140];[.$U140])"/>
        </table:table-row>
        <table:table-row>
          <table:table-cell office:value-type="string">
            <text:p>./cargobike-complex-200_user-input-16</text:p>
          </table:table-cell>
          <table:table-cell/>
          <table:table-cell/>
          <table:table-cell office:value-type="float" office:value="18.06">
            <text:p>18.06</text:p>
          </table:table-cell>
          <table:table-cell office:value-type="float" office:value="0.0">
            <text:p>0.0</text:p>
          </table:table-cell>
          <table:table-cell office:value-type="float" office:value="7.5">
            <text:p>7.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21" table:style-name="cellWorst">
            <text:p>24.21</text:p>
          </table:table-cell>
          <table:table-cell office:value-type="float" office:value="0.0">
            <text:p>0.0</text:p>
          </table:table-cell>
          <table:table-cell office:value-type="float" office:value="19.84">
            <text:p>19.84</text:p>
          </table:table-cell>
          <table:table-cell office:value-type="float" office:value="0.0">
            <text:p>0.0</text:p>
          </table:table-cell>
          <table:table-cell office:value-type="float" office:value="8.15">
            <text:p>8.15</text:p>
          </table:table-cell>
          <table:table-cell office:value-type="float" office:value="0.0">
            <text:p>0.0</text:p>
          </table:table-cell>
          <table:table-cell office:value-type="float" office:value="4.9" table:style-name="cellBest">
            <text:p>4.9</text:p>
          </table:table-cell>
          <table:table-cell office:value-type="float" office:value="0.0">
            <text:p>0.0</text:p>
          </table:table-cell>
          <table:table-cell table:formula="of:=MIN([.$B141];[.$D141];[.$F141];[.$H141];[.$J141];[.$L141];[.$N141];[.$P141];[.$R141];[.$T141])"/>
          <table:table-cell table:formula="of:=MIN([.$C141];[.$E141];[.$G141];[.$I141];[.$K141];[.$M141];[.$O141];[.$Q141];[.$S141];[.$U141])"/>
          <table:table-cell table:formula="of:=MEDIAN([.$B141];[.$D141];[.$F141];[.$H141];[.$J141];[.$L141];[.$N141];[.$P141];[.$R141];[.$T141])"/>
          <table:table-cell table:formula="of:=MEDIAN([.$C141];[.$E141];[.$G141];[.$I141];[.$K141];[.$M141];[.$O141];[.$Q141];[.$S141];[.$U141])"/>
          <table:table-cell table:formula="of:=MAX([.$B141];[.$D141];[.$F141];[.$H141];[.$J141];[.$L141];[.$N141];[.$P141];[.$R141];[.$T141])"/>
          <table:table-cell table:formula="of:=MAX([.$C141];[.$E141];[.$G141];[.$I141];[.$K141];[.$M141];[.$O141];[.$Q141];[.$S141];[.$U141])"/>
        </table:table-row>
        <table:table-row>
          <table:table-cell office:value-type="string">
            <text:p>./cargobike-complex-200_user-input-17</text:p>
          </table:table-cell>
          <table:table-cell/>
          <table:table-cell/>
          <table:table-cell office:value-type="float" office:value="11.86">
            <text:p>11.86</text:p>
          </table:table-cell>
          <table:table-cell office:value-type="float" office:value="0.0">
            <text:p>0.0</text:p>
          </table:table-cell>
          <table:table-cell office:value-type="float" office:value="10.65">
            <text:p>10.6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3.45" table:style-name="cellWorst">
            <text:p>23.45</text:p>
          </table:table-cell>
          <table:table-cell office:value-type="float" office:value="0.0">
            <text:p>0.0</text:p>
          </table:table-cell>
          <table:table-cell office:value-type="float" office:value="20.03">
            <text:p>20.03</text:p>
          </table:table-cell>
          <table:table-cell office:value-type="float" office:value="0.0">
            <text:p>0.0</text:p>
          </table:table-cell>
          <table:table-cell office:value-type="float" office:value="7.75">
            <text:p>7.75</text:p>
          </table:table-cell>
          <table:table-cell office:value-type="float" office:value="0.0">
            <text:p>0.0</text:p>
          </table:table-cell>
          <table:table-cell office:value-type="float" office:value="4.94" table:style-name="cellBest">
            <text:p>4.94</text:p>
          </table:table-cell>
          <table:table-cell office:value-type="float" office:value="0.0">
            <text:p>0.0</text:p>
          </table:table-cell>
          <table:table-cell table:formula="of:=MIN([.$B142];[.$D142];[.$F142];[.$H142];[.$J142];[.$L142];[.$N142];[.$P142];[.$R142];[.$T142])"/>
          <table:table-cell table:formula="of:=MIN([.$C142];[.$E142];[.$G142];[.$I142];[.$K142];[.$M142];[.$O142];[.$Q142];[.$S142];[.$U142])"/>
          <table:table-cell table:formula="of:=MEDIAN([.$B142];[.$D142];[.$F142];[.$H142];[.$J142];[.$L142];[.$N142];[.$P142];[.$R142];[.$T142])"/>
          <table:table-cell table:formula="of:=MEDIAN([.$C142];[.$E142];[.$G142];[.$I142];[.$K142];[.$M142];[.$O142];[.$Q142];[.$S142];[.$U142])"/>
          <table:table-cell table:formula="of:=MAX([.$B142];[.$D142];[.$F142];[.$H142];[.$J142];[.$L142];[.$N142];[.$P142];[.$R142];[.$T142])"/>
          <table:table-cell table:formula="of:=MAX([.$C142];[.$E142];[.$G142];[.$I142];[.$K142];[.$M142];[.$O142];[.$Q142];[.$S142];[.$U142])"/>
        </table:table-row>
        <table:table-row>
          <table:table-cell office:value-type="string">
            <text:p>./cargobike-complex-200_user-input-18</text:p>
          </table:table-cell>
          <table:table-cell/>
          <table:table-cell/>
          <table:table-cell office:value-type="float" office:value="20.91">
            <text:p>20.91</text:p>
          </table:table-cell>
          <table:table-cell office:value-type="float" office:value="0.0">
            <text:p>0.0</text:p>
          </table:table-cell>
          <table:table-cell office:value-type="float" office:value="11.81">
            <text:p>11.8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3.99" table:style-name="cellWorst">
            <text:p>23.99</text:p>
          </table:table-cell>
          <table:table-cell office:value-type="float" office:value="0.0">
            <text:p>0.0</text:p>
          </table:table-cell>
          <table:table-cell office:value-type="float" office:value="17.93">
            <text:p>17.93</text:p>
          </table:table-cell>
          <table:table-cell office:value-type="float" office:value="0.0">
            <text:p>0.0</text:p>
          </table:table-cell>
          <table:table-cell office:value-type="float" office:value="7.67">
            <text:p>7.67</text:p>
          </table:table-cell>
          <table:table-cell office:value-type="float" office:value="0.0">
            <text:p>0.0</text:p>
          </table:table-cell>
          <table:table-cell office:value-type="float" office:value="5.54" table:style-name="cellBest">
            <text:p>5.54</text:p>
          </table:table-cell>
          <table:table-cell office:value-type="float" office:value="0.0">
            <text:p>0.0</text:p>
          </table:table-cell>
          <table:table-cell table:formula="of:=MIN([.$B143];[.$D143];[.$F143];[.$H143];[.$J143];[.$L143];[.$N143];[.$P143];[.$R143];[.$T143])"/>
          <table:table-cell table:formula="of:=MIN([.$C143];[.$E143];[.$G143];[.$I143];[.$K143];[.$M143];[.$O143];[.$Q143];[.$S143];[.$U143])"/>
          <table:table-cell table:formula="of:=MEDIAN([.$B143];[.$D143];[.$F143];[.$H143];[.$J143];[.$L143];[.$N143];[.$P143];[.$R143];[.$T143])"/>
          <table:table-cell table:formula="of:=MEDIAN([.$C143];[.$E143];[.$G143];[.$I143];[.$K143];[.$M143];[.$O143];[.$Q143];[.$S143];[.$U143])"/>
          <table:table-cell table:formula="of:=MAX([.$B143];[.$D143];[.$F143];[.$H143];[.$J143];[.$L143];[.$N143];[.$P143];[.$R143];[.$T143])"/>
          <table:table-cell table:formula="of:=MAX([.$C143];[.$E143];[.$G143];[.$I143];[.$K143];[.$M143];[.$O143];[.$Q143];[.$S143];[.$U143])"/>
        </table:table-row>
        <table:table-row>
          <table:table-cell office:value-type="string">
            <text:p>./cargobike-complex-200_user-input-19</text:p>
          </table:table-cell>
          <table:table-cell/>
          <table:table-cell/>
          <table:table-cell office:value-type="float" office:value="21.3">
            <text:p>21.3</text:p>
          </table:table-cell>
          <table:table-cell office:value-type="float" office:value="0.0">
            <text:p>0.0</text:p>
          </table:table-cell>
          <table:table-cell office:value-type="float" office:value="11.53">
            <text:p>11.5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5.62">
            <text:p>25.62</text:p>
          </table:table-cell>
          <table:table-cell office:value-type="float" office:value="0.0">
            <text:p>0.0</text:p>
          </table:table-cell>
          <table:table-cell office:value-type="float" office:value="27.86" table:style-name="cellWorst">
            <text:p>27.86</text:p>
          </table:table-cell>
          <table:table-cell office:value-type="float" office:value="0.0">
            <text:p>0.0</text:p>
          </table:table-cell>
          <table:table-cell office:value-type="float" office:value="8.3">
            <text:p>8.3</text:p>
          </table:table-cell>
          <table:table-cell office:value-type="float" office:value="0.0">
            <text:p>0.0</text:p>
          </table:table-cell>
          <table:table-cell office:value-type="float" office:value="4.65" table:style-name="cellBest">
            <text:p>4.65</text:p>
          </table:table-cell>
          <table:table-cell office:value-type="float" office:value="0.0">
            <text:p>0.0</text:p>
          </table:table-cell>
          <table:table-cell table:formula="of:=MIN([.$B144];[.$D144];[.$F144];[.$H144];[.$J144];[.$L144];[.$N144];[.$P144];[.$R144];[.$T144])"/>
          <table:table-cell table:formula="of:=MIN([.$C144];[.$E144];[.$G144];[.$I144];[.$K144];[.$M144];[.$O144];[.$Q144];[.$S144];[.$U144])"/>
          <table:table-cell table:formula="of:=MEDIAN([.$B144];[.$D144];[.$F144];[.$H144];[.$J144];[.$L144];[.$N144];[.$P144];[.$R144];[.$T144])"/>
          <table:table-cell table:formula="of:=MEDIAN([.$C144];[.$E144];[.$G144];[.$I144];[.$K144];[.$M144];[.$O144];[.$Q144];[.$S144];[.$U144])"/>
          <table:table-cell table:formula="of:=MAX([.$B144];[.$D144];[.$F144];[.$H144];[.$J144];[.$L144];[.$N144];[.$P144];[.$R144];[.$T144])"/>
          <table:table-cell table:formula="of:=MAX([.$C144];[.$E144];[.$G144];[.$I144];[.$K144];[.$M144];[.$O144];[.$Q144];[.$S144];[.$U144])"/>
        </table:table-row>
        <table:table-row>
          <table:table-cell office:value-type="string">
            <text:p>./cargobike-complex-200_user-input-2</text:p>
          </table:table-cell>
          <table:table-cell/>
          <table:table-cell/>
          <table:table-cell office:value-type="float" office:value="6.02">
            <text:p>6.02</text:p>
          </table:table-cell>
          <table:table-cell office:value-type="float" office:value="0.0">
            <text:p>0.0</text:p>
          </table:table-cell>
          <table:table-cell office:value-type="float" office:value="5.41">
            <text:p>5.4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21" table:style-name="cellWorst">
            <text:p>10.21</text:p>
          </table:table-cell>
          <table:table-cell office:value-type="float" office:value="0.0">
            <text:p>0.0</text:p>
          </table:table-cell>
          <table:table-cell office:value-type="float" office:value="8.85">
            <text:p>8.85</text:p>
          </table:table-cell>
          <table:table-cell office:value-type="float" office:value="0.0">
            <text:p>0.0</text:p>
          </table:table-cell>
          <table:table-cell office:value-type="float" office:value="5.63">
            <text:p>5.63</text:p>
          </table:table-cell>
          <table:table-cell office:value-type="float" office:value="0.0">
            <text:p>0.0</text:p>
          </table:table-cell>
          <table:table-cell office:value-type="float" office:value="3.85" table:style-name="cellBest">
            <text:p>3.85</text:p>
          </table:table-cell>
          <table:table-cell office:value-type="float" office:value="0.0">
            <text:p>0.0</text:p>
          </table:table-cell>
          <table:table-cell table:formula="of:=MIN([.$B145];[.$D145];[.$F145];[.$H145];[.$J145];[.$L145];[.$N145];[.$P145];[.$R145];[.$T145])"/>
          <table:table-cell table:formula="of:=MIN([.$C145];[.$E145];[.$G145];[.$I145];[.$K145];[.$M145];[.$O145];[.$Q145];[.$S145];[.$U145])"/>
          <table:table-cell table:formula="of:=MEDIAN([.$B145];[.$D145];[.$F145];[.$H145];[.$J145];[.$L145];[.$N145];[.$P145];[.$R145];[.$T145])"/>
          <table:table-cell table:formula="of:=MEDIAN([.$C145];[.$E145];[.$G145];[.$I145];[.$K145];[.$M145];[.$O145];[.$Q145];[.$S145];[.$U145])"/>
          <table:table-cell table:formula="of:=MAX([.$B145];[.$D145];[.$F145];[.$H145];[.$J145];[.$L145];[.$N145];[.$P145];[.$R145];[.$T145])"/>
          <table:table-cell table:formula="of:=MAX([.$C145];[.$E145];[.$G145];[.$I145];[.$K145];[.$M145];[.$O145];[.$Q145];[.$S145];[.$U145])"/>
        </table:table-row>
        <table:table-row>
          <table:table-cell office:value-type="string">
            <text:p>./cargobike-complex-200_user-input-3</text:p>
          </table:table-cell>
          <table:table-cell/>
          <table:table-cell/>
          <table:table-cell office:value-type="float" office:value="4.69">
            <text:p>4.69</text:p>
          </table:table-cell>
          <table:table-cell office:value-type="float" office:value="0.0">
            <text:p>0.0</text:p>
          </table:table-cell>
          <table:table-cell office:value-type="float" office:value="5.97">
            <text:p>5.9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09" table:style-name="cellWorst">
            <text:p>10.09</text:p>
          </table:table-cell>
          <table:table-cell office:value-type="float" office:value="0.0">
            <text:p>0.0</text:p>
          </table:table-cell>
          <table:table-cell office:value-type="float" office:value="8.47">
            <text:p>8.47</text:p>
          </table:table-cell>
          <table:table-cell office:value-type="float" office:value="0.0">
            <text:p>0.0</text:p>
          </table:table-cell>
          <table:table-cell office:value-type="float" office:value="4.61">
            <text:p>4.61</text:p>
          </table:table-cell>
          <table:table-cell office:value-type="float" office:value="0.0">
            <text:p>0.0</text:p>
          </table:table-cell>
          <table:table-cell office:value-type="float" office:value="4.35" table:style-name="cellBest">
            <text:p>4.35</text:p>
          </table:table-cell>
          <table:table-cell office:value-type="float" office:value="0.0">
            <text:p>0.0</text:p>
          </table:table-cell>
          <table:table-cell table:formula="of:=MIN([.$B146];[.$D146];[.$F146];[.$H146];[.$J146];[.$L146];[.$N146];[.$P146];[.$R146];[.$T146])"/>
          <table:table-cell table:formula="of:=MIN([.$C146];[.$E146];[.$G146];[.$I146];[.$K146];[.$M146];[.$O146];[.$Q146];[.$S146];[.$U146])"/>
          <table:table-cell table:formula="of:=MEDIAN([.$B146];[.$D146];[.$F146];[.$H146];[.$J146];[.$L146];[.$N146];[.$P146];[.$R146];[.$T146])"/>
          <table:table-cell table:formula="of:=MEDIAN([.$C146];[.$E146];[.$G146];[.$I146];[.$K146];[.$M146];[.$O146];[.$Q146];[.$S146];[.$U146])"/>
          <table:table-cell table:formula="of:=MAX([.$B146];[.$D146];[.$F146];[.$H146];[.$J146];[.$L146];[.$N146];[.$P146];[.$R146];[.$T146])"/>
          <table:table-cell table:formula="of:=MAX([.$C146];[.$E146];[.$G146];[.$I146];[.$K146];[.$M146];[.$O146];[.$Q146];[.$S146];[.$U146])"/>
        </table:table-row>
        <table:table-row>
          <table:table-cell office:value-type="string">
            <text:p>./cargobike-complex-200_user-input-4</text:p>
          </table:table-cell>
          <table:table-cell/>
          <table:table-cell/>
          <table:table-cell office:value-type="float" office:value="5.46">
            <text:p>5.46</text:p>
          </table:table-cell>
          <table:table-cell office:value-type="float" office:value="0.0">
            <text:p>0.0</text:p>
          </table:table-cell>
          <table:table-cell office:value-type="float" office:value="5.77">
            <text:p>5.7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68">
            <text:p>10.68</text:p>
          </table:table-cell>
          <table:table-cell office:value-type="float" office:value="0.0">
            <text:p>0.0</text:p>
          </table:table-cell>
          <table:table-cell office:value-type="float" office:value="10.83" table:style-name="cellWorst">
            <text:p>10.83</text:p>
          </table:table-cell>
          <table:table-cell office:value-type="float" office:value="0.0">
            <text:p>0.0</text:p>
          </table:table-cell>
          <table:table-cell office:value-type="float" office:value="4.95">
            <text:p>4.95</text:p>
          </table:table-cell>
          <table:table-cell office:value-type="float" office:value="0.0">
            <text:p>0.0</text:p>
          </table:table-cell>
          <table:table-cell office:value-type="float" office:value="3.74" table:style-name="cellBest">
            <text:p>3.74</text:p>
          </table:table-cell>
          <table:table-cell office:value-type="float" office:value="0.0">
            <text:p>0.0</text:p>
          </table:table-cell>
          <table:table-cell table:formula="of:=MIN([.$B147];[.$D147];[.$F147];[.$H147];[.$J147];[.$L147];[.$N147];[.$P147];[.$R147];[.$T147])"/>
          <table:table-cell table:formula="of:=MIN([.$C147];[.$E147];[.$G147];[.$I147];[.$K147];[.$M147];[.$O147];[.$Q147];[.$S147];[.$U147])"/>
          <table:table-cell table:formula="of:=MEDIAN([.$B147];[.$D147];[.$F147];[.$H147];[.$J147];[.$L147];[.$N147];[.$P147];[.$R147];[.$T147])"/>
          <table:table-cell table:formula="of:=MEDIAN([.$C147];[.$E147];[.$G147];[.$I147];[.$K147];[.$M147];[.$O147];[.$Q147];[.$S147];[.$U147])"/>
          <table:table-cell table:formula="of:=MAX([.$B147];[.$D147];[.$F147];[.$H147];[.$J147];[.$L147];[.$N147];[.$P147];[.$R147];[.$T147])"/>
          <table:table-cell table:formula="of:=MAX([.$C147];[.$E147];[.$G147];[.$I147];[.$K147];[.$M147];[.$O147];[.$Q147];[.$S147];[.$U147])"/>
        </table:table-row>
        <table:table-row>
          <table:table-cell office:value-type="string">
            <text:p>./cargobike-complex-200_user-input-5</text:p>
          </table:table-cell>
          <table:table-cell/>
          <table:table-cell/>
          <table:table-cell office:value-type="float" office:value="5.68">
            <text:p>5.68</text:p>
          </table:table-cell>
          <table:table-cell office:value-type="float" office:value="0.0">
            <text:p>0.0</text:p>
          </table:table-cell>
          <table:table-cell office:value-type="float" office:value="6.47">
            <text:p>6.4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6">
            <text:p>11.6</text:p>
          </table:table-cell>
          <table:table-cell office:value-type="float" office:value="0.0">
            <text:p>0.0</text:p>
          </table:table-cell>
          <table:table-cell office:value-type="float" office:value="12.09" table:style-name="cellWorst">
            <text:p>12.09</text:p>
          </table:table-cell>
          <table:table-cell office:value-type="float" office:value="0.0">
            <text:p>0.0</text:p>
          </table:table-cell>
          <table:table-cell office:value-type="float" office:value="4.81">
            <text:p>4.81</text:p>
          </table:table-cell>
          <table:table-cell office:value-type="float" office:value="0.0">
            <text:p>0.0</text:p>
          </table:table-cell>
          <table:table-cell office:value-type="float" office:value="3.88" table:style-name="cellBest">
            <text:p>3.88</text:p>
          </table:table-cell>
          <table:table-cell office:value-type="float" office:value="0.0">
            <text:p>0.0</text:p>
          </table:table-cell>
          <table:table-cell table:formula="of:=MIN([.$B148];[.$D148];[.$F148];[.$H148];[.$J148];[.$L148];[.$N148];[.$P148];[.$R148];[.$T148])"/>
          <table:table-cell table:formula="of:=MIN([.$C148];[.$E148];[.$G148];[.$I148];[.$K148];[.$M148];[.$O148];[.$Q148];[.$S148];[.$U148])"/>
          <table:table-cell table:formula="of:=MEDIAN([.$B148];[.$D148];[.$F148];[.$H148];[.$J148];[.$L148];[.$N148];[.$P148];[.$R148];[.$T148])"/>
          <table:table-cell table:formula="of:=MEDIAN([.$C148];[.$E148];[.$G148];[.$I148];[.$K148];[.$M148];[.$O148];[.$Q148];[.$S148];[.$U148])"/>
          <table:table-cell table:formula="of:=MAX([.$B148];[.$D148];[.$F148];[.$H148];[.$J148];[.$L148];[.$N148];[.$P148];[.$R148];[.$T148])"/>
          <table:table-cell table:formula="of:=MAX([.$C148];[.$E148];[.$G148];[.$I148];[.$K148];[.$M148];[.$O148];[.$Q148];[.$S148];[.$U148])"/>
        </table:table-row>
        <table:table-row>
          <table:table-cell office:value-type="string">
            <text:p>./cargobike-complex-200_user-input-6</text:p>
          </table:table-cell>
          <table:table-cell/>
          <table:table-cell/>
          <table:table-cell office:value-type="float" office:value="4.69">
            <text:p>4.69</text:p>
          </table:table-cell>
          <table:table-cell office:value-type="float" office:value="0.0">
            <text:p>0.0</text:p>
          </table:table-cell>
          <table:table-cell office:value-type="float" office:value="5.64">
            <text:p>5.6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63">
            <text:p>10.63</text:p>
          </table:table-cell>
          <table:table-cell office:value-type="float" office:value="0.0">
            <text:p>0.0</text:p>
          </table:table-cell>
          <table:table-cell office:value-type="float" office:value="10.84" table:style-name="cellWorst">
            <text:p>10.84</text:p>
          </table:table-cell>
          <table:table-cell office:value-type="float" office:value="0.0">
            <text:p>0.0</text:p>
          </table:table-cell>
          <table:table-cell office:value-type="float" office:value="5.54">
            <text:p>5.54</text:p>
          </table:table-cell>
          <table:table-cell office:value-type="float" office:value="0.0">
            <text:p>0.0</text:p>
          </table:table-cell>
          <table:table-cell office:value-type="float" office:value="4.43" table:style-name="cellBest">
            <text:p>4.43</text:p>
          </table:table-cell>
          <table:table-cell office:value-type="float" office:value="0.0">
            <text:p>0.0</text:p>
          </table:table-cell>
          <table:table-cell table:formula="of:=MIN([.$B149];[.$D149];[.$F149];[.$H149];[.$J149];[.$L149];[.$N149];[.$P149];[.$R149];[.$T149])"/>
          <table:table-cell table:formula="of:=MIN([.$C149];[.$E149];[.$G149];[.$I149];[.$K149];[.$M149];[.$O149];[.$Q149];[.$S149];[.$U149])"/>
          <table:table-cell table:formula="of:=MEDIAN([.$B149];[.$D149];[.$F149];[.$H149];[.$J149];[.$L149];[.$N149];[.$P149];[.$R149];[.$T149])"/>
          <table:table-cell table:formula="of:=MEDIAN([.$C149];[.$E149];[.$G149];[.$I149];[.$K149];[.$M149];[.$O149];[.$Q149];[.$S149];[.$U149])"/>
          <table:table-cell table:formula="of:=MAX([.$B149];[.$D149];[.$F149];[.$H149];[.$J149];[.$L149];[.$N149];[.$P149];[.$R149];[.$T149])"/>
          <table:table-cell table:formula="of:=MAX([.$C149];[.$E149];[.$G149];[.$I149];[.$K149];[.$M149];[.$O149];[.$Q149];[.$S149];[.$U149])"/>
        </table:table-row>
        <table:table-row>
          <table:table-cell office:value-type="string">
            <text:p>./cargobike-complex-200_user-input-7</text:p>
          </table:table-cell>
          <table:table-cell/>
          <table:table-cell/>
          <table:table-cell office:value-type="float" office:value="5.29">
            <text:p>5.29</text:p>
          </table:table-cell>
          <table:table-cell office:value-type="float" office:value="0.0">
            <text:p>0.0</text:p>
          </table:table-cell>
          <table:table-cell office:value-type="float" office:value="6.26">
            <text:p>6.2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01">
            <text:p>12.01</text:p>
          </table:table-cell>
          <table:table-cell office:value-type="float" office:value="0.0">
            <text:p>0.0</text:p>
          </table:table-cell>
          <table:table-cell office:value-type="float" office:value="12.04" table:style-name="cellWorst">
            <text:p>12.04</text:p>
          </table:table-cell>
          <table:table-cell office:value-type="float" office:value="0.0">
            <text:p>0.0</text:p>
          </table:table-cell>
          <table:table-cell office:value-type="float" office:value="4.27" table:style-name="cellBest">
            <text:p>4.27</text:p>
          </table:table-cell>
          <table:table-cell office:value-type="float" office:value="0.0">
            <text:p>0.0</text:p>
          </table:table-cell>
          <table:table-cell office:value-type="float" office:value="4.72">
            <text:p>4.72</text:p>
          </table:table-cell>
          <table:table-cell office:value-type="float" office:value="0.0">
            <text:p>0.0</text:p>
          </table:table-cell>
          <table:table-cell table:formula="of:=MIN([.$B150];[.$D150];[.$F150];[.$H150];[.$J150];[.$L150];[.$N150];[.$P150];[.$R150];[.$T150])"/>
          <table:table-cell table:formula="of:=MIN([.$C150];[.$E150];[.$G150];[.$I150];[.$K150];[.$M150];[.$O150];[.$Q150];[.$S150];[.$U150])"/>
          <table:table-cell table:formula="of:=MEDIAN([.$B150];[.$D150];[.$F150];[.$H150];[.$J150];[.$L150];[.$N150];[.$P150];[.$R150];[.$T150])"/>
          <table:table-cell table:formula="of:=MEDIAN([.$C150];[.$E150];[.$G150];[.$I150];[.$K150];[.$M150];[.$O150];[.$Q150];[.$S150];[.$U150])"/>
          <table:table-cell table:formula="of:=MAX([.$B150];[.$D150];[.$F150];[.$H150];[.$J150];[.$L150];[.$N150];[.$P150];[.$R150];[.$T150])"/>
          <table:table-cell table:formula="of:=MAX([.$C150];[.$E150];[.$G150];[.$I150];[.$K150];[.$M150];[.$O150];[.$Q150];[.$S150];[.$U150])"/>
        </table:table-row>
        <table:table-row>
          <table:table-cell office:value-type="string">
            <text:p>./cargobike-complex-200_user-input-8</text:p>
          </table:table-cell>
          <table:table-cell/>
          <table:table-cell/>
          <table:table-cell office:value-type="float" office:value="5.63">
            <text:p>5.63</text:p>
          </table:table-cell>
          <table:table-cell office:value-type="float" office:value="0.0">
            <text:p>0.0</text:p>
          </table:table-cell>
          <table:table-cell office:value-type="float" office:value="7.19">
            <text:p>7.1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62">
            <text:p>12.62</text:p>
          </table:table-cell>
          <table:table-cell office:value-type="float" office:value="0.0">
            <text:p>0.0</text:p>
          </table:table-cell>
          <table:table-cell office:value-type="float" office:value="13.33" table:style-name="cellWorst">
            <text:p>13.33</text:p>
          </table:table-cell>
          <table:table-cell office:value-type="float" office:value="0.0">
            <text:p>0.0</text:p>
          </table:table-cell>
          <table:table-cell office:value-type="float" office:value="6.51">
            <text:p>6.51</text:p>
          </table:table-cell>
          <table:table-cell office:value-type="float" office:value="0.0">
            <text:p>0.0</text:p>
          </table:table-cell>
          <table:table-cell office:value-type="float" office:value="4.52" table:style-name="cellBest">
            <text:p>4.52</text:p>
          </table:table-cell>
          <table:table-cell office:value-type="float" office:value="0.0">
            <text:p>0.0</text:p>
          </table:table-cell>
          <table:table-cell table:formula="of:=MIN([.$B151];[.$D151];[.$F151];[.$H151];[.$J151];[.$L151];[.$N151];[.$P151];[.$R151];[.$T151])"/>
          <table:table-cell table:formula="of:=MIN([.$C151];[.$E151];[.$G151];[.$I151];[.$K151];[.$M151];[.$O151];[.$Q151];[.$S151];[.$U151])"/>
          <table:table-cell table:formula="of:=MEDIAN([.$B151];[.$D151];[.$F151];[.$H151];[.$J151];[.$L151];[.$N151];[.$P151];[.$R151];[.$T151])"/>
          <table:table-cell table:formula="of:=MEDIAN([.$C151];[.$E151];[.$G151];[.$I151];[.$K151];[.$M151];[.$O151];[.$Q151];[.$S151];[.$U151])"/>
          <table:table-cell table:formula="of:=MAX([.$B151];[.$D151];[.$F151];[.$H151];[.$J151];[.$L151];[.$N151];[.$P151];[.$R151];[.$T151])"/>
          <table:table-cell table:formula="of:=MAX([.$C151];[.$E151];[.$G151];[.$I151];[.$K151];[.$M151];[.$O151];[.$Q151];[.$S151];[.$U151])"/>
        </table:table-row>
        <table:table-row>
          <table:table-cell office:value-type="string">
            <text:p>./cargobike-complex-200_user-input-9</text:p>
          </table:table-cell>
          <table:table-cell/>
          <table:table-cell/>
          <table:table-cell office:value-type="float" office:value="4.97">
            <text:p>4.97</text:p>
          </table:table-cell>
          <table:table-cell office:value-type="float" office:value="0.0">
            <text:p>0.0</text:p>
          </table:table-cell>
          <table:table-cell office:value-type="float" office:value="6.84">
            <text:p>6.8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45">
            <text:p>10.45</text:p>
          </table:table-cell>
          <table:table-cell office:value-type="float" office:value="0.0">
            <text:p>0.0</text:p>
          </table:table-cell>
          <table:table-cell office:value-type="float" office:value="13.87" table:style-name="cellWorst">
            <text:p>13.87</text:p>
          </table:table-cell>
          <table:table-cell office:value-type="float" office:value="0.0">
            <text:p>0.0</text:p>
          </table:table-cell>
          <table:table-cell office:value-type="float" office:value="4.44" table:style-name="cellBest">
            <text:p>4.44</text:p>
          </table:table-cell>
          <table:table-cell office:value-type="float" office:value="0.0">
            <text:p>0.0</text:p>
          </table:table-cell>
          <table:table-cell office:value-type="float" office:value="4.88">
            <text:p>4.88</text:p>
          </table:table-cell>
          <table:table-cell office:value-type="float" office:value="0.0">
            <text:p>0.0</text:p>
          </table:table-cell>
          <table:table-cell table:formula="of:=MIN([.$B152];[.$D152];[.$F152];[.$H152];[.$J152];[.$L152];[.$N152];[.$P152];[.$R152];[.$T152])"/>
          <table:table-cell table:formula="of:=MIN([.$C152];[.$E152];[.$G152];[.$I152];[.$K152];[.$M152];[.$O152];[.$Q152];[.$S152];[.$U152])"/>
          <table:table-cell table:formula="of:=MEDIAN([.$B152];[.$D152];[.$F152];[.$H152];[.$J152];[.$L152];[.$N152];[.$P152];[.$R152];[.$T152])"/>
          <table:table-cell table:formula="of:=MEDIAN([.$C152];[.$E152];[.$G152];[.$I152];[.$K152];[.$M152];[.$O152];[.$Q152];[.$S152];[.$U152])"/>
          <table:table-cell table:formula="of:=MAX([.$B152];[.$D152];[.$F152];[.$H152];[.$J152];[.$L152];[.$N152];[.$P152];[.$R152];[.$T152])"/>
          <table:table-cell table:formula="of:=MAX([.$C152];[.$E152];[.$G152];[.$I152];[.$K152];[.$M152];[.$O152];[.$Q152];[.$S152];[.$U152])"/>
        </table:table-row>
        <table:table-row>
          <table:table-cell office:value-type="string">
            <text:p>./cargobike-complex-300_user-input-0</text:p>
          </table:table-cell>
          <table:table-cell/>
          <table:table-cell/>
          <table:table-cell office:value-type="float" office:value="8.26">
            <text:p>8.26</text:p>
          </table:table-cell>
          <table:table-cell office:value-type="float" office:value="0.0">
            <text:p>0.0</text:p>
          </table:table-cell>
          <table:table-cell office:value-type="float" office:value="8.56">
            <text:p>8.5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12">
            <text:p>11.12</text:p>
          </table:table-cell>
          <table:table-cell office:value-type="float" office:value="0.0">
            <text:p>0.0</text:p>
          </table:table-cell>
          <table:table-cell office:value-type="float" office:value="14.37" table:style-name="cellWorst">
            <text:p>14.37</text:p>
          </table:table-cell>
          <table:table-cell office:value-type="float" office:value="0.0">
            <text:p>0.0</text:p>
          </table:table-cell>
          <table:table-cell office:value-type="float" office:value="5.75">
            <text:p>5.75</text:p>
          </table:table-cell>
          <table:table-cell office:value-type="float" office:value="0.0">
            <text:p>0.0</text:p>
          </table:table-cell>
          <table:table-cell office:value-type="float" office:value="5.01" table:style-name="cellBest">
            <text:p>5.01</text:p>
          </table:table-cell>
          <table:table-cell office:value-type="float" office:value="0.0">
            <text:p>0.0</text:p>
          </table:table-cell>
          <table:table-cell table:formula="of:=MIN([.$B153];[.$D153];[.$F153];[.$H153];[.$J153];[.$L153];[.$N153];[.$P153];[.$R153];[.$T153])"/>
          <table:table-cell table:formula="of:=MIN([.$C153];[.$E153];[.$G153];[.$I153];[.$K153];[.$M153];[.$O153];[.$Q153];[.$S153];[.$U153])"/>
          <table:table-cell table:formula="of:=MEDIAN([.$B153];[.$D153];[.$F153];[.$H153];[.$J153];[.$L153];[.$N153];[.$P153];[.$R153];[.$T153])"/>
          <table:table-cell table:formula="of:=MEDIAN([.$C153];[.$E153];[.$G153];[.$I153];[.$K153];[.$M153];[.$O153];[.$Q153];[.$S153];[.$U153])"/>
          <table:table-cell table:formula="of:=MAX([.$B153];[.$D153];[.$F153];[.$H153];[.$J153];[.$L153];[.$N153];[.$P153];[.$R153];[.$T153])"/>
          <table:table-cell table:formula="of:=MAX([.$C153];[.$E153];[.$G153];[.$I153];[.$K153];[.$M153];[.$O153];[.$Q153];[.$S153];[.$U153])"/>
        </table:table-row>
        <table:table-row>
          <table:table-cell office:value-type="string">
            <text:p>./cargobike-complex-300_user-input-1</text:p>
          </table:table-cell>
          <table:table-cell/>
          <table:table-cell/>
          <table:table-cell office:value-type="float" office:value="11.94">
            <text:p>11.94</text:p>
          </table:table-cell>
          <table:table-cell office:value-type="float" office:value="0.0">
            <text:p>0.0</text:p>
          </table:table-cell>
          <table:table-cell office:value-type="float" office:value="8.81">
            <text:p>8.8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78">
            <text:p>10.78</text:p>
          </table:table-cell>
          <table:table-cell office:value-type="float" office:value="0.0">
            <text:p>0.0</text:p>
          </table:table-cell>
          <table:table-cell office:value-type="float" office:value="16.81" table:style-name="cellWorst">
            <text:p>16.81</text:p>
          </table:table-cell>
          <table:table-cell office:value-type="float" office:value="0.0">
            <text:p>0.0</text:p>
          </table:table-cell>
          <table:table-cell office:value-type="float" office:value="4.85">
            <text:p>4.85</text:p>
          </table:table-cell>
          <table:table-cell office:value-type="float" office:value="0.0">
            <text:p>0.0</text:p>
          </table:table-cell>
          <table:table-cell office:value-type="float" office:value="4.42" table:style-name="cellBest">
            <text:p>4.42</text:p>
          </table:table-cell>
          <table:table-cell office:value-type="float" office:value="0.0">
            <text:p>0.0</text:p>
          </table:table-cell>
          <table:table-cell table:formula="of:=MIN([.$B154];[.$D154];[.$F154];[.$H154];[.$J154];[.$L154];[.$N154];[.$P154];[.$R154];[.$T154])"/>
          <table:table-cell table:formula="of:=MIN([.$C154];[.$E154];[.$G154];[.$I154];[.$K154];[.$M154];[.$O154];[.$Q154];[.$S154];[.$U154])"/>
          <table:table-cell table:formula="of:=MEDIAN([.$B154];[.$D154];[.$F154];[.$H154];[.$J154];[.$L154];[.$N154];[.$P154];[.$R154];[.$T154])"/>
          <table:table-cell table:formula="of:=MEDIAN([.$C154];[.$E154];[.$G154];[.$I154];[.$K154];[.$M154];[.$O154];[.$Q154];[.$S154];[.$U154])"/>
          <table:table-cell table:formula="of:=MAX([.$B154];[.$D154];[.$F154];[.$H154];[.$J154];[.$L154];[.$N154];[.$P154];[.$R154];[.$T154])"/>
          <table:table-cell table:formula="of:=MAX([.$C154];[.$E154];[.$G154];[.$I154];[.$K154];[.$M154];[.$O154];[.$Q154];[.$S154];[.$U154])"/>
        </table:table-row>
        <table:table-row>
          <table:table-cell office:value-type="string">
            <text:p>./cargobike-complex-300_user-input-10</text:p>
          </table:table-cell>
          <table:table-cell/>
          <table:table-cell/>
          <table:table-cell office:value-type="float" office:value="42.16">
            <text:p>42.16</text:p>
          </table:table-cell>
          <table:table-cell office:value-type="float" office:value="0.0">
            <text:p>0.0</text:p>
          </table:table-cell>
          <table:table-cell office:value-type="float" office:value="47.96" table:style-name="cellWorst">
            <text:p>47.9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6">
            <text:p>24.6</text:p>
          </table:table-cell>
          <table:table-cell office:value-type="float" office:value="0.0">
            <text:p>0.0</text:p>
          </table:table-cell>
          <table:table-cell office:value-type="float" office:value="28.78">
            <text:p>28.78</text:p>
          </table:table-cell>
          <table:table-cell office:value-type="float" office:value="0.0">
            <text:p>0.0</text:p>
          </table:table-cell>
          <table:table-cell office:value-type="float" office:value="9.62">
            <text:p>9.62</text:p>
          </table:table-cell>
          <table:table-cell office:value-type="float" office:value="0.0">
            <text:p>0.0</text:p>
          </table:table-cell>
          <table:table-cell office:value-type="float" office:value="5.97" table:style-name="cellBest">
            <text:p>5.97</text:p>
          </table:table-cell>
          <table:table-cell office:value-type="float" office:value="0.0">
            <text:p>0.0</text:p>
          </table:table-cell>
          <table:table-cell table:formula="of:=MIN([.$B155];[.$D155];[.$F155];[.$H155];[.$J155];[.$L155];[.$N155];[.$P155];[.$R155];[.$T155])"/>
          <table:table-cell table:formula="of:=MIN([.$C155];[.$E155];[.$G155];[.$I155];[.$K155];[.$M155];[.$O155];[.$Q155];[.$S155];[.$U155])"/>
          <table:table-cell table:formula="of:=MEDIAN([.$B155];[.$D155];[.$F155];[.$H155];[.$J155];[.$L155];[.$N155];[.$P155];[.$R155];[.$T155])"/>
          <table:table-cell table:formula="of:=MEDIAN([.$C155];[.$E155];[.$G155];[.$I155];[.$K155];[.$M155];[.$O155];[.$Q155];[.$S155];[.$U155])"/>
          <table:table-cell table:formula="of:=MAX([.$B155];[.$D155];[.$F155];[.$H155];[.$J155];[.$L155];[.$N155];[.$P155];[.$R155];[.$T155])"/>
          <table:table-cell table:formula="of:=MAX([.$C155];[.$E155];[.$G155];[.$I155];[.$K155];[.$M155];[.$O155];[.$Q155];[.$S155];[.$U155])"/>
        </table:table-row>
        <table:table-row>
          <table:table-cell office:value-type="string">
            <text:p>./cargobike-complex-300_user-input-11</text:p>
          </table:table-cell>
          <table:table-cell/>
          <table:table-cell/>
          <table:table-cell office:value-type="float" office:value="115.12">
            <text:p>115.12</text:p>
          </table:table-cell>
          <table:table-cell office:value-type="float" office:value="0.0">
            <text:p>0.0</text:p>
          </table:table-cell>
          <table:table-cell office:value-type="float" office:value="116.27" table:style-name="cellWorst">
            <text:p>116.2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6.63">
            <text:p>26.63</text:p>
          </table:table-cell>
          <table:table-cell office:value-type="float" office:value="0.0">
            <text:p>0.0</text:p>
          </table:table-cell>
          <table:table-cell office:value-type="float" office:value="28.98">
            <text:p>28.98</text:p>
          </table:table-cell>
          <table:table-cell office:value-type="float" office:value="0.0">
            <text:p>0.0</text:p>
          </table:table-cell>
          <table:table-cell office:value-type="float" office:value="8.82">
            <text:p>8.82</text:p>
          </table:table-cell>
          <table:table-cell office:value-type="float" office:value="0.0">
            <text:p>0.0</text:p>
          </table:table-cell>
          <table:table-cell office:value-type="float" office:value="6.14" table:style-name="cellBest">
            <text:p>6.14</text:p>
          </table:table-cell>
          <table:table-cell office:value-type="float" office:value="0.0">
            <text:p>0.0</text:p>
          </table:table-cell>
          <table:table-cell table:formula="of:=MIN([.$B156];[.$D156];[.$F156];[.$H156];[.$J156];[.$L156];[.$N156];[.$P156];[.$R156];[.$T156])"/>
          <table:table-cell table:formula="of:=MIN([.$C156];[.$E156];[.$G156];[.$I156];[.$K156];[.$M156];[.$O156];[.$Q156];[.$S156];[.$U156])"/>
          <table:table-cell table:formula="of:=MEDIAN([.$B156];[.$D156];[.$F156];[.$H156];[.$J156];[.$L156];[.$N156];[.$P156];[.$R156];[.$T156])"/>
          <table:table-cell table:formula="of:=MEDIAN([.$C156];[.$E156];[.$G156];[.$I156];[.$K156];[.$M156];[.$O156];[.$Q156];[.$S156];[.$U156])"/>
          <table:table-cell table:formula="of:=MAX([.$B156];[.$D156];[.$F156];[.$H156];[.$J156];[.$L156];[.$N156];[.$P156];[.$R156];[.$T156])"/>
          <table:table-cell table:formula="of:=MAX([.$C156];[.$E156];[.$G156];[.$I156];[.$K156];[.$M156];[.$O156];[.$Q156];[.$S156];[.$U156])"/>
        </table:table-row>
        <table:table-row>
          <table:table-cell office:value-type="string">
            <text:p>./cargobike-complex-300_user-input-12</text:p>
          </table:table-cell>
          <table:table-cell/>
          <table:table-cell/>
          <table:table-cell office:value-type="float" office:value="105.71">
            <text:p>105.71</text:p>
          </table:table-cell>
          <table:table-cell office:value-type="float" office:value="0.0">
            <text:p>0.0</text:p>
          </table:table-cell>
          <table:table-cell office:value-type="float" office:value="126.79" table:style-name="cellWorst">
            <text:p>126.7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4">
            <text:p>28.4</text:p>
          </table:table-cell>
          <table:table-cell office:value-type="float" office:value="0.0">
            <text:p>0.0</text:p>
          </table:table-cell>
          <table:table-cell office:value-type="float" office:value="31.46">
            <text:p>31.46</text:p>
          </table:table-cell>
          <table:table-cell office:value-type="float" office:value="0.0">
            <text:p>0.0</text:p>
          </table:table-cell>
          <table:table-cell office:value-type="float" office:value="9.59">
            <text:p>9.59</text:p>
          </table:table-cell>
          <table:table-cell office:value-type="float" office:value="0.0">
            <text:p>0.0</text:p>
          </table:table-cell>
          <table:table-cell office:value-type="float" office:value="6.97" table:style-name="cellBest">
            <text:p>6.97</text:p>
          </table:table-cell>
          <table:table-cell office:value-type="float" office:value="0.0">
            <text:p>0.0</text:p>
          </table:table-cell>
          <table:table-cell table:formula="of:=MIN([.$B157];[.$D157];[.$F157];[.$H157];[.$J157];[.$L157];[.$N157];[.$P157];[.$R157];[.$T157])"/>
          <table:table-cell table:formula="of:=MIN([.$C157];[.$E157];[.$G157];[.$I157];[.$K157];[.$M157];[.$O157];[.$Q157];[.$S157];[.$U157])"/>
          <table:table-cell table:formula="of:=MEDIAN([.$B157];[.$D157];[.$F157];[.$H157];[.$J157];[.$L157];[.$N157];[.$P157];[.$R157];[.$T157])"/>
          <table:table-cell table:formula="of:=MEDIAN([.$C157];[.$E157];[.$G157];[.$I157];[.$K157];[.$M157];[.$O157];[.$Q157];[.$S157];[.$U157])"/>
          <table:table-cell table:formula="of:=MAX([.$B157];[.$D157];[.$F157];[.$H157];[.$J157];[.$L157];[.$N157];[.$P157];[.$R157];[.$T157])"/>
          <table:table-cell table:formula="of:=MAX([.$C157];[.$E157];[.$G157];[.$I157];[.$K157];[.$M157];[.$O157];[.$Q157];[.$S157];[.$U157])"/>
        </table:table-row>
        <table:table-row>
          <table:table-cell office:value-type="string">
            <text:p>./cargobike-complex-300_user-input-13</text:p>
          </table:table-cell>
          <table:table-cell/>
          <table:table-cell/>
          <table:table-cell office:value-type="float" office:value="553.43">
            <text:p>553.43</text:p>
          </table:table-cell>
          <table:table-cell office:value-type="float" office:value="0.0">
            <text:p>0.0</text:p>
          </table:table-cell>
          <table:table-cell office:value-type="float" office:value="559.17" table:style-name="cellWorst">
            <text:p>559.1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22">
            <text:p>28.22</text:p>
          </table:table-cell>
          <table:table-cell office:value-type="float" office:value="0.0">
            <text:p>0.0</text:p>
          </table:table-cell>
          <table:table-cell office:value-type="float" office:value="31.21">
            <text:p>31.21</text:p>
          </table:table-cell>
          <table:table-cell office:value-type="float" office:value="0.0">
            <text:p>0.0</text:p>
          </table:table-cell>
          <table:table-cell office:value-type="float" office:value="8.46">
            <text:p>8.46</text:p>
          </table:table-cell>
          <table:table-cell office:value-type="float" office:value="0.0">
            <text:p>0.0</text:p>
          </table:table-cell>
          <table:table-cell office:value-type="float" office:value="7.55" table:style-name="cellBest">
            <text:p>7.55</text:p>
          </table:table-cell>
          <table:table-cell office:value-type="float" office:value="0.0">
            <text:p>0.0</text:p>
          </table:table-cell>
          <table:table-cell table:formula="of:=MIN([.$B158];[.$D158];[.$F158];[.$H158];[.$J158];[.$L158];[.$N158];[.$P158];[.$R158];[.$T158])"/>
          <table:table-cell table:formula="of:=MIN([.$C158];[.$E158];[.$G158];[.$I158];[.$K158];[.$M158];[.$O158];[.$Q158];[.$S158];[.$U158])"/>
          <table:table-cell table:formula="of:=MEDIAN([.$B158];[.$D158];[.$F158];[.$H158];[.$J158];[.$L158];[.$N158];[.$P158];[.$R158];[.$T158])"/>
          <table:table-cell table:formula="of:=MEDIAN([.$C158];[.$E158];[.$G158];[.$I158];[.$K158];[.$M158];[.$O158];[.$Q158];[.$S158];[.$U158])"/>
          <table:table-cell table:formula="of:=MAX([.$B158];[.$D158];[.$F158];[.$H158];[.$J158];[.$L158];[.$N158];[.$P158];[.$R158];[.$T158])"/>
          <table:table-cell table:formula="of:=MAX([.$C158];[.$E158];[.$G158];[.$I158];[.$K158];[.$M158];[.$O158];[.$Q158];[.$S158];[.$U158])"/>
        </table:table-row>
        <table:table-row>
          <table:table-cell office:value-type="string">
            <text:p>./cargobike-complex-300_user-input-14</text:p>
          </table:table-cell>
          <table:table-cell/>
          <table:table-cell/>
          <table:table-cell office:value-type="float" office:value="365.49">
            <text:p>365.49</text:p>
          </table:table-cell>
          <table:table-cell office:value-type="float" office:value="0.0">
            <text:p>0.0</text:p>
          </table:table-cell>
          <table:table-cell office:value-type="float" office:value="370.25" table:style-name="cellWorst">
            <text:p>370.2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02">
            <text:p>28.02</text:p>
          </table:table-cell>
          <table:table-cell office:value-type="float" office:value="0.0">
            <text:p>0.0</text:p>
          </table:table-cell>
          <table:table-cell office:value-type="float" office:value="33.74">
            <text:p>33.74</text:p>
          </table:table-cell>
          <table:table-cell office:value-type="float" office:value="0.0">
            <text:p>0.0</text:p>
          </table:table-cell>
          <table:table-cell office:value-type="float" office:value="9.36">
            <text:p>9.36</text:p>
          </table:table-cell>
          <table:table-cell office:value-type="float" office:value="0.0">
            <text:p>0.0</text:p>
          </table:table-cell>
          <table:table-cell office:value-type="float" office:value="8.79" table:style-name="cellBest">
            <text:p>8.79</text:p>
          </table:table-cell>
          <table:table-cell office:value-type="float" office:value="0.0">
            <text:p>0.0</text:p>
          </table:table-cell>
          <table:table-cell table:formula="of:=MIN([.$B159];[.$D159];[.$F159];[.$H159];[.$J159];[.$L159];[.$N159];[.$P159];[.$R159];[.$T159])"/>
          <table:table-cell table:formula="of:=MIN([.$C159];[.$E159];[.$G159];[.$I159];[.$K159];[.$M159];[.$O159];[.$Q159];[.$S159];[.$U159])"/>
          <table:table-cell table:formula="of:=MEDIAN([.$B159];[.$D159];[.$F159];[.$H159];[.$J159];[.$L159];[.$N159];[.$P159];[.$R159];[.$T159])"/>
          <table:table-cell table:formula="of:=MEDIAN([.$C159];[.$E159];[.$G159];[.$I159];[.$K159];[.$M159];[.$O159];[.$Q159];[.$S159];[.$U159])"/>
          <table:table-cell table:formula="of:=MAX([.$B159];[.$D159];[.$F159];[.$H159];[.$J159];[.$L159];[.$N159];[.$P159];[.$R159];[.$T159])"/>
          <table:table-cell table:formula="of:=MAX([.$C159];[.$E159];[.$G159];[.$I159];[.$K159];[.$M159];[.$O159];[.$Q159];[.$S159];[.$U159])"/>
        </table:table-row>
        <table:table-row>
          <table:table-cell office:value-type="string">
            <text:p>./cargobike-complex-300_user-input-15</text:p>
          </table:table-cell>
          <table:table-cell/>
          <table:table-cell/>
          <table:table-cell office:value-type="float" office:value="555.44">
            <text:p>555.44</text:p>
          </table:table-cell>
          <table:table-cell office:value-type="float" office:value="0.0">
            <text:p>0.0</text:p>
          </table:table-cell>
          <table:table-cell office:value-type="float" office:value="576.21" table:style-name="cellWorst">
            <text:p>576.2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62">
            <text:p>28.62</text:p>
          </table:table-cell>
          <table:table-cell office:value-type="float" office:value="0.0">
            <text:p>0.0</text:p>
          </table:table-cell>
          <table:table-cell office:value-type="float" office:value="37.95">
            <text:p>37.95</text:p>
          </table:table-cell>
          <table:table-cell office:value-type="float" office:value="0.0">
            <text:p>0.0</text:p>
          </table:table-cell>
          <table:table-cell office:value-type="float" office:value="8.97">
            <text:p>8.97</text:p>
          </table:table-cell>
          <table:table-cell office:value-type="float" office:value="0.0">
            <text:p>0.0</text:p>
          </table:table-cell>
          <table:table-cell office:value-type="float" office:value="6.47" table:style-name="cellBest">
            <text:p>6.47</text:p>
          </table:table-cell>
          <table:table-cell office:value-type="float" office:value="0.0">
            <text:p>0.0</text:p>
          </table:table-cell>
          <table:table-cell table:formula="of:=MIN([.$B160];[.$D160];[.$F160];[.$H160];[.$J160];[.$L160];[.$N160];[.$P160];[.$R160];[.$T160])"/>
          <table:table-cell table:formula="of:=MIN([.$C160];[.$E160];[.$G160];[.$I160];[.$K160];[.$M160];[.$O160];[.$Q160];[.$S160];[.$U160])"/>
          <table:table-cell table:formula="of:=MEDIAN([.$B160];[.$D160];[.$F160];[.$H160];[.$J160];[.$L160];[.$N160];[.$P160];[.$R160];[.$T160])"/>
          <table:table-cell table:formula="of:=MEDIAN([.$C160];[.$E160];[.$G160];[.$I160];[.$K160];[.$M160];[.$O160];[.$Q160];[.$S160];[.$U160])"/>
          <table:table-cell table:formula="of:=MAX([.$B160];[.$D160];[.$F160];[.$H160];[.$J160];[.$L160];[.$N160];[.$P160];[.$R160];[.$T160])"/>
          <table:table-cell table:formula="of:=MAX([.$C160];[.$E160];[.$G160];[.$I160];[.$K160];[.$M160];[.$O160];[.$Q160];[.$S160];[.$U160])"/>
        </table:table-row>
        <table:table-row>
          <table:table-cell office:value-type="string">
            <text:p>./cargobike-complex-300_user-input-16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05">
            <text:p>28.05</text:p>
          </table:table-cell>
          <table:table-cell office:value-type="float" office:value="0.0">
            <text:p>0.0</text:p>
          </table:table-cell>
          <table:table-cell office:value-type="float" office:value="37.14">
            <text:p>37.14</text:p>
          </table:table-cell>
          <table:table-cell office:value-type="float" office:value="0.0">
            <text:p>0.0</text:p>
          </table:table-cell>
          <table:table-cell office:value-type="float" office:value="8.75">
            <text:p>8.75</text:p>
          </table:table-cell>
          <table:table-cell office:value-type="float" office:value="0.0">
            <text:p>0.0</text:p>
          </table:table-cell>
          <table:table-cell office:value-type="float" office:value="7.04" table:style-name="cellBest">
            <text:p>7.04</text:p>
          </table:table-cell>
          <table:table-cell office:value-type="float" office:value="0.0">
            <text:p>0.0</text:p>
          </table:table-cell>
          <table:table-cell table:formula="of:=MIN([.$B161];[.$D161];[.$F161];[.$H161];[.$J161];[.$L161];[.$N161];[.$P161];[.$R161];[.$T161])"/>
          <table:table-cell table:formula="of:=MIN([.$C161];[.$E161];[.$G161];[.$I161];[.$K161];[.$M161];[.$O161];[.$Q161];[.$S161];[.$U161])"/>
          <table:table-cell table:formula="of:=MEDIAN([.$B161];[.$D161];[.$F161];[.$H161];[.$J161];[.$L161];[.$N161];[.$P161];[.$R161];[.$T161])"/>
          <table:table-cell table:formula="of:=MEDIAN([.$C161];[.$E161];[.$G161];[.$I161];[.$K161];[.$M161];[.$O161];[.$Q161];[.$S161];[.$U161])"/>
          <table:table-cell table:formula="of:=MAX([.$B161];[.$D161];[.$F161];[.$H161];[.$J161];[.$L161];[.$N161];[.$P161];[.$R161];[.$T161])"/>
          <table:table-cell table:formula="of:=MAX([.$C161];[.$E161];[.$G161];[.$I161];[.$K161];[.$M161];[.$O161];[.$Q161];[.$S161];[.$U161])"/>
        </table:table-row>
        <table:table-row>
          <table:table-cell office:value-type="string">
            <text:p>./cargobike-complex-300_user-input-17</text:p>
          </table:table-cell>
          <table:table-cell/>
          <table:table-cell/>
          <table:table-cell office:value-type="float" office:value="1136.56">
            <text:p>1136.56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9.55">
            <text:p>29.55</text:p>
          </table:table-cell>
          <table:table-cell office:value-type="float" office:value="0.0">
            <text:p>0.0</text:p>
          </table:table-cell>
          <table:table-cell office:value-type="float" office:value="55.71">
            <text:p>55.71</text:p>
          </table:table-cell>
          <table:table-cell office:value-type="float" office:value="0.0">
            <text:p>0.0</text:p>
          </table:table-cell>
          <table:table-cell office:value-type="float" office:value="9.17">
            <text:p>9.17</text:p>
          </table:table-cell>
          <table:table-cell office:value-type="float" office:value="0.0">
            <text:p>0.0</text:p>
          </table:table-cell>
          <table:table-cell office:value-type="float" office:value="8.36" table:style-name="cellBest">
            <text:p>8.36</text:p>
          </table:table-cell>
          <table:table-cell office:value-type="float" office:value="0.0">
            <text:p>0.0</text:p>
          </table:table-cell>
          <table:table-cell table:formula="of:=MIN([.$B162];[.$D162];[.$F162];[.$H162];[.$J162];[.$L162];[.$N162];[.$P162];[.$R162];[.$T162])"/>
          <table:table-cell table:formula="of:=MIN([.$C162];[.$E162];[.$G162];[.$I162];[.$K162];[.$M162];[.$O162];[.$Q162];[.$S162];[.$U162])"/>
          <table:table-cell table:formula="of:=MEDIAN([.$B162];[.$D162];[.$F162];[.$H162];[.$J162];[.$L162];[.$N162];[.$P162];[.$R162];[.$T162])"/>
          <table:table-cell table:formula="of:=MEDIAN([.$C162];[.$E162];[.$G162];[.$I162];[.$K162];[.$M162];[.$O162];[.$Q162];[.$S162];[.$U162])"/>
          <table:table-cell table:formula="of:=MAX([.$B162];[.$D162];[.$F162];[.$H162];[.$J162];[.$L162];[.$N162];[.$P162];[.$R162];[.$T162])"/>
          <table:table-cell table:formula="of:=MAX([.$C162];[.$E162];[.$G162];[.$I162];[.$K162];[.$M162];[.$O162];[.$Q162];[.$S162];[.$U162])"/>
        </table:table-row>
        <table:table-row>
          <table:table-cell office:value-type="string">
            <text:p>./cargobike-complex-300_user-input-1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1.26">
            <text:p>31.26</text:p>
          </table:table-cell>
          <table:table-cell office:value-type="float" office:value="0.0">
            <text:p>0.0</text:p>
          </table:table-cell>
          <table:table-cell office:value-type="float" office:value="42.87">
            <text:p>42.87</text:p>
          </table:table-cell>
          <table:table-cell office:value-type="float" office:value="0.0">
            <text:p>0.0</text:p>
          </table:table-cell>
          <table:table-cell office:value-type="float" office:value="8.38">
            <text:p>8.38</text:p>
          </table:table-cell>
          <table:table-cell office:value-type="float" office:value="0.0">
            <text:p>0.0</text:p>
          </table:table-cell>
          <table:table-cell office:value-type="float" office:value="7.61" table:style-name="cellBest">
            <text:p>7.61</text:p>
          </table:table-cell>
          <table:table-cell office:value-type="float" office:value="0.0">
            <text:p>0.0</text:p>
          </table:table-cell>
          <table:table-cell table:formula="of:=MIN([.$B163];[.$D163];[.$F163];[.$H163];[.$J163];[.$L163];[.$N163];[.$P163];[.$R163];[.$T163])"/>
          <table:table-cell table:formula="of:=MIN([.$C163];[.$E163];[.$G163];[.$I163];[.$K163];[.$M163];[.$O163];[.$Q163];[.$S163];[.$U163])"/>
          <table:table-cell table:formula="of:=MEDIAN([.$B163];[.$D163];[.$F163];[.$H163];[.$J163];[.$L163];[.$N163];[.$P163];[.$R163];[.$T163])"/>
          <table:table-cell table:formula="of:=MEDIAN([.$C163];[.$E163];[.$G163];[.$I163];[.$K163];[.$M163];[.$O163];[.$Q163];[.$S163];[.$U163])"/>
          <table:table-cell table:formula="of:=MAX([.$B163];[.$D163];[.$F163];[.$H163];[.$J163];[.$L163];[.$N163];[.$P163];[.$R163];[.$T163])"/>
          <table:table-cell table:formula="of:=MAX([.$C163];[.$E163];[.$G163];[.$I163];[.$K163];[.$M163];[.$O163];[.$Q163];[.$S163];[.$U163])"/>
        </table:table-row>
        <table:table-row>
          <table:table-cell office:value-type="string">
            <text:p>./cargobike-complex-300_user-input-1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41">
            <text:p>28.41</text:p>
          </table:table-cell>
          <table:table-cell office:value-type="float" office:value="0.0">
            <text:p>0.0</text:p>
          </table:table-cell>
          <table:table-cell office:value-type="float" office:value="54.77">
            <text:p>54.77</text:p>
          </table:table-cell>
          <table:table-cell office:value-type="float" office:value="0.0">
            <text:p>0.0</text:p>
          </table:table-cell>
          <table:table-cell office:value-type="float" office:value="8.18" table:style-name="cellBest">
            <text:p>8.18</text:p>
          </table:table-cell>
          <table:table-cell office:value-type="float" office:value="0.0">
            <text:p>0.0</text:p>
          </table:table-cell>
          <table:table-cell office:value-type="float" office:value="8.24">
            <text:p>8.24</text:p>
          </table:table-cell>
          <table:table-cell office:value-type="float" office:value="0.0">
            <text:p>0.0</text:p>
          </table:table-cell>
          <table:table-cell table:formula="of:=MIN([.$B164];[.$D164];[.$F164];[.$H164];[.$J164];[.$L164];[.$N164];[.$P164];[.$R164];[.$T164])"/>
          <table:table-cell table:formula="of:=MIN([.$C164];[.$E164];[.$G164];[.$I164];[.$K164];[.$M164];[.$O164];[.$Q164];[.$S164];[.$U164])"/>
          <table:table-cell table:formula="of:=MEDIAN([.$B164];[.$D164];[.$F164];[.$H164];[.$J164];[.$L164];[.$N164];[.$P164];[.$R164];[.$T164])"/>
          <table:table-cell table:formula="of:=MEDIAN([.$C164];[.$E164];[.$G164];[.$I164];[.$K164];[.$M164];[.$O164];[.$Q164];[.$S164];[.$U164])"/>
          <table:table-cell table:formula="of:=MAX([.$B164];[.$D164];[.$F164];[.$H164];[.$J164];[.$L164];[.$N164];[.$P164];[.$R164];[.$T164])"/>
          <table:table-cell table:formula="of:=MAX([.$C164];[.$E164];[.$G164];[.$I164];[.$K164];[.$M164];[.$O164];[.$Q164];[.$S164];[.$U164])"/>
        </table:table-row>
        <table:table-row>
          <table:table-cell office:value-type="string">
            <text:p>./cargobike-complex-300_user-input-2</text:p>
          </table:table-cell>
          <table:table-cell/>
          <table:table-cell/>
          <table:table-cell office:value-type="float" office:value="9.65">
            <text:p>9.65</text:p>
          </table:table-cell>
          <table:table-cell office:value-type="float" office:value="0.0">
            <text:p>0.0</text:p>
          </table:table-cell>
          <table:table-cell office:value-type="float" office:value="9.74">
            <text:p>9.7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5.48" table:style-name="cellWorst">
            <text:p>25.48</text:p>
          </table:table-cell>
          <table:table-cell office:value-type="float" office:value="0.0">
            <text:p>0.0</text:p>
          </table:table-cell>
          <table:table-cell office:value-type="float" office:value="16.48">
            <text:p>16.48</text:p>
          </table:table-cell>
          <table:table-cell office:value-type="float" office:value="0.0">
            <text:p>0.0</text:p>
          </table:table-cell>
          <table:table-cell office:value-type="float" office:value="8.02">
            <text:p>8.02</text:p>
          </table:table-cell>
          <table:table-cell office:value-type="float" office:value="0.0">
            <text:p>0.0</text:p>
          </table:table-cell>
          <table:table-cell office:value-type="float" office:value="5.51" table:style-name="cellBest">
            <text:p>5.51</text:p>
          </table:table-cell>
          <table:table-cell office:value-type="float" office:value="0.0">
            <text:p>0.0</text:p>
          </table:table-cell>
          <table:table-cell table:formula="of:=MIN([.$B165];[.$D165];[.$F165];[.$H165];[.$J165];[.$L165];[.$N165];[.$P165];[.$R165];[.$T165])"/>
          <table:table-cell table:formula="of:=MIN([.$C165];[.$E165];[.$G165];[.$I165];[.$K165];[.$M165];[.$O165];[.$Q165];[.$S165];[.$U165])"/>
          <table:table-cell table:formula="of:=MEDIAN([.$B165];[.$D165];[.$F165];[.$H165];[.$J165];[.$L165];[.$N165];[.$P165];[.$R165];[.$T165])"/>
          <table:table-cell table:formula="of:=MEDIAN([.$C165];[.$E165];[.$G165];[.$I165];[.$K165];[.$M165];[.$O165];[.$Q165];[.$S165];[.$U165])"/>
          <table:table-cell table:formula="of:=MAX([.$B165];[.$D165];[.$F165];[.$H165];[.$J165];[.$L165];[.$N165];[.$P165];[.$R165];[.$T165])"/>
          <table:table-cell table:formula="of:=MAX([.$C165];[.$E165];[.$G165];[.$I165];[.$K165];[.$M165];[.$O165];[.$Q165];[.$S165];[.$U165])"/>
        </table:table-row>
        <table:table-row>
          <table:table-cell office:value-type="string">
            <text:p>./cargobike-complex-300_user-input-3</text:p>
          </table:table-cell>
          <table:table-cell/>
          <table:table-cell/>
          <table:table-cell office:value-type="float" office:value="9.32">
            <text:p>9.32</text:p>
          </table:table-cell>
          <table:table-cell office:value-type="float" office:value="0.0">
            <text:p>0.0</text:p>
          </table:table-cell>
          <table:table-cell office:value-type="float" office:value="8.74">
            <text:p>8.7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15" table:style-name="cellWorst">
            <text:p>24.15</text:p>
          </table:table-cell>
          <table:table-cell office:value-type="float" office:value="0.0">
            <text:p>0.0</text:p>
          </table:table-cell>
          <table:table-cell office:value-type="float" office:value="15.27">
            <text:p>15.27</text:p>
          </table:table-cell>
          <table:table-cell office:value-type="float" office:value="0.0">
            <text:p>0.0</text:p>
          </table:table-cell>
          <table:table-cell office:value-type="float" office:value="9.04">
            <text:p>9.04</text:p>
          </table:table-cell>
          <table:table-cell office:value-type="float" office:value="0.0">
            <text:p>0.0</text:p>
          </table:table-cell>
          <table:table-cell office:value-type="float" office:value="5.93" table:style-name="cellBest">
            <text:p>5.93</text:p>
          </table:table-cell>
          <table:table-cell office:value-type="float" office:value="0.0">
            <text:p>0.0</text:p>
          </table:table-cell>
          <table:table-cell table:formula="of:=MIN([.$B166];[.$D166];[.$F166];[.$H166];[.$J166];[.$L166];[.$N166];[.$P166];[.$R166];[.$T166])"/>
          <table:table-cell table:formula="of:=MIN([.$C166];[.$E166];[.$G166];[.$I166];[.$K166];[.$M166];[.$O166];[.$Q166];[.$S166];[.$U166])"/>
          <table:table-cell table:formula="of:=MEDIAN([.$B166];[.$D166];[.$F166];[.$H166];[.$J166];[.$L166];[.$N166];[.$P166];[.$R166];[.$T166])"/>
          <table:table-cell table:formula="of:=MEDIAN([.$C166];[.$E166];[.$G166];[.$I166];[.$K166];[.$M166];[.$O166];[.$Q166];[.$S166];[.$U166])"/>
          <table:table-cell table:formula="of:=MAX([.$B166];[.$D166];[.$F166];[.$H166];[.$J166];[.$L166];[.$N166];[.$P166];[.$R166];[.$T166])"/>
          <table:table-cell table:formula="of:=MAX([.$C166];[.$E166];[.$G166];[.$I166];[.$K166];[.$M166];[.$O166];[.$Q166];[.$S166];[.$U166])"/>
        </table:table-row>
        <table:table-row>
          <table:table-cell office:value-type="string">
            <text:p>./cargobike-complex-300_user-input-4</text:p>
          </table:table-cell>
          <table:table-cell/>
          <table:table-cell/>
          <table:table-cell office:value-type="float" office:value="10.68">
            <text:p>10.68</text:p>
          </table:table-cell>
          <table:table-cell office:value-type="float" office:value="0.0">
            <text:p>0.0</text:p>
          </table:table-cell>
          <table:table-cell office:value-type="float" office:value="11.6">
            <text:p>11.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76" table:style-name="cellWorst">
            <text:p>24.76</text:p>
          </table:table-cell>
          <table:table-cell office:value-type="float" office:value="0.0">
            <text:p>0.0</text:p>
          </table:table-cell>
          <table:table-cell office:value-type="float" office:value="21.62">
            <text:p>21.62</text:p>
          </table:table-cell>
          <table:table-cell office:value-type="float" office:value="0.0">
            <text:p>0.0</text:p>
          </table:table-cell>
          <table:table-cell office:value-type="float" office:value="8.14">
            <text:p>8.14</text:p>
          </table:table-cell>
          <table:table-cell office:value-type="float" office:value="0.0">
            <text:p>0.0</text:p>
          </table:table-cell>
          <table:table-cell office:value-type="float" office:value="4.89" table:style-name="cellBest">
            <text:p>4.89</text:p>
          </table:table-cell>
          <table:table-cell office:value-type="float" office:value="0.0">
            <text:p>0.0</text:p>
          </table:table-cell>
          <table:table-cell table:formula="of:=MIN([.$B167];[.$D167];[.$F167];[.$H167];[.$J167];[.$L167];[.$N167];[.$P167];[.$R167];[.$T167])"/>
          <table:table-cell table:formula="of:=MIN([.$C167];[.$E167];[.$G167];[.$I167];[.$K167];[.$M167];[.$O167];[.$Q167];[.$S167];[.$U167])"/>
          <table:table-cell table:formula="of:=MEDIAN([.$B167];[.$D167];[.$F167];[.$H167];[.$J167];[.$L167];[.$N167];[.$P167];[.$R167];[.$T167])"/>
          <table:table-cell table:formula="of:=MEDIAN([.$C167];[.$E167];[.$G167];[.$I167];[.$K167];[.$M167];[.$O167];[.$Q167];[.$S167];[.$U167])"/>
          <table:table-cell table:formula="of:=MAX([.$B167];[.$D167];[.$F167];[.$H167];[.$J167];[.$L167];[.$N167];[.$P167];[.$R167];[.$T167])"/>
          <table:table-cell table:formula="of:=MAX([.$C167];[.$E167];[.$G167];[.$I167];[.$K167];[.$M167];[.$O167];[.$Q167];[.$S167];[.$U167])"/>
        </table:table-row>
        <table:table-row>
          <table:table-cell office:value-type="string">
            <text:p>./cargobike-complex-300_user-input-5</text:p>
          </table:table-cell>
          <table:table-cell/>
          <table:table-cell/>
          <table:table-cell office:value-type="float" office:value="15.35">
            <text:p>15.35</text:p>
          </table:table-cell>
          <table:table-cell office:value-type="float" office:value="0.0">
            <text:p>0.0</text:p>
          </table:table-cell>
          <table:table-cell office:value-type="float" office:value="11.77">
            <text:p>11.7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7.94" table:style-name="cellWorst">
            <text:p>27.94</text:p>
          </table:table-cell>
          <table:table-cell office:value-type="float" office:value="0.0">
            <text:p>0.0</text:p>
          </table:table-cell>
          <table:table-cell office:value-type="float" office:value="18.53">
            <text:p>18.53</text:p>
          </table:table-cell>
          <table:table-cell office:value-type="float" office:value="0.0">
            <text:p>0.0</text:p>
          </table:table-cell>
          <table:table-cell office:value-type="float" office:value="9.15">
            <text:p>9.15</text:p>
          </table:table-cell>
          <table:table-cell office:value-type="float" office:value="0.0">
            <text:p>0.0</text:p>
          </table:table-cell>
          <table:table-cell office:value-type="float" office:value="5.31" table:style-name="cellBest">
            <text:p>5.31</text:p>
          </table:table-cell>
          <table:table-cell office:value-type="float" office:value="0.0">
            <text:p>0.0</text:p>
          </table:table-cell>
          <table:table-cell table:formula="of:=MIN([.$B168];[.$D168];[.$F168];[.$H168];[.$J168];[.$L168];[.$N168];[.$P168];[.$R168];[.$T168])"/>
          <table:table-cell table:formula="of:=MIN([.$C168];[.$E168];[.$G168];[.$I168];[.$K168];[.$M168];[.$O168];[.$Q168];[.$S168];[.$U168])"/>
          <table:table-cell table:formula="of:=MEDIAN([.$B168];[.$D168];[.$F168];[.$H168];[.$J168];[.$L168];[.$N168];[.$P168];[.$R168];[.$T168])"/>
          <table:table-cell table:formula="of:=MEDIAN([.$C168];[.$E168];[.$G168];[.$I168];[.$K168];[.$M168];[.$O168];[.$Q168];[.$S168];[.$U168])"/>
          <table:table-cell table:formula="of:=MAX([.$B168];[.$D168];[.$F168];[.$H168];[.$J168];[.$L168];[.$N168];[.$P168];[.$R168];[.$T168])"/>
          <table:table-cell table:formula="of:=MAX([.$C168];[.$E168];[.$G168];[.$I168];[.$K168];[.$M168];[.$O168];[.$Q168];[.$S168];[.$U168])"/>
        </table:table-row>
        <table:table-row>
          <table:table-cell office:value-type="string">
            <text:p>./cargobike-complex-300_user-input-6</text:p>
          </table:table-cell>
          <table:table-cell/>
          <table:table-cell/>
          <table:table-cell office:value-type="float" office:value="14.08">
            <text:p>14.08</text:p>
          </table:table-cell>
          <table:table-cell office:value-type="float" office:value="0.0">
            <text:p>0.0</text:p>
          </table:table-cell>
          <table:table-cell office:value-type="float" office:value="16.33">
            <text:p>16.3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6.65" table:style-name="cellWorst">
            <text:p>26.65</text:p>
          </table:table-cell>
          <table:table-cell office:value-type="float" office:value="0.0">
            <text:p>0.0</text:p>
          </table:table-cell>
          <table:table-cell office:value-type="float" office:value="19.56">
            <text:p>19.56</text:p>
          </table:table-cell>
          <table:table-cell office:value-type="float" office:value="0.0">
            <text:p>0.0</text:p>
          </table:table-cell>
          <table:table-cell office:value-type="float" office:value="9.6">
            <text:p>9.6</text:p>
          </table:table-cell>
          <table:table-cell office:value-type="float" office:value="0.0">
            <text:p>0.0</text:p>
          </table:table-cell>
          <table:table-cell office:value-type="float" office:value="5.06" table:style-name="cellBest">
            <text:p>5.06</text:p>
          </table:table-cell>
          <table:table-cell office:value-type="float" office:value="0.0">
            <text:p>0.0</text:p>
          </table:table-cell>
          <table:table-cell table:formula="of:=MIN([.$B169];[.$D169];[.$F169];[.$H169];[.$J169];[.$L169];[.$N169];[.$P169];[.$R169];[.$T169])"/>
          <table:table-cell table:formula="of:=MIN([.$C169];[.$E169];[.$G169];[.$I169];[.$K169];[.$M169];[.$O169];[.$Q169];[.$S169];[.$U169])"/>
          <table:table-cell table:formula="of:=MEDIAN([.$B169];[.$D169];[.$F169];[.$H169];[.$J169];[.$L169];[.$N169];[.$P169];[.$R169];[.$T169])"/>
          <table:table-cell table:formula="of:=MEDIAN([.$C169];[.$E169];[.$G169];[.$I169];[.$K169];[.$M169];[.$O169];[.$Q169];[.$S169];[.$U169])"/>
          <table:table-cell table:formula="of:=MAX([.$B169];[.$D169];[.$F169];[.$H169];[.$J169];[.$L169];[.$N169];[.$P169];[.$R169];[.$T169])"/>
          <table:table-cell table:formula="of:=MAX([.$C169];[.$E169];[.$G169];[.$I169];[.$K169];[.$M169];[.$O169];[.$Q169];[.$S169];[.$U169])"/>
        </table:table-row>
        <table:table-row>
          <table:table-cell office:value-type="string">
            <text:p>./cargobike-complex-300_user-input-7</text:p>
          </table:table-cell>
          <table:table-cell/>
          <table:table-cell/>
          <table:table-cell office:value-type="float" office:value="18.3">
            <text:p>18.3</text:p>
          </table:table-cell>
          <table:table-cell office:value-type="float" office:value="0.0">
            <text:p>0.0</text:p>
          </table:table-cell>
          <table:table-cell office:value-type="float" office:value="21.59">
            <text:p>21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5.13">
            <text:p>25.13</text:p>
          </table:table-cell>
          <table:table-cell office:value-type="float" office:value="0.0">
            <text:p>0.0</text:p>
          </table:table-cell>
          <table:table-cell office:value-type="float" office:value="30.75" table:style-name="cellWorst">
            <text:p>30.75</text:p>
          </table:table-cell>
          <table:table-cell office:value-type="float" office:value="0.0">
            <text:p>0.0</text:p>
          </table:table-cell>
          <table:table-cell office:value-type="float" office:value="8.27">
            <text:p>8.27</text:p>
          </table:table-cell>
          <table:table-cell office:value-type="float" office:value="0.0">
            <text:p>0.0</text:p>
          </table:table-cell>
          <table:table-cell office:value-type="float" office:value="6.02" table:style-name="cellBest">
            <text:p>6.02</text:p>
          </table:table-cell>
          <table:table-cell office:value-type="float" office:value="0.0">
            <text:p>0.0</text:p>
          </table:table-cell>
          <table:table-cell table:formula="of:=MIN([.$B170];[.$D170];[.$F170];[.$H170];[.$J170];[.$L170];[.$N170];[.$P170];[.$R170];[.$T170])"/>
          <table:table-cell table:formula="of:=MIN([.$C170];[.$E170];[.$G170];[.$I170];[.$K170];[.$M170];[.$O170];[.$Q170];[.$S170];[.$U170])"/>
          <table:table-cell table:formula="of:=MEDIAN([.$B170];[.$D170];[.$F170];[.$H170];[.$J170];[.$L170];[.$N170];[.$P170];[.$R170];[.$T170])"/>
          <table:table-cell table:formula="of:=MEDIAN([.$C170];[.$E170];[.$G170];[.$I170];[.$K170];[.$M170];[.$O170];[.$Q170];[.$S170];[.$U170])"/>
          <table:table-cell table:formula="of:=MAX([.$B170];[.$D170];[.$F170];[.$H170];[.$J170];[.$L170];[.$N170];[.$P170];[.$R170];[.$T170])"/>
          <table:table-cell table:formula="of:=MAX([.$C170];[.$E170];[.$G170];[.$I170];[.$K170];[.$M170];[.$O170];[.$Q170];[.$S170];[.$U170])"/>
        </table:table-row>
        <table:table-row>
          <table:table-cell office:value-type="string">
            <text:p>./cargobike-complex-300_user-input-8</text:p>
          </table:table-cell>
          <table:table-cell/>
          <table:table-cell/>
          <table:table-cell office:value-type="float" office:value="37.92" table:style-name="cellWorst">
            <text:p>37.92</text:p>
          </table:table-cell>
          <table:table-cell office:value-type="float" office:value="0.0">
            <text:p>0.0</text:p>
          </table:table-cell>
          <table:table-cell office:value-type="float" office:value="36.16">
            <text:p>36.1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43">
            <text:p>24.43</text:p>
          </table:table-cell>
          <table:table-cell office:value-type="float" office:value="0.0">
            <text:p>0.0</text:p>
          </table:table-cell>
          <table:table-cell office:value-type="float" office:value="25.25">
            <text:p>25.25</text:p>
          </table:table-cell>
          <table:table-cell office:value-type="float" office:value="0.0">
            <text:p>0.0</text:p>
          </table:table-cell>
          <table:table-cell office:value-type="float" office:value="8.95">
            <text:p>8.95</text:p>
          </table:table-cell>
          <table:table-cell office:value-type="float" office:value="0.0">
            <text:p>0.0</text:p>
          </table:table-cell>
          <table:table-cell office:value-type="float" office:value="5.87" table:style-name="cellBest">
            <text:p>5.87</text:p>
          </table:table-cell>
          <table:table-cell office:value-type="float" office:value="0.0">
            <text:p>0.0</text:p>
          </table:table-cell>
          <table:table-cell table:formula="of:=MIN([.$B171];[.$D171];[.$F171];[.$H171];[.$J171];[.$L171];[.$N171];[.$P171];[.$R171];[.$T171])"/>
          <table:table-cell table:formula="of:=MIN([.$C171];[.$E171];[.$G171];[.$I171];[.$K171];[.$M171];[.$O171];[.$Q171];[.$S171];[.$U171])"/>
          <table:table-cell table:formula="of:=MEDIAN([.$B171];[.$D171];[.$F171];[.$H171];[.$J171];[.$L171];[.$N171];[.$P171];[.$R171];[.$T171])"/>
          <table:table-cell table:formula="of:=MEDIAN([.$C171];[.$E171];[.$G171];[.$I171];[.$K171];[.$M171];[.$O171];[.$Q171];[.$S171];[.$U171])"/>
          <table:table-cell table:formula="of:=MAX([.$B171];[.$D171];[.$F171];[.$H171];[.$J171];[.$L171];[.$N171];[.$P171];[.$R171];[.$T171])"/>
          <table:table-cell table:formula="of:=MAX([.$C171];[.$E171];[.$G171];[.$I171];[.$K171];[.$M171];[.$O171];[.$Q171];[.$S171];[.$U171])"/>
        </table:table-row>
        <table:table-row>
          <table:table-cell office:value-type="string">
            <text:p>./cargobike-complex-300_user-input-9</text:p>
          </table:table-cell>
          <table:table-cell/>
          <table:table-cell/>
          <table:table-cell office:value-type="float" office:value="31.79">
            <text:p>31.79</text:p>
          </table:table-cell>
          <table:table-cell office:value-type="float" office:value="0.0">
            <text:p>0.0</text:p>
          </table:table-cell>
          <table:table-cell office:value-type="float" office:value="35.38" table:style-name="cellWorst">
            <text:p>35.3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79">
            <text:p>24.79</text:p>
          </table:table-cell>
          <table:table-cell office:value-type="float" office:value="0.0">
            <text:p>0.0</text:p>
          </table:table-cell>
          <table:table-cell office:value-type="float" office:value="27.79">
            <text:p>27.79</text:p>
          </table:table-cell>
          <table:table-cell office:value-type="float" office:value="0.0">
            <text:p>0.0</text:p>
          </table:table-cell>
          <table:table-cell office:value-type="float" office:value="8.79">
            <text:p>8.79</text:p>
          </table:table-cell>
          <table:table-cell office:value-type="float" office:value="0.0">
            <text:p>0.0</text:p>
          </table:table-cell>
          <table:table-cell office:value-type="float" office:value="6.07" table:style-name="cellBest">
            <text:p>6.07</text:p>
          </table:table-cell>
          <table:table-cell office:value-type="float" office:value="0.0">
            <text:p>0.0</text:p>
          </table:table-cell>
          <table:table-cell table:formula="of:=MIN([.$B172];[.$D172];[.$F172];[.$H172];[.$J172];[.$L172];[.$N172];[.$P172];[.$R172];[.$T172])"/>
          <table:table-cell table:formula="of:=MIN([.$C172];[.$E172];[.$G172];[.$I172];[.$K172];[.$M172];[.$O172];[.$Q172];[.$S172];[.$U172])"/>
          <table:table-cell table:formula="of:=MEDIAN([.$B172];[.$D172];[.$F172];[.$H172];[.$J172];[.$L172];[.$N172];[.$P172];[.$R172];[.$T172])"/>
          <table:table-cell table:formula="of:=MEDIAN([.$C172];[.$E172];[.$G172];[.$I172];[.$K172];[.$M172];[.$O172];[.$Q172];[.$S172];[.$U172])"/>
          <table:table-cell table:formula="of:=MAX([.$B172];[.$D172];[.$F172];[.$H172];[.$J172];[.$L172];[.$N172];[.$P172];[.$R172];[.$T172])"/>
          <table:table-cell table:formula="of:=MAX([.$C172];[.$E172];[.$G172];[.$I172];[.$K172];[.$M172];[.$O172];[.$Q172];[.$S172];[.$U172])"/>
        </table:table-row>
        <table:table-row>
          <table:table-cell office:value-type="string">
            <text:p>./cargobike-complex-400_user-input-0</text:p>
          </table:table-cell>
          <table:table-cell/>
          <table:table-cell/>
          <table:table-cell office:value-type="float" office:value="18.42">
            <text:p>18.42</text:p>
          </table:table-cell>
          <table:table-cell office:value-type="float" office:value="0.0">
            <text:p>0.0</text:p>
          </table:table-cell>
          <table:table-cell office:value-type="float" office:value="20.05">
            <text:p>20.0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06">
            <text:p>24.06</text:p>
          </table:table-cell>
          <table:table-cell office:value-type="float" office:value="0.0">
            <text:p>0.0</text:p>
          </table:table-cell>
          <table:table-cell office:value-type="float" office:value="24.2" table:style-name="cellWorst">
            <text:p>24.2</text:p>
          </table:table-cell>
          <table:table-cell office:value-type="float" office:value="0.0">
            <text:p>0.0</text:p>
          </table:table-cell>
          <table:table-cell office:value-type="float" office:value="8.29">
            <text:p>8.29</text:p>
          </table:table-cell>
          <table:table-cell office:value-type="float" office:value="0.0">
            <text:p>0.0</text:p>
          </table:table-cell>
          <table:table-cell office:value-type="float" office:value="6.26" table:style-name="cellBest">
            <text:p>6.26</text:p>
          </table:table-cell>
          <table:table-cell office:value-type="float" office:value="0.0">
            <text:p>0.0</text:p>
          </table:table-cell>
          <table:table-cell table:formula="of:=MIN([.$B173];[.$D173];[.$F173];[.$H173];[.$J173];[.$L173];[.$N173];[.$P173];[.$R173];[.$T173])"/>
          <table:table-cell table:formula="of:=MIN([.$C173];[.$E173];[.$G173];[.$I173];[.$K173];[.$M173];[.$O173];[.$Q173];[.$S173];[.$U173])"/>
          <table:table-cell table:formula="of:=MEDIAN([.$B173];[.$D173];[.$F173];[.$H173];[.$J173];[.$L173];[.$N173];[.$P173];[.$R173];[.$T173])"/>
          <table:table-cell table:formula="of:=MEDIAN([.$C173];[.$E173];[.$G173];[.$I173];[.$K173];[.$M173];[.$O173];[.$Q173];[.$S173];[.$U173])"/>
          <table:table-cell table:formula="of:=MAX([.$B173];[.$D173];[.$F173];[.$H173];[.$J173];[.$L173];[.$N173];[.$P173];[.$R173];[.$T173])"/>
          <table:table-cell table:formula="of:=MAX([.$C173];[.$E173];[.$G173];[.$I173];[.$K173];[.$M173];[.$O173];[.$Q173];[.$S173];[.$U173])"/>
        </table:table-row>
        <table:table-row>
          <table:table-cell office:value-type="string">
            <text:p>./cargobike-complex-400_user-input-1</text:p>
          </table:table-cell>
          <table:table-cell/>
          <table:table-cell/>
          <table:table-cell office:value-type="float" office:value="31.49">
            <text:p>31.49</text:p>
          </table:table-cell>
          <table:table-cell office:value-type="float" office:value="0.0">
            <text:p>0.0</text:p>
          </table:table-cell>
          <table:table-cell office:value-type="float" office:value="33.7" table:style-name="cellWorst">
            <text:p>33.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5.82">
            <text:p>25.82</text:p>
          </table:table-cell>
          <table:table-cell office:value-type="float" office:value="0.0">
            <text:p>0.0</text:p>
          </table:table-cell>
          <table:table-cell office:value-type="float" office:value="29.05">
            <text:p>29.05</text:p>
          </table:table-cell>
          <table:table-cell office:value-type="float" office:value="0.0">
            <text:p>0.0</text:p>
          </table:table-cell>
          <table:table-cell office:value-type="float" office:value="8.84">
            <text:p>8.84</text:p>
          </table:table-cell>
          <table:table-cell office:value-type="float" office:value="0.0">
            <text:p>0.0</text:p>
          </table:table-cell>
          <table:table-cell office:value-type="float" office:value="6.18" table:style-name="cellBest">
            <text:p>6.18</text:p>
          </table:table-cell>
          <table:table-cell office:value-type="float" office:value="0.0">
            <text:p>0.0</text:p>
          </table:table-cell>
          <table:table-cell table:formula="of:=MIN([.$B174];[.$D174];[.$F174];[.$H174];[.$J174];[.$L174];[.$N174];[.$P174];[.$R174];[.$T174])"/>
          <table:table-cell table:formula="of:=MIN([.$C174];[.$E174];[.$G174];[.$I174];[.$K174];[.$M174];[.$O174];[.$Q174];[.$S174];[.$U174])"/>
          <table:table-cell table:formula="of:=MEDIAN([.$B174];[.$D174];[.$F174];[.$H174];[.$J174];[.$L174];[.$N174];[.$P174];[.$R174];[.$T174])"/>
          <table:table-cell table:formula="of:=MEDIAN([.$C174];[.$E174];[.$G174];[.$I174];[.$K174];[.$M174];[.$O174];[.$Q174];[.$S174];[.$U174])"/>
          <table:table-cell table:formula="of:=MAX([.$B174];[.$D174];[.$F174];[.$H174];[.$J174];[.$L174];[.$N174];[.$P174];[.$R174];[.$T174])"/>
          <table:table-cell table:formula="of:=MAX([.$C174];[.$E174];[.$G174];[.$I174];[.$K174];[.$M174];[.$O174];[.$Q174];[.$S174];[.$U174])"/>
        </table:table-row>
        <table:table-row>
          <table:table-cell office:value-type="string">
            <text:p>./cargobike-complex-400_user-input-10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08">
            <text:p>28.08</text:p>
          </table:table-cell>
          <table:table-cell office:value-type="float" office:value="0.0">
            <text:p>0.0</text:p>
          </table:table-cell>
          <table:table-cell office:value-type="float" office:value="49.26">
            <text:p>49.26</text:p>
          </table:table-cell>
          <table:table-cell office:value-type="float" office:value="0.0">
            <text:p>0.0</text:p>
          </table:table-cell>
          <table:table-cell office:value-type="float" office:value="8.79" table:style-name="cellBest">
            <text:p>8.79</text:p>
          </table:table-cell>
          <table:table-cell office:value-type="float" office:value="0.0">
            <text:p>0.0</text:p>
          </table:table-cell>
          <table:table-cell office:value-type="float" office:value="10.31">
            <text:p>10.31</text:p>
          </table:table-cell>
          <table:table-cell office:value-type="float" office:value="0.0">
            <text:p>0.0</text:p>
          </table:table-cell>
          <table:table-cell table:formula="of:=MIN([.$B175];[.$D175];[.$F175];[.$H175];[.$J175];[.$L175];[.$N175];[.$P175];[.$R175];[.$T175])"/>
          <table:table-cell table:formula="of:=MIN([.$C175];[.$E175];[.$G175];[.$I175];[.$K175];[.$M175];[.$O175];[.$Q175];[.$S175];[.$U175])"/>
          <table:table-cell table:formula="of:=MEDIAN([.$B175];[.$D175];[.$F175];[.$H175];[.$J175];[.$L175];[.$N175];[.$P175];[.$R175];[.$T175])"/>
          <table:table-cell table:formula="of:=MEDIAN([.$C175];[.$E175];[.$G175];[.$I175];[.$K175];[.$M175];[.$O175];[.$Q175];[.$S175];[.$U175])"/>
          <table:table-cell table:formula="of:=MAX([.$B175];[.$D175];[.$F175];[.$H175];[.$J175];[.$L175];[.$N175];[.$P175];[.$R175];[.$T175])"/>
          <table:table-cell table:formula="of:=MAX([.$C175];[.$E175];[.$G175];[.$I175];[.$K175];[.$M175];[.$O175];[.$Q175];[.$S175];[.$U175])"/>
        </table:table-row>
        <table:table-row>
          <table:table-cell office:value-type="string">
            <text:p>./cargobike-complex-400_user-input-11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0.16">
            <text:p>30.16</text:p>
          </table:table-cell>
          <table:table-cell office:value-type="float" office:value="0.0">
            <text:p>0.0</text:p>
          </table:table-cell>
          <table:table-cell office:value-type="float" office:value="59.04">
            <text:p>59.04</text:p>
          </table:table-cell>
          <table:table-cell office:value-type="float" office:value="0.0">
            <text:p>0.0</text:p>
          </table:table-cell>
          <table:table-cell office:value-type="float" office:value="8.87">
            <text:p>8.87</text:p>
          </table:table-cell>
          <table:table-cell office:value-type="float" office:value="0.0">
            <text:p>0.0</text:p>
          </table:table-cell>
          <table:table-cell office:value-type="float" office:value="7.97" table:style-name="cellBest">
            <text:p>7.97</text:p>
          </table:table-cell>
          <table:table-cell office:value-type="float" office:value="0.0">
            <text:p>0.0</text:p>
          </table:table-cell>
          <table:table-cell table:formula="of:=MIN([.$B176];[.$D176];[.$F176];[.$H176];[.$J176];[.$L176];[.$N176];[.$P176];[.$R176];[.$T176])"/>
          <table:table-cell table:formula="of:=MIN([.$C176];[.$E176];[.$G176];[.$I176];[.$K176];[.$M176];[.$O176];[.$Q176];[.$S176];[.$U176])"/>
          <table:table-cell table:formula="of:=MEDIAN([.$B176];[.$D176];[.$F176];[.$H176];[.$J176];[.$L176];[.$N176];[.$P176];[.$R176];[.$T176])"/>
          <table:table-cell table:formula="of:=MEDIAN([.$C176];[.$E176];[.$G176];[.$I176];[.$K176];[.$M176];[.$O176];[.$Q176];[.$S176];[.$U176])"/>
          <table:table-cell table:formula="of:=MAX([.$B176];[.$D176];[.$F176];[.$H176];[.$J176];[.$L176];[.$N176];[.$P176];[.$R176];[.$T176])"/>
          <table:table-cell table:formula="of:=MAX([.$C176];[.$E176];[.$G176];[.$I176];[.$K176];[.$M176];[.$O176];[.$Q176];[.$S176];[.$U176])"/>
        </table:table-row>
        <table:table-row>
          <table:table-cell office:value-type="string">
            <text:p>./cargobike-complex-400_user-input-12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0.11">
            <text:p>80.11</text:p>
          </table:table-cell>
          <table:table-cell office:value-type="float" office:value="0.0">
            <text:p>0.0</text:p>
          </table:table-cell>
          <table:table-cell office:value-type="float" office:value="58.58">
            <text:p>58.58</text:p>
          </table:table-cell>
          <table:table-cell office:value-type="float" office:value="0.0">
            <text:p>0.0</text:p>
          </table:table-cell>
          <table:table-cell office:value-type="float" office:value="29.43">
            <text:p>29.43</text:p>
          </table:table-cell>
          <table:table-cell office:value-type="float" office:value="0.0">
            <text:p>0.0</text:p>
          </table:table-cell>
          <table:table-cell office:value-type="float" office:value="9.06" table:style-name="cellBest">
            <text:p>9.06</text:p>
          </table:table-cell>
          <table:table-cell office:value-type="float" office:value="0.0">
            <text:p>0.0</text:p>
          </table:table-cell>
          <table:table-cell table:formula="of:=MIN([.$B177];[.$D177];[.$F177];[.$H177];[.$J177];[.$L177];[.$N177];[.$P177];[.$R177];[.$T177])"/>
          <table:table-cell table:formula="of:=MIN([.$C177];[.$E177];[.$G177];[.$I177];[.$K177];[.$M177];[.$O177];[.$Q177];[.$S177];[.$U177])"/>
          <table:table-cell table:formula="of:=MEDIAN([.$B177];[.$D177];[.$F177];[.$H177];[.$J177];[.$L177];[.$N177];[.$P177];[.$R177];[.$T177])"/>
          <table:table-cell table:formula="of:=MEDIAN([.$C177];[.$E177];[.$G177];[.$I177];[.$K177];[.$M177];[.$O177];[.$Q177];[.$S177];[.$U177])"/>
          <table:table-cell table:formula="of:=MAX([.$B177];[.$D177];[.$F177];[.$H177];[.$J177];[.$L177];[.$N177];[.$P177];[.$R177];[.$T177])"/>
          <table:table-cell table:formula="of:=MAX([.$C177];[.$E177];[.$G177];[.$I177];[.$K177];[.$M177];[.$O177];[.$Q177];[.$S177];[.$U177])"/>
        </table:table-row>
        <table:table-row>
          <table:table-cell office:value-type="string">
            <text:p>./cargobike-complex-400_user-input-13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5.23">
            <text:p>75.23</text:p>
          </table:table-cell>
          <table:table-cell office:value-type="float" office:value="0.0">
            <text:p>0.0</text:p>
          </table:table-cell>
          <table:table-cell office:value-type="float" office:value="53.52">
            <text:p>53.52</text:p>
          </table:table-cell>
          <table:table-cell office:value-type="float" office:value="0.0">
            <text:p>0.0</text:p>
          </table:table-cell>
          <table:table-cell office:value-type="float" office:value="26.38">
            <text:p>26.38</text:p>
          </table:table-cell>
          <table:table-cell office:value-type="float" office:value="0.0">
            <text:p>0.0</text:p>
          </table:table-cell>
          <table:table-cell office:value-type="float" office:value="10.34" table:style-name="cellBest">
            <text:p>10.34</text:p>
          </table:table-cell>
          <table:table-cell office:value-type="float" office:value="0.0">
            <text:p>0.0</text:p>
          </table:table-cell>
          <table:table-cell table:formula="of:=MIN([.$B178];[.$D178];[.$F178];[.$H178];[.$J178];[.$L178];[.$N178];[.$P178];[.$R178];[.$T178])"/>
          <table:table-cell table:formula="of:=MIN([.$C178];[.$E178];[.$G178];[.$I178];[.$K178];[.$M178];[.$O178];[.$Q178];[.$S178];[.$U178])"/>
          <table:table-cell table:formula="of:=MEDIAN([.$B178];[.$D178];[.$F178];[.$H178];[.$J178];[.$L178];[.$N178];[.$P178];[.$R178];[.$T178])"/>
          <table:table-cell table:formula="of:=MEDIAN([.$C178];[.$E178];[.$G178];[.$I178];[.$K178];[.$M178];[.$O178];[.$Q178];[.$S178];[.$U178])"/>
          <table:table-cell table:formula="of:=MAX([.$B178];[.$D178];[.$F178];[.$H178];[.$J178];[.$L178];[.$N178];[.$P178];[.$R178];[.$T178])"/>
          <table:table-cell table:formula="of:=MAX([.$C178];[.$E178];[.$G178];[.$I178];[.$K178];[.$M178];[.$O178];[.$Q178];[.$S178];[.$U178])"/>
        </table:table-row>
        <table:table-row>
          <table:table-cell office:value-type="string">
            <text:p>./cargobike-complex-400_user-input-14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7.48">
            <text:p>77.48</text:p>
          </table:table-cell>
          <table:table-cell office:value-type="float" office:value="0.0">
            <text:p>0.0</text:p>
          </table:table-cell>
          <table:table-cell office:value-type="float" office:value="64.33">
            <text:p>64.33</text:p>
          </table:table-cell>
          <table:table-cell office:value-type="float" office:value="0.0">
            <text:p>0.0</text:p>
          </table:table-cell>
          <table:table-cell office:value-type="float" office:value="26.24">
            <text:p>26.24</text:p>
          </table:table-cell>
          <table:table-cell office:value-type="float" office:value="0.0">
            <text:p>0.0</text:p>
          </table:table-cell>
          <table:table-cell office:value-type="float" office:value="9.48" table:style-name="cellBest">
            <text:p>9.48</text:p>
          </table:table-cell>
          <table:table-cell office:value-type="float" office:value="0.0">
            <text:p>0.0</text:p>
          </table:table-cell>
          <table:table-cell table:formula="of:=MIN([.$B179];[.$D179];[.$F179];[.$H179];[.$J179];[.$L179];[.$N179];[.$P179];[.$R179];[.$T179])"/>
          <table:table-cell table:formula="of:=MIN([.$C179];[.$E179];[.$G179];[.$I179];[.$K179];[.$M179];[.$O179];[.$Q179];[.$S179];[.$U179])"/>
          <table:table-cell table:formula="of:=MEDIAN([.$B179];[.$D179];[.$F179];[.$H179];[.$J179];[.$L179];[.$N179];[.$P179];[.$R179];[.$T179])"/>
          <table:table-cell table:formula="of:=MEDIAN([.$C179];[.$E179];[.$G179];[.$I179];[.$K179];[.$M179];[.$O179];[.$Q179];[.$S179];[.$U179])"/>
          <table:table-cell table:formula="of:=MAX([.$B179];[.$D179];[.$F179];[.$H179];[.$J179];[.$L179];[.$N179];[.$P179];[.$R179];[.$T179])"/>
          <table:table-cell table:formula="of:=MAX([.$C179];[.$E179];[.$G179];[.$I179];[.$K179];[.$M179];[.$O179];[.$Q179];[.$S179];[.$U179])"/>
        </table:table-row>
        <table:table-row>
          <table:table-cell office:value-type="string">
            <text:p>./cargobike-complex-400_user-input-15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8.86">
            <text:p>78.86</text:p>
          </table:table-cell>
          <table:table-cell office:value-type="float" office:value="0.0">
            <text:p>0.0</text:p>
          </table:table-cell>
          <table:table-cell office:value-type="float" office:value="63.5">
            <text:p>63.5</text:p>
          </table:table-cell>
          <table:table-cell office:value-type="float" office:value="0.0">
            <text:p>0.0</text:p>
          </table:table-cell>
          <table:table-cell office:value-type="float" office:value="27.96">
            <text:p>27.96</text:p>
          </table:table-cell>
          <table:table-cell office:value-type="float" office:value="0.0">
            <text:p>0.0</text:p>
          </table:table-cell>
          <table:table-cell office:value-type="float" office:value="10.03" table:style-name="cellBest">
            <text:p>10.03</text:p>
          </table:table-cell>
          <table:table-cell office:value-type="float" office:value="0.0">
            <text:p>0.0</text:p>
          </table:table-cell>
          <table:table-cell table:formula="of:=MIN([.$B180];[.$D180];[.$F180];[.$H180];[.$J180];[.$L180];[.$N180];[.$P180];[.$R180];[.$T180])"/>
          <table:table-cell table:formula="of:=MIN([.$C180];[.$E180];[.$G180];[.$I180];[.$K180];[.$M180];[.$O180];[.$Q180];[.$S180];[.$U180])"/>
          <table:table-cell table:formula="of:=MEDIAN([.$B180];[.$D180];[.$F180];[.$H180];[.$J180];[.$L180];[.$N180];[.$P180];[.$R180];[.$T180])"/>
          <table:table-cell table:formula="of:=MEDIAN([.$C180];[.$E180];[.$G180];[.$I180];[.$K180];[.$M180];[.$O180];[.$Q180];[.$S180];[.$U180])"/>
          <table:table-cell table:formula="of:=MAX([.$B180];[.$D180];[.$F180];[.$H180];[.$J180];[.$L180];[.$N180];[.$P180];[.$R180];[.$T180])"/>
          <table:table-cell table:formula="of:=MAX([.$C180];[.$E180];[.$G180];[.$I180];[.$K180];[.$M180];[.$O180];[.$Q180];[.$S180];[.$U180])"/>
        </table:table-row>
        <table:table-row>
          <table:table-cell office:value-type="string">
            <text:p>./cargobike-complex-400_user-input-16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6.47">
            <text:p>76.47</text:p>
          </table:table-cell>
          <table:table-cell office:value-type="float" office:value="0.0">
            <text:p>0.0</text:p>
          </table:table-cell>
          <table:table-cell office:value-type="float" office:value="78.62">
            <text:p>78.62</text:p>
          </table:table-cell>
          <table:table-cell office:value-type="float" office:value="0.0">
            <text:p>0.0</text:p>
          </table:table-cell>
          <table:table-cell office:value-type="float" office:value="31.02">
            <text:p>31.02</text:p>
          </table:table-cell>
          <table:table-cell office:value-type="float" office:value="0.0">
            <text:p>0.0</text:p>
          </table:table-cell>
          <table:table-cell office:value-type="float" office:value="10.36" table:style-name="cellBest">
            <text:p>10.36</text:p>
          </table:table-cell>
          <table:table-cell office:value-type="float" office:value="0.0">
            <text:p>0.0</text:p>
          </table:table-cell>
          <table:table-cell table:formula="of:=MIN([.$B181];[.$D181];[.$F181];[.$H181];[.$J181];[.$L181];[.$N181];[.$P181];[.$R181];[.$T181])"/>
          <table:table-cell table:formula="of:=MIN([.$C181];[.$E181];[.$G181];[.$I181];[.$K181];[.$M181];[.$O181];[.$Q181];[.$S181];[.$U181])"/>
          <table:table-cell table:formula="of:=MEDIAN([.$B181];[.$D181];[.$F181];[.$H181];[.$J181];[.$L181];[.$N181];[.$P181];[.$R181];[.$T181])"/>
          <table:table-cell table:formula="of:=MEDIAN([.$C181];[.$E181];[.$G181];[.$I181];[.$K181];[.$M181];[.$O181];[.$Q181];[.$S181];[.$U181])"/>
          <table:table-cell table:formula="of:=MAX([.$B181];[.$D181];[.$F181];[.$H181];[.$J181];[.$L181];[.$N181];[.$P181];[.$R181];[.$T181])"/>
          <table:table-cell table:formula="of:=MAX([.$C181];[.$E181];[.$G181];[.$I181];[.$K181];[.$M181];[.$O181];[.$Q181];[.$S181];[.$U181])"/>
        </table:table-row>
        <table:table-row>
          <table:table-cell office:value-type="string">
            <text:p>./cargobike-complex-400_user-input-17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7.62">
            <text:p>87.62</text:p>
          </table:table-cell>
          <table:table-cell office:value-type="float" office:value="0.0">
            <text:p>0.0</text:p>
          </table:table-cell>
          <table:table-cell office:value-type="float" office:value="73.48">
            <text:p>73.48</text:p>
          </table:table-cell>
          <table:table-cell office:value-type="float" office:value="0.0">
            <text:p>0.0</text:p>
          </table:table-cell>
          <table:table-cell office:value-type="float" office:value="32.87">
            <text:p>32.87</text:p>
          </table:table-cell>
          <table:table-cell office:value-type="float" office:value="0.0">
            <text:p>0.0</text:p>
          </table:table-cell>
          <table:table-cell office:value-type="float" office:value="11.06" table:style-name="cellBest">
            <text:p>11.06</text:p>
          </table:table-cell>
          <table:table-cell office:value-type="float" office:value="0.0">
            <text:p>0.0</text:p>
          </table:table-cell>
          <table:table-cell table:formula="of:=MIN([.$B182];[.$D182];[.$F182];[.$H182];[.$J182];[.$L182];[.$N182];[.$P182];[.$R182];[.$T182])"/>
          <table:table-cell table:formula="of:=MIN([.$C182];[.$E182];[.$G182];[.$I182];[.$K182];[.$M182];[.$O182];[.$Q182];[.$S182];[.$U182])"/>
          <table:table-cell table:formula="of:=MEDIAN([.$B182];[.$D182];[.$F182];[.$H182];[.$J182];[.$L182];[.$N182];[.$P182];[.$R182];[.$T182])"/>
          <table:table-cell table:formula="of:=MEDIAN([.$C182];[.$E182];[.$G182];[.$I182];[.$K182];[.$M182];[.$O182];[.$Q182];[.$S182];[.$U182])"/>
          <table:table-cell table:formula="of:=MAX([.$B182];[.$D182];[.$F182];[.$H182];[.$J182];[.$L182];[.$N182];[.$P182];[.$R182];[.$T182])"/>
          <table:table-cell table:formula="of:=MAX([.$C182];[.$E182];[.$G182];[.$I182];[.$K182];[.$M182];[.$O182];[.$Q182];[.$S182];[.$U182])"/>
        </table:table-row>
        <table:table-row>
          <table:table-cell office:value-type="string">
            <text:p>./cargobike-complex-400_user-input-1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8.24">
            <text:p>78.24</text:p>
          </table:table-cell>
          <table:table-cell office:value-type="float" office:value="0.0">
            <text:p>0.0</text:p>
          </table:table-cell>
          <table:table-cell office:value-type="float" office:value="93.63">
            <text:p>93.63</text:p>
          </table:table-cell>
          <table:table-cell office:value-type="float" office:value="0.0">
            <text:p>0.0</text:p>
          </table:table-cell>
          <table:table-cell office:value-type="float" office:value="30.83">
            <text:p>30.83</text:p>
          </table:table-cell>
          <table:table-cell office:value-type="float" office:value="0.0">
            <text:p>0.0</text:p>
          </table:table-cell>
          <table:table-cell office:value-type="float" office:value="9.97" table:style-name="cellBest">
            <text:p>9.97</text:p>
          </table:table-cell>
          <table:table-cell office:value-type="float" office:value="0.0">
            <text:p>0.0</text:p>
          </table:table-cell>
          <table:table-cell table:formula="of:=MIN([.$B183];[.$D183];[.$F183];[.$H183];[.$J183];[.$L183];[.$N183];[.$P183];[.$R183];[.$T183])"/>
          <table:table-cell table:formula="of:=MIN([.$C183];[.$E183];[.$G183];[.$I183];[.$K183];[.$M183];[.$O183];[.$Q183];[.$S183];[.$U183])"/>
          <table:table-cell table:formula="of:=MEDIAN([.$B183];[.$D183];[.$F183];[.$H183];[.$J183];[.$L183];[.$N183];[.$P183];[.$R183];[.$T183])"/>
          <table:table-cell table:formula="of:=MEDIAN([.$C183];[.$E183];[.$G183];[.$I183];[.$K183];[.$M183];[.$O183];[.$Q183];[.$S183];[.$U183])"/>
          <table:table-cell table:formula="of:=MAX([.$B183];[.$D183];[.$F183];[.$H183];[.$J183];[.$L183];[.$N183];[.$P183];[.$R183];[.$T183])"/>
          <table:table-cell table:formula="of:=MAX([.$C183];[.$E183];[.$G183];[.$I183];[.$K183];[.$M183];[.$O183];[.$Q183];[.$S183];[.$U183])"/>
        </table:table-row>
        <table:table-row>
          <table:table-cell office:value-type="string">
            <text:p>./cargobike-complex-400_user-input-1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1.73">
            <text:p>81.73</text:p>
          </table:table-cell>
          <table:table-cell office:value-type="float" office:value="0.0">
            <text:p>0.0</text:p>
          </table:table-cell>
          <table:table-cell office:value-type="float" office:value="86.09">
            <text:p>86.09</text:p>
          </table:table-cell>
          <table:table-cell office:value-type="float" office:value="0.0">
            <text:p>0.0</text:p>
          </table:table-cell>
          <table:table-cell office:value-type="float" office:value="28.14">
            <text:p>28.14</text:p>
          </table:table-cell>
          <table:table-cell office:value-type="float" office:value="0.0">
            <text:p>0.0</text:p>
          </table:table-cell>
          <table:table-cell office:value-type="float" office:value="10.69" table:style-name="cellBest">
            <text:p>10.69</text:p>
          </table:table-cell>
          <table:table-cell office:value-type="float" office:value="0.0">
            <text:p>0.0</text:p>
          </table:table-cell>
          <table:table-cell table:formula="of:=MIN([.$B184];[.$D184];[.$F184];[.$H184];[.$J184];[.$L184];[.$N184];[.$P184];[.$R184];[.$T184])"/>
          <table:table-cell table:formula="of:=MIN([.$C184];[.$E184];[.$G184];[.$I184];[.$K184];[.$M184];[.$O184];[.$Q184];[.$S184];[.$U184])"/>
          <table:table-cell table:formula="of:=MEDIAN([.$B184];[.$D184];[.$F184];[.$H184];[.$J184];[.$L184];[.$N184];[.$P184];[.$R184];[.$T184])"/>
          <table:table-cell table:formula="of:=MEDIAN([.$C184];[.$E184];[.$G184];[.$I184];[.$K184];[.$M184];[.$O184];[.$Q184];[.$S184];[.$U184])"/>
          <table:table-cell table:formula="of:=MAX([.$B184];[.$D184];[.$F184];[.$H184];[.$J184];[.$L184];[.$N184];[.$P184];[.$R184];[.$T184])"/>
          <table:table-cell table:formula="of:=MAX([.$C184];[.$E184];[.$G184];[.$I184];[.$K184];[.$M184];[.$O184];[.$Q184];[.$S184];[.$U184])"/>
        </table:table-row>
        <table:table-row>
          <table:table-cell office:value-type="string">
            <text:p>./cargobike-complex-400_user-input-2</text:p>
          </table:table-cell>
          <table:table-cell/>
          <table:table-cell/>
          <table:table-cell office:value-type="float" office:value="38.54">
            <text:p>38.54</text:p>
          </table:table-cell>
          <table:table-cell office:value-type="float" office:value="0.0">
            <text:p>0.0</text:p>
          </table:table-cell>
          <table:table-cell office:value-type="float" office:value="44.79" table:style-name="cellWorst">
            <text:p>44.7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8">
            <text:p>24.8</text:p>
          </table:table-cell>
          <table:table-cell office:value-type="float" office:value="0.0">
            <text:p>0.0</text:p>
          </table:table-cell>
          <table:table-cell office:value-type="float" office:value="27.51">
            <text:p>27.51</text:p>
          </table:table-cell>
          <table:table-cell office:value-type="float" office:value="0.0">
            <text:p>0.0</text:p>
          </table:table-cell>
          <table:table-cell office:value-type="float" office:value="8.98">
            <text:p>8.98</text:p>
          </table:table-cell>
          <table:table-cell office:value-type="float" office:value="0.0">
            <text:p>0.0</text:p>
          </table:table-cell>
          <table:table-cell office:value-type="float" office:value="6.41" table:style-name="cellBest">
            <text:p>6.41</text:p>
          </table:table-cell>
          <table:table-cell office:value-type="float" office:value="0.0">
            <text:p>0.0</text:p>
          </table:table-cell>
          <table:table-cell table:formula="of:=MIN([.$B185];[.$D185];[.$F185];[.$H185];[.$J185];[.$L185];[.$N185];[.$P185];[.$R185];[.$T185])"/>
          <table:table-cell table:formula="of:=MIN([.$C185];[.$E185];[.$G185];[.$I185];[.$K185];[.$M185];[.$O185];[.$Q185];[.$S185];[.$U185])"/>
          <table:table-cell table:formula="of:=MEDIAN([.$B185];[.$D185];[.$F185];[.$H185];[.$J185];[.$L185];[.$N185];[.$P185];[.$R185];[.$T185])"/>
          <table:table-cell table:formula="of:=MEDIAN([.$C185];[.$E185];[.$G185];[.$I185];[.$K185];[.$M185];[.$O185];[.$Q185];[.$S185];[.$U185])"/>
          <table:table-cell table:formula="of:=MAX([.$B185];[.$D185];[.$F185];[.$H185];[.$J185];[.$L185];[.$N185];[.$P185];[.$R185];[.$T185])"/>
          <table:table-cell table:formula="of:=MAX([.$C185];[.$E185];[.$G185];[.$I185];[.$K185];[.$M185];[.$O185];[.$Q185];[.$S185];[.$U185])"/>
        </table:table-row>
        <table:table-row>
          <table:table-cell office:value-type="string">
            <text:p>./cargobike-complex-400_user-input-3</text:p>
          </table:table-cell>
          <table:table-cell/>
          <table:table-cell/>
          <table:table-cell office:value-type="float" office:value="85.18">
            <text:p>85.18</text:p>
          </table:table-cell>
          <table:table-cell office:value-type="float" office:value="0.0">
            <text:p>0.0</text:p>
          </table:table-cell>
          <table:table-cell office:value-type="float" office:value="93.9" table:style-name="cellWorst">
            <text:p>93.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4.54">
            <text:p>24.54</text:p>
          </table:table-cell>
          <table:table-cell office:value-type="float" office:value="0.0">
            <text:p>0.0</text:p>
          </table:table-cell>
          <table:table-cell office:value-type="float" office:value="25.14">
            <text:p>25.14</text:p>
          </table:table-cell>
          <table:table-cell office:value-type="float" office:value="0.0">
            <text:p>0.0</text:p>
          </table:table-cell>
          <table:table-cell office:value-type="float" office:value="8.84">
            <text:p>8.84</text:p>
          </table:table-cell>
          <table:table-cell office:value-type="float" office:value="0.0">
            <text:p>0.0</text:p>
          </table:table-cell>
          <table:table-cell office:value-type="float" office:value="7.23" table:style-name="cellBest">
            <text:p>7.23</text:p>
          </table:table-cell>
          <table:table-cell office:value-type="float" office:value="0.0">
            <text:p>0.0</text:p>
          </table:table-cell>
          <table:table-cell table:formula="of:=MIN([.$B186];[.$D186];[.$F186];[.$H186];[.$J186];[.$L186];[.$N186];[.$P186];[.$R186];[.$T186])"/>
          <table:table-cell table:formula="of:=MIN([.$C186];[.$E186];[.$G186];[.$I186];[.$K186];[.$M186];[.$O186];[.$Q186];[.$S186];[.$U186])"/>
          <table:table-cell table:formula="of:=MEDIAN([.$B186];[.$D186];[.$F186];[.$H186];[.$J186];[.$L186];[.$N186];[.$P186];[.$R186];[.$T186])"/>
          <table:table-cell table:formula="of:=MEDIAN([.$C186];[.$E186];[.$G186];[.$I186];[.$K186];[.$M186];[.$O186];[.$Q186];[.$S186];[.$U186])"/>
          <table:table-cell table:formula="of:=MAX([.$B186];[.$D186];[.$F186];[.$H186];[.$J186];[.$L186];[.$N186];[.$P186];[.$R186];[.$T186])"/>
          <table:table-cell table:formula="of:=MAX([.$C186];[.$E186];[.$G186];[.$I186];[.$K186];[.$M186];[.$O186];[.$Q186];[.$S186];[.$U186])"/>
        </table:table-row>
        <table:table-row>
          <table:table-cell office:value-type="string">
            <text:p>./cargobike-complex-400_user-input-4</text:p>
          </table:table-cell>
          <table:table-cell/>
          <table:table-cell/>
          <table:table-cell office:value-type="float" office:value="101.94">
            <text:p>101.94</text:p>
          </table:table-cell>
          <table:table-cell office:value-type="float" office:value="0.0">
            <text:p>0.0</text:p>
          </table:table-cell>
          <table:table-cell office:value-type="float" office:value="116.98" table:style-name="cellWorst">
            <text:p>116.9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7.62">
            <text:p>27.62</text:p>
          </table:table-cell>
          <table:table-cell office:value-type="float" office:value="0.0">
            <text:p>0.0</text:p>
          </table:table-cell>
          <table:table-cell office:value-type="float" office:value="31.43">
            <text:p>31.43</text:p>
          </table:table-cell>
          <table:table-cell office:value-type="float" office:value="0.0">
            <text:p>0.0</text:p>
          </table:table-cell>
          <table:table-cell office:value-type="float" office:value="9.08">
            <text:p>9.08</text:p>
          </table:table-cell>
          <table:table-cell office:value-type="float" office:value="0.0">
            <text:p>0.0</text:p>
          </table:table-cell>
          <table:table-cell office:value-type="float" office:value="7.37" table:style-name="cellBest">
            <text:p>7.37</text:p>
          </table:table-cell>
          <table:table-cell office:value-type="float" office:value="0.0">
            <text:p>0.0</text:p>
          </table:table-cell>
          <table:table-cell table:formula="of:=MIN([.$B187];[.$D187];[.$F187];[.$H187];[.$J187];[.$L187];[.$N187];[.$P187];[.$R187];[.$T187])"/>
          <table:table-cell table:formula="of:=MIN([.$C187];[.$E187];[.$G187];[.$I187];[.$K187];[.$M187];[.$O187];[.$Q187];[.$S187];[.$U187])"/>
          <table:table-cell table:formula="of:=MEDIAN([.$B187];[.$D187];[.$F187];[.$H187];[.$J187];[.$L187];[.$N187];[.$P187];[.$R187];[.$T187])"/>
          <table:table-cell table:formula="of:=MEDIAN([.$C187];[.$E187];[.$G187];[.$I187];[.$K187];[.$M187];[.$O187];[.$Q187];[.$S187];[.$U187])"/>
          <table:table-cell table:formula="of:=MAX([.$B187];[.$D187];[.$F187];[.$H187];[.$J187];[.$L187];[.$N187];[.$P187];[.$R187];[.$T187])"/>
          <table:table-cell table:formula="of:=MAX([.$C187];[.$E187];[.$G187];[.$I187];[.$K187];[.$M187];[.$O187];[.$Q187];[.$S187];[.$U187])"/>
        </table:table-row>
        <table:table-row>
          <table:table-cell office:value-type="string">
            <text:p>./cargobike-complex-400_user-input-5</text:p>
          </table:table-cell>
          <table:table-cell/>
          <table:table-cell/>
          <table:table-cell office:value-type="float" office:value="193.89">
            <text:p>193.89</text:p>
          </table:table-cell>
          <table:table-cell office:value-type="float" office:value="0.0">
            <text:p>0.0</text:p>
          </table:table-cell>
          <table:table-cell office:value-type="float" office:value="313.27" table:style-name="cellWorst">
            <text:p>313.2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4.33">
            <text:p>34.33</text:p>
          </table:table-cell>
          <table:table-cell office:value-type="float" office:value="0.0">
            <text:p>0.0</text:p>
          </table:table-cell>
          <table:table-cell office:value-type="float" office:value="30.08">
            <text:p>30.08</text:p>
          </table:table-cell>
          <table:table-cell office:value-type="float" office:value="0.0">
            <text:p>0.0</text:p>
          </table:table-cell>
          <table:table-cell office:value-type="float" office:value="10.39">
            <text:p>10.39</text:p>
          </table:table-cell>
          <table:table-cell office:value-type="float" office:value="0.0">
            <text:p>0.0</text:p>
          </table:table-cell>
          <table:table-cell office:value-type="float" office:value="7.14" table:style-name="cellBest">
            <text:p>7.14</text:p>
          </table:table-cell>
          <table:table-cell office:value-type="float" office:value="0.0">
            <text:p>0.0</text:p>
          </table:table-cell>
          <table:table-cell table:formula="of:=MIN([.$B188];[.$D188];[.$F188];[.$H188];[.$J188];[.$L188];[.$N188];[.$P188];[.$R188];[.$T188])"/>
          <table:table-cell table:formula="of:=MIN([.$C188];[.$E188];[.$G188];[.$I188];[.$K188];[.$M188];[.$O188];[.$Q188];[.$S188];[.$U188])"/>
          <table:table-cell table:formula="of:=MEDIAN([.$B188];[.$D188];[.$F188];[.$H188];[.$J188];[.$L188];[.$N188];[.$P188];[.$R188];[.$T188])"/>
          <table:table-cell table:formula="of:=MEDIAN([.$C188];[.$E188];[.$G188];[.$I188];[.$K188];[.$M188];[.$O188];[.$Q188];[.$S188];[.$U188])"/>
          <table:table-cell table:formula="of:=MAX([.$B188];[.$D188];[.$F188];[.$H188];[.$J188];[.$L188];[.$N188];[.$P188];[.$R188];[.$T188])"/>
          <table:table-cell table:formula="of:=MAX([.$C188];[.$E188];[.$G188];[.$I188];[.$K188];[.$M188];[.$O188];[.$Q188];[.$S188];[.$U188])"/>
        </table:table-row>
        <table:table-row>
          <table:table-cell office:value-type="string">
            <text:p>./cargobike-complex-400_user-input-6</text:p>
          </table:table-cell>
          <table:table-cell/>
          <table:table-cell/>
          <table:table-cell office:value-type="float" office:value="512.95">
            <text:p>512.95</text:p>
          </table:table-cell>
          <table:table-cell office:value-type="float" office:value="0.0">
            <text:p>0.0</text:p>
          </table:table-cell>
          <table:table-cell office:value-type="float" office:value="541.63" table:style-name="cellWorst">
            <text:p>541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7.94">
            <text:p>27.94</text:p>
          </table:table-cell>
          <table:table-cell office:value-type="float" office:value="0.0">
            <text:p>0.0</text:p>
          </table:table-cell>
          <table:table-cell office:value-type="float" office:value="38.14">
            <text:p>38.14</text:p>
          </table:table-cell>
          <table:table-cell office:value-type="float" office:value="0.0">
            <text:p>0.0</text:p>
          </table:table-cell>
          <table:table-cell office:value-type="float" office:value="8.48" table:style-name="cellBest">
            <text:p>8.48</text:p>
          </table:table-cell>
          <table:table-cell office:value-type="float" office:value="0.0">
            <text:p>0.0</text:p>
          </table:table-cell>
          <table:table-cell office:value-type="float" office:value="8.83">
            <text:p>8.83</text:p>
          </table:table-cell>
          <table:table-cell office:value-type="float" office:value="0.0">
            <text:p>0.0</text:p>
          </table:table-cell>
          <table:table-cell table:formula="of:=MIN([.$B189];[.$D189];[.$F189];[.$H189];[.$J189];[.$L189];[.$N189];[.$P189];[.$R189];[.$T189])"/>
          <table:table-cell table:formula="of:=MIN([.$C189];[.$E189];[.$G189];[.$I189];[.$K189];[.$M189];[.$O189];[.$Q189];[.$S189];[.$U189])"/>
          <table:table-cell table:formula="of:=MEDIAN([.$B189];[.$D189];[.$F189];[.$H189];[.$J189];[.$L189];[.$N189];[.$P189];[.$R189];[.$T189])"/>
          <table:table-cell table:formula="of:=MEDIAN([.$C189];[.$E189];[.$G189];[.$I189];[.$K189];[.$M189];[.$O189];[.$Q189];[.$S189];[.$U189])"/>
          <table:table-cell table:formula="of:=MAX([.$B189];[.$D189];[.$F189];[.$H189];[.$J189];[.$L189];[.$N189];[.$P189];[.$R189];[.$T189])"/>
          <table:table-cell table:formula="of:=MAX([.$C189];[.$E189];[.$G189];[.$I189];[.$K189];[.$M189];[.$O189];[.$Q189];[.$S189];[.$U189])"/>
        </table:table-row>
        <table:table-row>
          <table:table-cell office:value-type="string">
            <text:p>./cargobike-complex-400_user-input-7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74">
            <text:p>28.74</text:p>
          </table:table-cell>
          <table:table-cell office:value-type="float" office:value="0.0">
            <text:p>0.0</text:p>
          </table:table-cell>
          <table:table-cell office:value-type="float" office:value="37.37">
            <text:p>37.37</text:p>
          </table:table-cell>
          <table:table-cell office:value-type="float" office:value="0.0">
            <text:p>0.0</text:p>
          </table:table-cell>
          <table:table-cell office:value-type="float" office:value="10.8">
            <text:p>10.8</text:p>
          </table:table-cell>
          <table:table-cell office:value-type="float" office:value="0.0">
            <text:p>0.0</text:p>
          </table:table-cell>
          <table:table-cell office:value-type="float" office:value="8.15" table:style-name="cellBest">
            <text:p>8.15</text:p>
          </table:table-cell>
          <table:table-cell office:value-type="float" office:value="0.0">
            <text:p>0.0</text:p>
          </table:table-cell>
          <table:table-cell table:formula="of:=MIN([.$B190];[.$D190];[.$F190];[.$H190];[.$J190];[.$L190];[.$N190];[.$P190];[.$R190];[.$T190])"/>
          <table:table-cell table:formula="of:=MIN([.$C190];[.$E190];[.$G190];[.$I190];[.$K190];[.$M190];[.$O190];[.$Q190];[.$S190];[.$U190])"/>
          <table:table-cell table:formula="of:=MEDIAN([.$B190];[.$D190];[.$F190];[.$H190];[.$J190];[.$L190];[.$N190];[.$P190];[.$R190];[.$T190])"/>
          <table:table-cell table:formula="of:=MEDIAN([.$C190];[.$E190];[.$G190];[.$I190];[.$K190];[.$M190];[.$O190];[.$Q190];[.$S190];[.$U190])"/>
          <table:table-cell table:formula="of:=MAX([.$B190];[.$D190];[.$F190];[.$H190];[.$J190];[.$L190];[.$N190];[.$P190];[.$R190];[.$T190])"/>
          <table:table-cell table:formula="of:=MAX([.$C190];[.$E190];[.$G190];[.$I190];[.$K190];[.$M190];[.$O190];[.$Q190];[.$S190];[.$U190])"/>
        </table:table-row>
        <table:table-row>
          <table:table-cell office:value-type="string">
            <text:p>./cargobike-complex-400_user-input-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53">
            <text:p>28.53</text:p>
          </table:table-cell>
          <table:table-cell office:value-type="float" office:value="0.0">
            <text:p>0.0</text:p>
          </table:table-cell>
          <table:table-cell office:value-type="float" office:value="44.22">
            <text:p>44.22</text:p>
          </table:table-cell>
          <table:table-cell office:value-type="float" office:value="0.0">
            <text:p>0.0</text:p>
          </table:table-cell>
          <table:table-cell office:value-type="float" office:value="8.77">
            <text:p>8.77</text:p>
          </table:table-cell>
          <table:table-cell office:value-type="float" office:value="0.0">
            <text:p>0.0</text:p>
          </table:table-cell>
          <table:table-cell office:value-type="float" office:value="7.75" table:style-name="cellBest">
            <text:p>7.75</text:p>
          </table:table-cell>
          <table:table-cell office:value-type="float" office:value="0.0">
            <text:p>0.0</text:p>
          </table:table-cell>
          <table:table-cell table:formula="of:=MIN([.$B191];[.$D191];[.$F191];[.$H191];[.$J191];[.$L191];[.$N191];[.$P191];[.$R191];[.$T191])"/>
          <table:table-cell table:formula="of:=MIN([.$C191];[.$E191];[.$G191];[.$I191];[.$K191];[.$M191];[.$O191];[.$Q191];[.$S191];[.$U191])"/>
          <table:table-cell table:formula="of:=MEDIAN([.$B191];[.$D191];[.$F191];[.$H191];[.$J191];[.$L191];[.$N191];[.$P191];[.$R191];[.$T191])"/>
          <table:table-cell table:formula="of:=MEDIAN([.$C191];[.$E191];[.$G191];[.$I191];[.$K191];[.$M191];[.$O191];[.$Q191];[.$S191];[.$U191])"/>
          <table:table-cell table:formula="of:=MAX([.$B191];[.$D191];[.$F191];[.$H191];[.$J191];[.$L191];[.$N191];[.$P191];[.$R191];[.$T191])"/>
          <table:table-cell table:formula="of:=MAX([.$C191];[.$E191];[.$G191];[.$I191];[.$K191];[.$M191];[.$O191];[.$Q191];[.$S191];[.$U191])"/>
        </table:table-row>
        <table:table-row>
          <table:table-cell office:value-type="string">
            <text:p>./cargobike-complex-400_user-input-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95">
            <text:p>28.95</text:p>
          </table:table-cell>
          <table:table-cell office:value-type="float" office:value="0.0">
            <text:p>0.0</text:p>
          </table:table-cell>
          <table:table-cell office:value-type="float" office:value="43.71">
            <text:p>43.71</text:p>
          </table:table-cell>
          <table:table-cell office:value-type="float" office:value="0.0">
            <text:p>0.0</text:p>
          </table:table-cell>
          <table:table-cell office:value-type="float" office:value="9.2">
            <text:p>9.2</text:p>
          </table:table-cell>
          <table:table-cell office:value-type="float" office:value="0.0">
            <text:p>0.0</text:p>
          </table:table-cell>
          <table:table-cell office:value-type="float" office:value="8.56" table:style-name="cellBest">
            <text:p>8.56</text:p>
          </table:table-cell>
          <table:table-cell office:value-type="float" office:value="0.0">
            <text:p>0.0</text:p>
          </table:table-cell>
          <table:table-cell table:formula="of:=MIN([.$B192];[.$D192];[.$F192];[.$H192];[.$J192];[.$L192];[.$N192];[.$P192];[.$R192];[.$T192])"/>
          <table:table-cell table:formula="of:=MIN([.$C192];[.$E192];[.$G192];[.$I192];[.$K192];[.$M192];[.$O192];[.$Q192];[.$S192];[.$U192])"/>
          <table:table-cell table:formula="of:=MEDIAN([.$B192];[.$D192];[.$F192];[.$H192];[.$J192];[.$L192];[.$N192];[.$P192];[.$R192];[.$T192])"/>
          <table:table-cell table:formula="of:=MEDIAN([.$C192];[.$E192];[.$G192];[.$I192];[.$K192];[.$M192];[.$O192];[.$Q192];[.$S192];[.$U192])"/>
          <table:table-cell table:formula="of:=MAX([.$B192];[.$D192];[.$F192];[.$H192];[.$J192];[.$L192];[.$N192];[.$P192];[.$R192];[.$T192])"/>
          <table:table-cell table:formula="of:=MAX([.$C192];[.$E192];[.$G192];[.$I192];[.$K192];[.$M192];[.$O192];[.$Q192];[.$S192];[.$U192])"/>
        </table:table-row>
        <table:table-row>
          <table:table-cell office:value-type="string">
            <text:p>./cargobike-complex-500_user-input-0</text:p>
          </table:table-cell>
          <table:table-cell/>
          <table:table-cell/>
          <table:table-cell office:value-type="float" office:value="584.94" table:style-name="cellWorst">
            <text:p>584.94</text:p>
          </table:table-cell>
          <table:table-cell office:value-type="float" office:value="0.0">
            <text:p>0.0</text:p>
          </table:table-cell>
          <table:table-cell office:value-type="float" office:value="578.18">
            <text:p>578.1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56">
            <text:p>28.56</text:p>
          </table:table-cell>
          <table:table-cell office:value-type="float" office:value="0.0">
            <text:p>0.0</text:p>
          </table:table-cell>
          <table:table-cell office:value-type="float" office:value="32.71">
            <text:p>32.71</text:p>
          </table:table-cell>
          <table:table-cell office:value-type="float" office:value="0.0">
            <text:p>0.0</text:p>
          </table:table-cell>
          <table:table-cell office:value-type="float" office:value="10.51">
            <text:p>10.51</text:p>
          </table:table-cell>
          <table:table-cell office:value-type="float" office:value="0.0">
            <text:p>0.0</text:p>
          </table:table-cell>
          <table:table-cell office:value-type="float" office:value="9.35" table:style-name="cellBest">
            <text:p>9.35</text:p>
          </table:table-cell>
          <table:table-cell office:value-type="float" office:value="0.0">
            <text:p>0.0</text:p>
          </table:table-cell>
          <table:table-cell table:formula="of:=MIN([.$B193];[.$D193];[.$F193];[.$H193];[.$J193];[.$L193];[.$N193];[.$P193];[.$R193];[.$T193])"/>
          <table:table-cell table:formula="of:=MIN([.$C193];[.$E193];[.$G193];[.$I193];[.$K193];[.$M193];[.$O193];[.$Q193];[.$S193];[.$U193])"/>
          <table:table-cell table:formula="of:=MEDIAN([.$B193];[.$D193];[.$F193];[.$H193];[.$J193];[.$L193];[.$N193];[.$P193];[.$R193];[.$T193])"/>
          <table:table-cell table:formula="of:=MEDIAN([.$C193];[.$E193];[.$G193];[.$I193];[.$K193];[.$M193];[.$O193];[.$Q193];[.$S193];[.$U193])"/>
          <table:table-cell table:formula="of:=MAX([.$B193];[.$D193];[.$F193];[.$H193];[.$J193];[.$L193];[.$N193];[.$P193];[.$R193];[.$T193])"/>
          <table:table-cell table:formula="of:=MAX([.$C193];[.$E193];[.$G193];[.$I193];[.$K193];[.$M193];[.$O193];[.$Q193];[.$S193];[.$U193])"/>
        </table:table-row>
        <table:table-row>
          <table:table-cell office:value-type="string">
            <text:p>./cargobike-complex-500_user-input-1</text:p>
          </table:table-cell>
          <table:table-cell/>
          <table:table-cell/>
          <table:table-cell office:value-type="float" office:value="816.22">
            <text:p>816.22</text:p>
          </table:table-cell>
          <table:table-cell office:value-type="float" office:value="0.0">
            <text:p>0.0</text:p>
          </table:table-cell>
          <table:table-cell office:value-type="float" office:value="962.82" table:style-name="cellWorst">
            <text:p>962.8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1.91">
            <text:p>31.91</text:p>
          </table:table-cell>
          <table:table-cell office:value-type="float" office:value="0.0">
            <text:p>0.0</text:p>
          </table:table-cell>
          <table:table-cell office:value-type="float" office:value="42.36">
            <text:p>42.36</text:p>
          </table:table-cell>
          <table:table-cell office:value-type="float" office:value="0.0">
            <text:p>0.0</text:p>
          </table:table-cell>
          <table:table-cell office:value-type="float" office:value="11.65">
            <text:p>11.65</text:p>
          </table:table-cell>
          <table:table-cell office:value-type="float" office:value="0.0">
            <text:p>0.0</text:p>
          </table:table-cell>
          <table:table-cell office:value-type="float" office:value="9.09" table:style-name="cellBest">
            <text:p>9.09</text:p>
          </table:table-cell>
          <table:table-cell office:value-type="float" office:value="0.0">
            <text:p>0.0</text:p>
          </table:table-cell>
          <table:table-cell table:formula="of:=MIN([.$B194];[.$D194];[.$F194];[.$H194];[.$J194];[.$L194];[.$N194];[.$P194];[.$R194];[.$T194])"/>
          <table:table-cell table:formula="of:=MIN([.$C194];[.$E194];[.$G194];[.$I194];[.$K194];[.$M194];[.$O194];[.$Q194];[.$S194];[.$U194])"/>
          <table:table-cell table:formula="of:=MEDIAN([.$B194];[.$D194];[.$F194];[.$H194];[.$J194];[.$L194];[.$N194];[.$P194];[.$R194];[.$T194])"/>
          <table:table-cell table:formula="of:=MEDIAN([.$C194];[.$E194];[.$G194];[.$I194];[.$K194];[.$M194];[.$O194];[.$Q194];[.$S194];[.$U194])"/>
          <table:table-cell table:formula="of:=MAX([.$B194];[.$D194];[.$F194];[.$H194];[.$J194];[.$L194];[.$N194];[.$P194];[.$R194];[.$T194])"/>
          <table:table-cell table:formula="of:=MAX([.$C194];[.$E194];[.$G194];[.$I194];[.$K194];[.$M194];[.$O194];[.$Q194];[.$S194];[.$U194])"/>
        </table:table-row>
        <table:table-row>
          <table:table-cell office:value-type="string">
            <text:p>./cargobike-complex-500_user-input-10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2.82">
            <text:p>82.82</text:p>
          </table:table-cell>
          <table:table-cell office:value-type="float" office:value="0.0">
            <text:p>0.0</text:p>
          </table:table-cell>
          <table:table-cell office:value-type="float" office:value="86.35">
            <text:p>86.35</text:p>
          </table:table-cell>
          <table:table-cell office:value-type="float" office:value="0.0">
            <text:p>0.0</text:p>
          </table:table-cell>
          <table:table-cell office:value-type="float" office:value="31.93">
            <text:p>31.93</text:p>
          </table:table-cell>
          <table:table-cell office:value-type="float" office:value="0.0">
            <text:p>0.0</text:p>
          </table:table-cell>
          <table:table-cell office:value-type="float" office:value="13.26" table:style-name="cellBest">
            <text:p>13.26</text:p>
          </table:table-cell>
          <table:table-cell office:value-type="float" office:value="0.0">
            <text:p>0.0</text:p>
          </table:table-cell>
          <table:table-cell table:formula="of:=MIN([.$B195];[.$D195];[.$F195];[.$H195];[.$J195];[.$L195];[.$N195];[.$P195];[.$R195];[.$T195])"/>
          <table:table-cell table:formula="of:=MIN([.$C195];[.$E195];[.$G195];[.$I195];[.$K195];[.$M195];[.$O195];[.$Q195];[.$S195];[.$U195])"/>
          <table:table-cell table:formula="of:=MEDIAN([.$B195];[.$D195];[.$F195];[.$H195];[.$J195];[.$L195];[.$N195];[.$P195];[.$R195];[.$T195])"/>
          <table:table-cell table:formula="of:=MEDIAN([.$C195];[.$E195];[.$G195];[.$I195];[.$K195];[.$M195];[.$O195];[.$Q195];[.$S195];[.$U195])"/>
          <table:table-cell table:formula="of:=MAX([.$B195];[.$D195];[.$F195];[.$H195];[.$J195];[.$L195];[.$N195];[.$P195];[.$R195];[.$T195])"/>
          <table:table-cell table:formula="of:=MAX([.$C195];[.$E195];[.$G195];[.$I195];[.$K195];[.$M195];[.$O195];[.$Q195];[.$S195];[.$U195])"/>
        </table:table-row>
        <table:table-row>
          <table:table-cell office:value-type="string">
            <text:p>./cargobike-complex-500_user-input-11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9.78">
            <text:p>79.78</text:p>
          </table:table-cell>
          <table:table-cell office:value-type="float" office:value="0.0">
            <text:p>0.0</text:p>
          </table:table-cell>
          <table:table-cell office:value-type="float" office:value="97.98">
            <text:p>97.98</text:p>
          </table:table-cell>
          <table:table-cell office:value-type="float" office:value="0.0">
            <text:p>0.0</text:p>
          </table:table-cell>
          <table:table-cell office:value-type="float" office:value="29.72">
            <text:p>29.72</text:p>
          </table:table-cell>
          <table:table-cell office:value-type="float" office:value="0.0">
            <text:p>0.0</text:p>
          </table:table-cell>
          <table:table-cell office:value-type="float" office:value="13.38" table:style-name="cellBest">
            <text:p>13.38</text:p>
          </table:table-cell>
          <table:table-cell office:value-type="float" office:value="0.0">
            <text:p>0.0</text:p>
          </table:table-cell>
          <table:table-cell table:formula="of:=MIN([.$B196];[.$D196];[.$F196];[.$H196];[.$J196];[.$L196];[.$N196];[.$P196];[.$R196];[.$T196])"/>
          <table:table-cell table:formula="of:=MIN([.$C196];[.$E196];[.$G196];[.$I196];[.$K196];[.$M196];[.$O196];[.$Q196];[.$S196];[.$U196])"/>
          <table:table-cell table:formula="of:=MEDIAN([.$B196];[.$D196];[.$F196];[.$H196];[.$J196];[.$L196];[.$N196];[.$P196];[.$R196];[.$T196])"/>
          <table:table-cell table:formula="of:=MEDIAN([.$C196];[.$E196];[.$G196];[.$I196];[.$K196];[.$M196];[.$O196];[.$Q196];[.$S196];[.$U196])"/>
          <table:table-cell table:formula="of:=MAX([.$B196];[.$D196];[.$F196];[.$H196];[.$J196];[.$L196];[.$N196];[.$P196];[.$R196];[.$T196])"/>
          <table:table-cell table:formula="of:=MAX([.$C196];[.$E196];[.$G196];[.$I196];[.$K196];[.$M196];[.$O196];[.$Q196];[.$S196];[.$U196])"/>
        </table:table-row>
        <table:table-row>
          <table:table-cell office:value-type="string">
            <text:p>./cargobike-complex-500_user-input-12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4.32">
            <text:p>84.32</text:p>
          </table:table-cell>
          <table:table-cell office:value-type="float" office:value="0.0">
            <text:p>0.0</text:p>
          </table:table-cell>
          <table:table-cell office:value-type="float" office:value="93.71">
            <text:p>93.71</text:p>
          </table:table-cell>
          <table:table-cell office:value-type="float" office:value="0.0">
            <text:p>0.0</text:p>
          </table:table-cell>
          <table:table-cell office:value-type="float" office:value="29.02">
            <text:p>29.02</text:p>
          </table:table-cell>
          <table:table-cell office:value-type="float" office:value="0.0">
            <text:p>0.0</text:p>
          </table:table-cell>
          <table:table-cell office:value-type="float" office:value="12.94" table:style-name="cellBest">
            <text:p>12.94</text:p>
          </table:table-cell>
          <table:table-cell office:value-type="float" office:value="0.0">
            <text:p>0.0</text:p>
          </table:table-cell>
          <table:table-cell table:formula="of:=MIN([.$B197];[.$D197];[.$F197];[.$H197];[.$J197];[.$L197];[.$N197];[.$P197];[.$R197];[.$T197])"/>
          <table:table-cell table:formula="of:=MIN([.$C197];[.$E197];[.$G197];[.$I197];[.$K197];[.$M197];[.$O197];[.$Q197];[.$S197];[.$U197])"/>
          <table:table-cell table:formula="of:=MEDIAN([.$B197];[.$D197];[.$F197];[.$H197];[.$J197];[.$L197];[.$N197];[.$P197];[.$R197];[.$T197])"/>
          <table:table-cell table:formula="of:=MEDIAN([.$C197];[.$E197];[.$G197];[.$I197];[.$K197];[.$M197];[.$O197];[.$Q197];[.$S197];[.$U197])"/>
          <table:table-cell table:formula="of:=MAX([.$B197];[.$D197];[.$F197];[.$H197];[.$J197];[.$L197];[.$N197];[.$P197];[.$R197];[.$T197])"/>
          <table:table-cell table:formula="of:=MAX([.$C197];[.$E197];[.$G197];[.$I197];[.$K197];[.$M197];[.$O197];[.$Q197];[.$S197];[.$U197])"/>
        </table:table-row>
        <table:table-row>
          <table:table-cell office:value-type="string">
            <text:p>./cargobike-complex-500_user-input-13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3.36">
            <text:p>83.36</text:p>
          </table:table-cell>
          <table:table-cell office:value-type="float" office:value="0.0">
            <text:p>0.0</text:p>
          </table:table-cell>
          <table:table-cell office:value-type="float" office:value="110.18">
            <text:p>110.18</text:p>
          </table:table-cell>
          <table:table-cell office:value-type="float" office:value="0.0">
            <text:p>0.0</text:p>
          </table:table-cell>
          <table:table-cell office:value-type="float" office:value="36.65">
            <text:p>36.65</text:p>
          </table:table-cell>
          <table:table-cell office:value-type="float" office:value="0.0">
            <text:p>0.0</text:p>
          </table:table-cell>
          <table:table-cell office:value-type="float" office:value="15.31" table:style-name="cellBest">
            <text:p>15.31</text:p>
          </table:table-cell>
          <table:table-cell office:value-type="float" office:value="0.0">
            <text:p>0.0</text:p>
          </table:table-cell>
          <table:table-cell table:formula="of:=MIN([.$B198];[.$D198];[.$F198];[.$H198];[.$J198];[.$L198];[.$N198];[.$P198];[.$R198];[.$T198])"/>
          <table:table-cell table:formula="of:=MIN([.$C198];[.$E198];[.$G198];[.$I198];[.$K198];[.$M198];[.$O198];[.$Q198];[.$S198];[.$U198])"/>
          <table:table-cell table:formula="of:=MEDIAN([.$B198];[.$D198];[.$F198];[.$H198];[.$J198];[.$L198];[.$N198];[.$P198];[.$R198];[.$T198])"/>
          <table:table-cell table:formula="of:=MEDIAN([.$C198];[.$E198];[.$G198];[.$I198];[.$K198];[.$M198];[.$O198];[.$Q198];[.$S198];[.$U198])"/>
          <table:table-cell table:formula="of:=MAX([.$B198];[.$D198];[.$F198];[.$H198];[.$J198];[.$L198];[.$N198];[.$P198];[.$R198];[.$T198])"/>
          <table:table-cell table:formula="of:=MAX([.$C198];[.$E198];[.$G198];[.$I198];[.$K198];[.$M198];[.$O198];[.$Q198];[.$S198];[.$U198])"/>
        </table:table-row>
        <table:table-row>
          <table:table-cell office:value-type="string">
            <text:p>./cargobike-complex-500_user-input-14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1.63">
            <text:p>81.63</text:p>
          </table:table-cell>
          <table:table-cell office:value-type="float" office:value="0.0">
            <text:p>0.0</text:p>
          </table:table-cell>
          <table:table-cell office:value-type="float" office:value="105.3">
            <text:p>105.3</text:p>
          </table:table-cell>
          <table:table-cell office:value-type="float" office:value="0.0">
            <text:p>0.0</text:p>
          </table:table-cell>
          <table:table-cell office:value-type="float" office:value="31.16">
            <text:p>31.16</text:p>
          </table:table-cell>
          <table:table-cell office:value-type="float" office:value="0.0">
            <text:p>0.0</text:p>
          </table:table-cell>
          <table:table-cell office:value-type="float" office:value="13.95" table:style-name="cellBest">
            <text:p>13.95</text:p>
          </table:table-cell>
          <table:table-cell office:value-type="float" office:value="0.0">
            <text:p>0.0</text:p>
          </table:table-cell>
          <table:table-cell table:formula="of:=MIN([.$B199];[.$D199];[.$F199];[.$H199];[.$J199];[.$L199];[.$N199];[.$P199];[.$R199];[.$T199])"/>
          <table:table-cell table:formula="of:=MIN([.$C199];[.$E199];[.$G199];[.$I199];[.$K199];[.$M199];[.$O199];[.$Q199];[.$S199];[.$U199])"/>
          <table:table-cell table:formula="of:=MEDIAN([.$B199];[.$D199];[.$F199];[.$H199];[.$J199];[.$L199];[.$N199];[.$P199];[.$R199];[.$T199])"/>
          <table:table-cell table:formula="of:=MEDIAN([.$C199];[.$E199];[.$G199];[.$I199];[.$K199];[.$M199];[.$O199];[.$Q199];[.$S199];[.$U199])"/>
          <table:table-cell table:formula="of:=MAX([.$B199];[.$D199];[.$F199];[.$H199];[.$J199];[.$L199];[.$N199];[.$P199];[.$R199];[.$T199])"/>
          <table:table-cell table:formula="of:=MAX([.$C199];[.$E199];[.$G199];[.$I199];[.$K199];[.$M199];[.$O199];[.$Q199];[.$S199];[.$U199])"/>
        </table:table-row>
        <table:table-row>
          <table:table-cell office:value-type="string">
            <text:p>./cargobike-complex-500_user-input-15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6.69">
            <text:p>86.69</text:p>
          </table:table-cell>
          <table:table-cell office:value-type="float" office:value="0.0">
            <text:p>0.0</text:p>
          </table:table-cell>
          <table:table-cell office:value-type="float" office:value="117.62">
            <text:p>117.62</text:p>
          </table:table-cell>
          <table:table-cell office:value-type="float" office:value="0.0">
            <text:p>0.0</text:p>
          </table:table-cell>
          <table:table-cell office:value-type="float" office:value="32.47">
            <text:p>32.47</text:p>
          </table:table-cell>
          <table:table-cell office:value-type="float" office:value="0.0">
            <text:p>0.0</text:p>
          </table:table-cell>
          <table:table-cell office:value-type="float" office:value="15.49" table:style-name="cellBest">
            <text:p>15.49</text:p>
          </table:table-cell>
          <table:table-cell office:value-type="float" office:value="0.0">
            <text:p>0.0</text:p>
          </table:table-cell>
          <table:table-cell table:formula="of:=MIN([.$B200];[.$D200];[.$F200];[.$H200];[.$J200];[.$L200];[.$N200];[.$P200];[.$R200];[.$T200])"/>
          <table:table-cell table:formula="of:=MIN([.$C200];[.$E200];[.$G200];[.$I200];[.$K200];[.$M200];[.$O200];[.$Q200];[.$S200];[.$U200])"/>
          <table:table-cell table:formula="of:=MEDIAN([.$B200];[.$D200];[.$F200];[.$H200];[.$J200];[.$L200];[.$N200];[.$P200];[.$R200];[.$T200])"/>
          <table:table-cell table:formula="of:=MEDIAN([.$C200];[.$E200];[.$G200];[.$I200];[.$K200];[.$M200];[.$O200];[.$Q200];[.$S200];[.$U200])"/>
          <table:table-cell table:formula="of:=MAX([.$B200];[.$D200];[.$F200];[.$H200];[.$J200];[.$L200];[.$N200];[.$P200];[.$R200];[.$T200])"/>
          <table:table-cell table:formula="of:=MAX([.$C200];[.$E200];[.$G200];[.$I200];[.$K200];[.$M200];[.$O200];[.$Q200];[.$S200];[.$U200])"/>
        </table:table-row>
        <table:table-row>
          <table:table-cell office:value-type="string">
            <text:p>./cargobike-complex-500_user-input-16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5.53">
            <text:p>85.53</text:p>
          </table:table-cell>
          <table:table-cell office:value-type="float" office:value="0.0">
            <text:p>0.0</text:p>
          </table:table-cell>
          <table:table-cell office:value-type="float" office:value="116.96">
            <text:p>116.96</text:p>
          </table:table-cell>
          <table:table-cell office:value-type="float" office:value="0.0">
            <text:p>0.0</text:p>
          </table:table-cell>
          <table:table-cell office:value-type="float" office:value="32.78">
            <text:p>32.78</text:p>
          </table:table-cell>
          <table:table-cell office:value-type="float" office:value="0.0">
            <text:p>0.0</text:p>
          </table:table-cell>
          <table:table-cell office:value-type="float" office:value="14.68" table:style-name="cellBest">
            <text:p>14.68</text:p>
          </table:table-cell>
          <table:table-cell office:value-type="float" office:value="0.0">
            <text:p>0.0</text:p>
          </table:table-cell>
          <table:table-cell table:formula="of:=MIN([.$B201];[.$D201];[.$F201];[.$H201];[.$J201];[.$L201];[.$N201];[.$P201];[.$R201];[.$T201])"/>
          <table:table-cell table:formula="of:=MIN([.$C201];[.$E201];[.$G201];[.$I201];[.$K201];[.$M201];[.$O201];[.$Q201];[.$S201];[.$U201])"/>
          <table:table-cell table:formula="of:=MEDIAN([.$B201];[.$D201];[.$F201];[.$H201];[.$J201];[.$L201];[.$N201];[.$P201];[.$R201];[.$T201])"/>
          <table:table-cell table:formula="of:=MEDIAN([.$C201];[.$E201];[.$G201];[.$I201];[.$K201];[.$M201];[.$O201];[.$Q201];[.$S201];[.$U201])"/>
          <table:table-cell table:formula="of:=MAX([.$B201];[.$D201];[.$F201];[.$H201];[.$J201];[.$L201];[.$N201];[.$P201];[.$R201];[.$T201])"/>
          <table:table-cell table:formula="of:=MAX([.$C201];[.$E201];[.$G201];[.$I201];[.$K201];[.$M201];[.$O201];[.$Q201];[.$S201];[.$U201])"/>
        </table:table-row>
        <table:table-row>
          <table:table-cell office:value-type="string">
            <text:p>./cargobike-complex-500_user-input-17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5.77">
            <text:p>85.77</text:p>
          </table:table-cell>
          <table:table-cell office:value-type="float" office:value="0.0">
            <text:p>0.0</text:p>
          </table:table-cell>
          <table:table-cell office:value-type="float" office:value="170.51">
            <text:p>170.51</text:p>
          </table:table-cell>
          <table:table-cell office:value-type="float" office:value="0.0">
            <text:p>0.0</text:p>
          </table:table-cell>
          <table:table-cell office:value-type="float" office:value="28.52">
            <text:p>28.52</text:p>
          </table:table-cell>
          <table:table-cell office:value-type="float" office:value="0.0">
            <text:p>0.0</text:p>
          </table:table-cell>
          <table:table-cell office:value-type="float" office:value="15.9" table:style-name="cellBest">
            <text:p>15.9</text:p>
          </table:table-cell>
          <table:table-cell office:value-type="float" office:value="0.0">
            <text:p>0.0</text:p>
          </table:table-cell>
          <table:table-cell table:formula="of:=MIN([.$B202];[.$D202];[.$F202];[.$H202];[.$J202];[.$L202];[.$N202];[.$P202];[.$R202];[.$T202])"/>
          <table:table-cell table:formula="of:=MIN([.$C202];[.$E202];[.$G202];[.$I202];[.$K202];[.$M202];[.$O202];[.$Q202];[.$S202];[.$U202])"/>
          <table:table-cell table:formula="of:=MEDIAN([.$B202];[.$D202];[.$F202];[.$H202];[.$J202];[.$L202];[.$N202];[.$P202];[.$R202];[.$T202])"/>
          <table:table-cell table:formula="of:=MEDIAN([.$C202];[.$E202];[.$G202];[.$I202];[.$K202];[.$M202];[.$O202];[.$Q202];[.$S202];[.$U202])"/>
          <table:table-cell table:formula="of:=MAX([.$B202];[.$D202];[.$F202];[.$H202];[.$J202];[.$L202];[.$N202];[.$P202];[.$R202];[.$T202])"/>
          <table:table-cell table:formula="of:=MAX([.$C202];[.$E202];[.$G202];[.$I202];[.$K202];[.$M202];[.$O202];[.$Q202];[.$S202];[.$U202])"/>
        </table:table-row>
        <table:table-row>
          <table:table-cell office:value-type="string">
            <text:p>./cargobike-complex-500_user-input-1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8.74">
            <text:p>108.74</text:p>
          </table:table-cell>
          <table:table-cell office:value-type="float" office:value="0.0">
            <text:p>0.0</text:p>
          </table:table-cell>
          <table:table-cell office:value-type="float" office:value="216.86">
            <text:p>216.86</text:p>
          </table:table-cell>
          <table:table-cell office:value-type="float" office:value="0.0">
            <text:p>0.0</text:p>
          </table:table-cell>
          <table:table-cell office:value-type="float" office:value="44.03">
            <text:p>44.03</text:p>
          </table:table-cell>
          <table:table-cell office:value-type="float" office:value="0.0">
            <text:p>0.0</text:p>
          </table:table-cell>
          <table:table-cell office:value-type="float" office:value="16.22" table:style-name="cellBest">
            <text:p>16.22</text:p>
          </table:table-cell>
          <table:table-cell office:value-type="float" office:value="0.0">
            <text:p>0.0</text:p>
          </table:table-cell>
          <table:table-cell table:formula="of:=MIN([.$B203];[.$D203];[.$F203];[.$H203];[.$J203];[.$L203];[.$N203];[.$P203];[.$R203];[.$T203])"/>
          <table:table-cell table:formula="of:=MIN([.$C203];[.$E203];[.$G203];[.$I203];[.$K203];[.$M203];[.$O203];[.$Q203];[.$S203];[.$U203])"/>
          <table:table-cell table:formula="of:=MEDIAN([.$B203];[.$D203];[.$F203];[.$H203];[.$J203];[.$L203];[.$N203];[.$P203];[.$R203];[.$T203])"/>
          <table:table-cell table:formula="of:=MEDIAN([.$C203];[.$E203];[.$G203];[.$I203];[.$K203];[.$M203];[.$O203];[.$Q203];[.$S203];[.$U203])"/>
          <table:table-cell table:formula="of:=MAX([.$B203];[.$D203];[.$F203];[.$H203];[.$J203];[.$L203];[.$N203];[.$P203];[.$R203];[.$T203])"/>
          <table:table-cell table:formula="of:=MAX([.$C203];[.$E203];[.$G203];[.$I203];[.$K203];[.$M203];[.$O203];[.$Q203];[.$S203];[.$U203])"/>
        </table:table-row>
        <table:table-row>
          <table:table-cell office:value-type="string">
            <text:p>./cargobike-complex-500_user-input-1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6.14">
            <text:p>126.14</text:p>
          </table:table-cell>
          <table:table-cell office:value-type="float" office:value="0.0">
            <text:p>0.0</text:p>
          </table:table-cell>
          <table:table-cell office:value-type="float" office:value="144.62">
            <text:p>144.62</text:p>
          </table:table-cell>
          <table:table-cell office:value-type="float" office:value="0.0">
            <text:p>0.0</text:p>
          </table:table-cell>
          <table:table-cell office:value-type="float" office:value="34.22">
            <text:p>34.22</text:p>
          </table:table-cell>
          <table:table-cell office:value-type="float" office:value="0.0">
            <text:p>0.0</text:p>
          </table:table-cell>
          <table:table-cell office:value-type="float" office:value="17.67" table:style-name="cellBest">
            <text:p>17.67</text:p>
          </table:table-cell>
          <table:table-cell office:value-type="float" office:value="0.0">
            <text:p>0.0</text:p>
          </table:table-cell>
          <table:table-cell table:formula="of:=MIN([.$B204];[.$D204];[.$F204];[.$H204];[.$J204];[.$L204];[.$N204];[.$P204];[.$R204];[.$T204])"/>
          <table:table-cell table:formula="of:=MIN([.$C204];[.$E204];[.$G204];[.$I204];[.$K204];[.$M204];[.$O204];[.$Q204];[.$S204];[.$U204])"/>
          <table:table-cell table:formula="of:=MEDIAN([.$B204];[.$D204];[.$F204];[.$H204];[.$J204];[.$L204];[.$N204];[.$P204];[.$R204];[.$T204])"/>
          <table:table-cell table:formula="of:=MEDIAN([.$C204];[.$E204];[.$G204];[.$I204];[.$K204];[.$M204];[.$O204];[.$Q204];[.$S204];[.$U204])"/>
          <table:table-cell table:formula="of:=MAX([.$B204];[.$D204];[.$F204];[.$H204];[.$J204];[.$L204];[.$N204];[.$P204];[.$R204];[.$T204])"/>
          <table:table-cell table:formula="of:=MAX([.$C204];[.$E204];[.$G204];[.$I204];[.$K204];[.$M204];[.$O204];[.$Q204];[.$S204];[.$U204])"/>
        </table:table-row>
        <table:table-row>
          <table:table-cell office:value-type="string">
            <text:p>./cargobike-complex-500_user-input-2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36">
            <text:p>28.36</text:p>
          </table:table-cell>
          <table:table-cell office:value-type="float" office:value="0.0">
            <text:p>0.0</text:p>
          </table:table-cell>
          <table:table-cell office:value-type="float" office:value="41.2">
            <text:p>41.2</text:p>
          </table:table-cell>
          <table:table-cell office:value-type="float" office:value="0.0">
            <text:p>0.0</text:p>
          </table:table-cell>
          <table:table-cell office:value-type="float" office:value="12.18">
            <text:p>12.18</text:p>
          </table:table-cell>
          <table:table-cell office:value-type="float" office:value="0.0">
            <text:p>0.0</text:p>
          </table:table-cell>
          <table:table-cell office:value-type="float" office:value="12.06" table:style-name="cellBest">
            <text:p>12.06</text:p>
          </table:table-cell>
          <table:table-cell office:value-type="float" office:value="0.0">
            <text:p>0.0</text:p>
          </table:table-cell>
          <table:table-cell table:formula="of:=MIN([.$B205];[.$D205];[.$F205];[.$H205];[.$J205];[.$L205];[.$N205];[.$P205];[.$R205];[.$T205])"/>
          <table:table-cell table:formula="of:=MIN([.$C205];[.$E205];[.$G205];[.$I205];[.$K205];[.$M205];[.$O205];[.$Q205];[.$S205];[.$U205])"/>
          <table:table-cell table:formula="of:=MEDIAN([.$B205];[.$D205];[.$F205];[.$H205];[.$J205];[.$L205];[.$N205];[.$P205];[.$R205];[.$T205])"/>
          <table:table-cell table:formula="of:=MEDIAN([.$C205];[.$E205];[.$G205];[.$I205];[.$K205];[.$M205];[.$O205];[.$Q205];[.$S205];[.$U205])"/>
          <table:table-cell table:formula="of:=MAX([.$B205];[.$D205];[.$F205];[.$H205];[.$J205];[.$L205];[.$N205];[.$P205];[.$R205];[.$T205])"/>
          <table:table-cell table:formula="of:=MAX([.$C205];[.$E205];[.$G205];[.$I205];[.$K205];[.$M205];[.$O205];[.$Q205];[.$S205];[.$U205])"/>
        </table:table-row>
        <table:table-row>
          <table:table-cell office:value-type="string">
            <text:p>./cargobike-complex-500_user-input-3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72">
            <text:p>28.72</text:p>
          </table:table-cell>
          <table:table-cell office:value-type="float" office:value="0.0">
            <text:p>0.0</text:p>
          </table:table-cell>
          <table:table-cell office:value-type="float" office:value="39.85">
            <text:p>39.85</text:p>
          </table:table-cell>
          <table:table-cell office:value-type="float" office:value="0.0">
            <text:p>0.0</text:p>
          </table:table-cell>
          <table:table-cell office:value-type="float" office:value="10.64">
            <text:p>10.64</text:p>
          </table:table-cell>
          <table:table-cell office:value-type="float" office:value="0.0">
            <text:p>0.0</text:p>
          </table:table-cell>
          <table:table-cell office:value-type="float" office:value="10.0" table:style-name="cellBest">
            <text:p>10.0</text:p>
          </table:table-cell>
          <table:table-cell office:value-type="float" office:value="0.0">
            <text:p>0.0</text:p>
          </table:table-cell>
          <table:table-cell table:formula="of:=MIN([.$B206];[.$D206];[.$F206];[.$H206];[.$J206];[.$L206];[.$N206];[.$P206];[.$R206];[.$T206])"/>
          <table:table-cell table:formula="of:=MIN([.$C206];[.$E206];[.$G206];[.$I206];[.$K206];[.$M206];[.$O206];[.$Q206];[.$S206];[.$U206])"/>
          <table:table-cell table:formula="of:=MEDIAN([.$B206];[.$D206];[.$F206];[.$H206];[.$J206];[.$L206];[.$N206];[.$P206];[.$R206];[.$T206])"/>
          <table:table-cell table:formula="of:=MEDIAN([.$C206];[.$E206];[.$G206];[.$I206];[.$K206];[.$M206];[.$O206];[.$Q206];[.$S206];[.$U206])"/>
          <table:table-cell table:formula="of:=MAX([.$B206];[.$D206];[.$F206];[.$H206];[.$J206];[.$L206];[.$N206];[.$P206];[.$R206];[.$T206])"/>
          <table:table-cell table:formula="of:=MAX([.$C206];[.$E206];[.$G206];[.$I206];[.$K206];[.$M206];[.$O206];[.$Q206];[.$S206];[.$U206])"/>
        </table:table-row>
        <table:table-row>
          <table:table-cell office:value-type="string">
            <text:p>./cargobike-complex-500_user-input-4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9.41">
            <text:p>29.41</text:p>
          </table:table-cell>
          <table:table-cell office:value-type="float" office:value="0.0">
            <text:p>0.0</text:p>
          </table:table-cell>
          <table:table-cell office:value-type="float" office:value="57.67">
            <text:p>57.67</text:p>
          </table:table-cell>
          <table:table-cell office:value-type="float" office:value="0.0">
            <text:p>0.0</text:p>
          </table:table-cell>
          <table:table-cell office:value-type="float" office:value="10.36">
            <text:p>10.36</text:p>
          </table:table-cell>
          <table:table-cell office:value-type="float" office:value="0.0">
            <text:p>0.0</text:p>
          </table:table-cell>
          <table:table-cell office:value-type="float" office:value="9.95" table:style-name="cellBest">
            <text:p>9.95</text:p>
          </table:table-cell>
          <table:table-cell office:value-type="float" office:value="0.0">
            <text:p>0.0</text:p>
          </table:table-cell>
          <table:table-cell table:formula="of:=MIN([.$B207];[.$D207];[.$F207];[.$H207];[.$J207];[.$L207];[.$N207];[.$P207];[.$R207];[.$T207])"/>
          <table:table-cell table:formula="of:=MIN([.$C207];[.$E207];[.$G207];[.$I207];[.$K207];[.$M207];[.$O207];[.$Q207];[.$S207];[.$U207])"/>
          <table:table-cell table:formula="of:=MEDIAN([.$B207];[.$D207];[.$F207];[.$H207];[.$J207];[.$L207];[.$N207];[.$P207];[.$R207];[.$T207])"/>
          <table:table-cell table:formula="of:=MEDIAN([.$C207];[.$E207];[.$G207];[.$I207];[.$K207];[.$M207];[.$O207];[.$Q207];[.$S207];[.$U207])"/>
          <table:table-cell table:formula="of:=MAX([.$B207];[.$D207];[.$F207];[.$H207];[.$J207];[.$L207];[.$N207];[.$P207];[.$R207];[.$T207])"/>
          <table:table-cell table:formula="of:=MAX([.$C207];[.$E207];[.$G207];[.$I207];[.$K207];[.$M207];[.$O207];[.$Q207];[.$S207];[.$U207])"/>
        </table:table-row>
        <table:table-row>
          <table:table-cell office:value-type="string">
            <text:p>./cargobike-complex-500_user-input-5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8.87">
            <text:p>28.87</text:p>
          </table:table-cell>
          <table:table-cell office:value-type="float" office:value="0.0">
            <text:p>0.0</text:p>
          </table:table-cell>
          <table:table-cell office:value-type="float" office:value="51.12">
            <text:p>51.12</text:p>
          </table:table-cell>
          <table:table-cell office:value-type="float" office:value="0.0">
            <text:p>0.0</text:p>
          </table:table-cell>
          <table:table-cell office:value-type="float" office:value="11.32">
            <text:p>11.32</text:p>
          </table:table-cell>
          <table:table-cell office:value-type="float" office:value="0.0">
            <text:p>0.0</text:p>
          </table:table-cell>
          <table:table-cell office:value-type="float" office:value="10.15" table:style-name="cellBest">
            <text:p>10.15</text:p>
          </table:table-cell>
          <table:table-cell office:value-type="float" office:value="0.0">
            <text:p>0.0</text:p>
          </table:table-cell>
          <table:table-cell table:formula="of:=MIN([.$B208];[.$D208];[.$F208];[.$H208];[.$J208];[.$L208];[.$N208];[.$P208];[.$R208];[.$T208])"/>
          <table:table-cell table:formula="of:=MIN([.$C208];[.$E208];[.$G208];[.$I208];[.$K208];[.$M208];[.$O208];[.$Q208];[.$S208];[.$U208])"/>
          <table:table-cell table:formula="of:=MEDIAN([.$B208];[.$D208];[.$F208];[.$H208];[.$J208];[.$L208];[.$N208];[.$P208];[.$R208];[.$T208])"/>
          <table:table-cell table:formula="of:=MEDIAN([.$C208];[.$E208];[.$G208];[.$I208];[.$K208];[.$M208];[.$O208];[.$Q208];[.$S208];[.$U208])"/>
          <table:table-cell table:formula="of:=MAX([.$B208];[.$D208];[.$F208];[.$H208];[.$J208];[.$L208];[.$N208];[.$P208];[.$R208];[.$T208])"/>
          <table:table-cell table:formula="of:=MAX([.$C208];[.$E208];[.$G208];[.$I208];[.$K208];[.$M208];[.$O208];[.$Q208];[.$S208];[.$U208])"/>
        </table:table-row>
        <table:table-row>
          <table:table-cell office:value-type="string">
            <text:p>./cargobike-complex-500_user-input-6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7.28">
            <text:p>77.28</text:p>
          </table:table-cell>
          <table:table-cell office:value-type="float" office:value="0.0">
            <text:p>0.0</text:p>
          </table:table-cell>
          <table:table-cell office:value-type="float" office:value="73.64">
            <text:p>73.64</text:p>
          </table:table-cell>
          <table:table-cell office:value-type="float" office:value="0.0">
            <text:p>0.0</text:p>
          </table:table-cell>
          <table:table-cell office:value-type="float" office:value="26.41">
            <text:p>26.41</text:p>
          </table:table-cell>
          <table:table-cell office:value-type="float" office:value="0.0">
            <text:p>0.0</text:p>
          </table:table-cell>
          <table:table-cell office:value-type="float" office:value="10.21" table:style-name="cellBest">
            <text:p>10.21</text:p>
          </table:table-cell>
          <table:table-cell office:value-type="float" office:value="0.0">
            <text:p>0.0</text:p>
          </table:table-cell>
          <table:table-cell table:formula="of:=MIN([.$B209];[.$D209];[.$F209];[.$H209];[.$J209];[.$L209];[.$N209];[.$P209];[.$R209];[.$T209])"/>
          <table:table-cell table:formula="of:=MIN([.$C209];[.$E209];[.$G209];[.$I209];[.$K209];[.$M209];[.$O209];[.$Q209];[.$S209];[.$U209])"/>
          <table:table-cell table:formula="of:=MEDIAN([.$B209];[.$D209];[.$F209];[.$H209];[.$J209];[.$L209];[.$N209];[.$P209];[.$R209];[.$T209])"/>
          <table:table-cell table:formula="of:=MEDIAN([.$C209];[.$E209];[.$G209];[.$I209];[.$K209];[.$M209];[.$O209];[.$Q209];[.$S209];[.$U209])"/>
          <table:table-cell table:formula="of:=MAX([.$B209];[.$D209];[.$F209];[.$H209];[.$J209];[.$L209];[.$N209];[.$P209];[.$R209];[.$T209])"/>
          <table:table-cell table:formula="of:=MAX([.$C209];[.$E209];[.$G209];[.$I209];[.$K209];[.$M209];[.$O209];[.$Q209];[.$S209];[.$U209])"/>
        </table:table-row>
        <table:table-row>
          <table:table-cell office:value-type="string">
            <text:p>./cargobike-complex-500_user-input-7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0.48">
            <text:p>80.48</text:p>
          </table:table-cell>
          <table:table-cell office:value-type="float" office:value="0.0">
            <text:p>0.0</text:p>
          </table:table-cell>
          <table:table-cell office:value-type="float" office:value="63.83">
            <text:p>63.83</text:p>
          </table:table-cell>
          <table:table-cell office:value-type="float" office:value="0.0">
            <text:p>0.0</text:p>
          </table:table-cell>
          <table:table-cell office:value-type="float" office:value="30.31">
            <text:p>30.31</text:p>
          </table:table-cell>
          <table:table-cell office:value-type="float" office:value="0.0">
            <text:p>0.0</text:p>
          </table:table-cell>
          <table:table-cell office:value-type="float" office:value="10.69" table:style-name="cellBest">
            <text:p>10.69</text:p>
          </table:table-cell>
          <table:table-cell office:value-type="float" office:value="0.0">
            <text:p>0.0</text:p>
          </table:table-cell>
          <table:table-cell table:formula="of:=MIN([.$B210];[.$D210];[.$F210];[.$H210];[.$J210];[.$L210];[.$N210];[.$P210];[.$R210];[.$T210])"/>
          <table:table-cell table:formula="of:=MIN([.$C210];[.$E210];[.$G210];[.$I210];[.$K210];[.$M210];[.$O210];[.$Q210];[.$S210];[.$U210])"/>
          <table:table-cell table:formula="of:=MEDIAN([.$B210];[.$D210];[.$F210];[.$H210];[.$J210];[.$L210];[.$N210];[.$P210];[.$R210];[.$T210])"/>
          <table:table-cell table:formula="of:=MEDIAN([.$C210];[.$E210];[.$G210];[.$I210];[.$K210];[.$M210];[.$O210];[.$Q210];[.$S210];[.$U210])"/>
          <table:table-cell table:formula="of:=MAX([.$B210];[.$D210];[.$F210];[.$H210];[.$J210];[.$L210];[.$N210];[.$P210];[.$R210];[.$T210])"/>
          <table:table-cell table:formula="of:=MAX([.$C210];[.$E210];[.$G210];[.$I210];[.$K210];[.$M210];[.$O210];[.$Q210];[.$S210];[.$U210])"/>
        </table:table-row>
        <table:table-row>
          <table:table-cell office:value-type="string">
            <text:p>./cargobike-complex-500_user-input-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7.94">
            <text:p>77.94</text:p>
          </table:table-cell>
          <table:table-cell office:value-type="float" office:value="0.0">
            <text:p>0.0</text:p>
          </table:table-cell>
          <table:table-cell office:value-type="float" office:value="66.05">
            <text:p>66.05</text:p>
          </table:table-cell>
          <table:table-cell office:value-type="float" office:value="0.0">
            <text:p>0.0</text:p>
          </table:table-cell>
          <table:table-cell office:value-type="float" office:value="29.21">
            <text:p>29.21</text:p>
          </table:table-cell>
          <table:table-cell office:value-type="float" office:value="0.0">
            <text:p>0.0</text:p>
          </table:table-cell>
          <table:table-cell office:value-type="float" office:value="10.6" table:style-name="cellBest">
            <text:p>10.6</text:p>
          </table:table-cell>
          <table:table-cell office:value-type="float" office:value="0.0">
            <text:p>0.0</text:p>
          </table:table-cell>
          <table:table-cell table:formula="of:=MIN([.$B211];[.$D211];[.$F211];[.$H211];[.$J211];[.$L211];[.$N211];[.$P211];[.$R211];[.$T211])"/>
          <table:table-cell table:formula="of:=MIN([.$C211];[.$E211];[.$G211];[.$I211];[.$K211];[.$M211];[.$O211];[.$Q211];[.$S211];[.$U211])"/>
          <table:table-cell table:formula="of:=MEDIAN([.$B211];[.$D211];[.$F211];[.$H211];[.$J211];[.$L211];[.$N211];[.$P211];[.$R211];[.$T211])"/>
          <table:table-cell table:formula="of:=MEDIAN([.$C211];[.$E211];[.$G211];[.$I211];[.$K211];[.$M211];[.$O211];[.$Q211];[.$S211];[.$U211])"/>
          <table:table-cell table:formula="of:=MAX([.$B211];[.$D211];[.$F211];[.$H211];[.$J211];[.$L211];[.$N211];[.$P211];[.$R211];[.$T211])"/>
          <table:table-cell table:formula="of:=MAX([.$C211];[.$E211];[.$G211];[.$I211];[.$K211];[.$M211];[.$O211];[.$Q211];[.$S211];[.$U211])"/>
        </table:table-row>
        <table:table-row>
          <table:table-cell office:value-type="string">
            <text:p>./cargobike-complex-500_user-input-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6.14">
            <text:p>76.14</text:p>
          </table:table-cell>
          <table:table-cell office:value-type="float" office:value="0.0">
            <text:p>0.0</text:p>
          </table:table-cell>
          <table:table-cell office:value-type="float" office:value="72.11">
            <text:p>72.11</text:p>
          </table:table-cell>
          <table:table-cell office:value-type="float" office:value="0.0">
            <text:p>0.0</text:p>
          </table:table-cell>
          <table:table-cell office:value-type="float" office:value="31.58">
            <text:p>31.58</text:p>
          </table:table-cell>
          <table:table-cell office:value-type="float" office:value="0.0">
            <text:p>0.0</text:p>
          </table:table-cell>
          <table:table-cell office:value-type="float" office:value="12.43" table:style-name="cellBest">
            <text:p>12.43</text:p>
          </table:table-cell>
          <table:table-cell office:value-type="float" office:value="0.0">
            <text:p>0.0</text:p>
          </table:table-cell>
          <table:table-cell table:formula="of:=MIN([.$B212];[.$D212];[.$F212];[.$H212];[.$J212];[.$L212];[.$N212];[.$P212];[.$R212];[.$T212])"/>
          <table:table-cell table:formula="of:=MIN([.$C212];[.$E212];[.$G212];[.$I212];[.$K212];[.$M212];[.$O212];[.$Q212];[.$S212];[.$U212])"/>
          <table:table-cell table:formula="of:=MEDIAN([.$B212];[.$D212];[.$F212];[.$H212];[.$J212];[.$L212];[.$N212];[.$P212];[.$R212];[.$T212])"/>
          <table:table-cell table:formula="of:=MEDIAN([.$C212];[.$E212];[.$G212];[.$I212];[.$K212];[.$M212];[.$O212];[.$Q212];[.$S212];[.$U212])"/>
          <table:table-cell table:formula="of:=MAX([.$B212];[.$D212];[.$F212];[.$H212];[.$J212];[.$L212];[.$N212];[.$P212];[.$R212];[.$T212])"/>
          <table:table-cell table:formula="of:=MAX([.$C212];[.$E212];[.$G212];[.$I212];[.$K212];[.$M212];[.$O212];[.$Q212];[.$S212];[.$U212])"/>
        </table:table-row>
        <table:table-row>
          <table:table-cell office:value-type="string">
            <text:p>./cargobike-simple-100_user-input-0</text:p>
          </table:table-cell>
          <table:table-cell/>
          <table:table-cell/>
          <table:table-cell office:value-type="float" office:value="3.82">
            <text:p>3.82</text:p>
          </table:table-cell>
          <table:table-cell office:value-type="float" office:value="0.0">
            <text:p>0.0</text:p>
          </table:table-cell>
          <table:table-cell office:value-type="float" office:value="3.66">
            <text:p>3.6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02">
            <text:p>5.02</text:p>
          </table:table-cell>
          <table:table-cell office:value-type="float" office:value="0.0">
            <text:p>0.0</text:p>
          </table:table-cell>
          <table:table-cell office:value-type="float" office:value="4.4">
            <text:p>4.4</text:p>
          </table:table-cell>
          <table:table-cell office:value-type="float" office:value="0.0">
            <text:p>0.0</text:p>
          </table:table-cell>
          <table:table-cell office:value-type="float" office:value="3.71">
            <text:p>3.71</text:p>
          </table:table-cell>
          <table:table-cell office:value-type="float" office:value="0.0">
            <text:p>0.0</text:p>
          </table:table-cell>
          <table:table-cell office:value-type="float" office:value="3.51">
            <text:p>3.51</text:p>
          </table:table-cell>
          <table:table-cell office:value-type="float" office:value="0.0">
            <text:p>0.0</text:p>
          </table:table-cell>
          <table:table-cell table:formula="of:=MIN([.$B213];[.$D213];[.$F213];[.$H213];[.$J213];[.$L213];[.$N213];[.$P213];[.$R213];[.$T213])"/>
          <table:table-cell table:formula="of:=MIN([.$C213];[.$E213];[.$G213];[.$I213];[.$K213];[.$M213];[.$O213];[.$Q213];[.$S213];[.$U213])"/>
          <table:table-cell table:formula="of:=MEDIAN([.$B213];[.$D213];[.$F213];[.$H213];[.$J213];[.$L213];[.$N213];[.$P213];[.$R213];[.$T213])"/>
          <table:table-cell table:formula="of:=MEDIAN([.$C213];[.$E213];[.$G213];[.$I213];[.$K213];[.$M213];[.$O213];[.$Q213];[.$S213];[.$U213])"/>
          <table:table-cell table:formula="of:=MAX([.$B213];[.$D213];[.$F213];[.$H213];[.$J213];[.$L213];[.$N213];[.$P213];[.$R213];[.$T213])"/>
          <table:table-cell table:formula="of:=MAX([.$C213];[.$E213];[.$G213];[.$I213];[.$K213];[.$M213];[.$O213];[.$Q213];[.$S213];[.$U213])"/>
        </table:table-row>
        <table:table-row>
          <table:table-cell office:value-type="string">
            <text:p>./cargobike-simple-100_user-input-1</text:p>
          </table:table-cell>
          <table:table-cell/>
          <table:table-cell/>
          <table:table-cell office:value-type="float" office:value="4.01">
            <text:p>4.01</text:p>
          </table:table-cell>
          <table:table-cell office:value-type="float" office:value="0.0">
            <text:p>0.0</text:p>
          </table:table-cell>
          <table:table-cell office:value-type="float" office:value="5.83">
            <text:p>5.8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18">
            <text:p>4.18</text:p>
          </table:table-cell>
          <table:table-cell office:value-type="float" office:value="0.0">
            <text:p>0.0</text:p>
          </table:table-cell>
          <table:table-cell office:value-type="float" office:value="5.36">
            <text:p>5.36</text:p>
          </table:table-cell>
          <table:table-cell office:value-type="float" office:value="0.0">
            <text:p>0.0</text:p>
          </table:table-cell>
          <table:table-cell office:value-type="float" office:value="3.78">
            <text:p>3.78</text:p>
          </table:table-cell>
          <table:table-cell office:value-type="float" office:value="0.0">
            <text:p>0.0</text:p>
          </table:table-cell>
          <table:table-cell office:value-type="float" office:value="3.23" table:style-name="cellBest">
            <text:p>3.23</text:p>
          </table:table-cell>
          <table:table-cell office:value-type="float" office:value="0.0">
            <text:p>0.0</text:p>
          </table:table-cell>
          <table:table-cell table:formula="of:=MIN([.$B214];[.$D214];[.$F214];[.$H214];[.$J214];[.$L214];[.$N214];[.$P214];[.$R214];[.$T214])"/>
          <table:table-cell table:formula="of:=MIN([.$C214];[.$E214];[.$G214];[.$I214];[.$K214];[.$M214];[.$O214];[.$Q214];[.$S214];[.$U214])"/>
          <table:table-cell table:formula="of:=MEDIAN([.$B214];[.$D214];[.$F214];[.$H214];[.$J214];[.$L214];[.$N214];[.$P214];[.$R214];[.$T214])"/>
          <table:table-cell table:formula="of:=MEDIAN([.$C214];[.$E214];[.$G214];[.$I214];[.$K214];[.$M214];[.$O214];[.$Q214];[.$S214];[.$U214])"/>
          <table:table-cell table:formula="of:=MAX([.$B214];[.$D214];[.$F214];[.$H214];[.$J214];[.$L214];[.$N214];[.$P214];[.$R214];[.$T214])"/>
          <table:table-cell table:formula="of:=MAX([.$C214];[.$E214];[.$G214];[.$I214];[.$K214];[.$M214];[.$O214];[.$Q214];[.$S214];[.$U214])"/>
        </table:table-row>
        <table:table-row>
          <table:table-cell office:value-type="string">
            <text:p>./cargobike-simple-100_user-input-10</text:p>
          </table:table-cell>
          <table:table-cell/>
          <table:table-cell/>
          <table:table-cell office:value-type="float" office:value="3.9">
            <text:p>3.9</text:p>
          </table:table-cell>
          <table:table-cell office:value-type="float" office:value="0.0">
            <text:p>0.0</text:p>
          </table:table-cell>
          <table:table-cell office:value-type="float" office:value="3.78" table:style-name="cellBest">
            <text:p>3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53">
            <text:p>5.53</text:p>
          </table:table-cell>
          <table:table-cell office:value-type="float" office:value="0.0">
            <text:p>0.0</text:p>
          </table:table-cell>
          <table:table-cell office:value-type="float" office:value="7.05" table:style-name="cellWorst">
            <text:p>7.05</text:p>
          </table:table-cell>
          <table:table-cell office:value-type="float" office:value="0.0">
            <text:p>0.0</text:p>
          </table:table-cell>
          <table:table-cell office:value-type="float" office:value="4.01">
            <text:p>4.01</text:p>
          </table:table-cell>
          <table:table-cell office:value-type="float" office:value="0.0">
            <text:p>0.0</text:p>
          </table:table-cell>
          <table:table-cell office:value-type="float" office:value="4.02">
            <text:p>4.02</text:p>
          </table:table-cell>
          <table:table-cell office:value-type="float" office:value="0.0">
            <text:p>0.0</text:p>
          </table:table-cell>
          <table:table-cell table:formula="of:=MIN([.$B215];[.$D215];[.$F215];[.$H215];[.$J215];[.$L215];[.$N215];[.$P215];[.$R215];[.$T215])"/>
          <table:table-cell table:formula="of:=MIN([.$C215];[.$E215];[.$G215];[.$I215];[.$K215];[.$M215];[.$O215];[.$Q215];[.$S215];[.$U215])"/>
          <table:table-cell table:formula="of:=MEDIAN([.$B215];[.$D215];[.$F215];[.$H215];[.$J215];[.$L215];[.$N215];[.$P215];[.$R215];[.$T215])"/>
          <table:table-cell table:formula="of:=MEDIAN([.$C215];[.$E215];[.$G215];[.$I215];[.$K215];[.$M215];[.$O215];[.$Q215];[.$S215];[.$U215])"/>
          <table:table-cell table:formula="of:=MAX([.$B215];[.$D215];[.$F215];[.$H215];[.$J215];[.$L215];[.$N215];[.$P215];[.$R215];[.$T215])"/>
          <table:table-cell table:formula="of:=MAX([.$C215];[.$E215];[.$G215];[.$I215];[.$K215];[.$M215];[.$O215];[.$Q215];[.$S215];[.$U215])"/>
        </table:table-row>
        <table:table-row>
          <table:table-cell office:value-type="string">
            <text:p>./cargobike-simple-100_user-input-11</text:p>
          </table:table-cell>
          <table:table-cell/>
          <table:table-cell/>
          <table:table-cell office:value-type="float" office:value="3.77">
            <text:p>3.77</text:p>
          </table:table-cell>
          <table:table-cell office:value-type="float" office:value="0.0">
            <text:p>0.0</text:p>
          </table:table-cell>
          <table:table-cell office:value-type="float" office:value="3.7">
            <text:p>3.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33">
            <text:p>4.33</text:p>
          </table:table-cell>
          <table:table-cell office:value-type="float" office:value="0.0">
            <text:p>0.0</text:p>
          </table:table-cell>
          <table:table-cell office:value-type="float" office:value="4.8">
            <text:p>4.8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0.0">
            <text:p>0.0</text:p>
          </table:table-cell>
          <table:table-cell office:value-type="float" office:value="3.89">
            <text:p>3.89</text:p>
          </table:table-cell>
          <table:table-cell office:value-type="float" office:value="0.0">
            <text:p>0.0</text:p>
          </table:table-cell>
          <table:table-cell table:formula="of:=MIN([.$B216];[.$D216];[.$F216];[.$H216];[.$J216];[.$L216];[.$N216];[.$P216];[.$R216];[.$T216])"/>
          <table:table-cell table:formula="of:=MIN([.$C216];[.$E216];[.$G216];[.$I216];[.$K216];[.$M216];[.$O216];[.$Q216];[.$S216];[.$U216])"/>
          <table:table-cell table:formula="of:=MEDIAN([.$B216];[.$D216];[.$F216];[.$H216];[.$J216];[.$L216];[.$N216];[.$P216];[.$R216];[.$T216])"/>
          <table:table-cell table:formula="of:=MEDIAN([.$C216];[.$E216];[.$G216];[.$I216];[.$K216];[.$M216];[.$O216];[.$Q216];[.$S216];[.$U216])"/>
          <table:table-cell table:formula="of:=MAX([.$B216];[.$D216];[.$F216];[.$H216];[.$J216];[.$L216];[.$N216];[.$P216];[.$R216];[.$T216])"/>
          <table:table-cell table:formula="of:=MAX([.$C216];[.$E216];[.$G216];[.$I216];[.$K216];[.$M216];[.$O216];[.$Q216];[.$S216];[.$U216])"/>
        </table:table-row>
        <table:table-row>
          <table:table-cell office:value-type="string">
            <text:p>./cargobike-simple-100_user-input-12</text:p>
          </table:table-cell>
          <table:table-cell/>
          <table:table-cell/>
          <table:table-cell office:value-type="float" office:value="4.71">
            <text:p>4.71</text:p>
          </table:table-cell>
          <table:table-cell office:value-type="float" office:value="0.0">
            <text:p>0.0</text:p>
          </table:table-cell>
          <table:table-cell office:value-type="float" office:value="4.78">
            <text:p>4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93">
            <text:p>5.93</text:p>
          </table:table-cell>
          <table:table-cell office:value-type="float" office:value="0.0">
            <text:p>0.0</text:p>
          </table:table-cell>
          <table:table-cell office:value-type="float" office:value="5.68">
            <text:p>5.68</text:p>
          </table:table-cell>
          <table:table-cell office:value-type="float" office:value="0.0">
            <text:p>0.0</text:p>
          </table:table-cell>
          <table:table-cell office:value-type="float" office:value="4.43">
            <text:p>4.43</text:p>
          </table:table-cell>
          <table:table-cell office:value-type="float" office:value="0.0">
            <text:p>0.0</text:p>
          </table:table-cell>
          <table:table-cell office:value-type="float" office:value="3.62" table:style-name="cellBest">
            <text:p>3.62</text:p>
          </table:table-cell>
          <table:table-cell office:value-type="float" office:value="0.0">
            <text:p>0.0</text:p>
          </table:table-cell>
          <table:table-cell table:formula="of:=MIN([.$B217];[.$D217];[.$F217];[.$H217];[.$J217];[.$L217];[.$N217];[.$P217];[.$R217];[.$T217])"/>
          <table:table-cell table:formula="of:=MIN([.$C217];[.$E217];[.$G217];[.$I217];[.$K217];[.$M217];[.$O217];[.$Q217];[.$S217];[.$U217])"/>
          <table:table-cell table:formula="of:=MEDIAN([.$B217];[.$D217];[.$F217];[.$H217];[.$J217];[.$L217];[.$N217];[.$P217];[.$R217];[.$T217])"/>
          <table:table-cell table:formula="of:=MEDIAN([.$C217];[.$E217];[.$G217];[.$I217];[.$K217];[.$M217];[.$O217];[.$Q217];[.$S217];[.$U217])"/>
          <table:table-cell table:formula="of:=MAX([.$B217];[.$D217];[.$F217];[.$H217];[.$J217];[.$L217];[.$N217];[.$P217];[.$R217];[.$T217])"/>
          <table:table-cell table:formula="of:=MAX([.$C217];[.$E217];[.$G217];[.$I217];[.$K217];[.$M217];[.$O217];[.$Q217];[.$S217];[.$U217])"/>
        </table:table-row>
        <table:table-row>
          <table:table-cell office:value-type="string">
            <text:p>./cargobike-simple-100_user-input-13</text:p>
          </table:table-cell>
          <table:table-cell/>
          <table:table-cell/>
          <table:table-cell office:value-type="float" office:value="7.6" table:style-name="cellWorst">
            <text:p>7.6</text:p>
          </table:table-cell>
          <table:table-cell office:value-type="float" office:value="0.0">
            <text:p>0.0</text:p>
          </table:table-cell>
          <table:table-cell office:value-type="float" office:value="4.18">
            <text:p>4.1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01">
            <text:p>6.01</text:p>
          </table:table-cell>
          <table:table-cell office:value-type="float" office:value="0.0">
            <text:p>0.0</text:p>
          </table:table-cell>
          <table:table-cell office:value-type="float" office:value="6.46">
            <text:p>6.46</text:p>
          </table:table-cell>
          <table:table-cell office:value-type="float" office:value="0.0">
            <text:p>0.0</text:p>
          </table:table-cell>
          <table:table-cell office:value-type="float" office:value="3.91">
            <text:p>3.91</text:p>
          </table:table-cell>
          <table:table-cell office:value-type="float" office:value="0.0">
            <text:p>0.0</text:p>
          </table:table-cell>
          <table:table-cell office:value-type="float" office:value="3.47" table:style-name="cellBest">
            <text:p>3.47</text:p>
          </table:table-cell>
          <table:table-cell office:value-type="float" office:value="0.0">
            <text:p>0.0</text:p>
          </table:table-cell>
          <table:table-cell table:formula="of:=MIN([.$B218];[.$D218];[.$F218];[.$H218];[.$J218];[.$L218];[.$N218];[.$P218];[.$R218];[.$T218])"/>
          <table:table-cell table:formula="of:=MIN([.$C218];[.$E218];[.$G218];[.$I218];[.$K218];[.$M218];[.$O218];[.$Q218];[.$S218];[.$U218])"/>
          <table:table-cell table:formula="of:=MEDIAN([.$B218];[.$D218];[.$F218];[.$H218];[.$J218];[.$L218];[.$N218];[.$P218];[.$R218];[.$T218])"/>
          <table:table-cell table:formula="of:=MEDIAN([.$C218];[.$E218];[.$G218];[.$I218];[.$K218];[.$M218];[.$O218];[.$Q218];[.$S218];[.$U218])"/>
          <table:table-cell table:formula="of:=MAX([.$B218];[.$D218];[.$F218];[.$H218];[.$J218];[.$L218];[.$N218];[.$P218];[.$R218];[.$T218])"/>
          <table:table-cell table:formula="of:=MAX([.$C218];[.$E218];[.$G218];[.$I218];[.$K218];[.$M218];[.$O218];[.$Q218];[.$S218];[.$U218])"/>
        </table:table-row>
        <table:table-row>
          <table:table-cell office:value-type="string">
            <text:p>./cargobike-simple-100_user-input-14</text:p>
          </table:table-cell>
          <table:table-cell/>
          <table:table-cell/>
          <table:table-cell office:value-type="float" office:value="4.43">
            <text:p>4.43</text:p>
          </table:table-cell>
          <table:table-cell office:value-type="float" office:value="0.0">
            <text:p>0.0</text:p>
          </table:table-cell>
          <table:table-cell office:value-type="float" office:value="3.84">
            <text:p>3.8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06">
            <text:p>6.06</text:p>
          </table:table-cell>
          <table:table-cell office:value-type="float" office:value="0.0">
            <text:p>0.0</text:p>
          </table:table-cell>
          <table:table-cell office:value-type="float" office:value="6.16">
            <text:p>6.16</text:p>
          </table:table-cell>
          <table:table-cell office:value-type="float" office:value="0.0">
            <text:p>0.0</text:p>
          </table:table-cell>
          <table:table-cell office:value-type="float" office:value="4.1">
            <text:p>4.1</text:p>
          </table:table-cell>
          <table:table-cell office:value-type="float" office:value="0.0">
            <text:p>0.0</text:p>
          </table:table-cell>
          <table:table-cell office:value-type="float" office:value="3.49" table:style-name="cellBest">
            <text:p>3.49</text:p>
          </table:table-cell>
          <table:table-cell office:value-type="float" office:value="0.0">
            <text:p>0.0</text:p>
          </table:table-cell>
          <table:table-cell table:formula="of:=MIN([.$B219];[.$D219];[.$F219];[.$H219];[.$J219];[.$L219];[.$N219];[.$P219];[.$R219];[.$T219])"/>
          <table:table-cell table:formula="of:=MIN([.$C219];[.$E219];[.$G219];[.$I219];[.$K219];[.$M219];[.$O219];[.$Q219];[.$S219];[.$U219])"/>
          <table:table-cell table:formula="of:=MEDIAN([.$B219];[.$D219];[.$F219];[.$H219];[.$J219];[.$L219];[.$N219];[.$P219];[.$R219];[.$T219])"/>
          <table:table-cell table:formula="of:=MEDIAN([.$C219];[.$E219];[.$G219];[.$I219];[.$K219];[.$M219];[.$O219];[.$Q219];[.$S219];[.$U219])"/>
          <table:table-cell table:formula="of:=MAX([.$B219];[.$D219];[.$F219];[.$H219];[.$J219];[.$L219];[.$N219];[.$P219];[.$R219];[.$T219])"/>
          <table:table-cell table:formula="of:=MAX([.$C219];[.$E219];[.$G219];[.$I219];[.$K219];[.$M219];[.$O219];[.$Q219];[.$S219];[.$U219])"/>
        </table:table-row>
        <table:table-row>
          <table:table-cell office:value-type="string">
            <text:p>./cargobike-simple-100_user-input-15</text:p>
          </table:table-cell>
          <table:table-cell/>
          <table:table-cell/>
          <table:table-cell office:value-type="float" office:value="8.4">
            <text:p>8.4</text:p>
          </table:table-cell>
          <table:table-cell office:value-type="float" office:value="0.0">
            <text:p>0.0</text:p>
          </table:table-cell>
          <table:table-cell office:value-type="float" office:value="3.83" table:style-name="cellBest">
            <text:p>3.8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45" table:style-name="cellWorst">
            <text:p>9.45</text:p>
          </table:table-cell>
          <table:table-cell office:value-type="float" office:value="0.0">
            <text:p>0.0</text:p>
          </table:table-cell>
          <table:table-cell office:value-type="float" office:value="5.48">
            <text:p>5.48</text:p>
          </table:table-cell>
          <table:table-cell office:value-type="float" office:value="0.0">
            <text:p>0.0</text:p>
          </table:table-cell>
          <table:table-cell office:value-type="float" office:value="4.73">
            <text:p>4.73</text:p>
          </table:table-cell>
          <table:table-cell office:value-type="float" office:value="0.0">
            <text:p>0.0</text:p>
          </table:table-cell>
          <table:table-cell office:value-type="float" office:value="3.9">
            <text:p>3.9</text:p>
          </table:table-cell>
          <table:table-cell office:value-type="float" office:value="0.0">
            <text:p>0.0</text:p>
          </table:table-cell>
          <table:table-cell table:formula="of:=MIN([.$B220];[.$D220];[.$F220];[.$H220];[.$J220];[.$L220];[.$N220];[.$P220];[.$R220];[.$T220])"/>
          <table:table-cell table:formula="of:=MIN([.$C220];[.$E220];[.$G220];[.$I220];[.$K220];[.$M220];[.$O220];[.$Q220];[.$S220];[.$U220])"/>
          <table:table-cell table:formula="of:=MEDIAN([.$B220];[.$D220];[.$F220];[.$H220];[.$J220];[.$L220];[.$N220];[.$P220];[.$R220];[.$T220])"/>
          <table:table-cell table:formula="of:=MEDIAN([.$C220];[.$E220];[.$G220];[.$I220];[.$K220];[.$M220];[.$O220];[.$Q220];[.$S220];[.$U220])"/>
          <table:table-cell table:formula="of:=MAX([.$B220];[.$D220];[.$F220];[.$H220];[.$J220];[.$L220];[.$N220];[.$P220];[.$R220];[.$T220])"/>
          <table:table-cell table:formula="of:=MAX([.$C220];[.$E220];[.$G220];[.$I220];[.$K220];[.$M220];[.$O220];[.$Q220];[.$S220];[.$U220])"/>
        </table:table-row>
        <table:table-row>
          <table:table-cell office:value-type="string">
            <text:p>./cargobike-simple-100_user-input-16</text:p>
          </table:table-cell>
          <table:table-cell/>
          <table:table-cell/>
          <table:table-cell office:value-type="float" office:value="4.13">
            <text:p>4.13</text:p>
          </table:table-cell>
          <table:table-cell office:value-type="float" office:value="0.0">
            <text:p>0.0</text:p>
          </table:table-cell>
          <table:table-cell office:value-type="float" office:value="4.62">
            <text:p>4.6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18">
            <text:p>6.18</text:p>
          </table:table-cell>
          <table:table-cell office:value-type="float" office:value="0.0">
            <text:p>0.0</text:p>
          </table:table-cell>
          <table:table-cell office:value-type="float" office:value="5.21">
            <text:p>5.21</text:p>
          </table:table-cell>
          <table:table-cell office:value-type="float" office:value="0.0">
            <text:p>0.0</text:p>
          </table:table-cell>
          <table:table-cell office:value-type="float" office:value="4.38">
            <text:p>4.38</text:p>
          </table:table-cell>
          <table:table-cell office:value-type="float" office:value="0.0">
            <text:p>0.0</text:p>
          </table:table-cell>
          <table:table-cell office:value-type="float" office:value="4.03" table:style-name="cellBest">
            <text:p>4.03</text:p>
          </table:table-cell>
          <table:table-cell office:value-type="float" office:value="0.0">
            <text:p>0.0</text:p>
          </table:table-cell>
          <table:table-cell table:formula="of:=MIN([.$B221];[.$D221];[.$F221];[.$H221];[.$J221];[.$L221];[.$N221];[.$P221];[.$R221];[.$T221])"/>
          <table:table-cell table:formula="of:=MIN([.$C221];[.$E221];[.$G221];[.$I221];[.$K221];[.$M221];[.$O221];[.$Q221];[.$S221];[.$U221])"/>
          <table:table-cell table:formula="of:=MEDIAN([.$B221];[.$D221];[.$F221];[.$H221];[.$J221];[.$L221];[.$N221];[.$P221];[.$R221];[.$T221])"/>
          <table:table-cell table:formula="of:=MEDIAN([.$C221];[.$E221];[.$G221];[.$I221];[.$K221];[.$M221];[.$O221];[.$Q221];[.$S221];[.$U221])"/>
          <table:table-cell table:formula="of:=MAX([.$B221];[.$D221];[.$F221];[.$H221];[.$J221];[.$L221];[.$N221];[.$P221];[.$R221];[.$T221])"/>
          <table:table-cell table:formula="of:=MAX([.$C221];[.$E221];[.$G221];[.$I221];[.$K221];[.$M221];[.$O221];[.$Q221];[.$S221];[.$U221])"/>
        </table:table-row>
        <table:table-row>
          <table:table-cell office:value-type="string">
            <text:p>./cargobike-simple-100_user-input-17</text:p>
          </table:table-cell>
          <table:table-cell/>
          <table:table-cell/>
          <table:table-cell office:value-type="float" office:value="5.09">
            <text:p>5.09</text:p>
          </table:table-cell>
          <table:table-cell office:value-type="float" office:value="0.0">
            <text:p>0.0</text:p>
          </table:table-cell>
          <table:table-cell office:value-type="float" office:value="4.17">
            <text:p>4.1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0">
            <text:p>6.0</text:p>
          </table:table-cell>
          <table:table-cell office:value-type="float" office:value="0.0">
            <text:p>0.0</text:p>
          </table:table-cell>
          <table:table-cell office:value-type="float" office:value="5.71">
            <text:p>5.71</text:p>
          </table:table-cell>
          <table:table-cell office:value-type="float" office:value="0.0">
            <text:p>0.0</text:p>
          </table:table-cell>
          <table:table-cell office:value-type="float" office:value="4.02">
            <text:p>4.02</text:p>
          </table:table-cell>
          <table:table-cell office:value-type="float" office:value="0.0">
            <text:p>0.0</text:p>
          </table:table-cell>
          <table:table-cell office:value-type="float" office:value="3.57" table:style-name="cellBest">
            <text:p>3.57</text:p>
          </table:table-cell>
          <table:table-cell office:value-type="float" office:value="0.0">
            <text:p>0.0</text:p>
          </table:table-cell>
          <table:table-cell table:formula="of:=MIN([.$B222];[.$D222];[.$F222];[.$H222];[.$J222];[.$L222];[.$N222];[.$P222];[.$R222];[.$T222])"/>
          <table:table-cell table:formula="of:=MIN([.$C222];[.$E222];[.$G222];[.$I222];[.$K222];[.$M222];[.$O222];[.$Q222];[.$S222];[.$U222])"/>
          <table:table-cell table:formula="of:=MEDIAN([.$B222];[.$D222];[.$F222];[.$H222];[.$J222];[.$L222];[.$N222];[.$P222];[.$R222];[.$T222])"/>
          <table:table-cell table:formula="of:=MEDIAN([.$C222];[.$E222];[.$G222];[.$I222];[.$K222];[.$M222];[.$O222];[.$Q222];[.$S222];[.$U222])"/>
          <table:table-cell table:formula="of:=MAX([.$B222];[.$D222];[.$F222];[.$H222];[.$J222];[.$L222];[.$N222];[.$P222];[.$R222];[.$T222])"/>
          <table:table-cell table:formula="of:=MAX([.$C222];[.$E222];[.$G222];[.$I222];[.$K222];[.$M222];[.$O222];[.$Q222];[.$S222];[.$U222])"/>
        </table:table-row>
        <table:table-row>
          <table:table-cell office:value-type="string">
            <text:p>./cargobike-simple-100_user-input-18</text:p>
          </table:table-cell>
          <table:table-cell/>
          <table:table-cell/>
          <table:table-cell office:value-type="float" office:value="5.06">
            <text:p>5.06</text:p>
          </table:table-cell>
          <table:table-cell office:value-type="float" office:value="0.0">
            <text:p>0.0</text:p>
          </table:table-cell>
          <table:table-cell office:value-type="float" office:value="4.6">
            <text:p>4.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46">
            <text:p>6.46</text:p>
          </table:table-cell>
          <table:table-cell office:value-type="float" office:value="0.0">
            <text:p>0.0</text:p>
          </table:table-cell>
          <table:table-cell office:value-type="float" office:value="6.4">
            <text:p>6.4</text:p>
          </table:table-cell>
          <table:table-cell office:value-type="float" office:value="0.0">
            <text:p>0.0</text:p>
          </table:table-cell>
          <table:table-cell office:value-type="float" office:value="4.39">
            <text:p>4.39</text:p>
          </table:table-cell>
          <table:table-cell office:value-type="float" office:value="0.0">
            <text:p>0.0</text:p>
          </table:table-cell>
          <table:table-cell office:value-type="float" office:value="3.89" table:style-name="cellBest">
            <text:p>3.89</text:p>
          </table:table-cell>
          <table:table-cell office:value-type="float" office:value="0.0">
            <text:p>0.0</text:p>
          </table:table-cell>
          <table:table-cell table:formula="of:=MIN([.$B223];[.$D223];[.$F223];[.$H223];[.$J223];[.$L223];[.$N223];[.$P223];[.$R223];[.$T223])"/>
          <table:table-cell table:formula="of:=MIN([.$C223];[.$E223];[.$G223];[.$I223];[.$K223];[.$M223];[.$O223];[.$Q223];[.$S223];[.$U223])"/>
          <table:table-cell table:formula="of:=MEDIAN([.$B223];[.$D223];[.$F223];[.$H223];[.$J223];[.$L223];[.$N223];[.$P223];[.$R223];[.$T223])"/>
          <table:table-cell table:formula="of:=MEDIAN([.$C223];[.$E223];[.$G223];[.$I223];[.$K223];[.$M223];[.$O223];[.$Q223];[.$S223];[.$U223])"/>
          <table:table-cell table:formula="of:=MAX([.$B223];[.$D223];[.$F223];[.$H223];[.$J223];[.$L223];[.$N223];[.$P223];[.$R223];[.$T223])"/>
          <table:table-cell table:formula="of:=MAX([.$C223];[.$E223];[.$G223];[.$I223];[.$K223];[.$M223];[.$O223];[.$Q223];[.$S223];[.$U223])"/>
        </table:table-row>
        <table:table-row>
          <table:table-cell office:value-type="string">
            <text:p>./cargobike-simple-100_user-input-19</text:p>
          </table:table-cell>
          <table:table-cell/>
          <table:table-cell/>
          <table:table-cell office:value-type="float" office:value="5.1">
            <text:p>5.1</text:p>
          </table:table-cell>
          <table:table-cell office:value-type="float" office:value="0.0">
            <text:p>0.0</text:p>
          </table:table-cell>
          <table:table-cell office:value-type="float" office:value="4.06">
            <text:p>4.0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07" table:style-name="cellWorst">
            <text:p>7.07</text:p>
          </table:table-cell>
          <table:table-cell office:value-type="float" office:value="0.0">
            <text:p>0.0</text:p>
          </table:table-cell>
          <table:table-cell office:value-type="float" office:value="5.34">
            <text:p>5.34</text:p>
          </table:table-cell>
          <table:table-cell office:value-type="float" office:value="0.0">
            <text:p>0.0</text:p>
          </table:table-cell>
          <table:table-cell office:value-type="float" office:value="4.72">
            <text:p>4.72</text:p>
          </table:table-cell>
          <table:table-cell office:value-type="float" office:value="0.0">
            <text:p>0.0</text:p>
          </table:table-cell>
          <table:table-cell office:value-type="float" office:value="3.56" table:style-name="cellBest">
            <text:p>3.56</text:p>
          </table:table-cell>
          <table:table-cell office:value-type="float" office:value="0.0">
            <text:p>0.0</text:p>
          </table:table-cell>
          <table:table-cell table:formula="of:=MIN([.$B224];[.$D224];[.$F224];[.$H224];[.$J224];[.$L224];[.$N224];[.$P224];[.$R224];[.$T224])"/>
          <table:table-cell table:formula="of:=MIN([.$C224];[.$E224];[.$G224];[.$I224];[.$K224];[.$M224];[.$O224];[.$Q224];[.$S224];[.$U224])"/>
          <table:table-cell table:formula="of:=MEDIAN([.$B224];[.$D224];[.$F224];[.$H224];[.$J224];[.$L224];[.$N224];[.$P224];[.$R224];[.$T224])"/>
          <table:table-cell table:formula="of:=MEDIAN([.$C224];[.$E224];[.$G224];[.$I224];[.$K224];[.$M224];[.$O224];[.$Q224];[.$S224];[.$U224])"/>
          <table:table-cell table:formula="of:=MAX([.$B224];[.$D224];[.$F224];[.$H224];[.$J224];[.$L224];[.$N224];[.$P224];[.$R224];[.$T224])"/>
          <table:table-cell table:formula="of:=MAX([.$C224];[.$E224];[.$G224];[.$I224];[.$K224];[.$M224];[.$O224];[.$Q224];[.$S224];[.$U224])"/>
        </table:table-row>
        <table:table-row>
          <table:table-cell office:value-type="string">
            <text:p>./cargobike-simple-100_user-input-2</text:p>
          </table:table-cell>
          <table:table-cell/>
          <table:table-cell/>
          <table:table-cell office:value-type="float" office:value="4.23">
            <text:p>4.23</text:p>
          </table:table-cell>
          <table:table-cell office:value-type="float" office:value="0.0">
            <text:p>0.0</text:p>
          </table:table-cell>
          <table:table-cell office:value-type="float" office:value="3.59">
            <text:p>3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96">
            <text:p>4.96</text:p>
          </table:table-cell>
          <table:table-cell office:value-type="float" office:value="0.0">
            <text:p>0.0</text:p>
          </table:table-cell>
          <table:table-cell office:value-type="float" office:value="5.68">
            <text:p>5.68</text:p>
          </table:table-cell>
          <table:table-cell office:value-type="float" office:value="0.0">
            <text:p>0.0</text:p>
          </table:table-cell>
          <table:table-cell office:value-type="float" office:value="3.88">
            <text:p>3.88</text:p>
          </table:table-cell>
          <table:table-cell office:value-type="float" office:value="0.0">
            <text:p>0.0</text:p>
          </table:table-cell>
          <table:table-cell office:value-type="float" office:value="3.4" table:style-name="cellBest">
            <text:p>3.4</text:p>
          </table:table-cell>
          <table:table-cell office:value-type="float" office:value="0.0">
            <text:p>0.0</text:p>
          </table:table-cell>
          <table:table-cell table:formula="of:=MIN([.$B225];[.$D225];[.$F225];[.$H225];[.$J225];[.$L225];[.$N225];[.$P225];[.$R225];[.$T225])"/>
          <table:table-cell table:formula="of:=MIN([.$C225];[.$E225];[.$G225];[.$I225];[.$K225];[.$M225];[.$O225];[.$Q225];[.$S225];[.$U225])"/>
          <table:table-cell table:formula="of:=MEDIAN([.$B225];[.$D225];[.$F225];[.$H225];[.$J225];[.$L225];[.$N225];[.$P225];[.$R225];[.$T225])"/>
          <table:table-cell table:formula="of:=MEDIAN([.$C225];[.$E225];[.$G225];[.$I225];[.$K225];[.$M225];[.$O225];[.$Q225];[.$S225];[.$U225])"/>
          <table:table-cell table:formula="of:=MAX([.$B225];[.$D225];[.$F225];[.$H225];[.$J225];[.$L225];[.$N225];[.$P225];[.$R225];[.$T225])"/>
          <table:table-cell table:formula="of:=MAX([.$C225];[.$E225];[.$G225];[.$I225];[.$K225];[.$M225];[.$O225];[.$Q225];[.$S225];[.$U225])"/>
        </table:table-row>
        <table:table-row>
          <table:table-cell office:value-type="string">
            <text:p>./cargobike-simple-100_user-input-3</text:p>
          </table:table-cell>
          <table:table-cell/>
          <table:table-cell/>
          <table:table-cell office:value-type="float" office:value="3.89">
            <text:p>3.89</text:p>
          </table:table-cell>
          <table:table-cell office:value-type="float" office:value="0.0">
            <text:p>0.0</text:p>
          </table:table-cell>
          <table:table-cell office:value-type="float" office:value="5.12">
            <text:p>5.1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45">
            <text:p>4.45</text:p>
          </table:table-cell>
          <table:table-cell office:value-type="float" office:value="0.0">
            <text:p>0.0</text:p>
          </table:table-cell>
          <table:table-cell office:value-type="float" office:value="4.29">
            <text:p>4.29</text:p>
          </table:table-cell>
          <table:table-cell office:value-type="float" office:value="0.0">
            <text:p>0.0</text:p>
          </table:table-cell>
          <table:table-cell office:value-type="float" office:value="3.91">
            <text:p>3.91</text:p>
          </table:table-cell>
          <table:table-cell office:value-type="float" office:value="0.0">
            <text:p>0.0</text:p>
          </table:table-cell>
          <table:table-cell office:value-type="float" office:value="3.89">
            <text:p>3.89</text:p>
          </table:table-cell>
          <table:table-cell office:value-type="float" office:value="0.0">
            <text:p>0.0</text:p>
          </table:table-cell>
          <table:table-cell table:formula="of:=MIN([.$B226];[.$D226];[.$F226];[.$H226];[.$J226];[.$L226];[.$N226];[.$P226];[.$R226];[.$T226])"/>
          <table:table-cell table:formula="of:=MIN([.$C226];[.$E226];[.$G226];[.$I226];[.$K226];[.$M226];[.$O226];[.$Q226];[.$S226];[.$U226])"/>
          <table:table-cell table:formula="of:=MEDIAN([.$B226];[.$D226];[.$F226];[.$H226];[.$J226];[.$L226];[.$N226];[.$P226];[.$R226];[.$T226])"/>
          <table:table-cell table:formula="of:=MEDIAN([.$C226];[.$E226];[.$G226];[.$I226];[.$K226];[.$M226];[.$O226];[.$Q226];[.$S226];[.$U226])"/>
          <table:table-cell table:formula="of:=MAX([.$B226];[.$D226];[.$F226];[.$H226];[.$J226];[.$L226];[.$N226];[.$P226];[.$R226];[.$T226])"/>
          <table:table-cell table:formula="of:=MAX([.$C226];[.$E226];[.$G226];[.$I226];[.$K226];[.$M226];[.$O226];[.$Q226];[.$S226];[.$U226])"/>
        </table:table-row>
        <table:table-row>
          <table:table-cell office:value-type="string">
            <text:p>./cargobike-simple-100_user-input-4</text:p>
          </table:table-cell>
          <table:table-cell/>
          <table:table-cell/>
          <table:table-cell office:value-type="float" office:value="3.83">
            <text:p>3.83</text:p>
          </table:table-cell>
          <table:table-cell office:value-type="float" office:value="0.0">
            <text:p>0.0</text:p>
          </table:table-cell>
          <table:table-cell office:value-type="float" office:value="4.33">
            <text:p>4.3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57">
            <text:p>4.57</text:p>
          </table:table-cell>
          <table:table-cell office:value-type="float" office:value="0.0">
            <text:p>0.0</text:p>
          </table:table-cell>
          <table:table-cell office:value-type="float" office:value="4.5">
            <text:p>4.5</text:p>
          </table:table-cell>
          <table:table-cell office:value-type="float" office:value="0.0">
            <text:p>0.0</text:p>
          </table:table-cell>
          <table:table-cell office:value-type="float" office:value="3.24">
            <text:p>3.24</text:p>
          </table:table-cell>
          <table:table-cell office:value-type="float" office:value="0.0">
            <text:p>0.0</text:p>
          </table:table-cell>
          <table:table-cell office:value-type="float" office:value="3.67">
            <text:p>3.67</text:p>
          </table:table-cell>
          <table:table-cell office:value-type="float" office:value="0.0">
            <text:p>0.0</text:p>
          </table:table-cell>
          <table:table-cell table:formula="of:=MIN([.$B227];[.$D227];[.$F227];[.$H227];[.$J227];[.$L227];[.$N227];[.$P227];[.$R227];[.$T227])"/>
          <table:table-cell table:formula="of:=MIN([.$C227];[.$E227];[.$G227];[.$I227];[.$K227];[.$M227];[.$O227];[.$Q227];[.$S227];[.$U227])"/>
          <table:table-cell table:formula="of:=MEDIAN([.$B227];[.$D227];[.$F227];[.$H227];[.$J227];[.$L227];[.$N227];[.$P227];[.$R227];[.$T227])"/>
          <table:table-cell table:formula="of:=MEDIAN([.$C227];[.$E227];[.$G227];[.$I227];[.$K227];[.$M227];[.$O227];[.$Q227];[.$S227];[.$U227])"/>
          <table:table-cell table:formula="of:=MAX([.$B227];[.$D227];[.$F227];[.$H227];[.$J227];[.$L227];[.$N227];[.$P227];[.$R227];[.$T227])"/>
          <table:table-cell table:formula="of:=MAX([.$C227];[.$E227];[.$G227];[.$I227];[.$K227];[.$M227];[.$O227];[.$Q227];[.$S227];[.$U227])"/>
        </table:table-row>
        <table:table-row>
          <table:table-cell office:value-type="string">
            <text:p>./cargobike-simple-100_user-input-5</text:p>
          </table:table-cell>
          <table:table-cell/>
          <table:table-cell/>
          <table:table-cell office:value-type="float" office:value="3.49" table:style-name="cellBest">
            <text:p>3.49</text:p>
          </table:table-cell>
          <table:table-cell office:value-type="float" office:value="0.0">
            <text:p>0.0</text:p>
          </table:table-cell>
          <table:table-cell office:value-type="float" office:value="3.84">
            <text:p>3.8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65" table:style-name="cellWorst">
            <text:p>7.65</text:p>
          </table:table-cell>
          <table:table-cell office:value-type="float" office:value="0.0">
            <text:p>0.0</text:p>
          </table:table-cell>
          <table:table-cell office:value-type="float" office:value="4.45">
            <text:p>4.45</text:p>
          </table:table-cell>
          <table:table-cell office:value-type="float" office:value="0.0">
            <text:p>0.0</text:p>
          </table:table-cell>
          <table:table-cell office:value-type="float" office:value="4.34">
            <text:p>4.34</text:p>
          </table:table-cell>
          <table:table-cell office:value-type="float" office:value="0.0">
            <text:p>0.0</text:p>
          </table:table-cell>
          <table:table-cell office:value-type="float" office:value="3.83">
            <text:p>3.83</text:p>
          </table:table-cell>
          <table:table-cell office:value-type="float" office:value="0.0">
            <text:p>0.0</text:p>
          </table:table-cell>
          <table:table-cell table:formula="of:=MIN([.$B228];[.$D228];[.$F228];[.$H228];[.$J228];[.$L228];[.$N228];[.$P228];[.$R228];[.$T228])"/>
          <table:table-cell table:formula="of:=MIN([.$C228];[.$E228];[.$G228];[.$I228];[.$K228];[.$M228];[.$O228];[.$Q228];[.$S228];[.$U228])"/>
          <table:table-cell table:formula="of:=MEDIAN([.$B228];[.$D228];[.$F228];[.$H228];[.$J228];[.$L228];[.$N228];[.$P228];[.$R228];[.$T228])"/>
          <table:table-cell table:formula="of:=MEDIAN([.$C228];[.$E228];[.$G228];[.$I228];[.$K228];[.$M228];[.$O228];[.$Q228];[.$S228];[.$U228])"/>
          <table:table-cell table:formula="of:=MAX([.$B228];[.$D228];[.$F228];[.$H228];[.$J228];[.$L228];[.$N228];[.$P228];[.$R228];[.$T228])"/>
          <table:table-cell table:formula="of:=MAX([.$C228];[.$E228];[.$G228];[.$I228];[.$K228];[.$M228];[.$O228];[.$Q228];[.$S228];[.$U228])"/>
        </table:table-row>
        <table:table-row>
          <table:table-cell office:value-type="string">
            <text:p>./cargobike-simple-100_user-input-6</text:p>
          </table:table-cell>
          <table:table-cell/>
          <table:table-cell/>
          <table:table-cell office:value-type="float" office:value="6.68" table:style-name="cellWorst">
            <text:p>6.68</text:p>
          </table:table-cell>
          <table:table-cell office:value-type="float" office:value="0.0">
            <text:p>0.0</text:p>
          </table:table-cell>
          <table:table-cell office:value-type="float" office:value="4.15">
            <text:p>4.1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37">
            <text:p>4.37</text:p>
          </table:table-cell>
          <table:table-cell office:value-type="float" office:value="0.0">
            <text:p>0.0</text:p>
          </table:table-cell>
          <table:table-cell office:value-type="float" office:value="4.35">
            <text:p>4.35</text:p>
          </table:table-cell>
          <table:table-cell office:value-type="float" office:value="0.0">
            <text:p>0.0</text:p>
          </table:table-cell>
          <table:table-cell office:value-type="float" office:value="3.57">
            <text:p>3.57</text:p>
          </table:table-cell>
          <table:table-cell office:value-type="float" office:value="0.0">
            <text:p>0.0</text:p>
          </table:table-cell>
          <table:table-cell office:value-type="float" office:value="3.54" table:style-name="cellBest">
            <text:p>3.54</text:p>
          </table:table-cell>
          <table:table-cell office:value-type="float" office:value="0.0">
            <text:p>0.0</text:p>
          </table:table-cell>
          <table:table-cell table:formula="of:=MIN([.$B229];[.$D229];[.$F229];[.$H229];[.$J229];[.$L229];[.$N229];[.$P229];[.$R229];[.$T229])"/>
          <table:table-cell table:formula="of:=MIN([.$C229];[.$E229];[.$G229];[.$I229];[.$K229];[.$M229];[.$O229];[.$Q229];[.$S229];[.$U229])"/>
          <table:table-cell table:formula="of:=MEDIAN([.$B229];[.$D229];[.$F229];[.$H229];[.$J229];[.$L229];[.$N229];[.$P229];[.$R229];[.$T229])"/>
          <table:table-cell table:formula="of:=MEDIAN([.$C229];[.$E229];[.$G229];[.$I229];[.$K229];[.$M229];[.$O229];[.$Q229];[.$S229];[.$U229])"/>
          <table:table-cell table:formula="of:=MAX([.$B229];[.$D229];[.$F229];[.$H229];[.$J229];[.$L229];[.$N229];[.$P229];[.$R229];[.$T229])"/>
          <table:table-cell table:formula="of:=MAX([.$C229];[.$E229];[.$G229];[.$I229];[.$K229];[.$M229];[.$O229];[.$Q229];[.$S229];[.$U229])"/>
        </table:table-row>
        <table:table-row>
          <table:table-cell office:value-type="string">
            <text:p>./cargobike-simple-100_user-input-7</text:p>
          </table:table-cell>
          <table:table-cell/>
          <table:table-cell/>
          <table:table-cell office:value-type="float" office:value="4.19">
            <text:p>4.19</text:p>
          </table:table-cell>
          <table:table-cell office:value-type="float" office:value="0.0">
            <text:p>0.0</text:p>
          </table:table-cell>
          <table:table-cell office:value-type="float" office:value="3.89">
            <text:p>3.8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77">
            <text:p>4.77</text:p>
          </table:table-cell>
          <table:table-cell office:value-type="float" office:value="0.0">
            <text:p>0.0</text:p>
          </table:table-cell>
          <table:table-cell office:value-type="float" office:value="5.77">
            <text:p>5.77</text:p>
          </table:table-cell>
          <table:table-cell office:value-type="float" office:value="0.0">
            <text:p>0.0</text:p>
          </table:table-cell>
          <table:table-cell office:value-type="float" office:value="3.67">
            <text:p>3.67</text:p>
          </table:table-cell>
          <table:table-cell office:value-type="float" office:value="0.0">
            <text:p>0.0</text:p>
          </table:table-cell>
          <table:table-cell office:value-type="float" office:value="3.35" table:style-name="cellBest">
            <text:p>3.35</text:p>
          </table:table-cell>
          <table:table-cell office:value-type="float" office:value="0.0">
            <text:p>0.0</text:p>
          </table:table-cell>
          <table:table-cell table:formula="of:=MIN([.$B230];[.$D230];[.$F230];[.$H230];[.$J230];[.$L230];[.$N230];[.$P230];[.$R230];[.$T230])"/>
          <table:table-cell table:formula="of:=MIN([.$C230];[.$E230];[.$G230];[.$I230];[.$K230];[.$M230];[.$O230];[.$Q230];[.$S230];[.$U230])"/>
          <table:table-cell table:formula="of:=MEDIAN([.$B230];[.$D230];[.$F230];[.$H230];[.$J230];[.$L230];[.$N230];[.$P230];[.$R230];[.$T230])"/>
          <table:table-cell table:formula="of:=MEDIAN([.$C230];[.$E230];[.$G230];[.$I230];[.$K230];[.$M230];[.$O230];[.$Q230];[.$S230];[.$U230])"/>
          <table:table-cell table:formula="of:=MAX([.$B230];[.$D230];[.$F230];[.$H230];[.$J230];[.$L230];[.$N230];[.$P230];[.$R230];[.$T230])"/>
          <table:table-cell table:formula="of:=MAX([.$C230];[.$E230];[.$G230];[.$I230];[.$K230];[.$M230];[.$O230];[.$Q230];[.$S230];[.$U230])"/>
        </table:table-row>
        <table:table-row>
          <table:table-cell office:value-type="string">
            <text:p>./cargobike-simple-100_user-input-8</text:p>
          </table:table-cell>
          <table:table-cell/>
          <table:table-cell/>
          <table:table-cell office:value-type="float" office:value="4.39">
            <text:p>4.39</text:p>
          </table:table-cell>
          <table:table-cell office:value-type="float" office:value="0.0">
            <text:p>0.0</text:p>
          </table:table-cell>
          <table:table-cell office:value-type="float" office:value="4.07">
            <text:p>4.0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33">
            <text:p>4.33</text:p>
          </table:table-cell>
          <table:table-cell office:value-type="float" office:value="0.0">
            <text:p>0.0</text:p>
          </table:table-cell>
          <table:table-cell office:value-type="float" office:value="4.87">
            <text:p>4.87</text:p>
          </table:table-cell>
          <table:table-cell office:value-type="float" office:value="0.0">
            <text:p>0.0</text:p>
          </table:table-cell>
          <table:table-cell office:value-type="float" office:value="3.93">
            <text:p>3.93</text:p>
          </table:table-cell>
          <table:table-cell office:value-type="float" office:value="0.0">
            <text:p>0.0</text:p>
          </table:table-cell>
          <table:table-cell office:value-type="float" office:value="3.74">
            <text:p>3.74</text:p>
          </table:table-cell>
          <table:table-cell office:value-type="float" office:value="0.0">
            <text:p>0.0</text:p>
          </table:table-cell>
          <table:table-cell table:formula="of:=MIN([.$B231];[.$D231];[.$F231];[.$H231];[.$J231];[.$L231];[.$N231];[.$P231];[.$R231];[.$T231])"/>
          <table:table-cell table:formula="of:=MIN([.$C231];[.$E231];[.$G231];[.$I231];[.$K231];[.$M231];[.$O231];[.$Q231];[.$S231];[.$U231])"/>
          <table:table-cell table:formula="of:=MEDIAN([.$B231];[.$D231];[.$F231];[.$H231];[.$J231];[.$L231];[.$N231];[.$P231];[.$R231];[.$T231])"/>
          <table:table-cell table:formula="of:=MEDIAN([.$C231];[.$E231];[.$G231];[.$I231];[.$K231];[.$M231];[.$O231];[.$Q231];[.$S231];[.$U231])"/>
          <table:table-cell table:formula="of:=MAX([.$B231];[.$D231];[.$F231];[.$H231];[.$J231];[.$L231];[.$N231];[.$P231];[.$R231];[.$T231])"/>
          <table:table-cell table:formula="of:=MAX([.$C231];[.$E231];[.$G231];[.$I231];[.$K231];[.$M231];[.$O231];[.$Q231];[.$S231];[.$U231])"/>
        </table:table-row>
        <table:table-row>
          <table:table-cell office:value-type="string">
            <text:p>./cargobike-simple-100_user-input-9</text:p>
          </table:table-cell>
          <table:table-cell/>
          <table:table-cell/>
          <table:table-cell office:value-type="float" office:value="4.55">
            <text:p>4.55</text:p>
          </table:table-cell>
          <table:table-cell office:value-type="float" office:value="0.0">
            <text:p>0.0</text:p>
          </table:table-cell>
          <table:table-cell office:value-type="float" office:value="4.04">
            <text:p>4.0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8">
            <text:p>4.8</text:p>
          </table:table-cell>
          <table:table-cell office:value-type="float" office:value="0.0">
            <text:p>0.0</text:p>
          </table:table-cell>
          <table:table-cell office:value-type="float" office:value="5.18">
            <text:p>5.18</text:p>
          </table:table-cell>
          <table:table-cell office:value-type="float" office:value="0.0">
            <text:p>0.0</text:p>
          </table:table-cell>
          <table:table-cell office:value-type="float" office:value="3.49">
            <text:p>3.49</text:p>
          </table:table-cell>
          <table:table-cell office:value-type="float" office:value="0.0">
            <text:p>0.0</text:p>
          </table:table-cell>
          <table:table-cell office:value-type="float" office:value="3.59">
            <text:p>3.59</text:p>
          </table:table-cell>
          <table:table-cell office:value-type="float" office:value="0.0">
            <text:p>0.0</text:p>
          </table:table-cell>
          <table:table-cell table:formula="of:=MIN([.$B232];[.$D232];[.$F232];[.$H232];[.$J232];[.$L232];[.$N232];[.$P232];[.$R232];[.$T232])"/>
          <table:table-cell table:formula="of:=MIN([.$C232];[.$E232];[.$G232];[.$I232];[.$K232];[.$M232];[.$O232];[.$Q232];[.$S232];[.$U232])"/>
          <table:table-cell table:formula="of:=MEDIAN([.$B232];[.$D232];[.$F232];[.$H232];[.$J232];[.$L232];[.$N232];[.$P232];[.$R232];[.$T232])"/>
          <table:table-cell table:formula="of:=MEDIAN([.$C232];[.$E232];[.$G232];[.$I232];[.$K232];[.$M232];[.$O232];[.$Q232];[.$S232];[.$U232])"/>
          <table:table-cell table:formula="of:=MAX([.$B232];[.$D232];[.$F232];[.$H232];[.$J232];[.$L232];[.$N232];[.$P232];[.$R232];[.$T232])"/>
          <table:table-cell table:formula="of:=MAX([.$C232];[.$E232];[.$G232];[.$I232];[.$K232];[.$M232];[.$O232];[.$Q232];[.$S232];[.$U232])"/>
        </table:table-row>
        <table:table-row>
          <table:table-cell office:value-type="string">
            <text:p>./cargobike-simple-200_user-input-0</text:p>
          </table:table-cell>
          <table:table-cell/>
          <table:table-cell/>
          <table:table-cell office:value-type="float" office:value="4.75">
            <text:p>4.75</text:p>
          </table:table-cell>
          <table:table-cell office:value-type="float" office:value="0.0">
            <text:p>0.0</text:p>
          </table:table-cell>
          <table:table-cell office:value-type="float" office:value="4.76">
            <text:p>4.7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91">
            <text:p>5.91</text:p>
          </table:table-cell>
          <table:table-cell office:value-type="float" office:value="0.0">
            <text:p>0.0</text:p>
          </table:table-cell>
          <table:table-cell office:value-type="float" office:value="4.7">
            <text:p>4.7</text:p>
          </table:table-cell>
          <table:table-cell office:value-type="float" office:value="0.0">
            <text:p>0.0</text:p>
          </table:table-cell>
          <table:table-cell office:value-type="float" office:value="4.91">
            <text:p>4.91</text:p>
          </table:table-cell>
          <table:table-cell office:value-type="float" office:value="0.0">
            <text:p>0.0</text:p>
          </table:table-cell>
          <table:table-cell office:value-type="float" office:value="4.55">
            <text:p>4.55</text:p>
          </table:table-cell>
          <table:table-cell office:value-type="float" office:value="0.0">
            <text:p>0.0</text:p>
          </table:table-cell>
          <table:table-cell table:formula="of:=MIN([.$B233];[.$D233];[.$F233];[.$H233];[.$J233];[.$L233];[.$N233];[.$P233];[.$R233];[.$T233])"/>
          <table:table-cell table:formula="of:=MIN([.$C233];[.$E233];[.$G233];[.$I233];[.$K233];[.$M233];[.$O233];[.$Q233];[.$S233];[.$U233])"/>
          <table:table-cell table:formula="of:=MEDIAN([.$B233];[.$D233];[.$F233];[.$H233];[.$J233];[.$L233];[.$N233];[.$P233];[.$R233];[.$T233])"/>
          <table:table-cell table:formula="of:=MEDIAN([.$C233];[.$E233];[.$G233];[.$I233];[.$K233];[.$M233];[.$O233];[.$Q233];[.$S233];[.$U233])"/>
          <table:table-cell table:formula="of:=MAX([.$B233];[.$D233];[.$F233];[.$H233];[.$J233];[.$L233];[.$N233];[.$P233];[.$R233];[.$T233])"/>
          <table:table-cell table:formula="of:=MAX([.$C233];[.$E233];[.$G233];[.$I233];[.$K233];[.$M233];[.$O233];[.$Q233];[.$S233];[.$U233])"/>
        </table:table-row>
        <table:table-row>
          <table:table-cell office:value-type="string">
            <text:p>./cargobike-simple-200_user-input-1</text:p>
          </table:table-cell>
          <table:table-cell/>
          <table:table-cell/>
          <table:table-cell office:value-type="float" office:value="5.51">
            <text:p>5.51</text:p>
          </table:table-cell>
          <table:table-cell office:value-type="float" office:value="0.0">
            <text:p>0.0</text:p>
          </table:table-cell>
          <table:table-cell office:value-type="float" office:value="4.84">
            <text:p>4.8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94">
            <text:p>5.94</text:p>
          </table:table-cell>
          <table:table-cell office:value-type="float" office:value="0.0">
            <text:p>0.0</text:p>
          </table:table-cell>
          <table:table-cell office:value-type="float" office:value="7.02">
            <text:p>7.02</text:p>
          </table:table-cell>
          <table:table-cell office:value-type="float" office:value="0.0">
            <text:p>0.0</text:p>
          </table:table-cell>
          <table:table-cell office:value-type="float" office:value="3.73" table:style-name="cellBest">
            <text:p>3.73</text:p>
          </table:table-cell>
          <table:table-cell office:value-type="float" office:value="0.0">
            <text:p>0.0</text:p>
          </table:table-cell>
          <table:table-cell office:value-type="float" office:value="3.74">
            <text:p>3.74</text:p>
          </table:table-cell>
          <table:table-cell office:value-type="float" office:value="0.0">
            <text:p>0.0</text:p>
          </table:table-cell>
          <table:table-cell table:formula="of:=MIN([.$B234];[.$D234];[.$F234];[.$H234];[.$J234];[.$L234];[.$N234];[.$P234];[.$R234];[.$T234])"/>
          <table:table-cell table:formula="of:=MIN([.$C234];[.$E234];[.$G234];[.$I234];[.$K234];[.$M234];[.$O234];[.$Q234];[.$S234];[.$U234])"/>
          <table:table-cell table:formula="of:=MEDIAN([.$B234];[.$D234];[.$F234];[.$H234];[.$J234];[.$L234];[.$N234];[.$P234];[.$R234];[.$T234])"/>
          <table:table-cell table:formula="of:=MEDIAN([.$C234];[.$E234];[.$G234];[.$I234];[.$K234];[.$M234];[.$O234];[.$Q234];[.$S234];[.$U234])"/>
          <table:table-cell table:formula="of:=MAX([.$B234];[.$D234];[.$F234];[.$H234];[.$J234];[.$L234];[.$N234];[.$P234];[.$R234];[.$T234])"/>
          <table:table-cell table:formula="of:=MAX([.$C234];[.$E234];[.$G234];[.$I234];[.$K234];[.$M234];[.$O234];[.$Q234];[.$S234];[.$U234])"/>
        </table:table-row>
        <table:table-row>
          <table:table-cell office:value-type="string">
            <text:p>./cargobike-simple-200_user-input-10</text:p>
          </table:table-cell>
          <table:table-cell/>
          <table:table-cell/>
          <table:table-cell office:value-type="float" office:value="5.01">
            <text:p>5.01</text:p>
          </table:table-cell>
          <table:table-cell office:value-type="float" office:value="0.0">
            <text:p>0.0</text:p>
          </table:table-cell>
          <table:table-cell office:value-type="float" office:value="6.32">
            <text:p>6.3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17">
            <text:p>6.17</text:p>
          </table:table-cell>
          <table:table-cell office:value-type="float" office:value="0.0">
            <text:p>0.0</text:p>
          </table:table-cell>
          <table:table-cell office:value-type="float" office:value="7.72">
            <text:p>7.72</text:p>
          </table:table-cell>
          <table:table-cell office:value-type="float" office:value="0.0">
            <text:p>0.0</text:p>
          </table:table-cell>
          <table:table-cell office:value-type="float" office:value="7.09">
            <text:p>7.09</text:p>
          </table:table-cell>
          <table:table-cell office:value-type="float" office:value="0.0">
            <text:p>0.0</text:p>
          </table:table-cell>
          <table:table-cell office:value-type="float" office:value="4.13" table:style-name="cellBest">
            <text:p>4.13</text:p>
          </table:table-cell>
          <table:table-cell office:value-type="float" office:value="0.0">
            <text:p>0.0</text:p>
          </table:table-cell>
          <table:table-cell table:formula="of:=MIN([.$B235];[.$D235];[.$F235];[.$H235];[.$J235];[.$L235];[.$N235];[.$P235];[.$R235];[.$T235])"/>
          <table:table-cell table:formula="of:=MIN([.$C235];[.$E235];[.$G235];[.$I235];[.$K235];[.$M235];[.$O235];[.$Q235];[.$S235];[.$U235])"/>
          <table:table-cell table:formula="of:=MEDIAN([.$B235];[.$D235];[.$F235];[.$H235];[.$J235];[.$L235];[.$N235];[.$P235];[.$R235];[.$T235])"/>
          <table:table-cell table:formula="of:=MEDIAN([.$C235];[.$E235];[.$G235];[.$I235];[.$K235];[.$M235];[.$O235];[.$Q235];[.$S235];[.$U235])"/>
          <table:table-cell table:formula="of:=MAX([.$B235];[.$D235];[.$F235];[.$H235];[.$J235];[.$L235];[.$N235];[.$P235];[.$R235];[.$T235])"/>
          <table:table-cell table:formula="of:=MAX([.$C235];[.$E235];[.$G235];[.$I235];[.$K235];[.$M235];[.$O235];[.$Q235];[.$S235];[.$U235])"/>
        </table:table-row>
        <table:table-row>
          <table:table-cell office:value-type="string">
            <text:p>./cargobike-simple-200_user-input-11</text:p>
          </table:table-cell>
          <table:table-cell/>
          <table:table-cell/>
          <table:table-cell office:value-type="float" office:value="4.55">
            <text:p>4.55</text:p>
          </table:table-cell>
          <table:table-cell office:value-type="float" office:value="0.0">
            <text:p>0.0</text:p>
          </table:table-cell>
          <table:table-cell office:value-type="float" office:value="5.48">
            <text:p>5.4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86">
            <text:p>5.86</text:p>
          </table:table-cell>
          <table:table-cell office:value-type="float" office:value="0.0">
            <text:p>0.0</text:p>
          </table:table-cell>
          <table:table-cell office:value-type="float" office:value="7.93" table:style-name="cellWorst">
            <text:p>7.93</text:p>
          </table:table-cell>
          <table:table-cell office:value-type="float" office:value="0.0">
            <text:p>0.0</text:p>
          </table:table-cell>
          <table:table-cell office:value-type="float" office:value="4.79">
            <text:p>4.79</text:p>
          </table:table-cell>
          <table:table-cell office:value-type="float" office:value="0.0">
            <text:p>0.0</text:p>
          </table:table-cell>
          <table:table-cell office:value-type="float" office:value="4.38" table:style-name="cellBest">
            <text:p>4.38</text:p>
          </table:table-cell>
          <table:table-cell office:value-type="float" office:value="0.0">
            <text:p>0.0</text:p>
          </table:table-cell>
          <table:table-cell table:formula="of:=MIN([.$B236];[.$D236];[.$F236];[.$H236];[.$J236];[.$L236];[.$N236];[.$P236];[.$R236];[.$T236])"/>
          <table:table-cell table:formula="of:=MIN([.$C236];[.$E236];[.$G236];[.$I236];[.$K236];[.$M236];[.$O236];[.$Q236];[.$S236];[.$U236])"/>
          <table:table-cell table:formula="of:=MEDIAN([.$B236];[.$D236];[.$F236];[.$H236];[.$J236];[.$L236];[.$N236];[.$P236];[.$R236];[.$T236])"/>
          <table:table-cell table:formula="of:=MEDIAN([.$C236];[.$E236];[.$G236];[.$I236];[.$K236];[.$M236];[.$O236];[.$Q236];[.$S236];[.$U236])"/>
          <table:table-cell table:formula="of:=MAX([.$B236];[.$D236];[.$F236];[.$H236];[.$J236];[.$L236];[.$N236];[.$P236];[.$R236];[.$T236])"/>
          <table:table-cell table:formula="of:=MAX([.$C236];[.$E236];[.$G236];[.$I236];[.$K236];[.$M236];[.$O236];[.$Q236];[.$S236];[.$U236])"/>
        </table:table-row>
        <table:table-row>
          <table:table-cell office:value-type="string">
            <text:p>./cargobike-simple-200_user-input-12</text:p>
          </table:table-cell>
          <table:table-cell/>
          <table:table-cell/>
          <table:table-cell office:value-type="float" office:value="6.37">
            <text:p>6.37</text:p>
          </table:table-cell>
          <table:table-cell office:value-type="float" office:value="0.0">
            <text:p>0.0</text:p>
          </table:table-cell>
          <table:table-cell office:value-type="float" office:value="6.2">
            <text:p>6.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07">
            <text:p>8.07</text:p>
          </table:table-cell>
          <table:table-cell office:value-type="float" office:value="0.0">
            <text:p>0.0</text:p>
          </table:table-cell>
          <table:table-cell office:value-type="float" office:value="8.07">
            <text:p>8.07</text:p>
          </table:table-cell>
          <table:table-cell office:value-type="float" office:value="0.0">
            <text:p>0.0</text:p>
          </table:table-cell>
          <table:table-cell office:value-type="float" office:value="6.48">
            <text:p>6.48</text:p>
          </table:table-cell>
          <table:table-cell office:value-type="float" office:value="0.0">
            <text:p>0.0</text:p>
          </table:table-cell>
          <table:table-cell office:value-type="float" office:value="4.26" table:style-name="cellBest">
            <text:p>4.26</text:p>
          </table:table-cell>
          <table:table-cell office:value-type="float" office:value="0.0">
            <text:p>0.0</text:p>
          </table:table-cell>
          <table:table-cell table:formula="of:=MIN([.$B237];[.$D237];[.$F237];[.$H237];[.$J237];[.$L237];[.$N237];[.$P237];[.$R237];[.$T237])"/>
          <table:table-cell table:formula="of:=MIN([.$C237];[.$E237];[.$G237];[.$I237];[.$K237];[.$M237];[.$O237];[.$Q237];[.$S237];[.$U237])"/>
          <table:table-cell table:formula="of:=MEDIAN([.$B237];[.$D237];[.$F237];[.$H237];[.$J237];[.$L237];[.$N237];[.$P237];[.$R237];[.$T237])"/>
          <table:table-cell table:formula="of:=MEDIAN([.$C237];[.$E237];[.$G237];[.$I237];[.$K237];[.$M237];[.$O237];[.$Q237];[.$S237];[.$U237])"/>
          <table:table-cell table:formula="of:=MAX([.$B237];[.$D237];[.$F237];[.$H237];[.$J237];[.$L237];[.$N237];[.$P237];[.$R237];[.$T237])"/>
          <table:table-cell table:formula="of:=MAX([.$C237];[.$E237];[.$G237];[.$I237];[.$K237];[.$M237];[.$O237];[.$Q237];[.$S237];[.$U237])"/>
        </table:table-row>
        <table:table-row>
          <table:table-cell office:value-type="string">
            <text:p>./cargobike-simple-200_user-input-13</text:p>
          </table:table-cell>
          <table:table-cell/>
          <table:table-cell/>
          <table:table-cell office:value-type="float" office:value="6.52">
            <text:p>6.52</text:p>
          </table:table-cell>
          <table:table-cell office:value-type="float" office:value="0.0">
            <text:p>0.0</text:p>
          </table:table-cell>
          <table:table-cell office:value-type="float" office:value="6.82">
            <text:p>6.8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6">
            <text:p>7.6</text:p>
          </table:table-cell>
          <table:table-cell office:value-type="float" office:value="0.0">
            <text:p>0.0</text:p>
          </table:table-cell>
          <table:table-cell office:value-type="float" office:value="8.9" table:style-name="cellWorst">
            <text:p>8.9</text:p>
          </table:table-cell>
          <table:table-cell office:value-type="float" office:value="0.0">
            <text:p>0.0</text:p>
          </table:table-cell>
          <table:table-cell office:value-type="float" office:value="6.44">
            <text:p>6.44</text:p>
          </table:table-cell>
          <table:table-cell office:value-type="float" office:value="0.0">
            <text:p>0.0</text:p>
          </table:table-cell>
          <table:table-cell office:value-type="float" office:value="4.02" table:style-name="cellBest">
            <text:p>4.02</text:p>
          </table:table-cell>
          <table:table-cell office:value-type="float" office:value="0.0">
            <text:p>0.0</text:p>
          </table:table-cell>
          <table:table-cell table:formula="of:=MIN([.$B238];[.$D238];[.$F238];[.$H238];[.$J238];[.$L238];[.$N238];[.$P238];[.$R238];[.$T238])"/>
          <table:table-cell table:formula="of:=MIN([.$C238];[.$E238];[.$G238];[.$I238];[.$K238];[.$M238];[.$O238];[.$Q238];[.$S238];[.$U238])"/>
          <table:table-cell table:formula="of:=MEDIAN([.$B238];[.$D238];[.$F238];[.$H238];[.$J238];[.$L238];[.$N238];[.$P238];[.$R238];[.$T238])"/>
          <table:table-cell table:formula="of:=MEDIAN([.$C238];[.$E238];[.$G238];[.$I238];[.$K238];[.$M238];[.$O238];[.$Q238];[.$S238];[.$U238])"/>
          <table:table-cell table:formula="of:=MAX([.$B238];[.$D238];[.$F238];[.$H238];[.$J238];[.$L238];[.$N238];[.$P238];[.$R238];[.$T238])"/>
          <table:table-cell table:formula="of:=MAX([.$C238];[.$E238];[.$G238];[.$I238];[.$K238];[.$M238];[.$O238];[.$Q238];[.$S238];[.$U238])"/>
        </table:table-row>
        <table:table-row>
          <table:table-cell office:value-type="string">
            <text:p>./cargobike-simple-200_user-input-14</text:p>
          </table:table-cell>
          <table:table-cell/>
          <table:table-cell/>
          <table:table-cell office:value-type="float" office:value="5.82">
            <text:p>5.82</text:p>
          </table:table-cell>
          <table:table-cell office:value-type="float" office:value="0.0">
            <text:p>0.0</text:p>
          </table:table-cell>
          <table:table-cell office:value-type="float" office:value="6.07">
            <text:p>6.0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01">
            <text:p>9.01</text:p>
          </table:table-cell>
          <table:table-cell office:value-type="float" office:value="0.0">
            <text:p>0.0</text:p>
          </table:table-cell>
          <table:table-cell office:value-type="float" office:value="10.91" table:style-name="cellWorst">
            <text:p>10.91</text:p>
          </table:table-cell>
          <table:table-cell office:value-type="float" office:value="0.0">
            <text:p>0.0</text:p>
          </table:table-cell>
          <table:table-cell office:value-type="float" office:value="6.15">
            <text:p>6.15</text:p>
          </table:table-cell>
          <table:table-cell office:value-type="float" office:value="0.0">
            <text:p>0.0</text:p>
          </table:table-cell>
          <table:table-cell office:value-type="float" office:value="4.18" table:style-name="cellBest">
            <text:p>4.18</text:p>
          </table:table-cell>
          <table:table-cell office:value-type="float" office:value="0.0">
            <text:p>0.0</text:p>
          </table:table-cell>
          <table:table-cell table:formula="of:=MIN([.$B239];[.$D239];[.$F239];[.$H239];[.$J239];[.$L239];[.$N239];[.$P239];[.$R239];[.$T239])"/>
          <table:table-cell table:formula="of:=MIN([.$C239];[.$E239];[.$G239];[.$I239];[.$K239];[.$M239];[.$O239];[.$Q239];[.$S239];[.$U239])"/>
          <table:table-cell table:formula="of:=MEDIAN([.$B239];[.$D239];[.$F239];[.$H239];[.$J239];[.$L239];[.$N239];[.$P239];[.$R239];[.$T239])"/>
          <table:table-cell table:formula="of:=MEDIAN([.$C239];[.$E239];[.$G239];[.$I239];[.$K239];[.$M239];[.$O239];[.$Q239];[.$S239];[.$U239])"/>
          <table:table-cell table:formula="of:=MAX([.$B239];[.$D239];[.$F239];[.$H239];[.$J239];[.$L239];[.$N239];[.$P239];[.$R239];[.$T239])"/>
          <table:table-cell table:formula="of:=MAX([.$C239];[.$E239];[.$G239];[.$I239];[.$K239];[.$M239];[.$O239];[.$Q239];[.$S239];[.$U239])"/>
        </table:table-row>
        <table:table-row>
          <table:table-cell office:value-type="string">
            <text:p>./cargobike-simple-200_user-input-15</text:p>
          </table:table-cell>
          <table:table-cell/>
          <table:table-cell/>
          <table:table-cell office:value-type="float" office:value="6.17">
            <text:p>6.17</text:p>
          </table:table-cell>
          <table:table-cell office:value-type="float" office:value="0.0">
            <text:p>0.0</text:p>
          </table:table-cell>
          <table:table-cell office:value-type="float" office:value="6.61">
            <text:p>6.6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16">
            <text:p>7.16</text:p>
          </table:table-cell>
          <table:table-cell office:value-type="float" office:value="0.0">
            <text:p>0.0</text:p>
          </table:table-cell>
          <table:table-cell office:value-type="float" office:value="8.22">
            <text:p>8.22</text:p>
          </table:table-cell>
          <table:table-cell office:value-type="float" office:value="0.0">
            <text:p>0.0</text:p>
          </table:table-cell>
          <table:table-cell office:value-type="float" office:value="7.81">
            <text:p>7.81</text:p>
          </table:table-cell>
          <table:table-cell office:value-type="float" office:value="0.0">
            <text:p>0.0</text:p>
          </table:table-cell>
          <table:table-cell office:value-type="float" office:value="4.6" table:style-name="cellBest">
            <text:p>4.6</text:p>
          </table:table-cell>
          <table:table-cell office:value-type="float" office:value="0.0">
            <text:p>0.0</text:p>
          </table:table-cell>
          <table:table-cell table:formula="of:=MIN([.$B240];[.$D240];[.$F240];[.$H240];[.$J240];[.$L240];[.$N240];[.$P240];[.$R240];[.$T240])"/>
          <table:table-cell table:formula="of:=MIN([.$C240];[.$E240];[.$G240];[.$I240];[.$K240];[.$M240];[.$O240];[.$Q240];[.$S240];[.$U240])"/>
          <table:table-cell table:formula="of:=MEDIAN([.$B240];[.$D240];[.$F240];[.$H240];[.$J240];[.$L240];[.$N240];[.$P240];[.$R240];[.$T240])"/>
          <table:table-cell table:formula="of:=MEDIAN([.$C240];[.$E240];[.$G240];[.$I240];[.$K240];[.$M240];[.$O240];[.$Q240];[.$S240];[.$U240])"/>
          <table:table-cell table:formula="of:=MAX([.$B240];[.$D240];[.$F240];[.$H240];[.$J240];[.$L240];[.$N240];[.$P240];[.$R240];[.$T240])"/>
          <table:table-cell table:formula="of:=MAX([.$C240];[.$E240];[.$G240];[.$I240];[.$K240];[.$M240];[.$O240];[.$Q240];[.$S240];[.$U240])"/>
        </table:table-row>
        <table:table-row>
          <table:table-cell office:value-type="string">
            <text:p>./cargobike-simple-200_user-input-16</text:p>
          </table:table-cell>
          <table:table-cell/>
          <table:table-cell/>
          <table:table-cell office:value-type="float" office:value="9.26">
            <text:p>9.26</text:p>
          </table:table-cell>
          <table:table-cell office:value-type="float" office:value="0.0">
            <text:p>0.0</text:p>
          </table:table-cell>
          <table:table-cell office:value-type="float" office:value="7.14">
            <text:p>7.1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0">
            <text:p>8.0</text:p>
          </table:table-cell>
          <table:table-cell office:value-type="float" office:value="0.0">
            <text:p>0.0</text:p>
          </table:table-cell>
          <table:table-cell office:value-type="float" office:value="11.16" table:style-name="cellWorst">
            <text:p>11.16</text:p>
          </table:table-cell>
          <table:table-cell office:value-type="float" office:value="0.0">
            <text:p>0.0</text:p>
          </table:table-cell>
          <table:table-cell office:value-type="float" office:value="5.84">
            <text:p>5.84</text:p>
          </table:table-cell>
          <table:table-cell office:value-type="float" office:value="0.0">
            <text:p>0.0</text:p>
          </table:table-cell>
          <table:table-cell office:value-type="float" office:value="4.45" table:style-name="cellBest">
            <text:p>4.45</text:p>
          </table:table-cell>
          <table:table-cell office:value-type="float" office:value="0.0">
            <text:p>0.0</text:p>
          </table:table-cell>
          <table:table-cell table:formula="of:=MIN([.$B241];[.$D241];[.$F241];[.$H241];[.$J241];[.$L241];[.$N241];[.$P241];[.$R241];[.$T241])"/>
          <table:table-cell table:formula="of:=MIN([.$C241];[.$E241];[.$G241];[.$I241];[.$K241];[.$M241];[.$O241];[.$Q241];[.$S241];[.$U241])"/>
          <table:table-cell table:formula="of:=MEDIAN([.$B241];[.$D241];[.$F241];[.$H241];[.$J241];[.$L241];[.$N241];[.$P241];[.$R241];[.$T241])"/>
          <table:table-cell table:formula="of:=MEDIAN([.$C241];[.$E241];[.$G241];[.$I241];[.$K241];[.$M241];[.$O241];[.$Q241];[.$S241];[.$U241])"/>
          <table:table-cell table:formula="of:=MAX([.$B241];[.$D241];[.$F241];[.$H241];[.$J241];[.$L241];[.$N241];[.$P241];[.$R241];[.$T241])"/>
          <table:table-cell table:formula="of:=MAX([.$C241];[.$E241];[.$G241];[.$I241];[.$K241];[.$M241];[.$O241];[.$Q241];[.$S241];[.$U241])"/>
        </table:table-row>
        <table:table-row>
          <table:table-cell office:value-type="string">
            <text:p>./cargobike-simple-200_user-input-17</text:p>
          </table:table-cell>
          <table:table-cell/>
          <table:table-cell/>
          <table:table-cell office:value-type="float" office:value="7.05">
            <text:p>7.05</text:p>
          </table:table-cell>
          <table:table-cell office:value-type="float" office:value="0.0">
            <text:p>0.0</text:p>
          </table:table-cell>
          <table:table-cell office:value-type="float" office:value="8.17">
            <text:p>8.1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42">
            <text:p>8.42</text:p>
          </table:table-cell>
          <table:table-cell office:value-type="float" office:value="0.0">
            <text:p>0.0</text:p>
          </table:table-cell>
          <table:table-cell office:value-type="float" office:value="9.12">
            <text:p>9.12</text:p>
          </table:table-cell>
          <table:table-cell office:value-type="float" office:value="0.0">
            <text:p>0.0</text:p>
          </table:table-cell>
          <table:table-cell office:value-type="float" office:value="7.56">
            <text:p>7.56</text:p>
          </table:table-cell>
          <table:table-cell office:value-type="float" office:value="0.0">
            <text:p>0.0</text:p>
          </table:table-cell>
          <table:table-cell office:value-type="float" office:value="4.37" table:style-name="cellBest">
            <text:p>4.37</text:p>
          </table:table-cell>
          <table:table-cell office:value-type="float" office:value="0.0">
            <text:p>0.0</text:p>
          </table:table-cell>
          <table:table-cell table:formula="of:=MIN([.$B242];[.$D242];[.$F242];[.$H242];[.$J242];[.$L242];[.$N242];[.$P242];[.$R242];[.$T242])"/>
          <table:table-cell table:formula="of:=MIN([.$C242];[.$E242];[.$G242];[.$I242];[.$K242];[.$M242];[.$O242];[.$Q242];[.$S242];[.$U242])"/>
          <table:table-cell table:formula="of:=MEDIAN([.$B242];[.$D242];[.$F242];[.$H242];[.$J242];[.$L242];[.$N242];[.$P242];[.$R242];[.$T242])"/>
          <table:table-cell table:formula="of:=MEDIAN([.$C242];[.$E242];[.$G242];[.$I242];[.$K242];[.$M242];[.$O242];[.$Q242];[.$S242];[.$U242])"/>
          <table:table-cell table:formula="of:=MAX([.$B242];[.$D242];[.$F242];[.$H242];[.$J242];[.$L242];[.$N242];[.$P242];[.$R242];[.$T242])"/>
          <table:table-cell table:formula="of:=MAX([.$C242];[.$E242];[.$G242];[.$I242];[.$K242];[.$M242];[.$O242];[.$Q242];[.$S242];[.$U242])"/>
        </table:table-row>
        <table:table-row>
          <table:table-cell office:value-type="string">
            <text:p>./cargobike-simple-200_user-input-18</text:p>
          </table:table-cell>
          <table:table-cell/>
          <table:table-cell/>
          <table:table-cell office:value-type="float" office:value="6.73">
            <text:p>6.73</text:p>
          </table:table-cell>
          <table:table-cell office:value-type="float" office:value="0.0">
            <text:p>0.0</text:p>
          </table:table-cell>
          <table:table-cell office:value-type="float" office:value="7.76">
            <text:p>7.7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34">
            <text:p>9.34</text:p>
          </table:table-cell>
          <table:table-cell office:value-type="float" office:value="0.0">
            <text:p>0.0</text:p>
          </table:table-cell>
          <table:table-cell office:value-type="float" office:value="13.3" table:style-name="cellWorst">
            <text:p>13.3</text:p>
          </table:table-cell>
          <table:table-cell office:value-type="float" office:value="0.0">
            <text:p>0.0</text:p>
          </table:table-cell>
          <table:table-cell office:value-type="float" office:value="6.12">
            <text:p>6.12</text:p>
          </table:table-cell>
          <table:table-cell office:value-type="float" office:value="0.0">
            <text:p>0.0</text:p>
          </table:table-cell>
          <table:table-cell office:value-type="float" office:value="5.2" table:style-name="cellBest">
            <text:p>5.2</text:p>
          </table:table-cell>
          <table:table-cell office:value-type="float" office:value="0.0">
            <text:p>0.0</text:p>
          </table:table-cell>
          <table:table-cell table:formula="of:=MIN([.$B243];[.$D243];[.$F243];[.$H243];[.$J243];[.$L243];[.$N243];[.$P243];[.$R243];[.$T243])"/>
          <table:table-cell table:formula="of:=MIN([.$C243];[.$E243];[.$G243];[.$I243];[.$K243];[.$M243];[.$O243];[.$Q243];[.$S243];[.$U243])"/>
          <table:table-cell table:formula="of:=MEDIAN([.$B243];[.$D243];[.$F243];[.$H243];[.$J243];[.$L243];[.$N243];[.$P243];[.$R243];[.$T243])"/>
          <table:table-cell table:formula="of:=MEDIAN([.$C243];[.$E243];[.$G243];[.$I243];[.$K243];[.$M243];[.$O243];[.$Q243];[.$S243];[.$U243])"/>
          <table:table-cell table:formula="of:=MAX([.$B243];[.$D243];[.$F243];[.$H243];[.$J243];[.$L243];[.$N243];[.$P243];[.$R243];[.$T243])"/>
          <table:table-cell table:formula="of:=MAX([.$C243];[.$E243];[.$G243];[.$I243];[.$K243];[.$M243];[.$O243];[.$Q243];[.$S243];[.$U243])"/>
        </table:table-row>
        <table:table-row>
          <table:table-cell office:value-type="string">
            <text:p>./cargobike-simple-200_user-input-19</text:p>
          </table:table-cell>
          <table:table-cell/>
          <table:table-cell/>
          <table:table-cell office:value-type="float" office:value="6.68">
            <text:p>6.68</text:p>
          </table:table-cell>
          <table:table-cell office:value-type="float" office:value="0.0">
            <text:p>0.0</text:p>
          </table:table-cell>
          <table:table-cell office:value-type="float" office:value="7.87">
            <text:p>7.8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89">
            <text:p>7.89</text:p>
          </table:table-cell>
          <table:table-cell office:value-type="float" office:value="0.0">
            <text:p>0.0</text:p>
          </table:table-cell>
          <table:table-cell office:value-type="float" office:value="8.98">
            <text:p>8.98</text:p>
          </table:table-cell>
          <table:table-cell office:value-type="float" office:value="0.0">
            <text:p>0.0</text:p>
          </table:table-cell>
          <table:table-cell office:value-type="float" office:value="5.24">
            <text:p>5.24</text:p>
          </table:table-cell>
          <table:table-cell office:value-type="float" office:value="0.0">
            <text:p>0.0</text:p>
          </table:table-cell>
          <table:table-cell office:value-type="float" office:value="5.01" table:style-name="cellBest">
            <text:p>5.01</text:p>
          </table:table-cell>
          <table:table-cell office:value-type="float" office:value="0.0">
            <text:p>0.0</text:p>
          </table:table-cell>
          <table:table-cell table:formula="of:=MIN([.$B244];[.$D244];[.$F244];[.$H244];[.$J244];[.$L244];[.$N244];[.$P244];[.$R244];[.$T244])"/>
          <table:table-cell table:formula="of:=MIN([.$C244];[.$E244];[.$G244];[.$I244];[.$K244];[.$M244];[.$O244];[.$Q244];[.$S244];[.$U244])"/>
          <table:table-cell table:formula="of:=MEDIAN([.$B244];[.$D244];[.$F244];[.$H244];[.$J244];[.$L244];[.$N244];[.$P244];[.$R244];[.$T244])"/>
          <table:table-cell table:formula="of:=MEDIAN([.$C244];[.$E244];[.$G244];[.$I244];[.$K244];[.$M244];[.$O244];[.$Q244];[.$S244];[.$U244])"/>
          <table:table-cell table:formula="of:=MAX([.$B244];[.$D244];[.$F244];[.$H244];[.$J244];[.$L244];[.$N244];[.$P244];[.$R244];[.$T244])"/>
          <table:table-cell table:formula="of:=MAX([.$C244];[.$E244];[.$G244];[.$I244];[.$K244];[.$M244];[.$O244];[.$Q244];[.$S244];[.$U244])"/>
        </table:table-row>
        <table:table-row>
          <table:table-cell office:value-type="string">
            <text:p>./cargobike-simple-200_user-input-2</text:p>
          </table:table-cell>
          <table:table-cell/>
          <table:table-cell/>
          <table:table-cell office:value-type="float" office:value="4.76">
            <text:p>4.76</text:p>
          </table:table-cell>
          <table:table-cell office:value-type="float" office:value="0.0">
            <text:p>0.0</text:p>
          </table:table-cell>
          <table:table-cell office:value-type="float" office:value="5.52">
            <text:p>5.5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6">
            <text:p>6.6</text:p>
          </table:table-cell>
          <table:table-cell office:value-type="float" office:value="0.0">
            <text:p>0.0</text:p>
          </table:table-cell>
          <table:table-cell office:value-type="float" office:value="5.74">
            <text:p>5.74</text:p>
          </table:table-cell>
          <table:table-cell office:value-type="float" office:value="0.0">
            <text:p>0.0</text:p>
          </table:table-cell>
          <table:table-cell office:value-type="float" office:value="5.02">
            <text:p>5.02</text:p>
          </table:table-cell>
          <table:table-cell office:value-type="float" office:value="0.0">
            <text:p>0.0</text:p>
          </table:table-cell>
          <table:table-cell office:value-type="float" office:value="3.75" table:style-name="cellBest">
            <text:p>3.75</text:p>
          </table:table-cell>
          <table:table-cell office:value-type="float" office:value="0.0">
            <text:p>0.0</text:p>
          </table:table-cell>
          <table:table-cell table:formula="of:=MIN([.$B245];[.$D245];[.$F245];[.$H245];[.$J245];[.$L245];[.$N245];[.$P245];[.$R245];[.$T245])"/>
          <table:table-cell table:formula="of:=MIN([.$C245];[.$E245];[.$G245];[.$I245];[.$K245];[.$M245];[.$O245];[.$Q245];[.$S245];[.$U245])"/>
          <table:table-cell table:formula="of:=MEDIAN([.$B245];[.$D245];[.$F245];[.$H245];[.$J245];[.$L245];[.$N245];[.$P245];[.$R245];[.$T245])"/>
          <table:table-cell table:formula="of:=MEDIAN([.$C245];[.$E245];[.$G245];[.$I245];[.$K245];[.$M245];[.$O245];[.$Q245];[.$S245];[.$U245])"/>
          <table:table-cell table:formula="of:=MAX([.$B245];[.$D245];[.$F245];[.$H245];[.$J245];[.$L245];[.$N245];[.$P245];[.$R245];[.$T245])"/>
          <table:table-cell table:formula="of:=MAX([.$C245];[.$E245];[.$G245];[.$I245];[.$K245];[.$M245];[.$O245];[.$Q245];[.$S245];[.$U245])"/>
        </table:table-row>
        <table:table-row>
          <table:table-cell office:value-type="string">
            <text:p>./cargobike-simple-200_user-input-3</text:p>
          </table:table-cell>
          <table:table-cell/>
          <table:table-cell/>
          <table:table-cell office:value-type="float" office:value="5.13">
            <text:p>5.13</text:p>
          </table:table-cell>
          <table:table-cell office:value-type="float" office:value="0.0">
            <text:p>0.0</text:p>
          </table:table-cell>
          <table:table-cell office:value-type="float" office:value="5.63">
            <text:p>5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03">
            <text:p>6.03</text:p>
          </table:table-cell>
          <table:table-cell office:value-type="float" office:value="0.0">
            <text:p>0.0</text:p>
          </table:table-cell>
          <table:table-cell office:value-type="float" office:value="7.64" table:style-name="cellWorst">
            <text:p>7.64</text:p>
          </table:table-cell>
          <table:table-cell office:value-type="float" office:value="0.0">
            <text:p>0.0</text:p>
          </table:table-cell>
          <table:table-cell office:value-type="float" office:value="4.17">
            <text:p>4.17</text:p>
          </table:table-cell>
          <table:table-cell office:value-type="float" office:value="0.0">
            <text:p>0.0</text:p>
          </table:table-cell>
          <table:table-cell office:value-type="float" office:value="3.63" table:style-name="cellBest">
            <text:p>3.63</text:p>
          </table:table-cell>
          <table:table-cell office:value-type="float" office:value="0.0">
            <text:p>0.0</text:p>
          </table:table-cell>
          <table:table-cell table:formula="of:=MIN([.$B246];[.$D246];[.$F246];[.$H246];[.$J246];[.$L246];[.$N246];[.$P246];[.$R246];[.$T246])"/>
          <table:table-cell table:formula="of:=MIN([.$C246];[.$E246];[.$G246];[.$I246];[.$K246];[.$M246];[.$O246];[.$Q246];[.$S246];[.$U246])"/>
          <table:table-cell table:formula="of:=MEDIAN([.$B246];[.$D246];[.$F246];[.$H246];[.$J246];[.$L246];[.$N246];[.$P246];[.$R246];[.$T246])"/>
          <table:table-cell table:formula="of:=MEDIAN([.$C246];[.$E246];[.$G246];[.$I246];[.$K246];[.$M246];[.$O246];[.$Q246];[.$S246];[.$U246])"/>
          <table:table-cell table:formula="of:=MAX([.$B246];[.$D246];[.$F246];[.$H246];[.$J246];[.$L246];[.$N246];[.$P246];[.$R246];[.$T246])"/>
          <table:table-cell table:formula="of:=MAX([.$C246];[.$E246];[.$G246];[.$I246];[.$K246];[.$M246];[.$O246];[.$Q246];[.$S246];[.$U246])"/>
        </table:table-row>
        <table:table-row>
          <table:table-cell office:value-type="string">
            <text:p>./cargobike-simple-200_user-input-4</text:p>
          </table:table-cell>
          <table:table-cell/>
          <table:table-cell/>
          <table:table-cell office:value-type="float" office:value="5.55">
            <text:p>5.55</text:p>
          </table:table-cell>
          <table:table-cell office:value-type="float" office:value="0.0">
            <text:p>0.0</text:p>
          </table:table-cell>
          <table:table-cell office:value-type="float" office:value="5.59">
            <text:p>5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75">
            <text:p>5.75</text:p>
          </table:table-cell>
          <table:table-cell office:value-type="float" office:value="0.0">
            <text:p>0.0</text:p>
          </table:table-cell>
          <table:table-cell office:value-type="float" office:value="6.79">
            <text:p>6.79</text:p>
          </table:table-cell>
          <table:table-cell office:value-type="float" office:value="0.0">
            <text:p>0.0</text:p>
          </table:table-cell>
          <table:table-cell office:value-type="float" office:value="3.66" table:style-name="cellBest">
            <text:p>3.66</text:p>
          </table:table-cell>
          <table:table-cell office:value-type="float" office:value="0.0">
            <text:p>0.0</text:p>
          </table:table-cell>
          <table:table-cell office:value-type="float" office:value="4.0">
            <text:p>4.0</text:p>
          </table:table-cell>
          <table:table-cell office:value-type="float" office:value="0.0">
            <text:p>0.0</text:p>
          </table:table-cell>
          <table:table-cell table:formula="of:=MIN([.$B247];[.$D247];[.$F247];[.$H247];[.$J247];[.$L247];[.$N247];[.$P247];[.$R247];[.$T247])"/>
          <table:table-cell table:formula="of:=MIN([.$C247];[.$E247];[.$G247];[.$I247];[.$K247];[.$M247];[.$O247];[.$Q247];[.$S247];[.$U247])"/>
          <table:table-cell table:formula="of:=MEDIAN([.$B247];[.$D247];[.$F247];[.$H247];[.$J247];[.$L247];[.$N247];[.$P247];[.$R247];[.$T247])"/>
          <table:table-cell table:formula="of:=MEDIAN([.$C247];[.$E247];[.$G247];[.$I247];[.$K247];[.$M247];[.$O247];[.$Q247];[.$S247];[.$U247])"/>
          <table:table-cell table:formula="of:=MAX([.$B247];[.$D247];[.$F247];[.$H247];[.$J247];[.$L247];[.$N247];[.$P247];[.$R247];[.$T247])"/>
          <table:table-cell table:formula="of:=MAX([.$C247];[.$E247];[.$G247];[.$I247];[.$K247];[.$M247];[.$O247];[.$Q247];[.$S247];[.$U247])"/>
        </table:table-row>
        <table:table-row>
          <table:table-cell office:value-type="string">
            <text:p>./cargobike-simple-200_user-input-5</text:p>
          </table:table-cell>
          <table:table-cell/>
          <table:table-cell/>
          <table:table-cell office:value-type="float" office:value="5.2">
            <text:p>5.2</text:p>
          </table:table-cell>
          <table:table-cell office:value-type="float" office:value="0.0">
            <text:p>0.0</text:p>
          </table:table-cell>
          <table:table-cell office:value-type="float" office:value="5.78">
            <text:p>5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39">
            <text:p>6.39</text:p>
          </table:table-cell>
          <table:table-cell office:value-type="float" office:value="0.0">
            <text:p>0.0</text:p>
          </table:table-cell>
          <table:table-cell office:value-type="float" office:value="7.68" table:style-name="cellWorst">
            <text:p>7.68</text:p>
          </table:table-cell>
          <table:table-cell office:value-type="float" office:value="0.0">
            <text:p>0.0</text:p>
          </table:table-cell>
          <table:table-cell office:value-type="float" office:value="4.48" table:style-name="cellBest">
            <text:p>4.48</text:p>
          </table:table-cell>
          <table:table-cell office:value-type="float" office:value="0.0">
            <text:p>0.0</text:p>
          </table:table-cell>
          <table:table-cell office:value-type="float" office:value="4.61">
            <text:p>4.61</text:p>
          </table:table-cell>
          <table:table-cell office:value-type="float" office:value="0.0">
            <text:p>0.0</text:p>
          </table:table-cell>
          <table:table-cell table:formula="of:=MIN([.$B248];[.$D248];[.$F248];[.$H248];[.$J248];[.$L248];[.$N248];[.$P248];[.$R248];[.$T248])"/>
          <table:table-cell table:formula="of:=MIN([.$C248];[.$E248];[.$G248];[.$I248];[.$K248];[.$M248];[.$O248];[.$Q248];[.$S248];[.$U248])"/>
          <table:table-cell table:formula="of:=MEDIAN([.$B248];[.$D248];[.$F248];[.$H248];[.$J248];[.$L248];[.$N248];[.$P248];[.$R248];[.$T248])"/>
          <table:table-cell table:formula="of:=MEDIAN([.$C248];[.$E248];[.$G248];[.$I248];[.$K248];[.$M248];[.$O248];[.$Q248];[.$S248];[.$U248])"/>
          <table:table-cell table:formula="of:=MAX([.$B248];[.$D248];[.$F248];[.$H248];[.$J248];[.$L248];[.$N248];[.$P248];[.$R248];[.$T248])"/>
          <table:table-cell table:formula="of:=MAX([.$C248];[.$E248];[.$G248];[.$I248];[.$K248];[.$M248];[.$O248];[.$Q248];[.$S248];[.$U248])"/>
        </table:table-row>
        <table:table-row>
          <table:table-cell office:value-type="string">
            <text:p>./cargobike-simple-200_user-input-6</text:p>
          </table:table-cell>
          <table:table-cell/>
          <table:table-cell/>
          <table:table-cell office:value-type="float" office:value="5.22">
            <text:p>5.22</text:p>
          </table:table-cell>
          <table:table-cell office:value-type="float" office:value="0.0">
            <text:p>0.0</text:p>
          </table:table-cell>
          <table:table-cell office:value-type="float" office:value="5.45">
            <text:p>5.4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01">
            <text:p>6.01</text:p>
          </table:table-cell>
          <table:table-cell office:value-type="float" office:value="0.0">
            <text:p>0.0</text:p>
          </table:table-cell>
          <table:table-cell office:value-type="float" office:value="7.41" table:style-name="cellWorst">
            <text:p>7.41</text:p>
          </table:table-cell>
          <table:table-cell office:value-type="float" office:value="0.0">
            <text:p>0.0</text:p>
          </table:table-cell>
          <table:table-cell office:value-type="float" office:value="4.1">
            <text:p>4.1</text:p>
          </table:table-cell>
          <table:table-cell office:value-type="float" office:value="0.0">
            <text:p>0.0</text:p>
          </table:table-cell>
          <table:table-cell office:value-type="float" office:value="3.86" table:style-name="cellBest">
            <text:p>3.86</text:p>
          </table:table-cell>
          <table:table-cell office:value-type="float" office:value="0.0">
            <text:p>0.0</text:p>
          </table:table-cell>
          <table:table-cell table:formula="of:=MIN([.$B249];[.$D249];[.$F249];[.$H249];[.$J249];[.$L249];[.$N249];[.$P249];[.$R249];[.$T249])"/>
          <table:table-cell table:formula="of:=MIN([.$C249];[.$E249];[.$G249];[.$I249];[.$K249];[.$M249];[.$O249];[.$Q249];[.$S249];[.$U249])"/>
          <table:table-cell table:formula="of:=MEDIAN([.$B249];[.$D249];[.$F249];[.$H249];[.$J249];[.$L249];[.$N249];[.$P249];[.$R249];[.$T249])"/>
          <table:table-cell table:formula="of:=MEDIAN([.$C249];[.$E249];[.$G249];[.$I249];[.$K249];[.$M249];[.$O249];[.$Q249];[.$S249];[.$U249])"/>
          <table:table-cell table:formula="of:=MAX([.$B249];[.$D249];[.$F249];[.$H249];[.$J249];[.$L249];[.$N249];[.$P249];[.$R249];[.$T249])"/>
          <table:table-cell table:formula="of:=MAX([.$C249];[.$E249];[.$G249];[.$I249];[.$K249];[.$M249];[.$O249];[.$Q249];[.$S249];[.$U249])"/>
        </table:table-row>
        <table:table-row>
          <table:table-cell office:value-type="string">
            <text:p>./cargobike-simple-200_user-input-7</text:p>
          </table:table-cell>
          <table:table-cell/>
          <table:table-cell/>
          <table:table-cell office:value-type="float" office:value="4.81">
            <text:p>4.81</text:p>
          </table:table-cell>
          <table:table-cell office:value-type="float" office:value="0.0">
            <text:p>0.0</text:p>
          </table:table-cell>
          <table:table-cell office:value-type="float" office:value="5.25">
            <text:p>5.2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42" table:style-name="cellWorst">
            <text:p>10.42</text:p>
          </table:table-cell>
          <table:table-cell office:value-type="float" office:value="0.0">
            <text:p>0.0</text:p>
          </table:table-cell>
          <table:table-cell office:value-type="float" office:value="6.45">
            <text:p>6.45</text:p>
          </table:table-cell>
          <table:table-cell office:value-type="float" office:value="0.0">
            <text:p>0.0</text:p>
          </table:table-cell>
          <table:table-cell office:value-type="float" office:value="4.84">
            <text:p>4.84</text:p>
          </table:table-cell>
          <table:table-cell office:value-type="float" office:value="0.0">
            <text:p>0.0</text:p>
          </table:table-cell>
          <table:table-cell office:value-type="float" office:value="3.77" table:style-name="cellBest">
            <text:p>3.77</text:p>
          </table:table-cell>
          <table:table-cell office:value-type="float" office:value="0.0">
            <text:p>0.0</text:p>
          </table:table-cell>
          <table:table-cell table:formula="of:=MIN([.$B250];[.$D250];[.$F250];[.$H250];[.$J250];[.$L250];[.$N250];[.$P250];[.$R250];[.$T250])"/>
          <table:table-cell table:formula="of:=MIN([.$C250];[.$E250];[.$G250];[.$I250];[.$K250];[.$M250];[.$O250];[.$Q250];[.$S250];[.$U250])"/>
          <table:table-cell table:formula="of:=MEDIAN([.$B250];[.$D250];[.$F250];[.$H250];[.$J250];[.$L250];[.$N250];[.$P250];[.$R250];[.$T250])"/>
          <table:table-cell table:formula="of:=MEDIAN([.$C250];[.$E250];[.$G250];[.$I250];[.$K250];[.$M250];[.$O250];[.$Q250];[.$S250];[.$U250])"/>
          <table:table-cell table:formula="of:=MAX([.$B250];[.$D250];[.$F250];[.$H250];[.$J250];[.$L250];[.$N250];[.$P250];[.$R250];[.$T250])"/>
          <table:table-cell table:formula="of:=MAX([.$C250];[.$E250];[.$G250];[.$I250];[.$K250];[.$M250];[.$O250];[.$Q250];[.$S250];[.$U250])"/>
        </table:table-row>
        <table:table-row>
          <table:table-cell office:value-type="string">
            <text:p>./cargobike-simple-200_user-input-8</text:p>
          </table:table-cell>
          <table:table-cell/>
          <table:table-cell/>
          <table:table-cell office:value-type="float" office:value="5.16">
            <text:p>5.16</text:p>
          </table:table-cell>
          <table:table-cell office:value-type="float" office:value="0.0">
            <text:p>0.0</text:p>
          </table:table-cell>
          <table:table-cell office:value-type="float" office:value="6.16">
            <text:p>6.1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39">
            <text:p>6.39</text:p>
          </table:table-cell>
          <table:table-cell office:value-type="float" office:value="0.0">
            <text:p>0.0</text:p>
          </table:table-cell>
          <table:table-cell office:value-type="float" office:value="6.87">
            <text:p>6.87</text:p>
          </table:table-cell>
          <table:table-cell office:value-type="float" office:value="0.0">
            <text:p>0.0</text:p>
          </table:table-cell>
          <table:table-cell office:value-type="float" office:value="4.81">
            <text:p>4.81</text:p>
          </table:table-cell>
          <table:table-cell office:value-type="float" office:value="0.0">
            <text:p>0.0</text:p>
          </table:table-cell>
          <table:table-cell office:value-type="float" office:value="4.35" table:style-name="cellBest">
            <text:p>4.35</text:p>
          </table:table-cell>
          <table:table-cell office:value-type="float" office:value="0.0">
            <text:p>0.0</text:p>
          </table:table-cell>
          <table:table-cell table:formula="of:=MIN([.$B251];[.$D251];[.$F251];[.$H251];[.$J251];[.$L251];[.$N251];[.$P251];[.$R251];[.$T251])"/>
          <table:table-cell table:formula="of:=MIN([.$C251];[.$E251];[.$G251];[.$I251];[.$K251];[.$M251];[.$O251];[.$Q251];[.$S251];[.$U251])"/>
          <table:table-cell table:formula="of:=MEDIAN([.$B251];[.$D251];[.$F251];[.$H251];[.$J251];[.$L251];[.$N251];[.$P251];[.$R251];[.$T251])"/>
          <table:table-cell table:formula="of:=MEDIAN([.$C251];[.$E251];[.$G251];[.$I251];[.$K251];[.$M251];[.$O251];[.$Q251];[.$S251];[.$U251])"/>
          <table:table-cell table:formula="of:=MAX([.$B251];[.$D251];[.$F251];[.$H251];[.$J251];[.$L251];[.$N251];[.$P251];[.$R251];[.$T251])"/>
          <table:table-cell table:formula="of:=MAX([.$C251];[.$E251];[.$G251];[.$I251];[.$K251];[.$M251];[.$O251];[.$Q251];[.$S251];[.$U251])"/>
        </table:table-row>
        <table:table-row>
          <table:table-cell office:value-type="string">
            <text:p>./cargobike-simple-200_user-input-9</text:p>
          </table:table-cell>
          <table:table-cell/>
          <table:table-cell/>
          <table:table-cell office:value-type="float" office:value="5.01">
            <text:p>5.01</text:p>
          </table:table-cell>
          <table:table-cell office:value-type="float" office:value="0.0">
            <text:p>0.0</text:p>
          </table:table-cell>
          <table:table-cell office:value-type="float" office:value="5.71">
            <text:p>5.7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09">
            <text:p>6.09</text:p>
          </table:table-cell>
          <table:table-cell office:value-type="float" office:value="0.0">
            <text:p>0.0</text:p>
          </table:table-cell>
          <table:table-cell office:value-type="float" office:value="6.53">
            <text:p>6.53</text:p>
          </table:table-cell>
          <table:table-cell office:value-type="float" office:value="0.0">
            <text:p>0.0</text:p>
          </table:table-cell>
          <table:table-cell office:value-type="float" office:value="4.75">
            <text:p>4.75</text:p>
          </table:table-cell>
          <table:table-cell office:value-type="float" office:value="0.0">
            <text:p>0.0</text:p>
          </table:table-cell>
          <table:table-cell office:value-type="float" office:value="6.22">
            <text:p>6.22</text:p>
          </table:table-cell>
          <table:table-cell office:value-type="float" office:value="0.0">
            <text:p>0.0</text:p>
          </table:table-cell>
          <table:table-cell table:formula="of:=MIN([.$B252];[.$D252];[.$F252];[.$H252];[.$J252];[.$L252];[.$N252];[.$P252];[.$R252];[.$T252])"/>
          <table:table-cell table:formula="of:=MIN([.$C252];[.$E252];[.$G252];[.$I252];[.$K252];[.$M252];[.$O252];[.$Q252];[.$S252];[.$U252])"/>
          <table:table-cell table:formula="of:=MEDIAN([.$B252];[.$D252];[.$F252];[.$H252];[.$J252];[.$L252];[.$N252];[.$P252];[.$R252];[.$T252])"/>
          <table:table-cell table:formula="of:=MEDIAN([.$C252];[.$E252];[.$G252];[.$I252];[.$K252];[.$M252];[.$O252];[.$Q252];[.$S252];[.$U252])"/>
          <table:table-cell table:formula="of:=MAX([.$B252];[.$D252];[.$F252];[.$H252];[.$J252];[.$L252];[.$N252];[.$P252];[.$R252];[.$T252])"/>
          <table:table-cell table:formula="of:=MAX([.$C252];[.$E252];[.$G252];[.$I252];[.$K252];[.$M252];[.$O252];[.$Q252];[.$S252];[.$U252])"/>
        </table:table-row>
        <table:table-row>
          <table:table-cell office:value-type="string">
            <text:p>./cargobike-simple-300_user-input-0</text:p>
          </table:table-cell>
          <table:table-cell/>
          <table:table-cell/>
          <table:table-cell office:value-type="float" office:value="6.75">
            <text:p>6.75</text:p>
          </table:table-cell>
          <table:table-cell office:value-type="float" office:value="0.0">
            <text:p>0.0</text:p>
          </table:table-cell>
          <table:table-cell office:value-type="float" office:value="8.41">
            <text:p>8.4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37" table:style-name="cellWorst">
            <text:p>10.37</text:p>
          </table:table-cell>
          <table:table-cell office:value-type="float" office:value="0.0">
            <text:p>0.0</text:p>
          </table:table-cell>
          <table:table-cell office:value-type="float" office:value="7.27">
            <text:p>7.27</text:p>
          </table:table-cell>
          <table:table-cell office:value-type="float" office:value="0.0">
            <text:p>0.0</text:p>
          </table:table-cell>
          <table:table-cell office:value-type="float" office:value="5.12">
            <text:p>5.12</text:p>
          </table:table-cell>
          <table:table-cell office:value-type="float" office:value="0.0">
            <text:p>0.0</text:p>
          </table:table-cell>
          <table:table-cell office:value-type="float" office:value="4.85" table:style-name="cellBest">
            <text:p>4.85</text:p>
          </table:table-cell>
          <table:table-cell office:value-type="float" office:value="0.0">
            <text:p>0.0</text:p>
          </table:table-cell>
          <table:table-cell table:formula="of:=MIN([.$B253];[.$D253];[.$F253];[.$H253];[.$J253];[.$L253];[.$N253];[.$P253];[.$R253];[.$T253])"/>
          <table:table-cell table:formula="of:=MIN([.$C253];[.$E253];[.$G253];[.$I253];[.$K253];[.$M253];[.$O253];[.$Q253];[.$S253];[.$U253])"/>
          <table:table-cell table:formula="of:=MEDIAN([.$B253];[.$D253];[.$F253];[.$H253];[.$J253];[.$L253];[.$N253];[.$P253];[.$R253];[.$T253])"/>
          <table:table-cell table:formula="of:=MEDIAN([.$C253];[.$E253];[.$G253];[.$I253];[.$K253];[.$M253];[.$O253];[.$Q253];[.$S253];[.$U253])"/>
          <table:table-cell table:formula="of:=MAX([.$B253];[.$D253];[.$F253];[.$H253];[.$J253];[.$L253];[.$N253];[.$P253];[.$R253];[.$T253])"/>
          <table:table-cell table:formula="of:=MAX([.$C253];[.$E253];[.$G253];[.$I253];[.$K253];[.$M253];[.$O253];[.$Q253];[.$S253];[.$U253])"/>
        </table:table-row>
        <table:table-row>
          <table:table-cell office:value-type="string">
            <text:p>./cargobike-simple-300_user-input-1</text:p>
          </table:table-cell>
          <table:table-cell/>
          <table:table-cell/>
          <table:table-cell office:value-type="float" office:value="7.41">
            <text:p>7.41</text:p>
          </table:table-cell>
          <table:table-cell office:value-type="float" office:value="0.0">
            <text:p>0.0</text:p>
          </table:table-cell>
          <table:table-cell office:value-type="float" office:value="10.71" table:style-name="cellWorst">
            <text:p>10.7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33">
            <text:p>6.33</text:p>
          </table:table-cell>
          <table:table-cell office:value-type="float" office:value="0.0">
            <text:p>0.0</text:p>
          </table:table-cell>
          <table:table-cell office:value-type="float" office:value="8.68">
            <text:p>8.68</text:p>
          </table:table-cell>
          <table:table-cell office:value-type="float" office:value="0.0">
            <text:p>0.0</text:p>
          </table:table-cell>
          <table:table-cell office:value-type="float" office:value="4.66">
            <text:p>4.66</text:p>
          </table:table-cell>
          <table:table-cell office:value-type="float" office:value="0.0">
            <text:p>0.0</text:p>
          </table:table-cell>
          <table:table-cell office:value-type="float" office:value="4.1" table:style-name="cellBest">
            <text:p>4.1</text:p>
          </table:table-cell>
          <table:table-cell office:value-type="float" office:value="0.0">
            <text:p>0.0</text:p>
          </table:table-cell>
          <table:table-cell table:formula="of:=MIN([.$B254];[.$D254];[.$F254];[.$H254];[.$J254];[.$L254];[.$N254];[.$P254];[.$R254];[.$T254])"/>
          <table:table-cell table:formula="of:=MIN([.$C254];[.$E254];[.$G254];[.$I254];[.$K254];[.$M254];[.$O254];[.$Q254];[.$S254];[.$U254])"/>
          <table:table-cell table:formula="of:=MEDIAN([.$B254];[.$D254];[.$F254];[.$H254];[.$J254];[.$L254];[.$N254];[.$P254];[.$R254];[.$T254])"/>
          <table:table-cell table:formula="of:=MEDIAN([.$C254];[.$E254];[.$G254];[.$I254];[.$K254];[.$M254];[.$O254];[.$Q254];[.$S254];[.$U254])"/>
          <table:table-cell table:formula="of:=MAX([.$B254];[.$D254];[.$F254];[.$H254];[.$J254];[.$L254];[.$N254];[.$P254];[.$R254];[.$T254])"/>
          <table:table-cell table:formula="of:=MAX([.$C254];[.$E254];[.$G254];[.$I254];[.$K254];[.$M254];[.$O254];[.$Q254];[.$S254];[.$U254])"/>
        </table:table-row>
        <table:table-row>
          <table:table-cell office:value-type="string">
            <text:p>./cargobike-simple-300_user-input-10</text:p>
          </table:table-cell>
          <table:table-cell/>
          <table:table-cell/>
          <table:table-cell office:value-type="float" office:value="28.81">
            <text:p>28.81</text:p>
          </table:table-cell>
          <table:table-cell office:value-type="float" office:value="0.0">
            <text:p>0.0</text:p>
          </table:table-cell>
          <table:table-cell office:value-type="float" office:value="30.4" table:style-name="cellWorst">
            <text:p>30.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43">
            <text:p>8.43</text:p>
          </table:table-cell>
          <table:table-cell office:value-type="float" office:value="0.0">
            <text:p>0.0</text:p>
          </table:table-cell>
          <table:table-cell office:value-type="float" office:value="12.91">
            <text:p>12.91</text:p>
          </table:table-cell>
          <table:table-cell office:value-type="float" office:value="0.0">
            <text:p>0.0</text:p>
          </table:table-cell>
          <table:table-cell office:value-type="float" office:value="6.01">
            <text:p>6.01</text:p>
          </table:table-cell>
          <table:table-cell office:value-type="float" office:value="0.0">
            <text:p>0.0</text:p>
          </table:table-cell>
          <table:table-cell office:value-type="float" office:value="4.81" table:style-name="cellBest">
            <text:p>4.81</text:p>
          </table:table-cell>
          <table:table-cell office:value-type="float" office:value="0.0">
            <text:p>0.0</text:p>
          </table:table-cell>
          <table:table-cell table:formula="of:=MIN([.$B255];[.$D255];[.$F255];[.$H255];[.$J255];[.$L255];[.$N255];[.$P255];[.$R255];[.$T255])"/>
          <table:table-cell table:formula="of:=MIN([.$C255];[.$E255];[.$G255];[.$I255];[.$K255];[.$M255];[.$O255];[.$Q255];[.$S255];[.$U255])"/>
          <table:table-cell table:formula="of:=MEDIAN([.$B255];[.$D255];[.$F255];[.$H255];[.$J255];[.$L255];[.$N255];[.$P255];[.$R255];[.$T255])"/>
          <table:table-cell table:formula="of:=MEDIAN([.$C255];[.$E255];[.$G255];[.$I255];[.$K255];[.$M255];[.$O255];[.$Q255];[.$S255];[.$U255])"/>
          <table:table-cell table:formula="of:=MAX([.$B255];[.$D255];[.$F255];[.$H255];[.$J255];[.$L255];[.$N255];[.$P255];[.$R255];[.$T255])"/>
          <table:table-cell table:formula="of:=MAX([.$C255];[.$E255];[.$G255];[.$I255];[.$K255];[.$M255];[.$O255];[.$Q255];[.$S255];[.$U255])"/>
        </table:table-row>
        <table:table-row>
          <table:table-cell office:value-type="string">
            <text:p>./cargobike-simple-300_user-input-11</text:p>
          </table:table-cell>
          <table:table-cell/>
          <table:table-cell/>
          <table:table-cell office:value-type="float" office:value="31.75">
            <text:p>31.75</text:p>
          </table:table-cell>
          <table:table-cell office:value-type="float" office:value="0.0">
            <text:p>0.0</text:p>
          </table:table-cell>
          <table:table-cell office:value-type="float" office:value="35.71" table:style-name="cellWorst">
            <text:p>35.7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97">
            <text:p>7.97</text:p>
          </table:table-cell>
          <table:table-cell office:value-type="float" office:value="0.0">
            <text:p>0.0</text:p>
          </table:table-cell>
          <table:table-cell office:value-type="float" office:value="11.66">
            <text:p>11.66</text:p>
          </table:table-cell>
          <table:table-cell office:value-type="float" office:value="0.0">
            <text:p>0.0</text:p>
          </table:table-cell>
          <table:table-cell office:value-type="float" office:value="5.29">
            <text:p>5.29</text:p>
          </table:table-cell>
          <table:table-cell office:value-type="float" office:value="0.0">
            <text:p>0.0</text:p>
          </table:table-cell>
          <table:table-cell office:value-type="float" office:value="4.76" table:style-name="cellBest">
            <text:p>4.76</text:p>
          </table:table-cell>
          <table:table-cell office:value-type="float" office:value="0.0">
            <text:p>0.0</text:p>
          </table:table-cell>
          <table:table-cell table:formula="of:=MIN([.$B256];[.$D256];[.$F256];[.$H256];[.$J256];[.$L256];[.$N256];[.$P256];[.$R256];[.$T256])"/>
          <table:table-cell table:formula="of:=MIN([.$C256];[.$E256];[.$G256];[.$I256];[.$K256];[.$M256];[.$O256];[.$Q256];[.$S256];[.$U256])"/>
          <table:table-cell table:formula="of:=MEDIAN([.$B256];[.$D256];[.$F256];[.$H256];[.$J256];[.$L256];[.$N256];[.$P256];[.$R256];[.$T256])"/>
          <table:table-cell table:formula="of:=MEDIAN([.$C256];[.$E256];[.$G256];[.$I256];[.$K256];[.$M256];[.$O256];[.$Q256];[.$S256];[.$U256])"/>
          <table:table-cell table:formula="of:=MAX([.$B256];[.$D256];[.$F256];[.$H256];[.$J256];[.$L256];[.$N256];[.$P256];[.$R256];[.$T256])"/>
          <table:table-cell table:formula="of:=MAX([.$C256];[.$E256];[.$G256];[.$I256];[.$K256];[.$M256];[.$O256];[.$Q256];[.$S256];[.$U256])"/>
        </table:table-row>
        <table:table-row>
          <table:table-cell office:value-type="string">
            <text:p>./cargobike-simple-300_user-input-12</text:p>
          </table:table-cell>
          <table:table-cell/>
          <table:table-cell/>
          <table:table-cell office:value-type="float" office:value="59.26">
            <text:p>59.26</text:p>
          </table:table-cell>
          <table:table-cell office:value-type="float" office:value="0.0">
            <text:p>0.0</text:p>
          </table:table-cell>
          <table:table-cell office:value-type="float" office:value="85.36" table:style-name="cellWorst">
            <text:p>85.3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59">
            <text:p>8.59</text:p>
          </table:table-cell>
          <table:table-cell office:value-type="float" office:value="0.0">
            <text:p>0.0</text:p>
          </table:table-cell>
          <table:table-cell office:value-type="float" office:value="11.97">
            <text:p>11.97</text:p>
          </table:table-cell>
          <table:table-cell office:value-type="float" office:value="0.0">
            <text:p>0.0</text:p>
          </table:table-cell>
          <table:table-cell office:value-type="float" office:value="9.13">
            <text:p>9.13</text:p>
          </table:table-cell>
          <table:table-cell office:value-type="float" office:value="0.0">
            <text:p>0.0</text:p>
          </table:table-cell>
          <table:table-cell office:value-type="float" office:value="4.99" table:style-name="cellBest">
            <text:p>4.99</text:p>
          </table:table-cell>
          <table:table-cell office:value-type="float" office:value="0.0">
            <text:p>0.0</text:p>
          </table:table-cell>
          <table:table-cell table:formula="of:=MIN([.$B257];[.$D257];[.$F257];[.$H257];[.$J257];[.$L257];[.$N257];[.$P257];[.$R257];[.$T257])"/>
          <table:table-cell table:formula="of:=MIN([.$C257];[.$E257];[.$G257];[.$I257];[.$K257];[.$M257];[.$O257];[.$Q257];[.$S257];[.$U257])"/>
          <table:table-cell table:formula="of:=MEDIAN([.$B257];[.$D257];[.$F257];[.$H257];[.$J257];[.$L257];[.$N257];[.$P257];[.$R257];[.$T257])"/>
          <table:table-cell table:formula="of:=MEDIAN([.$C257];[.$E257];[.$G257];[.$I257];[.$K257];[.$M257];[.$O257];[.$Q257];[.$S257];[.$U257])"/>
          <table:table-cell table:formula="of:=MAX([.$B257];[.$D257];[.$F257];[.$H257];[.$J257];[.$L257];[.$N257];[.$P257];[.$R257];[.$T257])"/>
          <table:table-cell table:formula="of:=MAX([.$C257];[.$E257];[.$G257];[.$I257];[.$K257];[.$M257];[.$O257];[.$Q257];[.$S257];[.$U257])"/>
        </table:table-row>
        <table:table-row>
          <table:table-cell office:value-type="string">
            <text:p>./cargobike-simple-300_user-input-13</text:p>
          </table:table-cell>
          <table:table-cell/>
          <table:table-cell/>
          <table:table-cell office:value-type="float" office:value="82.34">
            <text:p>82.34</text:p>
          </table:table-cell>
          <table:table-cell office:value-type="float" office:value="0.0">
            <text:p>0.0</text:p>
          </table:table-cell>
          <table:table-cell office:value-type="float" office:value="95.63" table:style-name="cellWorst">
            <text:p>95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14">
            <text:p>8.14</text:p>
          </table:table-cell>
          <table:table-cell office:value-type="float" office:value="0.0">
            <text:p>0.0</text:p>
          </table:table-cell>
          <table:table-cell office:value-type="float" office:value="10.26">
            <text:p>10.26</text:p>
          </table:table-cell>
          <table:table-cell office:value-type="float" office:value="0.0">
            <text:p>0.0</text:p>
          </table:table-cell>
          <table:table-cell office:value-type="float" office:value="6.08">
            <text:p>6.08</text:p>
          </table:table-cell>
          <table:table-cell office:value-type="float" office:value="0.0">
            <text:p>0.0</text:p>
          </table:table-cell>
          <table:table-cell office:value-type="float" office:value="5.38" table:style-name="cellBest">
            <text:p>5.38</text:p>
          </table:table-cell>
          <table:table-cell office:value-type="float" office:value="0.0">
            <text:p>0.0</text:p>
          </table:table-cell>
          <table:table-cell table:formula="of:=MIN([.$B258];[.$D258];[.$F258];[.$H258];[.$J258];[.$L258];[.$N258];[.$P258];[.$R258];[.$T258])"/>
          <table:table-cell table:formula="of:=MIN([.$C258];[.$E258];[.$G258];[.$I258];[.$K258];[.$M258];[.$O258];[.$Q258];[.$S258];[.$U258])"/>
          <table:table-cell table:formula="of:=MEDIAN([.$B258];[.$D258];[.$F258];[.$H258];[.$J258];[.$L258];[.$N258];[.$P258];[.$R258];[.$T258])"/>
          <table:table-cell table:formula="of:=MEDIAN([.$C258];[.$E258];[.$G258];[.$I258];[.$K258];[.$M258];[.$O258];[.$Q258];[.$S258];[.$U258])"/>
          <table:table-cell table:formula="of:=MAX([.$B258];[.$D258];[.$F258];[.$H258];[.$J258];[.$L258];[.$N258];[.$P258];[.$R258];[.$T258])"/>
          <table:table-cell table:formula="of:=MAX([.$C258];[.$E258];[.$G258];[.$I258];[.$K258];[.$M258];[.$O258];[.$Q258];[.$S258];[.$U258])"/>
        </table:table-row>
        <table:table-row>
          <table:table-cell office:value-type="string">
            <text:p>./cargobike-simple-300_user-input-14</text:p>
          </table:table-cell>
          <table:table-cell/>
          <table:table-cell/>
          <table:table-cell office:value-type="float" office:value="116.11">
            <text:p>116.11</text:p>
          </table:table-cell>
          <table:table-cell office:value-type="float" office:value="0.0">
            <text:p>0.0</text:p>
          </table:table-cell>
          <table:table-cell office:value-type="float" office:value="160.21" table:style-name="cellWorst">
            <text:p>160.2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36">
            <text:p>8.36</text:p>
          </table:table-cell>
          <table:table-cell office:value-type="float" office:value="0.0">
            <text:p>0.0</text:p>
          </table:table-cell>
          <table:table-cell office:value-type="float" office:value="10.57">
            <text:p>10.57</text:p>
          </table:table-cell>
          <table:table-cell office:value-type="float" office:value="0.0">
            <text:p>0.0</text:p>
          </table:table-cell>
          <table:table-cell office:value-type="float" office:value="5.39" table:style-name="cellBest">
            <text:p>5.39</text:p>
          </table:table-cell>
          <table:table-cell office:value-type="float" office:value="0.0">
            <text:p>0.0</text:p>
          </table:table-cell>
          <table:table-cell office:value-type="float" office:value="5.77">
            <text:p>5.77</text:p>
          </table:table-cell>
          <table:table-cell office:value-type="float" office:value="0.0">
            <text:p>0.0</text:p>
          </table:table-cell>
          <table:table-cell table:formula="of:=MIN([.$B259];[.$D259];[.$F259];[.$H259];[.$J259];[.$L259];[.$N259];[.$P259];[.$R259];[.$T259])"/>
          <table:table-cell table:formula="of:=MIN([.$C259];[.$E259];[.$G259];[.$I259];[.$K259];[.$M259];[.$O259];[.$Q259];[.$S259];[.$U259])"/>
          <table:table-cell table:formula="of:=MEDIAN([.$B259];[.$D259];[.$F259];[.$H259];[.$J259];[.$L259];[.$N259];[.$P259];[.$R259];[.$T259])"/>
          <table:table-cell table:formula="of:=MEDIAN([.$C259];[.$E259];[.$G259];[.$I259];[.$K259];[.$M259];[.$O259];[.$Q259];[.$S259];[.$U259])"/>
          <table:table-cell table:formula="of:=MAX([.$B259];[.$D259];[.$F259];[.$H259];[.$J259];[.$L259];[.$N259];[.$P259];[.$R259];[.$T259])"/>
          <table:table-cell table:formula="of:=MAX([.$C259];[.$E259];[.$G259];[.$I259];[.$K259];[.$M259];[.$O259];[.$Q259];[.$S259];[.$U259])"/>
        </table:table-row>
        <table:table-row>
          <table:table-cell office:value-type="string">
            <text:p>./cargobike-simple-300_user-input-15</text:p>
          </table:table-cell>
          <table:table-cell/>
          <table:table-cell/>
          <table:table-cell office:value-type="float" office:value="333.51">
            <text:p>333.51</text:p>
          </table:table-cell>
          <table:table-cell office:value-type="float" office:value="0.0">
            <text:p>0.0</text:p>
          </table:table-cell>
          <table:table-cell office:value-type="float" office:value="349.56" table:style-name="cellWorst">
            <text:p>349.5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31">
            <text:p>9.31</text:p>
          </table:table-cell>
          <table:table-cell office:value-type="float" office:value="0.0">
            <text:p>0.0</text:p>
          </table:table-cell>
          <table:table-cell office:value-type="float" office:value="11.16">
            <text:p>11.16</text:p>
          </table:table-cell>
          <table:table-cell office:value-type="float" office:value="0.0">
            <text:p>0.0</text:p>
          </table:table-cell>
          <table:table-cell office:value-type="float" office:value="6.25">
            <text:p>6.25</text:p>
          </table:table-cell>
          <table:table-cell office:value-type="float" office:value="0.0">
            <text:p>0.0</text:p>
          </table:table-cell>
          <table:table-cell office:value-type="float" office:value="5.96" table:style-name="cellBest">
            <text:p>5.96</text:p>
          </table:table-cell>
          <table:table-cell office:value-type="float" office:value="0.0">
            <text:p>0.0</text:p>
          </table:table-cell>
          <table:table-cell table:formula="of:=MIN([.$B260];[.$D260];[.$F260];[.$H260];[.$J260];[.$L260];[.$N260];[.$P260];[.$R260];[.$T260])"/>
          <table:table-cell table:formula="of:=MIN([.$C260];[.$E260];[.$G260];[.$I260];[.$K260];[.$M260];[.$O260];[.$Q260];[.$S260];[.$U260])"/>
          <table:table-cell table:formula="of:=MEDIAN([.$B260];[.$D260];[.$F260];[.$H260];[.$J260];[.$L260];[.$N260];[.$P260];[.$R260];[.$T260])"/>
          <table:table-cell table:formula="of:=MEDIAN([.$C260];[.$E260];[.$G260];[.$I260];[.$K260];[.$M260];[.$O260];[.$Q260];[.$S260];[.$U260])"/>
          <table:table-cell table:formula="of:=MAX([.$B260];[.$D260];[.$F260];[.$H260];[.$J260];[.$L260];[.$N260];[.$P260];[.$R260];[.$T260])"/>
          <table:table-cell table:formula="of:=MAX([.$C260];[.$E260];[.$G260];[.$I260];[.$K260];[.$M260];[.$O260];[.$Q260];[.$S260];[.$U260])"/>
        </table:table-row>
        <table:table-row>
          <table:table-cell office:value-type="string">
            <text:p>./cargobike-simple-300_user-input-16</text:p>
          </table:table-cell>
          <table:table-cell/>
          <table:table-cell/>
          <table:table-cell office:value-type="float" office:value="282.58">
            <text:p>282.58</text:p>
          </table:table-cell>
          <table:table-cell office:value-type="float" office:value="0.0">
            <text:p>0.0</text:p>
          </table:table-cell>
          <table:table-cell office:value-type="float" office:value="303.86" table:style-name="cellWorst">
            <text:p>303.8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91">
            <text:p>8.91</text:p>
          </table:table-cell>
          <table:table-cell office:value-type="float" office:value="0.0">
            <text:p>0.0</text:p>
          </table:table-cell>
          <table:table-cell office:value-type="float" office:value="11.87">
            <text:p>11.87</text:p>
          </table:table-cell>
          <table:table-cell office:value-type="float" office:value="0.0">
            <text:p>0.0</text:p>
          </table:table-cell>
          <table:table-cell office:value-type="float" office:value="7.02">
            <text:p>7.02</text:p>
          </table:table-cell>
          <table:table-cell office:value-type="float" office:value="0.0">
            <text:p>0.0</text:p>
          </table:table-cell>
          <table:table-cell office:value-type="float" office:value="4.94" table:style-name="cellBest">
            <text:p>4.94</text:p>
          </table:table-cell>
          <table:table-cell office:value-type="float" office:value="0.0">
            <text:p>0.0</text:p>
          </table:table-cell>
          <table:table-cell table:formula="of:=MIN([.$B261];[.$D261];[.$F261];[.$H261];[.$J261];[.$L261];[.$N261];[.$P261];[.$R261];[.$T261])"/>
          <table:table-cell table:formula="of:=MIN([.$C261];[.$E261];[.$G261];[.$I261];[.$K261];[.$M261];[.$O261];[.$Q261];[.$S261];[.$U261])"/>
          <table:table-cell table:formula="of:=MEDIAN([.$B261];[.$D261];[.$F261];[.$H261];[.$J261];[.$L261];[.$N261];[.$P261];[.$R261];[.$T261])"/>
          <table:table-cell table:formula="of:=MEDIAN([.$C261];[.$E261];[.$G261];[.$I261];[.$K261];[.$M261];[.$O261];[.$Q261];[.$S261];[.$U261])"/>
          <table:table-cell table:formula="of:=MAX([.$B261];[.$D261];[.$F261];[.$H261];[.$J261];[.$L261];[.$N261];[.$P261];[.$R261];[.$T261])"/>
          <table:table-cell table:formula="of:=MAX([.$C261];[.$E261];[.$G261];[.$I261];[.$K261];[.$M261];[.$O261];[.$Q261];[.$S261];[.$U261])"/>
        </table:table-row>
        <table:table-row>
          <table:table-cell office:value-type="string">
            <text:p>./cargobike-simple-300_user-input-17</text:p>
          </table:table-cell>
          <table:table-cell/>
          <table:table-cell/>
          <table:table-cell office:value-type="float" office:value="870.25">
            <text:p>870.25</text:p>
          </table:table-cell>
          <table:table-cell office:value-type="float" office:value="0.0">
            <text:p>0.0</text:p>
          </table:table-cell>
          <table:table-cell office:value-type="float" office:value="1135.58" table:style-name="cellWorst">
            <text:p>1135.5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57">
            <text:p>8.57</text:p>
          </table:table-cell>
          <table:table-cell office:value-type="float" office:value="0.0">
            <text:p>0.0</text:p>
          </table:table-cell>
          <table:table-cell office:value-type="float" office:value="14.15">
            <text:p>14.15</text:p>
          </table:table-cell>
          <table:table-cell office:value-type="float" office:value="0.0">
            <text:p>0.0</text:p>
          </table:table-cell>
          <table:table-cell office:value-type="float" office:value="5.63" table:style-name="cellBest">
            <text:p>5.63</text:p>
          </table:table-cell>
          <table:table-cell office:value-type="float" office:value="0.0">
            <text:p>0.0</text:p>
          </table:table-cell>
          <table:table-cell office:value-type="float" office:value="6.14">
            <text:p>6.14</text:p>
          </table:table-cell>
          <table:table-cell office:value-type="float" office:value="0.0">
            <text:p>0.0</text:p>
          </table:table-cell>
          <table:table-cell table:formula="of:=MIN([.$B262];[.$D262];[.$F262];[.$H262];[.$J262];[.$L262];[.$N262];[.$P262];[.$R262];[.$T262])"/>
          <table:table-cell table:formula="of:=MIN([.$C262];[.$E262];[.$G262];[.$I262];[.$K262];[.$M262];[.$O262];[.$Q262];[.$S262];[.$U262])"/>
          <table:table-cell table:formula="of:=MEDIAN([.$B262];[.$D262];[.$F262];[.$H262];[.$J262];[.$L262];[.$N262];[.$P262];[.$R262];[.$T262])"/>
          <table:table-cell table:formula="of:=MEDIAN([.$C262];[.$E262];[.$G262];[.$I262];[.$K262];[.$M262];[.$O262];[.$Q262];[.$S262];[.$U262])"/>
          <table:table-cell table:formula="of:=MAX([.$B262];[.$D262];[.$F262];[.$H262];[.$J262];[.$L262];[.$N262];[.$P262];[.$R262];[.$T262])"/>
          <table:table-cell table:formula="of:=MAX([.$C262];[.$E262];[.$G262];[.$I262];[.$K262];[.$M262];[.$O262];[.$Q262];[.$S262];[.$U262])"/>
        </table:table-row>
        <table:table-row>
          <table:table-cell office:value-type="string">
            <text:p>./cargobike-simple-300_user-input-18</text:p>
          </table:table-cell>
          <table:table-cell/>
          <table:table-cell/>
          <table:table-cell office:value-type="float" office:value="895.71">
            <text:p>895.71</text:p>
          </table:table-cell>
          <table:table-cell office:value-type="float" office:value="0.0">
            <text:p>0.0</text:p>
          </table:table-cell>
          <table:table-cell office:value-type="float" office:value="1149.02" table:style-name="cellWorst">
            <text:p>1149.0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45">
            <text:p>9.45</text:p>
          </table:table-cell>
          <table:table-cell office:value-type="float" office:value="0.0">
            <text:p>0.0</text:p>
          </table:table-cell>
          <table:table-cell office:value-type="float" office:value="13.85">
            <text:p>13.85</text:p>
          </table:table-cell>
          <table:table-cell office:value-type="float" office:value="0.0">
            <text:p>0.0</text:p>
          </table:table-cell>
          <table:table-cell office:value-type="float" office:value="6.63">
            <text:p>6.63</text:p>
          </table:table-cell>
          <table:table-cell office:value-type="float" office:value="0.0">
            <text:p>0.0</text:p>
          </table:table-cell>
          <table:table-cell office:value-type="float" office:value="5.69" table:style-name="cellBest">
            <text:p>5.69</text:p>
          </table:table-cell>
          <table:table-cell office:value-type="float" office:value="0.0">
            <text:p>0.0</text:p>
          </table:table-cell>
          <table:table-cell table:formula="of:=MIN([.$B263];[.$D263];[.$F263];[.$H263];[.$J263];[.$L263];[.$N263];[.$P263];[.$R263];[.$T263])"/>
          <table:table-cell table:formula="of:=MIN([.$C263];[.$E263];[.$G263];[.$I263];[.$K263];[.$M263];[.$O263];[.$Q263];[.$S263];[.$U263])"/>
          <table:table-cell table:formula="of:=MEDIAN([.$B263];[.$D263];[.$F263];[.$H263];[.$J263];[.$L263];[.$N263];[.$P263];[.$R263];[.$T263])"/>
          <table:table-cell table:formula="of:=MEDIAN([.$C263];[.$E263];[.$G263];[.$I263];[.$K263];[.$M263];[.$O263];[.$Q263];[.$S263];[.$U263])"/>
          <table:table-cell table:formula="of:=MAX([.$B263];[.$D263];[.$F263];[.$H263];[.$J263];[.$L263];[.$N263];[.$P263];[.$R263];[.$T263])"/>
          <table:table-cell table:formula="of:=MAX([.$C263];[.$E263];[.$G263];[.$I263];[.$K263];[.$M263];[.$O263];[.$Q263];[.$S263];[.$U263])"/>
        </table:table-row>
        <table:table-row>
          <table:table-cell office:value-type="string">
            <text:p>./cargobike-simple-300_user-input-1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97">
            <text:p>7.97</text:p>
          </table:table-cell>
          <table:table-cell office:value-type="float" office:value="0.0">
            <text:p>0.0</text:p>
          </table:table-cell>
          <table:table-cell office:value-type="float" office:value="11.53">
            <text:p>11.53</text:p>
          </table:table-cell>
          <table:table-cell office:value-type="float" office:value="0.0">
            <text:p>0.0</text:p>
          </table:table-cell>
          <table:table-cell office:value-type="float" office:value="5.71" table:style-name="cellBest">
            <text:p>5.71</text:p>
          </table:table-cell>
          <table:table-cell office:value-type="float" office:value="0.0">
            <text:p>0.0</text:p>
          </table:table-cell>
          <table:table-cell office:value-type="float" office:value="6.91">
            <text:p>6.91</text:p>
          </table:table-cell>
          <table:table-cell office:value-type="float" office:value="0.0">
            <text:p>0.0</text:p>
          </table:table-cell>
          <table:table-cell table:formula="of:=MIN([.$B264];[.$D264];[.$F264];[.$H264];[.$J264];[.$L264];[.$N264];[.$P264];[.$R264];[.$T264])"/>
          <table:table-cell table:formula="of:=MIN([.$C264];[.$E264];[.$G264];[.$I264];[.$K264];[.$M264];[.$O264];[.$Q264];[.$S264];[.$U264])"/>
          <table:table-cell table:formula="of:=MEDIAN([.$B264];[.$D264];[.$F264];[.$H264];[.$J264];[.$L264];[.$N264];[.$P264];[.$R264];[.$T264])"/>
          <table:table-cell table:formula="of:=MEDIAN([.$C264];[.$E264];[.$G264];[.$I264];[.$K264];[.$M264];[.$O264];[.$Q264];[.$S264];[.$U264])"/>
          <table:table-cell table:formula="of:=MAX([.$B264];[.$D264];[.$F264];[.$H264];[.$J264];[.$L264];[.$N264];[.$P264];[.$R264];[.$T264])"/>
          <table:table-cell table:formula="of:=MAX([.$C264];[.$E264];[.$G264];[.$I264];[.$K264];[.$M264];[.$O264];[.$Q264];[.$S264];[.$U264])"/>
        </table:table-row>
        <table:table-row>
          <table:table-cell office:value-type="string">
            <text:p>./cargobike-simple-300_user-input-2</text:p>
          </table:table-cell>
          <table:table-cell/>
          <table:table-cell/>
          <table:table-cell office:value-type="float" office:value="9.55">
            <text:p>9.55</text:p>
          </table:table-cell>
          <table:table-cell office:value-type="float" office:value="0.0">
            <text:p>0.0</text:p>
          </table:table-cell>
          <table:table-cell office:value-type="float" office:value="9.76">
            <text:p>9.7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91">
            <text:p>7.91</text:p>
          </table:table-cell>
          <table:table-cell office:value-type="float" office:value="0.0">
            <text:p>0.0</text:p>
          </table:table-cell>
          <table:table-cell office:value-type="float" office:value="9.57">
            <text:p>9.57</text:p>
          </table:table-cell>
          <table:table-cell office:value-type="float" office:value="0.0">
            <text:p>0.0</text:p>
          </table:table-cell>
          <table:table-cell office:value-type="float" office:value="5.92">
            <text:p>5.92</text:p>
          </table:table-cell>
          <table:table-cell office:value-type="float" office:value="0.0">
            <text:p>0.0</text:p>
          </table:table-cell>
          <table:table-cell office:value-type="float" office:value="4.26" table:style-name="cellBest">
            <text:p>4.26</text:p>
          </table:table-cell>
          <table:table-cell office:value-type="float" office:value="0.0">
            <text:p>0.0</text:p>
          </table:table-cell>
          <table:table-cell table:formula="of:=MIN([.$B265];[.$D265];[.$F265];[.$H265];[.$J265];[.$L265];[.$N265];[.$P265];[.$R265];[.$T265])"/>
          <table:table-cell table:formula="of:=MIN([.$C265];[.$E265];[.$G265];[.$I265];[.$K265];[.$M265];[.$O265];[.$Q265];[.$S265];[.$U265])"/>
          <table:table-cell table:formula="of:=MEDIAN([.$B265];[.$D265];[.$F265];[.$H265];[.$J265];[.$L265];[.$N265];[.$P265];[.$R265];[.$T265])"/>
          <table:table-cell table:formula="of:=MEDIAN([.$C265];[.$E265];[.$G265];[.$I265];[.$K265];[.$M265];[.$O265];[.$Q265];[.$S265];[.$U265])"/>
          <table:table-cell table:formula="of:=MAX([.$B265];[.$D265];[.$F265];[.$H265];[.$J265];[.$L265];[.$N265];[.$P265];[.$R265];[.$T265])"/>
          <table:table-cell table:formula="of:=MAX([.$C265];[.$E265];[.$G265];[.$I265];[.$K265];[.$M265];[.$O265];[.$Q265];[.$S265];[.$U265])"/>
        </table:table-row>
        <table:table-row>
          <table:table-cell office:value-type="string">
            <text:p>./cargobike-simple-300_user-input-3</text:p>
          </table:table-cell>
          <table:table-cell/>
          <table:table-cell/>
          <table:table-cell office:value-type="float" office:value="9.48">
            <text:p>9.48</text:p>
          </table:table-cell>
          <table:table-cell office:value-type="float" office:value="0.0">
            <text:p>0.0</text:p>
          </table:table-cell>
          <table:table-cell office:value-type="float" office:value="12.06" table:style-name="cellWorst">
            <text:p>12.0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0">
            <text:p>8.0</text:p>
          </table:table-cell>
          <table:table-cell office:value-type="float" office:value="0.0">
            <text:p>0.0</text:p>
          </table:table-cell>
          <table:table-cell office:value-type="float" office:value="8.05">
            <text:p>8.05</text:p>
          </table:table-cell>
          <table:table-cell office:value-type="float" office:value="0.0">
            <text:p>0.0</text:p>
          </table:table-cell>
          <table:table-cell office:value-type="float" office:value="6.1">
            <text:p>6.1</text:p>
          </table:table-cell>
          <table:table-cell office:value-type="float" office:value="0.0">
            <text:p>0.0</text:p>
          </table:table-cell>
          <table:table-cell office:value-type="float" office:value="4.18" table:style-name="cellBest">
            <text:p>4.18</text:p>
          </table:table-cell>
          <table:table-cell office:value-type="float" office:value="0.0">
            <text:p>0.0</text:p>
          </table:table-cell>
          <table:table-cell table:formula="of:=MIN([.$B266];[.$D266];[.$F266];[.$H266];[.$J266];[.$L266];[.$N266];[.$P266];[.$R266];[.$T266])"/>
          <table:table-cell table:formula="of:=MIN([.$C266];[.$E266];[.$G266];[.$I266];[.$K266];[.$M266];[.$O266];[.$Q266];[.$S266];[.$U266])"/>
          <table:table-cell table:formula="of:=MEDIAN([.$B266];[.$D266];[.$F266];[.$H266];[.$J266];[.$L266];[.$N266];[.$P266];[.$R266];[.$T266])"/>
          <table:table-cell table:formula="of:=MEDIAN([.$C266];[.$E266];[.$G266];[.$I266];[.$K266];[.$M266];[.$O266];[.$Q266];[.$S266];[.$U266])"/>
          <table:table-cell table:formula="of:=MAX([.$B266];[.$D266];[.$F266];[.$H266];[.$J266];[.$L266];[.$N266];[.$P266];[.$R266];[.$T266])"/>
          <table:table-cell table:formula="of:=MAX([.$C266];[.$E266];[.$G266];[.$I266];[.$K266];[.$M266];[.$O266];[.$Q266];[.$S266];[.$U266])"/>
        </table:table-row>
        <table:table-row>
          <table:table-cell office:value-type="string">
            <text:p>./cargobike-simple-300_user-input-4</text:p>
          </table:table-cell>
          <table:table-cell/>
          <table:table-cell/>
          <table:table-cell office:value-type="float" office:value="9.51">
            <text:p>9.51</text:p>
          </table:table-cell>
          <table:table-cell office:value-type="float" office:value="0.0">
            <text:p>0.0</text:p>
          </table:table-cell>
          <table:table-cell office:value-type="float" office:value="11.46">
            <text:p>11.4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18">
            <text:p>9.18</text:p>
          </table:table-cell>
          <table:table-cell office:value-type="float" office:value="0.0">
            <text:p>0.0</text:p>
          </table:table-cell>
          <table:table-cell office:value-type="float" office:value="13.14" table:style-name="cellWorst">
            <text:p>13.14</text:p>
          </table:table-cell>
          <table:table-cell office:value-type="float" office:value="0.0">
            <text:p>0.0</text:p>
          </table:table-cell>
          <table:table-cell office:value-type="float" office:value="6.57">
            <text:p>6.57</text:p>
          </table:table-cell>
          <table:table-cell office:value-type="float" office:value="0.0">
            <text:p>0.0</text:p>
          </table:table-cell>
          <table:table-cell office:value-type="float" office:value="5.39" table:style-name="cellBest">
            <text:p>5.39</text:p>
          </table:table-cell>
          <table:table-cell office:value-type="float" office:value="0.0">
            <text:p>0.0</text:p>
          </table:table-cell>
          <table:table-cell table:formula="of:=MIN([.$B267];[.$D267];[.$F267];[.$H267];[.$J267];[.$L267];[.$N267];[.$P267];[.$R267];[.$T267])"/>
          <table:table-cell table:formula="of:=MIN([.$C267];[.$E267];[.$G267];[.$I267];[.$K267];[.$M267];[.$O267];[.$Q267];[.$S267];[.$U267])"/>
          <table:table-cell table:formula="of:=MEDIAN([.$B267];[.$D267];[.$F267];[.$H267];[.$J267];[.$L267];[.$N267];[.$P267];[.$R267];[.$T267])"/>
          <table:table-cell table:formula="of:=MEDIAN([.$C267];[.$E267];[.$G267];[.$I267];[.$K267];[.$M267];[.$O267];[.$Q267];[.$S267];[.$U267])"/>
          <table:table-cell table:formula="of:=MAX([.$B267];[.$D267];[.$F267];[.$H267];[.$J267];[.$L267];[.$N267];[.$P267];[.$R267];[.$T267])"/>
          <table:table-cell table:formula="of:=MAX([.$C267];[.$E267];[.$G267];[.$I267];[.$K267];[.$M267];[.$O267];[.$Q267];[.$S267];[.$U267])"/>
        </table:table-row>
        <table:table-row>
          <table:table-cell office:value-type="string">
            <text:p>./cargobike-simple-300_user-input-5</text:p>
          </table:table-cell>
          <table:table-cell/>
          <table:table-cell/>
          <table:table-cell office:value-type="float" office:value="10.03">
            <text:p>10.03</text:p>
          </table:table-cell>
          <table:table-cell office:value-type="float" office:value="0.0">
            <text:p>0.0</text:p>
          </table:table-cell>
          <table:table-cell office:value-type="float" office:value="10.7">
            <text:p>10.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22">
            <text:p>8.22</text:p>
          </table:table-cell>
          <table:table-cell office:value-type="float" office:value="0.0">
            <text:p>0.0</text:p>
          </table:table-cell>
          <table:table-cell office:value-type="float" office:value="9.95">
            <text:p>9.95</text:p>
          </table:table-cell>
          <table:table-cell office:value-type="float" office:value="0.0">
            <text:p>0.0</text:p>
          </table:table-cell>
          <table:table-cell office:value-type="float" office:value="6.51">
            <text:p>6.51</text:p>
          </table:table-cell>
          <table:table-cell office:value-type="float" office:value="0.0">
            <text:p>0.0</text:p>
          </table:table-cell>
          <table:table-cell office:value-type="float" office:value="5.14" table:style-name="cellBest">
            <text:p>5.14</text:p>
          </table:table-cell>
          <table:table-cell office:value-type="float" office:value="0.0">
            <text:p>0.0</text:p>
          </table:table-cell>
          <table:table-cell table:formula="of:=MIN([.$B268];[.$D268];[.$F268];[.$H268];[.$J268];[.$L268];[.$N268];[.$P268];[.$R268];[.$T268])"/>
          <table:table-cell table:formula="of:=MIN([.$C268];[.$E268];[.$G268];[.$I268];[.$K268];[.$M268];[.$O268];[.$Q268];[.$S268];[.$U268])"/>
          <table:table-cell table:formula="of:=MEDIAN([.$B268];[.$D268];[.$F268];[.$H268];[.$J268];[.$L268];[.$N268];[.$P268];[.$R268];[.$T268])"/>
          <table:table-cell table:formula="of:=MEDIAN([.$C268];[.$E268];[.$G268];[.$I268];[.$K268];[.$M268];[.$O268];[.$Q268];[.$S268];[.$U268])"/>
          <table:table-cell table:formula="of:=MAX([.$B268];[.$D268];[.$F268];[.$H268];[.$J268];[.$L268];[.$N268];[.$P268];[.$R268];[.$T268])"/>
          <table:table-cell table:formula="of:=MAX([.$C268];[.$E268];[.$G268];[.$I268];[.$K268];[.$M268];[.$O268];[.$Q268];[.$S268];[.$U268])"/>
        </table:table-row>
        <table:table-row>
          <table:table-cell office:value-type="string">
            <text:p>./cargobike-simple-300_user-input-6</text:p>
          </table:table-cell>
          <table:table-cell/>
          <table:table-cell/>
          <table:table-cell office:value-type="float" office:value="11.38">
            <text:p>11.38</text:p>
          </table:table-cell>
          <table:table-cell office:value-type="float" office:value="0.0">
            <text:p>0.0</text:p>
          </table:table-cell>
          <table:table-cell office:value-type="float" office:value="12.62">
            <text:p>12.6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99" table:style-name="cellWorst">
            <text:p>12.99</text:p>
          </table:table-cell>
          <table:table-cell office:value-type="float" office:value="0.0">
            <text:p>0.0</text:p>
          </table:table-cell>
          <table:table-cell office:value-type="float" office:value="8.23">
            <text:p>8.23</text:p>
          </table:table-cell>
          <table:table-cell office:value-type="float" office:value="0.0">
            <text:p>0.0</text:p>
          </table:table-cell>
          <table:table-cell office:value-type="float" office:value="6.68">
            <text:p>6.68</text:p>
          </table:table-cell>
          <table:table-cell office:value-type="float" office:value="0.0">
            <text:p>0.0</text:p>
          </table:table-cell>
          <table:table-cell office:value-type="float" office:value="4.99" table:style-name="cellBest">
            <text:p>4.99</text:p>
          </table:table-cell>
          <table:table-cell office:value-type="float" office:value="0.0">
            <text:p>0.0</text:p>
          </table:table-cell>
          <table:table-cell table:formula="of:=MIN([.$B269];[.$D269];[.$F269];[.$H269];[.$J269];[.$L269];[.$N269];[.$P269];[.$R269];[.$T269])"/>
          <table:table-cell table:formula="of:=MIN([.$C269];[.$E269];[.$G269];[.$I269];[.$K269];[.$M269];[.$O269];[.$Q269];[.$S269];[.$U269])"/>
          <table:table-cell table:formula="of:=MEDIAN([.$B269];[.$D269];[.$F269];[.$H269];[.$J269];[.$L269];[.$N269];[.$P269];[.$R269];[.$T269])"/>
          <table:table-cell table:formula="of:=MEDIAN([.$C269];[.$E269];[.$G269];[.$I269];[.$K269];[.$M269];[.$O269];[.$Q269];[.$S269];[.$U269])"/>
          <table:table-cell table:formula="of:=MAX([.$B269];[.$D269];[.$F269];[.$H269];[.$J269];[.$L269];[.$N269];[.$P269];[.$R269];[.$T269])"/>
          <table:table-cell table:formula="of:=MAX([.$C269];[.$E269];[.$G269];[.$I269];[.$K269];[.$M269];[.$O269];[.$Q269];[.$S269];[.$U269])"/>
        </table:table-row>
        <table:table-row>
          <table:table-cell office:value-type="string">
            <text:p>./cargobike-simple-300_user-input-7</text:p>
          </table:table-cell>
          <table:table-cell/>
          <table:table-cell/>
          <table:table-cell office:value-type="float" office:value="12.22">
            <text:p>12.22</text:p>
          </table:table-cell>
          <table:table-cell office:value-type="float" office:value="0.0">
            <text:p>0.0</text:p>
          </table:table-cell>
          <table:table-cell office:value-type="float" office:value="14.52" table:style-name="cellWorst">
            <text:p>14.5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29">
            <text:p>8.29</text:p>
          </table:table-cell>
          <table:table-cell office:value-type="float" office:value="0.0">
            <text:p>0.0</text:p>
          </table:table-cell>
          <table:table-cell office:value-type="float" office:value="9.4">
            <text:p>9.4</text:p>
          </table:table-cell>
          <table:table-cell office:value-type="float" office:value="0.0">
            <text:p>0.0</text:p>
          </table:table-cell>
          <table:table-cell office:value-type="float" office:value="6.46">
            <text:p>6.46</text:p>
          </table:table-cell>
          <table:table-cell office:value-type="float" office:value="0.0">
            <text:p>0.0</text:p>
          </table:table-cell>
          <table:table-cell office:value-type="float" office:value="5.14" table:style-name="cellBest">
            <text:p>5.14</text:p>
          </table:table-cell>
          <table:table-cell office:value-type="float" office:value="0.0">
            <text:p>0.0</text:p>
          </table:table-cell>
          <table:table-cell table:formula="of:=MIN([.$B270];[.$D270];[.$F270];[.$H270];[.$J270];[.$L270];[.$N270];[.$P270];[.$R270];[.$T270])"/>
          <table:table-cell table:formula="of:=MIN([.$C270];[.$E270];[.$G270];[.$I270];[.$K270];[.$M270];[.$O270];[.$Q270];[.$S270];[.$U270])"/>
          <table:table-cell table:formula="of:=MEDIAN([.$B270];[.$D270];[.$F270];[.$H270];[.$J270];[.$L270];[.$N270];[.$P270];[.$R270];[.$T270])"/>
          <table:table-cell table:formula="of:=MEDIAN([.$C270];[.$E270];[.$G270];[.$I270];[.$K270];[.$M270];[.$O270];[.$Q270];[.$S270];[.$U270])"/>
          <table:table-cell table:formula="of:=MAX([.$B270];[.$D270];[.$F270];[.$H270];[.$J270];[.$L270];[.$N270];[.$P270];[.$R270];[.$T270])"/>
          <table:table-cell table:formula="of:=MAX([.$C270];[.$E270];[.$G270];[.$I270];[.$K270];[.$M270];[.$O270];[.$Q270];[.$S270];[.$U270])"/>
        </table:table-row>
        <table:table-row>
          <table:table-cell office:value-type="string">
            <text:p>./cargobike-simple-300_user-input-8</text:p>
          </table:table-cell>
          <table:table-cell/>
          <table:table-cell/>
          <table:table-cell office:value-type="float" office:value="11.46">
            <text:p>11.46</text:p>
          </table:table-cell>
          <table:table-cell office:value-type="float" office:value="0.0">
            <text:p>0.0</text:p>
          </table:table-cell>
          <table:table-cell office:value-type="float" office:value="14.02" table:style-name="cellWorst">
            <text:p>14.0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25">
            <text:p>12.25</text:p>
          </table:table-cell>
          <table:table-cell office:value-type="float" office:value="0.0">
            <text:p>0.0</text:p>
          </table:table-cell>
          <table:table-cell office:value-type="float" office:value="9.28">
            <text:p>9.28</text:p>
          </table:table-cell>
          <table:table-cell office:value-type="float" office:value="0.0">
            <text:p>0.0</text:p>
          </table:table-cell>
          <table:table-cell office:value-type="float" office:value="6.66">
            <text:p>6.66</text:p>
          </table:table-cell>
          <table:table-cell office:value-type="float" office:value="0.0">
            <text:p>0.0</text:p>
          </table:table-cell>
          <table:table-cell office:value-type="float" office:value="4.87" table:style-name="cellBest">
            <text:p>4.87</text:p>
          </table:table-cell>
          <table:table-cell office:value-type="float" office:value="0.0">
            <text:p>0.0</text:p>
          </table:table-cell>
          <table:table-cell table:formula="of:=MIN([.$B271];[.$D271];[.$F271];[.$H271];[.$J271];[.$L271];[.$N271];[.$P271];[.$R271];[.$T271])"/>
          <table:table-cell table:formula="of:=MIN([.$C271];[.$E271];[.$G271];[.$I271];[.$K271];[.$M271];[.$O271];[.$Q271];[.$S271];[.$U271])"/>
          <table:table-cell table:formula="of:=MEDIAN([.$B271];[.$D271];[.$F271];[.$H271];[.$J271];[.$L271];[.$N271];[.$P271];[.$R271];[.$T271])"/>
          <table:table-cell table:formula="of:=MEDIAN([.$C271];[.$E271];[.$G271];[.$I271];[.$K271];[.$M271];[.$O271];[.$Q271];[.$S271];[.$U271])"/>
          <table:table-cell table:formula="of:=MAX([.$B271];[.$D271];[.$F271];[.$H271];[.$J271];[.$L271];[.$N271];[.$P271];[.$R271];[.$T271])"/>
          <table:table-cell table:formula="of:=MAX([.$C271];[.$E271];[.$G271];[.$I271];[.$K271];[.$M271];[.$O271];[.$Q271];[.$S271];[.$U271])"/>
        </table:table-row>
        <table:table-row>
          <table:table-cell office:value-type="string">
            <text:p>./cargobike-simple-300_user-input-9</text:p>
          </table:table-cell>
          <table:table-cell/>
          <table:table-cell/>
          <table:table-cell office:value-type="float" office:value="28.32">
            <text:p>28.32</text:p>
          </table:table-cell>
          <table:table-cell office:value-type="float" office:value="0.0">
            <text:p>0.0</text:p>
          </table:table-cell>
          <table:table-cell office:value-type="float" office:value="30.57" table:style-name="cellWorst">
            <text:p>30.5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62">
            <text:p>8.62</text:p>
          </table:table-cell>
          <table:table-cell office:value-type="float" office:value="0.0">
            <text:p>0.0</text:p>
          </table:table-cell>
          <table:table-cell office:value-type="float" office:value="12.17">
            <text:p>12.17</text:p>
          </table:table-cell>
          <table:table-cell office:value-type="float" office:value="0.0">
            <text:p>0.0</text:p>
          </table:table-cell>
          <table:table-cell office:value-type="float" office:value="5.86">
            <text:p>5.86</text:p>
          </table:table-cell>
          <table:table-cell office:value-type="float" office:value="0.0">
            <text:p>0.0</text:p>
          </table:table-cell>
          <table:table-cell office:value-type="float" office:value="4.63" table:style-name="cellBest">
            <text:p>4.63</text:p>
          </table:table-cell>
          <table:table-cell office:value-type="float" office:value="0.0">
            <text:p>0.0</text:p>
          </table:table-cell>
          <table:table-cell table:formula="of:=MIN([.$B272];[.$D272];[.$F272];[.$H272];[.$J272];[.$L272];[.$N272];[.$P272];[.$R272];[.$T272])"/>
          <table:table-cell table:formula="of:=MIN([.$C272];[.$E272];[.$G272];[.$I272];[.$K272];[.$M272];[.$O272];[.$Q272];[.$S272];[.$U272])"/>
          <table:table-cell table:formula="of:=MEDIAN([.$B272];[.$D272];[.$F272];[.$H272];[.$J272];[.$L272];[.$N272];[.$P272];[.$R272];[.$T272])"/>
          <table:table-cell table:formula="of:=MEDIAN([.$C272];[.$E272];[.$G272];[.$I272];[.$K272];[.$M272];[.$O272];[.$Q272];[.$S272];[.$U272])"/>
          <table:table-cell table:formula="of:=MAX([.$B272];[.$D272];[.$F272];[.$H272];[.$J272];[.$L272];[.$N272];[.$P272];[.$R272];[.$T272])"/>
          <table:table-cell table:formula="of:=MAX([.$C272];[.$E272];[.$G272];[.$I272];[.$K272];[.$M272];[.$O272];[.$Q272];[.$S272];[.$U272])"/>
        </table:table-row>
        <table:table-row>
          <table:table-cell office:value-type="string">
            <text:p>./cargobike-simple-400_user-input-0</text:p>
          </table:table-cell>
          <table:table-cell/>
          <table:table-cell/>
          <table:table-cell office:value-type="float" office:value="19.83">
            <text:p>19.83</text:p>
          </table:table-cell>
          <table:table-cell office:value-type="float" office:value="0.0">
            <text:p>0.0</text:p>
          </table:table-cell>
          <table:table-cell office:value-type="float" office:value="20.59" table:style-name="cellWorst">
            <text:p>20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83">
            <text:p>7.83</text:p>
          </table:table-cell>
          <table:table-cell office:value-type="float" office:value="0.0">
            <text:p>0.0</text:p>
          </table:table-cell>
          <table:table-cell office:value-type="float" office:value="9.43">
            <text:p>9.43</text:p>
          </table:table-cell>
          <table:table-cell office:value-type="float" office:value="0.0">
            <text:p>0.0</text:p>
          </table:table-cell>
          <table:table-cell office:value-type="float" office:value="7.07">
            <text:p>7.07</text:p>
          </table:table-cell>
          <table:table-cell office:value-type="float" office:value="0.0">
            <text:p>0.0</text:p>
          </table:table-cell>
          <table:table-cell office:value-type="float" office:value="5.13" table:style-name="cellBest">
            <text:p>5.13</text:p>
          </table:table-cell>
          <table:table-cell office:value-type="float" office:value="0.0">
            <text:p>0.0</text:p>
          </table:table-cell>
          <table:table-cell table:formula="of:=MIN([.$B273];[.$D273];[.$F273];[.$H273];[.$J273];[.$L273];[.$N273];[.$P273];[.$R273];[.$T273])"/>
          <table:table-cell table:formula="of:=MIN([.$C273];[.$E273];[.$G273];[.$I273];[.$K273];[.$M273];[.$O273];[.$Q273];[.$S273];[.$U273])"/>
          <table:table-cell table:formula="of:=MEDIAN([.$B273];[.$D273];[.$F273];[.$H273];[.$J273];[.$L273];[.$N273];[.$P273];[.$R273];[.$T273])"/>
          <table:table-cell table:formula="of:=MEDIAN([.$C273];[.$E273];[.$G273];[.$I273];[.$K273];[.$M273];[.$O273];[.$Q273];[.$S273];[.$U273])"/>
          <table:table-cell table:formula="of:=MAX([.$B273];[.$D273];[.$F273];[.$H273];[.$J273];[.$L273];[.$N273];[.$P273];[.$R273];[.$T273])"/>
          <table:table-cell table:formula="of:=MAX([.$C273];[.$E273];[.$G273];[.$I273];[.$K273];[.$M273];[.$O273];[.$Q273];[.$S273];[.$U273])"/>
        </table:table-row>
        <table:table-row>
          <table:table-cell office:value-type="string">
            <text:p>./cargobike-simple-400_user-input-1</text:p>
          </table:table-cell>
          <table:table-cell/>
          <table:table-cell/>
          <table:table-cell office:value-type="float" office:value="17.88">
            <text:p>17.88</text:p>
          </table:table-cell>
          <table:table-cell office:value-type="float" office:value="0.0">
            <text:p>0.0</text:p>
          </table:table-cell>
          <table:table-cell office:value-type="float" office:value="25.37" table:style-name="cellWorst">
            <text:p>25.3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93">
            <text:p>7.93</text:p>
          </table:table-cell>
          <table:table-cell office:value-type="float" office:value="0.0">
            <text:p>0.0</text:p>
          </table:table-cell>
          <table:table-cell office:value-type="float" office:value="9.75">
            <text:p>9.75</text:p>
          </table:table-cell>
          <table:table-cell office:value-type="float" office:value="0.0">
            <text:p>0.0</text:p>
          </table:table-cell>
          <table:table-cell office:value-type="float" office:value="6.41">
            <text:p>6.41</text:p>
          </table:table-cell>
          <table:table-cell office:value-type="float" office:value="0.0">
            <text:p>0.0</text:p>
          </table:table-cell>
          <table:table-cell office:value-type="float" office:value="6.22" table:style-name="cellBest">
            <text:p>6.22</text:p>
          </table:table-cell>
          <table:table-cell office:value-type="float" office:value="0.0">
            <text:p>0.0</text:p>
          </table:table-cell>
          <table:table-cell table:formula="of:=MIN([.$B274];[.$D274];[.$F274];[.$H274];[.$J274];[.$L274];[.$N274];[.$P274];[.$R274];[.$T274])"/>
          <table:table-cell table:formula="of:=MIN([.$C274];[.$E274];[.$G274];[.$I274];[.$K274];[.$M274];[.$O274];[.$Q274];[.$S274];[.$U274])"/>
          <table:table-cell table:formula="of:=MEDIAN([.$B274];[.$D274];[.$F274];[.$H274];[.$J274];[.$L274];[.$N274];[.$P274];[.$R274];[.$T274])"/>
          <table:table-cell table:formula="of:=MEDIAN([.$C274];[.$E274];[.$G274];[.$I274];[.$K274];[.$M274];[.$O274];[.$Q274];[.$S274];[.$U274])"/>
          <table:table-cell table:formula="of:=MAX([.$B274];[.$D274];[.$F274];[.$H274];[.$J274];[.$L274];[.$N274];[.$P274];[.$R274];[.$T274])"/>
          <table:table-cell table:formula="of:=MAX([.$C274];[.$E274];[.$G274];[.$I274];[.$K274];[.$M274];[.$O274];[.$Q274];[.$S274];[.$U274])"/>
        </table:table-row>
        <table:table-row>
          <table:table-cell office:value-type="string">
            <text:p>./cargobike-simple-400_user-input-10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81">
            <text:p>11.81</text:p>
          </table:table-cell>
          <table:table-cell office:value-type="float" office:value="0.0">
            <text:p>0.0</text:p>
          </table:table-cell>
          <table:table-cell office:value-type="float" office:value="14.62">
            <text:p>14.62</text:p>
          </table:table-cell>
          <table:table-cell office:value-type="float" office:value="0.0">
            <text:p>0.0</text:p>
          </table:table-cell>
          <table:table-cell office:value-type="float" office:value="9.23">
            <text:p>9.23</text:p>
          </table:table-cell>
          <table:table-cell office:value-type="float" office:value="0.0">
            <text:p>0.0</text:p>
          </table:table-cell>
          <table:table-cell office:value-type="float" office:value="6.22" table:style-name="cellBest">
            <text:p>6.22</text:p>
          </table:table-cell>
          <table:table-cell office:value-type="float" office:value="0.0">
            <text:p>0.0</text:p>
          </table:table-cell>
          <table:table-cell table:formula="of:=MIN([.$B275];[.$D275];[.$F275];[.$H275];[.$J275];[.$L275];[.$N275];[.$P275];[.$R275];[.$T275])"/>
          <table:table-cell table:formula="of:=MIN([.$C275];[.$E275];[.$G275];[.$I275];[.$K275];[.$M275];[.$O275];[.$Q275];[.$S275];[.$U275])"/>
          <table:table-cell table:formula="of:=MEDIAN([.$B275];[.$D275];[.$F275];[.$H275];[.$J275];[.$L275];[.$N275];[.$P275];[.$R275];[.$T275])"/>
          <table:table-cell table:formula="of:=MEDIAN([.$C275];[.$E275];[.$G275];[.$I275];[.$K275];[.$M275];[.$O275];[.$Q275];[.$S275];[.$U275])"/>
          <table:table-cell table:formula="of:=MAX([.$B275];[.$D275];[.$F275];[.$H275];[.$J275];[.$L275];[.$N275];[.$P275];[.$R275];[.$T275])"/>
          <table:table-cell table:formula="of:=MAX([.$C275];[.$E275];[.$G275];[.$I275];[.$K275];[.$M275];[.$O275];[.$Q275];[.$S275];[.$U275])"/>
        </table:table-row>
        <table:table-row>
          <table:table-cell office:value-type="string">
            <text:p>./cargobike-simple-400_user-input-11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42">
            <text:p>9.42</text:p>
          </table:table-cell>
          <table:table-cell office:value-type="float" office:value="0.0">
            <text:p>0.0</text:p>
          </table:table-cell>
          <table:table-cell office:value-type="float" office:value="13.28">
            <text:p>13.28</text:p>
          </table:table-cell>
          <table:table-cell office:value-type="float" office:value="0.0">
            <text:p>0.0</text:p>
          </table:table-cell>
          <table:table-cell office:value-type="float" office:value="8.1">
            <text:p>8.1</text:p>
          </table:table-cell>
          <table:table-cell office:value-type="float" office:value="0.0">
            <text:p>0.0</text:p>
          </table:table-cell>
          <table:table-cell office:value-type="float" office:value="6.6" table:style-name="cellBest">
            <text:p>6.6</text:p>
          </table:table-cell>
          <table:table-cell office:value-type="float" office:value="0.0">
            <text:p>0.0</text:p>
          </table:table-cell>
          <table:table-cell table:formula="of:=MIN([.$B276];[.$D276];[.$F276];[.$H276];[.$J276];[.$L276];[.$N276];[.$P276];[.$R276];[.$T276])"/>
          <table:table-cell table:formula="of:=MIN([.$C276];[.$E276];[.$G276];[.$I276];[.$K276];[.$M276];[.$O276];[.$Q276];[.$S276];[.$U276])"/>
          <table:table-cell table:formula="of:=MEDIAN([.$B276];[.$D276];[.$F276];[.$H276];[.$J276];[.$L276];[.$N276];[.$P276];[.$R276];[.$T276])"/>
          <table:table-cell table:formula="of:=MEDIAN([.$C276];[.$E276];[.$G276];[.$I276];[.$K276];[.$M276];[.$O276];[.$Q276];[.$S276];[.$U276])"/>
          <table:table-cell table:formula="of:=MAX([.$B276];[.$D276];[.$F276];[.$H276];[.$J276];[.$L276];[.$N276];[.$P276];[.$R276];[.$T276])"/>
          <table:table-cell table:formula="of:=MAX([.$C276];[.$E276];[.$G276];[.$I276];[.$K276];[.$M276];[.$O276];[.$Q276];[.$S276];[.$U276])"/>
        </table:table-row>
        <table:table-row>
          <table:table-cell office:value-type="string">
            <text:p>./cargobike-simple-400_user-input-12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66">
            <text:p>11.66</text:p>
          </table:table-cell>
          <table:table-cell office:value-type="float" office:value="0.0">
            <text:p>0.0</text:p>
          </table:table-cell>
          <table:table-cell office:value-type="float" office:value="17.94">
            <text:p>17.94</text:p>
          </table:table-cell>
          <table:table-cell office:value-type="float" office:value="0.0">
            <text:p>0.0</text:p>
          </table:table-cell>
          <table:table-cell office:value-type="float" office:value="11.73">
            <text:p>11.73</text:p>
          </table:table-cell>
          <table:table-cell office:value-type="float" office:value="0.0">
            <text:p>0.0</text:p>
          </table:table-cell>
          <table:table-cell office:value-type="float" office:value="7.13" table:style-name="cellBest">
            <text:p>7.13</text:p>
          </table:table-cell>
          <table:table-cell office:value-type="float" office:value="0.0">
            <text:p>0.0</text:p>
          </table:table-cell>
          <table:table-cell table:formula="of:=MIN([.$B277];[.$D277];[.$F277];[.$H277];[.$J277];[.$L277];[.$N277];[.$P277];[.$R277];[.$T277])"/>
          <table:table-cell table:formula="of:=MIN([.$C277];[.$E277];[.$G277];[.$I277];[.$K277];[.$M277];[.$O277];[.$Q277];[.$S277];[.$U277])"/>
          <table:table-cell table:formula="of:=MEDIAN([.$B277];[.$D277];[.$F277];[.$H277];[.$J277];[.$L277];[.$N277];[.$P277];[.$R277];[.$T277])"/>
          <table:table-cell table:formula="of:=MEDIAN([.$C277];[.$E277];[.$G277];[.$I277];[.$K277];[.$M277];[.$O277];[.$Q277];[.$S277];[.$U277])"/>
          <table:table-cell table:formula="of:=MAX([.$B277];[.$D277];[.$F277];[.$H277];[.$J277];[.$L277];[.$N277];[.$P277];[.$R277];[.$T277])"/>
          <table:table-cell table:formula="of:=MAX([.$C277];[.$E277];[.$G277];[.$I277];[.$K277];[.$M277];[.$O277];[.$Q277];[.$S277];[.$U277])"/>
        </table:table-row>
        <table:table-row>
          <table:table-cell office:value-type="string">
            <text:p>./cargobike-simple-400_user-input-13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65">
            <text:p>12.65</text:p>
          </table:table-cell>
          <table:table-cell office:value-type="float" office:value="0.0">
            <text:p>0.0</text:p>
          </table:table-cell>
          <table:table-cell office:value-type="float" office:value="15.26">
            <text:p>15.26</text:p>
          </table:table-cell>
          <table:table-cell office:value-type="float" office:value="0.0">
            <text:p>0.0</text:p>
          </table:table-cell>
          <table:table-cell office:value-type="float" office:value="10.9">
            <text:p>10.9</text:p>
          </table:table-cell>
          <table:table-cell office:value-type="float" office:value="0.0">
            <text:p>0.0</text:p>
          </table:table-cell>
          <table:table-cell office:value-type="float" office:value="7.38" table:style-name="cellBest">
            <text:p>7.38</text:p>
          </table:table-cell>
          <table:table-cell office:value-type="float" office:value="0.0">
            <text:p>0.0</text:p>
          </table:table-cell>
          <table:table-cell table:formula="of:=MIN([.$B278];[.$D278];[.$F278];[.$H278];[.$J278];[.$L278];[.$N278];[.$P278];[.$R278];[.$T278])"/>
          <table:table-cell table:formula="of:=MIN([.$C278];[.$E278];[.$G278];[.$I278];[.$K278];[.$M278];[.$O278];[.$Q278];[.$S278];[.$U278])"/>
          <table:table-cell table:formula="of:=MEDIAN([.$B278];[.$D278];[.$F278];[.$H278];[.$J278];[.$L278];[.$N278];[.$P278];[.$R278];[.$T278])"/>
          <table:table-cell table:formula="of:=MEDIAN([.$C278];[.$E278];[.$G278];[.$I278];[.$K278];[.$M278];[.$O278];[.$Q278];[.$S278];[.$U278])"/>
          <table:table-cell table:formula="of:=MAX([.$B278];[.$D278];[.$F278];[.$H278];[.$J278];[.$L278];[.$N278];[.$P278];[.$R278];[.$T278])"/>
          <table:table-cell table:formula="of:=MAX([.$C278];[.$E278];[.$G278];[.$I278];[.$K278];[.$M278];[.$O278];[.$Q278];[.$S278];[.$U278])"/>
        </table:table-row>
        <table:table-row>
          <table:table-cell office:value-type="string">
            <text:p>./cargobike-simple-400_user-input-14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03">
            <text:p>11.03</text:p>
          </table:table-cell>
          <table:table-cell office:value-type="float" office:value="0.0">
            <text:p>0.0</text:p>
          </table:table-cell>
          <table:table-cell office:value-type="float" office:value="16.4">
            <text:p>16.4</text:p>
          </table:table-cell>
          <table:table-cell office:value-type="float" office:value="0.0">
            <text:p>0.0</text:p>
          </table:table-cell>
          <table:table-cell office:value-type="float" office:value="11.15">
            <text:p>11.15</text:p>
          </table:table-cell>
          <table:table-cell office:value-type="float" office:value="0.0">
            <text:p>0.0</text:p>
          </table:table-cell>
          <table:table-cell office:value-type="float" office:value="7.24" table:style-name="cellBest">
            <text:p>7.24</text:p>
          </table:table-cell>
          <table:table-cell office:value-type="float" office:value="0.0">
            <text:p>0.0</text:p>
          </table:table-cell>
          <table:table-cell table:formula="of:=MIN([.$B279];[.$D279];[.$F279];[.$H279];[.$J279];[.$L279];[.$N279];[.$P279];[.$R279];[.$T279])"/>
          <table:table-cell table:formula="of:=MIN([.$C279];[.$E279];[.$G279];[.$I279];[.$K279];[.$M279];[.$O279];[.$Q279];[.$S279];[.$U279])"/>
          <table:table-cell table:formula="of:=MEDIAN([.$B279];[.$D279];[.$F279];[.$H279];[.$J279];[.$L279];[.$N279];[.$P279];[.$R279];[.$T279])"/>
          <table:table-cell table:formula="of:=MEDIAN([.$C279];[.$E279];[.$G279];[.$I279];[.$K279];[.$M279];[.$O279];[.$Q279];[.$S279];[.$U279])"/>
          <table:table-cell table:formula="of:=MAX([.$B279];[.$D279];[.$F279];[.$H279];[.$J279];[.$L279];[.$N279];[.$P279];[.$R279];[.$T279])"/>
          <table:table-cell table:formula="of:=MAX([.$C279];[.$E279];[.$G279];[.$I279];[.$K279];[.$M279];[.$O279];[.$Q279];[.$S279];[.$U279])"/>
        </table:table-row>
        <table:table-row>
          <table:table-cell office:value-type="string">
            <text:p>./cargobike-simple-400_user-input-15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87">
            <text:p>11.87</text:p>
          </table:table-cell>
          <table:table-cell office:value-type="float" office:value="0.0">
            <text:p>0.0</text:p>
          </table:table-cell>
          <table:table-cell office:value-type="float" office:value="17.61">
            <text:p>17.61</text:p>
          </table:table-cell>
          <table:table-cell office:value-type="float" office:value="0.0">
            <text:p>0.0</text:p>
          </table:table-cell>
          <table:table-cell office:value-type="float" office:value="11.89">
            <text:p>11.89</text:p>
          </table:table-cell>
          <table:table-cell office:value-type="float" office:value="0.0">
            <text:p>0.0</text:p>
          </table:table-cell>
          <table:table-cell office:value-type="float" office:value="10.24" table:style-name="cellBest">
            <text:p>10.24</text:p>
          </table:table-cell>
          <table:table-cell office:value-type="float" office:value="0.0">
            <text:p>0.0</text:p>
          </table:table-cell>
          <table:table-cell table:formula="of:=MIN([.$B280];[.$D280];[.$F280];[.$H280];[.$J280];[.$L280];[.$N280];[.$P280];[.$R280];[.$T280])"/>
          <table:table-cell table:formula="of:=MIN([.$C280];[.$E280];[.$G280];[.$I280];[.$K280];[.$M280];[.$O280];[.$Q280];[.$S280];[.$U280])"/>
          <table:table-cell table:formula="of:=MEDIAN([.$B280];[.$D280];[.$F280];[.$H280];[.$J280];[.$L280];[.$N280];[.$P280];[.$R280];[.$T280])"/>
          <table:table-cell table:formula="of:=MEDIAN([.$C280];[.$E280];[.$G280];[.$I280];[.$K280];[.$M280];[.$O280];[.$Q280];[.$S280];[.$U280])"/>
          <table:table-cell table:formula="of:=MAX([.$B280];[.$D280];[.$F280];[.$H280];[.$J280];[.$L280];[.$N280];[.$P280];[.$R280];[.$T280])"/>
          <table:table-cell table:formula="of:=MAX([.$C280];[.$E280];[.$G280];[.$I280];[.$K280];[.$M280];[.$O280];[.$Q280];[.$S280];[.$U280])"/>
        </table:table-row>
        <table:table-row>
          <table:table-cell office:value-type="string">
            <text:p>./cargobike-simple-400_user-input-16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31">
            <text:p>12.31</text:p>
          </table:table-cell>
          <table:table-cell office:value-type="float" office:value="0.0">
            <text:p>0.0</text:p>
          </table:table-cell>
          <table:table-cell office:value-type="float" office:value="21.7">
            <text:p>21.7</text:p>
          </table:table-cell>
          <table:table-cell office:value-type="float" office:value="0.0">
            <text:p>0.0</text:p>
          </table:table-cell>
          <table:table-cell office:value-type="float" office:value="9.08">
            <text:p>9.08</text:p>
          </table:table-cell>
          <table:table-cell office:value-type="float" office:value="0.0">
            <text:p>0.0</text:p>
          </table:table-cell>
          <table:table-cell office:value-type="float" office:value="6.75" table:style-name="cellBest">
            <text:p>6.75</text:p>
          </table:table-cell>
          <table:table-cell office:value-type="float" office:value="0.0">
            <text:p>0.0</text:p>
          </table:table-cell>
          <table:table-cell table:formula="of:=MIN([.$B281];[.$D281];[.$F281];[.$H281];[.$J281];[.$L281];[.$N281];[.$P281];[.$R281];[.$T281])"/>
          <table:table-cell table:formula="of:=MIN([.$C281];[.$E281];[.$G281];[.$I281];[.$K281];[.$M281];[.$O281];[.$Q281];[.$S281];[.$U281])"/>
          <table:table-cell table:formula="of:=MEDIAN([.$B281];[.$D281];[.$F281];[.$H281];[.$J281];[.$L281];[.$N281];[.$P281];[.$R281];[.$T281])"/>
          <table:table-cell table:formula="of:=MEDIAN([.$C281];[.$E281];[.$G281];[.$I281];[.$K281];[.$M281];[.$O281];[.$Q281];[.$S281];[.$U281])"/>
          <table:table-cell table:formula="of:=MAX([.$B281];[.$D281];[.$F281];[.$H281];[.$J281];[.$L281];[.$N281];[.$P281];[.$R281];[.$T281])"/>
          <table:table-cell table:formula="of:=MAX([.$C281];[.$E281];[.$G281];[.$I281];[.$K281];[.$M281];[.$O281];[.$Q281];[.$S281];[.$U281])"/>
        </table:table-row>
        <table:table-row>
          <table:table-cell office:value-type="string">
            <text:p>./cargobike-simple-400_user-input-17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42">
            <text:p>12.42</text:p>
          </table:table-cell>
          <table:table-cell office:value-type="float" office:value="0.0">
            <text:p>0.0</text:p>
          </table:table-cell>
          <table:table-cell office:value-type="float" office:value="20.64">
            <text:p>20.64</text:p>
          </table:table-cell>
          <table:table-cell office:value-type="float" office:value="0.0">
            <text:p>0.0</text:p>
          </table:table-cell>
          <table:table-cell office:value-type="float" office:value="10.44">
            <text:p>10.44</text:p>
          </table:table-cell>
          <table:table-cell office:value-type="float" office:value="0.0">
            <text:p>0.0</text:p>
          </table:table-cell>
          <table:table-cell office:value-type="float" office:value="7.08" table:style-name="cellBest">
            <text:p>7.08</text:p>
          </table:table-cell>
          <table:table-cell office:value-type="float" office:value="0.0">
            <text:p>0.0</text:p>
          </table:table-cell>
          <table:table-cell table:formula="of:=MIN([.$B282];[.$D282];[.$F282];[.$H282];[.$J282];[.$L282];[.$N282];[.$P282];[.$R282];[.$T282])"/>
          <table:table-cell table:formula="of:=MIN([.$C282];[.$E282];[.$G282];[.$I282];[.$K282];[.$M282];[.$O282];[.$Q282];[.$S282];[.$U282])"/>
          <table:table-cell table:formula="of:=MEDIAN([.$B282];[.$D282];[.$F282];[.$H282];[.$J282];[.$L282];[.$N282];[.$P282];[.$R282];[.$T282])"/>
          <table:table-cell table:formula="of:=MEDIAN([.$C282];[.$E282];[.$G282];[.$I282];[.$K282];[.$M282];[.$O282];[.$Q282];[.$S282];[.$U282])"/>
          <table:table-cell table:formula="of:=MAX([.$B282];[.$D282];[.$F282];[.$H282];[.$J282];[.$L282];[.$N282];[.$P282];[.$R282];[.$T282])"/>
          <table:table-cell table:formula="of:=MAX([.$C282];[.$E282];[.$G282];[.$I282];[.$K282];[.$M282];[.$O282];[.$Q282];[.$S282];[.$U282])"/>
        </table:table-row>
        <table:table-row>
          <table:table-cell office:value-type="string">
            <text:p>./cargobike-simple-400_user-input-1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81">
            <text:p>12.81</text:p>
          </table:table-cell>
          <table:table-cell office:value-type="float" office:value="0.0">
            <text:p>0.0</text:p>
          </table:table-cell>
          <table:table-cell office:value-type="float" office:value="19.42">
            <text:p>19.42</text:p>
          </table:table-cell>
          <table:table-cell office:value-type="float" office:value="0.0">
            <text:p>0.0</text:p>
          </table:table-cell>
          <table:table-cell office:value-type="float" office:value="11.24">
            <text:p>11.24</text:p>
          </table:table-cell>
          <table:table-cell office:value-type="float" office:value="0.0">
            <text:p>0.0</text:p>
          </table:table-cell>
          <table:table-cell office:value-type="float" office:value="7.39" table:style-name="cellBest">
            <text:p>7.39</text:p>
          </table:table-cell>
          <table:table-cell office:value-type="float" office:value="0.0">
            <text:p>0.0</text:p>
          </table:table-cell>
          <table:table-cell table:formula="of:=MIN([.$B283];[.$D283];[.$F283];[.$H283];[.$J283];[.$L283];[.$N283];[.$P283];[.$R283];[.$T283])"/>
          <table:table-cell table:formula="of:=MIN([.$C283];[.$E283];[.$G283];[.$I283];[.$K283];[.$M283];[.$O283];[.$Q283];[.$S283];[.$U283])"/>
          <table:table-cell table:formula="of:=MEDIAN([.$B283];[.$D283];[.$F283];[.$H283];[.$J283];[.$L283];[.$N283];[.$P283];[.$R283];[.$T283])"/>
          <table:table-cell table:formula="of:=MEDIAN([.$C283];[.$E283];[.$G283];[.$I283];[.$K283];[.$M283];[.$O283];[.$Q283];[.$S283];[.$U283])"/>
          <table:table-cell table:formula="of:=MAX([.$B283];[.$D283];[.$F283];[.$H283];[.$J283];[.$L283];[.$N283];[.$P283];[.$R283];[.$T283])"/>
          <table:table-cell table:formula="of:=MAX([.$C283];[.$E283];[.$G283];[.$I283];[.$K283];[.$M283];[.$O283];[.$Q283];[.$S283];[.$U283])"/>
        </table:table-row>
        <table:table-row>
          <table:table-cell office:value-type="string">
            <text:p>./cargobike-simple-400_user-input-1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58">
            <text:p>12.58</text:p>
          </table:table-cell>
          <table:table-cell office:value-type="float" office:value="0.0">
            <text:p>0.0</text:p>
          </table:table-cell>
          <table:table-cell office:value-type="float" office:value="19.97">
            <text:p>19.97</text:p>
          </table:table-cell>
          <table:table-cell office:value-type="float" office:value="0.0">
            <text:p>0.0</text:p>
          </table:table-cell>
          <table:table-cell office:value-type="float" office:value="11.51">
            <text:p>11.51</text:p>
          </table:table-cell>
          <table:table-cell office:value-type="float" office:value="0.0">
            <text:p>0.0</text:p>
          </table:table-cell>
          <table:table-cell office:value-type="float" office:value="7.22" table:style-name="cellBest">
            <text:p>7.22</text:p>
          </table:table-cell>
          <table:table-cell office:value-type="float" office:value="0.0">
            <text:p>0.0</text:p>
          </table:table-cell>
          <table:table-cell table:formula="of:=MIN([.$B284];[.$D284];[.$F284];[.$H284];[.$J284];[.$L284];[.$N284];[.$P284];[.$R284];[.$T284])"/>
          <table:table-cell table:formula="of:=MIN([.$C284];[.$E284];[.$G284];[.$I284];[.$K284];[.$M284];[.$O284];[.$Q284];[.$S284];[.$U284])"/>
          <table:table-cell table:formula="of:=MEDIAN([.$B284];[.$D284];[.$F284];[.$H284];[.$J284];[.$L284];[.$N284];[.$P284];[.$R284];[.$T284])"/>
          <table:table-cell table:formula="of:=MEDIAN([.$C284];[.$E284];[.$G284];[.$I284];[.$K284];[.$M284];[.$O284];[.$Q284];[.$S284];[.$U284])"/>
          <table:table-cell table:formula="of:=MAX([.$B284];[.$D284];[.$F284];[.$H284];[.$J284];[.$L284];[.$N284];[.$P284];[.$R284];[.$T284])"/>
          <table:table-cell table:formula="of:=MAX([.$C284];[.$E284];[.$G284];[.$I284];[.$K284];[.$M284];[.$O284];[.$Q284];[.$S284];[.$U284])"/>
        </table:table-row>
        <table:table-row>
          <table:table-cell office:value-type="string">
            <text:p>./cargobike-simple-400_user-input-2</text:p>
          </table:table-cell>
          <table:table-cell/>
          <table:table-cell/>
          <table:table-cell office:value-type="float" office:value="40.26" table:style-name="cellWorst">
            <text:p>40.26</text:p>
          </table:table-cell>
          <table:table-cell office:value-type="float" office:value="0.0">
            <text:p>0.0</text:p>
          </table:table-cell>
          <table:table-cell office:value-type="float" office:value="39.48">
            <text:p>39.4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36">
            <text:p>8.36</text:p>
          </table:table-cell>
          <table:table-cell office:value-type="float" office:value="0.0">
            <text:p>0.0</text:p>
          </table:table-cell>
          <table:table-cell office:value-type="float" office:value="10.54">
            <text:p>10.54</text:p>
          </table:table-cell>
          <table:table-cell office:value-type="float" office:value="0.0">
            <text:p>0.0</text:p>
          </table:table-cell>
          <table:table-cell office:value-type="float" office:value="6.65">
            <text:p>6.65</text:p>
          </table:table-cell>
          <table:table-cell office:value-type="float" office:value="0.0">
            <text:p>0.0</text:p>
          </table:table-cell>
          <table:table-cell office:value-type="float" office:value="5.9" table:style-name="cellBest">
            <text:p>5.9</text:p>
          </table:table-cell>
          <table:table-cell office:value-type="float" office:value="0.0">
            <text:p>0.0</text:p>
          </table:table-cell>
          <table:table-cell table:formula="of:=MIN([.$B285];[.$D285];[.$F285];[.$H285];[.$J285];[.$L285];[.$N285];[.$P285];[.$R285];[.$T285])"/>
          <table:table-cell table:formula="of:=MIN([.$C285];[.$E285];[.$G285];[.$I285];[.$K285];[.$M285];[.$O285];[.$Q285];[.$S285];[.$U285])"/>
          <table:table-cell table:formula="of:=MEDIAN([.$B285];[.$D285];[.$F285];[.$H285];[.$J285];[.$L285];[.$N285];[.$P285];[.$R285];[.$T285])"/>
          <table:table-cell table:formula="of:=MEDIAN([.$C285];[.$E285];[.$G285];[.$I285];[.$K285];[.$M285];[.$O285];[.$Q285];[.$S285];[.$U285])"/>
          <table:table-cell table:formula="of:=MAX([.$B285];[.$D285];[.$F285];[.$H285];[.$J285];[.$L285];[.$N285];[.$P285];[.$R285];[.$T285])"/>
          <table:table-cell table:formula="of:=MAX([.$C285];[.$E285];[.$G285];[.$I285];[.$K285];[.$M285];[.$O285];[.$Q285];[.$S285];[.$U285])"/>
        </table:table-row>
        <table:table-row>
          <table:table-cell office:value-type="string">
            <text:p>./cargobike-simple-400_user-input-3</text:p>
          </table:table-cell>
          <table:table-cell/>
          <table:table-cell/>
          <table:table-cell office:value-type="float" office:value="34.41">
            <text:p>34.41</text:p>
          </table:table-cell>
          <table:table-cell office:value-type="float" office:value="0.0">
            <text:p>0.0</text:p>
          </table:table-cell>
          <table:table-cell office:value-type="float" office:value="40.46" table:style-name="cellWorst">
            <text:p>40.4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79">
            <text:p>8.79</text:p>
          </table:table-cell>
          <table:table-cell office:value-type="float" office:value="0.0">
            <text:p>0.0</text:p>
          </table:table-cell>
          <table:table-cell office:value-type="float" office:value="14.21">
            <text:p>14.21</text:p>
          </table:table-cell>
          <table:table-cell office:value-type="float" office:value="0.0">
            <text:p>0.0</text:p>
          </table:table-cell>
          <table:table-cell office:value-type="float" office:value="7.64">
            <text:p>7.64</text:p>
          </table:table-cell>
          <table:table-cell office:value-type="float" office:value="0.0">
            <text:p>0.0</text:p>
          </table:table-cell>
          <table:table-cell office:value-type="float" office:value="5.71" table:style-name="cellBest">
            <text:p>5.71</text:p>
          </table:table-cell>
          <table:table-cell office:value-type="float" office:value="0.0">
            <text:p>0.0</text:p>
          </table:table-cell>
          <table:table-cell table:formula="of:=MIN([.$B286];[.$D286];[.$F286];[.$H286];[.$J286];[.$L286];[.$N286];[.$P286];[.$R286];[.$T286])"/>
          <table:table-cell table:formula="of:=MIN([.$C286];[.$E286];[.$G286];[.$I286];[.$K286];[.$M286];[.$O286];[.$Q286];[.$S286];[.$U286])"/>
          <table:table-cell table:formula="of:=MEDIAN([.$B286];[.$D286];[.$F286];[.$H286];[.$J286];[.$L286];[.$N286];[.$P286];[.$R286];[.$T286])"/>
          <table:table-cell table:formula="of:=MEDIAN([.$C286];[.$E286];[.$G286];[.$I286];[.$K286];[.$M286];[.$O286];[.$Q286];[.$S286];[.$U286])"/>
          <table:table-cell table:formula="of:=MAX([.$B286];[.$D286];[.$F286];[.$H286];[.$J286];[.$L286];[.$N286];[.$P286];[.$R286];[.$T286])"/>
          <table:table-cell table:formula="of:=MAX([.$C286];[.$E286];[.$G286];[.$I286];[.$K286];[.$M286];[.$O286];[.$Q286];[.$S286];[.$U286])"/>
        </table:table-row>
        <table:table-row>
          <table:table-cell office:value-type="string">
            <text:p>./cargobike-simple-400_user-input-4</text:p>
          </table:table-cell>
          <table:table-cell/>
          <table:table-cell/>
          <table:table-cell office:value-type="float" office:value="87.37">
            <text:p>87.37</text:p>
          </table:table-cell>
          <table:table-cell office:value-type="float" office:value="0.0">
            <text:p>0.0</text:p>
          </table:table-cell>
          <table:table-cell office:value-type="float" office:value="111.29" table:style-name="cellWorst">
            <text:p>111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22">
            <text:p>9.22</text:p>
          </table:table-cell>
          <table:table-cell office:value-type="float" office:value="0.0">
            <text:p>0.0</text:p>
          </table:table-cell>
          <table:table-cell office:value-type="float" office:value="12.21">
            <text:p>12.21</text:p>
          </table:table-cell>
          <table:table-cell office:value-type="float" office:value="0.0">
            <text:p>0.0</text:p>
          </table:table-cell>
          <table:table-cell office:value-type="float" office:value="6.47" table:style-name="cellBest">
            <text:p>6.47</text:p>
          </table:table-cell>
          <table:table-cell office:value-type="float" office:value="0.0">
            <text:p>0.0</text:p>
          </table:table-cell>
          <table:table-cell office:value-type="float" office:value="6.58">
            <text:p>6.58</text:p>
          </table:table-cell>
          <table:table-cell office:value-type="float" office:value="0.0">
            <text:p>0.0</text:p>
          </table:table-cell>
          <table:table-cell table:formula="of:=MIN([.$B287];[.$D287];[.$F287];[.$H287];[.$J287];[.$L287];[.$N287];[.$P287];[.$R287];[.$T287])"/>
          <table:table-cell table:formula="of:=MIN([.$C287];[.$E287];[.$G287];[.$I287];[.$K287];[.$M287];[.$O287];[.$Q287];[.$S287];[.$U287])"/>
          <table:table-cell table:formula="of:=MEDIAN([.$B287];[.$D287];[.$F287];[.$H287];[.$J287];[.$L287];[.$N287];[.$P287];[.$R287];[.$T287])"/>
          <table:table-cell table:formula="of:=MEDIAN([.$C287];[.$E287];[.$G287];[.$I287];[.$K287];[.$M287];[.$O287];[.$Q287];[.$S287];[.$U287])"/>
          <table:table-cell table:formula="of:=MAX([.$B287];[.$D287];[.$F287];[.$H287];[.$J287];[.$L287];[.$N287];[.$P287];[.$R287];[.$T287])"/>
          <table:table-cell table:formula="of:=MAX([.$C287];[.$E287];[.$G287];[.$I287];[.$K287];[.$M287];[.$O287];[.$Q287];[.$S287];[.$U287])"/>
        </table:table-row>
        <table:table-row>
          <table:table-cell office:value-type="string">
            <text:p>./cargobike-simple-400_user-input-5</text:p>
          </table:table-cell>
          <table:table-cell/>
          <table:table-cell/>
          <table:table-cell office:value-type="float" office:value="99.28">
            <text:p>99.28</text:p>
          </table:table-cell>
          <table:table-cell office:value-type="float" office:value="0.0">
            <text:p>0.0</text:p>
          </table:table-cell>
          <table:table-cell office:value-type="float" office:value="117.19" table:style-name="cellWorst">
            <text:p>117.1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26">
            <text:p>8.26</text:p>
          </table:table-cell>
          <table:table-cell office:value-type="float" office:value="0.0">
            <text:p>0.0</text:p>
          </table:table-cell>
          <table:table-cell office:value-type="float" office:value="12.5">
            <text:p>12.5</text:p>
          </table:table-cell>
          <table:table-cell office:value-type="float" office:value="0.0">
            <text:p>0.0</text:p>
          </table:table-cell>
          <table:table-cell office:value-type="float" office:value="7.0">
            <text:p>7.0</text:p>
          </table:table-cell>
          <table:table-cell office:value-type="float" office:value="0.0">
            <text:p>0.0</text:p>
          </table:table-cell>
          <table:table-cell office:value-type="float" office:value="5.56" table:style-name="cellBest">
            <text:p>5.56</text:p>
          </table:table-cell>
          <table:table-cell office:value-type="float" office:value="0.0">
            <text:p>0.0</text:p>
          </table:table-cell>
          <table:table-cell table:formula="of:=MIN([.$B288];[.$D288];[.$F288];[.$H288];[.$J288];[.$L288];[.$N288];[.$P288];[.$R288];[.$T288])"/>
          <table:table-cell table:formula="of:=MIN([.$C288];[.$E288];[.$G288];[.$I288];[.$K288];[.$M288];[.$O288];[.$Q288];[.$S288];[.$U288])"/>
          <table:table-cell table:formula="of:=MEDIAN([.$B288];[.$D288];[.$F288];[.$H288];[.$J288];[.$L288];[.$N288];[.$P288];[.$R288];[.$T288])"/>
          <table:table-cell table:formula="of:=MEDIAN([.$C288];[.$E288];[.$G288];[.$I288];[.$K288];[.$M288];[.$O288];[.$Q288];[.$S288];[.$U288])"/>
          <table:table-cell table:formula="of:=MAX([.$B288];[.$D288];[.$F288];[.$H288];[.$J288];[.$L288];[.$N288];[.$P288];[.$R288];[.$T288])"/>
          <table:table-cell table:formula="of:=MAX([.$C288];[.$E288];[.$G288];[.$I288];[.$K288];[.$M288];[.$O288];[.$Q288];[.$S288];[.$U288])"/>
        </table:table-row>
        <table:table-row>
          <table:table-cell office:value-type="string">
            <text:p>./cargobike-simple-400_user-input-6</text:p>
          </table:table-cell>
          <table:table-cell/>
          <table:table-cell/>
          <table:table-cell office:value-type="float" office:value="352.83">
            <text:p>352.83</text:p>
          </table:table-cell>
          <table:table-cell office:value-type="float" office:value="0.0">
            <text:p>0.0</text:p>
          </table:table-cell>
          <table:table-cell office:value-type="float" office:value="394.22" table:style-name="cellWorst">
            <text:p>394.2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5">
            <text:p>8.5</text:p>
          </table:table-cell>
          <table:table-cell office:value-type="float" office:value="0.0">
            <text:p>0.0</text:p>
          </table:table-cell>
          <table:table-cell office:value-type="float" office:value="13.06">
            <text:p>13.06</text:p>
          </table:table-cell>
          <table:table-cell office:value-type="float" office:value="0.0">
            <text:p>0.0</text:p>
          </table:table-cell>
          <table:table-cell office:value-type="float" office:value="7.32">
            <text:p>7.32</text:p>
          </table:table-cell>
          <table:table-cell office:value-type="float" office:value="0.0">
            <text:p>0.0</text:p>
          </table:table-cell>
          <table:table-cell office:value-type="float" office:value="5.75" table:style-name="cellBest">
            <text:p>5.75</text:p>
          </table:table-cell>
          <table:table-cell office:value-type="float" office:value="0.0">
            <text:p>0.0</text:p>
          </table:table-cell>
          <table:table-cell table:formula="of:=MIN([.$B289];[.$D289];[.$F289];[.$H289];[.$J289];[.$L289];[.$N289];[.$P289];[.$R289];[.$T289])"/>
          <table:table-cell table:formula="of:=MIN([.$C289];[.$E289];[.$G289];[.$I289];[.$K289];[.$M289];[.$O289];[.$Q289];[.$S289];[.$U289])"/>
          <table:table-cell table:formula="of:=MEDIAN([.$B289];[.$D289];[.$F289];[.$H289];[.$J289];[.$L289];[.$N289];[.$P289];[.$R289];[.$T289])"/>
          <table:table-cell table:formula="of:=MEDIAN([.$C289];[.$E289];[.$G289];[.$I289];[.$K289];[.$M289];[.$O289];[.$Q289];[.$S289];[.$U289])"/>
          <table:table-cell table:formula="of:=MAX([.$B289];[.$D289];[.$F289];[.$H289];[.$J289];[.$L289];[.$N289];[.$P289];[.$R289];[.$T289])"/>
          <table:table-cell table:formula="of:=MAX([.$C289];[.$E289];[.$G289];[.$I289];[.$K289];[.$M289];[.$O289];[.$Q289];[.$S289];[.$U289])"/>
        </table:table-row>
        <table:table-row>
          <table:table-cell office:value-type="string">
            <text:p>./cargobike-simple-400_user-input-7</text:p>
          </table:table-cell>
          <table:table-cell/>
          <table:table-cell/>
          <table:table-cell office:value-type="float" office:value="479.48">
            <text:p>479.48</text:p>
          </table:table-cell>
          <table:table-cell office:value-type="float" office:value="0.0">
            <text:p>0.0</text:p>
          </table:table-cell>
          <table:table-cell office:value-type="float" office:value="724.66" table:style-name="cellWorst">
            <text:p>724.6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43">
            <text:p>8.43</text:p>
          </table:table-cell>
          <table:table-cell office:value-type="float" office:value="0.0">
            <text:p>0.0</text:p>
          </table:table-cell>
          <table:table-cell office:value-type="float" office:value="14.47">
            <text:p>14.47</text:p>
          </table:table-cell>
          <table:table-cell office:value-type="float" office:value="0.0">
            <text:p>0.0</text:p>
          </table:table-cell>
          <table:table-cell office:value-type="float" office:value="6.56" table:style-name="cellBest">
            <text:p>6.56</text:p>
          </table:table-cell>
          <table:table-cell office:value-type="float" office:value="0.0">
            <text:p>0.0</text:p>
          </table:table-cell>
          <table:table-cell office:value-type="float" office:value="7.68">
            <text:p>7.68</text:p>
          </table:table-cell>
          <table:table-cell office:value-type="float" office:value="0.0">
            <text:p>0.0</text:p>
          </table:table-cell>
          <table:table-cell table:formula="of:=MIN([.$B290];[.$D290];[.$F290];[.$H290];[.$J290];[.$L290];[.$N290];[.$P290];[.$R290];[.$T290])"/>
          <table:table-cell table:formula="of:=MIN([.$C290];[.$E290];[.$G290];[.$I290];[.$K290];[.$M290];[.$O290];[.$Q290];[.$S290];[.$U290])"/>
          <table:table-cell table:formula="of:=MEDIAN([.$B290];[.$D290];[.$F290];[.$H290];[.$J290];[.$L290];[.$N290];[.$P290];[.$R290];[.$T290])"/>
          <table:table-cell table:formula="of:=MEDIAN([.$C290];[.$E290];[.$G290];[.$I290];[.$K290];[.$M290];[.$O290];[.$Q290];[.$S290];[.$U290])"/>
          <table:table-cell table:formula="of:=MAX([.$B290];[.$D290];[.$F290];[.$H290];[.$J290];[.$L290];[.$N290];[.$P290];[.$R290];[.$T290])"/>
          <table:table-cell table:formula="of:=MAX([.$C290];[.$E290];[.$G290];[.$I290];[.$K290];[.$M290];[.$O290];[.$Q290];[.$S290];[.$U290])"/>
        </table:table-row>
        <table:table-row>
          <table:table-cell office:value-type="string">
            <text:p>./cargobike-simple-400_user-input-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54">
            <text:p>8.54</text:p>
          </table:table-cell>
          <table:table-cell office:value-type="float" office:value="0.0">
            <text:p>0.0</text:p>
          </table:table-cell>
          <table:table-cell office:value-type="float" office:value="12.51">
            <text:p>12.51</text:p>
          </table:table-cell>
          <table:table-cell office:value-type="float" office:value="0.0">
            <text:p>0.0</text:p>
          </table:table-cell>
          <table:table-cell office:value-type="float" office:value="7.29">
            <text:p>7.29</text:p>
          </table:table-cell>
          <table:table-cell office:value-type="float" office:value="0.0">
            <text:p>0.0</text:p>
          </table:table-cell>
          <table:table-cell office:value-type="float" office:value="6.46" table:style-name="cellBest">
            <text:p>6.46</text:p>
          </table:table-cell>
          <table:table-cell office:value-type="float" office:value="0.0">
            <text:p>0.0</text:p>
          </table:table-cell>
          <table:table-cell table:formula="of:=MIN([.$B291];[.$D291];[.$F291];[.$H291];[.$J291];[.$L291];[.$N291];[.$P291];[.$R291];[.$T291])"/>
          <table:table-cell table:formula="of:=MIN([.$C291];[.$E291];[.$G291];[.$I291];[.$K291];[.$M291];[.$O291];[.$Q291];[.$S291];[.$U291])"/>
          <table:table-cell table:formula="of:=MEDIAN([.$B291];[.$D291];[.$F291];[.$H291];[.$J291];[.$L291];[.$N291];[.$P291];[.$R291];[.$T291])"/>
          <table:table-cell table:formula="of:=MEDIAN([.$C291];[.$E291];[.$G291];[.$I291];[.$K291];[.$M291];[.$O291];[.$Q291];[.$S291];[.$U291])"/>
          <table:table-cell table:formula="of:=MAX([.$B291];[.$D291];[.$F291];[.$H291];[.$J291];[.$L291];[.$N291];[.$P291];[.$R291];[.$T291])"/>
          <table:table-cell table:formula="of:=MAX([.$C291];[.$E291];[.$G291];[.$I291];[.$K291];[.$M291];[.$O291];[.$Q291];[.$S291];[.$U291])"/>
        </table:table-row>
        <table:table-row>
          <table:table-cell office:value-type="string">
            <text:p>./cargobike-simple-400_user-input-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03">
            <text:p>8.03</text:p>
          </table:table-cell>
          <table:table-cell office:value-type="float" office:value="0.0">
            <text:p>0.0</text:p>
          </table:table-cell>
          <table:table-cell office:value-type="float" office:value="15.9">
            <text:p>15.9</text:p>
          </table:table-cell>
          <table:table-cell office:value-type="float" office:value="0.0">
            <text:p>0.0</text:p>
          </table:table-cell>
          <table:table-cell office:value-type="float" office:value="7.64">
            <text:p>7.64</text:p>
          </table:table-cell>
          <table:table-cell office:value-type="float" office:value="0.0">
            <text:p>0.0</text:p>
          </table:table-cell>
          <table:table-cell office:value-type="float" office:value="5.79" table:style-name="cellBest">
            <text:p>5.79</text:p>
          </table:table-cell>
          <table:table-cell office:value-type="float" office:value="0.0">
            <text:p>0.0</text:p>
          </table:table-cell>
          <table:table-cell table:formula="of:=MIN([.$B292];[.$D292];[.$F292];[.$H292];[.$J292];[.$L292];[.$N292];[.$P292];[.$R292];[.$T292])"/>
          <table:table-cell table:formula="of:=MIN([.$C292];[.$E292];[.$G292];[.$I292];[.$K292];[.$M292];[.$O292];[.$Q292];[.$S292];[.$U292])"/>
          <table:table-cell table:formula="of:=MEDIAN([.$B292];[.$D292];[.$F292];[.$H292];[.$J292];[.$L292];[.$N292];[.$P292];[.$R292];[.$T292])"/>
          <table:table-cell table:formula="of:=MEDIAN([.$C292];[.$E292];[.$G292];[.$I292];[.$K292];[.$M292];[.$O292];[.$Q292];[.$S292];[.$U292])"/>
          <table:table-cell table:formula="of:=MAX([.$B292];[.$D292];[.$F292];[.$H292];[.$J292];[.$L292];[.$N292];[.$P292];[.$R292];[.$T292])"/>
          <table:table-cell table:formula="of:=MAX([.$C292];[.$E292];[.$G292];[.$I292];[.$K292];[.$M292];[.$O292];[.$Q292];[.$S292];[.$U292])"/>
        </table:table-row>
        <table:table-row>
          <table:table-cell office:value-type="string">
            <text:p>./cargobike-simple-500_user-input-0</text:p>
          </table:table-cell>
          <table:table-cell/>
          <table:table-cell/>
          <table:table-cell office:value-type="float" office:value="87.04">
            <text:p>87.04</text:p>
          </table:table-cell>
          <table:table-cell office:value-type="float" office:value="0.0">
            <text:p>0.0</text:p>
          </table:table-cell>
          <table:table-cell office:value-type="float" office:value="120.49" table:style-name="cellWorst">
            <text:p>120.4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56">
            <text:p>8.56</text:p>
          </table:table-cell>
          <table:table-cell office:value-type="float" office:value="0.0">
            <text:p>0.0</text:p>
          </table:table-cell>
          <table:table-cell office:value-type="float" office:value="14.08">
            <text:p>14.08</text:p>
          </table:table-cell>
          <table:table-cell office:value-type="float" office:value="0.0">
            <text:p>0.0</text:p>
          </table:table-cell>
          <table:table-cell office:value-type="float" office:value="8.22">
            <text:p>8.22</text:p>
          </table:table-cell>
          <table:table-cell office:value-type="float" office:value="0.0">
            <text:p>0.0</text:p>
          </table:table-cell>
          <table:table-cell office:value-type="float" office:value="8.01" table:style-name="cellBest">
            <text:p>8.01</text:p>
          </table:table-cell>
          <table:table-cell office:value-type="float" office:value="0.0">
            <text:p>0.0</text:p>
          </table:table-cell>
          <table:table-cell table:formula="of:=MIN([.$B293];[.$D293];[.$F293];[.$H293];[.$J293];[.$L293];[.$N293];[.$P293];[.$R293];[.$T293])"/>
          <table:table-cell table:formula="of:=MIN([.$C293];[.$E293];[.$G293];[.$I293];[.$K293];[.$M293];[.$O293];[.$Q293];[.$S293];[.$U293])"/>
          <table:table-cell table:formula="of:=MEDIAN([.$B293];[.$D293];[.$F293];[.$H293];[.$J293];[.$L293];[.$N293];[.$P293];[.$R293];[.$T293])"/>
          <table:table-cell table:formula="of:=MEDIAN([.$C293];[.$E293];[.$G293];[.$I293];[.$K293];[.$M293];[.$O293];[.$Q293];[.$S293];[.$U293])"/>
          <table:table-cell table:formula="of:=MAX([.$B293];[.$D293];[.$F293];[.$H293];[.$J293];[.$L293];[.$N293];[.$P293];[.$R293];[.$T293])"/>
          <table:table-cell table:formula="of:=MAX([.$C293];[.$E293];[.$G293];[.$I293];[.$K293];[.$M293];[.$O293];[.$Q293];[.$S293];[.$U293])"/>
        </table:table-row>
        <table:table-row>
          <table:table-cell office:value-type="string">
            <text:p>./cargobike-simple-500_user-input-1</text:p>
          </table:table-cell>
          <table:table-cell/>
          <table:table-cell/>
          <table:table-cell office:value-type="float" office:value="406.32">
            <text:p>406.32</text:p>
          </table:table-cell>
          <table:table-cell office:value-type="float" office:value="0.0">
            <text:p>0.0</text:p>
          </table:table-cell>
          <table:table-cell office:value-type="float" office:value="450.61" table:style-name="cellWorst">
            <text:p>450.6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99">
            <text:p>8.99</text:p>
          </table:table-cell>
          <table:table-cell office:value-type="float" office:value="0.0">
            <text:p>0.0</text:p>
          </table:table-cell>
          <table:table-cell office:value-type="float" office:value="13.77">
            <text:p>13.77</text:p>
          </table:table-cell>
          <table:table-cell office:value-type="float" office:value="0.0">
            <text:p>0.0</text:p>
          </table:table-cell>
          <table:table-cell office:value-type="float" office:value="9.22">
            <text:p>9.22</text:p>
          </table:table-cell>
          <table:table-cell office:value-type="float" office:value="0.0">
            <text:p>0.0</text:p>
          </table:table-cell>
          <table:table-cell office:value-type="float" office:value="8.12" table:style-name="cellBest">
            <text:p>8.12</text:p>
          </table:table-cell>
          <table:table-cell office:value-type="float" office:value="0.0">
            <text:p>0.0</text:p>
          </table:table-cell>
          <table:table-cell table:formula="of:=MIN([.$B294];[.$D294];[.$F294];[.$H294];[.$J294];[.$L294];[.$N294];[.$P294];[.$R294];[.$T294])"/>
          <table:table-cell table:formula="of:=MIN([.$C294];[.$E294];[.$G294];[.$I294];[.$K294];[.$M294];[.$O294];[.$Q294];[.$S294];[.$U294])"/>
          <table:table-cell table:formula="of:=MEDIAN([.$B294];[.$D294];[.$F294];[.$H294];[.$J294];[.$L294];[.$N294];[.$P294];[.$R294];[.$T294])"/>
          <table:table-cell table:formula="of:=MEDIAN([.$C294];[.$E294];[.$G294];[.$I294];[.$K294];[.$M294];[.$O294];[.$Q294];[.$S294];[.$U294])"/>
          <table:table-cell table:formula="of:=MAX([.$B294];[.$D294];[.$F294];[.$H294];[.$J294];[.$L294];[.$N294];[.$P294];[.$R294];[.$T294])"/>
          <table:table-cell table:formula="of:=MAX([.$C294];[.$E294];[.$G294];[.$I294];[.$K294];[.$M294];[.$O294];[.$Q294];[.$S294];[.$U294])"/>
        </table:table-row>
        <table:table-row>
          <table:table-cell office:value-type="string">
            <text:p>./cargobike-simple-500_user-input-10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91">
            <text:p>12.91</text:p>
          </table:table-cell>
          <table:table-cell office:value-type="float" office:value="0.0">
            <text:p>0.0</text:p>
          </table:table-cell>
          <table:table-cell office:value-type="float" office:value="21.6">
            <text:p>21.6</text:p>
          </table:table-cell>
          <table:table-cell office:value-type="float" office:value="0.0">
            <text:p>0.0</text:p>
          </table:table-cell>
          <table:table-cell office:value-type="float" office:value="12.06">
            <text:p>12.06</text:p>
          </table:table-cell>
          <table:table-cell office:value-type="float" office:value="0.0">
            <text:p>0.0</text:p>
          </table:table-cell>
          <table:table-cell office:value-type="float" office:value="8.51" table:style-name="cellBest">
            <text:p>8.51</text:p>
          </table:table-cell>
          <table:table-cell office:value-type="float" office:value="0.0">
            <text:p>0.0</text:p>
          </table:table-cell>
          <table:table-cell table:formula="of:=MIN([.$B295];[.$D295];[.$F295];[.$H295];[.$J295];[.$L295];[.$N295];[.$P295];[.$R295];[.$T295])"/>
          <table:table-cell table:formula="of:=MIN([.$C295];[.$E295];[.$G295];[.$I295];[.$K295];[.$M295];[.$O295];[.$Q295];[.$S295];[.$U295])"/>
          <table:table-cell table:formula="of:=MEDIAN([.$B295];[.$D295];[.$F295];[.$H295];[.$J295];[.$L295];[.$N295];[.$P295];[.$R295];[.$T295])"/>
          <table:table-cell table:formula="of:=MEDIAN([.$C295];[.$E295];[.$G295];[.$I295];[.$K295];[.$M295];[.$O295];[.$Q295];[.$S295];[.$U295])"/>
          <table:table-cell table:formula="of:=MAX([.$B295];[.$D295];[.$F295];[.$H295];[.$J295];[.$L295];[.$N295];[.$P295];[.$R295];[.$T295])"/>
          <table:table-cell table:formula="of:=MAX([.$C295];[.$E295];[.$G295];[.$I295];[.$K295];[.$M295];[.$O295];[.$Q295];[.$S295];[.$U295])"/>
        </table:table-row>
        <table:table-row>
          <table:table-cell office:value-type="string">
            <text:p>./cargobike-simple-500_user-input-11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0">
            <text:p>12.0</text:p>
          </table:table-cell>
          <table:table-cell office:value-type="float" office:value="0.0">
            <text:p>0.0</text:p>
          </table:table-cell>
          <table:table-cell office:value-type="float" office:value="24.0">
            <text:p>24.0</text:p>
          </table:table-cell>
          <table:table-cell office:value-type="float" office:value="0.0">
            <text:p>0.0</text:p>
          </table:table-cell>
          <table:table-cell office:value-type="float" office:value="12.12">
            <text:p>12.12</text:p>
          </table:table-cell>
          <table:table-cell office:value-type="float" office:value="0.0">
            <text:p>0.0</text:p>
          </table:table-cell>
          <table:table-cell office:value-type="float" office:value="8.35" table:style-name="cellBest">
            <text:p>8.35</text:p>
          </table:table-cell>
          <table:table-cell office:value-type="float" office:value="0.0">
            <text:p>0.0</text:p>
          </table:table-cell>
          <table:table-cell table:formula="of:=MIN([.$B296];[.$D296];[.$F296];[.$H296];[.$J296];[.$L296];[.$N296];[.$P296];[.$R296];[.$T296])"/>
          <table:table-cell table:formula="of:=MIN([.$C296];[.$E296];[.$G296];[.$I296];[.$K296];[.$M296];[.$O296];[.$Q296];[.$S296];[.$U296])"/>
          <table:table-cell table:formula="of:=MEDIAN([.$B296];[.$D296];[.$F296];[.$H296];[.$J296];[.$L296];[.$N296];[.$P296];[.$R296];[.$T296])"/>
          <table:table-cell table:formula="of:=MEDIAN([.$C296];[.$E296];[.$G296];[.$I296];[.$K296];[.$M296];[.$O296];[.$Q296];[.$S296];[.$U296])"/>
          <table:table-cell table:formula="of:=MAX([.$B296];[.$D296];[.$F296];[.$H296];[.$J296];[.$L296];[.$N296];[.$P296];[.$R296];[.$T296])"/>
          <table:table-cell table:formula="of:=MAX([.$C296];[.$E296];[.$G296];[.$I296];[.$K296];[.$M296];[.$O296];[.$Q296];[.$S296];[.$U296])"/>
        </table:table-row>
        <table:table-row>
          <table:table-cell office:value-type="string">
            <text:p>./cargobike-simple-500_user-input-12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3.78">
            <text:p>13.78</text:p>
          </table:table-cell>
          <table:table-cell office:value-type="float" office:value="0.0">
            <text:p>0.0</text:p>
          </table:table-cell>
          <table:table-cell office:value-type="float" office:value="27.18">
            <text:p>27.18</text:p>
          </table:table-cell>
          <table:table-cell office:value-type="float" office:value="0.0">
            <text:p>0.0</text:p>
          </table:table-cell>
          <table:table-cell office:value-type="float" office:value="14.2">
            <text:p>14.2</text:p>
          </table:table-cell>
          <table:table-cell office:value-type="float" office:value="0.0">
            <text:p>0.0</text:p>
          </table:table-cell>
          <table:table-cell office:value-type="float" office:value="8.85" table:style-name="cellBest">
            <text:p>8.85</text:p>
          </table:table-cell>
          <table:table-cell office:value-type="float" office:value="0.0">
            <text:p>0.0</text:p>
          </table:table-cell>
          <table:table-cell table:formula="of:=MIN([.$B297];[.$D297];[.$F297];[.$H297];[.$J297];[.$L297];[.$N297];[.$P297];[.$R297];[.$T297])"/>
          <table:table-cell table:formula="of:=MIN([.$C297];[.$E297];[.$G297];[.$I297];[.$K297];[.$M297];[.$O297];[.$Q297];[.$S297];[.$U297])"/>
          <table:table-cell table:formula="of:=MEDIAN([.$B297];[.$D297];[.$F297];[.$H297];[.$J297];[.$L297];[.$N297];[.$P297];[.$R297];[.$T297])"/>
          <table:table-cell table:formula="of:=MEDIAN([.$C297];[.$E297];[.$G297];[.$I297];[.$K297];[.$M297];[.$O297];[.$Q297];[.$S297];[.$U297])"/>
          <table:table-cell table:formula="of:=MAX([.$B297];[.$D297];[.$F297];[.$H297];[.$J297];[.$L297];[.$N297];[.$P297];[.$R297];[.$T297])"/>
          <table:table-cell table:formula="of:=MAX([.$C297];[.$E297];[.$G297];[.$I297];[.$K297];[.$M297];[.$O297];[.$Q297];[.$S297];[.$U297])"/>
        </table:table-row>
        <table:table-row>
          <table:table-cell office:value-type="string">
            <text:p>./cargobike-simple-500_user-input-13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97">
            <text:p>12.97</text:p>
          </table:table-cell>
          <table:table-cell office:value-type="float" office:value="0.0">
            <text:p>0.0</text:p>
          </table:table-cell>
          <table:table-cell office:value-type="float" office:value="26.91">
            <text:p>26.91</text:p>
          </table:table-cell>
          <table:table-cell office:value-type="float" office:value="0.0">
            <text:p>0.0</text:p>
          </table:table-cell>
          <table:table-cell office:value-type="float" office:value="11.13">
            <text:p>11.13</text:p>
          </table:table-cell>
          <table:table-cell office:value-type="float" office:value="0.0">
            <text:p>0.0</text:p>
          </table:table-cell>
          <table:table-cell office:value-type="float" office:value="9.24" table:style-name="cellBest">
            <text:p>9.24</text:p>
          </table:table-cell>
          <table:table-cell office:value-type="float" office:value="0.0">
            <text:p>0.0</text:p>
          </table:table-cell>
          <table:table-cell table:formula="of:=MIN([.$B298];[.$D298];[.$F298];[.$H298];[.$J298];[.$L298];[.$N298];[.$P298];[.$R298];[.$T298])"/>
          <table:table-cell table:formula="of:=MIN([.$C298];[.$E298];[.$G298];[.$I298];[.$K298];[.$M298];[.$O298];[.$Q298];[.$S298];[.$U298])"/>
          <table:table-cell table:formula="of:=MEDIAN([.$B298];[.$D298];[.$F298];[.$H298];[.$J298];[.$L298];[.$N298];[.$P298];[.$R298];[.$T298])"/>
          <table:table-cell table:formula="of:=MEDIAN([.$C298];[.$E298];[.$G298];[.$I298];[.$K298];[.$M298];[.$O298];[.$Q298];[.$S298];[.$U298])"/>
          <table:table-cell table:formula="of:=MAX([.$B298];[.$D298];[.$F298];[.$H298];[.$J298];[.$L298];[.$N298];[.$P298];[.$R298];[.$T298])"/>
          <table:table-cell table:formula="of:=MAX([.$C298];[.$E298];[.$G298];[.$I298];[.$K298];[.$M298];[.$O298];[.$Q298];[.$S298];[.$U298])"/>
        </table:table-row>
        <table:table-row>
          <table:table-cell office:value-type="string">
            <text:p>./cargobike-simple-500_user-input-14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4.73">
            <text:p>14.73</text:p>
          </table:table-cell>
          <table:table-cell office:value-type="float" office:value="0.0">
            <text:p>0.0</text:p>
          </table:table-cell>
          <table:table-cell office:value-type="float" office:value="20.4">
            <text:p>20.4</text:p>
          </table:table-cell>
          <table:table-cell office:value-type="float" office:value="0.0">
            <text:p>0.0</text:p>
          </table:table-cell>
          <table:table-cell office:value-type="float" office:value="14.63">
            <text:p>14.63</text:p>
          </table:table-cell>
          <table:table-cell office:value-type="float" office:value="0.0">
            <text:p>0.0</text:p>
          </table:table-cell>
          <table:table-cell office:value-type="float" office:value="9.11" table:style-name="cellBest">
            <text:p>9.11</text:p>
          </table:table-cell>
          <table:table-cell office:value-type="float" office:value="0.0">
            <text:p>0.0</text:p>
          </table:table-cell>
          <table:table-cell table:formula="of:=MIN([.$B299];[.$D299];[.$F299];[.$H299];[.$J299];[.$L299];[.$N299];[.$P299];[.$R299];[.$T299])"/>
          <table:table-cell table:formula="of:=MIN([.$C299];[.$E299];[.$G299];[.$I299];[.$K299];[.$M299];[.$O299];[.$Q299];[.$S299];[.$U299])"/>
          <table:table-cell table:formula="of:=MEDIAN([.$B299];[.$D299];[.$F299];[.$H299];[.$J299];[.$L299];[.$N299];[.$P299];[.$R299];[.$T299])"/>
          <table:table-cell table:formula="of:=MEDIAN([.$C299];[.$E299];[.$G299];[.$I299];[.$K299];[.$M299];[.$O299];[.$Q299];[.$S299];[.$U299])"/>
          <table:table-cell table:formula="of:=MAX([.$B299];[.$D299];[.$F299];[.$H299];[.$J299];[.$L299];[.$N299];[.$P299];[.$R299];[.$T299])"/>
          <table:table-cell table:formula="of:=MAX([.$C299];[.$E299];[.$G299];[.$I299];[.$K299];[.$M299];[.$O299];[.$Q299];[.$S299];[.$U299])"/>
        </table:table-row>
        <table:table-row>
          <table:table-cell office:value-type="string">
            <text:p>./cargobike-simple-500_user-input-15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78">
            <text:p>12.78</text:p>
          </table:table-cell>
          <table:table-cell office:value-type="float" office:value="0.0">
            <text:p>0.0</text:p>
          </table:table-cell>
          <table:table-cell office:value-type="float" office:value="24.26">
            <text:p>24.26</text:p>
          </table:table-cell>
          <table:table-cell office:value-type="float" office:value="0.0">
            <text:p>0.0</text:p>
          </table:table-cell>
          <table:table-cell office:value-type="float" office:value="16.45">
            <text:p>16.45</text:p>
          </table:table-cell>
          <table:table-cell office:value-type="float" office:value="0.0">
            <text:p>0.0</text:p>
          </table:table-cell>
          <table:table-cell office:value-type="float" office:value="9.07" table:style-name="cellBest">
            <text:p>9.07</text:p>
          </table:table-cell>
          <table:table-cell office:value-type="float" office:value="0.0">
            <text:p>0.0</text:p>
          </table:table-cell>
          <table:table-cell table:formula="of:=MIN([.$B300];[.$D300];[.$F300];[.$H300];[.$J300];[.$L300];[.$N300];[.$P300];[.$R300];[.$T300])"/>
          <table:table-cell table:formula="of:=MIN([.$C300];[.$E300];[.$G300];[.$I300];[.$K300];[.$M300];[.$O300];[.$Q300];[.$S300];[.$U300])"/>
          <table:table-cell table:formula="of:=MEDIAN([.$B300];[.$D300];[.$F300];[.$H300];[.$J300];[.$L300];[.$N300];[.$P300];[.$R300];[.$T300])"/>
          <table:table-cell table:formula="of:=MEDIAN([.$C300];[.$E300];[.$G300];[.$I300];[.$K300];[.$M300];[.$O300];[.$Q300];[.$S300];[.$U300])"/>
          <table:table-cell table:formula="of:=MAX([.$B300];[.$D300];[.$F300];[.$H300];[.$J300];[.$L300];[.$N300];[.$P300];[.$R300];[.$T300])"/>
          <table:table-cell table:formula="of:=MAX([.$C300];[.$E300];[.$G300];[.$I300];[.$K300];[.$M300];[.$O300];[.$Q300];[.$S300];[.$U300])"/>
        </table:table-row>
        <table:table-row>
          <table:table-cell office:value-type="string">
            <text:p>./cargobike-simple-500_user-input-16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5.22">
            <text:p>15.22</text:p>
          </table:table-cell>
          <table:table-cell office:value-type="float" office:value="0.0">
            <text:p>0.0</text:p>
          </table:table-cell>
          <table:table-cell office:value-type="float" office:value="21.68">
            <text:p>21.68</text:p>
          </table:table-cell>
          <table:table-cell office:value-type="float" office:value="0.0">
            <text:p>0.0</text:p>
          </table:table-cell>
          <table:table-cell office:value-type="float" office:value="13.1">
            <text:p>13.1</text:p>
          </table:table-cell>
          <table:table-cell office:value-type="float" office:value="0.0">
            <text:p>0.0</text:p>
          </table:table-cell>
          <table:table-cell office:value-type="float" office:value="9.63" table:style-name="cellBest">
            <text:p>9.63</text:p>
          </table:table-cell>
          <table:table-cell office:value-type="float" office:value="0.0">
            <text:p>0.0</text:p>
          </table:table-cell>
          <table:table-cell table:formula="of:=MIN([.$B301];[.$D301];[.$F301];[.$H301];[.$J301];[.$L301];[.$N301];[.$P301];[.$R301];[.$T301])"/>
          <table:table-cell table:formula="of:=MIN([.$C301];[.$E301];[.$G301];[.$I301];[.$K301];[.$M301];[.$O301];[.$Q301];[.$S301];[.$U301])"/>
          <table:table-cell table:formula="of:=MEDIAN([.$B301];[.$D301];[.$F301];[.$H301];[.$J301];[.$L301];[.$N301];[.$P301];[.$R301];[.$T301])"/>
          <table:table-cell table:formula="of:=MEDIAN([.$C301];[.$E301];[.$G301];[.$I301];[.$K301];[.$M301];[.$O301];[.$Q301];[.$S301];[.$U301])"/>
          <table:table-cell table:formula="of:=MAX([.$B301];[.$D301];[.$F301];[.$H301];[.$J301];[.$L301];[.$N301];[.$P301];[.$R301];[.$T301])"/>
          <table:table-cell table:formula="of:=MAX([.$C301];[.$E301];[.$G301];[.$I301];[.$K301];[.$M301];[.$O301];[.$Q301];[.$S301];[.$U301])"/>
        </table:table-row>
        <table:table-row>
          <table:table-cell office:value-type="string">
            <text:p>./cargobike-simple-500_user-input-17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1">
            <text:p>12.1</text:p>
          </table:table-cell>
          <table:table-cell office:value-type="float" office:value="0.0">
            <text:p>0.0</text:p>
          </table:table-cell>
          <table:table-cell office:value-type="float" office:value="23.75">
            <text:p>23.75</text:p>
          </table:table-cell>
          <table:table-cell office:value-type="float" office:value="0.0">
            <text:p>0.0</text:p>
          </table:table-cell>
          <table:table-cell office:value-type="float" office:value="14.49">
            <text:p>14.49</text:p>
          </table:table-cell>
          <table:table-cell office:value-type="float" office:value="0.0">
            <text:p>0.0</text:p>
          </table:table-cell>
          <table:table-cell office:value-type="float" office:value="10.32" table:style-name="cellBest">
            <text:p>10.32</text:p>
          </table:table-cell>
          <table:table-cell office:value-type="float" office:value="0.0">
            <text:p>0.0</text:p>
          </table:table-cell>
          <table:table-cell table:formula="of:=MIN([.$B302];[.$D302];[.$F302];[.$H302];[.$J302];[.$L302];[.$N302];[.$P302];[.$R302];[.$T302])"/>
          <table:table-cell table:formula="of:=MIN([.$C302];[.$E302];[.$G302];[.$I302];[.$K302];[.$M302];[.$O302];[.$Q302];[.$S302];[.$U302])"/>
          <table:table-cell table:formula="of:=MEDIAN([.$B302];[.$D302];[.$F302];[.$H302];[.$J302];[.$L302];[.$N302];[.$P302];[.$R302];[.$T302])"/>
          <table:table-cell table:formula="of:=MEDIAN([.$C302];[.$E302];[.$G302];[.$I302];[.$K302];[.$M302];[.$O302];[.$Q302];[.$S302];[.$U302])"/>
          <table:table-cell table:formula="of:=MAX([.$B302];[.$D302];[.$F302];[.$H302];[.$J302];[.$L302];[.$N302];[.$P302];[.$R302];[.$T302])"/>
          <table:table-cell table:formula="of:=MAX([.$C302];[.$E302];[.$G302];[.$I302];[.$K302];[.$M302];[.$O302];[.$Q302];[.$S302];[.$U302])"/>
        </table:table-row>
        <table:table-row>
          <table:table-cell office:value-type="string">
            <text:p>./cargobike-simple-500_user-input-1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85">
            <text:p>12.85</text:p>
          </table:table-cell>
          <table:table-cell office:value-type="float" office:value="0.0">
            <text:p>0.0</text:p>
          </table:table-cell>
          <table:table-cell office:value-type="float" office:value="31.05">
            <text:p>31.05</text:p>
          </table:table-cell>
          <table:table-cell office:value-type="float" office:value="0.0">
            <text:p>0.0</text:p>
          </table:table-cell>
          <table:table-cell office:value-type="float" office:value="12.33">
            <text:p>12.33</text:p>
          </table:table-cell>
          <table:table-cell office:value-type="float" office:value="0.0">
            <text:p>0.0</text:p>
          </table:table-cell>
          <table:table-cell office:value-type="float" office:value="9.63" table:style-name="cellBest">
            <text:p>9.63</text:p>
          </table:table-cell>
          <table:table-cell office:value-type="float" office:value="0.0">
            <text:p>0.0</text:p>
          </table:table-cell>
          <table:table-cell table:formula="of:=MIN([.$B303];[.$D303];[.$F303];[.$H303];[.$J303];[.$L303];[.$N303];[.$P303];[.$R303];[.$T303])"/>
          <table:table-cell table:formula="of:=MIN([.$C303];[.$E303];[.$G303];[.$I303];[.$K303];[.$M303];[.$O303];[.$Q303];[.$S303];[.$U303])"/>
          <table:table-cell table:formula="of:=MEDIAN([.$B303];[.$D303];[.$F303];[.$H303];[.$J303];[.$L303];[.$N303];[.$P303];[.$R303];[.$T303])"/>
          <table:table-cell table:formula="of:=MEDIAN([.$C303];[.$E303];[.$G303];[.$I303];[.$K303];[.$M303];[.$O303];[.$Q303];[.$S303];[.$U303])"/>
          <table:table-cell table:formula="of:=MAX([.$B303];[.$D303];[.$F303];[.$H303];[.$J303];[.$L303];[.$N303];[.$P303];[.$R303];[.$T303])"/>
          <table:table-cell table:formula="of:=MAX([.$C303];[.$E303];[.$G303];[.$I303];[.$K303];[.$M303];[.$O303];[.$Q303];[.$S303];[.$U303])"/>
        </table:table-row>
        <table:table-row>
          <table:table-cell office:value-type="string">
            <text:p>./cargobike-simple-500_user-input-1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95">
            <text:p>12.95</text:p>
          </table:table-cell>
          <table:table-cell office:value-type="float" office:value="0.0">
            <text:p>0.0</text:p>
          </table:table-cell>
          <table:table-cell office:value-type="float" office:value="30.69">
            <text:p>30.69</text:p>
          </table:table-cell>
          <table:table-cell office:value-type="float" office:value="0.0">
            <text:p>0.0</text:p>
          </table:table-cell>
          <table:table-cell office:value-type="float" office:value="12.16">
            <text:p>12.16</text:p>
          </table:table-cell>
          <table:table-cell office:value-type="float" office:value="0.0">
            <text:p>0.0</text:p>
          </table:table-cell>
          <table:table-cell office:value-type="float" office:value="9.44" table:style-name="cellBest">
            <text:p>9.44</text:p>
          </table:table-cell>
          <table:table-cell office:value-type="float" office:value="0.0">
            <text:p>0.0</text:p>
          </table:table-cell>
          <table:table-cell table:formula="of:=MIN([.$B304];[.$D304];[.$F304];[.$H304];[.$J304];[.$L304];[.$N304];[.$P304];[.$R304];[.$T304])"/>
          <table:table-cell table:formula="of:=MIN([.$C304];[.$E304];[.$G304];[.$I304];[.$K304];[.$M304];[.$O304];[.$Q304];[.$S304];[.$U304])"/>
          <table:table-cell table:formula="of:=MEDIAN([.$B304];[.$D304];[.$F304];[.$H304];[.$J304];[.$L304];[.$N304];[.$P304];[.$R304];[.$T304])"/>
          <table:table-cell table:formula="of:=MEDIAN([.$C304];[.$E304];[.$G304];[.$I304];[.$K304];[.$M304];[.$O304];[.$Q304];[.$S304];[.$U304])"/>
          <table:table-cell table:formula="of:=MAX([.$B304];[.$D304];[.$F304];[.$H304];[.$J304];[.$L304];[.$N304];[.$P304];[.$R304];[.$T304])"/>
          <table:table-cell table:formula="of:=MAX([.$C304];[.$E304];[.$G304];[.$I304];[.$K304];[.$M304];[.$O304];[.$Q304];[.$S304];[.$U304])"/>
        </table:table-row>
        <table:table-row>
          <table:table-cell office:value-type="string">
            <text:p>./cargobike-simple-500_user-input-2</text:p>
          </table:table-cell>
          <table:table-cell/>
          <table:table-cell/>
          <table:table-cell office:value-type="float" office:value="563.05">
            <text:p>563.05</text:p>
          </table:table-cell>
          <table:table-cell office:value-type="float" office:value="0.0">
            <text:p>0.0</text:p>
          </table:table-cell>
          <table:table-cell office:value-type="float" office:value="780.63" table:style-name="cellWorst">
            <text:p>780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51">
            <text:p>9.51</text:p>
          </table:table-cell>
          <table:table-cell office:value-type="float" office:value="0.0">
            <text:p>0.0</text:p>
          </table:table-cell>
          <table:table-cell office:value-type="float" office:value="12.18">
            <text:p>12.18</text:p>
          </table:table-cell>
          <table:table-cell office:value-type="float" office:value="0.0">
            <text:p>0.0</text:p>
          </table:table-cell>
          <table:table-cell office:value-type="float" office:value="9.84">
            <text:p>9.84</text:p>
          </table:table-cell>
          <table:table-cell office:value-type="float" office:value="0.0">
            <text:p>0.0</text:p>
          </table:table-cell>
          <table:table-cell office:value-type="float" office:value="7.97" table:style-name="cellBest">
            <text:p>7.97</text:p>
          </table:table-cell>
          <table:table-cell office:value-type="float" office:value="0.0">
            <text:p>0.0</text:p>
          </table:table-cell>
          <table:table-cell table:formula="of:=MIN([.$B305];[.$D305];[.$F305];[.$H305];[.$J305];[.$L305];[.$N305];[.$P305];[.$R305];[.$T305])"/>
          <table:table-cell table:formula="of:=MIN([.$C305];[.$E305];[.$G305];[.$I305];[.$K305];[.$M305];[.$O305];[.$Q305];[.$S305];[.$U305])"/>
          <table:table-cell table:formula="of:=MEDIAN([.$B305];[.$D305];[.$F305];[.$H305];[.$J305];[.$L305];[.$N305];[.$P305];[.$R305];[.$T305])"/>
          <table:table-cell table:formula="of:=MEDIAN([.$C305];[.$E305];[.$G305];[.$I305];[.$K305];[.$M305];[.$O305];[.$Q305];[.$S305];[.$U305])"/>
          <table:table-cell table:formula="of:=MAX([.$B305];[.$D305];[.$F305];[.$H305];[.$J305];[.$L305];[.$N305];[.$P305];[.$R305];[.$T305])"/>
          <table:table-cell table:formula="of:=MAX([.$C305];[.$E305];[.$G305];[.$I305];[.$K305];[.$M305];[.$O305];[.$Q305];[.$S305];[.$U305])"/>
        </table:table-row>
        <table:table-row>
          <table:table-cell office:value-type="string">
            <text:p>./cargobike-simple-500_user-input-3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23">
            <text:p>8.23</text:p>
          </table:table-cell>
          <table:table-cell office:value-type="float" office:value="0.0">
            <text:p>0.0</text:p>
          </table:table-cell>
          <table:table-cell office:value-type="float" office:value="12.51">
            <text:p>12.51</text:p>
          </table:table-cell>
          <table:table-cell office:value-type="float" office:value="0.0">
            <text:p>0.0</text:p>
          </table:table-cell>
          <table:table-cell office:value-type="float" office:value="7.92" table:style-name="cellBest">
            <text:p>7.92</text:p>
          </table:table-cell>
          <table:table-cell office:value-type="float" office:value="0.0">
            <text:p>0.0</text:p>
          </table:table-cell>
          <table:table-cell office:value-type="float" office:value="8.55">
            <text:p>8.55</text:p>
          </table:table-cell>
          <table:table-cell office:value-type="float" office:value="0.0">
            <text:p>0.0</text:p>
          </table:table-cell>
          <table:table-cell table:formula="of:=MIN([.$B306];[.$D306];[.$F306];[.$H306];[.$J306];[.$L306];[.$N306];[.$P306];[.$R306];[.$T306])"/>
          <table:table-cell table:formula="of:=MIN([.$C306];[.$E306];[.$G306];[.$I306];[.$K306];[.$M306];[.$O306];[.$Q306];[.$S306];[.$U306])"/>
          <table:table-cell table:formula="of:=MEDIAN([.$B306];[.$D306];[.$F306];[.$H306];[.$J306];[.$L306];[.$N306];[.$P306];[.$R306];[.$T306])"/>
          <table:table-cell table:formula="of:=MEDIAN([.$C306];[.$E306];[.$G306];[.$I306];[.$K306];[.$M306];[.$O306];[.$Q306];[.$S306];[.$U306])"/>
          <table:table-cell table:formula="of:=MAX([.$B306];[.$D306];[.$F306];[.$H306];[.$J306];[.$L306];[.$N306];[.$P306];[.$R306];[.$T306])"/>
          <table:table-cell table:formula="of:=MAX([.$C306];[.$E306];[.$G306];[.$I306];[.$K306];[.$M306];[.$O306];[.$Q306];[.$S306];[.$U306])"/>
        </table:table-row>
        <table:table-row>
          <table:table-cell office:value-type="string">
            <text:p>./cargobike-simple-500_user-input-4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3">
            <text:p>8.3</text:p>
          </table:table-cell>
          <table:table-cell office:value-type="float" office:value="0.0">
            <text:p>0.0</text:p>
          </table:table-cell>
          <table:table-cell office:value-type="float" office:value="13.79">
            <text:p>13.79</text:p>
          </table:table-cell>
          <table:table-cell office:value-type="float" office:value="0.0">
            <text:p>0.0</text:p>
          </table:table-cell>
          <table:table-cell office:value-type="float" office:value="7.91" table:style-name="cellBest">
            <text:p>7.91</text:p>
          </table:table-cell>
          <table:table-cell office:value-type="float" office:value="0.0">
            <text:p>0.0</text:p>
          </table:table-cell>
          <table:table-cell office:value-type="float" office:value="8.99">
            <text:p>8.99</text:p>
          </table:table-cell>
          <table:table-cell office:value-type="float" office:value="0.0">
            <text:p>0.0</text:p>
          </table:table-cell>
          <table:table-cell table:formula="of:=MIN([.$B307];[.$D307];[.$F307];[.$H307];[.$J307];[.$L307];[.$N307];[.$P307];[.$R307];[.$T307])"/>
          <table:table-cell table:formula="of:=MIN([.$C307];[.$E307];[.$G307];[.$I307];[.$K307];[.$M307];[.$O307];[.$Q307];[.$S307];[.$U307])"/>
          <table:table-cell table:formula="of:=MEDIAN([.$B307];[.$D307];[.$F307];[.$H307];[.$J307];[.$L307];[.$N307];[.$P307];[.$R307];[.$T307])"/>
          <table:table-cell table:formula="of:=MEDIAN([.$C307];[.$E307];[.$G307];[.$I307];[.$K307];[.$M307];[.$O307];[.$Q307];[.$S307];[.$U307])"/>
          <table:table-cell table:formula="of:=MAX([.$B307];[.$D307];[.$F307];[.$H307];[.$J307];[.$L307];[.$N307];[.$P307];[.$R307];[.$T307])"/>
          <table:table-cell table:formula="of:=MAX([.$C307];[.$E307];[.$G307];[.$I307];[.$K307];[.$M307];[.$O307];[.$Q307];[.$S307];[.$U307])"/>
        </table:table-row>
        <table:table-row>
          <table:table-cell office:value-type="string">
            <text:p>./cargobike-simple-500_user-input-5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02">
            <text:p>9.02</text:p>
          </table:table-cell>
          <table:table-cell office:value-type="float" office:value="0.0">
            <text:p>0.0</text:p>
          </table:table-cell>
          <table:table-cell office:value-type="float" office:value="14.91">
            <text:p>14.91</text:p>
          </table:table-cell>
          <table:table-cell office:value-type="float" office:value="0.0">
            <text:p>0.0</text:p>
          </table:table-cell>
          <table:table-cell office:value-type="float" office:value="8.92">
            <text:p>8.92</text:p>
          </table:table-cell>
          <table:table-cell office:value-type="float" office:value="0.0">
            <text:p>0.0</text:p>
          </table:table-cell>
          <table:table-cell office:value-type="float" office:value="7.87" table:style-name="cellBest">
            <text:p>7.87</text:p>
          </table:table-cell>
          <table:table-cell office:value-type="float" office:value="0.0">
            <text:p>0.0</text:p>
          </table:table-cell>
          <table:table-cell table:formula="of:=MIN([.$B308];[.$D308];[.$F308];[.$H308];[.$J308];[.$L308];[.$N308];[.$P308];[.$R308];[.$T308])"/>
          <table:table-cell table:formula="of:=MIN([.$C308];[.$E308];[.$G308];[.$I308];[.$K308];[.$M308];[.$O308];[.$Q308];[.$S308];[.$U308])"/>
          <table:table-cell table:formula="of:=MEDIAN([.$B308];[.$D308];[.$F308];[.$H308];[.$J308];[.$L308];[.$N308];[.$P308];[.$R308];[.$T308])"/>
          <table:table-cell table:formula="of:=MEDIAN([.$C308];[.$E308];[.$G308];[.$I308];[.$K308];[.$M308];[.$O308];[.$Q308];[.$S308];[.$U308])"/>
          <table:table-cell table:formula="of:=MAX([.$B308];[.$D308];[.$F308];[.$H308];[.$J308];[.$L308];[.$N308];[.$P308];[.$R308];[.$T308])"/>
          <table:table-cell table:formula="of:=MAX([.$C308];[.$E308];[.$G308];[.$I308];[.$K308];[.$M308];[.$O308];[.$Q308];[.$S308];[.$U308])"/>
        </table:table-row>
        <table:table-row>
          <table:table-cell office:value-type="string">
            <text:p>./cargobike-simple-500_user-input-6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09">
            <text:p>12.09</text:p>
          </table:table-cell>
          <table:table-cell office:value-type="float" office:value="0.0">
            <text:p>0.0</text:p>
          </table:table-cell>
          <table:table-cell office:value-type="float" office:value="13.99">
            <text:p>13.99</text:p>
          </table:table-cell>
          <table:table-cell office:value-type="float" office:value="0.0">
            <text:p>0.0</text:p>
          </table:table-cell>
          <table:table-cell office:value-type="float" office:value="11.35">
            <text:p>11.35</text:p>
          </table:table-cell>
          <table:table-cell office:value-type="float" office:value="0.0">
            <text:p>0.0</text:p>
          </table:table-cell>
          <table:table-cell office:value-type="float" office:value="8.86" table:style-name="cellBest">
            <text:p>8.86</text:p>
          </table:table-cell>
          <table:table-cell office:value-type="float" office:value="0.0">
            <text:p>0.0</text:p>
          </table:table-cell>
          <table:table-cell table:formula="of:=MIN([.$B309];[.$D309];[.$F309];[.$H309];[.$J309];[.$L309];[.$N309];[.$P309];[.$R309];[.$T309])"/>
          <table:table-cell table:formula="of:=MIN([.$C309];[.$E309];[.$G309];[.$I309];[.$K309];[.$M309];[.$O309];[.$Q309];[.$S309];[.$U309])"/>
          <table:table-cell table:formula="of:=MEDIAN([.$B309];[.$D309];[.$F309];[.$H309];[.$J309];[.$L309];[.$N309];[.$P309];[.$R309];[.$T309])"/>
          <table:table-cell table:formula="of:=MEDIAN([.$C309];[.$E309];[.$G309];[.$I309];[.$K309];[.$M309];[.$O309];[.$Q309];[.$S309];[.$U309])"/>
          <table:table-cell table:formula="of:=MAX([.$B309];[.$D309];[.$F309];[.$H309];[.$J309];[.$L309];[.$N309];[.$P309];[.$R309];[.$T309])"/>
          <table:table-cell table:formula="of:=MAX([.$C309];[.$E309];[.$G309];[.$I309];[.$K309];[.$M309];[.$O309];[.$Q309];[.$S309];[.$U309])"/>
        </table:table-row>
        <table:table-row>
          <table:table-cell office:value-type="string">
            <text:p>./cargobike-simple-500_user-input-7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4">
            <text:p>11.4</text:p>
          </table:table-cell>
          <table:table-cell office:value-type="float" office:value="0.0">
            <text:p>0.0</text:p>
          </table:table-cell>
          <table:table-cell office:value-type="float" office:value="14.72">
            <text:p>14.72</text:p>
          </table:table-cell>
          <table:table-cell office:value-type="float" office:value="0.0">
            <text:p>0.0</text:p>
          </table:table-cell>
          <table:table-cell office:value-type="float" office:value="11.08">
            <text:p>11.08</text:p>
          </table:table-cell>
          <table:table-cell office:value-type="float" office:value="0.0">
            <text:p>0.0</text:p>
          </table:table-cell>
          <table:table-cell office:value-type="float" office:value="9.1" table:style-name="cellBest">
            <text:p>9.1</text:p>
          </table:table-cell>
          <table:table-cell office:value-type="float" office:value="0.0">
            <text:p>0.0</text:p>
          </table:table-cell>
          <table:table-cell table:formula="of:=MIN([.$B310];[.$D310];[.$F310];[.$H310];[.$J310];[.$L310];[.$N310];[.$P310];[.$R310];[.$T310])"/>
          <table:table-cell table:formula="of:=MIN([.$C310];[.$E310];[.$G310];[.$I310];[.$K310];[.$M310];[.$O310];[.$Q310];[.$S310];[.$U310])"/>
          <table:table-cell table:formula="of:=MEDIAN([.$B310];[.$D310];[.$F310];[.$H310];[.$J310];[.$L310];[.$N310];[.$P310];[.$R310];[.$T310])"/>
          <table:table-cell table:formula="of:=MEDIAN([.$C310];[.$E310];[.$G310];[.$I310];[.$K310];[.$M310];[.$O310];[.$Q310];[.$S310];[.$U310])"/>
          <table:table-cell table:formula="of:=MAX([.$B310];[.$D310];[.$F310];[.$H310];[.$J310];[.$L310];[.$N310];[.$P310];[.$R310];[.$T310])"/>
          <table:table-cell table:formula="of:=MAX([.$C310];[.$E310];[.$G310];[.$I310];[.$K310];[.$M310];[.$O310];[.$Q310];[.$S310];[.$U310])"/>
        </table:table-row>
        <table:table-row>
          <table:table-cell office:value-type="string">
            <text:p>./cargobike-simple-500_user-input-8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34">
            <text:p>12.34</text:p>
          </table:table-cell>
          <table:table-cell office:value-type="float" office:value="0.0">
            <text:p>0.0</text:p>
          </table:table-cell>
          <table:table-cell office:value-type="float" office:value="16.28">
            <text:p>16.28</text:p>
          </table:table-cell>
          <table:table-cell office:value-type="float" office:value="0.0">
            <text:p>0.0</text:p>
          </table:table-cell>
          <table:table-cell office:value-type="float" office:value="12.67">
            <text:p>12.67</text:p>
          </table:table-cell>
          <table:table-cell office:value-type="float" office:value="0.0">
            <text:p>0.0</text:p>
          </table:table-cell>
          <table:table-cell office:value-type="float" office:value="8.1" table:style-name="cellBest">
            <text:p>8.1</text:p>
          </table:table-cell>
          <table:table-cell office:value-type="float" office:value="0.0">
            <text:p>0.0</text:p>
          </table:table-cell>
          <table:table-cell table:formula="of:=MIN([.$B311];[.$D311];[.$F311];[.$H311];[.$J311];[.$L311];[.$N311];[.$P311];[.$R311];[.$T311])"/>
          <table:table-cell table:formula="of:=MIN([.$C311];[.$E311];[.$G311];[.$I311];[.$K311];[.$M311];[.$O311];[.$Q311];[.$S311];[.$U311])"/>
          <table:table-cell table:formula="of:=MEDIAN([.$B311];[.$D311];[.$F311];[.$H311];[.$J311];[.$L311];[.$N311];[.$P311];[.$R311];[.$T311])"/>
          <table:table-cell table:formula="of:=MEDIAN([.$C311];[.$E311];[.$G311];[.$I311];[.$K311];[.$M311];[.$O311];[.$Q311];[.$S311];[.$U311])"/>
          <table:table-cell table:formula="of:=MAX([.$B311];[.$D311];[.$F311];[.$H311];[.$J311];[.$L311];[.$N311];[.$P311];[.$R311];[.$T311])"/>
          <table:table-cell table:formula="of:=MAX([.$C311];[.$E311];[.$G311];[.$I311];[.$K311];[.$M311];[.$O311];[.$Q311];[.$S311];[.$U311])"/>
        </table:table-row>
        <table:table-row>
          <table:table-cell office:value-type="string">
            <text:p>./cargobike-simple-500_user-input-9</text:p>
          </table:table-cell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89">
            <text:p>11.89</text:p>
          </table:table-cell>
          <table:table-cell office:value-type="float" office:value="0.0">
            <text:p>0.0</text:p>
          </table:table-cell>
          <table:table-cell office:value-type="float" office:value="19.58">
            <text:p>19.58</text:p>
          </table:table-cell>
          <table:table-cell office:value-type="float" office:value="0.0">
            <text:p>0.0</text:p>
          </table:table-cell>
          <table:table-cell office:value-type="float" office:value="11.22">
            <text:p>11.22</text:p>
          </table:table-cell>
          <table:table-cell office:value-type="float" office:value="0.0">
            <text:p>0.0</text:p>
          </table:table-cell>
          <table:table-cell office:value-type="float" office:value="8.09" table:style-name="cellBest">
            <text:p>8.09</text:p>
          </table:table-cell>
          <table:table-cell office:value-type="float" office:value="0.0">
            <text:p>0.0</text:p>
          </table:table-cell>
          <table:table-cell table:formula="of:=MIN([.$B312];[.$D312];[.$F312];[.$H312];[.$J312];[.$L312];[.$N312];[.$P312];[.$R312];[.$T312])"/>
          <table:table-cell table:formula="of:=MIN([.$C312];[.$E312];[.$G312];[.$I312];[.$K312];[.$M312];[.$O312];[.$Q312];[.$S312];[.$U312])"/>
          <table:table-cell table:formula="of:=MEDIAN([.$B312];[.$D312];[.$F312];[.$H312];[.$J312];[.$L312];[.$N312];[.$P312];[.$R312];[.$T312])"/>
          <table:table-cell table:formula="of:=MEDIAN([.$C312];[.$E312];[.$G312];[.$I312];[.$K312];[.$M312];[.$O312];[.$Q312];[.$S312];[.$U312])"/>
          <table:table-cell table:formula="of:=MAX([.$B312];[.$D312];[.$F312];[.$H312];[.$J312];[.$L312];[.$N312];[.$P312];[.$R312];[.$T312])"/>
          <table:table-cell table:formula="of:=MAX([.$C312];[.$E312];[.$G312];[.$I312];[.$K312];[.$M312];[.$O312];[.$Q312];[.$S312];[.$U312])"/>
        </table:table-row>
        <table:table-row>
          <table:table-cell office:value-type="string">
            <text:p>./house-10-10-2_user-input-1</text:p>
          </table:table-cell>
          <table:table-cell/>
          <table:table-cell/>
          <table:table-cell office:value-type="float" office:value="3.52">
            <text:p>3.52</text:p>
          </table:table-cell>
          <table:table-cell office:value-type="float" office:value="0.0">
            <text:p>0.0</text:p>
          </table:table-cell>
          <table:table-cell office:value-type="float" office:value="5.18">
            <text:p>5.1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93">
            <text:p>4.93</text:p>
          </table:table-cell>
          <table:table-cell office:value-type="float" office:value="0.0">
            <text:p>0.0</text:p>
          </table:table-cell>
          <table:table-cell office:value-type="float" office:value="6.41" table:style-name="cellWorst">
            <text:p>6.41</text:p>
          </table:table-cell>
          <table:table-cell office:value-type="float" office:value="0.0">
            <text:p>0.0</text:p>
          </table:table-cell>
          <table:table-cell office:value-type="float" office:value="3.57">
            <text:p>3.57</text:p>
          </table:table-cell>
          <table:table-cell office:value-type="float" office:value="0.0">
            <text:p>0.0</text:p>
          </table:table-cell>
          <table:table-cell office:value-type="float" office:value="3.09" table:style-name="cellBest">
            <text:p>3.09</text:p>
          </table:table-cell>
          <table:table-cell office:value-type="float" office:value="0.0">
            <text:p>0.0</text:p>
          </table:table-cell>
          <table:table-cell table:formula="of:=MIN([.$B313];[.$D313];[.$F313];[.$H313];[.$J313];[.$L313];[.$N313];[.$P313];[.$R313];[.$T313])"/>
          <table:table-cell table:formula="of:=MIN([.$C313];[.$E313];[.$G313];[.$I313];[.$K313];[.$M313];[.$O313];[.$Q313];[.$S313];[.$U313])"/>
          <table:table-cell table:formula="of:=MEDIAN([.$B313];[.$D313];[.$F313];[.$H313];[.$J313];[.$L313];[.$N313];[.$P313];[.$R313];[.$T313])"/>
          <table:table-cell table:formula="of:=MEDIAN([.$C313];[.$E313];[.$G313];[.$I313];[.$K313];[.$M313];[.$O313];[.$Q313];[.$S313];[.$U313])"/>
          <table:table-cell table:formula="of:=MAX([.$B313];[.$D313];[.$F313];[.$H313];[.$J313];[.$L313];[.$N313];[.$P313];[.$R313];[.$T313])"/>
          <table:table-cell table:formula="of:=MAX([.$C313];[.$E313];[.$G313];[.$I313];[.$K313];[.$M313];[.$O313];[.$Q313];[.$S313];[.$U313])"/>
        </table:table-row>
        <table:table-row>
          <table:table-cell office:value-type="string">
            <text:p>./house-10-10-2_user-input-10</text:p>
          </table:table-cell>
          <table:table-cell/>
          <table:table-cell/>
          <table:table-cell office:value-type="float" office:value="6.17">
            <text:p>6.17</text:p>
          </table:table-cell>
          <table:table-cell office:value-type="float" office:value="0.0">
            <text:p>0.0</text:p>
          </table:table-cell>
          <table:table-cell office:value-type="float" office:value="3.9">
            <text:p>3.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27">
            <text:p>9.27</text:p>
          </table:table-cell>
          <table:table-cell office:value-type="float" office:value="0.0">
            <text:p>0.0</text:p>
          </table:table-cell>
          <table:table-cell office:value-type="float" office:value="10.25" table:style-name="cellWorst">
            <text:p>10.25</text:p>
          </table:table-cell>
          <table:table-cell office:value-type="float" office:value="0.0">
            <text:p>0.0</text:p>
          </table:table-cell>
          <table:table-cell office:value-type="float" office:value="3.85">
            <text:p>3.85</text:p>
          </table:table-cell>
          <table:table-cell office:value-type="float" office:value="0.0">
            <text:p>0.0</text:p>
          </table:table-cell>
          <table:table-cell office:value-type="float" office:value="3.66" table:style-name="cellBest">
            <text:p>3.66</text:p>
          </table:table-cell>
          <table:table-cell office:value-type="float" office:value="0.0">
            <text:p>0.0</text:p>
          </table:table-cell>
          <table:table-cell table:formula="of:=MIN([.$B314];[.$D314];[.$F314];[.$H314];[.$J314];[.$L314];[.$N314];[.$P314];[.$R314];[.$T314])"/>
          <table:table-cell table:formula="of:=MIN([.$C314];[.$E314];[.$G314];[.$I314];[.$K314];[.$M314];[.$O314];[.$Q314];[.$S314];[.$U314])"/>
          <table:table-cell table:formula="of:=MEDIAN([.$B314];[.$D314];[.$F314];[.$H314];[.$J314];[.$L314];[.$N314];[.$P314];[.$R314];[.$T314])"/>
          <table:table-cell table:formula="of:=MEDIAN([.$C314];[.$E314];[.$G314];[.$I314];[.$K314];[.$M314];[.$O314];[.$Q314];[.$S314];[.$U314])"/>
          <table:table-cell table:formula="of:=MAX([.$B314];[.$D314];[.$F314];[.$H314];[.$J314];[.$L314];[.$N314];[.$P314];[.$R314];[.$T314])"/>
          <table:table-cell table:formula="of:=MAX([.$C314];[.$E314];[.$G314];[.$I314];[.$K314];[.$M314];[.$O314];[.$Q314];[.$S314];[.$U314])"/>
        </table:table-row>
        <table:table-row>
          <table:table-cell office:value-type="string">
            <text:p>./house-10-10-2_user-input-2</text:p>
          </table:table-cell>
          <table:table-cell/>
          <table:table-cell/>
          <table:table-cell office:value-type="float" office:value="3.66">
            <text:p>3.66</text:p>
          </table:table-cell>
          <table:table-cell office:value-type="float" office:value="0.0">
            <text:p>0.0</text:p>
          </table:table-cell>
          <table:table-cell office:value-type="float" office:value="3.05" table:style-name="cellBest">
            <text:p>3.0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67">
            <text:p>4.67</text:p>
          </table:table-cell>
          <table:table-cell office:value-type="float" office:value="0.0">
            <text:p>0.0</text:p>
          </table:table-cell>
          <table:table-cell office:value-type="float" office:value="5.29">
            <text:p>5.29</text:p>
          </table:table-cell>
          <table:table-cell office:value-type="float" office:value="0.0">
            <text:p>0.0</text:p>
          </table:table-cell>
          <table:table-cell office:value-type="float" office:value="3.9">
            <text:p>3.9</text:p>
          </table:table-cell>
          <table:table-cell office:value-type="float" office:value="0.0">
            <text:p>0.0</text:p>
          </table:table-cell>
          <table:table-cell office:value-type="float" office:value="3.44">
            <text:p>3.44</text:p>
          </table:table-cell>
          <table:table-cell office:value-type="float" office:value="0.0">
            <text:p>0.0</text:p>
          </table:table-cell>
          <table:table-cell table:formula="of:=MIN([.$B315];[.$D315];[.$F315];[.$H315];[.$J315];[.$L315];[.$N315];[.$P315];[.$R315];[.$T315])"/>
          <table:table-cell table:formula="of:=MIN([.$C315];[.$E315];[.$G315];[.$I315];[.$K315];[.$M315];[.$O315];[.$Q315];[.$S315];[.$U315])"/>
          <table:table-cell table:formula="of:=MEDIAN([.$B315];[.$D315];[.$F315];[.$H315];[.$J315];[.$L315];[.$N315];[.$P315];[.$R315];[.$T315])"/>
          <table:table-cell table:formula="of:=MEDIAN([.$C315];[.$E315];[.$G315];[.$I315];[.$K315];[.$M315];[.$O315];[.$Q315];[.$S315];[.$U315])"/>
          <table:table-cell table:formula="of:=MAX([.$B315];[.$D315];[.$F315];[.$H315];[.$J315];[.$L315];[.$N315];[.$P315];[.$R315];[.$T315])"/>
          <table:table-cell table:formula="of:=MAX([.$C315];[.$E315];[.$G315];[.$I315];[.$K315];[.$M315];[.$O315];[.$Q315];[.$S315];[.$U315])"/>
        </table:table-row>
        <table:table-row>
          <table:table-cell office:value-type="string">
            <text:p>./house-10-10-2_user-input-3</text:p>
          </table:table-cell>
          <table:table-cell/>
          <table:table-cell/>
          <table:table-cell office:value-type="float" office:value="5.03">
            <text:p>5.03</text:p>
          </table:table-cell>
          <table:table-cell office:value-type="float" office:value="0.0">
            <text:p>0.0</text:p>
          </table:table-cell>
          <table:table-cell office:value-type="float" office:value="3.29">
            <text:p>3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07">
            <text:p>5.07</text:p>
          </table:table-cell>
          <table:table-cell office:value-type="float" office:value="0.0">
            <text:p>0.0</text:p>
          </table:table-cell>
          <table:table-cell office:value-type="float" office:value="6.11">
            <text:p>6.11</text:p>
          </table:table-cell>
          <table:table-cell office:value-type="float" office:value="0.0">
            <text:p>0.0</text:p>
          </table:table-cell>
          <table:table-cell office:value-type="float" office:value="3.39">
            <text:p>3.39</text:p>
          </table:table-cell>
          <table:table-cell office:value-type="float" office:value="0.0">
            <text:p>0.0</text:p>
          </table:table-cell>
          <table:table-cell office:value-type="float" office:value="3.18" table:style-name="cellBest">
            <text:p>3.18</text:p>
          </table:table-cell>
          <table:table-cell office:value-type="float" office:value="0.0">
            <text:p>0.0</text:p>
          </table:table-cell>
          <table:table-cell table:formula="of:=MIN([.$B316];[.$D316];[.$F316];[.$H316];[.$J316];[.$L316];[.$N316];[.$P316];[.$R316];[.$T316])"/>
          <table:table-cell table:formula="of:=MIN([.$C316];[.$E316];[.$G316];[.$I316];[.$K316];[.$M316];[.$O316];[.$Q316];[.$S316];[.$U316])"/>
          <table:table-cell table:formula="of:=MEDIAN([.$B316];[.$D316];[.$F316];[.$H316];[.$J316];[.$L316];[.$N316];[.$P316];[.$R316];[.$T316])"/>
          <table:table-cell table:formula="of:=MEDIAN([.$C316];[.$E316];[.$G316];[.$I316];[.$K316];[.$M316];[.$O316];[.$Q316];[.$S316];[.$U316])"/>
          <table:table-cell table:formula="of:=MAX([.$B316];[.$D316];[.$F316];[.$H316];[.$J316];[.$L316];[.$N316];[.$P316];[.$R316];[.$T316])"/>
          <table:table-cell table:formula="of:=MAX([.$C316];[.$E316];[.$G316];[.$I316];[.$K316];[.$M316];[.$O316];[.$Q316];[.$S316];[.$U316])"/>
        </table:table-row>
        <table:table-row>
          <table:table-cell office:value-type="string">
            <text:p>./house-10-10-2_user-input-4</text:p>
          </table:table-cell>
          <table:table-cell/>
          <table:table-cell/>
          <table:table-cell office:value-type="float" office:value="4.52">
            <text:p>4.52</text:p>
          </table:table-cell>
          <table:table-cell office:value-type="float" office:value="0.0">
            <text:p>0.0</text:p>
          </table:table-cell>
          <table:table-cell office:value-type="float" office:value="3.07" table:style-name="cellBest">
            <text:p>3.0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13">
            <text:p>5.13</text:p>
          </table:table-cell>
          <table:table-cell office:value-type="float" office:value="0.0">
            <text:p>0.0</text:p>
          </table:table-cell>
          <table:table-cell office:value-type="float" office:value="6.26" table:style-name="cellWorst">
            <text:p>6.26</text:p>
          </table:table-cell>
          <table:table-cell office:value-type="float" office:value="0.0">
            <text:p>0.0</text:p>
          </table:table-cell>
          <table:table-cell office:value-type="float" office:value="3.15">
            <text:p>3.15</text:p>
          </table:table-cell>
          <table:table-cell office:value-type="float" office:value="0.0">
            <text:p>0.0</text:p>
          </table:table-cell>
          <table:table-cell office:value-type="float" office:value="3.08">
            <text:p>3.08</text:p>
          </table:table-cell>
          <table:table-cell office:value-type="float" office:value="0.0">
            <text:p>0.0</text:p>
          </table:table-cell>
          <table:table-cell table:formula="of:=MIN([.$B317];[.$D317];[.$F317];[.$H317];[.$J317];[.$L317];[.$N317];[.$P317];[.$R317];[.$T317])"/>
          <table:table-cell table:formula="of:=MIN([.$C317];[.$E317];[.$G317];[.$I317];[.$K317];[.$M317];[.$O317];[.$Q317];[.$S317];[.$U317])"/>
          <table:table-cell table:formula="of:=MEDIAN([.$B317];[.$D317];[.$F317];[.$H317];[.$J317];[.$L317];[.$N317];[.$P317];[.$R317];[.$T317])"/>
          <table:table-cell table:formula="of:=MEDIAN([.$C317];[.$E317];[.$G317];[.$I317];[.$K317];[.$M317];[.$O317];[.$Q317];[.$S317];[.$U317])"/>
          <table:table-cell table:formula="of:=MAX([.$B317];[.$D317];[.$F317];[.$H317];[.$J317];[.$L317];[.$N317];[.$P317];[.$R317];[.$T317])"/>
          <table:table-cell table:formula="of:=MAX([.$C317];[.$E317];[.$G317];[.$I317];[.$K317];[.$M317];[.$O317];[.$Q317];[.$S317];[.$U317])"/>
        </table:table-row>
        <table:table-row>
          <table:table-cell office:value-type="string">
            <text:p>./house-10-10-2_user-input-5</text:p>
          </table:table-cell>
          <table:table-cell/>
          <table:table-cell/>
          <table:table-cell office:value-type="float" office:value="5.21">
            <text:p>5.21</text:p>
          </table:table-cell>
          <table:table-cell office:value-type="float" office:value="0.0">
            <text:p>0.0</text:p>
          </table:table-cell>
          <table:table-cell office:value-type="float" office:value="3.22">
            <text:p>3.2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3">
            <text:p>5.3</text:p>
          </table:table-cell>
          <table:table-cell office:value-type="float" office:value="0.0">
            <text:p>0.0</text:p>
          </table:table-cell>
          <table:table-cell office:value-type="float" office:value="6.74" table:style-name="cellWorst">
            <text:p>6.74</text:p>
          </table:table-cell>
          <table:table-cell office:value-type="float" office:value="0.0">
            <text:p>0.0</text:p>
          </table:table-cell>
          <table:table-cell office:value-type="float" office:value="3.38">
            <text:p>3.38</text:p>
          </table:table-cell>
          <table:table-cell office:value-type="float" office:value="0.0">
            <text:p>0.0</text:p>
          </table:table-cell>
          <table:table-cell office:value-type="float" office:value="3.17" table:style-name="cellBest">
            <text:p>3.17</text:p>
          </table:table-cell>
          <table:table-cell office:value-type="float" office:value="0.0">
            <text:p>0.0</text:p>
          </table:table-cell>
          <table:table-cell table:formula="of:=MIN([.$B318];[.$D318];[.$F318];[.$H318];[.$J318];[.$L318];[.$N318];[.$P318];[.$R318];[.$T318])"/>
          <table:table-cell table:formula="of:=MIN([.$C318];[.$E318];[.$G318];[.$I318];[.$K318];[.$M318];[.$O318];[.$Q318];[.$S318];[.$U318])"/>
          <table:table-cell table:formula="of:=MEDIAN([.$B318];[.$D318];[.$F318];[.$H318];[.$J318];[.$L318];[.$N318];[.$P318];[.$R318];[.$T318])"/>
          <table:table-cell table:formula="of:=MEDIAN([.$C318];[.$E318];[.$G318];[.$I318];[.$K318];[.$M318];[.$O318];[.$Q318];[.$S318];[.$U318])"/>
          <table:table-cell table:formula="of:=MAX([.$B318];[.$D318];[.$F318];[.$H318];[.$J318];[.$L318];[.$N318];[.$P318];[.$R318];[.$T318])"/>
          <table:table-cell table:formula="of:=MAX([.$C318];[.$E318];[.$G318];[.$I318];[.$K318];[.$M318];[.$O318];[.$Q318];[.$S318];[.$U318])"/>
        </table:table-row>
        <table:table-row>
          <table:table-cell office:value-type="string">
            <text:p>./house-10-10-2_user-input-6</text:p>
          </table:table-cell>
          <table:table-cell/>
          <table:table-cell/>
          <table:table-cell office:value-type="float" office:value="3.35">
            <text:p>3.35</text:p>
          </table:table-cell>
          <table:table-cell office:value-type="float" office:value="0.0">
            <text:p>0.0</text:p>
          </table:table-cell>
          <table:table-cell office:value-type="float" office:value="3.63">
            <text:p>3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66" table:style-name="cellWorst">
            <text:p>6.66</text:p>
          </table:table-cell>
          <table:table-cell office:value-type="float" office:value="0.0">
            <text:p>0.0</text:p>
          </table:table-cell>
          <table:table-cell office:value-type="float" office:value="5.34">
            <text:p>5.34</text:p>
          </table:table-cell>
          <table:table-cell office:value-type="float" office:value="0.0">
            <text:p>0.0</text:p>
          </table:table-cell>
          <table:table-cell office:value-type="float" office:value="4.32">
            <text:p>4.32</text:p>
          </table:table-cell>
          <table:table-cell office:value-type="float" office:value="0.0">
            <text:p>0.0</text:p>
          </table:table-cell>
          <table:table-cell office:value-type="float" office:value="3.1" table:style-name="cellBest">
            <text:p>3.1</text:p>
          </table:table-cell>
          <table:table-cell office:value-type="float" office:value="0.0">
            <text:p>0.0</text:p>
          </table:table-cell>
          <table:table-cell table:formula="of:=MIN([.$B319];[.$D319];[.$F319];[.$H319];[.$J319];[.$L319];[.$N319];[.$P319];[.$R319];[.$T319])"/>
          <table:table-cell table:formula="of:=MIN([.$C319];[.$E319];[.$G319];[.$I319];[.$K319];[.$M319];[.$O319];[.$Q319];[.$S319];[.$U319])"/>
          <table:table-cell table:formula="of:=MEDIAN([.$B319];[.$D319];[.$F319];[.$H319];[.$J319];[.$L319];[.$N319];[.$P319];[.$R319];[.$T319])"/>
          <table:table-cell table:formula="of:=MEDIAN([.$C319];[.$E319];[.$G319];[.$I319];[.$K319];[.$M319];[.$O319];[.$Q319];[.$S319];[.$U319])"/>
          <table:table-cell table:formula="of:=MAX([.$B319];[.$D319];[.$F319];[.$H319];[.$J319];[.$L319];[.$N319];[.$P319];[.$R319];[.$T319])"/>
          <table:table-cell table:formula="of:=MAX([.$C319];[.$E319];[.$G319];[.$I319];[.$K319];[.$M319];[.$O319];[.$Q319];[.$S319];[.$U319])"/>
        </table:table-row>
        <table:table-row>
          <table:table-cell office:value-type="string">
            <text:p>./house-10-10-2_user-input-7</text:p>
          </table:table-cell>
          <table:table-cell/>
          <table:table-cell/>
          <table:table-cell office:value-type="float" office:value="3.25">
            <text:p>3.25</text:p>
          </table:table-cell>
          <table:table-cell office:value-type="float" office:value="0.0">
            <text:p>0.0</text:p>
          </table:table-cell>
          <table:table-cell office:value-type="float" office:value="2.97" table:style-name="cellBest">
            <text:p>2.9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33">
            <text:p>5.33</text:p>
          </table:table-cell>
          <table:table-cell office:value-type="float" office:value="0.0">
            <text:p>0.0</text:p>
          </table:table-cell>
          <table:table-cell office:value-type="float" office:value="6.79" table:style-name="cellWorst">
            <text:p>6.79</text:p>
          </table:table-cell>
          <table:table-cell office:value-type="float" office:value="0.0">
            <text:p>0.0</text:p>
          </table:table-cell>
          <table:table-cell office:value-type="float" office:value="3.08">
            <text:p>3.08</text:p>
          </table:table-cell>
          <table:table-cell office:value-type="float" office:value="0.0">
            <text:p>0.0</text:p>
          </table:table-cell>
          <table:table-cell office:value-type="float" office:value="3.26">
            <text:p>3.26</text:p>
          </table:table-cell>
          <table:table-cell office:value-type="float" office:value="0.0">
            <text:p>0.0</text:p>
          </table:table-cell>
          <table:table-cell table:formula="of:=MIN([.$B320];[.$D320];[.$F320];[.$H320];[.$J320];[.$L320];[.$N320];[.$P320];[.$R320];[.$T320])"/>
          <table:table-cell table:formula="of:=MIN([.$C320];[.$E320];[.$G320];[.$I320];[.$K320];[.$M320];[.$O320];[.$Q320];[.$S320];[.$U320])"/>
          <table:table-cell table:formula="of:=MEDIAN([.$B320];[.$D320];[.$F320];[.$H320];[.$J320];[.$L320];[.$N320];[.$P320];[.$R320];[.$T320])"/>
          <table:table-cell table:formula="of:=MEDIAN([.$C320];[.$E320];[.$G320];[.$I320];[.$K320];[.$M320];[.$O320];[.$Q320];[.$S320];[.$U320])"/>
          <table:table-cell table:formula="of:=MAX([.$B320];[.$D320];[.$F320];[.$H320];[.$J320];[.$L320];[.$N320];[.$P320];[.$R320];[.$T320])"/>
          <table:table-cell table:formula="of:=MAX([.$C320];[.$E320];[.$G320];[.$I320];[.$K320];[.$M320];[.$O320];[.$Q320];[.$S320];[.$U320])"/>
        </table:table-row>
        <table:table-row>
          <table:table-cell office:value-type="string">
            <text:p>./house-10-10-2_user-input-8</text:p>
          </table:table-cell>
          <table:table-cell/>
          <table:table-cell/>
          <table:table-cell office:value-type="float" office:value="6.85">
            <text:p>6.85</text:p>
          </table:table-cell>
          <table:table-cell office:value-type="float" office:value="0.0">
            <text:p>0.0</text:p>
          </table:table-cell>
          <table:table-cell office:value-type="float" office:value="3.47" table:style-name="cellBest">
            <text:p>3.4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97" table:style-name="cellWorst">
            <text:p>11.97</text:p>
          </table:table-cell>
          <table:table-cell office:value-type="float" office:value="0.0">
            <text:p>0.0</text:p>
          </table:table-cell>
          <table:table-cell office:value-type="float" office:value="9.56">
            <text:p>9.56</text:p>
          </table:table-cell>
          <table:table-cell office:value-type="float" office:value="0.0">
            <text:p>0.0</text:p>
          </table:table-cell>
          <table:table-cell office:value-type="float" office:value="4.54">
            <text:p>4.54</text:p>
          </table:table-cell>
          <table:table-cell office:value-type="float" office:value="0.0">
            <text:p>0.0</text:p>
          </table:table-cell>
          <table:table-cell office:value-type="float" office:value="3.69">
            <text:p>3.69</text:p>
          </table:table-cell>
          <table:table-cell office:value-type="float" office:value="0.0">
            <text:p>0.0</text:p>
          </table:table-cell>
          <table:table-cell table:formula="of:=MIN([.$B321];[.$D321];[.$F321];[.$H321];[.$J321];[.$L321];[.$N321];[.$P321];[.$R321];[.$T321])"/>
          <table:table-cell table:formula="of:=MIN([.$C321];[.$E321];[.$G321];[.$I321];[.$K321];[.$M321];[.$O321];[.$Q321];[.$S321];[.$U321])"/>
          <table:table-cell table:formula="of:=MEDIAN([.$B321];[.$D321];[.$F321];[.$H321];[.$J321];[.$L321];[.$N321];[.$P321];[.$R321];[.$T321])"/>
          <table:table-cell table:formula="of:=MEDIAN([.$C321];[.$E321];[.$G321];[.$I321];[.$K321];[.$M321];[.$O321];[.$Q321];[.$S321];[.$U321])"/>
          <table:table-cell table:formula="of:=MAX([.$B321];[.$D321];[.$F321];[.$H321];[.$J321];[.$L321];[.$N321];[.$P321];[.$R321];[.$T321])"/>
          <table:table-cell table:formula="of:=MAX([.$C321];[.$E321];[.$G321];[.$I321];[.$K321];[.$M321];[.$O321];[.$Q321];[.$S321];[.$U321])"/>
        </table:table-row>
        <table:table-row>
          <table:table-cell office:value-type="string">
            <text:p>./house-10-10-2_user-input-9</text:p>
          </table:table-cell>
          <table:table-cell/>
          <table:table-cell/>
          <table:table-cell office:value-type="float" office:value="3.67" table:style-name="cellBest">
            <text:p>3.67</text:p>
          </table:table-cell>
          <table:table-cell office:value-type="float" office:value="0.0">
            <text:p>0.0</text:p>
          </table:table-cell>
          <table:table-cell office:value-type="float" office:value="4.12">
            <text:p>4.1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54" table:style-name="cellWorst">
            <text:p>9.54</text:p>
          </table:table-cell>
          <table:table-cell office:value-type="float" office:value="0.0">
            <text:p>0.0</text:p>
          </table:table-cell>
          <table:table-cell office:value-type="float" office:value="9.39">
            <text:p>9.39</text:p>
          </table:table-cell>
          <table:table-cell office:value-type="float" office:value="0.0">
            <text:p>0.0</text:p>
          </table:table-cell>
          <table:table-cell office:value-type="float" office:value="4.59">
            <text:p>4.59</text:p>
          </table:table-cell>
          <table:table-cell office:value-type="float" office:value="0.0">
            <text:p>0.0</text:p>
          </table:table-cell>
          <table:table-cell office:value-type="float" office:value="3.77">
            <text:p>3.77</text:p>
          </table:table-cell>
          <table:table-cell office:value-type="float" office:value="0.0">
            <text:p>0.0</text:p>
          </table:table-cell>
          <table:table-cell table:formula="of:=MIN([.$B322];[.$D322];[.$F322];[.$H322];[.$J322];[.$L322];[.$N322];[.$P322];[.$R322];[.$T322])"/>
          <table:table-cell table:formula="of:=MIN([.$C322];[.$E322];[.$G322];[.$I322];[.$K322];[.$M322];[.$O322];[.$Q322];[.$S322];[.$U322])"/>
          <table:table-cell table:formula="of:=MEDIAN([.$B322];[.$D322];[.$F322];[.$H322];[.$J322];[.$L322];[.$N322];[.$P322];[.$R322];[.$T322])"/>
          <table:table-cell table:formula="of:=MEDIAN([.$C322];[.$E322];[.$G322];[.$I322];[.$K322];[.$M322];[.$O322];[.$Q322];[.$S322];[.$U322])"/>
          <table:table-cell table:formula="of:=MAX([.$B322];[.$D322];[.$F322];[.$H322];[.$J322];[.$L322];[.$N322];[.$P322];[.$R322];[.$T322])"/>
          <table:table-cell table:formula="of:=MAX([.$C322];[.$E322];[.$G322];[.$I322];[.$K322];[.$M322];[.$O322];[.$Q322];[.$S322];[.$U322])"/>
        </table:table-row>
        <table:table-row>
          <table:table-cell office:value-type="string">
            <text:p>./house-15-10-3_user-input-1</text:p>
          </table:table-cell>
          <table:table-cell/>
          <table:table-cell/>
          <table:table-cell office:value-type="float" office:value="3.54">
            <text:p>3.54</text:p>
          </table:table-cell>
          <table:table-cell office:value-type="float" office:value="0.0">
            <text:p>0.0</text:p>
          </table:table-cell>
          <table:table-cell office:value-type="float" office:value="4.91">
            <text:p>4.9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74">
            <text:p>5.74</text:p>
          </table:table-cell>
          <table:table-cell office:value-type="float" office:value="0.0">
            <text:p>0.0</text:p>
          </table:table-cell>
          <table:table-cell office:value-type="float" office:value="6.81" table:style-name="cellWorst">
            <text:p>6.81</text:p>
          </table:table-cell>
          <table:table-cell office:value-type="float" office:value="0.0">
            <text:p>0.0</text:p>
          </table:table-cell>
          <table:table-cell office:value-type="float" office:value="3.22" table:style-name="cellBest">
            <text:p>3.22</text:p>
          </table:table-cell>
          <table:table-cell office:value-type="float" office:value="0.0">
            <text:p>0.0</text:p>
          </table:table-cell>
          <table:table-cell office:value-type="float" office:value="3.23">
            <text:p>3.23</text:p>
          </table:table-cell>
          <table:table-cell office:value-type="float" office:value="0.0">
            <text:p>0.0</text:p>
          </table:table-cell>
          <table:table-cell table:formula="of:=MIN([.$B323];[.$D323];[.$F323];[.$H323];[.$J323];[.$L323];[.$N323];[.$P323];[.$R323];[.$T323])"/>
          <table:table-cell table:formula="of:=MIN([.$C323];[.$E323];[.$G323];[.$I323];[.$K323];[.$M323];[.$O323];[.$Q323];[.$S323];[.$U323])"/>
          <table:table-cell table:formula="of:=MEDIAN([.$B323];[.$D323];[.$F323];[.$H323];[.$J323];[.$L323];[.$N323];[.$P323];[.$R323];[.$T323])"/>
          <table:table-cell table:formula="of:=MEDIAN([.$C323];[.$E323];[.$G323];[.$I323];[.$K323];[.$M323];[.$O323];[.$Q323];[.$S323];[.$U323])"/>
          <table:table-cell table:formula="of:=MAX([.$B323];[.$D323];[.$F323];[.$H323];[.$J323];[.$L323];[.$N323];[.$P323];[.$R323];[.$T323])"/>
          <table:table-cell table:formula="of:=MAX([.$C323];[.$E323];[.$G323];[.$I323];[.$K323];[.$M323];[.$O323];[.$Q323];[.$S323];[.$U323])"/>
        </table:table-row>
        <table:table-row>
          <table:table-cell office:value-type="string">
            <text:p>./house-15-10-3_user-input-10</text:p>
          </table:table-cell>
          <table:table-cell/>
          <table:table-cell/>
          <table:table-cell office:value-type="float" office:value="4.24" table:style-name="cellBest">
            <text:p>4.24</text:p>
          </table:table-cell>
          <table:table-cell office:value-type="float" office:value="0.0">
            <text:p>0.0</text:p>
          </table:table-cell>
          <table:table-cell office:value-type="float" office:value="4.93">
            <text:p>4.9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1.99">
            <text:p>11.99</text:p>
          </table:table-cell>
          <table:table-cell office:value-type="float" office:value="0.0">
            <text:p>0.0</text:p>
          </table:table-cell>
          <table:table-cell office:value-type="float" office:value="13.0" table:style-name="cellWorst">
            <text:p>13.0</text:p>
          </table:table-cell>
          <table:table-cell office:value-type="float" office:value="0.0">
            <text:p>0.0</text:p>
          </table:table-cell>
          <table:table-cell office:value-type="float" office:value="5.67">
            <text:p>5.67</text:p>
          </table:table-cell>
          <table:table-cell office:value-type="float" office:value="0.0">
            <text:p>0.0</text:p>
          </table:table-cell>
          <table:table-cell office:value-type="float" office:value="4.48">
            <text:p>4.48</text:p>
          </table:table-cell>
          <table:table-cell office:value-type="float" office:value="0.0">
            <text:p>0.0</text:p>
          </table:table-cell>
          <table:table-cell table:formula="of:=MIN([.$B324];[.$D324];[.$F324];[.$H324];[.$J324];[.$L324];[.$N324];[.$P324];[.$R324];[.$T324])"/>
          <table:table-cell table:formula="of:=MIN([.$C324];[.$E324];[.$G324];[.$I324];[.$K324];[.$M324];[.$O324];[.$Q324];[.$S324];[.$U324])"/>
          <table:table-cell table:formula="of:=MEDIAN([.$B324];[.$D324];[.$F324];[.$H324];[.$J324];[.$L324];[.$N324];[.$P324];[.$R324];[.$T324])"/>
          <table:table-cell table:formula="of:=MEDIAN([.$C324];[.$E324];[.$G324];[.$I324];[.$K324];[.$M324];[.$O324];[.$Q324];[.$S324];[.$U324])"/>
          <table:table-cell table:formula="of:=MAX([.$B324];[.$D324];[.$F324];[.$H324];[.$J324];[.$L324];[.$N324];[.$P324];[.$R324];[.$T324])"/>
          <table:table-cell table:formula="of:=MAX([.$C324];[.$E324];[.$G324];[.$I324];[.$K324];[.$M324];[.$O324];[.$Q324];[.$S324];[.$U324])"/>
        </table:table-row>
        <table:table-row>
          <table:table-cell office:value-type="string">
            <text:p>./house-15-10-3_user-input-2</text:p>
          </table:table-cell>
          <table:table-cell/>
          <table:table-cell/>
          <table:table-cell office:value-type="float" office:value="3.09">
            <text:p>3.09</text:p>
          </table:table-cell>
          <table:table-cell office:value-type="float" office:value="0.0">
            <text:p>0.0</text:p>
          </table:table-cell>
          <table:table-cell office:value-type="float" office:value="3.0" table:style-name="cellBest">
            <text:p>3.0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5.8" table:style-name="cellWorst">
            <text:p>5.8</text:p>
          </table:table-cell>
          <table:table-cell office:value-type="float" office:value="0.0">
            <text:p>0.0</text:p>
          </table:table-cell>
          <table:table-cell office:value-type="float" office:value="5.78">
            <text:p>5.78</text:p>
          </table:table-cell>
          <table:table-cell office:value-type="float" office:value="0.0">
            <text:p>0.0</text:p>
          </table:table-cell>
          <table:table-cell office:value-type="float" office:value="3.57">
            <text:p>3.57</text:p>
          </table:table-cell>
          <table:table-cell office:value-type="float" office:value="0.0">
            <text:p>0.0</text:p>
          </table:table-cell>
          <table:table-cell office:value-type="float" office:value="3.53">
            <text:p>3.53</text:p>
          </table:table-cell>
          <table:table-cell office:value-type="float" office:value="0.0">
            <text:p>0.0</text:p>
          </table:table-cell>
          <table:table-cell table:formula="of:=MIN([.$B325];[.$D325];[.$F325];[.$H325];[.$J325];[.$L325];[.$N325];[.$P325];[.$R325];[.$T325])"/>
          <table:table-cell table:formula="of:=MIN([.$C325];[.$E325];[.$G325];[.$I325];[.$K325];[.$M325];[.$O325];[.$Q325];[.$S325];[.$U325])"/>
          <table:table-cell table:formula="of:=MEDIAN([.$B325];[.$D325];[.$F325];[.$H325];[.$J325];[.$L325];[.$N325];[.$P325];[.$R325];[.$T325])"/>
          <table:table-cell table:formula="of:=MEDIAN([.$C325];[.$E325];[.$G325];[.$I325];[.$K325];[.$M325];[.$O325];[.$Q325];[.$S325];[.$U325])"/>
          <table:table-cell table:formula="of:=MAX([.$B325];[.$D325];[.$F325];[.$H325];[.$J325];[.$L325];[.$N325];[.$P325];[.$R325];[.$T325])"/>
          <table:table-cell table:formula="of:=MAX([.$C325];[.$E325];[.$G325];[.$I325];[.$K325];[.$M325];[.$O325];[.$Q325];[.$S325];[.$U325])"/>
        </table:table-row>
        <table:table-row>
          <table:table-cell office:value-type="string">
            <text:p>./house-15-10-3_user-input-3</text:p>
          </table:table-cell>
          <table:table-cell/>
          <table:table-cell/>
          <table:table-cell office:value-type="float" office:value="3.48">
            <text:p>3.48</text:p>
          </table:table-cell>
          <table:table-cell office:value-type="float" office:value="0.0">
            <text:p>0.0</text:p>
          </table:table-cell>
          <table:table-cell office:value-type="float" office:value="3.59">
            <text:p>3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03">
            <text:p>6.03</text:p>
          </table:table-cell>
          <table:table-cell office:value-type="float" office:value="0.0">
            <text:p>0.0</text:p>
          </table:table-cell>
          <table:table-cell office:value-type="float" office:value="7.23" table:style-name="cellWorst">
            <text:p>7.23</text:p>
          </table:table-cell>
          <table:table-cell office:value-type="float" office:value="0.0">
            <text:p>0.0</text:p>
          </table:table-cell>
          <table:table-cell office:value-type="float" office:value="4.12">
            <text:p>4.12</text:p>
          </table:table-cell>
          <table:table-cell office:value-type="float" office:value="0.0">
            <text:p>0.0</text:p>
          </table:table-cell>
          <table:table-cell office:value-type="float" office:value="3.11" table:style-name="cellBest">
            <text:p>3.11</text:p>
          </table:table-cell>
          <table:table-cell office:value-type="float" office:value="0.0">
            <text:p>0.0</text:p>
          </table:table-cell>
          <table:table-cell table:formula="of:=MIN([.$B326];[.$D326];[.$F326];[.$H326];[.$J326];[.$L326];[.$N326];[.$P326];[.$R326];[.$T326])"/>
          <table:table-cell table:formula="of:=MIN([.$C326];[.$E326];[.$G326];[.$I326];[.$K326];[.$M326];[.$O326];[.$Q326];[.$S326];[.$U326])"/>
          <table:table-cell table:formula="of:=MEDIAN([.$B326];[.$D326];[.$F326];[.$H326];[.$J326];[.$L326];[.$N326];[.$P326];[.$R326];[.$T326])"/>
          <table:table-cell table:formula="of:=MEDIAN([.$C326];[.$E326];[.$G326];[.$I326];[.$K326];[.$M326];[.$O326];[.$Q326];[.$S326];[.$U326])"/>
          <table:table-cell table:formula="of:=MAX([.$B326];[.$D326];[.$F326];[.$H326];[.$J326];[.$L326];[.$N326];[.$P326];[.$R326];[.$T326])"/>
          <table:table-cell table:formula="of:=MAX([.$C326];[.$E326];[.$G326];[.$I326];[.$K326];[.$M326];[.$O326];[.$Q326];[.$S326];[.$U326])"/>
        </table:table-row>
        <table:table-row>
          <table:table-cell office:value-type="string">
            <text:p>./house-15-10-3_user-input-4</text:p>
          </table:table-cell>
          <table:table-cell/>
          <table:table-cell/>
          <table:table-cell office:value-type="float" office:value="3.35">
            <text:p>3.35</text:p>
          </table:table-cell>
          <table:table-cell office:value-type="float" office:value="0.0">
            <text:p>0.0</text:p>
          </table:table-cell>
          <table:table-cell office:value-type="float" office:value="2.91" table:style-name="cellBest">
            <text:p>2.9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27">
            <text:p>6.27</text:p>
          </table:table-cell>
          <table:table-cell office:value-type="float" office:value="0.0">
            <text:p>0.0</text:p>
          </table:table-cell>
          <table:table-cell office:value-type="float" office:value="6.2">
            <text:p>6.2</text:p>
          </table:table-cell>
          <table:table-cell office:value-type="float" office:value="0.0">
            <text:p>0.0</text:p>
          </table:table-cell>
          <table:table-cell office:value-type="float" office:value="4.16">
            <text:p>4.16</text:p>
          </table:table-cell>
          <table:table-cell office:value-type="float" office:value="0.0">
            <text:p>0.0</text:p>
          </table:table-cell>
          <table:table-cell office:value-type="float" office:value="5.66">
            <text:p>5.66</text:p>
          </table:table-cell>
          <table:table-cell office:value-type="float" office:value="0.0">
            <text:p>0.0</text:p>
          </table:table-cell>
          <table:table-cell table:formula="of:=MIN([.$B327];[.$D327];[.$F327];[.$H327];[.$J327];[.$L327];[.$N327];[.$P327];[.$R327];[.$T327])"/>
          <table:table-cell table:formula="of:=MIN([.$C327];[.$E327];[.$G327];[.$I327];[.$K327];[.$M327];[.$O327];[.$Q327];[.$S327];[.$U327])"/>
          <table:table-cell table:formula="of:=MEDIAN([.$B327];[.$D327];[.$F327];[.$H327];[.$J327];[.$L327];[.$N327];[.$P327];[.$R327];[.$T327])"/>
          <table:table-cell table:formula="of:=MEDIAN([.$C327];[.$E327];[.$G327];[.$I327];[.$K327];[.$M327];[.$O327];[.$Q327];[.$S327];[.$U327])"/>
          <table:table-cell table:formula="of:=MAX([.$B327];[.$D327];[.$F327];[.$H327];[.$J327];[.$L327];[.$N327];[.$P327];[.$R327];[.$T327])"/>
          <table:table-cell table:formula="of:=MAX([.$C327];[.$E327];[.$G327];[.$I327];[.$K327];[.$M327];[.$O327];[.$Q327];[.$S327];[.$U327])"/>
        </table:table-row>
        <table:table-row>
          <table:table-cell office:value-type="string">
            <text:p>./house-15-10-3_user-input-5</text:p>
          </table:table-cell>
          <table:table-cell/>
          <table:table-cell/>
          <table:table-cell office:value-type="float" office:value="3.25" table:style-name="cellBest">
            <text:p>3.25</text:p>
          </table:table-cell>
          <table:table-cell office:value-type="float" office:value="0.0">
            <text:p>0.0</text:p>
          </table:table-cell>
          <table:table-cell office:value-type="float" office:value="3.38">
            <text:p>3.3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37" table:style-name="cellWorst">
            <text:p>6.37</text:p>
          </table:table-cell>
          <table:table-cell office:value-type="float" office:value="0.0">
            <text:p>0.0</text:p>
          </table:table-cell>
          <table:table-cell office:value-type="float" office:value="6.28">
            <text:p>6.28</text:p>
          </table:table-cell>
          <table:table-cell office:value-type="float" office:value="0.0">
            <text:p>0.0</text:p>
          </table:table-cell>
          <table:table-cell office:value-type="float" office:value="3.57">
            <text:p>3.57</text:p>
          </table:table-cell>
          <table:table-cell office:value-type="float" office:value="0.0">
            <text:p>0.0</text:p>
          </table:table-cell>
          <table:table-cell office:value-type="float" office:value="3.9">
            <text:p>3.9</text:p>
          </table:table-cell>
          <table:table-cell office:value-type="float" office:value="0.0">
            <text:p>0.0</text:p>
          </table:table-cell>
          <table:table-cell table:formula="of:=MIN([.$B328];[.$D328];[.$F328];[.$H328];[.$J328];[.$L328];[.$N328];[.$P328];[.$R328];[.$T328])"/>
          <table:table-cell table:formula="of:=MIN([.$C328];[.$E328];[.$G328];[.$I328];[.$K328];[.$M328];[.$O328];[.$Q328];[.$S328];[.$U328])"/>
          <table:table-cell table:formula="of:=MEDIAN([.$B328];[.$D328];[.$F328];[.$H328];[.$J328];[.$L328];[.$N328];[.$P328];[.$R328];[.$T328])"/>
          <table:table-cell table:formula="of:=MEDIAN([.$C328];[.$E328];[.$G328];[.$I328];[.$K328];[.$M328];[.$O328];[.$Q328];[.$S328];[.$U328])"/>
          <table:table-cell table:formula="of:=MAX([.$B328];[.$D328];[.$F328];[.$H328];[.$J328];[.$L328];[.$N328];[.$P328];[.$R328];[.$T328])"/>
          <table:table-cell table:formula="of:=MAX([.$C328];[.$E328];[.$G328];[.$I328];[.$K328];[.$M328];[.$O328];[.$Q328];[.$S328];[.$U328])"/>
        </table:table-row>
        <table:table-row>
          <table:table-cell office:value-type="string">
            <text:p>./house-15-10-3_user-input-6</text:p>
          </table:table-cell>
          <table:table-cell/>
          <table:table-cell/>
          <table:table-cell office:value-type="float" office:value="4.4">
            <text:p>4.4</text:p>
          </table:table-cell>
          <table:table-cell office:value-type="float" office:value="0.0">
            <text:p>0.0</text:p>
          </table:table-cell>
          <table:table-cell office:value-type="float" office:value="3.36">
            <text:p>3.3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53" table:style-name="cellWorst">
            <text:p>7.53</text:p>
          </table:table-cell>
          <table:table-cell office:value-type="float" office:value="0.0">
            <text:p>0.0</text:p>
          </table:table-cell>
          <table:table-cell office:value-type="float" office:value="5.94">
            <text:p>5.94</text:p>
          </table:table-cell>
          <table:table-cell office:value-type="float" office:value="0.0">
            <text:p>0.0</text:p>
          </table:table-cell>
          <table:table-cell office:value-type="float" office:value="4.14">
            <text:p>4.14</text:p>
          </table:table-cell>
          <table:table-cell office:value-type="float" office:value="0.0">
            <text:p>0.0</text:p>
          </table:table-cell>
          <table:table-cell office:value-type="float" office:value="3.34" table:style-name="cellBest">
            <text:p>3.34</text:p>
          </table:table-cell>
          <table:table-cell office:value-type="float" office:value="0.0">
            <text:p>0.0</text:p>
          </table:table-cell>
          <table:table-cell table:formula="of:=MIN([.$B329];[.$D329];[.$F329];[.$H329];[.$J329];[.$L329];[.$N329];[.$P329];[.$R329];[.$T329])"/>
          <table:table-cell table:formula="of:=MIN([.$C329];[.$E329];[.$G329];[.$I329];[.$K329];[.$M329];[.$O329];[.$Q329];[.$S329];[.$U329])"/>
          <table:table-cell table:formula="of:=MEDIAN([.$B329];[.$D329];[.$F329];[.$H329];[.$J329];[.$L329];[.$N329];[.$P329];[.$R329];[.$T329])"/>
          <table:table-cell table:formula="of:=MEDIAN([.$C329];[.$E329];[.$G329];[.$I329];[.$K329];[.$M329];[.$O329];[.$Q329];[.$S329];[.$U329])"/>
          <table:table-cell table:formula="of:=MAX([.$B329];[.$D329];[.$F329];[.$H329];[.$J329];[.$L329];[.$N329];[.$P329];[.$R329];[.$T329])"/>
          <table:table-cell table:formula="of:=MAX([.$C329];[.$E329];[.$G329];[.$I329];[.$K329];[.$M329];[.$O329];[.$Q329];[.$S329];[.$U329])"/>
        </table:table-row>
        <table:table-row>
          <table:table-cell office:value-type="string">
            <text:p>./house-15-10-3_user-input-7</text:p>
          </table:table-cell>
          <table:table-cell/>
          <table:table-cell/>
          <table:table-cell office:value-type="float" office:value="3.27">
            <text:p>3.27</text:p>
          </table:table-cell>
          <table:table-cell office:value-type="float" office:value="0.0">
            <text:p>0.0</text:p>
          </table:table-cell>
          <table:table-cell office:value-type="float" office:value="2.77" table:style-name="cellBest">
            <text:p>2.7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33" table:style-name="cellWorst">
            <text:p>6.33</text:p>
          </table:table-cell>
          <table:table-cell office:value-type="float" office:value="0.0">
            <text:p>0.0</text:p>
          </table:table-cell>
          <table:table-cell office:value-type="float" office:value="6.2">
            <text:p>6.2</text:p>
          </table:table-cell>
          <table:table-cell office:value-type="float" office:value="0.0">
            <text:p>0.0</text:p>
          </table:table-cell>
          <table:table-cell office:value-type="float" office:value="4.08">
            <text:p>4.08</text:p>
          </table:table-cell>
          <table:table-cell office:value-type="float" office:value="0.0">
            <text:p>0.0</text:p>
          </table:table-cell>
          <table:table-cell office:value-type="float" office:value="4.15">
            <text:p>4.15</text:p>
          </table:table-cell>
          <table:table-cell office:value-type="float" office:value="0.0">
            <text:p>0.0</text:p>
          </table:table-cell>
          <table:table-cell table:formula="of:=MIN([.$B330];[.$D330];[.$F330];[.$H330];[.$J330];[.$L330];[.$N330];[.$P330];[.$R330];[.$T330])"/>
          <table:table-cell table:formula="of:=MIN([.$C330];[.$E330];[.$G330];[.$I330];[.$K330];[.$M330];[.$O330];[.$Q330];[.$S330];[.$U330])"/>
          <table:table-cell table:formula="of:=MEDIAN([.$B330];[.$D330];[.$F330];[.$H330];[.$J330];[.$L330];[.$N330];[.$P330];[.$R330];[.$T330])"/>
          <table:table-cell table:formula="of:=MEDIAN([.$C330];[.$E330];[.$G330];[.$I330];[.$K330];[.$M330];[.$O330];[.$Q330];[.$S330];[.$U330])"/>
          <table:table-cell table:formula="of:=MAX([.$B330];[.$D330];[.$F330];[.$H330];[.$J330];[.$L330];[.$N330];[.$P330];[.$R330];[.$T330])"/>
          <table:table-cell table:formula="of:=MAX([.$C330];[.$E330];[.$G330];[.$I330];[.$K330];[.$M330];[.$O330];[.$Q330];[.$S330];[.$U330])"/>
        </table:table-row>
        <table:table-row>
          <table:table-cell office:value-type="string">
            <text:p>./house-15-10-3_user-input-8</text:p>
          </table:table-cell>
          <table:table-cell/>
          <table:table-cell/>
          <table:table-cell office:value-type="float" office:value="4.34">
            <text:p>4.34</text:p>
          </table:table-cell>
          <table:table-cell office:value-type="float" office:value="0.0">
            <text:p>0.0</text:p>
          </table:table-cell>
          <table:table-cell office:value-type="float" office:value="4.95">
            <text:p>4.9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1">
            <text:p>12.1</text:p>
          </table:table-cell>
          <table:table-cell office:value-type="float" office:value="0.0">
            <text:p>0.0</text:p>
          </table:table-cell>
          <table:table-cell office:value-type="float" office:value="12.45" table:style-name="cellWorst">
            <text:p>12.45</text:p>
          </table:table-cell>
          <table:table-cell office:value-type="float" office:value="0.0">
            <text:p>0.0</text:p>
          </table:table-cell>
          <table:table-cell office:value-type="float" office:value="3.97" table:style-name="cellBest">
            <text:p>3.97</text:p>
          </table:table-cell>
          <table:table-cell office:value-type="float" office:value="0.0">
            <text:p>0.0</text:p>
          </table:table-cell>
          <table:table-cell office:value-type="float" office:value="4.57">
            <text:p>4.57</text:p>
          </table:table-cell>
          <table:table-cell office:value-type="float" office:value="0.0">
            <text:p>0.0</text:p>
          </table:table-cell>
          <table:table-cell table:formula="of:=MIN([.$B331];[.$D331];[.$F331];[.$H331];[.$J331];[.$L331];[.$N331];[.$P331];[.$R331];[.$T331])"/>
          <table:table-cell table:formula="of:=MIN([.$C331];[.$E331];[.$G331];[.$I331];[.$K331];[.$M331];[.$O331];[.$Q331];[.$S331];[.$U331])"/>
          <table:table-cell table:formula="of:=MEDIAN([.$B331];[.$D331];[.$F331];[.$H331];[.$J331];[.$L331];[.$N331];[.$P331];[.$R331];[.$T331])"/>
          <table:table-cell table:formula="of:=MEDIAN([.$C331];[.$E331];[.$G331];[.$I331];[.$K331];[.$M331];[.$O331];[.$Q331];[.$S331];[.$U331])"/>
          <table:table-cell table:formula="of:=MAX([.$B331];[.$D331];[.$F331];[.$H331];[.$J331];[.$L331];[.$N331];[.$P331];[.$R331];[.$T331])"/>
          <table:table-cell table:formula="of:=MAX([.$C331];[.$E331];[.$G331];[.$I331];[.$K331];[.$M331];[.$O331];[.$Q331];[.$S331];[.$U331])"/>
        </table:table-row>
        <table:table-row>
          <table:table-cell office:value-type="string">
            <text:p>./house-15-10-3_user-input-9</text:p>
          </table:table-cell>
          <table:table-cell/>
          <table:table-cell/>
          <table:table-cell office:value-type="float" office:value="4.02" table:style-name="cellBest">
            <text:p>4.02</text:p>
          </table:table-cell>
          <table:table-cell office:value-type="float" office:value="0.0">
            <text:p>0.0</text:p>
          </table:table-cell>
          <table:table-cell office:value-type="float" office:value="4.16">
            <text:p>4.1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.37">
            <text:p>12.37</text:p>
          </table:table-cell>
          <table:table-cell office:value-type="float" office:value="0.0">
            <text:p>0.0</text:p>
          </table:table-cell>
          <table:table-cell office:value-type="float" office:value="14.21" table:style-name="cellWorst">
            <text:p>14.21</text:p>
          </table:table-cell>
          <table:table-cell office:value-type="float" office:value="0.0">
            <text:p>0.0</text:p>
          </table:table-cell>
          <table:table-cell office:value-type="float" office:value="4.66">
            <text:p>4.66</text:p>
          </table:table-cell>
          <table:table-cell office:value-type="float" office:value="0.0">
            <text:p>0.0</text:p>
          </table:table-cell>
          <table:table-cell office:value-type="float" office:value="4.11">
            <text:p>4.11</text:p>
          </table:table-cell>
          <table:table-cell office:value-type="float" office:value="0.0">
            <text:p>0.0</text:p>
          </table:table-cell>
          <table:table-cell table:formula="of:=MIN([.$B332];[.$D332];[.$F332];[.$H332];[.$J332];[.$L332];[.$N332];[.$P332];[.$R332];[.$T332])"/>
          <table:table-cell table:formula="of:=MIN([.$C332];[.$E332];[.$G332];[.$I332];[.$K332];[.$M332];[.$O332];[.$Q332];[.$S332];[.$U332])"/>
          <table:table-cell table:formula="of:=MEDIAN([.$B332];[.$D332];[.$F332];[.$H332];[.$J332];[.$L332];[.$N332];[.$P332];[.$R332];[.$T332])"/>
          <table:table-cell table:formula="of:=MEDIAN([.$C332];[.$E332];[.$G332];[.$I332];[.$K332];[.$M332];[.$O332];[.$Q332];[.$S332];[.$U332])"/>
          <table:table-cell table:formula="of:=MAX([.$B332];[.$D332];[.$F332];[.$H332];[.$J332];[.$L332];[.$N332];[.$P332];[.$R332];[.$T332])"/>
          <table:table-cell table:formula="of:=MAX([.$C332];[.$E332];[.$G332];[.$I332];[.$K332];[.$M332];[.$O332];[.$Q332];[.$S332];[.$U332])"/>
        </table:table-row>
        <table:table-row>
          <table:table-cell office:value-type="string">
            <text:p>./house-20-10-4_user-input-1</text:p>
          </table:table-cell>
          <table:table-cell/>
          <table:table-cell/>
          <table:table-cell office:value-type="float" office:value="3.14">
            <text:p>3.14</text:p>
          </table:table-cell>
          <table:table-cell office:value-type="float" office:value="0.0">
            <text:p>0.0</text:p>
          </table:table-cell>
          <table:table-cell office:value-type="float" office:value="3.0" table:style-name="cellBest">
            <text:p>3.0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92" table:style-name="cellWorst">
            <text:p>8.92</text:p>
          </table:table-cell>
          <table:table-cell office:value-type="float" office:value="0.0">
            <text:p>0.0</text:p>
          </table:table-cell>
          <table:table-cell office:value-type="float" office:value="7.28">
            <text:p>7.28</text:p>
          </table:table-cell>
          <table:table-cell office:value-type="float" office:value="0.0">
            <text:p>0.0</text:p>
          </table:table-cell>
          <table:table-cell office:value-type="float" office:value="4.46">
            <text:p>4.46</text:p>
          </table:table-cell>
          <table:table-cell office:value-type="float" office:value="0.0">
            <text:p>0.0</text:p>
          </table:table-cell>
          <table:table-cell office:value-type="float" office:value="3.63">
            <text:p>3.63</text:p>
          </table:table-cell>
          <table:table-cell office:value-type="float" office:value="0.0">
            <text:p>0.0</text:p>
          </table:table-cell>
          <table:table-cell table:formula="of:=MIN([.$B333];[.$D333];[.$F333];[.$H333];[.$J333];[.$L333];[.$N333];[.$P333];[.$R333];[.$T333])"/>
          <table:table-cell table:formula="of:=MIN([.$C333];[.$E333];[.$G333];[.$I333];[.$K333];[.$M333];[.$O333];[.$Q333];[.$S333];[.$U333])"/>
          <table:table-cell table:formula="of:=MEDIAN([.$B333];[.$D333];[.$F333];[.$H333];[.$J333];[.$L333];[.$N333];[.$P333];[.$R333];[.$T333])"/>
          <table:table-cell table:formula="of:=MEDIAN([.$C333];[.$E333];[.$G333];[.$I333];[.$K333];[.$M333];[.$O333];[.$Q333];[.$S333];[.$U333])"/>
          <table:table-cell table:formula="of:=MAX([.$B333];[.$D333];[.$F333];[.$H333];[.$J333];[.$L333];[.$N333];[.$P333];[.$R333];[.$T333])"/>
          <table:table-cell table:formula="of:=MAX([.$C333];[.$E333];[.$G333];[.$I333];[.$K333];[.$M333];[.$O333];[.$Q333];[.$S333];[.$U333])"/>
        </table:table-row>
        <table:table-row>
          <table:table-cell office:value-type="string">
            <text:p>./house-20-10-4_user-input-10</text:p>
          </table:table-cell>
          <table:table-cell/>
          <table:table-cell/>
          <table:table-cell office:value-type="float" office:value="4.61">
            <text:p>4.61</text:p>
          </table:table-cell>
          <table:table-cell office:value-type="float" office:value="0.0">
            <text:p>0.0</text:p>
          </table:table-cell>
          <table:table-cell office:value-type="float" office:value="4.59" table:style-name="cellBest">
            <text:p>4.5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5.77">
            <text:p>15.77</text:p>
          </table:table-cell>
          <table:table-cell office:value-type="float" office:value="0.0">
            <text:p>0.0</text:p>
          </table:table-cell>
          <table:table-cell office:value-type="float" office:value="17.08" table:style-name="cellWorst">
            <text:p>17.08</text:p>
          </table:table-cell>
          <table:table-cell office:value-type="float" office:value="0.0">
            <text:p>0.0</text:p>
          </table:table-cell>
          <table:table-cell office:value-type="float" office:value="4.65">
            <text:p>4.65</text:p>
          </table:table-cell>
          <table:table-cell office:value-type="float" office:value="0.0">
            <text:p>0.0</text:p>
          </table:table-cell>
          <table:table-cell office:value-type="float" office:value="4.86">
            <text:p>4.86</text:p>
          </table:table-cell>
          <table:table-cell office:value-type="float" office:value="0.0">
            <text:p>0.0</text:p>
          </table:table-cell>
          <table:table-cell table:formula="of:=MIN([.$B334];[.$D334];[.$F334];[.$H334];[.$J334];[.$L334];[.$N334];[.$P334];[.$R334];[.$T334])"/>
          <table:table-cell table:formula="of:=MIN([.$C334];[.$E334];[.$G334];[.$I334];[.$K334];[.$M334];[.$O334];[.$Q334];[.$S334];[.$U334])"/>
          <table:table-cell table:formula="of:=MEDIAN([.$B334];[.$D334];[.$F334];[.$H334];[.$J334];[.$L334];[.$N334];[.$P334];[.$R334];[.$T334])"/>
          <table:table-cell table:formula="of:=MEDIAN([.$C334];[.$E334];[.$G334];[.$I334];[.$K334];[.$M334];[.$O334];[.$Q334];[.$S334];[.$U334])"/>
          <table:table-cell table:formula="of:=MAX([.$B334];[.$D334];[.$F334];[.$H334];[.$J334];[.$L334];[.$N334];[.$P334];[.$R334];[.$T334])"/>
          <table:table-cell table:formula="of:=MAX([.$C334];[.$E334];[.$G334];[.$I334];[.$K334];[.$M334];[.$O334];[.$Q334];[.$S334];[.$U334])"/>
        </table:table-row>
        <table:table-row>
          <table:table-cell office:value-type="string">
            <text:p>./house-20-10-4_user-input-2</text:p>
          </table:table-cell>
          <table:table-cell/>
          <table:table-cell/>
          <table:table-cell office:value-type="float" office:value="3.49" table:style-name="cellBest">
            <text:p>3.49</text:p>
          </table:table-cell>
          <table:table-cell office:value-type="float" office:value="0.0">
            <text:p>0.0</text:p>
          </table:table-cell>
          <table:table-cell office:value-type="float" office:value="3.97">
            <text:p>3.9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77">
            <text:p>6.77</text:p>
          </table:table-cell>
          <table:table-cell office:value-type="float" office:value="0.0">
            <text:p>0.0</text:p>
          </table:table-cell>
          <table:table-cell office:value-type="float" office:value="7.2" table:style-name="cellWorst">
            <text:p>7.2</text:p>
          </table:table-cell>
          <table:table-cell office:value-type="float" office:value="0.0">
            <text:p>0.0</text:p>
          </table:table-cell>
          <table:table-cell office:value-type="float" office:value="4.76">
            <text:p>4.76</text:p>
          </table:table-cell>
          <table:table-cell office:value-type="float" office:value="0.0">
            <text:p>0.0</text:p>
          </table:table-cell>
          <table:table-cell office:value-type="float" office:value="3.95">
            <text:p>3.95</text:p>
          </table:table-cell>
          <table:table-cell office:value-type="float" office:value="0.0">
            <text:p>0.0</text:p>
          </table:table-cell>
          <table:table-cell table:formula="of:=MIN([.$B335];[.$D335];[.$F335];[.$H335];[.$J335];[.$L335];[.$N335];[.$P335];[.$R335];[.$T335])"/>
          <table:table-cell table:formula="of:=MIN([.$C335];[.$E335];[.$G335];[.$I335];[.$K335];[.$M335];[.$O335];[.$Q335];[.$S335];[.$U335])"/>
          <table:table-cell table:formula="of:=MEDIAN([.$B335];[.$D335];[.$F335];[.$H335];[.$J335];[.$L335];[.$N335];[.$P335];[.$R335];[.$T335])"/>
          <table:table-cell table:formula="of:=MEDIAN([.$C335];[.$E335];[.$G335];[.$I335];[.$K335];[.$M335];[.$O335];[.$Q335];[.$S335];[.$U335])"/>
          <table:table-cell table:formula="of:=MAX([.$B335];[.$D335];[.$F335];[.$H335];[.$J335];[.$L335];[.$N335];[.$P335];[.$R335];[.$T335])"/>
          <table:table-cell table:formula="of:=MAX([.$C335];[.$E335];[.$G335];[.$I335];[.$K335];[.$M335];[.$O335];[.$Q335];[.$S335];[.$U335])"/>
        </table:table-row>
        <table:table-row>
          <table:table-cell office:value-type="string">
            <text:p>./house-20-10-4_user-input-3</text:p>
          </table:table-cell>
          <table:table-cell/>
          <table:table-cell/>
          <table:table-cell office:value-type="float" office:value="3.42" table:style-name="cellBest">
            <text:p>3.42</text:p>
          </table:table-cell>
          <table:table-cell office:value-type="float" office:value="0.0">
            <text:p>0.0</text:p>
          </table:table-cell>
          <table:table-cell office:value-type="float" office:value="4.56">
            <text:p>4.5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6">
            <text:p>6.6</text:p>
          </table:table-cell>
          <table:table-cell office:value-type="float" office:value="0.0">
            <text:p>0.0</text:p>
          </table:table-cell>
          <table:table-cell office:value-type="float" office:value="7.51" table:style-name="cellWorst">
            <text:p>7.51</text:p>
          </table:table-cell>
          <table:table-cell office:value-type="float" office:value="0.0">
            <text:p>0.0</text:p>
          </table:table-cell>
          <table:table-cell office:value-type="float" office:value="4.35">
            <text:p>4.35</text:p>
          </table:table-cell>
          <table:table-cell office:value-type="float" office:value="0.0">
            <text:p>0.0</text:p>
          </table:table-cell>
          <table:table-cell office:value-type="float" office:value="4.14">
            <text:p>4.14</text:p>
          </table:table-cell>
          <table:table-cell office:value-type="float" office:value="0.0">
            <text:p>0.0</text:p>
          </table:table-cell>
          <table:table-cell table:formula="of:=MIN([.$B336];[.$D336];[.$F336];[.$H336];[.$J336];[.$L336];[.$N336];[.$P336];[.$R336];[.$T336])"/>
          <table:table-cell table:formula="of:=MIN([.$C336];[.$E336];[.$G336];[.$I336];[.$K336];[.$M336];[.$O336];[.$Q336];[.$S336];[.$U336])"/>
          <table:table-cell table:formula="of:=MEDIAN([.$B336];[.$D336];[.$F336];[.$H336];[.$J336];[.$L336];[.$N336];[.$P336];[.$R336];[.$T336])"/>
          <table:table-cell table:formula="of:=MEDIAN([.$C336];[.$E336];[.$G336];[.$I336];[.$K336];[.$M336];[.$O336];[.$Q336];[.$S336];[.$U336])"/>
          <table:table-cell table:formula="of:=MAX([.$B336];[.$D336];[.$F336];[.$H336];[.$J336];[.$L336];[.$N336];[.$P336];[.$R336];[.$T336])"/>
          <table:table-cell table:formula="of:=MAX([.$C336];[.$E336];[.$G336];[.$I336];[.$K336];[.$M336];[.$O336];[.$Q336];[.$S336];[.$U336])"/>
        </table:table-row>
        <table:table-row>
          <table:table-cell office:value-type="string">
            <text:p>./house-20-10-4_user-input-4</text:p>
          </table:table-cell>
          <table:table-cell/>
          <table:table-cell/>
          <table:table-cell office:value-type="float" office:value="3.57">
            <text:p>3.57</text:p>
          </table:table-cell>
          <table:table-cell office:value-type="float" office:value="0.0">
            <text:p>0.0</text:p>
          </table:table-cell>
          <table:table-cell office:value-type="float" office:value="3.56" table:style-name="cellBest">
            <text:p>3.5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29">
            <text:p>7.29</text:p>
          </table:table-cell>
          <table:table-cell office:value-type="float" office:value="0.0">
            <text:p>0.0</text:p>
          </table:table-cell>
          <table:table-cell office:value-type="float" office:value="7.81" table:style-name="cellWorst">
            <text:p>7.81</text:p>
          </table:table-cell>
          <table:table-cell office:value-type="float" office:value="0.0">
            <text:p>0.0</text:p>
          </table:table-cell>
          <table:table-cell office:value-type="float" office:value="3.95">
            <text:p>3.95</text:p>
          </table:table-cell>
          <table:table-cell office:value-type="float" office:value="0.0">
            <text:p>0.0</text:p>
          </table:table-cell>
          <table:table-cell office:value-type="float" office:value="3.87">
            <text:p>3.87</text:p>
          </table:table-cell>
          <table:table-cell office:value-type="float" office:value="0.0">
            <text:p>0.0</text:p>
          </table:table-cell>
          <table:table-cell table:formula="of:=MIN([.$B337];[.$D337];[.$F337];[.$H337];[.$J337];[.$L337];[.$N337];[.$P337];[.$R337];[.$T337])"/>
          <table:table-cell table:formula="of:=MIN([.$C337];[.$E337];[.$G337];[.$I337];[.$K337];[.$M337];[.$O337];[.$Q337];[.$S337];[.$U337])"/>
          <table:table-cell table:formula="of:=MEDIAN([.$B337];[.$D337];[.$F337];[.$H337];[.$J337];[.$L337];[.$N337];[.$P337];[.$R337];[.$T337])"/>
          <table:table-cell table:formula="of:=MEDIAN([.$C337];[.$E337];[.$G337];[.$I337];[.$K337];[.$M337];[.$O337];[.$Q337];[.$S337];[.$U337])"/>
          <table:table-cell table:formula="of:=MAX([.$B337];[.$D337];[.$F337];[.$H337];[.$J337];[.$L337];[.$N337];[.$P337];[.$R337];[.$T337])"/>
          <table:table-cell table:formula="of:=MAX([.$C337];[.$E337];[.$G337];[.$I337];[.$K337];[.$M337];[.$O337];[.$Q337];[.$S337];[.$U337])"/>
        </table:table-row>
        <table:table-row>
          <table:table-cell office:value-type="string">
            <text:p>./house-20-10-4_user-input-5</text:p>
          </table:table-cell>
          <table:table-cell/>
          <table:table-cell/>
          <table:table-cell office:value-type="float" office:value="3.8">
            <text:p>3.8</text:p>
          </table:table-cell>
          <table:table-cell office:value-type="float" office:value="0.0">
            <text:p>0.0</text:p>
          </table:table-cell>
          <table:table-cell office:value-type="float" office:value="3.09" table:style-name="cellBest">
            <text:p>3.0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51">
            <text:p>8.51</text:p>
          </table:table-cell>
          <table:table-cell office:value-type="float" office:value="0.0">
            <text:p>0.0</text:p>
          </table:table-cell>
          <table:table-cell office:value-type="float" office:value="10.41" table:style-name="cellWorst">
            <text:p>10.41</text:p>
          </table:table-cell>
          <table:table-cell office:value-type="float" office:value="0.0">
            <text:p>0.0</text:p>
          </table:table-cell>
          <table:table-cell office:value-type="float" office:value="4.17">
            <text:p>4.17</text:p>
          </table:table-cell>
          <table:table-cell office:value-type="float" office:value="0.0">
            <text:p>0.0</text:p>
          </table:table-cell>
          <table:table-cell office:value-type="float" office:value="3.91">
            <text:p>3.91</text:p>
          </table:table-cell>
          <table:table-cell office:value-type="float" office:value="0.0">
            <text:p>0.0</text:p>
          </table:table-cell>
          <table:table-cell table:formula="of:=MIN([.$B338];[.$D338];[.$F338];[.$H338];[.$J338];[.$L338];[.$N338];[.$P338];[.$R338];[.$T338])"/>
          <table:table-cell table:formula="of:=MIN([.$C338];[.$E338];[.$G338];[.$I338];[.$K338];[.$M338];[.$O338];[.$Q338];[.$S338];[.$U338])"/>
          <table:table-cell table:formula="of:=MEDIAN([.$B338];[.$D338];[.$F338];[.$H338];[.$J338];[.$L338];[.$N338];[.$P338];[.$R338];[.$T338])"/>
          <table:table-cell table:formula="of:=MEDIAN([.$C338];[.$E338];[.$G338];[.$I338];[.$K338];[.$M338];[.$O338];[.$Q338];[.$S338];[.$U338])"/>
          <table:table-cell table:formula="of:=MAX([.$B338];[.$D338];[.$F338];[.$H338];[.$J338];[.$L338];[.$N338];[.$P338];[.$R338];[.$T338])"/>
          <table:table-cell table:formula="of:=MAX([.$C338];[.$E338];[.$G338];[.$I338];[.$K338];[.$M338];[.$O338];[.$Q338];[.$S338];[.$U338])"/>
        </table:table-row>
        <table:table-row>
          <table:table-cell office:value-type="string">
            <text:p>./house-20-10-4_user-input-6</text:p>
          </table:table-cell>
          <table:table-cell/>
          <table:table-cell/>
          <table:table-cell office:value-type="float" office:value="5.61">
            <text:p>5.61</text:p>
          </table:table-cell>
          <table:table-cell office:value-type="float" office:value="0.0">
            <text:p>0.0</text:p>
          </table:table-cell>
          <table:table-cell office:value-type="float" office:value="3.34" table:style-name="cellBest">
            <text:p>3.3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79">
            <text:p>6.79</text:p>
          </table:table-cell>
          <table:table-cell office:value-type="float" office:value="0.0">
            <text:p>0.0</text:p>
          </table:table-cell>
          <table:table-cell office:value-type="float" office:value="8.06" table:style-name="cellWorst">
            <text:p>8.06</text:p>
          </table:table-cell>
          <table:table-cell office:value-type="float" office:value="0.0">
            <text:p>0.0</text:p>
          </table:table-cell>
          <table:table-cell office:value-type="float" office:value="3.78">
            <text:p>3.78</text:p>
          </table:table-cell>
          <table:table-cell office:value-type="float" office:value="0.0">
            <text:p>0.0</text:p>
          </table:table-cell>
          <table:table-cell office:value-type="float" office:value="3.36">
            <text:p>3.36</text:p>
          </table:table-cell>
          <table:table-cell office:value-type="float" office:value="0.0">
            <text:p>0.0</text:p>
          </table:table-cell>
          <table:table-cell table:formula="of:=MIN([.$B339];[.$D339];[.$F339];[.$H339];[.$J339];[.$L339];[.$N339];[.$P339];[.$R339];[.$T339])"/>
          <table:table-cell table:formula="of:=MIN([.$C339];[.$E339];[.$G339];[.$I339];[.$K339];[.$M339];[.$O339];[.$Q339];[.$S339];[.$U339])"/>
          <table:table-cell table:formula="of:=MEDIAN([.$B339];[.$D339];[.$F339];[.$H339];[.$J339];[.$L339];[.$N339];[.$P339];[.$R339];[.$T339])"/>
          <table:table-cell table:formula="of:=MEDIAN([.$C339];[.$E339];[.$G339];[.$I339];[.$K339];[.$M339];[.$O339];[.$Q339];[.$S339];[.$U339])"/>
          <table:table-cell table:formula="of:=MAX([.$B339];[.$D339];[.$F339];[.$H339];[.$J339];[.$L339];[.$N339];[.$P339];[.$R339];[.$T339])"/>
          <table:table-cell table:formula="of:=MAX([.$C339];[.$E339];[.$G339];[.$I339];[.$K339];[.$M339];[.$O339];[.$Q339];[.$S339];[.$U339])"/>
        </table:table-row>
        <table:table-row>
          <table:table-cell office:value-type="string">
            <text:p>./house-20-10-4_user-input-7</text:p>
          </table:table-cell>
          <table:table-cell/>
          <table:table-cell/>
          <table:table-cell office:value-type="float" office:value="3.53" table:style-name="cellBest">
            <text:p>3.53</text:p>
          </table:table-cell>
          <table:table-cell office:value-type="float" office:value="0.0">
            <text:p>0.0</text:p>
          </table:table-cell>
          <table:table-cell office:value-type="float" office:value="3.71">
            <text:p>3.7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3">
            <text:p>7.3</text:p>
          </table:table-cell>
          <table:table-cell office:value-type="float" office:value="0.0">
            <text:p>0.0</text:p>
          </table:table-cell>
          <table:table-cell office:value-type="float" office:value="8.0" table:style-name="cellWorst">
            <text:p>8.0</text:p>
          </table:table-cell>
          <table:table-cell office:value-type="float" office:value="0.0">
            <text:p>0.0</text:p>
          </table:table-cell>
          <table:table-cell office:value-type="float" office:value="5.66">
            <text:p>5.66</text:p>
          </table:table-cell>
          <table:table-cell office:value-type="float" office:value="0.0">
            <text:p>0.0</text:p>
          </table:table-cell>
          <table:table-cell office:value-type="float" office:value="3.65">
            <text:p>3.65</text:p>
          </table:table-cell>
          <table:table-cell office:value-type="float" office:value="0.0">
            <text:p>0.0</text:p>
          </table:table-cell>
          <table:table-cell table:formula="of:=MIN([.$B340];[.$D340];[.$F340];[.$H340];[.$J340];[.$L340];[.$N340];[.$P340];[.$R340];[.$T340])"/>
          <table:table-cell table:formula="of:=MIN([.$C340];[.$E340];[.$G340];[.$I340];[.$K340];[.$M340];[.$O340];[.$Q340];[.$S340];[.$U340])"/>
          <table:table-cell table:formula="of:=MEDIAN([.$B340];[.$D340];[.$F340];[.$H340];[.$J340];[.$L340];[.$N340];[.$P340];[.$R340];[.$T340])"/>
          <table:table-cell table:formula="of:=MEDIAN([.$C340];[.$E340];[.$G340];[.$I340];[.$K340];[.$M340];[.$O340];[.$Q340];[.$S340];[.$U340])"/>
          <table:table-cell table:formula="of:=MAX([.$B340];[.$D340];[.$F340];[.$H340];[.$J340];[.$L340];[.$N340];[.$P340];[.$R340];[.$T340])"/>
          <table:table-cell table:formula="of:=MAX([.$C340];[.$E340];[.$G340];[.$I340];[.$K340];[.$M340];[.$O340];[.$Q340];[.$S340];[.$U340])"/>
        </table:table-row>
        <table:table-row>
          <table:table-cell office:value-type="string">
            <text:p>./house-20-10-4_user-input-8</text:p>
          </table:table-cell>
          <table:table-cell/>
          <table:table-cell/>
          <table:table-cell office:value-type="float" office:value="6.85">
            <text:p>6.85</text:p>
          </table:table-cell>
          <table:table-cell office:value-type="float" office:value="0.0">
            <text:p>0.0</text:p>
          </table:table-cell>
          <table:table-cell office:value-type="float" office:value="4.43" table:style-name="cellBest">
            <text:p>4.4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5.76">
            <text:p>15.76</text:p>
          </table:table-cell>
          <table:table-cell office:value-type="float" office:value="0.0">
            <text:p>0.0</text:p>
          </table:table-cell>
          <table:table-cell office:value-type="float" office:value="16.97" table:style-name="cellWorst">
            <text:p>16.97</text:p>
          </table:table-cell>
          <table:table-cell office:value-type="float" office:value="0.0">
            <text:p>0.0</text:p>
          </table:table-cell>
          <table:table-cell office:value-type="float" office:value="5.63">
            <text:p>5.63</text:p>
          </table:table-cell>
          <table:table-cell office:value-type="float" office:value="0.0">
            <text:p>0.0</text:p>
          </table:table-cell>
          <table:table-cell office:value-type="float" office:value="5.06">
            <text:p>5.06</text:p>
          </table:table-cell>
          <table:table-cell office:value-type="float" office:value="0.0">
            <text:p>0.0</text:p>
          </table:table-cell>
          <table:table-cell table:formula="of:=MIN([.$B341];[.$D341];[.$F341];[.$H341];[.$J341];[.$L341];[.$N341];[.$P341];[.$R341];[.$T341])"/>
          <table:table-cell table:formula="of:=MIN([.$C341];[.$E341];[.$G341];[.$I341];[.$K341];[.$M341];[.$O341];[.$Q341];[.$S341];[.$U341])"/>
          <table:table-cell table:formula="of:=MEDIAN([.$B341];[.$D341];[.$F341];[.$H341];[.$J341];[.$L341];[.$N341];[.$P341];[.$R341];[.$T341])"/>
          <table:table-cell table:formula="of:=MEDIAN([.$C341];[.$E341];[.$G341];[.$I341];[.$K341];[.$M341];[.$O341];[.$Q341];[.$S341];[.$U341])"/>
          <table:table-cell table:formula="of:=MAX([.$B341];[.$D341];[.$F341];[.$H341];[.$J341];[.$L341];[.$N341];[.$P341];[.$R341];[.$T341])"/>
          <table:table-cell table:formula="of:=MAX([.$C341];[.$E341];[.$G341];[.$I341];[.$K341];[.$M341];[.$O341];[.$Q341];[.$S341];[.$U341])"/>
        </table:table-row>
        <table:table-row>
          <table:table-cell office:value-type="string">
            <text:p>./house-20-10-4_user-input-9</text:p>
          </table:table-cell>
          <table:table-cell/>
          <table:table-cell/>
          <table:table-cell office:value-type="float" office:value="4.78">
            <text:p>4.78</text:p>
          </table:table-cell>
          <table:table-cell office:value-type="float" office:value="0.0">
            <text:p>0.0</text:p>
          </table:table-cell>
          <table:table-cell office:value-type="float" office:value="4.67" table:style-name="cellBest">
            <text:p>4.6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5.55">
            <text:p>15.55</text:p>
          </table:table-cell>
          <table:table-cell office:value-type="float" office:value="0.0">
            <text:p>0.0</text:p>
          </table:table-cell>
          <table:table-cell office:value-type="float" office:value="15.79" table:style-name="cellWorst">
            <text:p>15.79</text:p>
          </table:table-cell>
          <table:table-cell office:value-type="float" office:value="0.0">
            <text:p>0.0</text:p>
          </table:table-cell>
          <table:table-cell office:value-type="float" office:value="5.25">
            <text:p>5.25</text:p>
          </table:table-cell>
          <table:table-cell office:value-type="float" office:value="0.0">
            <text:p>0.0</text:p>
          </table:table-cell>
          <table:table-cell office:value-type="float" office:value="5.34">
            <text:p>5.34</text:p>
          </table:table-cell>
          <table:table-cell office:value-type="float" office:value="0.0">
            <text:p>0.0</text:p>
          </table:table-cell>
          <table:table-cell table:formula="of:=MIN([.$B342];[.$D342];[.$F342];[.$H342];[.$J342];[.$L342];[.$N342];[.$P342];[.$R342];[.$T342])"/>
          <table:table-cell table:formula="of:=MIN([.$C342];[.$E342];[.$G342];[.$I342];[.$K342];[.$M342];[.$O342];[.$Q342];[.$S342];[.$U342])"/>
          <table:table-cell table:formula="of:=MEDIAN([.$B342];[.$D342];[.$F342];[.$H342];[.$J342];[.$L342];[.$N342];[.$P342];[.$R342];[.$T342])"/>
          <table:table-cell table:formula="of:=MEDIAN([.$C342];[.$E342];[.$G342];[.$I342];[.$K342];[.$M342];[.$O342];[.$Q342];[.$S342];[.$U342])"/>
          <table:table-cell table:formula="of:=MAX([.$B342];[.$D342];[.$F342];[.$H342];[.$J342];[.$L342];[.$N342];[.$P342];[.$R342];[.$T342])"/>
          <table:table-cell table:formula="of:=MAX([.$C342];[.$E342];[.$G342];[.$I342];[.$K342];[.$M342];[.$O342];[.$Q342];[.$S342];[.$U342])"/>
        </table:table-row>
        <table:table-row>
          <table:table-cell office:value-type="string">
            <text:p>./house-25-10-5_user-input-1</text:p>
          </table:table-cell>
          <table:table-cell/>
          <table:table-cell/>
          <table:table-cell office:value-type="float" office:value="3.56">
            <text:p>3.56</text:p>
          </table:table-cell>
          <table:table-cell office:value-type="float" office:value="0.0">
            <text:p>0.0</text:p>
          </table:table-cell>
          <table:table-cell office:value-type="float" office:value="3.61">
            <text:p>3.6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89">
            <text:p>7.89</text:p>
          </table:table-cell>
          <table:table-cell office:value-type="float" office:value="0.0">
            <text:p>0.0</text:p>
          </table:table-cell>
          <table:table-cell office:value-type="float" office:value="11.25" table:style-name="cellWorst">
            <text:p>11.25</text:p>
          </table:table-cell>
          <table:table-cell office:value-type="float" office:value="0.0">
            <text:p>0.0</text:p>
          </table:table-cell>
          <table:table-cell office:value-type="float" office:value="4.16">
            <text:p>4.16</text:p>
          </table:table-cell>
          <table:table-cell office:value-type="float" office:value="0.0">
            <text:p>0.0</text:p>
          </table:table-cell>
          <table:table-cell office:value-type="float" office:value="3.51" table:style-name="cellBest">
            <text:p>3.51</text:p>
          </table:table-cell>
          <table:table-cell office:value-type="float" office:value="0.0">
            <text:p>0.0</text:p>
          </table:table-cell>
          <table:table-cell table:formula="of:=MIN([.$B343];[.$D343];[.$F343];[.$H343];[.$J343];[.$L343];[.$N343];[.$P343];[.$R343];[.$T343])"/>
          <table:table-cell table:formula="of:=MIN([.$C343];[.$E343];[.$G343];[.$I343];[.$K343];[.$M343];[.$O343];[.$Q343];[.$S343];[.$U343])"/>
          <table:table-cell table:formula="of:=MEDIAN([.$B343];[.$D343];[.$F343];[.$H343];[.$J343];[.$L343];[.$N343];[.$P343];[.$R343];[.$T343])"/>
          <table:table-cell table:formula="of:=MEDIAN([.$C343];[.$E343];[.$G343];[.$I343];[.$K343];[.$M343];[.$O343];[.$Q343];[.$S343];[.$U343])"/>
          <table:table-cell table:formula="of:=MAX([.$B343];[.$D343];[.$F343];[.$H343];[.$J343];[.$L343];[.$N343];[.$P343];[.$R343];[.$T343])"/>
          <table:table-cell table:formula="of:=MAX([.$C343];[.$E343];[.$G343];[.$I343];[.$K343];[.$M343];[.$O343];[.$Q343];[.$S343];[.$U343])"/>
        </table:table-row>
        <table:table-row>
          <table:table-cell office:value-type="string">
            <text:p>./house-25-10-5_user-input-10</text:p>
          </table:table-cell>
          <table:table-cell/>
          <table:table-cell/>
          <table:table-cell office:value-type="float" office:value="4.56" table:style-name="cellBest">
            <text:p>4.56</text:p>
          </table:table-cell>
          <table:table-cell office:value-type="float" office:value="0.0">
            <text:p>0.0</text:p>
          </table:table-cell>
          <table:table-cell office:value-type="float" office:value="5.05">
            <text:p>5.0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1.9" table:style-name="cellWorst">
            <text:p>21.9</text:p>
          </table:table-cell>
          <table:table-cell office:value-type="float" office:value="0.0">
            <text:p>0.0</text:p>
          </table:table-cell>
          <table:table-cell office:value-type="float" office:value="19.38">
            <text:p>19.38</text:p>
          </table:table-cell>
          <table:table-cell office:value-type="float" office:value="0.0">
            <text:p>0.0</text:p>
          </table:table-cell>
          <table:table-cell office:value-type="float" office:value="6.07">
            <text:p>6.07</text:p>
          </table:table-cell>
          <table:table-cell office:value-type="float" office:value="0.0">
            <text:p>0.0</text:p>
          </table:table-cell>
          <table:table-cell office:value-type="float" office:value="6.05">
            <text:p>6.05</text:p>
          </table:table-cell>
          <table:table-cell office:value-type="float" office:value="0.0">
            <text:p>0.0</text:p>
          </table:table-cell>
          <table:table-cell table:formula="of:=MIN([.$B344];[.$D344];[.$F344];[.$H344];[.$J344];[.$L344];[.$N344];[.$P344];[.$R344];[.$T344])"/>
          <table:table-cell table:formula="of:=MIN([.$C344];[.$E344];[.$G344];[.$I344];[.$K344];[.$M344];[.$O344];[.$Q344];[.$S344];[.$U344])"/>
          <table:table-cell table:formula="of:=MEDIAN([.$B344];[.$D344];[.$F344];[.$H344];[.$J344];[.$L344];[.$N344];[.$P344];[.$R344];[.$T344])"/>
          <table:table-cell table:formula="of:=MEDIAN([.$C344];[.$E344];[.$G344];[.$I344];[.$K344];[.$M344];[.$O344];[.$Q344];[.$S344];[.$U344])"/>
          <table:table-cell table:formula="of:=MAX([.$B344];[.$D344];[.$F344];[.$H344];[.$J344];[.$L344];[.$N344];[.$P344];[.$R344];[.$T344])"/>
          <table:table-cell table:formula="of:=MAX([.$C344];[.$E344];[.$G344];[.$I344];[.$K344];[.$M344];[.$O344];[.$Q344];[.$S344];[.$U344])"/>
        </table:table-row>
        <table:table-row>
          <table:table-cell office:value-type="string">
            <text:p>./house-25-10-5_user-input-2</text:p>
          </table:table-cell>
          <table:table-cell/>
          <table:table-cell/>
          <table:table-cell office:value-type="float" office:value="3.94">
            <text:p>3.94</text:p>
          </table:table-cell>
          <table:table-cell office:value-type="float" office:value="0.0">
            <text:p>0.0</text:p>
          </table:table-cell>
          <table:table-cell office:value-type="float" office:value="3.57">
            <text:p>3.5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24">
            <text:p>8.24</text:p>
          </table:table-cell>
          <table:table-cell office:value-type="float" office:value="0.0">
            <text:p>0.0</text:p>
          </table:table-cell>
          <table:table-cell office:value-type="float" office:value="8.48" table:style-name="cellWorst">
            <text:p>8.48</text:p>
          </table:table-cell>
          <table:table-cell office:value-type="float" office:value="0.0">
            <text:p>0.0</text:p>
          </table:table-cell>
          <table:table-cell office:value-type="float" office:value="3.55" table:style-name="cellBest">
            <text:p>3.55</text:p>
          </table:table-cell>
          <table:table-cell office:value-type="float" office:value="0.0">
            <text:p>0.0</text:p>
          </table:table-cell>
          <table:table-cell office:value-type="float" office:value="4.17">
            <text:p>4.17</text:p>
          </table:table-cell>
          <table:table-cell office:value-type="float" office:value="0.0">
            <text:p>0.0</text:p>
          </table:table-cell>
          <table:table-cell table:formula="of:=MIN([.$B345];[.$D345];[.$F345];[.$H345];[.$J345];[.$L345];[.$N345];[.$P345];[.$R345];[.$T345])"/>
          <table:table-cell table:formula="of:=MIN([.$C345];[.$E345];[.$G345];[.$I345];[.$K345];[.$M345];[.$O345];[.$Q345];[.$S345];[.$U345])"/>
          <table:table-cell table:formula="of:=MEDIAN([.$B345];[.$D345];[.$F345];[.$H345];[.$J345];[.$L345];[.$N345];[.$P345];[.$R345];[.$T345])"/>
          <table:table-cell table:formula="of:=MEDIAN([.$C345];[.$E345];[.$G345];[.$I345];[.$K345];[.$M345];[.$O345];[.$Q345];[.$S345];[.$U345])"/>
          <table:table-cell table:formula="of:=MAX([.$B345];[.$D345];[.$F345];[.$H345];[.$J345];[.$L345];[.$N345];[.$P345];[.$R345];[.$T345])"/>
          <table:table-cell table:formula="of:=MAX([.$C345];[.$E345];[.$G345];[.$I345];[.$K345];[.$M345];[.$O345];[.$Q345];[.$S345];[.$U345])"/>
        </table:table-row>
        <table:table-row>
          <table:table-cell office:value-type="string">
            <text:p>./house-25-10-5_user-input-3</text:p>
          </table:table-cell>
          <table:table-cell/>
          <table:table-cell/>
          <table:table-cell office:value-type="float" office:value="3.59">
            <text:p>3.59</text:p>
          </table:table-cell>
          <table:table-cell office:value-type="float" office:value="0.0">
            <text:p>0.0</text:p>
          </table:table-cell>
          <table:table-cell office:value-type="float" office:value="3.48">
            <text:p>3.4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3">
            <text:p>8.3</text:p>
          </table:table-cell>
          <table:table-cell office:value-type="float" office:value="0.0">
            <text:p>0.0</text:p>
          </table:table-cell>
          <table:table-cell office:value-type="float" office:value="9.54" table:style-name="cellWorst">
            <text:p>9.54</text:p>
          </table:table-cell>
          <table:table-cell office:value-type="float" office:value="0.0">
            <text:p>0.0</text:p>
          </table:table-cell>
          <table:table-cell office:value-type="float" office:value="4.14">
            <text:p>4.14</text:p>
          </table:table-cell>
          <table:table-cell office:value-type="float" office:value="0.0">
            <text:p>0.0</text:p>
          </table:table-cell>
          <table:table-cell office:value-type="float" office:value="3.38" table:style-name="cellBest">
            <text:p>3.38</text:p>
          </table:table-cell>
          <table:table-cell office:value-type="float" office:value="0.0">
            <text:p>0.0</text:p>
          </table:table-cell>
          <table:table-cell table:formula="of:=MIN([.$B346];[.$D346];[.$F346];[.$H346];[.$J346];[.$L346];[.$N346];[.$P346];[.$R346];[.$T346])"/>
          <table:table-cell table:formula="of:=MIN([.$C346];[.$E346];[.$G346];[.$I346];[.$K346];[.$M346];[.$O346];[.$Q346];[.$S346];[.$U346])"/>
          <table:table-cell table:formula="of:=MEDIAN([.$B346];[.$D346];[.$F346];[.$H346];[.$J346];[.$L346];[.$N346];[.$P346];[.$R346];[.$T346])"/>
          <table:table-cell table:formula="of:=MEDIAN([.$C346];[.$E346];[.$G346];[.$I346];[.$K346];[.$M346];[.$O346];[.$Q346];[.$S346];[.$U346])"/>
          <table:table-cell table:formula="of:=MAX([.$B346];[.$D346];[.$F346];[.$H346];[.$J346];[.$L346];[.$N346];[.$P346];[.$R346];[.$T346])"/>
          <table:table-cell table:formula="of:=MAX([.$C346];[.$E346];[.$G346];[.$I346];[.$K346];[.$M346];[.$O346];[.$Q346];[.$S346];[.$U346])"/>
        </table:table-row>
        <table:table-row>
          <table:table-cell office:value-type="string">
            <text:p>./house-25-10-5_user-input-4</text:p>
          </table:table-cell>
          <table:table-cell/>
          <table:table-cell/>
          <table:table-cell office:value-type="float" office:value="3.77">
            <text:p>3.77</text:p>
          </table:table-cell>
          <table:table-cell office:value-type="float" office:value="0.0">
            <text:p>0.0</text:p>
          </table:table-cell>
          <table:table-cell office:value-type="float" office:value="3.43" table:style-name="cellBest">
            <text:p>3.4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6">
            <text:p>7.6</text:p>
          </table:table-cell>
          <table:table-cell office:value-type="float" office:value="0.0">
            <text:p>0.0</text:p>
          </table:table-cell>
          <table:table-cell office:value-type="float" office:value="8.0" table:style-name="cellWorst">
            <text:p>8.0</text:p>
          </table:table-cell>
          <table:table-cell office:value-type="float" office:value="0.0">
            <text:p>0.0</text:p>
          </table:table-cell>
          <table:table-cell office:value-type="float" office:value="3.97">
            <text:p>3.97</text:p>
          </table:table-cell>
          <table:table-cell office:value-type="float" office:value="0.0">
            <text:p>0.0</text:p>
          </table:table-cell>
          <table:table-cell office:value-type="float" office:value="3.86">
            <text:p>3.86</text:p>
          </table:table-cell>
          <table:table-cell office:value-type="float" office:value="0.0">
            <text:p>0.0</text:p>
          </table:table-cell>
          <table:table-cell table:formula="of:=MIN([.$B347];[.$D347];[.$F347];[.$H347];[.$J347];[.$L347];[.$N347];[.$P347];[.$R347];[.$T347])"/>
          <table:table-cell table:formula="of:=MIN([.$C347];[.$E347];[.$G347];[.$I347];[.$K347];[.$M347];[.$O347];[.$Q347];[.$S347];[.$U347])"/>
          <table:table-cell table:formula="of:=MEDIAN([.$B347];[.$D347];[.$F347];[.$H347];[.$J347];[.$L347];[.$N347];[.$P347];[.$R347];[.$T347])"/>
          <table:table-cell table:formula="of:=MEDIAN([.$C347];[.$E347];[.$G347];[.$I347];[.$K347];[.$M347];[.$O347];[.$Q347];[.$S347];[.$U347])"/>
          <table:table-cell table:formula="of:=MAX([.$B347];[.$D347];[.$F347];[.$H347];[.$J347];[.$L347];[.$N347];[.$P347];[.$R347];[.$T347])"/>
          <table:table-cell table:formula="of:=MAX([.$C347];[.$E347];[.$G347];[.$I347];[.$K347];[.$M347];[.$O347];[.$Q347];[.$S347];[.$U347])"/>
        </table:table-row>
        <table:table-row>
          <table:table-cell office:value-type="string">
            <text:p>./house-25-10-5_user-input-5</text:p>
          </table:table-cell>
          <table:table-cell/>
          <table:table-cell/>
          <table:table-cell office:value-type="float" office:value="3.83">
            <text:p>3.83</text:p>
          </table:table-cell>
          <table:table-cell office:value-type="float" office:value="0.0">
            <text:p>0.0</text:p>
          </table:table-cell>
          <table:table-cell office:value-type="float" office:value="3.63" table:style-name="cellBest">
            <text:p>3.6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69">
            <text:p>7.69</text:p>
          </table:table-cell>
          <table:table-cell office:value-type="float" office:value="0.0">
            <text:p>0.0</text:p>
          </table:table-cell>
          <table:table-cell office:value-type="float" office:value="8.28" table:style-name="cellWorst">
            <text:p>8.28</text:p>
          </table:table-cell>
          <table:table-cell office:value-type="float" office:value="0.0">
            <text:p>0.0</text:p>
          </table:table-cell>
          <table:table-cell office:value-type="float" office:value="4.34">
            <text:p>4.34</text:p>
          </table:table-cell>
          <table:table-cell office:value-type="float" office:value="0.0">
            <text:p>0.0</text:p>
          </table:table-cell>
          <table:table-cell office:value-type="float" office:value="3.65">
            <text:p>3.65</text:p>
          </table:table-cell>
          <table:table-cell office:value-type="float" office:value="0.0">
            <text:p>0.0</text:p>
          </table:table-cell>
          <table:table-cell table:formula="of:=MIN([.$B348];[.$D348];[.$F348];[.$H348];[.$J348];[.$L348];[.$N348];[.$P348];[.$R348];[.$T348])"/>
          <table:table-cell table:formula="of:=MIN([.$C348];[.$E348];[.$G348];[.$I348];[.$K348];[.$M348];[.$O348];[.$Q348];[.$S348];[.$U348])"/>
          <table:table-cell table:formula="of:=MEDIAN([.$B348];[.$D348];[.$F348];[.$H348];[.$J348];[.$L348];[.$N348];[.$P348];[.$R348];[.$T348])"/>
          <table:table-cell table:formula="of:=MEDIAN([.$C348];[.$E348];[.$G348];[.$I348];[.$K348];[.$M348];[.$O348];[.$Q348];[.$S348];[.$U348])"/>
          <table:table-cell table:formula="of:=MAX([.$B348];[.$D348];[.$F348];[.$H348];[.$J348];[.$L348];[.$N348];[.$P348];[.$R348];[.$T348])"/>
          <table:table-cell table:formula="of:=MAX([.$C348];[.$E348];[.$G348];[.$I348];[.$K348];[.$M348];[.$O348];[.$Q348];[.$S348];[.$U348])"/>
        </table:table-row>
        <table:table-row>
          <table:table-cell office:value-type="string">
            <text:p>./house-25-10-5_user-input-6</text:p>
          </table:table-cell>
          <table:table-cell/>
          <table:table-cell/>
          <table:table-cell office:value-type="float" office:value="3.26" table:style-name="cellBest">
            <text:p>3.26</text:p>
          </table:table-cell>
          <table:table-cell office:value-type="float" office:value="0.0">
            <text:p>0.0</text:p>
          </table:table-cell>
          <table:table-cell office:value-type="float" office:value="3.34">
            <text:p>3.34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0.26" table:style-name="cellWorst">
            <text:p>10.26</text:p>
          </table:table-cell>
          <table:table-cell office:value-type="float" office:value="0.0">
            <text:p>0.0</text:p>
          </table:table-cell>
          <table:table-cell office:value-type="float" office:value="8.52">
            <text:p>8.52</text:p>
          </table:table-cell>
          <table:table-cell office:value-type="float" office:value="0.0">
            <text:p>0.0</text:p>
          </table:table-cell>
          <table:table-cell office:value-type="float" office:value="4.34">
            <text:p>4.34</text:p>
          </table:table-cell>
          <table:table-cell office:value-type="float" office:value="0.0">
            <text:p>0.0</text:p>
          </table:table-cell>
          <table:table-cell office:value-type="float" office:value="3.49">
            <text:p>3.49</text:p>
          </table:table-cell>
          <table:table-cell office:value-type="float" office:value="0.0">
            <text:p>0.0</text:p>
          </table:table-cell>
          <table:table-cell table:formula="of:=MIN([.$B349];[.$D349];[.$F349];[.$H349];[.$J349];[.$L349];[.$N349];[.$P349];[.$R349];[.$T349])"/>
          <table:table-cell table:formula="of:=MIN([.$C349];[.$E349];[.$G349];[.$I349];[.$K349];[.$M349];[.$O349];[.$Q349];[.$S349];[.$U349])"/>
          <table:table-cell table:formula="of:=MEDIAN([.$B349];[.$D349];[.$F349];[.$H349];[.$J349];[.$L349];[.$N349];[.$P349];[.$R349];[.$T349])"/>
          <table:table-cell table:formula="of:=MEDIAN([.$C349];[.$E349];[.$G349];[.$I349];[.$K349];[.$M349];[.$O349];[.$Q349];[.$S349];[.$U349])"/>
          <table:table-cell table:formula="of:=MAX([.$B349];[.$D349];[.$F349];[.$H349];[.$J349];[.$L349];[.$N349];[.$P349];[.$R349];[.$T349])"/>
          <table:table-cell table:formula="of:=MAX([.$C349];[.$E349];[.$G349];[.$I349];[.$K349];[.$M349];[.$O349];[.$Q349];[.$S349];[.$U349])"/>
        </table:table-row>
        <table:table-row>
          <table:table-cell office:value-type="string">
            <text:p>./house-25-10-5_user-input-7</text:p>
          </table:table-cell>
          <table:table-cell/>
          <table:table-cell/>
          <table:table-cell office:value-type="float" office:value="3.84">
            <text:p>3.84</text:p>
          </table:table-cell>
          <table:table-cell office:value-type="float" office:value="0.0">
            <text:p>0.0</text:p>
          </table:table-cell>
          <table:table-cell office:value-type="float" office:value="3.66" table:style-name="cellBest">
            <text:p>3.6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8.54">
            <text:p>8.54</text:p>
          </table:table-cell>
          <table:table-cell office:value-type="float" office:value="0.0">
            <text:p>0.0</text:p>
          </table:table-cell>
          <table:table-cell office:value-type="float" office:value="9.61" table:style-name="cellWorst">
            <text:p>9.61</text:p>
          </table:table-cell>
          <table:table-cell office:value-type="float" office:value="0.0">
            <text:p>0.0</text:p>
          </table:table-cell>
          <table:table-cell office:value-type="float" office:value="4.17">
            <text:p>4.17</text:p>
          </table:table-cell>
          <table:table-cell office:value-type="float" office:value="0.0">
            <text:p>0.0</text:p>
          </table:table-cell>
          <table:table-cell office:value-type="float" office:value="3.82">
            <text:p>3.82</text:p>
          </table:table-cell>
          <table:table-cell office:value-type="float" office:value="0.0">
            <text:p>0.0</text:p>
          </table:table-cell>
          <table:table-cell table:formula="of:=MIN([.$B350];[.$D350];[.$F350];[.$H350];[.$J350];[.$L350];[.$N350];[.$P350];[.$R350];[.$T350])"/>
          <table:table-cell table:formula="of:=MIN([.$C350];[.$E350];[.$G350];[.$I350];[.$K350];[.$M350];[.$O350];[.$Q350];[.$S350];[.$U350])"/>
          <table:table-cell table:formula="of:=MEDIAN([.$B350];[.$D350];[.$F350];[.$H350];[.$J350];[.$L350];[.$N350];[.$P350];[.$R350];[.$T350])"/>
          <table:table-cell table:formula="of:=MEDIAN([.$C350];[.$E350];[.$G350];[.$I350];[.$K350];[.$M350];[.$O350];[.$Q350];[.$S350];[.$U350])"/>
          <table:table-cell table:formula="of:=MAX([.$B350];[.$D350];[.$F350];[.$H350];[.$J350];[.$L350];[.$N350];[.$P350];[.$R350];[.$T350])"/>
          <table:table-cell table:formula="of:=MAX([.$C350];[.$E350];[.$G350];[.$I350];[.$K350];[.$M350];[.$O350];[.$Q350];[.$S350];[.$U350])"/>
        </table:table-row>
        <table:table-row>
          <table:table-cell office:value-type="string">
            <text:p>./house-25-10-5_user-input-8</text:p>
          </table:table-cell>
          <table:table-cell/>
          <table:table-cell/>
          <table:table-cell office:value-type="float" office:value="4.79" table:style-name="cellBest">
            <text:p>4.79</text:p>
          </table:table-cell>
          <table:table-cell office:value-type="float" office:value="0.0">
            <text:p>0.0</text:p>
          </table:table-cell>
          <table:table-cell office:value-type="float" office:value="5.02">
            <text:p>5.0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9.92">
            <text:p>19.92</text:p>
          </table:table-cell>
          <table:table-cell office:value-type="float" office:value="0.0">
            <text:p>0.0</text:p>
          </table:table-cell>
          <table:table-cell office:value-type="float" office:value="26.6" table:style-name="cellWorst">
            <text:p>26.6</text:p>
          </table:table-cell>
          <table:table-cell office:value-type="float" office:value="0.0">
            <text:p>0.0</text:p>
          </table:table-cell>
          <table:table-cell office:value-type="float" office:value="5.69">
            <text:p>5.69</text:p>
          </table:table-cell>
          <table:table-cell office:value-type="float" office:value="0.0">
            <text:p>0.0</text:p>
          </table:table-cell>
          <table:table-cell office:value-type="float" office:value="5.57">
            <text:p>5.57</text:p>
          </table:table-cell>
          <table:table-cell office:value-type="float" office:value="0.0">
            <text:p>0.0</text:p>
          </table:table-cell>
          <table:table-cell table:formula="of:=MIN([.$B351];[.$D351];[.$F351];[.$H351];[.$J351];[.$L351];[.$N351];[.$P351];[.$R351];[.$T351])"/>
          <table:table-cell table:formula="of:=MIN([.$C351];[.$E351];[.$G351];[.$I351];[.$K351];[.$M351];[.$O351];[.$Q351];[.$S351];[.$U351])"/>
          <table:table-cell table:formula="of:=MEDIAN([.$B351];[.$D351];[.$F351];[.$H351];[.$J351];[.$L351];[.$N351];[.$P351];[.$R351];[.$T351])"/>
          <table:table-cell table:formula="of:=MEDIAN([.$C351];[.$E351];[.$G351];[.$I351];[.$K351];[.$M351];[.$O351];[.$Q351];[.$S351];[.$U351])"/>
          <table:table-cell table:formula="of:=MAX([.$B351];[.$D351];[.$F351];[.$H351];[.$J351];[.$L351];[.$N351];[.$P351];[.$R351];[.$T351])"/>
          <table:table-cell table:formula="of:=MAX([.$C351];[.$E351];[.$G351];[.$I351];[.$K351];[.$M351];[.$O351];[.$Q351];[.$S351];[.$U351])"/>
        </table:table-row>
        <table:table-row>
          <table:table-cell office:value-type="string">
            <text:p>./house-25-10-5_user-input-9</text:p>
          </table:table-cell>
          <table:table-cell/>
          <table:table-cell/>
          <table:table-cell office:value-type="float" office:value="5.04">
            <text:p>5.04</text:p>
          </table:table-cell>
          <table:table-cell office:value-type="float" office:value="0.0">
            <text:p>0.0</text:p>
          </table:table-cell>
          <table:table-cell office:value-type="float" office:value="4.87" table:style-name="cellBest">
            <text:p>4.8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8.87">
            <text:p>18.87</text:p>
          </table:table-cell>
          <table:table-cell office:value-type="float" office:value="0.0">
            <text:p>0.0</text:p>
          </table:table-cell>
          <table:table-cell office:value-type="float" office:value="24.85" table:style-name="cellWorst">
            <text:p>24.85</text:p>
          </table:table-cell>
          <table:table-cell office:value-type="float" office:value="0.0">
            <text:p>0.0</text:p>
          </table:table-cell>
          <table:table-cell office:value-type="float" office:value="5.91">
            <text:p>5.91</text:p>
          </table:table-cell>
          <table:table-cell office:value-type="float" office:value="0.0">
            <text:p>0.0</text:p>
          </table:table-cell>
          <table:table-cell office:value-type="float" office:value="6.07">
            <text:p>6.07</text:p>
          </table:table-cell>
          <table:table-cell office:value-type="float" office:value="0.0">
            <text:p>0.0</text:p>
          </table:table-cell>
          <table:table-cell table:formula="of:=MIN([.$B352];[.$D352];[.$F352];[.$H352];[.$J352];[.$L352];[.$N352];[.$P352];[.$R352];[.$T352])"/>
          <table:table-cell table:formula="of:=MIN([.$C352];[.$E352];[.$G352];[.$I352];[.$K352];[.$M352];[.$O352];[.$Q352];[.$S352];[.$U352])"/>
          <table:table-cell table:formula="of:=MEDIAN([.$B352];[.$D352];[.$F352];[.$H352];[.$J352];[.$L352];[.$N352];[.$P352];[.$R352];[.$T352])"/>
          <table:table-cell table:formula="of:=MEDIAN([.$C352];[.$E352];[.$G352];[.$I352];[.$K352];[.$M352];[.$O352];[.$Q352];[.$S352];[.$U352])"/>
          <table:table-cell table:formula="of:=MAX([.$B352];[.$D352];[.$F352];[.$H352];[.$J352];[.$L352];[.$N352];[.$P352];[.$R352];[.$T352])"/>
          <table:table-cell table:formula="of:=MAX([.$C352];[.$E352];[.$G352];[.$I352];[.$K352];[.$M352];[.$O352];[.$Q352];[.$S352];[.$U352])"/>
        </table:table-row>
        <table:table-row>
          <table:table-cell office:value-type="string">
            <text:p>./house-5-10-1_user-input-1</text:p>
          </table:table-cell>
          <table:table-cell/>
          <table:table-cell/>
          <table:table-cell office:value-type="float" office:value="3.06" table:style-name="cellBest">
            <text:p>3.06</text:p>
          </table:table-cell>
          <table:table-cell office:value-type="float" office:value="0.0">
            <text:p>0.0</text:p>
          </table:table-cell>
          <table:table-cell office:value-type="float" office:value="3.19">
            <text:p>3.1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47">
            <text:p>4.47</text:p>
          </table:table-cell>
          <table:table-cell office:value-type="float" office:value="0.0">
            <text:p>0.0</text:p>
          </table:table-cell>
          <table:table-cell office:value-type="float" office:value="6.5" table:style-name="cellWorst">
            <text:p>6.5</text:p>
          </table:table-cell>
          <table:table-cell office:value-type="float" office:value="0.0">
            <text:p>0.0</text:p>
          </table:table-cell>
          <table:table-cell office:value-type="float" office:value="3.69">
            <text:p>3.69</text:p>
          </table:table-cell>
          <table:table-cell office:value-type="float" office:value="0.0">
            <text:p>0.0</text:p>
          </table:table-cell>
          <table:table-cell office:value-type="float" office:value="3.79">
            <text:p>3.79</text:p>
          </table:table-cell>
          <table:table-cell office:value-type="float" office:value="0.0">
            <text:p>0.0</text:p>
          </table:table-cell>
          <table:table-cell table:formula="of:=MIN([.$B353];[.$D353];[.$F353];[.$H353];[.$J353];[.$L353];[.$N353];[.$P353];[.$R353];[.$T353])"/>
          <table:table-cell table:formula="of:=MIN([.$C353];[.$E353];[.$G353];[.$I353];[.$K353];[.$M353];[.$O353];[.$Q353];[.$S353];[.$U353])"/>
          <table:table-cell table:formula="of:=MEDIAN([.$B353];[.$D353];[.$F353];[.$H353];[.$J353];[.$L353];[.$N353];[.$P353];[.$R353];[.$T353])"/>
          <table:table-cell table:formula="of:=MEDIAN([.$C353];[.$E353];[.$G353];[.$I353];[.$K353];[.$M353];[.$O353];[.$Q353];[.$S353];[.$U353])"/>
          <table:table-cell table:formula="of:=MAX([.$B353];[.$D353];[.$F353];[.$H353];[.$J353];[.$L353];[.$N353];[.$P353];[.$R353];[.$T353])"/>
          <table:table-cell table:formula="of:=MAX([.$C353];[.$E353];[.$G353];[.$I353];[.$K353];[.$M353];[.$O353];[.$Q353];[.$S353];[.$U353])"/>
        </table:table-row>
        <table:table-row>
          <table:table-cell office:value-type="string">
            <text:p>./house-5-10-1_user-input-10</text:p>
          </table:table-cell>
          <table:table-cell/>
          <table:table-cell/>
          <table:table-cell office:value-type="float" office:value="6.58">
            <text:p>6.58</text:p>
          </table:table-cell>
          <table:table-cell office:value-type="float" office:value="0.0">
            <text:p>0.0</text:p>
          </table:table-cell>
          <table:table-cell office:value-type="float" office:value="3.29" table:style-name="cellBest">
            <text:p>3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14" table:style-name="cellWorst">
            <text:p>9.14</text:p>
          </table:table-cell>
          <table:table-cell office:value-type="float" office:value="0.0">
            <text:p>0.0</text:p>
          </table:table-cell>
          <table:table-cell office:value-type="float" office:value="6.22">
            <text:p>6.22</text:p>
          </table:table-cell>
          <table:table-cell office:value-type="float" office:value="0.0">
            <text:p>0.0</text:p>
          </table:table-cell>
          <table:table-cell office:value-type="float" office:value="3.99">
            <text:p>3.99</text:p>
          </table:table-cell>
          <table:table-cell office:value-type="float" office:value="0.0">
            <text:p>0.0</text:p>
          </table:table-cell>
          <table:table-cell office:value-type="float" office:value="3.46">
            <text:p>3.46</text:p>
          </table:table-cell>
          <table:table-cell office:value-type="float" office:value="0.0">
            <text:p>0.0</text:p>
          </table:table-cell>
          <table:table-cell table:formula="of:=MIN([.$B354];[.$D354];[.$F354];[.$H354];[.$J354];[.$L354];[.$N354];[.$P354];[.$R354];[.$T354])"/>
          <table:table-cell table:formula="of:=MIN([.$C354];[.$E354];[.$G354];[.$I354];[.$K354];[.$M354];[.$O354];[.$Q354];[.$S354];[.$U354])"/>
          <table:table-cell table:formula="of:=MEDIAN([.$B354];[.$D354];[.$F354];[.$H354];[.$J354];[.$L354];[.$N354];[.$P354];[.$R354];[.$T354])"/>
          <table:table-cell table:formula="of:=MEDIAN([.$C354];[.$E354];[.$G354];[.$I354];[.$K354];[.$M354];[.$O354];[.$Q354];[.$S354];[.$U354])"/>
          <table:table-cell table:formula="of:=MAX([.$B354];[.$D354];[.$F354];[.$H354];[.$J354];[.$L354];[.$N354];[.$P354];[.$R354];[.$T354])"/>
          <table:table-cell table:formula="of:=MAX([.$C354];[.$E354];[.$G354];[.$I354];[.$K354];[.$M354];[.$O354];[.$Q354];[.$S354];[.$U354])"/>
        </table:table-row>
        <table:table-row>
          <table:table-cell office:value-type="string">
            <text:p>./house-5-10-1_user-input-2</text:p>
          </table:table-cell>
          <table:table-cell/>
          <table:table-cell/>
          <table:table-cell office:value-type="float" office:value="3.02">
            <text:p>3.02</text:p>
          </table:table-cell>
          <table:table-cell office:value-type="float" office:value="0.0">
            <text:p>0.0</text:p>
          </table:table-cell>
          <table:table-cell office:value-type="float" office:value="2.71">
            <text:p>2.7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14">
            <text:p>4.14</text:p>
          </table:table-cell>
          <table:table-cell office:value-type="float" office:value="0.0">
            <text:p>0.0</text:p>
          </table:table-cell>
          <table:table-cell office:value-type="float" office:value="4.16">
            <text:p>4.16</text:p>
          </table:table-cell>
          <table:table-cell office:value-type="float" office:value="0.0">
            <text:p>0.0</text:p>
          </table:table-cell>
          <table:table-cell office:value-type="float" office:value="3.44">
            <text:p>3.44</text:p>
          </table:table-cell>
          <table:table-cell office:value-type="float" office:value="0.0">
            <text:p>0.0</text:p>
          </table:table-cell>
          <table:table-cell office:value-type="float" office:value="3.45">
            <text:p>3.45</text:p>
          </table:table-cell>
          <table:table-cell office:value-type="float" office:value="0.0">
            <text:p>0.0</text:p>
          </table:table-cell>
          <table:table-cell table:formula="of:=MIN([.$B355];[.$D355];[.$F355];[.$H355];[.$J355];[.$L355];[.$N355];[.$P355];[.$R355];[.$T355])"/>
          <table:table-cell table:formula="of:=MIN([.$C355];[.$E355];[.$G355];[.$I355];[.$K355];[.$M355];[.$O355];[.$Q355];[.$S355];[.$U355])"/>
          <table:table-cell table:formula="of:=MEDIAN([.$B355];[.$D355];[.$F355];[.$H355];[.$J355];[.$L355];[.$N355];[.$P355];[.$R355];[.$T355])"/>
          <table:table-cell table:formula="of:=MEDIAN([.$C355];[.$E355];[.$G355];[.$I355];[.$K355];[.$M355];[.$O355];[.$Q355];[.$S355];[.$U355])"/>
          <table:table-cell table:formula="of:=MAX([.$B355];[.$D355];[.$F355];[.$H355];[.$J355];[.$L355];[.$N355];[.$P355];[.$R355];[.$T355])"/>
          <table:table-cell table:formula="of:=MAX([.$C355];[.$E355];[.$G355];[.$I355];[.$K355];[.$M355];[.$O355];[.$Q355];[.$S355];[.$U355])"/>
        </table:table-row>
        <table:table-row>
          <table:table-cell office:value-type="string">
            <text:p>./house-5-10-1_user-input-3</text:p>
          </table:table-cell>
          <table:table-cell/>
          <table:table-cell/>
          <table:table-cell office:value-type="float" office:value="3.32">
            <text:p>3.32</text:p>
          </table:table-cell>
          <table:table-cell office:value-type="float" office:value="0.0">
            <text:p>0.0</text:p>
          </table:table-cell>
          <table:table-cell office:value-type="float" office:value="2.66">
            <text:p>2.6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02">
            <text:p>4.02</text:p>
          </table:table-cell>
          <table:table-cell office:value-type="float" office:value="0.0">
            <text:p>0.0</text:p>
          </table:table-cell>
          <table:table-cell office:value-type="float" office:value="4.25">
            <text:p>4.25</text:p>
          </table:table-cell>
          <table:table-cell office:value-type="float" office:value="0.0">
            <text:p>0.0</text:p>
          </table:table-cell>
          <table:table-cell office:value-type="float" office:value="3.48">
            <text:p>3.48</text:p>
          </table:table-cell>
          <table:table-cell office:value-type="float" office:value="0.0">
            <text:p>0.0</text:p>
          </table:table-cell>
          <table:table-cell office:value-type="float" office:value="3.51">
            <text:p>3.51</text:p>
          </table:table-cell>
          <table:table-cell office:value-type="float" office:value="0.0">
            <text:p>0.0</text:p>
          </table:table-cell>
          <table:table-cell table:formula="of:=MIN([.$B356];[.$D356];[.$F356];[.$H356];[.$J356];[.$L356];[.$N356];[.$P356];[.$R356];[.$T356])"/>
          <table:table-cell table:formula="of:=MIN([.$C356];[.$E356];[.$G356];[.$I356];[.$K356];[.$M356];[.$O356];[.$Q356];[.$S356];[.$U356])"/>
          <table:table-cell table:formula="of:=MEDIAN([.$B356];[.$D356];[.$F356];[.$H356];[.$J356];[.$L356];[.$N356];[.$P356];[.$R356];[.$T356])"/>
          <table:table-cell table:formula="of:=MEDIAN([.$C356];[.$E356];[.$G356];[.$I356];[.$K356];[.$M356];[.$O356];[.$Q356];[.$S356];[.$U356])"/>
          <table:table-cell table:formula="of:=MAX([.$B356];[.$D356];[.$F356];[.$H356];[.$J356];[.$L356];[.$N356];[.$P356];[.$R356];[.$T356])"/>
          <table:table-cell table:formula="of:=MAX([.$C356];[.$E356];[.$G356];[.$I356];[.$K356];[.$M356];[.$O356];[.$Q356];[.$S356];[.$U356])"/>
        </table:table-row>
        <table:table-row>
          <table:table-cell office:value-type="string">
            <text:p>./house-5-10-1_user-input-4</text:p>
          </table:table-cell>
          <table:table-cell/>
          <table:table-cell/>
          <table:table-cell office:value-type="float" office:value="3.98">
            <text:p>3.98</text:p>
          </table:table-cell>
          <table:table-cell office:value-type="float" office:value="0.0">
            <text:p>0.0</text:p>
          </table:table-cell>
          <table:table-cell office:value-type="float" office:value="2.85" table:style-name="cellBest">
            <text:p>2.8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38">
            <text:p>4.38</text:p>
          </table:table-cell>
          <table:table-cell office:value-type="float" office:value="0.0">
            <text:p>0.0</text:p>
          </table:table-cell>
          <table:table-cell office:value-type="float" office:value="5.16">
            <text:p>5.16</text:p>
          </table:table-cell>
          <table:table-cell office:value-type="float" office:value="0.0">
            <text:p>0.0</text:p>
          </table:table-cell>
          <table:table-cell office:value-type="float" office:value="3.36">
            <text:p>3.36</text:p>
          </table:table-cell>
          <table:table-cell office:value-type="float" office:value="0.0">
            <text:p>0.0</text:p>
          </table:table-cell>
          <table:table-cell office:value-type="float" office:value="3.04">
            <text:p>3.04</text:p>
          </table:table-cell>
          <table:table-cell office:value-type="float" office:value="0.0">
            <text:p>0.0</text:p>
          </table:table-cell>
          <table:table-cell table:formula="of:=MIN([.$B357];[.$D357];[.$F357];[.$H357];[.$J357];[.$L357];[.$N357];[.$P357];[.$R357];[.$T357])"/>
          <table:table-cell table:formula="of:=MIN([.$C357];[.$E357];[.$G357];[.$I357];[.$K357];[.$M357];[.$O357];[.$Q357];[.$S357];[.$U357])"/>
          <table:table-cell table:formula="of:=MEDIAN([.$B357];[.$D357];[.$F357];[.$H357];[.$J357];[.$L357];[.$N357];[.$P357];[.$R357];[.$T357])"/>
          <table:table-cell table:formula="of:=MEDIAN([.$C357];[.$E357];[.$G357];[.$I357];[.$K357];[.$M357];[.$O357];[.$Q357];[.$S357];[.$U357])"/>
          <table:table-cell table:formula="of:=MAX([.$B357];[.$D357];[.$F357];[.$H357];[.$J357];[.$L357];[.$N357];[.$P357];[.$R357];[.$T357])"/>
          <table:table-cell table:formula="of:=MAX([.$C357];[.$E357];[.$G357];[.$I357];[.$K357];[.$M357];[.$O357];[.$Q357];[.$S357];[.$U357])"/>
        </table:table-row>
        <table:table-row>
          <table:table-cell office:value-type="string">
            <text:p>./house-5-10-1_user-input-5</text:p>
          </table:table-cell>
          <table:table-cell/>
          <table:table-cell/>
          <table:table-cell office:value-type="float" office:value="2.99">
            <text:p>2.99</text:p>
          </table:table-cell>
          <table:table-cell office:value-type="float" office:value="0.0">
            <text:p>0.0</text:p>
          </table:table-cell>
          <table:table-cell office:value-type="float" office:value="2.89">
            <text:p>2.8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19">
            <text:p>4.19</text:p>
          </table:table-cell>
          <table:table-cell office:value-type="float" office:value="0.0">
            <text:p>0.0</text:p>
          </table:table-cell>
          <table:table-cell office:value-type="float" office:value="4.62">
            <text:p>4.62</text:p>
          </table:table-cell>
          <table:table-cell office:value-type="float" office:value="0.0">
            <text:p>0.0</text:p>
          </table:table-cell>
          <table:table-cell office:value-type="float" office:value="3.54">
            <text:p>3.54</text:p>
          </table:table-cell>
          <table:table-cell office:value-type="float" office:value="0.0">
            <text:p>0.0</text:p>
          </table:table-cell>
          <table:table-cell office:value-type="float" office:value="3.53">
            <text:p>3.53</text:p>
          </table:table-cell>
          <table:table-cell office:value-type="float" office:value="0.0">
            <text:p>0.0</text:p>
          </table:table-cell>
          <table:table-cell table:formula="of:=MIN([.$B358];[.$D358];[.$F358];[.$H358];[.$J358];[.$L358];[.$N358];[.$P358];[.$R358];[.$T358])"/>
          <table:table-cell table:formula="of:=MIN([.$C358];[.$E358];[.$G358];[.$I358];[.$K358];[.$M358];[.$O358];[.$Q358];[.$S358];[.$U358])"/>
          <table:table-cell table:formula="of:=MEDIAN([.$B358];[.$D358];[.$F358];[.$H358];[.$J358];[.$L358];[.$N358];[.$P358];[.$R358];[.$T358])"/>
          <table:table-cell table:formula="of:=MEDIAN([.$C358];[.$E358];[.$G358];[.$I358];[.$K358];[.$M358];[.$O358];[.$Q358];[.$S358];[.$U358])"/>
          <table:table-cell table:formula="of:=MAX([.$B358];[.$D358];[.$F358];[.$H358];[.$J358];[.$L358];[.$N358];[.$P358];[.$R358];[.$T358])"/>
          <table:table-cell table:formula="of:=MAX([.$C358];[.$E358];[.$G358];[.$I358];[.$K358];[.$M358];[.$O358];[.$Q358];[.$S358];[.$U358])"/>
        </table:table-row>
        <table:table-row>
          <table:table-cell office:value-type="string">
            <text:p>./house-5-10-1_user-input-6</text:p>
          </table:table-cell>
          <table:table-cell/>
          <table:table-cell/>
          <table:table-cell office:value-type="float" office:value="3.2">
            <text:p>3.2</text:p>
          </table:table-cell>
          <table:table-cell office:value-type="float" office:value="0.0">
            <text:p>0.0</text:p>
          </table:table-cell>
          <table:table-cell office:value-type="float" office:value="2.85" table:style-name="cellBest">
            <text:p>2.8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75">
            <text:p>4.75</text:p>
          </table:table-cell>
          <table:table-cell office:value-type="float" office:value="0.0">
            <text:p>0.0</text:p>
          </table:table-cell>
          <table:table-cell office:value-type="float" office:value="5.9" table:style-name="cellWorst">
            <text:p>5.9</text:p>
          </table:table-cell>
          <table:table-cell office:value-type="float" office:value="0.0">
            <text:p>0.0</text:p>
          </table:table-cell>
          <table:table-cell office:value-type="float" office:value="3.65">
            <text:p>3.65</text:p>
          </table:table-cell>
          <table:table-cell office:value-type="float" office:value="0.0">
            <text:p>0.0</text:p>
          </table:table-cell>
          <table:table-cell office:value-type="float" office:value="3.15">
            <text:p>3.15</text:p>
          </table:table-cell>
          <table:table-cell office:value-type="float" office:value="0.0">
            <text:p>0.0</text:p>
          </table:table-cell>
          <table:table-cell table:formula="of:=MIN([.$B359];[.$D359];[.$F359];[.$H359];[.$J359];[.$L359];[.$N359];[.$P359];[.$R359];[.$T359])"/>
          <table:table-cell table:formula="of:=MIN([.$C359];[.$E359];[.$G359];[.$I359];[.$K359];[.$M359];[.$O359];[.$Q359];[.$S359];[.$U359])"/>
          <table:table-cell table:formula="of:=MEDIAN([.$B359];[.$D359];[.$F359];[.$H359];[.$J359];[.$L359];[.$N359];[.$P359];[.$R359];[.$T359])"/>
          <table:table-cell table:formula="of:=MEDIAN([.$C359];[.$E359];[.$G359];[.$I359];[.$K359];[.$M359];[.$O359];[.$Q359];[.$S359];[.$U359])"/>
          <table:table-cell table:formula="of:=MAX([.$B359];[.$D359];[.$F359];[.$H359];[.$J359];[.$L359];[.$N359];[.$P359];[.$R359];[.$T359])"/>
          <table:table-cell table:formula="of:=MAX([.$C359];[.$E359];[.$G359];[.$I359];[.$K359];[.$M359];[.$O359];[.$Q359];[.$S359];[.$U359])"/>
        </table:table-row>
        <table:table-row>
          <table:table-cell office:value-type="string">
            <text:p>./house-5-10-1_user-input-7</text:p>
          </table:table-cell>
          <table:table-cell/>
          <table:table-cell/>
          <table:table-cell office:value-type="float" office:value="3.21">
            <text:p>3.21</text:p>
          </table:table-cell>
          <table:table-cell office:value-type="float" office:value="0.0">
            <text:p>0.0</text:p>
          </table:table-cell>
          <table:table-cell office:value-type="float" office:value="2.9">
            <text:p>2.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38">
            <text:p>4.38</text:p>
          </table:table-cell>
          <table:table-cell office:value-type="float" office:value="0.0">
            <text:p>0.0</text:p>
          </table:table-cell>
          <table:table-cell office:value-type="float" office:value="4.15">
            <text:p>4.15</text:p>
          </table:table-cell>
          <table:table-cell office:value-type="float" office:value="0.0">
            <text:p>0.0</text:p>
          </table:table-cell>
          <table:table-cell office:value-type="float" office:value="3.83">
            <text:p>3.83</text:p>
          </table:table-cell>
          <table:table-cell office:value-type="float" office:value="0.0">
            <text:p>0.0</text:p>
          </table:table-cell>
          <table:table-cell office:value-type="float" office:value="3.8">
            <text:p>3.8</text:p>
          </table:table-cell>
          <table:table-cell office:value-type="float" office:value="0.0">
            <text:p>0.0</text:p>
          </table:table-cell>
          <table:table-cell table:formula="of:=MIN([.$B360];[.$D360];[.$F360];[.$H360];[.$J360];[.$L360];[.$N360];[.$P360];[.$R360];[.$T360])"/>
          <table:table-cell table:formula="of:=MIN([.$C360];[.$E360];[.$G360];[.$I360];[.$K360];[.$M360];[.$O360];[.$Q360];[.$S360];[.$U360])"/>
          <table:table-cell table:formula="of:=MEDIAN([.$B360];[.$D360];[.$F360];[.$H360];[.$J360];[.$L360];[.$N360];[.$P360];[.$R360];[.$T360])"/>
          <table:table-cell table:formula="of:=MEDIAN([.$C360];[.$E360];[.$G360];[.$I360];[.$K360];[.$M360];[.$O360];[.$Q360];[.$S360];[.$U360])"/>
          <table:table-cell table:formula="of:=MAX([.$B360];[.$D360];[.$F360];[.$H360];[.$J360];[.$L360];[.$N360];[.$P360];[.$R360];[.$T360])"/>
          <table:table-cell table:formula="of:=MAX([.$C360];[.$E360];[.$G360];[.$I360];[.$K360];[.$M360];[.$O360];[.$Q360];[.$S360];[.$U360])"/>
        </table:table-row>
        <table:table-row>
          <table:table-cell office:value-type="string">
            <text:p>./house-5-10-1_user-input-8</text:p>
          </table:table-cell>
          <table:table-cell/>
          <table:table-cell/>
          <table:table-cell office:value-type="float" office:value="3.87">
            <text:p>3.87</text:p>
          </table:table-cell>
          <table:table-cell office:value-type="float" office:value="0.0">
            <text:p>0.0</text:p>
          </table:table-cell>
          <table:table-cell office:value-type="float" office:value="3.91">
            <text:p>3.9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47">
            <text:p>6.47</text:p>
          </table:table-cell>
          <table:table-cell office:value-type="float" office:value="0.0">
            <text:p>0.0</text:p>
          </table:table-cell>
          <table:table-cell office:value-type="float" office:value="7.25" table:style-name="cellWorst">
            <text:p>7.25</text:p>
          </table:table-cell>
          <table:table-cell office:value-type="float" office:value="0.0">
            <text:p>0.0</text:p>
          </table:table-cell>
          <table:table-cell office:value-type="float" office:value="4.01">
            <text:p>4.01</text:p>
          </table:table-cell>
          <table:table-cell office:value-type="float" office:value="0.0">
            <text:p>0.0</text:p>
          </table:table-cell>
          <table:table-cell office:value-type="float" office:value="3.77" table:style-name="cellBest">
            <text:p>3.77</text:p>
          </table:table-cell>
          <table:table-cell office:value-type="float" office:value="0.0">
            <text:p>0.0</text:p>
          </table:table-cell>
          <table:table-cell table:formula="of:=MIN([.$B361];[.$D361];[.$F361];[.$H361];[.$J361];[.$L361];[.$N361];[.$P361];[.$R361];[.$T361])"/>
          <table:table-cell table:formula="of:=MIN([.$C361];[.$E361];[.$G361];[.$I361];[.$K361];[.$M361];[.$O361];[.$Q361];[.$S361];[.$U361])"/>
          <table:table-cell table:formula="of:=MEDIAN([.$B361];[.$D361];[.$F361];[.$H361];[.$J361];[.$L361];[.$N361];[.$P361];[.$R361];[.$T361])"/>
          <table:table-cell table:formula="of:=MEDIAN([.$C361];[.$E361];[.$G361];[.$I361];[.$K361];[.$M361];[.$O361];[.$Q361];[.$S361];[.$U361])"/>
          <table:table-cell table:formula="of:=MAX([.$B361];[.$D361];[.$F361];[.$H361];[.$J361];[.$L361];[.$N361];[.$P361];[.$R361];[.$T361])"/>
          <table:table-cell table:formula="of:=MAX([.$C361];[.$E361];[.$G361];[.$I361];[.$K361];[.$M361];[.$O361];[.$Q361];[.$S361];[.$U361])"/>
        </table:table-row>
        <table:table-row>
          <table:table-cell office:value-type="string">
            <text:p>./house-5-10-1_user-input-9</text:p>
          </table:table-cell>
          <table:table-cell/>
          <table:table-cell/>
          <table:table-cell office:value-type="float" office:value="3.4" table:style-name="cellBest">
            <text:p>3.4</text:p>
          </table:table-cell>
          <table:table-cell office:value-type="float" office:value="0.0">
            <text:p>0.0</text:p>
          </table:table-cell>
          <table:table-cell office:value-type="float" office:value="4.28">
            <text:p>4.2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27">
            <text:p>6.27</text:p>
          </table:table-cell>
          <table:table-cell office:value-type="float" office:value="0.0">
            <text:p>0.0</text:p>
          </table:table-cell>
          <table:table-cell office:value-type="float" office:value="7.04" table:style-name="cellWorst">
            <text:p>7.04</text:p>
          </table:table-cell>
          <table:table-cell office:value-type="float" office:value="0.0">
            <text:p>0.0</text:p>
          </table:table-cell>
          <table:table-cell office:value-type="float" office:value="5.76">
            <text:p>5.76</text:p>
          </table:table-cell>
          <table:table-cell office:value-type="float" office:value="0.0">
            <text:p>0.0</text:p>
          </table:table-cell>
          <table:table-cell office:value-type="float" office:value="3.51">
            <text:p>3.51</text:p>
          </table:table-cell>
          <table:table-cell office:value-type="float" office:value="0.0">
            <text:p>0.0</text:p>
          </table:table-cell>
          <table:table-cell table:formula="of:=MIN([.$B362];[.$D362];[.$F362];[.$H362];[.$J362];[.$L362];[.$N362];[.$P362];[.$R362];[.$T362])"/>
          <table:table-cell table:formula="of:=MIN([.$C362];[.$E362];[.$G362];[.$I362];[.$K362];[.$M362];[.$O362];[.$Q362];[.$S362];[.$U362])"/>
          <table:table-cell table:formula="of:=MEDIAN([.$B362];[.$D362];[.$F362];[.$H362];[.$J362];[.$L362];[.$N362];[.$P362];[.$R362];[.$T362])"/>
          <table:table-cell table:formula="of:=MEDIAN([.$C362];[.$E362];[.$G362];[.$I362];[.$K362];[.$M362];[.$O362];[.$Q362];[.$S362];[.$U362])"/>
          <table:table-cell table:formula="of:=MAX([.$B362];[.$D362];[.$F362];[.$H362];[.$J362];[.$L362];[.$N362];[.$P362];[.$R362];[.$T362])"/>
          <table:table-cell table:formula="of:=MAX([.$C362];[.$E362];[.$G362];[.$I362];[.$K362];[.$M362];[.$O362];[.$Q362];[.$S362];[.$U362])"/>
        </table:table-row>
        <table:table-row>
          <table:table-cell office:value-type="string">
            <text:p>./racks-complex-10_user-input-1</text:p>
          </table:table-cell>
          <table:table-cell/>
          <table:table-cell/>
          <table:table-cell office:value-type="float" office:value="6.77">
            <text:p>6.77</text:p>
          </table:table-cell>
          <table:table-cell office:value-type="float" office:value="0.0">
            <text:p>0.0</text:p>
          </table:table-cell>
          <table:table-cell office:value-type="float" office:value="5.67" table:style-name="cellBest">
            <text:p>5.67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3.97">
            <text:p>23.97</text:p>
          </table:table-cell>
          <table:table-cell office:value-type="float" office:value="0.0">
            <text:p>0.0</text:p>
          </table:table-cell>
          <table:table-cell office:value-type="float" office:value="24.52" table:style-name="cellWorst">
            <text:p>24.52</text:p>
          </table:table-cell>
          <table:table-cell office:value-type="float" office:value="0.0">
            <text:p>0.0</text:p>
          </table:table-cell>
          <table:table-cell office:value-type="float" office:value="8.97">
            <text:p>8.97</text:p>
          </table:table-cell>
          <table:table-cell office:value-type="float" office:value="0.0">
            <text:p>0.0</text:p>
          </table:table-cell>
          <table:table-cell office:value-type="float" office:value="8.95">
            <text:p>8.95</text:p>
          </table:table-cell>
          <table:table-cell office:value-type="float" office:value="0.0">
            <text:p>0.0</text:p>
          </table:table-cell>
          <table:table-cell table:formula="of:=MIN([.$B363];[.$D363];[.$F363];[.$H363];[.$J363];[.$L363];[.$N363];[.$P363];[.$R363];[.$T363])"/>
          <table:table-cell table:formula="of:=MIN([.$C363];[.$E363];[.$G363];[.$I363];[.$K363];[.$M363];[.$O363];[.$Q363];[.$S363];[.$U363])"/>
          <table:table-cell table:formula="of:=MEDIAN([.$B363];[.$D363];[.$F363];[.$H363];[.$J363];[.$L363];[.$N363];[.$P363];[.$R363];[.$T363])"/>
          <table:table-cell table:formula="of:=MEDIAN([.$C363];[.$E363];[.$G363];[.$I363];[.$K363];[.$M363];[.$O363];[.$Q363];[.$S363];[.$U363])"/>
          <table:table-cell table:formula="of:=MAX([.$B363];[.$D363];[.$F363];[.$H363];[.$J363];[.$L363];[.$N363];[.$P363];[.$R363];[.$T363])"/>
          <table:table-cell table:formula="of:=MAX([.$C363];[.$E363];[.$G363];[.$I363];[.$K363];[.$M363];[.$O363];[.$Q363];[.$S363];[.$U363])"/>
        </table:table-row>
        <table:table-row>
          <table:table-cell office:value-type="string">
            <text:p>./racks-complex-10_user-input-10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364];[.$D364];[.$F364];[.$H364];[.$J364];[.$L364];[.$N364];[.$P364];[.$R364];[.$T364])"/>
          <table:table-cell table:formula="of:=MIN([.$C364];[.$E364];[.$G364];[.$I364];[.$K364];[.$M364];[.$O364];[.$Q364];[.$S364];[.$U364])"/>
          <table:table-cell table:formula="of:=MEDIAN([.$B364];[.$D364];[.$F364];[.$H364];[.$J364];[.$L364];[.$N364];[.$P364];[.$R364];[.$T364])"/>
          <table:table-cell table:formula="of:=MEDIAN([.$C364];[.$E364];[.$G364];[.$I364];[.$K364];[.$M364];[.$O364];[.$Q364];[.$S364];[.$U364])"/>
          <table:table-cell table:formula="of:=MAX([.$B364];[.$D364];[.$F364];[.$H364];[.$J364];[.$L364];[.$N364];[.$P364];[.$R364];[.$T364])"/>
          <table:table-cell table:formula="of:=MAX([.$C364];[.$E364];[.$G364];[.$I364];[.$K364];[.$M364];[.$O364];[.$Q364];[.$S364];[.$U364])"/>
        </table:table-row>
        <table:table-row>
          <table:table-cell office:value-type="string">
            <text:p>./racks-complex-10_user-input-2</text:p>
          </table:table-cell>
          <table:table-cell/>
          <table:table-cell/>
          <table:table-cell office:value-type="float" office:value="6.62" table:style-name="cellBest">
            <text:p>6.62</text:p>
          </table:table-cell>
          <table:table-cell office:value-type="float" office:value="0.0">
            <text:p>0.0</text:p>
          </table:table-cell>
          <table:table-cell office:value-type="float" office:value="6.66">
            <text:p>6.6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1.77">
            <text:p>31.77</text:p>
          </table:table-cell>
          <table:table-cell office:value-type="float" office:value="0.0">
            <text:p>0.0</text:p>
          </table:table-cell>
          <table:table-cell office:value-type="float" office:value="37.68" table:style-name="cellWorst">
            <text:p>37.68</text:p>
          </table:table-cell>
          <table:table-cell office:value-type="float" office:value="0.0">
            <text:p>0.0</text:p>
          </table:table-cell>
          <table:table-cell office:value-type="float" office:value="9.18">
            <text:p>9.18</text:p>
          </table:table-cell>
          <table:table-cell office:value-type="float" office:value="0.0">
            <text:p>0.0</text:p>
          </table:table-cell>
          <table:table-cell office:value-type="float" office:value="8.28">
            <text:p>8.28</text:p>
          </table:table-cell>
          <table:table-cell office:value-type="float" office:value="0.0">
            <text:p>0.0</text:p>
          </table:table-cell>
          <table:table-cell table:formula="of:=MIN([.$B365];[.$D365];[.$F365];[.$H365];[.$J365];[.$L365];[.$N365];[.$P365];[.$R365];[.$T365])"/>
          <table:table-cell table:formula="of:=MIN([.$C365];[.$E365];[.$G365];[.$I365];[.$K365];[.$M365];[.$O365];[.$Q365];[.$S365];[.$U365])"/>
          <table:table-cell table:formula="of:=MEDIAN([.$B365];[.$D365];[.$F365];[.$H365];[.$J365];[.$L365];[.$N365];[.$P365];[.$R365];[.$T365])"/>
          <table:table-cell table:formula="of:=MEDIAN([.$C365];[.$E365];[.$G365];[.$I365];[.$K365];[.$M365];[.$O365];[.$Q365];[.$S365];[.$U365])"/>
          <table:table-cell table:formula="of:=MAX([.$B365];[.$D365];[.$F365];[.$H365];[.$J365];[.$L365];[.$N365];[.$P365];[.$R365];[.$T365])"/>
          <table:table-cell table:formula="of:=MAX([.$C365];[.$E365];[.$G365];[.$I365];[.$K365];[.$M365];[.$O365];[.$Q365];[.$S365];[.$U365])"/>
        </table:table-row>
        <table:table-row>
          <table:table-cell office:value-type="string">
            <text:p>./racks-complex-10_user-input-3</text:p>
          </table:table-cell>
          <table:table-cell/>
          <table:table-cell/>
          <table:table-cell office:value-type="float" office:value="6.07" table:style-name="cellBest">
            <text:p>6.07</text:p>
          </table:table-cell>
          <table:table-cell office:value-type="float" office:value="0.0">
            <text:p>0.0</text:p>
          </table:table-cell>
          <table:table-cell office:value-type="float" office:value="6.89">
            <text:p>6.8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5.49">
            <text:p>25.49</text:p>
          </table:table-cell>
          <table:table-cell office:value-type="float" office:value="0.0">
            <text:p>0.0</text:p>
          </table:table-cell>
          <table:table-cell office:value-type="float" office:value="26.25" table:style-name="cellWorst">
            <text:p>26.25</text:p>
          </table:table-cell>
          <table:table-cell office:value-type="float" office:value="0.0">
            <text:p>0.0</text:p>
          </table:table-cell>
          <table:table-cell office:value-type="float" office:value="8.31">
            <text:p>8.31</text:p>
          </table:table-cell>
          <table:table-cell office:value-type="float" office:value="0.0">
            <text:p>0.0</text:p>
          </table:table-cell>
          <table:table-cell office:value-type="float" office:value="7.29">
            <text:p>7.29</text:p>
          </table:table-cell>
          <table:table-cell office:value-type="float" office:value="0.0">
            <text:p>0.0</text:p>
          </table:table-cell>
          <table:table-cell table:formula="of:=MIN([.$B366];[.$D366];[.$F366];[.$H366];[.$J366];[.$L366];[.$N366];[.$P366];[.$R366];[.$T366])"/>
          <table:table-cell table:formula="of:=MIN([.$C366];[.$E366];[.$G366];[.$I366];[.$K366];[.$M366];[.$O366];[.$Q366];[.$S366];[.$U366])"/>
          <table:table-cell table:formula="of:=MEDIAN([.$B366];[.$D366];[.$F366];[.$H366];[.$J366];[.$L366];[.$N366];[.$P366];[.$R366];[.$T366])"/>
          <table:table-cell table:formula="of:=MEDIAN([.$C366];[.$E366];[.$G366];[.$I366];[.$K366];[.$M366];[.$O366];[.$Q366];[.$S366];[.$U366])"/>
          <table:table-cell table:formula="of:=MAX([.$B366];[.$D366];[.$F366];[.$H366];[.$J366];[.$L366];[.$N366];[.$P366];[.$R366];[.$T366])"/>
          <table:table-cell table:formula="of:=MAX([.$C366];[.$E366];[.$G366];[.$I366];[.$K366];[.$M366];[.$O366];[.$Q366];[.$S366];[.$U366])"/>
        </table:table-row>
        <table:table-row>
          <table:table-cell office:value-type="string">
            <text:p>./racks-complex-10_user-input-4</text:p>
          </table:table-cell>
          <table:table-cell/>
          <table:table-cell/>
          <table:table-cell office:value-type="float" office:value="25.16" table:style-name="cellBest">
            <text:p>25.16</text:p>
          </table:table-cell>
          <table:table-cell office:value-type="float" office:value="0.0">
            <text:p>0.0</text:p>
          </table:table-cell>
          <table:table-cell office:value-type="float" office:value="25.81">
            <text:p>25.8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56.29">
            <text:p>156.29</text:p>
          </table:table-cell>
          <table:table-cell office:value-type="float" office:value="0.0">
            <text:p>0.0</text:p>
          </table:table-cell>
          <table:table-cell office:value-type="float" office:value="159.63" table:style-name="cellWorst">
            <text:p>159.63</text:p>
          </table:table-cell>
          <table:table-cell office:value-type="float" office:value="0.0">
            <text:p>0.0</text:p>
          </table:table-cell>
          <table:table-cell office:value-type="float" office:value="29.73">
            <text:p>29.73</text:p>
          </table:table-cell>
          <table:table-cell office:value-type="float" office:value="0.0">
            <text:p>0.0</text:p>
          </table:table-cell>
          <table:table-cell office:value-type="float" office:value="36.42">
            <text:p>36.42</text:p>
          </table:table-cell>
          <table:table-cell office:value-type="float" office:value="0.0">
            <text:p>0.0</text:p>
          </table:table-cell>
          <table:table-cell table:formula="of:=MIN([.$B367];[.$D367];[.$F367];[.$H367];[.$J367];[.$L367];[.$N367];[.$P367];[.$R367];[.$T367])"/>
          <table:table-cell table:formula="of:=MIN([.$C367];[.$E367];[.$G367];[.$I367];[.$K367];[.$M367];[.$O367];[.$Q367];[.$S367];[.$U367])"/>
          <table:table-cell table:formula="of:=MEDIAN([.$B367];[.$D367];[.$F367];[.$H367];[.$J367];[.$L367];[.$N367];[.$P367];[.$R367];[.$T367])"/>
          <table:table-cell table:formula="of:=MEDIAN([.$C367];[.$E367];[.$G367];[.$I367];[.$K367];[.$M367];[.$O367];[.$Q367];[.$S367];[.$U367])"/>
          <table:table-cell table:formula="of:=MAX([.$B367];[.$D367];[.$F367];[.$H367];[.$J367];[.$L367];[.$N367];[.$P367];[.$R367];[.$T367])"/>
          <table:table-cell table:formula="of:=MAX([.$C367];[.$E367];[.$G367];[.$I367];[.$K367];[.$M367];[.$O367];[.$Q367];[.$S367];[.$U367])"/>
        </table:table-row>
        <table:table-row>
          <table:table-cell office:value-type="string">
            <text:p>./racks-complex-10_user-input-5</text:p>
          </table:table-cell>
          <table:table-cell/>
          <table:table-cell/>
          <table:table-cell office:value-type="float" office:value="297.65">
            <text:p>297.65</text:p>
          </table:table-cell>
          <table:table-cell office:value-type="float" office:value="0.0">
            <text:p>0.0</text:p>
          </table:table-cell>
          <table:table-cell office:value-type="float" office:value="282.82">
            <text:p>282.8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18.02">
            <text:p>118.02</text:p>
          </table:table-cell>
          <table:table-cell office:value-type="float" office:value="0.0">
            <text:p>0.0</text:p>
          </table:table-cell>
          <table:table-cell office:value-type="float" office:value="56.7" table:style-name="cellBest">
            <text:p>56.7</text:p>
          </table:table-cell>
          <table:table-cell office:value-type="float" office:value="0.0">
            <text:p>0.0</text:p>
          </table:table-cell>
          <table:table-cell table:formula="of:=MIN([.$B368];[.$D368];[.$F368];[.$H368];[.$J368];[.$L368];[.$N368];[.$P368];[.$R368];[.$T368])"/>
          <table:table-cell table:formula="of:=MIN([.$C368];[.$E368];[.$G368];[.$I368];[.$K368];[.$M368];[.$O368];[.$Q368];[.$S368];[.$U368])"/>
          <table:table-cell table:formula="of:=MEDIAN([.$B368];[.$D368];[.$F368];[.$H368];[.$J368];[.$L368];[.$N368];[.$P368];[.$R368];[.$T368])"/>
          <table:table-cell table:formula="of:=MEDIAN([.$C368];[.$E368];[.$G368];[.$I368];[.$K368];[.$M368];[.$O368];[.$Q368];[.$S368];[.$U368])"/>
          <table:table-cell table:formula="of:=MAX([.$B368];[.$D368];[.$F368];[.$H368];[.$J368];[.$L368];[.$N368];[.$P368];[.$R368];[.$T368])"/>
          <table:table-cell table:formula="of:=MAX([.$C368];[.$E368];[.$G368];[.$I368];[.$K368];[.$M368];[.$O368];[.$Q368];[.$S368];[.$U368])"/>
        </table:table-row>
        <table:table-row>
          <table:table-cell office:value-type="string">
            <text:p>./racks-complex-10_user-input-6</text:p>
          </table:table-cell>
          <table:table-cell/>
          <table:table-cell/>
          <table:table-cell office:value-type="float" office:value="88.14">
            <text:p>88.14</text:p>
          </table:table-cell>
          <table:table-cell office:value-type="float" office:value="0.0">
            <text:p>0.0</text:p>
          </table:table-cell>
          <table:table-cell office:value-type="float" office:value="82.45" table:style-name="cellBest">
            <text:p>82.4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56.3">
            <text:p>156.3</text:p>
          </table:table-cell>
          <table:table-cell office:value-type="float" office:value="0.0">
            <text:p>0.0</text:p>
          </table:table-cell>
          <table:table-cell office:value-type="float" office:value="301.78">
            <text:p>301.78</text:p>
          </table:table-cell>
          <table:table-cell office:value-type="float" office:value="0.0">
            <text:p>0.0</text:p>
          </table:table-cell>
          <table:table-cell table:formula="of:=MIN([.$B369];[.$D369];[.$F369];[.$H369];[.$J369];[.$L369];[.$N369];[.$P369];[.$R369];[.$T369])"/>
          <table:table-cell table:formula="of:=MIN([.$C369];[.$E369];[.$G369];[.$I369];[.$K369];[.$M369];[.$O369];[.$Q369];[.$S369];[.$U369])"/>
          <table:table-cell table:formula="of:=MEDIAN([.$B369];[.$D369];[.$F369];[.$H369];[.$J369];[.$L369];[.$N369];[.$P369];[.$R369];[.$T369])"/>
          <table:table-cell table:formula="of:=MEDIAN([.$C369];[.$E369];[.$G369];[.$I369];[.$K369];[.$M369];[.$O369];[.$Q369];[.$S369];[.$U369])"/>
          <table:table-cell table:formula="of:=MAX([.$B369];[.$D369];[.$F369];[.$H369];[.$J369];[.$L369];[.$N369];[.$P369];[.$R369];[.$T369])"/>
          <table:table-cell table:formula="of:=MAX([.$C369];[.$E369];[.$G369];[.$I369];[.$K369];[.$M369];[.$O369];[.$Q369];[.$S369];[.$U369])"/>
        </table:table-row>
        <table:table-row>
          <table:table-cell office:value-type="string">
            <text:p>./racks-complex-10_user-input-7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370];[.$D370];[.$F370];[.$H370];[.$J370];[.$L370];[.$N370];[.$P370];[.$R370];[.$T370])"/>
          <table:table-cell table:formula="of:=MIN([.$C370];[.$E370];[.$G370];[.$I370];[.$K370];[.$M370];[.$O370];[.$Q370];[.$S370];[.$U370])"/>
          <table:table-cell table:formula="of:=MEDIAN([.$B370];[.$D370];[.$F370];[.$H370];[.$J370];[.$L370];[.$N370];[.$P370];[.$R370];[.$T370])"/>
          <table:table-cell table:formula="of:=MEDIAN([.$C370];[.$E370];[.$G370];[.$I370];[.$K370];[.$M370];[.$O370];[.$Q370];[.$S370];[.$U370])"/>
          <table:table-cell table:formula="of:=MAX([.$B370];[.$D370];[.$F370];[.$H370];[.$J370];[.$L370];[.$N370];[.$P370];[.$R370];[.$T370])"/>
          <table:table-cell table:formula="of:=MAX([.$C370];[.$E370];[.$G370];[.$I370];[.$K370];[.$M370];[.$O370];[.$Q370];[.$S370];[.$U370])"/>
        </table:table-row>
        <table:table-row>
          <table:table-cell office:value-type="string">
            <text:p>./racks-complex-10_user-input-8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371];[.$D371];[.$F371];[.$H371];[.$J371];[.$L371];[.$N371];[.$P371];[.$R371];[.$T371])"/>
          <table:table-cell table:formula="of:=MIN([.$C371];[.$E371];[.$G371];[.$I371];[.$K371];[.$M371];[.$O371];[.$Q371];[.$S371];[.$U371])"/>
          <table:table-cell table:formula="of:=MEDIAN([.$B371];[.$D371];[.$F371];[.$H371];[.$J371];[.$L371];[.$N371];[.$P371];[.$R371];[.$T371])"/>
          <table:table-cell table:formula="of:=MEDIAN([.$C371];[.$E371];[.$G371];[.$I371];[.$K371];[.$M371];[.$O371];[.$Q371];[.$S371];[.$U371])"/>
          <table:table-cell table:formula="of:=MAX([.$B371];[.$D371];[.$F371];[.$H371];[.$J371];[.$L371];[.$N371];[.$P371];[.$R371];[.$T371])"/>
          <table:table-cell table:formula="of:=MAX([.$C371];[.$E371];[.$G371];[.$I371];[.$K371];[.$M371];[.$O371];[.$Q371];[.$S371];[.$U371])"/>
        </table:table-row>
        <table:table-row>
          <table:table-cell office:value-type="string">
            <text:p>./racks-complex-10_user-input-9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372];[.$D372];[.$F372];[.$H372];[.$J372];[.$L372];[.$N372];[.$P372];[.$R372];[.$T372])"/>
          <table:table-cell table:formula="of:=MIN([.$C372];[.$E372];[.$G372];[.$I372];[.$K372];[.$M372];[.$O372];[.$Q372];[.$S372];[.$U372])"/>
          <table:table-cell table:formula="of:=MEDIAN([.$B372];[.$D372];[.$F372];[.$H372];[.$J372];[.$L372];[.$N372];[.$P372];[.$R372];[.$T372])"/>
          <table:table-cell table:formula="of:=MEDIAN([.$C372];[.$E372];[.$G372];[.$I372];[.$K372];[.$M372];[.$O372];[.$Q372];[.$S372];[.$U372])"/>
          <table:table-cell table:formula="of:=MAX([.$B372];[.$D372];[.$F372];[.$H372];[.$J372];[.$L372];[.$N372];[.$P372];[.$R372];[.$T372])"/>
          <table:table-cell table:formula="of:=MAX([.$C372];[.$E372];[.$G372];[.$I372];[.$K372];[.$M372];[.$O372];[.$Q372];[.$S372];[.$U372])"/>
        </table:table-row>
        <table:table-row>
          <table:table-cell office:value-type="string">
            <text:p>./racks-simple-10_user-input-1</text:p>
          </table:table-cell>
          <table:table-cell/>
          <table:table-cell/>
          <table:table-cell office:value-type="float" office:value="3.32">
            <text:p>3.32</text:p>
          </table:table-cell>
          <table:table-cell office:value-type="float" office:value="0.0">
            <text:p>0.0</text:p>
          </table:table-cell>
          <table:table-cell office:value-type="float" office:value="3.29">
            <text:p>3.2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.79">
            <text:p>3.79</text:p>
          </table:table-cell>
          <table:table-cell office:value-type="float" office:value="0.0">
            <text:p>0.0</text:p>
          </table:table-cell>
          <table:table-cell office:value-type="float" office:value="3.72">
            <text:p>3.72</text:p>
          </table:table-cell>
          <table:table-cell office:value-type="float" office:value="0.0">
            <text:p>0.0</text:p>
          </table:table-cell>
          <table:table-cell office:value-type="float" office:value="4.61">
            <text:p>4.61</text:p>
          </table:table-cell>
          <table:table-cell office:value-type="float" office:value="0.0">
            <text:p>0.0</text:p>
          </table:table-cell>
          <table:table-cell office:value-type="float" office:value="3.8">
            <text:p>3.8</text:p>
          </table:table-cell>
          <table:table-cell office:value-type="float" office:value="0.0">
            <text:p>0.0</text:p>
          </table:table-cell>
          <table:table-cell table:formula="of:=MIN([.$B373];[.$D373];[.$F373];[.$H373];[.$J373];[.$L373];[.$N373];[.$P373];[.$R373];[.$T373])"/>
          <table:table-cell table:formula="of:=MIN([.$C373];[.$E373];[.$G373];[.$I373];[.$K373];[.$M373];[.$O373];[.$Q373];[.$S373];[.$U373])"/>
          <table:table-cell table:formula="of:=MEDIAN([.$B373];[.$D373];[.$F373];[.$H373];[.$J373];[.$L373];[.$N373];[.$P373];[.$R373];[.$T373])"/>
          <table:table-cell table:formula="of:=MEDIAN([.$C373];[.$E373];[.$G373];[.$I373];[.$K373];[.$M373];[.$O373];[.$Q373];[.$S373];[.$U373])"/>
          <table:table-cell table:formula="of:=MAX([.$B373];[.$D373];[.$F373];[.$H373];[.$J373];[.$L373];[.$N373];[.$P373];[.$R373];[.$T373])"/>
          <table:table-cell table:formula="of:=MAX([.$C373];[.$E373];[.$G373];[.$I373];[.$K373];[.$M373];[.$O373];[.$Q373];[.$S373];[.$U373])"/>
        </table:table-row>
        <table:table-row>
          <table:table-cell office:value-type="string">
            <text:p>./racks-simple-10_user-input-10</text:p>
          </table:table-cell>
          <table:table-cell/>
          <table:table-cell/>
          <table:table-cell office:value-type="float" office:value="7.75">
            <text:p>7.75</text:p>
          </table:table-cell>
          <table:table-cell office:value-type="float" office:value="0.0">
            <text:p>0.0</text:p>
          </table:table-cell>
          <table:table-cell office:value-type="float" office:value="4.06">
            <text:p>4.0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89" table:style-name="cellWorst">
            <text:p>9.89</text:p>
          </table:table-cell>
          <table:table-cell office:value-type="float" office:value="0.0">
            <text:p>0.0</text:p>
          </table:table-cell>
          <table:table-cell office:value-type="float" office:value="7.51">
            <text:p>7.51</text:p>
          </table:table-cell>
          <table:table-cell office:value-type="float" office:value="0.0">
            <text:p>0.0</text:p>
          </table:table-cell>
          <table:table-cell office:value-type="float" office:value="4.34">
            <text:p>4.34</text:p>
          </table:table-cell>
          <table:table-cell office:value-type="float" office:value="0.0">
            <text:p>0.0</text:p>
          </table:table-cell>
          <table:table-cell office:value-type="float" office:value="3.81" table:style-name="cellBest">
            <text:p>3.81</text:p>
          </table:table-cell>
          <table:table-cell office:value-type="float" office:value="0.0">
            <text:p>0.0</text:p>
          </table:table-cell>
          <table:table-cell table:formula="of:=MIN([.$B374];[.$D374];[.$F374];[.$H374];[.$J374];[.$L374];[.$N374];[.$P374];[.$R374];[.$T374])"/>
          <table:table-cell table:formula="of:=MIN([.$C374];[.$E374];[.$G374];[.$I374];[.$K374];[.$M374];[.$O374];[.$Q374];[.$S374];[.$U374])"/>
          <table:table-cell table:formula="of:=MEDIAN([.$B374];[.$D374];[.$F374];[.$H374];[.$J374];[.$L374];[.$N374];[.$P374];[.$R374];[.$T374])"/>
          <table:table-cell table:formula="of:=MEDIAN([.$C374];[.$E374];[.$G374];[.$I374];[.$K374];[.$M374];[.$O374];[.$Q374];[.$S374];[.$U374])"/>
          <table:table-cell table:formula="of:=MAX([.$B374];[.$D374];[.$F374];[.$H374];[.$J374];[.$L374];[.$N374];[.$P374];[.$R374];[.$T374])"/>
          <table:table-cell table:formula="of:=MAX([.$C374];[.$E374];[.$G374];[.$I374];[.$K374];[.$M374];[.$O374];[.$Q374];[.$S374];[.$U374])"/>
        </table:table-row>
        <table:table-row>
          <table:table-cell office:value-type="string">
            <text:p>./racks-simple-10_user-input-2</text:p>
          </table:table-cell>
          <table:table-cell/>
          <table:table-cell/>
          <table:table-cell office:value-type="float" office:value="3.25">
            <text:p>3.25</text:p>
          </table:table-cell>
          <table:table-cell office:value-type="float" office:value="0.0">
            <text:p>0.0</text:p>
          </table:table-cell>
          <table:table-cell office:value-type="float" office:value="2.69">
            <text:p>2.6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.71">
            <text:p>3.71</text:p>
          </table:table-cell>
          <table:table-cell office:value-type="float" office:value="0.0">
            <text:p>0.0</text:p>
          </table:table-cell>
          <table:table-cell office:value-type="float" office:value="3.71">
            <text:p>3.71</text:p>
          </table:table-cell>
          <table:table-cell office:value-type="float" office:value="0.0">
            <text:p>0.0</text:p>
          </table:table-cell>
          <table:table-cell office:value-type="float" office:value="3.73">
            <text:p>3.73</text:p>
          </table:table-cell>
          <table:table-cell office:value-type="float" office:value="0.0">
            <text:p>0.0</text:p>
          </table:table-cell>
          <table:table-cell office:value-type="float" office:value="2.8">
            <text:p>2.8</text:p>
          </table:table-cell>
          <table:table-cell office:value-type="float" office:value="0.0">
            <text:p>0.0</text:p>
          </table:table-cell>
          <table:table-cell table:formula="of:=MIN([.$B375];[.$D375];[.$F375];[.$H375];[.$J375];[.$L375];[.$N375];[.$P375];[.$R375];[.$T375])"/>
          <table:table-cell table:formula="of:=MIN([.$C375];[.$E375];[.$G375];[.$I375];[.$K375];[.$M375];[.$O375];[.$Q375];[.$S375];[.$U375])"/>
          <table:table-cell table:formula="of:=MEDIAN([.$B375];[.$D375];[.$F375];[.$H375];[.$J375];[.$L375];[.$N375];[.$P375];[.$R375];[.$T375])"/>
          <table:table-cell table:formula="of:=MEDIAN([.$C375];[.$E375];[.$G375];[.$I375];[.$K375];[.$M375];[.$O375];[.$Q375];[.$S375];[.$U375])"/>
          <table:table-cell table:formula="of:=MAX([.$B375];[.$D375];[.$F375];[.$H375];[.$J375];[.$L375];[.$N375];[.$P375];[.$R375];[.$T375])"/>
          <table:table-cell table:formula="of:=MAX([.$C375];[.$E375];[.$G375];[.$I375];[.$K375];[.$M375];[.$O375];[.$Q375];[.$S375];[.$U375])"/>
        </table:table-row>
        <table:table-row>
          <table:table-cell office:value-type="string">
            <text:p>./racks-simple-10_user-input-3</text:p>
          </table:table-cell>
          <table:table-cell/>
          <table:table-cell/>
          <table:table-cell office:value-type="float" office:value="3.31" table:style-name="cellBest">
            <text:p>3.31</text:p>
          </table:table-cell>
          <table:table-cell office:value-type="float" office:value="0.0">
            <text:p>0.0</text:p>
          </table:table-cell>
          <table:table-cell office:value-type="float" office:value="4.28">
            <text:p>4.2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85" table:style-name="cellWorst">
            <text:p>6.85</text:p>
          </table:table-cell>
          <table:table-cell office:value-type="float" office:value="0.0">
            <text:p>0.0</text:p>
          </table:table-cell>
          <table:table-cell office:value-type="float" office:value="4.48">
            <text:p>4.48</text:p>
          </table:table-cell>
          <table:table-cell office:value-type="float" office:value="0.0">
            <text:p>0.0</text:p>
          </table:table-cell>
          <table:table-cell office:value-type="float" office:value="5.0">
            <text:p>5.0</text:p>
          </table:table-cell>
          <table:table-cell office:value-type="float" office:value="0.0">
            <text:p>0.0</text:p>
          </table:table-cell>
          <table:table-cell office:value-type="float" office:value="3.43">
            <text:p>3.43</text:p>
          </table:table-cell>
          <table:table-cell office:value-type="float" office:value="0.0">
            <text:p>0.0</text:p>
          </table:table-cell>
          <table:table-cell table:formula="of:=MIN([.$B376];[.$D376];[.$F376];[.$H376];[.$J376];[.$L376];[.$N376];[.$P376];[.$R376];[.$T376])"/>
          <table:table-cell table:formula="of:=MIN([.$C376];[.$E376];[.$G376];[.$I376];[.$K376];[.$M376];[.$O376];[.$Q376];[.$S376];[.$U376])"/>
          <table:table-cell table:formula="of:=MEDIAN([.$B376];[.$D376];[.$F376];[.$H376];[.$J376];[.$L376];[.$N376];[.$P376];[.$R376];[.$T376])"/>
          <table:table-cell table:formula="of:=MEDIAN([.$C376];[.$E376];[.$G376];[.$I376];[.$K376];[.$M376];[.$O376];[.$Q376];[.$S376];[.$U376])"/>
          <table:table-cell table:formula="of:=MAX([.$B376];[.$D376];[.$F376];[.$H376];[.$J376];[.$L376];[.$N376];[.$P376];[.$R376];[.$T376])"/>
          <table:table-cell table:formula="of:=MAX([.$C376];[.$E376];[.$G376];[.$I376];[.$K376];[.$M376];[.$O376];[.$Q376];[.$S376];[.$U376])"/>
        </table:table-row>
        <table:table-row>
          <table:table-cell office:value-type="string">
            <text:p>./racks-simple-10_user-input-4</text:p>
          </table:table-cell>
          <table:table-cell/>
          <table:table-cell/>
          <table:table-cell office:value-type="float" office:value="3.91">
            <text:p>3.91</text:p>
          </table:table-cell>
          <table:table-cell office:value-type="float" office:value="0.0">
            <text:p>0.0</text:p>
          </table:table-cell>
          <table:table-cell office:value-type="float" office:value="4.12">
            <text:p>4.1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51">
            <text:p>4.51</text:p>
          </table:table-cell>
          <table:table-cell office:value-type="float" office:value="0.0">
            <text:p>0.0</text:p>
          </table:table-cell>
          <table:table-cell office:value-type="float" office:value="4.04">
            <text:p>4.04</text:p>
          </table:table-cell>
          <table:table-cell office:value-type="float" office:value="0.0">
            <text:p>0.0</text:p>
          </table:table-cell>
          <table:table-cell office:value-type="float" office:value="4.26">
            <text:p>4.26</text:p>
          </table:table-cell>
          <table:table-cell office:value-type="float" office:value="0.0">
            <text:p>0.0</text:p>
          </table:table-cell>
          <table:table-cell office:value-type="float" office:value="3.21">
            <text:p>3.21</text:p>
          </table:table-cell>
          <table:table-cell office:value-type="float" office:value="0.0">
            <text:p>0.0</text:p>
          </table:table-cell>
          <table:table-cell table:formula="of:=MIN([.$B377];[.$D377];[.$F377];[.$H377];[.$J377];[.$L377];[.$N377];[.$P377];[.$R377];[.$T377])"/>
          <table:table-cell table:formula="of:=MIN([.$C377];[.$E377];[.$G377];[.$I377];[.$K377];[.$M377];[.$O377];[.$Q377];[.$S377];[.$U377])"/>
          <table:table-cell table:formula="of:=MEDIAN([.$B377];[.$D377];[.$F377];[.$H377];[.$J377];[.$L377];[.$N377];[.$P377];[.$R377];[.$T377])"/>
          <table:table-cell table:formula="of:=MEDIAN([.$C377];[.$E377];[.$G377];[.$I377];[.$K377];[.$M377];[.$O377];[.$Q377];[.$S377];[.$U377])"/>
          <table:table-cell table:formula="of:=MAX([.$B377];[.$D377];[.$F377];[.$H377];[.$J377];[.$L377];[.$N377];[.$P377];[.$R377];[.$T377])"/>
          <table:table-cell table:formula="of:=MAX([.$C377];[.$E377];[.$G377];[.$I377];[.$K377];[.$M377];[.$O377];[.$Q377];[.$S377];[.$U377])"/>
        </table:table-row>
        <table:table-row>
          <table:table-cell office:value-type="string">
            <text:p>./racks-simple-10_user-input-5</text:p>
          </table:table-cell>
          <table:table-cell/>
          <table:table-cell/>
          <table:table-cell office:value-type="float" office:value="3.5">
            <text:p>3.5</text:p>
          </table:table-cell>
          <table:table-cell office:value-type="float" office:value="0.0">
            <text:p>0.0</text:p>
          </table:table-cell>
          <table:table-cell office:value-type="float" office:value="3.52">
            <text:p>3.5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.88">
            <text:p>3.88</text:p>
          </table:table-cell>
          <table:table-cell office:value-type="float" office:value="0.0">
            <text:p>0.0</text:p>
          </table:table-cell>
          <table:table-cell office:value-type="float" office:value="5.72" table:style-name="cellWorst">
            <text:p>5.72</text:p>
          </table:table-cell>
          <table:table-cell office:value-type="float" office:value="0.0">
            <text:p>0.0</text:p>
          </table:table-cell>
          <table:table-cell office:value-type="float" office:value="3.4" table:style-name="cellBest">
            <text:p>3.4</text:p>
          </table:table-cell>
          <table:table-cell office:value-type="float" office:value="0.0">
            <text:p>0.0</text:p>
          </table:table-cell>
          <table:table-cell office:value-type="float" office:value="3.5">
            <text:p>3.5</text:p>
          </table:table-cell>
          <table:table-cell office:value-type="float" office:value="0.0">
            <text:p>0.0</text:p>
          </table:table-cell>
          <table:table-cell table:formula="of:=MIN([.$B378];[.$D378];[.$F378];[.$H378];[.$J378];[.$L378];[.$N378];[.$P378];[.$R378];[.$T378])"/>
          <table:table-cell table:formula="of:=MIN([.$C378];[.$E378];[.$G378];[.$I378];[.$K378];[.$M378];[.$O378];[.$Q378];[.$S378];[.$U378])"/>
          <table:table-cell table:formula="of:=MEDIAN([.$B378];[.$D378];[.$F378];[.$H378];[.$J378];[.$L378];[.$N378];[.$P378];[.$R378];[.$T378])"/>
          <table:table-cell table:formula="of:=MEDIAN([.$C378];[.$E378];[.$G378];[.$I378];[.$K378];[.$M378];[.$O378];[.$Q378];[.$S378];[.$U378])"/>
          <table:table-cell table:formula="of:=MAX([.$B378];[.$D378];[.$F378];[.$H378];[.$J378];[.$L378];[.$N378];[.$P378];[.$R378];[.$T378])"/>
          <table:table-cell table:formula="of:=MAX([.$C378];[.$E378];[.$G378];[.$I378];[.$K378];[.$M378];[.$O378];[.$Q378];[.$S378];[.$U378])"/>
        </table:table-row>
        <table:table-row>
          <table:table-cell office:value-type="string">
            <text:p>./racks-simple-10_user-input-6</text:p>
          </table:table-cell>
          <table:table-cell/>
          <table:table-cell/>
          <table:table-cell office:value-type="float" office:value="4.21">
            <text:p>4.21</text:p>
          </table:table-cell>
          <table:table-cell office:value-type="float" office:value="0.0">
            <text:p>0.0</text:p>
          </table:table-cell>
          <table:table-cell office:value-type="float" office:value="4.03">
            <text:p>4.0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85">
            <text:p>7.85</text:p>
          </table:table-cell>
          <table:table-cell office:value-type="float" office:value="0.0">
            <text:p>0.0</text:p>
          </table:table-cell>
          <table:table-cell office:value-type="float" office:value="8.74" table:style-name="cellWorst">
            <text:p>8.74</text:p>
          </table:table-cell>
          <table:table-cell office:value-type="float" office:value="0.0">
            <text:p>0.0</text:p>
          </table:table-cell>
          <table:table-cell office:value-type="float" office:value="4.24">
            <text:p>4.24</text:p>
          </table:table-cell>
          <table:table-cell office:value-type="float" office:value="0.0">
            <text:p>0.0</text:p>
          </table:table-cell>
          <table:table-cell office:value-type="float" office:value="3.98" table:style-name="cellBest">
            <text:p>3.98</text:p>
          </table:table-cell>
          <table:table-cell office:value-type="float" office:value="0.0">
            <text:p>0.0</text:p>
          </table:table-cell>
          <table:table-cell table:formula="of:=MIN([.$B379];[.$D379];[.$F379];[.$H379];[.$J379];[.$L379];[.$N379];[.$P379];[.$R379];[.$T379])"/>
          <table:table-cell table:formula="of:=MIN([.$C379];[.$E379];[.$G379];[.$I379];[.$K379];[.$M379];[.$O379];[.$Q379];[.$S379];[.$U379])"/>
          <table:table-cell table:formula="of:=MEDIAN([.$B379];[.$D379];[.$F379];[.$H379];[.$J379];[.$L379];[.$N379];[.$P379];[.$R379];[.$T379])"/>
          <table:table-cell table:formula="of:=MEDIAN([.$C379];[.$E379];[.$G379];[.$I379];[.$K379];[.$M379];[.$O379];[.$Q379];[.$S379];[.$U379])"/>
          <table:table-cell table:formula="of:=MAX([.$B379];[.$D379];[.$F379];[.$H379];[.$J379];[.$L379];[.$N379];[.$P379];[.$R379];[.$T379])"/>
          <table:table-cell table:formula="of:=MAX([.$C379];[.$E379];[.$G379];[.$I379];[.$K379];[.$M379];[.$O379];[.$Q379];[.$S379];[.$U379])"/>
        </table:table-row>
        <table:table-row>
          <table:table-cell office:value-type="string">
            <text:p>./racks-simple-10_user-input-7</text:p>
          </table:table-cell>
          <table:table-cell/>
          <table:table-cell/>
          <table:table-cell office:value-type="float" office:value="4.05">
            <text:p>4.05</text:p>
          </table:table-cell>
          <table:table-cell office:value-type="float" office:value="0.0">
            <text:p>0.0</text:p>
          </table:table-cell>
          <table:table-cell office:value-type="float" office:value="5.92">
            <text:p>5.9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48" table:style-name="cellWorst">
            <text:p>7.48</text:p>
          </table:table-cell>
          <table:table-cell office:value-type="float" office:value="0.0">
            <text:p>0.0</text:p>
          </table:table-cell>
          <table:table-cell office:value-type="float" office:value="5.47">
            <text:p>5.47</text:p>
          </table:table-cell>
          <table:table-cell office:value-type="float" office:value="0.0">
            <text:p>0.0</text:p>
          </table:table-cell>
          <table:table-cell office:value-type="float" office:value="3.83">
            <text:p>3.83</text:p>
          </table:table-cell>
          <table:table-cell office:value-type="float" office:value="0.0">
            <text:p>0.0</text:p>
          </table:table-cell>
          <table:table-cell office:value-type="float" office:value="3.66" table:style-name="cellBest">
            <text:p>3.66</text:p>
          </table:table-cell>
          <table:table-cell office:value-type="float" office:value="0.0">
            <text:p>0.0</text:p>
          </table:table-cell>
          <table:table-cell table:formula="of:=MIN([.$B380];[.$D380];[.$F380];[.$H380];[.$J380];[.$L380];[.$N380];[.$P380];[.$R380];[.$T380])"/>
          <table:table-cell table:formula="of:=MIN([.$C380];[.$E380];[.$G380];[.$I380];[.$K380];[.$M380];[.$O380];[.$Q380];[.$S380];[.$U380])"/>
          <table:table-cell table:formula="of:=MEDIAN([.$B380];[.$D380];[.$F380];[.$H380];[.$J380];[.$L380];[.$N380];[.$P380];[.$R380];[.$T380])"/>
          <table:table-cell table:formula="of:=MEDIAN([.$C380];[.$E380];[.$G380];[.$I380];[.$K380];[.$M380];[.$O380];[.$Q380];[.$S380];[.$U380])"/>
          <table:table-cell table:formula="of:=MAX([.$B380];[.$D380];[.$F380];[.$H380];[.$J380];[.$L380];[.$N380];[.$P380];[.$R380];[.$T380])"/>
          <table:table-cell table:formula="of:=MAX([.$C380];[.$E380];[.$G380];[.$I380];[.$K380];[.$M380];[.$O380];[.$Q380];[.$S380];[.$U380])"/>
        </table:table-row>
        <table:table-row>
          <table:table-cell office:value-type="string">
            <text:p>./racks-simple-10_user-input-8</text:p>
          </table:table-cell>
          <table:table-cell/>
          <table:table-cell/>
          <table:table-cell office:value-type="float" office:value="4.71">
            <text:p>4.71</text:p>
          </table:table-cell>
          <table:table-cell office:value-type="float" office:value="0.0">
            <text:p>0.0</text:p>
          </table:table-cell>
          <table:table-cell office:value-type="float" office:value="4.58">
            <text:p>4.5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45">
            <text:p>7.45</text:p>
          </table:table-cell>
          <table:table-cell office:value-type="float" office:value="0.0">
            <text:p>0.0</text:p>
          </table:table-cell>
          <table:table-cell office:value-type="float" office:value="10.66" table:style-name="cellWorst">
            <text:p>10.66</text:p>
          </table:table-cell>
          <table:table-cell office:value-type="float" office:value="0.0">
            <text:p>0.0</text:p>
          </table:table-cell>
          <table:table-cell office:value-type="float" office:value="4.17">
            <text:p>4.17</text:p>
          </table:table-cell>
          <table:table-cell office:value-type="float" office:value="0.0">
            <text:p>0.0</text:p>
          </table:table-cell>
          <table:table-cell office:value-type="float" office:value="3.48" table:style-name="cellBest">
            <text:p>3.48</text:p>
          </table:table-cell>
          <table:table-cell office:value-type="float" office:value="0.0">
            <text:p>0.0</text:p>
          </table:table-cell>
          <table:table-cell table:formula="of:=MIN([.$B381];[.$D381];[.$F381];[.$H381];[.$J381];[.$L381];[.$N381];[.$P381];[.$R381];[.$T381])"/>
          <table:table-cell table:formula="of:=MIN([.$C381];[.$E381];[.$G381];[.$I381];[.$K381];[.$M381];[.$O381];[.$Q381];[.$S381];[.$U381])"/>
          <table:table-cell table:formula="of:=MEDIAN([.$B381];[.$D381];[.$F381];[.$H381];[.$J381];[.$L381];[.$N381];[.$P381];[.$R381];[.$T381])"/>
          <table:table-cell table:formula="of:=MEDIAN([.$C381];[.$E381];[.$G381];[.$I381];[.$K381];[.$M381];[.$O381];[.$Q381];[.$S381];[.$U381])"/>
          <table:table-cell table:formula="of:=MAX([.$B381];[.$D381];[.$F381];[.$H381];[.$J381];[.$L381];[.$N381];[.$P381];[.$R381];[.$T381])"/>
          <table:table-cell table:formula="of:=MAX([.$C381];[.$E381];[.$G381];[.$I381];[.$K381];[.$M381];[.$O381];[.$Q381];[.$S381];[.$U381])"/>
        </table:table-row>
        <table:table-row>
          <table:table-cell office:value-type="string">
            <text:p>./racks-simple-10_user-input-9</text:p>
          </table:table-cell>
          <table:table-cell/>
          <table:table-cell/>
          <table:table-cell office:value-type="float" office:value="5.49">
            <text:p>5.49</text:p>
          </table:table-cell>
          <table:table-cell office:value-type="float" office:value="0.0">
            <text:p>0.0</text:p>
          </table:table-cell>
          <table:table-cell office:value-type="float" office:value="4.06">
            <text:p>4.0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27">
            <text:p>7.27</text:p>
          </table:table-cell>
          <table:table-cell office:value-type="float" office:value="0.0">
            <text:p>0.0</text:p>
          </table:table-cell>
          <table:table-cell office:value-type="float" office:value="7.34" table:style-name="cellWorst">
            <text:p>7.34</text:p>
          </table:table-cell>
          <table:table-cell office:value-type="float" office:value="0.0">
            <text:p>0.0</text:p>
          </table:table-cell>
          <table:table-cell office:value-type="float" office:value="4.21">
            <text:p>4.21</text:p>
          </table:table-cell>
          <table:table-cell office:value-type="float" office:value="0.0">
            <text:p>0.0</text:p>
          </table:table-cell>
          <table:table-cell office:value-type="float" office:value="3.6" table:style-name="cellBest">
            <text:p>3.6</text:p>
          </table:table-cell>
          <table:table-cell office:value-type="float" office:value="0.0">
            <text:p>0.0</text:p>
          </table:table-cell>
          <table:table-cell table:formula="of:=MIN([.$B382];[.$D382];[.$F382];[.$H382];[.$J382];[.$L382];[.$N382];[.$P382];[.$R382];[.$T382])"/>
          <table:table-cell table:formula="of:=MIN([.$C382];[.$E382];[.$G382];[.$I382];[.$K382];[.$M382];[.$O382];[.$Q382];[.$S382];[.$U382])"/>
          <table:table-cell table:formula="of:=MEDIAN([.$B382];[.$D382];[.$F382];[.$H382];[.$J382];[.$L382];[.$N382];[.$P382];[.$R382];[.$T382])"/>
          <table:table-cell table:formula="of:=MEDIAN([.$C382];[.$E382];[.$G382];[.$I382];[.$K382];[.$M382];[.$O382];[.$Q382];[.$S382];[.$U382])"/>
          <table:table-cell table:formula="of:=MAX([.$B382];[.$D382];[.$F382];[.$H382];[.$J382];[.$L382];[.$N382];[.$P382];[.$R382];[.$T382])"/>
          <table:table-cell table:formula="of:=MAX([.$C382];[.$E382];[.$G382];[.$I382];[.$K382];[.$M382];[.$O382];[.$Q382];[.$S382];[.$U382])"/>
        </table:table-row>
        <table:table-row>
          <table:table-cell office:value-type="string">
            <text:p>./racks-simple-20_user-input-1</text:p>
          </table:table-cell>
          <table:table-cell/>
          <table:table-cell/>
          <table:table-cell office:value-type="float" office:value="3.45">
            <text:p>3.45</text:p>
          </table:table-cell>
          <table:table-cell office:value-type="float" office:value="0.0">
            <text:p>0.0</text:p>
          </table:table-cell>
          <table:table-cell office:value-type="float" office:value="3.08">
            <text:p>3.0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.1">
            <text:p>3.1</text:p>
          </table:table-cell>
          <table:table-cell office:value-type="float" office:value="0.0">
            <text:p>0.0</text:p>
          </table:table-cell>
          <table:table-cell office:value-type="float" office:value="3.56">
            <text:p>3.56</text:p>
          </table:table-cell>
          <table:table-cell office:value-type="float" office:value="0.0">
            <text:p>0.0</text:p>
          </table:table-cell>
          <table:table-cell office:value-type="float" office:value="3.84">
            <text:p>3.84</text:p>
          </table:table-cell>
          <table:table-cell office:value-type="float" office:value="0.0">
            <text:p>0.0</text:p>
          </table:table-cell>
          <table:table-cell office:value-type="float" office:value="3.24">
            <text:p>3.24</text:p>
          </table:table-cell>
          <table:table-cell office:value-type="float" office:value="0.0">
            <text:p>0.0</text:p>
          </table:table-cell>
          <table:table-cell table:formula="of:=MIN([.$B383];[.$D383];[.$F383];[.$H383];[.$J383];[.$L383];[.$N383];[.$P383];[.$R383];[.$T383])"/>
          <table:table-cell table:formula="of:=MIN([.$C383];[.$E383];[.$G383];[.$I383];[.$K383];[.$M383];[.$O383];[.$Q383];[.$S383];[.$U383])"/>
          <table:table-cell table:formula="of:=MEDIAN([.$B383];[.$D383];[.$F383];[.$H383];[.$J383];[.$L383];[.$N383];[.$P383];[.$R383];[.$T383])"/>
          <table:table-cell table:formula="of:=MEDIAN([.$C383];[.$E383];[.$G383];[.$I383];[.$K383];[.$M383];[.$O383];[.$Q383];[.$S383];[.$U383])"/>
          <table:table-cell table:formula="of:=MAX([.$B383];[.$D383];[.$F383];[.$H383];[.$J383];[.$L383];[.$N383];[.$P383];[.$R383];[.$T383])"/>
          <table:table-cell table:formula="of:=MAX([.$C383];[.$E383];[.$G383];[.$I383];[.$K383];[.$M383];[.$O383];[.$Q383];[.$S383];[.$U383])"/>
        </table:table-row>
        <table:table-row>
          <table:table-cell office:value-type="string">
            <text:p>./racks-simple-20_user-input-11</text:p>
          </table:table-cell>
          <table:table-cell/>
          <table:table-cell/>
          <table:table-cell office:value-type="float" office:value="8.47">
            <text:p>8.47</text:p>
          </table:table-cell>
          <table:table-cell office:value-type="float" office:value="0.0">
            <text:p>0.0</text:p>
          </table:table-cell>
          <table:table-cell office:value-type="float" office:value="6.78">
            <text:p>6.7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0.57">
            <text:p>30.57</text:p>
          </table:table-cell>
          <table:table-cell office:value-type="float" office:value="0.0">
            <text:p>0.0</text:p>
          </table:table-cell>
          <table:table-cell office:value-type="float" office:value="33.9" table:style-name="cellWorst">
            <text:p>33.9</text:p>
          </table:table-cell>
          <table:table-cell office:value-type="float" office:value="0.0">
            <text:p>0.0</text:p>
          </table:table-cell>
          <table:table-cell office:value-type="float" office:value="5.95">
            <text:p>5.95</text:p>
          </table:table-cell>
          <table:table-cell office:value-type="float" office:value="0.0">
            <text:p>0.0</text:p>
          </table:table-cell>
          <table:table-cell office:value-type="float" office:value="5.0" table:style-name="cellBest">
            <text:p>5.0</text:p>
          </table:table-cell>
          <table:table-cell office:value-type="float" office:value="0.0">
            <text:p>0.0</text:p>
          </table:table-cell>
          <table:table-cell table:formula="of:=MIN([.$B384];[.$D384];[.$F384];[.$H384];[.$J384];[.$L384];[.$N384];[.$P384];[.$R384];[.$T384])"/>
          <table:table-cell table:formula="of:=MIN([.$C384];[.$E384];[.$G384];[.$I384];[.$K384];[.$M384];[.$O384];[.$Q384];[.$S384];[.$U384])"/>
          <table:table-cell table:formula="of:=MEDIAN([.$B384];[.$D384];[.$F384];[.$H384];[.$J384];[.$L384];[.$N384];[.$P384];[.$R384];[.$T384])"/>
          <table:table-cell table:formula="of:=MEDIAN([.$C384];[.$E384];[.$G384];[.$I384];[.$K384];[.$M384];[.$O384];[.$Q384];[.$S384];[.$U384])"/>
          <table:table-cell table:formula="of:=MAX([.$B384];[.$D384];[.$F384];[.$H384];[.$J384];[.$L384];[.$N384];[.$P384];[.$R384];[.$T384])"/>
          <table:table-cell table:formula="of:=MAX([.$C384];[.$E384];[.$G384];[.$I384];[.$K384];[.$M384];[.$O384];[.$Q384];[.$S384];[.$U384])"/>
        </table:table-row>
        <table:table-row>
          <table:table-cell office:value-type="string">
            <text:p>./racks-simple-20_user-input-13</text:p>
          </table:table-cell>
          <table:table-cell/>
          <table:table-cell/>
          <table:table-cell office:value-type="float" office:value="507.1">
            <text:p>507.1</text:p>
          </table:table-cell>
          <table:table-cell office:value-type="float" office:value="0.0">
            <text:p>0.0</text:p>
          </table:table-cell>
          <table:table-cell office:value-type="float" office:value="510.19">
            <text:p>510.1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6.73">
            <text:p>6.73</text:p>
          </table:table-cell>
          <table:table-cell office:value-type="float" office:value="0.0">
            <text:p>0.0</text:p>
          </table:table-cell>
          <table:table-cell office:value-type="float" office:value="4.39" table:style-name="cellBest">
            <text:p>4.39</text:p>
          </table:table-cell>
          <table:table-cell office:value-type="float" office:value="0.0">
            <text:p>0.0</text:p>
          </table:table-cell>
          <table:table-cell table:formula="of:=MIN([.$B385];[.$D385];[.$F385];[.$H385];[.$J385];[.$L385];[.$N385];[.$P385];[.$R385];[.$T385])"/>
          <table:table-cell table:formula="of:=MIN([.$C385];[.$E385];[.$G385];[.$I385];[.$K385];[.$M385];[.$O385];[.$Q385];[.$S385];[.$U385])"/>
          <table:table-cell table:formula="of:=MEDIAN([.$B385];[.$D385];[.$F385];[.$H385];[.$J385];[.$L385];[.$N385];[.$P385];[.$R385];[.$T385])"/>
          <table:table-cell table:formula="of:=MEDIAN([.$C385];[.$E385];[.$G385];[.$I385];[.$K385];[.$M385];[.$O385];[.$Q385];[.$S385];[.$U385])"/>
          <table:table-cell table:formula="of:=MAX([.$B385];[.$D385];[.$F385];[.$H385];[.$J385];[.$L385];[.$N385];[.$P385];[.$R385];[.$T385])"/>
          <table:table-cell table:formula="of:=MAX([.$C385];[.$E385];[.$G385];[.$I385];[.$K385];[.$M385];[.$O385];[.$Q385];[.$S385];[.$U385])"/>
        </table:table-row>
        <table:table-row>
          <table:table-cell office:value-type="string">
            <text:p>./racks-simple-20_user-input-15</text:p>
          </table:table-cell>
          <table:table-cell/>
          <table:table-cell/>
          <table:table-cell office:value-type="float" office:value="28.49">
            <text:p>28.49</text:p>
          </table:table-cell>
          <table:table-cell office:value-type="float" office:value="0.0">
            <text:p>0.0</text:p>
          </table:table-cell>
          <table:table-cell office:value-type="float" office:value="32.35">
            <text:p>32.3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297.48">
            <text:p>297.48</text:p>
          </table:table-cell>
          <table:table-cell office:value-type="float" office:value="0.0">
            <text:p>0.0</text:p>
          </table:table-cell>
          <table:table-cell office:value-type="float" office:value="430.23" table:style-name="cellWorst">
            <text:p>430.23</text:p>
          </table:table-cell>
          <table:table-cell office:value-type="float" office:value="0.0">
            <text:p>0.0</text:p>
          </table:table-cell>
          <table:table-cell office:value-type="float" office:value="5.92">
            <text:p>5.92</text:p>
          </table:table-cell>
          <table:table-cell office:value-type="float" office:value="0.0">
            <text:p>0.0</text:p>
          </table:table-cell>
          <table:table-cell office:value-type="float" office:value="4.14" table:style-name="cellBest">
            <text:p>4.14</text:p>
          </table:table-cell>
          <table:table-cell office:value-type="float" office:value="0.0">
            <text:p>0.0</text:p>
          </table:table-cell>
          <table:table-cell table:formula="of:=MIN([.$B386];[.$D386];[.$F386];[.$H386];[.$J386];[.$L386];[.$N386];[.$P386];[.$R386];[.$T386])"/>
          <table:table-cell table:formula="of:=MIN([.$C386];[.$E386];[.$G386];[.$I386];[.$K386];[.$M386];[.$O386];[.$Q386];[.$S386];[.$U386])"/>
          <table:table-cell table:formula="of:=MEDIAN([.$B386];[.$D386];[.$F386];[.$H386];[.$J386];[.$L386];[.$N386];[.$P386];[.$R386];[.$T386])"/>
          <table:table-cell table:formula="of:=MEDIAN([.$C386];[.$E386];[.$G386];[.$I386];[.$K386];[.$M386];[.$O386];[.$Q386];[.$S386];[.$U386])"/>
          <table:table-cell table:formula="of:=MAX([.$B386];[.$D386];[.$F386];[.$H386];[.$J386];[.$L386];[.$N386];[.$P386];[.$R386];[.$T386])"/>
          <table:table-cell table:formula="of:=MAX([.$C386];[.$E386];[.$G386];[.$I386];[.$K386];[.$M386];[.$O386];[.$Q386];[.$S386];[.$U386])"/>
        </table:table-row>
        <table:table-row>
          <table:table-cell office:value-type="string">
            <text:p>./racks-simple-20_user-input-17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0" table:style-name="cellBest">
            <text:p>0.0</text:p>
          </table:table-cell>
          <table:table-cell office:value-type="float" office:value="5.36" table:style-name="cellBest">
            <text:p>5.36</text:p>
          </table:table-cell>
          <table:table-cell office:value-type="float" office:value="0.0" table:style-name="cellBest">
            <text:p>0.0</text:p>
          </table:table-cell>
          <table:table-cell table:formula="of:=MIN([.$B387];[.$D387];[.$F387];[.$H387];[.$J387];[.$L387];[.$N387];[.$P387];[.$R387];[.$T387])"/>
          <table:table-cell table:formula="of:=MIN([.$C387];[.$E387];[.$G387];[.$I387];[.$K387];[.$M387];[.$O387];[.$Q387];[.$S387];[.$U387])"/>
          <table:table-cell table:formula="of:=MEDIAN([.$B387];[.$D387];[.$F387];[.$H387];[.$J387];[.$L387];[.$N387];[.$P387];[.$R387];[.$T387])"/>
          <table:table-cell table:formula="of:=MEDIAN([.$C387];[.$E387];[.$G387];[.$I387];[.$K387];[.$M387];[.$O387];[.$Q387];[.$S387];[.$U387])"/>
          <table:table-cell table:formula="of:=MAX([.$B387];[.$D387];[.$F387];[.$H387];[.$J387];[.$L387];[.$N387];[.$P387];[.$R387];[.$T387])"/>
          <table:table-cell table:formula="of:=MAX([.$C387];[.$E387];[.$G387];[.$I387];[.$K387];[.$M387];[.$O387];[.$Q387];[.$S387];[.$U387])"/>
        </table:table-row>
        <table:table-row>
          <table:table-cell office:value-type="string">
            <text:p>./racks-simple-20_user-input-19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7.47">
            <text:p>7.47</text:p>
          </table:table-cell>
          <table:table-cell office:value-type="float" office:value="0.0" table:style-name="cellBest">
            <text:p>0.0</text:p>
          </table:table-cell>
          <table:table-cell office:value-type="float" office:value="6.79" table:style-name="cellBest">
            <text:p>6.79</text:p>
          </table:table-cell>
          <table:table-cell office:value-type="float" office:value="0.0" table:style-name="cellBest">
            <text:p>0.0</text:p>
          </table:table-cell>
          <table:table-cell table:formula="of:=MIN([.$B388];[.$D388];[.$F388];[.$H388];[.$J388];[.$L388];[.$N388];[.$P388];[.$R388];[.$T388])"/>
          <table:table-cell table:formula="of:=MIN([.$C388];[.$E388];[.$G388];[.$I388];[.$K388];[.$M388];[.$O388];[.$Q388];[.$S388];[.$U388])"/>
          <table:table-cell table:formula="of:=MEDIAN([.$B388];[.$D388];[.$F388];[.$H388];[.$J388];[.$L388];[.$N388];[.$P388];[.$R388];[.$T388])"/>
          <table:table-cell table:formula="of:=MEDIAN([.$C388];[.$E388];[.$G388];[.$I388];[.$K388];[.$M388];[.$O388];[.$Q388];[.$S388];[.$U388])"/>
          <table:table-cell table:formula="of:=MAX([.$B388];[.$D388];[.$F388];[.$H388];[.$J388];[.$L388];[.$N388];[.$P388];[.$R388];[.$T388])"/>
          <table:table-cell table:formula="of:=MAX([.$C388];[.$E388];[.$G388];[.$I388];[.$K388];[.$M388];[.$O388];[.$Q388];[.$S388];[.$U388])"/>
        </table:table-row>
        <table:table-row>
          <table:table-cell office:value-type="string">
            <text:p>./racks-simple-20_user-input-3</text:p>
          </table:table-cell>
          <table:table-cell/>
          <table:table-cell/>
          <table:table-cell office:value-type="float" office:value="3.4">
            <text:p>3.4</text:p>
          </table:table-cell>
          <table:table-cell office:value-type="float" office:value="0.0">
            <text:p>0.0</text:p>
          </table:table-cell>
          <table:table-cell office:value-type="float" office:value="3.86">
            <text:p>3.86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74">
            <text:p>4.74</text:p>
          </table:table-cell>
          <table:table-cell office:value-type="float" office:value="0.0">
            <text:p>0.0</text:p>
          </table:table-cell>
          <table:table-cell office:value-type="float" office:value="7.29" table:style-name="cellWorst">
            <text:p>7.29</text:p>
          </table:table-cell>
          <table:table-cell office:value-type="float" office:value="0.0">
            <text:p>0.0</text:p>
          </table:table-cell>
          <table:table-cell office:value-type="float" office:value="3.61">
            <text:p>3.61</text:p>
          </table:table-cell>
          <table:table-cell office:value-type="float" office:value="0.0">
            <text:p>0.0</text:p>
          </table:table-cell>
          <table:table-cell office:value-type="float" office:value="2.96" table:style-name="cellBest">
            <text:p>2.96</text:p>
          </table:table-cell>
          <table:table-cell office:value-type="float" office:value="0.0">
            <text:p>0.0</text:p>
          </table:table-cell>
          <table:table-cell table:formula="of:=MIN([.$B389];[.$D389];[.$F389];[.$H389];[.$J389];[.$L389];[.$N389];[.$P389];[.$R389];[.$T389])"/>
          <table:table-cell table:formula="of:=MIN([.$C389];[.$E389];[.$G389];[.$I389];[.$K389];[.$M389];[.$O389];[.$Q389];[.$S389];[.$U389])"/>
          <table:table-cell table:formula="of:=MEDIAN([.$B389];[.$D389];[.$F389];[.$H389];[.$J389];[.$L389];[.$N389];[.$P389];[.$R389];[.$T389])"/>
          <table:table-cell table:formula="of:=MEDIAN([.$C389];[.$E389];[.$G389];[.$I389];[.$K389];[.$M389];[.$O389];[.$Q389];[.$S389];[.$U389])"/>
          <table:table-cell table:formula="of:=MAX([.$B389];[.$D389];[.$F389];[.$H389];[.$J389];[.$L389];[.$N389];[.$P389];[.$R389];[.$T389])"/>
          <table:table-cell table:formula="of:=MAX([.$C389];[.$E389];[.$G389];[.$I389];[.$K389];[.$M389];[.$O389];[.$Q389];[.$S389];[.$U389])"/>
        </table:table-row>
        <table:table-row>
          <table:table-cell office:value-type="string">
            <text:p>./racks-simple-20_user-input-5</text:p>
          </table:table-cell>
          <table:table-cell/>
          <table:table-cell/>
          <table:table-cell office:value-type="float" office:value="3.72">
            <text:p>3.72</text:p>
          </table:table-cell>
          <table:table-cell office:value-type="float" office:value="0.0">
            <text:p>0.0</text:p>
          </table:table-cell>
          <table:table-cell office:value-type="float" office:value="3.88">
            <text:p>3.8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77">
            <text:p>4.77</text:p>
          </table:table-cell>
          <table:table-cell office:value-type="float" office:value="0.0">
            <text:p>0.0</text:p>
          </table:table-cell>
          <table:table-cell office:value-type="float" office:value="6.99" table:style-name="cellWorst">
            <text:p>6.99</text:p>
          </table:table-cell>
          <table:table-cell office:value-type="float" office:value="0.0">
            <text:p>0.0</text:p>
          </table:table-cell>
          <table:table-cell office:value-type="float" office:value="3.6" table:style-name="cellBest">
            <text:p>3.6</text:p>
          </table:table-cell>
          <table:table-cell office:value-type="float" office:value="0.0">
            <text:p>0.0</text:p>
          </table:table-cell>
          <table:table-cell office:value-type="float" office:value="3.85">
            <text:p>3.85</text:p>
          </table:table-cell>
          <table:table-cell office:value-type="float" office:value="0.0">
            <text:p>0.0</text:p>
          </table:table-cell>
          <table:table-cell table:formula="of:=MIN([.$B390];[.$D390];[.$F390];[.$H390];[.$J390];[.$L390];[.$N390];[.$P390];[.$R390];[.$T390])"/>
          <table:table-cell table:formula="of:=MIN([.$C390];[.$E390];[.$G390];[.$I390];[.$K390];[.$M390];[.$O390];[.$Q390];[.$S390];[.$U390])"/>
          <table:table-cell table:formula="of:=MEDIAN([.$B390];[.$D390];[.$F390];[.$H390];[.$J390];[.$L390];[.$N390];[.$P390];[.$R390];[.$T390])"/>
          <table:table-cell table:formula="of:=MEDIAN([.$C390];[.$E390];[.$G390];[.$I390];[.$K390];[.$M390];[.$O390];[.$Q390];[.$S390];[.$U390])"/>
          <table:table-cell table:formula="of:=MAX([.$B390];[.$D390];[.$F390];[.$H390];[.$J390];[.$L390];[.$N390];[.$P390];[.$R390];[.$T390])"/>
          <table:table-cell table:formula="of:=MAX([.$C390];[.$E390];[.$G390];[.$I390];[.$K390];[.$M390];[.$O390];[.$Q390];[.$S390];[.$U390])"/>
        </table:table-row>
        <table:table-row>
          <table:table-cell office:value-type="string">
            <text:p>./racks-simple-20_user-input-7</text:p>
          </table:table-cell>
          <table:table-cell/>
          <table:table-cell/>
          <table:table-cell office:value-type="float" office:value="3.74">
            <text:p>3.74</text:p>
          </table:table-cell>
          <table:table-cell office:value-type="float" office:value="0.0">
            <text:p>0.0</text:p>
          </table:table-cell>
          <table:table-cell office:value-type="float" office:value="3.41">
            <text:p>3.4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9.98" table:style-name="cellWorst">
            <text:p>9.98</text:p>
          </table:table-cell>
          <table:table-cell office:value-type="float" office:value="0.0">
            <text:p>0.0</text:p>
          </table:table-cell>
          <table:table-cell office:value-type="float" office:value="5.21">
            <text:p>5.21</text:p>
          </table:table-cell>
          <table:table-cell office:value-type="float" office:value="0.0">
            <text:p>0.0</text:p>
          </table:table-cell>
          <table:table-cell office:value-type="float" office:value="4.65">
            <text:p>4.65</text:p>
          </table:table-cell>
          <table:table-cell office:value-type="float" office:value="0.0">
            <text:p>0.0</text:p>
          </table:table-cell>
          <table:table-cell office:value-type="float" office:value="3.34" table:style-name="cellBest">
            <text:p>3.34</text:p>
          </table:table-cell>
          <table:table-cell office:value-type="float" office:value="0.0">
            <text:p>0.0</text:p>
          </table:table-cell>
          <table:table-cell table:formula="of:=MIN([.$B391];[.$D391];[.$F391];[.$H391];[.$J391];[.$L391];[.$N391];[.$P391];[.$R391];[.$T391])"/>
          <table:table-cell table:formula="of:=MIN([.$C391];[.$E391];[.$G391];[.$I391];[.$K391];[.$M391];[.$O391];[.$Q391];[.$S391];[.$U391])"/>
          <table:table-cell table:formula="of:=MEDIAN([.$B391];[.$D391];[.$F391];[.$H391];[.$J391];[.$L391];[.$N391];[.$P391];[.$R391];[.$T391])"/>
          <table:table-cell table:formula="of:=MEDIAN([.$C391];[.$E391];[.$G391];[.$I391];[.$K391];[.$M391];[.$O391];[.$Q391];[.$S391];[.$U391])"/>
          <table:table-cell table:formula="of:=MAX([.$B391];[.$D391];[.$F391];[.$H391];[.$J391];[.$L391];[.$N391];[.$P391];[.$R391];[.$T391])"/>
          <table:table-cell table:formula="of:=MAX([.$C391];[.$E391];[.$G391];[.$I391];[.$K391];[.$M391];[.$O391];[.$Q391];[.$S391];[.$U391])"/>
        </table:table-row>
        <table:table-row>
          <table:table-cell office:value-type="string">
            <text:p>./racks-simple-20_user-input-9</text:p>
          </table:table-cell>
          <table:table-cell/>
          <table:table-cell/>
          <table:table-cell office:value-type="float" office:value="3.98" table:style-name="cellBest">
            <text:p>3.98</text:p>
          </table:table-cell>
          <table:table-cell office:value-type="float" office:value="0.0">
            <text:p>0.0</text:p>
          </table:table-cell>
          <table:table-cell office:value-type="float" office:value="4.22">
            <text:p>4.22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42">
            <text:p>6.42</text:p>
          </table:table-cell>
          <table:table-cell office:value-type="float" office:value="0.0">
            <text:p>0.0</text:p>
          </table:table-cell>
          <table:table-cell office:value-type="float" office:value="6.31">
            <text:p>6.31</text:p>
          </table:table-cell>
          <table:table-cell office:value-type="float" office:value="0.0">
            <text:p>0.0</text:p>
          </table:table-cell>
          <table:table-cell office:value-type="float" office:value="4.39">
            <text:p>4.39</text:p>
          </table:table-cell>
          <table:table-cell office:value-type="float" office:value="0.0">
            <text:p>0.0</text:p>
          </table:table-cell>
          <table:table-cell office:value-type="float" office:value="5.49">
            <text:p>5.49</text:p>
          </table:table-cell>
          <table:table-cell office:value-type="float" office:value="0.0">
            <text:p>0.0</text:p>
          </table:table-cell>
          <table:table-cell table:formula="of:=MIN([.$B392];[.$D392];[.$F392];[.$H392];[.$J392];[.$L392];[.$N392];[.$P392];[.$R392];[.$T392])"/>
          <table:table-cell table:formula="of:=MIN([.$C392];[.$E392];[.$G392];[.$I392];[.$K392];[.$M392];[.$O392];[.$Q392];[.$S392];[.$U392])"/>
          <table:table-cell table:formula="of:=MEDIAN([.$B392];[.$D392];[.$F392];[.$H392];[.$J392];[.$L392];[.$N392];[.$P392];[.$R392];[.$T392])"/>
          <table:table-cell table:formula="of:=MEDIAN([.$C392];[.$E392];[.$G392];[.$I392];[.$K392];[.$M392];[.$O392];[.$Q392];[.$S392];[.$U392])"/>
          <table:table-cell table:formula="of:=MAX([.$B392];[.$D392];[.$F392];[.$H392];[.$J392];[.$L392];[.$N392];[.$P392];[.$R392];[.$T392])"/>
          <table:table-cell table:formula="of:=MAX([.$C392];[.$E392];[.$G392];[.$I392];[.$K392];[.$M392];[.$O392];[.$Q392];[.$S392];[.$U392])"/>
        </table:table-row>
        <table:table-row>
          <table:table-cell office:value-type="string">
            <text:p>./racks-simple-30_user-input-1</text:p>
          </table:table-cell>
          <table:table-cell/>
          <table:table-cell/>
          <table:table-cell office:value-type="float" office:value="3.33">
            <text:p>3.33</text:p>
          </table:table-cell>
          <table:table-cell office:value-type="float" office:value="0.0">
            <text:p>0.0</text:p>
          </table:table-cell>
          <table:table-cell office:value-type="float" office:value="2.81">
            <text:p>2.81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3.56">
            <text:p>3.56</text:p>
          </table:table-cell>
          <table:table-cell office:value-type="float" office:value="0.0">
            <text:p>0.0</text:p>
          </table:table-cell>
          <table:table-cell office:value-type="float" office:value="4.45">
            <text:p>4.45</text:p>
          </table:table-cell>
          <table:table-cell office:value-type="float" office:value="0.0">
            <text:p>0.0</text:p>
          </table:table-cell>
          <table:table-cell office:value-type="float" office:value="2.94">
            <text:p>2.94</text:p>
          </table:table-cell>
          <table:table-cell office:value-type="float" office:value="0.0">
            <text:p>0.0</text:p>
          </table:table-cell>
          <table:table-cell office:value-type="float" office:value="3.37">
            <text:p>3.37</text:p>
          </table:table-cell>
          <table:table-cell office:value-type="float" office:value="0.0">
            <text:p>0.0</text:p>
          </table:table-cell>
          <table:table-cell table:formula="of:=MIN([.$B393];[.$D393];[.$F393];[.$H393];[.$J393];[.$L393];[.$N393];[.$P393];[.$R393];[.$T393])"/>
          <table:table-cell table:formula="of:=MIN([.$C393];[.$E393];[.$G393];[.$I393];[.$K393];[.$M393];[.$O393];[.$Q393];[.$S393];[.$U393])"/>
          <table:table-cell table:formula="of:=MEDIAN([.$B393];[.$D393];[.$F393];[.$H393];[.$J393];[.$L393];[.$N393];[.$P393];[.$R393];[.$T393])"/>
          <table:table-cell table:formula="of:=MEDIAN([.$C393];[.$E393];[.$G393];[.$I393];[.$K393];[.$M393];[.$O393];[.$Q393];[.$S393];[.$U393])"/>
          <table:table-cell table:formula="of:=MAX([.$B393];[.$D393];[.$F393];[.$H393];[.$J393];[.$L393];[.$N393];[.$P393];[.$R393];[.$T393])"/>
          <table:table-cell table:formula="of:=MAX([.$C393];[.$E393];[.$G393];[.$I393];[.$K393];[.$M393];[.$O393];[.$Q393];[.$S393];[.$U393])"/>
        </table:table-row>
        <table:table-row>
          <table:table-cell office:value-type="string">
            <text:p>./racks-simple-30_user-input-10</text:p>
          </table:table-cell>
          <table:table-cell/>
          <table:table-cell/>
          <table:table-cell office:value-type="float" office:value="4.14">
            <text:p>4.14</text:p>
          </table:table-cell>
          <table:table-cell office:value-type="float" office:value="0.0">
            <text:p>0.0</text:p>
          </table:table-cell>
          <table:table-cell office:value-type="float" office:value="3.43" table:style-name="cellBest">
            <text:p>3.43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6.93" table:style-name="cellWorst">
            <text:p>6.93</text:p>
          </table:table-cell>
          <table:table-cell office:value-type="float" office:value="0.0">
            <text:p>0.0</text:p>
          </table:table-cell>
          <table:table-cell office:value-type="float" office:value="6.7">
            <text:p>6.7</text:p>
          </table:table-cell>
          <table:table-cell office:value-type="float" office:value="0.0">
            <text:p>0.0</text:p>
          </table:table-cell>
          <table:table-cell office:value-type="float" office:value="4.32">
            <text:p>4.32</text:p>
          </table:table-cell>
          <table:table-cell office:value-type="float" office:value="0.0">
            <text:p>0.0</text:p>
          </table:table-cell>
          <table:table-cell office:value-type="float" office:value="4.07">
            <text:p>4.07</text:p>
          </table:table-cell>
          <table:table-cell office:value-type="float" office:value="0.0">
            <text:p>0.0</text:p>
          </table:table-cell>
          <table:table-cell table:formula="of:=MIN([.$B394];[.$D394];[.$F394];[.$H394];[.$J394];[.$L394];[.$N394];[.$P394];[.$R394];[.$T394])"/>
          <table:table-cell table:formula="of:=MIN([.$C394];[.$E394];[.$G394];[.$I394];[.$K394];[.$M394];[.$O394];[.$Q394];[.$S394];[.$U394])"/>
          <table:table-cell table:formula="of:=MEDIAN([.$B394];[.$D394];[.$F394];[.$H394];[.$J394];[.$L394];[.$N394];[.$P394];[.$R394];[.$T394])"/>
          <table:table-cell table:formula="of:=MEDIAN([.$C394];[.$E394];[.$G394];[.$I394];[.$K394];[.$M394];[.$O394];[.$Q394];[.$S394];[.$U394])"/>
          <table:table-cell table:formula="of:=MAX([.$B394];[.$D394];[.$F394];[.$H394];[.$J394];[.$L394];[.$N394];[.$P394];[.$R394];[.$T394])"/>
          <table:table-cell table:formula="of:=MAX([.$C394];[.$E394];[.$G394];[.$I394];[.$K394];[.$M394];[.$O394];[.$Q394];[.$S394];[.$U394])"/>
        </table:table-row>
        <table:table-row>
          <table:table-cell office:value-type="string">
            <text:p>./racks-simple-30_user-input-13</text:p>
          </table:table-cell>
          <table:table-cell/>
          <table:table-cell/>
          <table:table-cell office:value-type="float" office:value="582.48">
            <text:p>582.48</text:p>
          </table:table-cell>
          <table:table-cell office:value-type="float" office:value="0.0">
            <text:p>0.0</text:p>
          </table:table-cell>
          <table:table-cell office:value-type="float" office:value="514.69">
            <text:p>514.69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5.27">
            <text:p>5.27</text:p>
          </table:table-cell>
          <table:table-cell office:value-type="float" office:value="0.0">
            <text:p>0.0</text:p>
          </table:table-cell>
          <table:table-cell office:value-type="float" office:value="4.63" table:style-name="cellBest">
            <text:p>4.63</text:p>
          </table:table-cell>
          <table:table-cell office:value-type="float" office:value="0.0">
            <text:p>0.0</text:p>
          </table:table-cell>
          <table:table-cell table:formula="of:=MIN([.$B395];[.$D395];[.$F395];[.$H395];[.$J395];[.$L395];[.$N395];[.$P395];[.$R395];[.$T395])"/>
          <table:table-cell table:formula="of:=MIN([.$C395];[.$E395];[.$G395];[.$I395];[.$K395];[.$M395];[.$O395];[.$Q395];[.$S395];[.$U395])"/>
          <table:table-cell table:formula="of:=MEDIAN([.$B395];[.$D395];[.$F395];[.$H395];[.$J395];[.$L395];[.$N395];[.$P395];[.$R395];[.$T395])"/>
          <table:table-cell table:formula="of:=MEDIAN([.$C395];[.$E395];[.$G395];[.$I395];[.$K395];[.$M395];[.$O395];[.$Q395];[.$S395];[.$U395])"/>
          <table:table-cell table:formula="of:=MAX([.$B395];[.$D395];[.$F395];[.$H395];[.$J395];[.$L395];[.$N395];[.$P395];[.$R395];[.$T395])"/>
          <table:table-cell table:formula="of:=MAX([.$C395];[.$E395];[.$G395];[.$I395];[.$K395];[.$M395];[.$O395];[.$Q395];[.$S395];[.$U395])"/>
        </table:table-row>
        <table:table-row>
          <table:table-cell office:value-type="string">
            <text:p>./racks-simple-30_user-input-16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0" table:style-name="cellBest">
            <text:p>0.0</text:p>
          </table:table-cell>
          <table:table-cell office:value-type="float" office:value="5.15" table:style-name="cellBest">
            <text:p>5.15</text:p>
          </table:table-cell>
          <table:table-cell office:value-type="float" office:value="0.0" table:style-name="cellBest">
            <text:p>0.0</text:p>
          </table:table-cell>
          <table:table-cell table:formula="of:=MIN([.$B396];[.$D396];[.$F396];[.$H396];[.$J396];[.$L396];[.$N396];[.$P396];[.$R396];[.$T396])"/>
          <table:table-cell table:formula="of:=MIN([.$C396];[.$E396];[.$G396];[.$I396];[.$K396];[.$M396];[.$O396];[.$Q396];[.$S396];[.$U396])"/>
          <table:table-cell table:formula="of:=MEDIAN([.$B396];[.$D396];[.$F396];[.$H396];[.$J396];[.$L396];[.$N396];[.$P396];[.$R396];[.$T396])"/>
          <table:table-cell table:formula="of:=MEDIAN([.$C396];[.$E396];[.$G396];[.$I396];[.$K396];[.$M396];[.$O396];[.$Q396];[.$S396];[.$U396])"/>
          <table:table-cell table:formula="of:=MAX([.$B396];[.$D396];[.$F396];[.$H396];[.$J396];[.$L396];[.$N396];[.$P396];[.$R396];[.$T396])"/>
          <table:table-cell table:formula="of:=MAX([.$C396];[.$E396];[.$G396];[.$I396];[.$K396];[.$M396];[.$O396];[.$Q396];[.$S396];[.$U396])"/>
        </table:table-row>
        <table:table-row>
          <table:table-cell office:value-type="string">
            <text:p>./racks-simple-30_user-input-19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7.85">
            <text:p>7.85</text:p>
          </table:table-cell>
          <table:table-cell office:value-type="float" office:value="0.0" table:style-name="cellBest">
            <text:p>0.0</text:p>
          </table:table-cell>
          <table:table-cell office:value-type="float" office:value="5.76" table:style-name="cellBest">
            <text:p>5.76</text:p>
          </table:table-cell>
          <table:table-cell office:value-type="float" office:value="0.0" table:style-name="cellBest">
            <text:p>0.0</text:p>
          </table:table-cell>
          <table:table-cell table:formula="of:=MIN([.$B397];[.$D397];[.$F397];[.$H397];[.$J397];[.$L397];[.$N397];[.$P397];[.$R397];[.$T397])"/>
          <table:table-cell table:formula="of:=MIN([.$C397];[.$E397];[.$G397];[.$I397];[.$K397];[.$M397];[.$O397];[.$Q397];[.$S397];[.$U397])"/>
          <table:table-cell table:formula="of:=MEDIAN([.$B397];[.$D397];[.$F397];[.$H397];[.$J397];[.$L397];[.$N397];[.$P397];[.$R397];[.$T397])"/>
          <table:table-cell table:formula="of:=MEDIAN([.$C397];[.$E397];[.$G397];[.$I397];[.$K397];[.$M397];[.$O397];[.$Q397];[.$S397];[.$U397])"/>
          <table:table-cell table:formula="of:=MAX([.$B397];[.$D397];[.$F397];[.$H397];[.$J397];[.$L397];[.$N397];[.$P397];[.$R397];[.$T397])"/>
          <table:table-cell table:formula="of:=MAX([.$C397];[.$E397];[.$G397];[.$I397];[.$K397];[.$M397];[.$O397];[.$Q397];[.$S397];[.$U397])"/>
        </table:table-row>
        <table:table-row>
          <table:table-cell office:value-type="string">
            <text:p>./racks-simple-30_user-input-22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1.86">
            <text:p>11.86</text:p>
          </table:table-cell>
          <table:table-cell office:value-type="float" office:value="0.0" table:style-name="cellBest">
            <text:p>0.0</text:p>
          </table:table-cell>
          <table:table-cell office:value-type="float" office:value="9.73" table:style-name="cellBest">
            <text:p>9.73</text:p>
          </table:table-cell>
          <table:table-cell office:value-type="float" office:value="0.0" table:style-name="cellBest">
            <text:p>0.0</text:p>
          </table:table-cell>
          <table:table-cell table:formula="of:=MIN([.$B398];[.$D398];[.$F398];[.$H398];[.$J398];[.$L398];[.$N398];[.$P398];[.$R398];[.$T398])"/>
          <table:table-cell table:formula="of:=MIN([.$C398];[.$E398];[.$G398];[.$I398];[.$K398];[.$M398];[.$O398];[.$Q398];[.$S398];[.$U398])"/>
          <table:table-cell table:formula="of:=MEDIAN([.$B398];[.$D398];[.$F398];[.$H398];[.$J398];[.$L398];[.$N398];[.$P398];[.$R398];[.$T398])"/>
          <table:table-cell table:formula="of:=MEDIAN([.$C398];[.$E398];[.$G398];[.$I398];[.$K398];[.$M398];[.$O398];[.$Q398];[.$S398];[.$U398])"/>
          <table:table-cell table:formula="of:=MAX([.$B398];[.$D398];[.$F398];[.$H398];[.$J398];[.$L398];[.$N398];[.$P398];[.$R398];[.$T398])"/>
          <table:table-cell table:formula="of:=MAX([.$C398];[.$E398];[.$G398];[.$I398];[.$K398];[.$M398];[.$O398];[.$Q398];[.$S398];[.$U398])"/>
        </table:table-row>
        <table:table-row>
          <table:table-cell office:value-type="string">
            <text:p>./racks-simple-30_user-input-25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25.94">
            <text:p>25.94</text:p>
          </table:table-cell>
          <table:table-cell office:value-type="float" office:value="0.0" table:style-name="cellBest">
            <text:p>0.0</text:p>
          </table:table-cell>
          <table:table-cell office:value-type="float" office:value="15.6" table:style-name="cellBest">
            <text:p>15.6</text:p>
          </table:table-cell>
          <table:table-cell office:value-type="float" office:value="0.0" table:style-name="cellBest">
            <text:p>0.0</text:p>
          </table:table-cell>
          <table:table-cell table:formula="of:=MIN([.$B399];[.$D399];[.$F399];[.$H399];[.$J399];[.$L399];[.$N399];[.$P399];[.$R399];[.$T399])"/>
          <table:table-cell table:formula="of:=MIN([.$C399];[.$E399];[.$G399];[.$I399];[.$K399];[.$M399];[.$O399];[.$Q399];[.$S399];[.$U399])"/>
          <table:table-cell table:formula="of:=MEDIAN([.$B399];[.$D399];[.$F399];[.$H399];[.$J399];[.$L399];[.$N399];[.$P399];[.$R399];[.$T399])"/>
          <table:table-cell table:formula="of:=MEDIAN([.$C399];[.$E399];[.$G399];[.$I399];[.$K399];[.$M399];[.$O399];[.$Q399];[.$S399];[.$U399])"/>
          <table:table-cell table:formula="of:=MAX([.$B399];[.$D399];[.$F399];[.$H399];[.$J399];[.$L399];[.$N399];[.$P399];[.$R399];[.$T399])"/>
          <table:table-cell table:formula="of:=MAX([.$C399];[.$E399];[.$G399];[.$I399];[.$K399];[.$M399];[.$O399];[.$Q399];[.$S399];[.$U399])"/>
        </table:table-row>
        <table:table-row>
          <table:table-cell office:value-type="string">
            <text:p>./racks-simple-30_user-input-28</text:p>
          </table:table-cell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35.05" table:style-name="cellBest">
            <text:p>135.05</text:p>
          </table:table-cell>
          <table:table-cell office:value-type="float" office:value="0.0" table:style-name="cellBest">
            <text:p>0.0</text:p>
          </table:table-cell>
          <table:table-cell office:value-type="float" office:value="158.85">
            <text:p>158.85</text:p>
          </table:table-cell>
          <table:table-cell office:value-type="float" office:value="0.0" table:style-name="cellBest">
            <text:p>0.0</text:p>
          </table:table-cell>
          <table:table-cell table:formula="of:=MIN([.$B400];[.$D400];[.$F400];[.$H400];[.$J400];[.$L400];[.$N400];[.$P400];[.$R400];[.$T400])"/>
          <table:table-cell table:formula="of:=MIN([.$C400];[.$E400];[.$G400];[.$I400];[.$K400];[.$M400];[.$O400];[.$Q400];[.$S400];[.$U400])"/>
          <table:table-cell table:formula="of:=MEDIAN([.$B400];[.$D400];[.$F400];[.$H400];[.$J400];[.$L400];[.$N400];[.$P400];[.$R400];[.$T400])"/>
          <table:table-cell table:formula="of:=MEDIAN([.$C400];[.$E400];[.$G400];[.$I400];[.$K400];[.$M400];[.$O400];[.$Q400];[.$S400];[.$U400])"/>
          <table:table-cell table:formula="of:=MAX([.$B400];[.$D400];[.$F400];[.$H400];[.$J400];[.$L400];[.$N400];[.$P400];[.$R400];[.$T400])"/>
          <table:table-cell table:formula="of:=MAX([.$C400];[.$E400];[.$G400];[.$I400];[.$K400];[.$M400];[.$O400];[.$Q400];[.$S400];[.$U400])"/>
        </table:table-row>
        <table:table-row>
          <table:table-cell office:value-type="string">
            <text:p>./racks-simple-30_user-input-4</text:p>
          </table:table-cell>
          <table:table-cell/>
          <table:table-cell/>
          <table:table-cell office:value-type="float" office:value="3.36">
            <text:p>3.36</text:p>
          </table:table-cell>
          <table:table-cell office:value-type="float" office:value="0.0">
            <text:p>0.0</text:p>
          </table:table-cell>
          <table:table-cell office:value-type="float" office:value="3.65">
            <text:p>3.65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4.76">
            <text:p>4.76</text:p>
          </table:table-cell>
          <table:table-cell office:value-type="float" office:value="0.0">
            <text:p>0.0</text:p>
          </table:table-cell>
          <table:table-cell office:value-type="float" office:value="7.58" table:style-name="cellWorst">
            <text:p>7.58</text:p>
          </table:table-cell>
          <table:table-cell office:value-type="float" office:value="0.0">
            <text:p>0.0</text:p>
          </table:table-cell>
          <table:table-cell office:value-type="float" office:value="3.39">
            <text:p>3.39</text:p>
          </table:table-cell>
          <table:table-cell office:value-type="float" office:value="0.0">
            <text:p>0.0</text:p>
          </table:table-cell>
          <table:table-cell office:value-type="float" office:value="3.22" table:style-name="cellBest">
            <text:p>3.22</text:p>
          </table:table-cell>
          <table:table-cell office:value-type="float" office:value="0.0">
            <text:p>0.0</text:p>
          </table:table-cell>
          <table:table-cell table:formula="of:=MIN([.$B401];[.$D401];[.$F401];[.$H401];[.$J401];[.$L401];[.$N401];[.$P401];[.$R401];[.$T401])"/>
          <table:table-cell table:formula="of:=MIN([.$C401];[.$E401];[.$G401];[.$I401];[.$K401];[.$M401];[.$O401];[.$Q401];[.$S401];[.$U401])"/>
          <table:table-cell table:formula="of:=MEDIAN([.$B401];[.$D401];[.$F401];[.$H401];[.$J401];[.$L401];[.$N401];[.$P401];[.$R401];[.$T401])"/>
          <table:table-cell table:formula="of:=MEDIAN([.$C401];[.$E401];[.$G401];[.$I401];[.$K401];[.$M401];[.$O401];[.$Q401];[.$S401];[.$U401])"/>
          <table:table-cell table:formula="of:=MAX([.$B401];[.$D401];[.$F401];[.$H401];[.$J401];[.$L401];[.$N401];[.$P401];[.$R401];[.$T401])"/>
          <table:table-cell table:formula="of:=MAX([.$C401];[.$E401];[.$G401];[.$I401];[.$K401];[.$M401];[.$O401];[.$Q401];[.$S401];[.$U401])"/>
        </table:table-row>
        <table:table-row>
          <table:table-cell office:value-type="string">
            <text:p>./racks-simple-30_user-input-7</text:p>
          </table:table-cell>
          <table:table-cell/>
          <table:table-cell/>
          <table:table-cell office:value-type="float" office:value="4.16">
            <text:p>4.16</text:p>
          </table:table-cell>
          <table:table-cell office:value-type="float" office:value="0.0">
            <text:p>0.0</text:p>
          </table:table-cell>
          <table:table-cell office:value-type="float" office:value="4.18">
            <text:p>4.18</text:p>
          </table:table-cell>
          <table:table-cell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 office:value-type="float" office:value="7.65" table:style-name="cellWorst">
            <text:p>7.65</text:p>
          </table:table-cell>
          <table:table-cell office:value-type="float" office:value="0.0">
            <text:p>0.0</text:p>
          </table:table-cell>
          <table:table-cell office:value-type="float" office:value="5.33">
            <text:p>5.33</text:p>
          </table:table-cell>
          <table:table-cell office:value-type="float" office:value="0.0">
            <text:p>0.0</text:p>
          </table:table-cell>
          <table:table-cell office:value-type="float" office:value="4.4">
            <text:p>4.4</text:p>
          </table:table-cell>
          <table:table-cell office:value-type="float" office:value="0.0">
            <text:p>0.0</text:p>
          </table:table-cell>
          <table:table-cell office:value-type="float" office:value="3.46" table:style-name="cellBest">
            <text:p>3.46</text:p>
          </table:table-cell>
          <table:table-cell office:value-type="float" office:value="0.0">
            <text:p>0.0</text:p>
          </table:table-cell>
          <table:table-cell table:formula="of:=MIN([.$B402];[.$D402];[.$F402];[.$H402];[.$J402];[.$L402];[.$N402];[.$P402];[.$R402];[.$T402])"/>
          <table:table-cell table:formula="of:=MIN([.$C402];[.$E402];[.$G402];[.$I402];[.$K402];[.$M402];[.$O402];[.$Q402];[.$S402];[.$U402])"/>
          <table:table-cell table:formula="of:=MEDIAN([.$B402];[.$D402];[.$F402];[.$H402];[.$J402];[.$L402];[.$N402];[.$P402];[.$R402];[.$T402])"/>
          <table:table-cell table:formula="of:=MEDIAN([.$C402];[.$E402];[.$G402];[.$I402];[.$K402];[.$M402];[.$O402];[.$Q402];[.$S402];[.$U402])"/>
          <table:table-cell table:formula="of:=MAX([.$B402];[.$D402];[.$F402];[.$H402];[.$J402];[.$L402];[.$N402];[.$P402];[.$R402];[.$T402])"/>
          <table:table-cell table:formula="of:=MAX([.$C402];[.$E402];[.$G402];[.$I402];[.$K402];[.$M402];[.$O402];[.$Q402];[.$S402];[.$U402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402])"/>
          <table:table-cell table:formula="of:=SUM([.$C3:.$C402])"/>
          <table:table-cell table:formula="of:=SUM([.$D3:.$D402])"/>
          <table:table-cell table:formula="of:=SUM([.$E3:.$E402])"/>
          <table:table-cell table:formula="of:=SUM([.$F3:.$F402])" table:style-name="cellWorst"/>
          <table:table-cell table:formula="of:=SUM([.$G3:.$G402])" table:style-name="cellWorst"/>
          <table:table-cell table:formula="of:=SUM([.$H3:.$H402])"/>
          <table:table-cell table:formula="of:=SUM([.$I3:.$I402])"/>
          <table:table-cell table:formula="of:=SUM([.$J3:.$J402])"/>
          <table:table-cell table:formula="of:=SUM([.$K3:.$K402])"/>
          <table:table-cell table:formula="of:=SUM([.$L3:.$L402])"/>
          <table:table-cell table:formula="of:=SUM([.$M3:.$M402])"/>
          <table:table-cell table:formula="of:=SUM([.$N3:.$N402])"/>
          <table:table-cell table:formula="of:=SUM([.$O3:.$O402])"/>
          <table:table-cell table:formula="of:=SUM([.$P3:.$P402])"/>
          <table:table-cell table:formula="of:=SUM([.$Q3:.$Q402])"/>
          <table:table-cell table:formula="of:=SUM([.$R3:.$R402])"/>
          <table:table-cell table:formula="of:=SUM([.$S3:.$S402])" table:style-name="cellBest"/>
          <table:table-cell table:formula="of:=SUM([.$T3:.$T402])" table:style-name="cellBest"/>
          <table:table-cell table:formula="of:=SUM([.$U3:.$U402])" table:style-name="cellBest"/>
          <table:table-cell table:formula="of:=SUM([.$V3:.$V402])"/>
          <table:table-cell table:formula="of:=SUM([.$W3:.$W402])"/>
          <table:table-cell table:formula="of:=SUM([.$X3:.$X402])"/>
          <table:table-cell table:formula="of:=SUM([.$Y3:.$Y402])"/>
          <table:table-cell table:formula="of:=SUM([.$Z3:.$Z402])"/>
          <table:table-cell table:formula="of:=SUM([.$AA3:.$AA402])"/>
        </table:table-row>
        <table:table-row>
          <table:table-cell office:value-type="string">
            <text:p>AVG</text:p>
          </table:table-cell>
          <table:table-cell table:formula="of:=AVERAGE([.$B3:.$B402])"/>
          <table:table-cell table:formula="of:=AVERAGE([.$C3:.$C402])"/>
          <table:table-cell table:formula="of:=AVERAGE([.$D3:.$D402])"/>
          <table:table-cell table:formula="of:=AVERAGE([.$E3:.$E402])"/>
          <table:table-cell table:formula="of:=AVERAGE([.$F3:.$F402])" table:style-name="cellWorst"/>
          <table:table-cell table:formula="of:=AVERAGE([.$G3:.$G402])" table:style-name="cellWorst"/>
          <table:table-cell table:formula="of:=AVERAGE([.$H3:.$H402])"/>
          <table:table-cell table:formula="of:=AVERAGE([.$I3:.$I402])"/>
          <table:table-cell table:formula="of:=AVERAGE([.$J3:.$J402])"/>
          <table:table-cell table:formula="of:=AVERAGE([.$K3:.$K402])"/>
          <table:table-cell table:formula="of:=AVERAGE([.$L3:.$L402])"/>
          <table:table-cell table:formula="of:=AVERAGE([.$M3:.$M402])"/>
          <table:table-cell table:formula="of:=AVERAGE([.$N3:.$N402])"/>
          <table:table-cell table:formula="of:=AVERAGE([.$O3:.$O402])"/>
          <table:table-cell table:formula="of:=AVERAGE([.$P3:.$P402])"/>
          <table:table-cell table:formula="of:=AVERAGE([.$Q3:.$Q402])"/>
          <table:table-cell table:formula="of:=AVERAGE([.$R3:.$R402])"/>
          <table:table-cell table:formula="of:=AVERAGE([.$S3:.$S402])" table:style-name="cellBest"/>
          <table:table-cell table:formula="of:=AVERAGE([.$T3:.$T402])" table:style-name="cellBest"/>
          <table:table-cell table:formula="of:=AVERAGE([.$U3:.$U402])" table:style-name="cellBest"/>
          <table:table-cell table:formula="of:=AVERAGE([.$V3:.$V402])"/>
          <table:table-cell table:formula="of:=AVERAGE([.$W3:.$W402])"/>
          <table:table-cell table:formula="of:=AVERAGE([.$X3:.$X402])"/>
          <table:table-cell table:formula="of:=AVERAGE([.$Y3:.$Y402])"/>
          <table:table-cell table:formula="of:=AVERAGE([.$Z3:.$Z402])"/>
          <table:table-cell table:formula="of:=AVERAGE([.$AA3:.$AA402])"/>
        </table:table-row>
        <table:table-row>
          <table:table-cell office:value-type="string">
            <text:p>DEV</text:p>
          </table:table-cell>
          <table:table-cell table:formula="of:=STDEV([.$B3:.$B402])"/>
          <table:table-cell table:formula="of:=STDEV([.$C3:.$C402])"/>
          <table:table-cell table:formula="of:=STDEV([.$D3:.$D402])"/>
          <table:table-cell table:formula="of:=STDEV([.$E3:.$E402])"/>
          <table:table-cell table:formula="of:=STDEV([.$F3:.$F402])" table:style-name="cellWorst"/>
          <table:table-cell table:formula="of:=STDEV([.$G3:.$G402])" table:style-name="cellWorst"/>
          <table:table-cell table:formula="of:=STDEV([.$H3:.$H402])"/>
          <table:table-cell table:formula="of:=STDEV([.$I3:.$I402])"/>
          <table:table-cell table:formula="of:=STDEV([.$J3:.$J402])"/>
          <table:table-cell table:formula="of:=STDEV([.$K3:.$K402])"/>
          <table:table-cell table:formula="of:=STDEV([.$L3:.$L402])"/>
          <table:table-cell table:formula="of:=STDEV([.$M3:.$M402])"/>
          <table:table-cell table:formula="of:=STDEV([.$N3:.$N402])"/>
          <table:table-cell table:formula="of:=STDEV([.$O3:.$O402])"/>
          <table:table-cell table:formula="of:=STDEV([.$P3:.$P402])"/>
          <table:table-cell table:formula="of:=STDEV([.$Q3:.$Q402])"/>
          <table:table-cell table:formula="of:=STDEV([.$R3:.$R402])" table:style-name="cellBest"/>
          <table:table-cell table:formula="of:=STDEV([.$S3:.$S402])" table:style-name="cellBest"/>
          <table:table-cell table:formula="of:=STDEV([.$T3:.$T402])"/>
          <table:table-cell table:formula="of:=STDEV([.$U3:.$U402])" table:style-name="cellBest"/>
          <table:table-cell table:formula="of:=STDEV([.$V3:.$V402])"/>
          <table:table-cell table:formula="of:=STDEV([.$W3:.$W402])"/>
          <table:table-cell table:formula="of:=STDEV([.$X3:.$X402])"/>
          <table:table-cell table:formula="of:=STDEV([.$Y3:.$Y402])"/>
          <table:table-cell table:formula="of:=STDEV([.$Z3:.$Z402])"/>
          <table:table-cell table:formula="of:=STDEV([.$AA3:.$AA402])"/>
        </table:table-row>
        <table:table-row>
          <table:table-cell office:value-type="string">
            <text:p>DST</text:p>
          </table:table-cell>
          <table:table-cell table:formula="of:=SUMPRODUCT(--([.$B3:.$B402]-[.$V3:.$V402])^2)^0.5"/>
          <table:table-cell table:formula="of:=SUMPRODUCT(--([.$C3:.$C402]-[.$W3:.$W402])^2)^0.5"/>
          <table:table-cell table:formula="of:=SUMPRODUCT(--([.$D3:.$D402]-[.$V3:.$V402])^2)^0.5"/>
          <table:table-cell table:formula="of:=SUMPRODUCT(--([.$E3:.$E402]-[.$W3:.$W402])^2)^0.5"/>
          <table:table-cell table:formula="of:=SUMPRODUCT(--([.$F3:.$F402]-[.$V3:.$V402])^2)^0.5" table:style-name="cellWorst"/>
          <table:table-cell table:formula="of:=SUMPRODUCT(--([.$G3:.$G402]-[.$W3:.$W402])^2)^0.5" table:style-name="cellWorst"/>
          <table:table-cell table:formula="of:=SUMPRODUCT(--([.$H3:.$H402]-[.$V3:.$V402])^2)^0.5"/>
          <table:table-cell table:formula="of:=SUMPRODUCT(--([.$I3:.$I402]-[.$W3:.$W402])^2)^0.5"/>
          <table:table-cell table:formula="of:=SUMPRODUCT(--([.$J3:.$J402]-[.$V3:.$V402])^2)^0.5"/>
          <table:table-cell table:formula="of:=SUMPRODUCT(--([.$K3:.$K402]-[.$W3:.$W402])^2)^0.5"/>
          <table:table-cell table:formula="of:=SUMPRODUCT(--([.$L3:.$L402]-[.$V3:.$V402])^2)^0.5"/>
          <table:table-cell table:formula="of:=SUMPRODUCT(--([.$M3:.$M402]-[.$W3:.$W402])^2)^0.5"/>
          <table:table-cell table:formula="of:=SUMPRODUCT(--([.$N3:.$N402]-[.$V3:.$V402])^2)^0.5"/>
          <table:table-cell table:formula="of:=SUMPRODUCT(--([.$O3:.$O402]-[.$W3:.$W402])^2)^0.5"/>
          <table:table-cell table:formula="of:=SUMPRODUCT(--([.$P3:.$P402]-[.$V3:.$V402])^2)^0.5"/>
          <table:table-cell table:formula="of:=SUMPRODUCT(--([.$Q3:.$Q402]-[.$W3:.$W402])^2)^0.5"/>
          <table:table-cell table:formula="of:=SUMPRODUCT(--([.$R3:.$R402]-[.$V3:.$V402])^2)^0.5" table:style-name="cellBest"/>
          <table:table-cell table:formula="of:=SUMPRODUCT(--([.$S3:.$S402]-[.$W3:.$W402])^2)^0.5" table:style-name="cellBest"/>
          <table:table-cell table:formula="of:=SUMPRODUCT(--([.$T3:.$T402]-[.$V3:.$V402])^2)^0.5"/>
          <table:table-cell table:formula="of:=SUMPRODUCT(--([.$U3:.$U402]-[.$W3:.$W402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402]=[.$V3:.$V402]))"/>
          <table:table-cell table:formula="of:=SUMPRODUCT(--([.$C3:.$C402]=[.$W3:.$W402]))"/>
          <table:table-cell table:formula="of:=SUMPRODUCT(--([.$D3:.$D402]=[.$V3:.$V402]))"/>
          <table:table-cell table:formula="of:=SUMPRODUCT(--([.$E3:.$E402]=[.$W3:.$W402]))"/>
          <table:table-cell table:formula="of:=SUMPRODUCT(--([.$F3:.$F402]=[.$V3:.$V402]))"/>
          <table:table-cell table:formula="of:=SUMPRODUCT(--([.$G3:.$G402]=[.$W3:.$W402]))"/>
          <table:table-cell table:formula="of:=SUMPRODUCT(--([.$H3:.$H402]=[.$V3:.$V402]))"/>
          <table:table-cell table:formula="of:=SUMPRODUCT(--([.$I3:.$I402]=[.$W3:.$W402]))"/>
          <table:table-cell table:formula="of:=SUMPRODUCT(--([.$J3:.$J402]=[.$V3:.$V402]))"/>
          <table:table-cell table:formula="of:=SUMPRODUCT(--([.$K3:.$K402]=[.$W3:.$W402]))"/>
          <table:table-cell table:formula="of:=SUMPRODUCT(--([.$L3:.$L402]=[.$V3:.$V402]))"/>
          <table:table-cell table:formula="of:=SUMPRODUCT(--([.$M3:.$M402]=[.$W3:.$W402]))" table:style-name="cellWorst"/>
          <table:table-cell table:formula="of:=SUMPRODUCT(--([.$N3:.$N402]=[.$V3:.$V402]))" table:style-name="cellWorst"/>
          <table:table-cell table:formula="of:=SUMPRODUCT(--([.$O3:.$O402]=[.$W3:.$W402]))"/>
          <table:table-cell table:formula="of:=SUMPRODUCT(--([.$P3:.$P402]=[.$V3:.$V402]))" table:style-name="cellWorst"/>
          <table:table-cell table:formula="of:=SUMPRODUCT(--([.$Q3:.$Q402]=[.$W3:.$W402]))"/>
          <table:table-cell table:formula="of:=SUMPRODUCT(--([.$R3:.$R402]=[.$V3:.$V402]))"/>
          <table:table-cell table:formula="of:=SUMPRODUCT(--([.$S3:.$S402]=[.$W3:.$W402]))" table:style-name="cellBest"/>
          <table:table-cell table:formula="of:=SUMPRODUCT(--([.$T3:.$T402]=[.$V3:.$V402]))" table:style-name="cellBest"/>
          <table:table-cell table:formula="of:=SUMPRODUCT(--([.$U3:.$U402]=[.$W3:.$W402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402]&lt;[.$X3:.$X402]))"/>
          <table:table-cell table:formula="of:=SUMPRODUCT(--([.$C3:.$C402]&lt;[.$Y3:.$Y402]))"/>
          <table:table-cell table:formula="of:=SUMPRODUCT(--([.$D3:.$D402]&lt;[.$X3:.$X402]))"/>
          <table:table-cell table:formula="of:=SUMPRODUCT(--([.$E3:.$E402]&lt;[.$Y3:.$Y402]))" table:style-name="cellWorst"/>
          <table:table-cell table:formula="of:=SUMPRODUCT(--([.$F3:.$F402]&lt;[.$X3:.$X402]))"/>
          <table:table-cell table:formula="of:=SUMPRODUCT(--([.$G3:.$G402]&lt;[.$Y3:.$Y402]))" table:style-name="cellWorst"/>
          <table:table-cell table:formula="of:=SUMPRODUCT(--([.$H3:.$H402]&lt;[.$X3:.$X402]))"/>
          <table:table-cell table:formula="of:=SUMPRODUCT(--([.$I3:.$I402]&lt;[.$Y3:.$Y402]))"/>
          <table:table-cell table:formula="of:=SUMPRODUCT(--([.$J3:.$J402]&lt;[.$X3:.$X402]))"/>
          <table:table-cell table:formula="of:=SUMPRODUCT(--([.$K3:.$K402]&lt;[.$Y3:.$Y402]))" table:style-name="cellWorst"/>
          <table:table-cell table:formula="of:=SUMPRODUCT(--([.$L3:.$L402]&lt;[.$X3:.$X402]))" table:style-name="cellWorst"/>
          <table:table-cell table:formula="of:=SUMPRODUCT(--([.$M3:.$M402]&lt;[.$Y3:.$Y402]))" table:style-name="cellBest"/>
          <table:table-cell table:formula="of:=SUMPRODUCT(--([.$N3:.$N402]&lt;[.$X3:.$X402]))"/>
          <table:table-cell table:formula="of:=SUMPRODUCT(--([.$O3:.$O402]&lt;[.$Y3:.$Y402]))" table:style-name="cellWorst"/>
          <table:table-cell table:formula="of:=SUMPRODUCT(--([.$P3:.$P402]&lt;[.$X3:.$X402]))" table:style-name="cellWorst"/>
          <table:table-cell table:formula="of:=SUMPRODUCT(--([.$Q3:.$Q402]&lt;[.$Y3:.$Y402]))" table:style-name="cellWorst"/>
          <table:table-cell table:formula="of:=SUMPRODUCT(--([.$R3:.$R402]&lt;[.$X3:.$X402]))"/>
          <table:table-cell table:formula="of:=SUMPRODUCT(--([.$S3:.$S402]&lt;[.$Y3:.$Y402]))"/>
          <table:table-cell table:formula="of:=SUMPRODUCT(--([.$T3:.$T402]&lt;[.$X3:.$X402]))" table:style-name="cellBest"/>
          <table:table-cell table:formula="of:=SUMPRODUCT(--([.$U3:.$U402]&lt;[.$Y3:.$Y402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402]&gt;[.$X3:.$X402]))"/>
          <table:table-cell table:formula="of:=SUMPRODUCT(--([.$C3:.$C402]&gt;[.$Y3:.$Y402]))" table:style-name="cellBest"/>
          <table:table-cell table:formula="of:=SUMPRODUCT(--([.$D3:.$D402]&gt;[.$X3:.$X402]))"/>
          <table:table-cell table:formula="of:=SUMPRODUCT(--([.$E3:.$E402]&gt;[.$Y3:.$Y402]))"/>
          <table:table-cell table:formula="of:=SUMPRODUCT(--([.$F3:.$F402]&gt;[.$X3:.$X402]))"/>
          <table:table-cell table:formula="of:=SUMPRODUCT(--([.$G3:.$G402]&gt;[.$Y3:.$Y402]))" table:style-name="cellWorst"/>
          <table:table-cell table:formula="of:=SUMPRODUCT(--([.$H3:.$H402]&gt;[.$X3:.$X402]))"/>
          <table:table-cell table:formula="of:=SUMPRODUCT(--([.$I3:.$I402]&gt;[.$Y3:.$Y402]))"/>
          <table:table-cell table:formula="of:=SUMPRODUCT(--([.$J3:.$J402]&gt;[.$X3:.$X402]))" table:style-name="cellBest"/>
          <table:table-cell table:formula="of:=SUMPRODUCT(--([.$K3:.$K402]&gt;[.$Y3:.$Y402]))"/>
          <table:table-cell table:formula="of:=SUMPRODUCT(--([.$L3:.$L402]&gt;[.$X3:.$X402]))"/>
          <table:table-cell table:formula="of:=SUMPRODUCT(--([.$M3:.$M402]&gt;[.$Y3:.$Y402]))"/>
          <table:table-cell table:formula="of:=SUMPRODUCT(--([.$N3:.$N402]&gt;[.$X3:.$X402]))"/>
          <table:table-cell table:formula="of:=SUMPRODUCT(--([.$O3:.$O402]&gt;[.$Y3:.$Y402]))"/>
          <table:table-cell table:formula="of:=SUMPRODUCT(--([.$P3:.$P402]&gt;[.$X3:.$X402]))" table:style-name="cellWorst"/>
          <table:table-cell table:formula="of:=SUMPRODUCT(--([.$Q3:.$Q402]&gt;[.$Y3:.$Y402]))"/>
          <table:table-cell table:formula="of:=SUMPRODUCT(--([.$R3:.$R402]&gt;[.$X3:.$X402]))"/>
          <table:table-cell table:formula="of:=SUMPRODUCT(--([.$S3:.$S402]&gt;[.$Y3:.$Y402]))" table:style-name="cellBest"/>
          <table:table-cell table:formula="of:=SUMPRODUCT(--([.$T3:.$T402]&gt;[.$X3:.$X402]))"/>
          <table:table-cell table:formula="of:=SUMPRODUCT(--([.$U3:.$U402]&gt;[.$Y3:.$Y402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402]=[.$Z3:.$Z402]))"/>
          <table:table-cell table:formula="of:=SUMPRODUCT(--([.$C3:.$C402]=[.$AA3:.$AA402]))"/>
          <table:table-cell table:formula="of:=SUMPRODUCT(--([.$D3:.$D402]=[.$Z3:.$Z402]))"/>
          <table:table-cell table:formula="of:=SUMPRODUCT(--([.$E3:.$E402]=[.$AA3:.$AA402]))"/>
          <table:table-cell table:formula="of:=SUMPRODUCT(--([.$F3:.$F402]=[.$Z3:.$Z402]))" table:style-name="cellWorst"/>
          <table:table-cell table:formula="of:=SUMPRODUCT(--([.$G3:.$G402]=[.$AA3:.$AA402]))" table:style-name="cellWorst"/>
          <table:table-cell table:formula="of:=SUMPRODUCT(--([.$H3:.$H402]=[.$Z3:.$Z402]))"/>
          <table:table-cell table:formula="of:=SUMPRODUCT(--([.$I3:.$I402]=[.$AA3:.$AA402]))"/>
          <table:table-cell table:formula="of:=SUMPRODUCT(--([.$J3:.$J402]=[.$Z3:.$Z402]))"/>
          <table:table-cell table:formula="of:=SUMPRODUCT(--([.$K3:.$K402]=[.$AA3:.$AA402]))"/>
          <table:table-cell table:formula="of:=SUMPRODUCT(--([.$L3:.$L402]=[.$Z3:.$Z402]))"/>
          <table:table-cell table:formula="of:=SUMPRODUCT(--([.$M3:.$M402]=[.$AA3:.$AA402]))" table:style-name="cellBest"/>
          <table:table-cell table:formula="of:=SUMPRODUCT(--([.$N3:.$N402]=[.$Z3:.$Z402]))"/>
          <table:table-cell table:formula="of:=SUMPRODUCT(--([.$O3:.$O402]=[.$AA3:.$AA402]))"/>
          <table:table-cell table:formula="of:=SUMPRODUCT(--([.$P3:.$P402]=[.$Z3:.$Z402]))"/>
          <table:table-cell table:formula="of:=SUMPRODUCT(--([.$Q3:.$Q402]=[.$AA3:.$AA402]))"/>
          <table:table-cell table:formula="of:=SUMPRODUCT(--([.$R3:.$R402]=[.$Z3:.$Z402]))"/>
          <table:table-cell table:formula="of:=SUMPRODUCT(--([.$S3:.$S402]=[.$AA3:.$AA402]))"/>
          <table:table-cell table:formula="of:=SUMPRODUCT(--([.$T3:.$T402]=[.$Z3:.$Z402]))" table:style-name="cellBest"/>
          <table:table-cell table:formula="of:=SUMPRODUCT(--([.$U3:.$U402]=[.$AA3:.$AA402]))"/>
          <table:table-cell/>
          <table:table-cell/>
          <table:table-cell/>
          <table:table-cell/>
          <table:table-cell/>
          <table:table-cell/>
        </table:table-row>
      </table:table>
      <table:table table:name="Classes" table:style-name="ta1">
        <table:table-row>
          <table:table-cell/>
          <table:table-cell office:value-type="string">
            <text:p>coomsuite-0.1/clingo-base</text:p>
          </table:table-cell>
          <table:table-cell/>
          <table:table-cell office:value-type="string">
            <text:p>coomsuite-0.1/clingo-bounds-exponential</text:p>
          </table:table-cell>
          <table:table-cell/>
          <table:table-cell office:value-type="string">
            <text:p>coomsuite-0.1/clingo-bounds-linear</text:p>
          </table:table-cell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flingo-base</text:p>
          </table:table-cell>
          <table:table-cell/>
          <table:table-cell office:value-type="string">
            <text:p>coomsuite-0.1/flingo-bounds-exponential</text:p>
          </table:table-cell>
          <table:table-cell/>
          <table:table-cell office:value-type="string">
            <text:p>coomsuite-0.1/flingo-bounds-linear</text:p>
          </table:table-cell>
          <table:table-cell/>
          <table:table-cell office:value-type="string">
            <text:p>coomsuite-0.1/multishot-exponential</text:p>
          </table:table-cell>
          <table:table-cell/>
          <table:table-cell office:value-type="string">
            <text:p>coomsuite-0.1/multishot-linear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</text:p>
          </table:table-cell>
          <table:table-cell table:formula="of:=AVERAGE([Instances.B3:Instances.B92])"/>
          <table:table-cell table:formula="of:=SUM([Instances.C3:Instances.C92])"/>
          <table:table-cell/>
          <table:table-cell/>
          <table:table-cell/>
          <table:table-cell/>
          <table:table-cell table:formula="of:=AVERAGE([Instances.H3:Instances.H92])" table:style-name="cellWorst"/>
          <table:table-cell table:formula="of:=SUM([Instances.I3:Instances.I92])" table:style-name="cellWorst"/>
          <table:table-cell table:formula="of:=AVERAGE([Instances.J3:Instances.J92])"/>
          <table:table-cell table:formula="of:=SUM([Instances.K3:Instances.K92])"/>
          <table:table-cell table:formula="of:=AVERAGE([Instances.L3:Instances.L92])" table:style-name="cellBest"/>
          <table:table-cell table:formula="of:=SUM([Instances.M3:Instances.M92])" table:style-name="cellBest"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3];[.$D3];[.$F3];[.$H3];[.$J3];[.$L3];[.$N3];[.$P3];[.$R3];[.$T3])"/>
          <table:table-cell table:formula="of:=MIN([.$C3];[.$E3];[.$G3];[.$I3];[.$K3];[.$M3];[.$O3];[.$Q3];[.$S3];[.$U3])"/>
          <table:table-cell table:formula="of:=MEDIAN([.$B3];[.$D3];[.$F3];[.$H3];[.$J3];[.$L3];[.$N3];[.$P3];[.$R3];[.$T3])"/>
          <table:table-cell table:formula="of:=MEDIAN([.$C3];[.$E3];[.$G3];[.$I3];[.$K3];[.$M3];[.$O3];[.$Q3];[.$S3];[.$U3])"/>
          <table:table-cell table:formula="of:=MAX([.$B3];[.$D3];[.$F3];[.$H3];[.$J3];[.$L3];[.$N3];[.$P3];[.$R3];[.$T3])"/>
          <table:table-cell table:formula="of:=MAX([.$C3];[.$E3];[.$G3];[.$I3];[.$K3];[.$M3];[.$O3];[.$Q3];[.$S3];[.$U3])"/>
        </table:table-row>
        <table:table-row>
          <table:table-cell office:value-type="string">
            <text:p>.</text:p>
          </table:table-cell>
          <table:table-cell table:formula="of:=AVERAGE([Instances.B93:Instances.B112])"/>
          <table:table-cell table:formula="of:=SUM([Instances.C93:Instances.C112])"/>
          <table:table-cell/>
          <table:table-cell/>
          <table:table-cell/>
          <table:table-cell/>
          <table:table-cell table:formula="of:=AVERAGE([Instances.H93:Instances.H112])" table:style-name="cellWorst"/>
          <table:table-cell table:formula="of:=SUM([Instances.I93:Instances.I112])"/>
          <table:table-cell table:formula="of:=AVERAGE([Instances.J93:Instances.J112])" table:style-name="cellBest"/>
          <table:table-cell table:formula="of:=SUM([Instances.K93:Instances.K112]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MIN([.$B4];[.$D4];[.$F4];[.$H4];[.$J4];[.$L4];[.$N4];[.$P4];[.$R4];[.$T4])"/>
          <table:table-cell table:formula="of:=MIN([.$C4];[.$E4];[.$G4];[.$I4];[.$K4];[.$M4];[.$O4];[.$Q4];[.$S4];[.$U4])"/>
          <table:table-cell table:formula="of:=MEDIAN([.$B4];[.$D4];[.$F4];[.$H4];[.$J4];[.$L4];[.$N4];[.$P4];[.$R4];[.$T4])"/>
          <table:table-cell table:formula="of:=MEDIAN([.$C4];[.$E4];[.$G4];[.$I4];[.$K4];[.$M4];[.$O4];[.$Q4];[.$S4];[.$U4])"/>
          <table:table-cell table:formula="of:=MAX([.$B4];[.$D4];[.$F4];[.$H4];[.$J4];[.$L4];[.$N4];[.$P4];[.$R4];[.$T4])"/>
          <table:table-cell table:formula="of:=MAX([.$C4];[.$E4];[.$G4];[.$I4];[.$K4];[.$M4];[.$O4];[.$Q4];[.$S4];[.$U4])"/>
        </table:table-row>
        <table:table-row>
          <table:table-cell office:value-type="string">
            <text:p>.</text:p>
          </table:table-cell>
          <table:table-cell/>
          <table:table-cell/>
          <table:table-cell table:formula="of:=AVERAGE([Instances.D113:Instances.D402])"/>
          <table:table-cell table:formula="of:=SUM([Instances.E113:Instances.E402])"/>
          <table:table-cell table:formula="of:=AVERAGE([Instances.F113:Instances.F402])" table:style-name="cellWorst"/>
          <table:table-cell table:formula="of:=SUM([Instances.G113:Instances.G402])" table:style-name="cellWorst"/>
          <table:table-cell/>
          <table:table-cell/>
          <table:table-cell/>
          <table:table-cell/>
          <table:table-cell/>
          <table:table-cell/>
          <table:table-cell table:formula="of:=AVERAGE([Instances.N113:Instances.N402])"/>
          <table:table-cell table:formula="of:=SUM([Instances.O113:Instances.O402])"/>
          <table:table-cell table:formula="of:=AVERAGE([Instances.P113:Instances.P402])"/>
          <table:table-cell table:formula="of:=SUM([Instances.Q113:Instances.Q402])"/>
          <table:table-cell table:formula="of:=AVERAGE([Instances.R113:Instances.R402])"/>
          <table:table-cell table:formula="of:=SUM([Instances.S113:Instances.S402])" table:style-name="cellBest"/>
          <table:table-cell table:formula="of:=AVERAGE([Instances.T113:Instances.T402])" table:style-name="cellBest"/>
          <table:table-cell table:formula="of:=SUM([Instances.U113:Instances.U402])" table:style-name="cellBest"/>
          <table:table-cell table:formula="of:=MIN([.$B5];[.$D5];[.$F5];[.$H5];[.$J5];[.$L5];[.$N5];[.$P5];[.$R5];[.$T5])"/>
          <table:table-cell table:formula="of:=MIN([.$C5];[.$E5];[.$G5];[.$I5];[.$K5];[.$M5];[.$O5];[.$Q5];[.$S5];[.$U5])"/>
          <table:table-cell table:formula="of:=MEDIAN([.$B5];[.$D5];[.$F5];[.$H5];[.$J5];[.$L5];[.$N5];[.$P5];[.$R5];[.$T5])"/>
          <table:table-cell table:formula="of:=MEDIAN([.$C5];[.$E5];[.$G5];[.$I5];[.$K5];[.$M5];[.$O5];[.$Q5];[.$S5];[.$U5])"/>
          <table:table-cell table:formula="of:=MAX([.$B5];[.$D5];[.$F5];[.$H5];[.$J5];[.$L5];[.$N5];[.$P5];[.$R5];[.$T5])"/>
          <table:table-cell table:formula="of:=MAX([.$C5];[.$E5];[.$G5];[.$I5];[.$K5];[.$M5];[.$O5];[.$Q5];[.$S5];[.$U5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5])"/>
          <table:table-cell table:formula="of:=SUM([.$C3:.$C5])"/>
          <table:table-cell table:formula="of:=SUM([.$D3:.$D5])"/>
          <table:table-cell table:formula="of:=SUM([.$E3:.$E5])"/>
          <table:table-cell table:formula="of:=SUM([.$F3:.$F5])"/>
          <table:table-cell table:formula="of:=SUM([.$G3:.$G5])" table:style-name="cellWorst"/>
          <table:table-cell table:formula="of:=SUM([.$H3:.$H5])" table:style-name="cellWorst"/>
          <table:table-cell table:formula="of:=SUM([.$I3:.$I5])"/>
          <table:table-cell table:formula="of:=SUM([.$J3:.$J5])"/>
          <table:table-cell table:formula="of:=SUM([.$K3:.$K5])"/>
          <table:table-cell table:formula="of:=SUM([.$L3:.$L5])"/>
          <table:table-cell table:formula="of:=SUM([.$M3:.$M5])"/>
          <table:table-cell table:formula="of:=SUM([.$N3:.$N5])"/>
          <table:table-cell table:formula="of:=SUM([.$O3:.$O5])"/>
          <table:table-cell table:formula="of:=SUM([.$P3:.$P5])"/>
          <table:table-cell table:formula="of:=SUM([.$Q3:.$Q5])"/>
          <table:table-cell table:formula="of:=SUM([.$R3:.$R5])"/>
          <table:table-cell table:formula="of:=SUM([.$S3:.$S5])" table:style-name="cellBest"/>
          <table:table-cell table:formula="of:=SUM([.$T3:.$T5])" table:style-name="cellBest"/>
          <table:table-cell table:formula="of:=SUM([.$U3:.$U5])" table:style-name="cellBest"/>
          <table:table-cell table:formula="of:=SUM([.$V3:.$V5])"/>
          <table:table-cell table:formula="of:=SUM([.$W3:.$W5])"/>
          <table:table-cell table:formula="of:=SUM([.$X3:.$X5])"/>
          <table:table-cell table:formula="of:=SUM([.$Y3:.$Y5])"/>
          <table:table-cell table:formula="of:=SUM([.$Z3:.$Z5])"/>
          <table:table-cell table:formula="of:=SUM([.$AA3:.$AA5])"/>
        </table:table-row>
        <table:table-row>
          <table:table-cell office:value-type="string">
            <text:p>AVG</text:p>
          </table:table-cell>
          <table:table-cell table:formula="of:=AVERAGE([.$B3:.$B5])"/>
          <table:table-cell table:formula="of:=AVERAGE([.$C3:.$C5])"/>
          <table:table-cell table:formula="of:=AVERAGE([.$D3:.$D5])"/>
          <table:table-cell table:formula="of:=AVERAGE([.$E3:.$E5])"/>
          <table:table-cell table:formula="of:=AVERAGE([.$F3:.$F5])" table:style-name="cellWorst"/>
          <table:table-cell table:formula="of:=AVERAGE([.$G3:.$G5])" table:style-name="cellWorst"/>
          <table:table-cell table:formula="of:=AVERAGE([.$H3:.$H5])"/>
          <table:table-cell table:formula="of:=AVERAGE([.$I3:.$I5])"/>
          <table:table-cell table:formula="of:=AVERAGE([.$J3:.$J5])"/>
          <table:table-cell table:formula="of:=AVERAGE([.$K3:.$K5])"/>
          <table:table-cell table:formula="of:=AVERAGE([.$L3:.$L5])"/>
          <table:table-cell table:formula="of:=AVERAGE([.$M3:.$M5])"/>
          <table:table-cell table:formula="of:=AVERAGE([.$N3:.$N5])"/>
          <table:table-cell table:formula="of:=AVERAGE([.$O3:.$O5])"/>
          <table:table-cell table:formula="of:=AVERAGE([.$P3:.$P5])"/>
          <table:table-cell table:formula="of:=AVERAGE([.$Q3:.$Q5])"/>
          <table:table-cell table:formula="of:=AVERAGE([.$R3:.$R5])"/>
          <table:table-cell table:formula="of:=AVERAGE([.$S3:.$S5])" table:style-name="cellBest"/>
          <table:table-cell table:formula="of:=AVERAGE([.$T3:.$T5])" table:style-name="cellBest"/>
          <table:table-cell table:formula="of:=AVERAGE([.$U3:.$U5])" table:style-name="cellBest"/>
          <table:table-cell table:formula="of:=AVERAGE([.$V3:.$V5])"/>
          <table:table-cell table:formula="of:=AVERAGE([.$W3:.$W5])"/>
          <table:table-cell table:formula="of:=AVERAGE([.$X3:.$X5])"/>
          <table:table-cell table:formula="of:=AVERAGE([.$Y3:.$Y5])"/>
          <table:table-cell table:formula="of:=AVERAGE([.$Z3:.$Z5])"/>
          <table:table-cell table:formula="of:=AVERAGE([.$AA3:.$AA5])"/>
        </table:table-row>
        <table:table-row>
          <table:table-cell office:value-type="string">
            <text:p>DEV</text:p>
          </table:table-cell>
          <table:table-cell table:formula="of:=STDEV([.$B3:.$B5])" table:style-name="cellBest"/>
          <table:table-cell table:formula="of:=STDEV([.$C3:.$C5])" table:style-name="cellBest"/>
          <table:table-cell table:formula="of:=STDEV([.$D3:.$D5])"/>
          <table:table-cell table:formula="of:=STDEV([.$E3:.$E5])"/>
          <table:table-cell table:formula="of:=STDEV([.$F3:.$F5])"/>
          <table:table-cell table:formula="of:=STDEV([.$G3:.$G5])"/>
          <table:table-cell table:formula="of:=STDEV([.$H3:.$H5])"/>
          <table:table-cell table:formula="of:=STDEV([.$I3:.$I5])" table:style-name="cellWorst"/>
          <table:table-cell table:formula="of:=STDEV([.$J3:.$J5])"/>
          <table:table-cell table:formula="of:=STDEV([.$K3:.$K5])"/>
          <table:table-cell table:formula="of:=STDEV([.$L3:.$L5])"/>
          <table:table-cell table:formula="of:=STDEV([.$M3:.$M5])"/>
          <table:table-cell table:formula="of:=STDEV([.$N3:.$N5])"/>
          <table:table-cell table:formula="of:=STDEV([.$O3:.$O5])"/>
          <table:table-cell table:formula="of:=STDEV([.$P3:.$P5])"/>
          <table:table-cell table:formula="of:=STDEV([.$Q3:.$Q5])"/>
          <table:table-cell table:formula="of:=STDEV([.$R3:.$R5])"/>
          <table:table-cell table:formula="of:=STDEV([.$S3:.$S5])"/>
          <table:table-cell table:formula="of:=STDEV([.$T3:.$T5])"/>
          <table:table-cell table:formula="of:=STDEV([.$U3:.$U5])"/>
          <table:table-cell table:formula="of:=STDEV([.$V3:.$V5])"/>
          <table:table-cell table:formula="of:=STDEV([.$W3:.$W5])"/>
          <table:table-cell table:formula="of:=STDEV([.$X3:.$X5])"/>
          <table:table-cell table:formula="of:=STDEV([.$Y3:.$Y5])"/>
          <table:table-cell table:formula="of:=STDEV([.$Z3:.$Z5])"/>
          <table:table-cell table:formula="of:=STDEV([.$AA3:.$AA5])"/>
        </table:table-row>
        <table:table-row>
          <table:table-cell office:value-type="string">
            <text:p>DST</text:p>
          </table:table-cell>
          <table:table-cell table:formula="of:=SUMPRODUCT(--([.$B3:.$B5]-[.$V3:.$V5])^2)^0.5"/>
          <table:table-cell table:formula="of:=SUMPRODUCT(--([.$C3:.$C5]-[.$W3:.$W5])^2)^0.5"/>
          <table:table-cell table:formula="of:=SUMPRODUCT(--([.$D3:.$D5]-[.$V3:.$V5])^2)^0.5"/>
          <table:table-cell table:formula="of:=SUMPRODUCT(--([.$E3:.$E5]-[.$W3:.$W5])^2)^0.5"/>
          <table:table-cell table:formula="of:=SUMPRODUCT(--([.$F3:.$F5]-[.$V3:.$V5])^2)^0.5" table:style-name="cellWorst"/>
          <table:table-cell table:formula="of:=SUMPRODUCT(--([.$G3:.$G5]-[.$W3:.$W5])^2)^0.5" table:style-name="cellWorst"/>
          <table:table-cell table:formula="of:=SUMPRODUCT(--([.$H3:.$H5]-[.$V3:.$V5])^2)^0.5"/>
          <table:table-cell table:formula="of:=SUMPRODUCT(--([.$I3:.$I5]-[.$W3:.$W5])^2)^0.5"/>
          <table:table-cell table:formula="of:=SUMPRODUCT(--([.$J3:.$J5]-[.$V3:.$V5])^2)^0.5"/>
          <table:table-cell table:formula="of:=SUMPRODUCT(--([.$K3:.$K5]-[.$W3:.$W5])^2)^0.5"/>
          <table:table-cell table:formula="of:=SUMPRODUCT(--([.$L3:.$L5]-[.$V3:.$V5])^2)^0.5" table:style-name="cellBest"/>
          <table:table-cell table:formula="of:=SUMPRODUCT(--([.$M3:.$M5]-[.$W3:.$W5])^2)^0.5" table:style-name="cellBest"/>
          <table:table-cell table:formula="of:=SUMPRODUCT(--([.$N3:.$N5]-[.$V3:.$V5])^2)^0.5"/>
          <table:table-cell table:formula="of:=SUMPRODUCT(--([.$O3:.$O5]-[.$W3:.$W5])^2)^0.5"/>
          <table:table-cell table:formula="of:=SUMPRODUCT(--([.$P3:.$P5]-[.$V3:.$V5])^2)^0.5"/>
          <table:table-cell table:formula="of:=SUMPRODUCT(--([.$Q3:.$Q5]-[.$W3:.$W5])^2)^0.5"/>
          <table:table-cell table:formula="of:=SUMPRODUCT(--([.$R3:.$R5]-[.$V3:.$V5])^2)^0.5"/>
          <table:table-cell table:formula="of:=SUMPRODUCT(--([.$S3:.$S5]-[.$W3:.$W5])^2)^0.5" table:style-name="cellBest"/>
          <table:table-cell table:formula="of:=SUMPRODUCT(--([.$T3:.$T5]-[.$V3:.$V5])^2)^0.5" table:style-name="cellBest"/>
          <table:table-cell table:formula="of:=SUMPRODUCT(--([.$U3:.$U5]-[.$W3:.$W5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5]=[.$V3:.$V5]))"/>
          <table:table-cell table:formula="of:=SUMPRODUCT(--([.$C3:.$C5]=[.$W3:.$W5]))"/>
          <table:table-cell table:formula="of:=SUMPRODUCT(--([.$D3:.$D5]=[.$V3:.$V5]))"/>
          <table:table-cell table:formula="of:=SUMPRODUCT(--([.$E3:.$E5]=[.$W3:.$W5]))" table:style-name="cellWorst"/>
          <table:table-cell table:formula="of:=SUMPRODUCT(--([.$F3:.$F5]=[.$V3:.$V5]))"/>
          <table:table-cell table:formula="of:=SUMPRODUCT(--([.$G3:.$G5]=[.$W3:.$W5]))" table:style-name="cellWorst"/>
          <table:table-cell table:formula="of:=SUMPRODUCT(--([.$H3:.$H5]=[.$V3:.$V5]))"/>
          <table:table-cell table:formula="of:=SUMPRODUCT(--([.$I3:.$I5]=[.$W3:.$W5]))"/>
          <table:table-cell table:formula="of:=SUMPRODUCT(--([.$J3:.$J5]=[.$V3:.$V5]))"/>
          <table:table-cell table:formula="of:=SUMPRODUCT(--([.$K3:.$K5]=[.$W3:.$W5]))"/>
          <table:table-cell table:formula="of:=SUMPRODUCT(--([.$L3:.$L5]=[.$V3:.$V5]))"/>
          <table:table-cell table:formula="of:=SUMPRODUCT(--([.$M3:.$M5]=[.$W3:.$W5]))"/>
          <table:table-cell table:formula="of:=SUMPRODUCT(--([.$N3:.$N5]=[.$V3:.$V5]))"/>
          <table:table-cell table:formula="of:=SUMPRODUCT(--([.$O3:.$O5]=[.$W3:.$W5]))" table:style-name="cellWorst"/>
          <table:table-cell table:formula="of:=SUMPRODUCT(--([.$P3:.$P5]=[.$V3:.$V5]))"/>
          <table:table-cell table:formula="of:=SUMPRODUCT(--([.$Q3:.$Q5]=[.$W3:.$W5]))" table:style-name="cellWorst"/>
          <table:table-cell table:formula="of:=SUMPRODUCT(--([.$R3:.$R5]=[.$V3:.$V5]))"/>
          <table:table-cell table:formula="of:=SUMPRODUCT(--([.$S3:.$S5]=[.$W3:.$W5]))"/>
          <table:table-cell table:formula="of:=SUMPRODUCT(--([.$T3:.$T5]=[.$V3:.$V5]))"/>
          <table:table-cell table:formula="of:=SUMPRODUCT(--([.$U3:.$U5]=[.$W3:.$W5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5]&lt;[.$X3:.$X5]))"/>
          <table:table-cell table:formula="of:=SUMPRODUCT(--([.$C3:.$C5]&lt;[.$Y3:.$Y5]))" table:style-name="cellBest"/>
          <table:table-cell table:formula="of:=SUMPRODUCT(--([.$D3:.$D5]&lt;[.$X3:.$X5]))"/>
          <table:table-cell table:formula="of:=SUMPRODUCT(--([.$E3:.$E5]&lt;[.$Y3:.$Y5]))"/>
          <table:table-cell table:formula="of:=SUMPRODUCT(--([.$F3:.$F5]&lt;[.$X3:.$X5]))"/>
          <table:table-cell table:formula="of:=SUMPRODUCT(--([.$G3:.$G5]&lt;[.$Y3:.$Y5]))"/>
          <table:table-cell table:formula="of:=SUMPRODUCT(--([.$H3:.$H5]&lt;[.$X3:.$X5]))"/>
          <table:table-cell table:formula="of:=SUMPRODUCT(--([.$I3:.$I5]&lt;[.$Y3:.$Y5]))"/>
          <table:table-cell table:formula="of:=SUMPRODUCT(--([.$J3:.$J5]&lt;[.$X3:.$X5]))"/>
          <table:table-cell table:formula="of:=SUMPRODUCT(--([.$K3:.$K5]&lt;[.$Y3:.$Y5]))"/>
          <table:table-cell table:formula="of:=SUMPRODUCT(--([.$L3:.$L5]&lt;[.$X3:.$X5]))"/>
          <table:table-cell table:formula="of:=SUMPRODUCT(--([.$M3:.$M5]&lt;[.$Y3:.$Y5]))" table:style-name="cellBest"/>
          <table:table-cell table:formula="of:=SUMPRODUCT(--([.$N3:.$N5]&lt;[.$X3:.$X5]))"/>
          <table:table-cell table:formula="of:=SUMPRODUCT(--([.$O3:.$O5]&lt;[.$Y3:.$Y5]))"/>
          <table:table-cell table:formula="of:=SUMPRODUCT(--([.$P3:.$P5]&lt;[.$X3:.$X5]))"/>
          <table:table-cell table:formula="of:=SUMPRODUCT(--([.$Q3:.$Q5]&lt;[.$Y3:.$Y5]))"/>
          <table:table-cell table:formula="of:=SUMPRODUCT(--([.$R3:.$R5]&lt;[.$X3:.$X5]))"/>
          <table:table-cell table:formula="of:=SUMPRODUCT(--([.$S3:.$S5]&lt;[.$Y3:.$Y5]))" table:style-name="cellBest"/>
          <table:table-cell table:formula="of:=SUMPRODUCT(--([.$T3:.$T5]&lt;[.$X3:.$X5]))"/>
          <table:table-cell table:formula="of:=SUMPRODUCT(--([.$U3:.$U5]&lt;[.$Y3:.$Y5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5]&gt;[.$X3:.$X5]))"/>
          <table:table-cell table:formula="of:=SUMPRODUCT(--([.$C3:.$C5]&gt;[.$Y3:.$Y5]))"/>
          <table:table-cell table:formula="of:=SUMPRODUCT(--([.$D3:.$D5]&gt;[.$X3:.$X5]))"/>
          <table:table-cell table:formula="of:=SUMPRODUCT(--([.$E3:.$E5]&gt;[.$Y3:.$Y5]))" table:style-name="cellWorst"/>
          <table:table-cell table:formula="of:=SUMPRODUCT(--([.$F3:.$F5]&gt;[.$X3:.$X5]))"/>
          <table:table-cell table:formula="of:=SUMPRODUCT(--([.$G3:.$G5]&gt;[.$Y3:.$Y5]))" table:style-name="cellWorst"/>
          <table:table-cell table:formula="of:=SUMPRODUCT(--([.$H3:.$H5]&gt;[.$X3:.$X5]))"/>
          <table:table-cell table:formula="of:=SUMPRODUCT(--([.$I3:.$I5]&gt;[.$Y3:.$Y5]))" table:style-name="cellWorst"/>
          <table:table-cell table:formula="of:=SUMPRODUCT(--([.$J3:.$J5]&gt;[.$X3:.$X5]))"/>
          <table:table-cell table:formula="of:=SUMPRODUCT(--([.$K3:.$K5]&gt;[.$Y3:.$Y5]))" table:style-name="cellWorst"/>
          <table:table-cell table:formula="of:=SUMPRODUCT(--([.$L3:.$L5]&gt;[.$X3:.$X5]))"/>
          <table:table-cell table:formula="of:=SUMPRODUCT(--([.$M3:.$M5]&gt;[.$Y3:.$Y5]))"/>
          <table:table-cell table:formula="of:=SUMPRODUCT(--([.$N3:.$N5]&gt;[.$X3:.$X5]))"/>
          <table:table-cell table:formula="of:=SUMPRODUCT(--([.$O3:.$O5]&gt;[.$Y3:.$Y5]))"/>
          <table:table-cell table:formula="of:=SUMPRODUCT(--([.$P3:.$P5]&gt;[.$X3:.$X5]))"/>
          <table:table-cell table:formula="of:=SUMPRODUCT(--([.$Q3:.$Q5]&gt;[.$Y3:.$Y5]))"/>
          <table:table-cell table:formula="of:=SUMPRODUCT(--([.$R3:.$R5]&gt;[.$X3:.$X5]))"/>
          <table:table-cell table:formula="of:=SUMPRODUCT(--([.$S3:.$S5]&gt;[.$Y3:.$Y5]))"/>
          <table:table-cell table:formula="of:=SUMPRODUCT(--([.$T3:.$T5]&gt;[.$X3:.$X5]))"/>
          <table:table-cell table:formula="of:=SUMPRODUCT(--([.$U3:.$U5]&gt;[.$Y3:.$Y5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5]=[.$Z3:.$Z5]))"/>
          <table:table-cell table:formula="of:=SUMPRODUCT(--([.$C3:.$C5]=[.$AA3:.$AA5]))"/>
          <table:table-cell table:formula="of:=SUMPRODUCT(--([.$D3:.$D5]=[.$Z3:.$Z5]))"/>
          <table:table-cell table:formula="of:=SUMPRODUCT(--([.$E3:.$E5]=[.$AA3:.$AA5]))"/>
          <table:table-cell table:formula="of:=SUMPRODUCT(--([.$F3:.$F5]=[.$Z3:.$Z5]))"/>
          <table:table-cell table:formula="of:=SUMPRODUCT(--([.$G3:.$G5]=[.$AA3:.$AA5]))"/>
          <table:table-cell table:formula="of:=SUMPRODUCT(--([.$H3:.$H5]=[.$Z3:.$Z5]))"/>
          <table:table-cell table:formula="of:=SUMPRODUCT(--([.$I3:.$I5]=[.$AA3:.$AA5]))" table:style-name="cellWorst"/>
          <table:table-cell table:formula="of:=SUMPRODUCT(--([.$J3:.$J5]=[.$Z3:.$Z5]))"/>
          <table:table-cell table:formula="of:=SUMPRODUCT(--([.$K3:.$K5]=[.$AA3:.$AA5]))"/>
          <table:table-cell table:formula="of:=SUMPRODUCT(--([.$L3:.$L5]=[.$Z3:.$Z5]))"/>
          <table:table-cell table:formula="of:=SUMPRODUCT(--([.$M3:.$M5]=[.$AA3:.$AA5]))"/>
          <table:table-cell table:formula="of:=SUMPRODUCT(--([.$N3:.$N5]=[.$Z3:.$Z5]))"/>
          <table:table-cell table:formula="of:=SUMPRODUCT(--([.$O3:.$O5]=[.$AA3:.$AA5]))"/>
          <table:table-cell table:formula="of:=SUMPRODUCT(--([.$P3:.$P5]=[.$Z3:.$Z5]))"/>
          <table:table-cell table:formula="of:=SUMPRODUCT(--([.$Q3:.$Q5]=[.$AA3:.$AA5]))"/>
          <table:table-cell table:formula="of:=SUMPRODUCT(--([.$R3:.$R5]=[.$Z3:.$Z5]))"/>
          <table:table-cell table:formula="of:=SUMPRODUCT(--([.$S3:.$S5]=[.$AA3:.$AA5]))"/>
          <table:table-cell table:formula="of:=SUMPRODUCT(--([.$T3:.$T5]=[.$Z3:.$Z5]))"/>
          <table:table-cell table:formula="of:=SUMPRODUCT(--([.$U3:.$U5]=[.$AA3:.$AA5]))"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